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EF900000434497BA911.png" manifest:media-type="image/png"/>
  <manifest:file-entry manifest:full-path="Pictures/1000000100000D0C000010E6CA2DD10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35.149cm, 0cm, 46.753cm, 0cm)" style:mirror="none" loext:decorative="false"/>
    </style:style>
    <style:style style:name="gr2" style:family="graphic" style:parent-style-name="standard">
      <style:graphic-properties draw:stroke="none" draw:fill="gradient" draw:fill-color="#00c1a7" draw:fill-gradient-name="Gradient_20_16" draw:opacity="50%" loext:decorative="false"/>
    </style:style>
    <style:style style:name="gr3" style:family="graphic" style:parent-style-name="standard">
      <style:graphic-properties draw:stroke="none" draw:fill="solid" draw:fill-color="#a63716" draw:opacity="50%" loext:decorative="false"/>
    </style:style>
    <style:style style:name="gr4" style:family="graphic" style:parent-style-name="standard">
      <style:graphic-properties draw:stroke="none" draw:fill="solid" draw:fill-color="#c7cdd1" draw:opacity="50%" loext:decorative="false"/>
    </style:style>
    <style:style style:name="gr5" style:family="graphic" style:parent-style-name="standard">
      <style:graphic-properties draw:stroke="none" draw:fill="gradient" draw:fill-color="#db8e00" draw:fill-gradient-name="Gradient_20_15" draw:opacity="50%" draw:textarea-horizontal-align="center" draw:textarea-vertical-align="middle" loext:decorative="false"/>
    </style:style>
    <style:style style:name="gr6" style:family="graphic" style:parent-style-name="standard">
      <style:graphic-properties draw:stroke="none" draw:fill="solid" draw:fill-color="#c7cdd1" draw:opacity="50%" draw:textarea-horizontal-align="center" draw:textarea-vertical-align="middle" loext:decorative="false"/>
    </style:style>
    <style:style style:name="gr7" style:family="graphic" style:parent-style-name="standard">
      <style:graphic-properties draw:stroke="none" draw:fill="solid" draw:fill-color="#a63716" loext:decorative="false"/>
    </style:style>
    <style:style style:name="gr8" style:family="graphic" style:parent-style-name="standard">
      <style:graphic-properties draw:stroke="none" draw:fill="solid" draw:fill-color="#c7cdd1" loext:decorative="false"/>
    </style:style>
    <style:style style:name="gr9" style:family="graphic" style:parent-style-name="standard">
      <style:graphic-properties draw:stroke="none" draw:fill="solid" draw:fill-color="#15607a" draw:opacity="100%" loext:decorative="false"/>
    </style:style>
    <style:style style:name="gr10" style:family="graphic" style:parent-style-name="standard">
      <style:graphic-properties draw:stroke="none" draw:fill="solid" draw:fill-color="#15607a" draw:opacity="50%" draw:textarea-horizontal-align="center" draw:textarea-vertical-align="middle" loext:decorative="false"/>
    </style:style>
    <style:style style:name="gr11" style:family="graphic" style:parent-style-name="standard">
      <style:graphic-properties draw:stroke="none" draw:fill="gradient" draw:fill-color="#00c1a7" draw:fill-gradient-name="Gradient_20_4" draw:opacity="50%" loext:decorative="false"/>
    </style:style>
    <style:style style:name="gr12" style:family="graphic" style:parent-style-name="standard">
      <style:graphic-properties draw:stroke="none" draw:fill="gradient" draw:fill-color="#db8e00" draw:fill-gradient-name="Gradient_20_15" draw:gradient-step-count="0" draw:opacity="50%" draw:textarea-horizontal-align="center" draw:textarea-vertical-align="middle" loext:decorative="false"/>
    </style:style>
    <style:style style:name="gr13" style:family="graphic" style:parent-style-name="standard">
      <style:graphic-properties draw:stroke="none" draw:fill="gradient" draw:fill-color="#00c1a7" draw:fill-gradient-name="Gradient_20_17" draw:opacity="50%" loext:decorative="false"/>
    </style:style>
    <style:style style:name="gr14" style:family="graphic" style:parent-style-name="standard">
      <style:graphic-properties draw:stroke="none" draw:fill="solid" draw:fill-color="#00bd5c" draw:opacity="50%" loext:decorative="false"/>
    </style:style>
    <style:style style:name="gr15" style:family="graphic" style:parent-style-name="standard">
      <style:graphic-properties draw:stroke="none" draw:fill="gradient" draw:fill-color="#db8e00" draw:fill-gradient-name="Gradient_20_17" draw:opacity="50%" draw:textarea-horizontal-align="center" draw:textarea-vertical-align="middle" loext:decorative="false"/>
    </style:style>
    <style:style style:name="gr16" style:family="graphic">
      <style:graphic-properties loext:decorative="false"/>
    </style:style>
    <style:style style:name="gr17" style:family="graphic" style:parent-style-name="objectwithoutfill">
      <style:graphic-properties draw:stroke="solid" svg:stroke-width="0.028cm" svg:stroke-color="#333333" draw:marker-start-width="0.241cm" draw:marker-end="Arrowheads_20_1" draw:marker-end-width="0.14cm" draw:marker-end-center="true" draw:fill="none" draw:textarea-horizontal-align="center" draw:textarea-vertical-align="middle" fo:padding-top="0.013cm" fo:padding-bottom="0.013cm" fo:padding-left="0.013cm" fo:padding-right="0.013cm" loext:decorative="false"/>
    </style:style>
    <style:style style:name="gr18" style:family="graphic" style:parent-style-name="objectwithoutfill">
      <style:graphic-properties draw:stroke="solid" svg:stroke-width="0.028cm" svg:stroke-color="#333333" draw:marker-start-width="0.241cm" draw:marker-end-width="0.241cm" draw:fill="none" draw:textarea-horizontal-align="center" draw:textarea-vertical-align="middle" fo:padding-top="0.013cm" fo:padding-bottom="0.013cm" fo:padding-left="0.013cm" fo:padding-right="0.013cm" loext:decorative="false"/>
    </style:style>
    <style:style style:name="gr19" style:family="graphic" style:parent-style-name="standard">
      <style:graphic-properties draw:stroke="none" svg:stroke-color="#000000" draw:fill="none" draw:fill-color="#ffffff" draw:textarea-vertical-align="middle" draw:auto-grow-height="true" draw:auto-grow-width="false" fo:min-height="0.276cm" loext:decorative="false"/>
      <style:paragraph-properties style:writing-mode="lr-tb"/>
    </style:style>
    <style:style style:name="gr20" style:family="graphic" style:parent-style-name="standard">
      <style:graphic-properties draw:stroke="none" draw:fill="gradient" draw:fill-color="#00c1a7" draw:fill-gradient-name="Gradient_20_19" draw:opacity="100%" loext:decorative="false"/>
    </style:style>
    <style:style style:name="gr21" style:family="graphic" style:parent-style-name="standard">
      <style:graphic-properties draw:stroke="none" draw:fill="solid" draw:fill-color="#d29a8a" draw:opacity="100%" loext:decorative="false"/>
    </style:style>
    <style:style style:name="gr22" style:family="graphic" style:parent-style-name="standard">
      <style:graphic-properties draw:stroke="none" draw:fill="gradient" draw:fill-color="#db8e00" draw:fill-gradient-name="Gradient_20_19" draw:opacity="100%" draw:textarea-horizontal-align="center" draw:textarea-vertical-align="middle" loext:decorative="false"/>
    </style:style>
    <style:style style:name="gr23" style:family="graphic" style:parent-style-name="standard">
      <style:graphic-properties draw:stroke="none" draw:fill="solid" draw:fill-color="#89afbc" draw:opacity="100%" draw:textarea-horizontal-align="center" draw:textarea-vertical-align="middle" loext:decorative="false"/>
    </style:style>
    <style:style style:name="gr24" style:family="graphic" style:parent-style-name="standard">
      <style:graphic-properties draw:stroke="none" draw:fill="gradient" draw:fill-color="#db8e00" draw:fill-gradient-name="Gradient_20_19" draw:gradient-step-count="0" draw:opacity="100%" draw:textarea-horizontal-align="center" draw:textarea-vertical-align="middle" loext:decorative="false"/>
    </style:style>
    <style:style style:name="gr25" style:family="graphic" style:parent-style-name="standard">
      <style:graphic-properties draw:stroke="solid" svg:stroke-width="0.018cm" svg:stroke-color="#a63716" draw:marker-start-width="0.227cm" draw:marker-end-width="0.227cm" draw:fill="solid" draw:fill-color="#a63716" fo:padding-top="0.134cm" fo:padding-bottom="0.134cm" fo:padding-left="0.259cm" fo:padding-right="0.259cm" loext:decorative="false"/>
    </style:style>
    <style:style style:name="gr26" style:family="graphic" style:parent-style-name="standard">
      <style:graphic-properties draw:stroke="none" draw:fill="solid" draw:fill-color="#e2e5e7" draw:opacity="100%" draw:textarea-horizontal-align="center" draw:textarea-vertical-align="middle" loext:decorative="false"/>
    </style:style>
    <style:style style:name="gr27" style:family="graphic" style:parent-style-name="standard">
      <style:graphic-properties draw:stroke="solid" svg:stroke-width="0.018cm" svg:stroke-color="#c7cdd1" draw:marker-start-width="0.227cm" draw:marker-end-width="0.227cm" draw:fill="solid" draw:fill-color="#c7cdd1" fo:padding-top="0.134cm" fo:padding-bottom="0.134cm" fo:padding-left="0.259cm" fo:padding-right="0.259cm" loext:decorative="false"/>
    </style:style>
    <style:style style:name="gr28" style:family="graphic" style:parent-style-name="standard">
      <style:graphic-properties draw:stroke="solid" svg:stroke-width="0.018cm" svg:stroke-color="#15607a" draw:marker-start-width="0.227cm" draw:marker-end-width="0.227cm" draw:fill="solid" draw:fill-color="#15607a" draw:opacity="100%" fo:padding-top="0.134cm" fo:padding-bottom="0.134cm" fo:padding-left="0.259cm" fo:padding-right="0.259cm" loext:decorative="false"/>
    </style:style>
    <style:style style:name="gr29" style:family="graphic" style:parent-style-name="objectwithoutfill">
      <style:graphic-properties draw:stroke="solid" svg:stroke-width="0.028cm" svg:stroke-color="#666666" draw:marker-start-width="0.241cm" draw:marker-end="Arrowheads_20_1" draw:marker-end-width="0.14cm" draw:marker-end-center="true" draw:fill="none" draw:textarea-horizontal-align="center" draw:textarea-vertical-align="middle" fo:padding-top="0.013cm" fo:padding-bottom="0.013cm" fo:padding-left="0.013cm" fo:padding-right="0.013cm" loext:decorative="false"/>
    </style:style>
    <style:style style:name="gr30" style:family="graphic" style:parent-style-name="objectwithoutfill">
      <style:graphic-properties draw:stroke="solid" svg:stroke-width="0.028cm" svg:stroke-color="#666666" draw:marker-start-width="0.241cm" draw:marker-end-width="0.241cm" draw:fill="none" draw:textarea-horizontal-align="center" draw:textarea-vertical-align="middle" fo:padding-top="0.013cm" fo:padding-bottom="0.013cm" fo:padding-left="0.013cm" fo:padding-right="0.013cm" loext:decorative="false"/>
    </style:style>
    <style:style style:name="gr31" style:family="graphic" style:parent-style-name="standard">
      <style:graphic-properties draw:stroke="none" svg:stroke-width="0.028cm" svg:stroke-color="#000000" draw:fill="none" draw:fill-color="#ffffff" draw:textarea-vertical-align="middle" draw:auto-grow-height="true" draw:auto-grow-width="false" fo:min-height="0.276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33" style:family="graphic" style:parent-style-name="standard">
      <style:graphic-properties draw:stroke="none" svg:stroke-width="0cm" svg:stroke-color="#c7cdd1" draw:marker-start-width="0.227cm" draw:marker-end-width="0.227cm" draw:fill="solid" draw:fill-color="#c7cdd1" draw:textarea-horizontal-align="center" draw:textarea-vertical-align="middle" fo:padding-top="0.134cm" fo:padding-bottom="0.134cm" fo:padding-left="0.259cm" fo:padding-right="0.259cm" loext:decorative="false"/>
    </style:style>
    <style:style style:name="P1" style:family="paragraph">
      <loext:graphic-properties draw:fill="none"/>
    </style:style>
    <style:style style:name="P2" style:family="paragraph">
      <loext:graphic-properties draw:fill="gradient" draw:fill-color="#00c1a7" draw:fill-gradient-name="Gradient_20_16" draw:opacity="50%"/>
    </style:style>
    <style:style style:name="P3" style:family="paragraph">
      <loext:graphic-properties draw:fill="solid" draw:fill-color="#a63716" draw:opacity="50%"/>
    </style:style>
    <style:style style:name="P4" style:family="paragraph">
      <loext:graphic-properties draw:fill="solid" draw:fill-color="#c7cdd1" draw:opacity="50%"/>
    </style:style>
    <style:style style:name="P5" style:family="paragraph">
      <loext:graphic-properties draw:fill="gradient" draw:fill-color="#db8e00" draw:fill-gradient-name="Gradient_20_15" draw:opacity="50%"/>
      <style:paragraph-properties fo:text-align="center"/>
    </style:style>
    <style:style style:name="P6" style:family="paragraph">
      <loext:graphic-properties draw:fill="solid" draw:fill-color="#c7cdd1" draw:opacity="50%"/>
      <style:paragraph-properties fo:text-align="center"/>
    </style:style>
    <style:style style:name="P7" style:family="paragraph">
      <loext:graphic-properties draw:fill="solid" draw:fill-color="#a63716"/>
    </style:style>
    <style:style style:name="P8" style:family="paragraph">
      <loext:graphic-properties draw:fill="solid" draw:fill-color="#c7cdd1"/>
    </style:style>
    <style:style style:name="P9" style:family="paragraph">
      <loext:graphic-properties draw:fill="solid" draw:fill-color="#15607a" draw:opacity="100%"/>
    </style:style>
    <style:style style:name="P10" style:family="paragraph">
      <loext:graphic-properties draw:fill="solid" draw:fill-color="#15607a" draw:opacity="50%"/>
      <style:paragraph-properties fo:text-align="center"/>
    </style:style>
    <style:style style:name="P11" style:family="paragraph">
      <loext:graphic-properties draw:fill="gradient" draw:fill-color="#00c1a7" draw:fill-gradient-name="Gradient_20_4" draw:opacity="50%"/>
    </style:style>
    <style:style style:name="P12" style:family="paragraph">
      <loext:graphic-properties draw:fill="gradient" draw:fill-color="#db8e00" draw:fill-gradient-name="Gradient_20_15" draw:gradient-step-count="0" draw:opacity="50%"/>
      <style:paragraph-properties fo:text-align="center"/>
    </style:style>
    <style:style style:name="P13" style:family="paragraph">
      <loext:graphic-properties draw:fill="gradient" draw:fill-color="#00c1a7" draw:fill-gradient-name="Gradient_20_17" draw:opacity="50%"/>
    </style:style>
    <style:style style:name="P14" style:family="paragraph">
      <loext:graphic-properties draw:fill="solid" draw:fill-color="#00bd5c" draw:opacity="50%"/>
    </style:style>
    <style:style style:name="P15" style:family="paragraph">
      <loext:graphic-properties draw:fill="gradient" draw:fill-color="#db8e00" draw:fill-gradient-name="Gradient_20_17" draw:opacity="50%"/>
      <style:paragraph-properties fo:text-align="center"/>
    </style:style>
    <style:style style:name="P16" style:family="paragraph">
      <loext:graphic-properties draw:fill="none"/>
      <style:paragraph-properties fo:text-align="center"/>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333333" loext:opacity="100%" style:font-name="Arial" fo:font-size="7pt" style:font-size-asian="7pt" style:font-size-complex="7pt"/>
    </style:style>
    <style:style style:name="P19" style:family="paragraph">
      <loext:graphic-properties draw:fill="gradient" draw:fill-color="#00c1a7" draw:fill-gradient-name="Gradient_20_19" draw:opacity="100%"/>
    </style:style>
    <style:style style:name="P20" style:family="paragraph">
      <loext:graphic-properties draw:fill="solid" draw:fill-color="#d29a8a" draw:opacity="100%"/>
    </style:style>
    <style:style style:name="P21" style:family="paragraph">
      <loext:graphic-properties draw:fill="gradient" draw:fill-color="#db8e00" draw:fill-gradient-name="Gradient_20_19" draw:opacity="100%"/>
      <style:paragraph-properties fo:text-align="center"/>
    </style:style>
    <style:style style:name="P22" style:family="paragraph">
      <loext:graphic-properties draw:fill="solid" draw:fill-color="#89afbc" draw:opacity="100%"/>
      <style:paragraph-properties fo:text-align="center"/>
    </style:style>
    <style:style style:name="P23" style:family="paragraph">
      <loext:graphic-properties draw:fill="gradient" draw:fill-color="#db8e00" draw:fill-gradient-name="Gradient_20_19" draw:gradient-step-count="0" draw:opacity="100%"/>
      <style:paragraph-properties fo:text-align="center"/>
    </style:style>
    <style:style style:name="P24" style:family="paragraph">
      <loext:graphic-properties draw:fill="solid" draw:fill-color="#e2e5e7" draw:opacity="100%"/>
      <style:paragraph-properties fo:text-align="center"/>
    </style:style>
    <style:style style:name="P25" style:family="paragraph">
      <loext:graphic-properties draw:fill="gradient" draw:fill-color="#00c1a7" draw:fill-gradient-name="Gradient_20_19" draw:opacity="100%"/>
      <style:text-properties fo:font-size="7pt"/>
    </style:style>
    <style:style style:name="P26" style:family="paragraph">
      <loext:graphic-properties draw:fill="solid" draw:fill-color="#d29a8a" draw:opacity="100%"/>
      <style:text-properties fo:font-size="7pt"/>
    </style:style>
    <style:style style:name="P27" style:family="paragraph">
      <loext:graphic-properties draw:fill="gradient" draw:fill-color="#db8e00" draw:fill-gradient-name="Gradient_20_19" draw:opacity="100%"/>
      <style:paragraph-properties fo:text-align="center"/>
      <style:text-properties fo:font-size="7pt"/>
    </style:style>
    <style:style style:name="P28" style:family="paragraph">
      <loext:graphic-properties draw:fill="gradient" draw:fill-color="#db8e00" draw:fill-gradient-name="Gradient_20_19" draw:gradient-step-count="0" draw:opacity="100%"/>
      <style:paragraph-properties fo:text-align="center"/>
      <style:text-properties fo:font-size="7pt"/>
    </style:style>
    <style:style style:name="P29" style:family="paragraph">
      <loext:graphic-properties draw:fill="solid" draw:fill-color="#a63716"/>
      <style:text-properties fo:font-size="7pt"/>
    </style:style>
    <style:style style:name="P30" style:family="paragraph">
      <loext:graphic-properties draw:fill="none"/>
      <style:paragraph-properties fo:text-align="center"/>
      <style:text-properties style:font-name="Liberation Sans1" fo:font-size="7pt"/>
    </style:style>
    <style:style style:name="P31" style:family="paragraph">
      <loext:graphic-properties draw:fill="none" draw:fill-color="#ffffff"/>
      <style:paragraph-properties fo:text-align="center"/>
      <style:text-properties fo:color="#333333" loext:opacity="100%" style:font-name="Liberation Sans1" fo:font-size="7pt" style:font-size-asian="6pt" style:font-size-complex="6pt"/>
    </style:style>
    <style:style style:name="P32" style:family="paragraph">
      <loext:graphic-properties draw:fill="solid" draw:fill-color="#c7cdd1"/>
      <style:paragraph-properties fo:text-align="center"/>
    </style:style>
    <style:style style:name="T1" style:family="text">
      <style:text-properties fo:color="#333333" loext:opacity="100%" style:font-name="Arial" fo:font-size="7pt" style:font-size-asian="7pt" style:font-size-complex="7pt"/>
    </style:style>
    <style:style style:name="T2" style:family="text">
      <style:text-properties fo:color="#333333" loext:opacity="100%" style:font-name="Liberation Sans1" fo:font-size="7pt" style:font-size-asian="6pt" style:font-size-complex="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6.966cm" svg:height="6.249cm" svg:x="0.034cm" svg:y="0cm">
          <draw:image xlink:href="Pictures/1000000100000D0C000010E6CA2DD10E.png" xlink:type="simple" xlink:show="embed" xlink:actuate="onLoad" draw:mime-type="image/png">
            <text:p/>
          </draw:image>
        </draw:frame>
        <draw:polygon draw:style-name="gr2" draw:text-style-name="P2" draw:layer="layout" svg:width="2.412cm" svg:height="0.111cm" svg:x="14.012cm" svg:y="7.573cm" svg:viewBox="0 0 2413 112" draw:points="0,0 8,0 16,0 24,0 32,0 40,0 49,0 56,0 64,0 72,0 81,0 89,0 97,0 105,0 113,0 121,0 129,0 137,0 145,0 153,0 161,0 169,0 177,0 186,0 194,0 202,0 210,0 218,0 226,0 234,0 242,0 250,0 258,0 266,0 274,0 282,0 290,0 299,0 307,0 315,0 323,0 331,0 339,0 347,0 355,0 363,0 371,0 379,0 387,0 395,0 403,0 412,0 420,1 428,1 436,1 444,1 452,1 460,1 468,1 476,1 484,1 492,1 500,1 508,1 517,1 524,1 533,1 541,1 549,1 557,1 565,1 573,2 581,2 589,2 597,2 605,2 613,2 621,2 629,2 638,2 646,2 653,3 662,3 670,3 678,3 686,3 694,3 702,3 710,3 718,4 726,4 734,4 742,4 751,4 758,5 766,5 774,5 783,6 791,6 799,6 807,6 815,7 823,7 831,8 839,8 847,8 856,9 864,9 871,9 879,10 888,10 896,11 904,12 912,12 920,13 928,13 936,14 944,14 952,15 960,16 969,17 976,17 984,18 992,19 1001,20 1009,21 1017,21 1025,22 1033,23 1041,24 1049,25 1057,26 1065,27 1073,28 1081,29 1089,31 1097,32 1105,33 1114,34 1122,35 1130,36 1138,38 1146,39 1154,40 1162,41 1170,43 1178,44 1186,45 1194,47 1202,48 1210,49 1219,50 1227,52 1235,53 1243,54 1251,55 1259,57 1267,58 1275,59 1283,60 1291,62 1299,63 1307,64 1315,65 1323,66 1332,68 1340,69 1348,70 1355,71 1364,72 1372,73 1380,74 1388,75 1396,75 1404,76 1412,77 1420,78 1428,79 1436,80 1444,80 1453,81 1461,82 1468,83 1477,83 1485,84 1493,84 1501,85 1509,85 1517,86 1525,86 1533,87 1541,87 1549,88 1558,88 1566,89 1573,89 1582,90 1590,90 1598,90 1606,90 1614,91 1622,91 1630,91 1638,92 1646,92 1654,92 1662,92 1671,93 1678,93 1686,93 1694,93 1703,93 1711,94 1719,94 1727,94 1735,94 1743,94 1751,95 1759,95 1767,95 1775,95 1783,95 1791,95 1799,95 1807,95 1816,95 1824,95 1832,95 1840,95 1848,95 1856,96 1864,96 1872,96 1880,96 1889,96 1896,96 1904,96 1912,96 1921,96 1929,96 1937,96 1945,96 1953,96 1961,96 1969,96 1977,96 1985,96 1993,96 2001,96 2009,96 2018,96 2026,96 2034,96 2042,96 2050,96 2058,97 2066,97 2074,97 2082,97 2091,97 2099,97 2106,97 2114,97 2123,97 2131,97 2139,97 2147,97 2155,97 2163,97 2171,97 2179,97 2187,97 2196,97 2203,97 2211,97 2219,97 2228,97 2236,97 2244,97 2252,97 2260,97 2268,97 2276,97 2284,97 2292,97 2300,97 2308,97 2317,97 2324,97 2332,97 2341,97 2349,97 2357,97 2365,97 2373,97 2381,97 2389,97 2397,97 2405,97 2413,97 2413,112 2405,112 2397,112 2389,112 2381,112 2373,112 2365,112 2357,112 2349,112 2341,112 2332,112 2324,112 2317,112 2308,112 2300,112 2292,112 2284,112 2276,112 2268,112 2260,112 2252,112 2244,112 2236,112 2228,112 2219,112 2211,112 2203,112 2196,112 2187,112 2179,112 2171,112 2163,112 2155,112 2147,112 2139,112 2131,112 2123,112 2114,111 2106,111 2099,111 2091,111 2082,111 2074,111 2066,111 2058,111 2050,111 2042,111 2034,111 2026,111 2018,111 2009,111 2001,111 1993,111 1985,111 1977,111 1969,111 1961,111 1953,111 1945,111 1937,111 1929,111 1921,111 1912,111 1904,111 1896,111 1889,111 1880,111 1872,111 1864,111 1856,111 1848,111 1840,111 1832,110 1824,110 1816,110 1807,110 1799,110 1791,110 1783,110 1775,109 1767,109 1759,109 1751,109 1743,109 1735,109 1727,109 1719,108 1711,108 1703,108 1694,108 1686,108 1678,107 1671,107 1662,107 1654,107 1646,106 1638,106 1630,106 1622,106 1614,106 1606,105 1598,105 1590,104 1582,104 1573,104 1566,103 1558,103 1549,102 1541,102 1533,101 1525,101 1517,100 1509,100 1501,100 1493,99 1485,98 1477,98 1468,97 1461,96 1453,96 1444,95 1436,94 1428,93 1420,93 1412,92 1404,91 1396,90 1388,89 1380,88 1372,87 1364,86 1355,85 1348,84 1340,83 1332,82 1323,81 1315,80 1307,79 1299,78 1291,76 1283,75 1275,74 1267,73 1259,71 1251,70 1243,69 1235,68 1227,66 1219,65 1210,64 1202,62 1194,61 1186,60 1178,59 1170,57 1162,56 1154,55 1146,54 1138,52 1130,51 1122,50 1114,49 1105,47 1097,46 1089,45 1081,44 1073,43 1065,42 1057,41 1049,40 1041,39 1033,38 1025,37 1017,36 1009,35 1001,34 992,33 984,33 976,32 969,31 960,30 952,30 944,29 936,28 928,28 920,27 912,27 904,26 896,26 888,25 879,24 871,24 864,23 856,23 847,23 839,22 831,22 823,22 815,21 807,21 799,21 791,20 783,20 774,20 766,19 758,19 751,19 742,19 734,18 726,18 718,18 710,18 702,18 694,18 686,18 678,17 670,17 662,17 653,17 646,17 638,17 629,17 621,17 613,16 605,16 597,16 589,16 581,16 573,16 565,16 557,16 549,16 541,16 533,16 524,16 517,16 508,15 500,15 492,15 484,15 476,15 468,15 460,15 452,15 444,15 436,15 428,15 420,15 412,15 403,15 395,15 387,15 379,15 371,15 363,15 355,15 347,15 339,15 331,15 323,15 315,15 307,15 299,15 290,15 282,15 274,15 266,15 258,15 250,15 242,15 234,15 226,15 218,15 210,15 202,15 194,15 186,15 177,15 169,15 161,15 153,15 145,15 137,15 129,15 121,15 113,15 105,15 97,15 89,15 81,15 72,15 64,15 56,15 49,15 40,15 32,15 24,15 16,15 8,15 0,15">
          <text:p/>
        </draw:polygon>
        <draw:polygon draw:style-name="gr3" draw:text-style-name="P3" draw:layer="layout" svg:width="2.412cm" svg:height="0.015cm" svg:x="14.012cm" svg:y="7.684cm" svg:viewBox="0 0 2413 16" draw:points="0,0 8,0 16,0 24,0 32,0 40,0 49,0 56,0 64,0 72,0 81,0 89,0 97,0 105,0 113,0 121,0 129,0 137,0 145,0 153,0 161,0 169,0 177,0 186,0 194,0 202,0 210,0 218,0 226,0 234,0 242,0 250,0 258,0 266,0 274,0 282,0 290,0 299,0 307,0 315,0 323,0 331,0 339,0 347,0 355,0 363,0 371,0 379,0 387,0 395,0 403,0 412,0 420,0 428,0 436,0 444,0 452,0 460,0 468,0 476,0 484,0 492,0 500,0 508,0 517,0 524,0 533,0 541,0 549,0 557,0 565,0 573,0 581,0 589,0 597,0 605,0 613,0 621,0 629,0 638,0 646,0 653,0 662,0 670,0 678,0 686,0 694,0 702,0 710,0 718,0 726,0 734,0 742,0 751,0 758,0 766,0 774,0 783,0 791,0 799,0 807,0 815,0 823,0 831,0 839,0 847,0 856,0 864,0 871,0 879,0 888,0 896,0 904,0 912,0 920,0 928,0 936,0 944,0 952,0 960,0 969,0 976,0 984,0 992,0 1001,0 1009,0 1017,0 1025,0 1033,0 1041,0 1049,0 1057,0 1065,0 1073,0 1081,0 1089,0 1097,0 1105,0 1114,0 1122,0 1130,0 1138,0 1146,0 1154,0 1162,0 1170,0 1178,0 1186,0 1194,0 1202,0 1210,0 1219,0 1227,0 1235,0 1243,0 1251,0 1259,0 1267,0 1275,0 1283,0 1291,0 1299,0 1307,0 1315,0 1323,0 1332,0 1340,0 1348,0 1355,0 1364,0 1372,0 1380,0 1388,0 1396,0 1404,0 1412,0 1420,0 1428,0 1436,0 1444,0 1453,0 1461,0 1468,0 1477,0 1485,0 1493,0 1501,0 1509,0 1517,0 1525,0 1533,0 1541,0 1549,0 1558,0 1566,0 1573,0 1582,0 1590,0 1598,0 1606,0 1614,0 1622,0 1630,0 1638,0 1646,0 1654,0 1662,0 1671,0 1678,0 1686,0 1694,0 1703,0 1711,0 1719,0 1727,0 1735,0 1743,0 1751,0 1759,0 1767,0 1775,0 1783,0 1791,0 1799,0 1807,0 1816,0 1824,0 1832,0 1840,0 1848,0 1856,0 1864,0 1872,0 1880,0 1889,0 1896,0 1904,0 1912,0 1921,0 1929,0 1937,0 1945,0 1953,0 1961,0 1969,0 1977,0 1985,0 1993,0 2001,0 2009,0 2018,0 2026,0 2034,0 2042,0 2050,0 2058,0 2066,0 2074,0 2082,0 2091,0 2099,0 2106,0 2114,0 2123,0 2131,0 2139,0 2147,0 2155,0 2163,0 2171,0 2179,0 2187,0 2196,0 2203,0 2211,0 2219,0 2228,0 2236,0 2244,0 2252,0 2260,0 2268,0 2276,0 2284,0 2292,0 2300,0 2308,0 2317,0 2324,0 2332,0 2341,0 2349,0 2357,0 2365,0 2373,0 2381,0 2389,0 2397,0 2405,0 2413,0 2413,16 2405,16 2397,16 2389,16 2381,16 2373,16 2365,16 2357,16 2349,16 2341,16 2332,16 2324,16 2317,16 2308,16 2300,16 2292,16 2284,16 2276,16 2268,16 2260,16 2252,16 2244,16 2236,16 2228,16 2219,16 2211,16 2203,16 2196,16 2187,16 2179,16 2171,16 2163,16 2155,16 2147,16 2139,16 2131,16 2123,16 2114,16 2106,16 2099,16 2091,16 2082,16 2074,16 2066,16 2058,16 2050,16 2042,16 2034,16 2026,16 2018,16 2009,16 2001,16 1993,16 1985,16 1977,16 1969,16 1961,16 1953,16 1945,16 1937,16 1929,16 1921,16 1912,16 1904,16 1896,16 1889,16 1880,16 1872,16 1864,16 1856,16 1848,16 1840,16 1832,16 1824,16 1816,16 1807,16 1799,16 1791,16 1783,16 1775,16 1767,16 1759,16 1751,16 1743,16 1735,16 1727,16 1719,16 1711,16 1703,16 1694,16 1686,16 1678,16 1671,16 1662,16 1654,16 1646,16 1638,16 1630,16 1622,16 1614,16 1606,16 1598,16 1590,16 1582,16 1573,16 1566,16 1558,16 1549,16 1541,16 1533,16 1525,16 1517,16 1509,16 1501,16 1493,16 1485,16 1477,16 1468,16 1461,16 1453,16 1444,16 1436,16 1428,16 1420,16 1412,16 1404,16 1396,16 1388,16 1380,16 1372,16 1364,16 1355,16 1348,16 1340,16 1332,16 1323,16 1315,16 1307,16 1299,16 1291,16 1283,16 1275,16 1267,16 1259,16 1251,16 1243,16 1235,16 1227,16 1219,16 1210,16 1202,16 1194,16 1186,16 1178,16 1170,16 1162,16 1154,16 1146,16 1138,16 1130,16 1122,16 1114,16 1105,16 1097,16 1089,16 1081,16 1073,16 1065,16 1057,16 1049,16 1041,16 1033,16 1025,16 1017,16 1009,16 1001,16 992,16 984,16 976,16 969,16 960,16 952,16 944,16 936,16 928,16 920,16 912,16 904,16 896,16 888,16 879,16 871,16 864,16 856,16 847,16 839,16 831,16 823,16 815,16 807,16 799,16 791,16 783,16 774,16 766,16 758,16 751,16 742,16 734,16 726,16 718,16 710,16 702,16 694,16 686,16 678,16 670,16 662,16 653,16 646,16 638,16 629,16 621,16 613,16 605,16 597,16 589,16 581,16 573,16 565,16 557,16 549,16 541,16 533,16 524,16 517,16 508,16 500,16 492,16 484,16 476,16 468,16 460,16 452,16 444,16 436,16 428,16 420,16 412,16 403,16 395,16 387,16 379,16 371,16 363,16 355,16 347,16 339,16 331,16 323,16 315,16 307,16 299,16 290,16 282,16 274,16 266,16 258,16 250,16 242,16 234,16 226,16 218,16 210,16 202,16 194,16 186,16 177,16 169,16 161,16 153,16 145,16 137,16 129,16 121,16 113,16 105,16 97,16 89,16 81,16 72,16 64,16 56,16 49,16 40,16 32,16 24,16 16,16 8,16 0,16">
          <text:p/>
        </draw:polygon>
        <draw:polygon draw:style-name="gr4" draw:text-style-name="P4" draw:layer="layout" svg:width="0.074cm" svg:height="0.671cm" svg:x="11.45cm" svg:y="6.926cm" svg:viewBox="0 0 75 672" draw:points="0,672 75,672 75,0 0,0">
          <text:p/>
        </draw:polygon>
        <draw:polygon draw:style-name="gr5" draw:text-style-name="P5" draw:layer="layout" svg:width="2.487cm" svg:height="0.118cm" svg:x="11.525cm" svg:y="7.581cm" svg:viewBox="0 0 2488 119" draw:points="0,0 8,0 16,0 24,0 32,0 40,0 48,0 56,0 64,0 72,0 80,0 89,0 97,0 105,0 113,0 121,0 129,0 137,0 145,0 153,0 161,0 169,0 177,0 185,0 193,0 202,0 210,0 218,0 225,0 234,0 242,0 250,0 258,0 266,0 274,0 282,0 290,0 298,0 307,0 315,0 323,0 330,0 339,0 347,0 355,0 363,1 371,1 379,1 387,1 395,1 403,1 411,1 419,1 428,1 436,1 443,1 452,1 460,1 468,1 476,1 484,1 492,1 500,1 508,1 516,1 524,1 532,1 541,1 548,1 556,1 565,2 573,2 581,2 589,2 597,2 605,2 613,2 621,2 629,2 637,3 646,3 653,3 661,3 670,3 678,3 686,3 694,3 702,3 710,4 718,4 726,4 734,4 742,5 750,5 758,5 766,5 774,6 782,6 791,6 799,7 807,7 815,7 823,8 831,8 839,8 847,9 855,9 863,10 871,10 879,11 887,11 895,12 904,12 912,13 920,13 928,14 936,15 944,15 952,16 960,17 968,18 976,18 984,19 992,20 1000,21 1009,22 1017,23 1025,23 1033,25 1041,26 1049,27 1057,28 1065,29 1073,30 1081,31 1089,32 1097,33 1105,35 1113,36 1122,37 1130,39 1138,40 1145,41 1154,42 1162,44 1170,45 1178,46 1186,48 1194,49 1202,50 1210,52 1218,53 1226,54 1234,56 1243,57 1250,59 1259,60 1267,61 1275,63 1283,64 1291,65 1299,66 1307,68 1315,69 1323,70 1331,71 1339,72 1348,73 1355,75 1363,75 1372,77 1380,78 1388,79 1396,80 1404,80 1412,81 1420,82 1428,83 1436,84 1444,85 1452,86 1461,86 1468,87 1476,88 1485,89 1493,89 1501,90 1509,90 1517,91 1525,91 1533,92 1541,92 1549,93 1557,93 1565,94 1573,94 1581,95 1589,95 1598,95 1606,96 1614,96 1622,96 1630,97 1638,97 1646,97 1654,97 1662,98 1670,98 1678,98 1686,98 1694,99 1702,99 1711,99 1719,99 1727,99 1735,100 1743,100 1751,100 1759,100 1767,100 1775,100 1783,100 1791,100 1799,100 1807,100 1815,101 1824,101 1832,101 1840,101 1847,101 1856,101 1864,101 1872,101 1880,101 1888,101 1896,101 1904,101 1912,101 1920,101 1929,101 1937,102 1945,102 1952,102 1961,102 1969,102 1977,102 1985,102 1993,102 2001,102 2009,102 2017,102 2025,102 2033,102 2042,102 2050,102 2058,102 2065,102 2074,102 2082,102 2090,102 2098,102 2106,102 2114,102 2122,102 2131,102 2139,102 2147,102 2155,102 2163,102 2171,102 2179,102 2187,102 2195,102 2203,102 2211,102 2219,102 2227,102 2235,102 2244,102 2252,102 2260,102 2268,102 2276,102 2284,102 2292,102 2300,102 2308,102 2316,102 2324,102 2332,102 2340,102 2349,102 2357,102 2365,102 2373,102 2381,102 2389,102 2397,102 2405,102 2413,102 2413,102 2488,102 2488,119 2413,119 2413,119 2405,119 2397,119 2389,119 2381,119 2373,119 2365,119 2357,119 2349,119 2340,119 2332,119 2324,119 2316,119 2308,119 2300,119 2292,119 2284,119 2276,119 2268,119 2260,119 2252,119 2244,119 2235,119 2227,119 2219,119 2211,119 2203,119 2195,119 2187,119 2179,119 2171,119 2163,119 2155,119 2147,119 2139,119 2131,119 2122,119 2114,119 2106,119 2098,119 2090,119 2082,119 2074,119 2065,119 2058,119 2050,119 2042,119 2033,119 2025,119 2017,119 2009,119 2001,119 1993,119 1985,119 1977,119 1969,119 1961,118 1952,118 1945,118 1937,118 1929,118 1920,118 1912,118 1904,118 1896,118 1888,118 1880,118 1872,118 1864,118 1856,118 1847,118 1840,118 1832,117 1824,117 1815,117 1807,117 1799,117 1791,117 1783,117 1775,117 1767,117 1759,116 1751,116 1743,116 1735,116 1727,116 1719,116 1711,116 1702,116 1694,115 1686,115 1678,115 1670,115 1662,115 1654,114 1646,114 1638,114 1630,113 1622,113 1614,113 1606,112 1598,112 1589,112 1581,111 1573,111 1565,111 1557,110 1549,110 1541,109 1533,109 1525,108 1517,108 1509,107 1501,106 1493,106 1485,105 1476,105 1468,104 1461,103 1452,102 1444,102 1436,101 1428,100 1420,99 1412,98 1404,97 1396,96 1388,95 1380,95 1372,94 1363,93 1355,91 1348,90 1339,89 1331,88 1323,87 1315,86 1307,85 1299,83 1291,82 1283,80 1275,79 1267,78 1259,77 1250,75 1243,74 1234,73 1226,71 1218,70 1210,69 1202,67 1194,66 1186,64 1178,63 1170,62 1162,60 1154,59 1145,58 1138,56 1130,55 1122,54 1113,53 1105,51 1097,50 1089,49 1081,48 1073,47 1065,46 1057,44 1049,43 1041,42 1033,41 1025,40 1017,39 1009,39 1000,38 992,37 984,36 976,35 968,34 960,33 952,33 944,32 936,31 928,31 920,30 912,29 904,29 895,28 887,28 879,27 871,27 863,26 855,26 847,25 839,25 831,25 823,24 815,24 807,23 799,23 791,23 782,23 774,22 766,22 758,22 750,22 742,21 734,21 726,21 718,21 710,20 702,20 694,20 686,20 678,20 670,20 661,19 653,19 646,19 637,19 629,19 621,19 613,19 605,18 597,18 589,18 581,18 573,18 565,18 556,18 548,18 541,18 532,18 524,18 516,18 508,18 500,18 492,18 484,18 476,18 468,18 460,18 452,18 443,18 436,18 428,18 419,18 411,17 403,17 395,17 387,17 379,17 371,17 363,17 355,17 347,17 339,17 330,17 323,17 315,17 307,17 298,17 290,17 282,17 274,17 266,17 258,17 250,17 242,17 234,17 225,17 218,17 210,17 202,17 193,17 185,17 177,17 169,17 161,17 153,17 145,17 137,17 129,17 121,17 113,17 105,17 97,17 89,17 80,17 72,17 64,17 56,17 48,17 40,17 32,17 24,17 16,17 8,17 0,17">
          <text:p/>
        </draw:polygon>
        <draw:polygon draw:style-name="gr6" draw:text-style-name="P6" draw:layer="layout" svg:width="4.899cm" svg:height="0.66cm" svg:x="11.525cm" svg:y="6.926cm" svg:viewBox="0 0 4900 661" draw:points="0,0 8,0 16,0 24,0 32,0 40,0 48,0 56,0 64,0 72,0 80,0 89,0 97,0 105,0 113,0 121,0 129,0 137,0 145,0 153,0 161,0 169,0 177,0 185,0 193,0 202,0 210,0 218,0 225,0 234,0 242,0 250,0 258,0 266,0 274,0 282,0 290,0 298,0 307,0 315,0 323,0 330,0 339,0 347,0 355,0 363,0 371,0 379,0 387,0 395,0 403,0 411,0 419,0 428,0 436,0 443,0 452,0 460,0 468,0 476,0 484,0 492,0 500,0 508,0 516,0 524,0 532,0 541,0 548,0 556,0 565,0 573,0 581,0 589,0 597,0 605,0 613,0 621,0 629,0 637,0 646,0 653,0 661,0 670,0 678,0 686,0 694,0 702,0 710,0 718,0 726,0 734,0 742,0 750,0 758,0 766,0 774,0 782,0 791,0 799,0 807,0 815,0 823,0 831,0 839,0 847,0 855,0 863,0 871,0 879,0 887,0 895,0 904,0 912,0 920,0 928,0 936,0 944,0 952,0 960,0 968,0 976,0 984,0 992,0 1000,0 1009,0 1017,0 1025,0 1033,0 1041,0 1049,0 1057,0 1065,0 1073,0 1081,0 1089,0 1097,0 1105,0 1113,0 1122,0 1130,0 1138,0 1145,0 1154,0 1162,0 1170,0 1178,0 1186,0 1194,0 1202,0 1210,0 1218,0 1226,0 1234,0 1243,0 1250,0 1259,0 1267,0 1275,0 1283,0 1291,0 1299,0 1307,0 1315,0 1323,0 1331,0 1339,0 1348,0 1355,0 1363,0 1372,0 1380,0 1388,0 1396,0 1404,0 1412,0 1420,0 1428,0 1436,0 1444,0 1452,0 1461,0 1468,0 1476,0 1485,0 1493,0 1501,0 1509,0 1517,0 1525,0 1533,0 1541,0 1549,0 1557,0 1565,0 1573,0 1581,0 1589,0 1598,0 1606,0 1614,0 1622,0 1630,0 1638,0 1646,0 1654,0 1662,0 1670,0 1678,0 1686,0 1694,0 1702,0 1711,0 1719,0 1727,0 1735,0 1743,0 1751,0 1759,0 1767,0 1775,0 1783,0 1791,0 1799,0 1807,0 1815,0 1824,0 1832,0 1840,0 1847,0 1856,0 1864,0 1872,0 1880,0 1888,0 1896,0 1904,0 1912,0 1920,0 1929,0 1937,0 1945,0 1952,0 1961,0 1969,0 1977,0 1985,0 1993,0 2001,0 2009,0 2017,0 2025,0 2033,0 2042,0 2050,0 2058,0 2065,0 2074,0 2082,0 2090,0 2098,0 2106,0 2114,0 2122,0 2131,0 2139,0 2147,0 2155,0 2163,0 2171,0 2179,0 2187,0 2195,0 2203,0 2211,0 2219,0 2227,0 2235,0 2244,0 2252,0 2260,0 2268,0 2276,0 2284,0 2292,0 2300,0 2308,0 2316,0 2324,0 2332,0 2340,0 2349,0 2357,0 2365,0 2373,0 2381,0 2389,0 2397,0 2405,0 2413,0 2413,0 2487,0 2488,0 2495,0 2503,0 2512,0 2519,0 2527,0 2536,0 2544,0 2552,0 2560,0 2568,0 2576,0 2584,0 2592,0 2600,0 2608,0 2616,0 2624,0 2632,0 2640,0 2649,0 2657,0 2665,0 2673,0 2681,0 2689,0 2697,0 2705,0 2713,0 2721,0 2730,0 2737,0 2745,0 2753,0 2762,0 2770,0 2778,0 2786,0 2794,0 2802,0 2810,0 2818,0 2826,0 2834,0 2842,0 2850,0 2858,0 2866,0 2875,0 2883,0 2891,0 2899,0 2907,0 2915,0 2923,0 2931,0 2939,0 2947,0 2955,0 2963,0 2971,0 2979,0 2988,0 2996,0 3004,0 3011,0 3020,0 3028,0 3036,0 3044,0 3052,0 3060,0 3068,0 3076,0 3084,0 3093,0 3101,0 3109,0 3116,0 3125,0 3133,0 3141,0 3149,0 3157,0 3165,0 3173,0 3181,0 3189,0 3197,0 3206,0 3214,0 3221,0 3229,0 3238,0 3246,0 3254,0 3262,0 3270,0 3278,0 3286,0 3294,0 3302,0 3310,0 3318,0 3327,0 3334,0 3343,0 3351,0 3359,0 3367,0 3375,0 3383,0 3391,0 3399,0 3407,0 3415,0 3423,0 3432,0 3439,0 3447,0 3456,0 3464,0 3472,0 3480,0 3488,0 3496,0 3504,0 3512,0 3520,0 3528,0 3536,0 3544,0 3552,0 3560,0 3568,0 3577,0 3585,0 3593,0 3601,0 3609,0 3617,0 3625,0 3633,0 3641,0 3649,0 3657,0 3665,0 3673,0 3681,0 3690,0 3698,0 3706,0 3714,0 3722,0 3730,0 3738,0 3746,0 3754,0 3762,0 3770,0 3778,0 3786,0 3795,0 3803,0 3811,0 3819,0 3827,0 3835,0 3843,0 3851,0 3859,0 3867,0 3875,0 3883,0 3891,0 3899,0 3908,0 3916,0 3924,0 3931,0 3940,0 3948,0 3956,0 3964,0 3972,0 3980,0 3988,0 3996,0 4004,0 4013,0 4021,0 4029,0 4036,0 4045,0 4053,0 4061,0 4069,0 4077,0 4085,0 4093,0 4101,0 4109,0 4117,0 4125,0 4134,0 4141,0 4149,0 4158,0 4166,0 4174,0 4182,0 4190,0 4198,0 4206,0 4214,0 4222,0 4230,0 4238,0 4247,0 4254,0 4262,0 4271,0 4279,0 4287,0 4295,0 4303,0 4311,0 4319,0 4327,0 4335,0 4343,0 4352,0 4359,0 4367,0 4376,0 4384,0 4392,0 4400,0 4408,0 4416,0 4424,0 4432,0 4440,0 4448,0 4456,0 4464,0 4472,0 4480,0 4488,0 4497,0 4505,0 4513,0 4521,0 4529,0 4537,0 4545,0 4554,0 4562,0 4569,0 4578,0 4586,0 4594,0 4602,0 4610,0 4618,0 4626,0 4634,0 4642,0 4650,0 4658,0 4667,0 4675,0 4683,0 4690,0 4699,0 4707,0 4715,0 4723,0 4731,0 4739,0 4747,0 4755,0 4763,0 4772,0 4780,0 4787,0 4795,0 4804,0 4812,0 4820,0 4828,0 4836,0 4844,0 4852,0 4860,0 4868,0 4876,0 4885,0 4892,0 4900,0 4900,647 4892,647 4885,647 4876,647 4868,647 4860,647 4852,647 4844,647 4836,647 4828,647 4820,647 4812,647 4804,647 4795,647 4787,647 4780,647 4772,647 4763,647 4755,647 4747,647 4739,647 4731,647 4723,647 4715,647 4707,647 4699,647 4690,647 4683,647 4675,647 4667,647 4658,647 4650,647 4642,647 4634,647 4626,647 4618,647 4610,647 4602,647 4594,647 4586,647 4578,647 4569,647 4562,647 4554,647 4545,647 4537,647 4529,647 4521,647 4513,647 4505,647 4497,647 4488,647 4480,647 4472,647 4464,647 4456,647 4448,647 4440,647 4432,647 4424,647 4416,647 4408,647 4400,647 4392,647 4384,647 4376,647 4367,647 4359,647 4352,647 4343,647 4335,647 4327,647 4319,647 4311,647 4303,647 4295,647 4287,647 4279,647 4271,647 4262,647 4254,647 4247,647 4238,647 4230,647 4222,647 4214,647 4206,647 4198,647 4190,647 4182,647 4174,647 4166,647 4158,647 4149,647 4141,647 4134,647 4125,647 4117,647 4109,647 4101,647 4093,647 4085,647 4077,647 4069,647 4061,647 4053,647 4045,647 4036,647 4029,647 4021,647 4013,647 4004,647 3996,647 3988,647 3980,647 3972,647 3964,647 3956,647 3948,647 3940,647 3931,647 3924,647 3916,647 3908,647 3899,647 3891,647 3883,647 3875,647 3867,647 3859,647 3851,647 3843,647 3835,647 3827,647 3819,647 3811,647 3803,647 3795,647 3786,647 3778,647 3770,647 3762,647 3754,647 3746,647 3738,647 3730,647 3722,647 3714,647 3706,647 3698,647 3690,647 3681,647 3673,647 3665,647 3657,647 3649,647 3641,647 3633,647 3625,647 3617,647 3609,647 3601,647 3593,647 3585,647 3577,647 3568,647 3560,647 3552,647 3544,647 3536,647 3528,647 3520,647 3512,647 3504,647 3496,647 3488,647 3480,647 3472,647 3464,647 3456,647 3447,647 3439,647 3432,647 3423,647 3415,647 3407,647 3399,647 3391,647 3383,647 3375,647 3367,647 3359,647 3351,647 3343,647 3334,647 3327,647 3318,647 3310,647 3302,647 3294,647 3286,647 3278,647 3270,647 3262,647 3254,647 3246,647 3238,647 3229,647 3221,647 3214,647 3206,647 3197,647 3189,647 3181,647 3173,647 3165,647 3157,647 3149,647 3141,647 3133,647 3125,647 3116,647 3109,647 3101,647 3093,647 3084,647 3076,647 3068,647 3060,647 3052,647 3044,647 3036,647 3028,647 3020,647 3011,647 3004,647 2996,647 2988,647 2979,647 2971,647 2963,647 2955,647 2947,647 2939,647 2931,647 2923,647 2915,647 2907,647 2899,647 2891,647 2883,647 2875,647 2866,647 2858,647 2850,647 2842,647 2834,647 2826,647 2818,647 2810,647 2802,647 2794,647 2786,647 2778,647 2770,647 2762,647 2753,647 2745,647 2737,647 2730,647 2721,647 2713,647 2705,647 2697,647 2689,647 2681,647 2673,647 2665,647 2657,647 2649,647 2640,647 2632,647 2624,647 2616,647 2608,647 2600,647 2592,647 2584,647 2576,647 2568,647 2560,647 2552,647 2544,647 2536,647 2527,647 2519,647 2512,647 2503,647 2495,647 2488,647 2488,661 2413,661 2413,655 2405,655 2397,655 2389,655 2381,655 2373,655 2365,655 2357,655 2349,655 2340,655 2332,655 2324,655 2316,655 2308,655 2300,655 2292,655 2284,655 2276,655 2268,655 2260,655 2252,655 2244,655 2235,655 2227,655 2219,655 2211,655 2203,655 2195,655 2187,655 2179,655 2171,655 2163,655 2155,655 2147,655 2139,655 2131,655 2122,655 2114,655 2106,655 2098,655 2090,655 2082,655 2074,655 2065,655 2058,655 2050,655 2042,655 2033,655 2025,655 2017,655 2009,655 2001,655 1993,655 1985,655 1977,655 1969,655 1961,655 1952,655 1945,655 1937,655 1929,655 1920,655 1912,655 1904,655 1896,655 1888,655 1880,655 1872,655 1864,655 1856,655 1847,655 1840,655 1832,655 1824,655 1815,655 1807,655 1799,655 1791,655 1783,655 1775,655 1767,655 1759,655 1751,655 1743,655 1735,655 1727,655 1719,655 1711,655 1702,655 1694,655 1686,655 1678,655 1670,655 1662,655 1654,655 1646,655 1638,655 1630,655 1622,655 1614,655 1606,655 1598,655 1589,655 1581,655 1573,655 1565,655 1557,655 1549,655 1541,655 1533,655 1525,655 1517,655 1509,655 1501,655 1493,655 1485,655 1476,655 1468,655 1461,655 1452,655 1444,655 1436,655 1428,655 1420,655 1412,655 1404,655 1396,655 1388,655 1380,655 1372,655 1363,655 1355,655 1348,655 1339,655 1331,655 1323,655 1315,655 1307,655 1299,655 1291,655 1283,655 1275,655 1267,655 1259,655 1250,655 1243,655 1234,655 1226,655 1218,655 1210,655 1202,655 1194,655 1186,655 1178,655 1170,655 1162,655 1154,655 1145,655 1138,655 1130,655 1122,655 1113,655 1105,655 1097,655 1089,655 1081,655 1073,655 1065,655 1057,655 1049,655 1041,655 1033,655 1025,655 1017,655 1009,655 1000,655 992,655 984,655 976,655 968,655 960,655 952,655 944,655 936,655 928,655 920,655 912,655 904,655 895,655 887,655 879,655 871,655 863,655 855,655 847,655 839,655 831,655 823,655 815,655 807,655 799,655 791,655 782,655 774,655 766,655 758,655 750,655 742,655 734,655 726,655 718,655 710,655 702,655 694,655 686,655 678,655 670,655 661,655 653,655 646,655 637,655 629,655 621,655 613,655 605,655 597,655 589,655 581,655 573,655 565,655 556,655 548,655 541,655 532,655 524,655 516,655 508,655 500,655 492,655 484,655 476,655 468,655 460,655 452,655 443,655 436,655 428,655 419,655 411,655 403,655 395,655 387,655 379,655 371,655 363,655 355,655 347,655 339,655 330,655 323,655 315,655 307,655 298,655 290,655 282,655 274,655 266,655 258,655 250,655 242,655 234,655 225,655 218,655 210,655 202,655 193,655 185,655 177,655 169,655 161,655 153,655 145,655 137,655 129,655 121,655 113,655 105,655 97,655 89,655 80,655 72,655 64,655 56,655 48,655 40,655 32,655 24,655 16,655 8,655 0,655">
          <text:p/>
        </draw:polygon>
        <draw:polygon draw:style-name="gr7" draw:text-style-name="P7" draw:layer="layout" svg:width="0.074cm" svg:height="0.03cm" svg:x="16.425cm" svg:y="7.669cm" svg:viewBox="0 0 75 31" draw:points="0,31 75,31 75,0 0,0">
          <text:p/>
        </draw:polygon>
        <draw:polygon draw:style-name="gr8" draw:text-style-name="P8" draw:layer="layout" svg:width="0.074cm" svg:height="0.646cm" svg:x="16.425cm" svg:y="6.926cm" svg:viewBox="0 0 75 647" draw:points="0,647 75,647 75,0 0,0">
          <text:p/>
        </draw:polygon>
        <draw:polygon draw:style-name="gr9" draw:text-style-name="P9" draw:layer="layout" svg:width="0.074cm" svg:height="0.48cm" svg:x="16.425cm" svg:y="6.35cm" svg:viewBox="0 0 75 481" draw:points="0,481 75,481 75,0 0,0">
          <text:p/>
        </draw:polygon>
        <draw:polygon draw:style-name="gr10" draw:text-style-name="P10" draw:layer="layout" svg:width="4.559cm" svg:height="0.479cm" svg:x="11.865cm" svg:y="6.351cm" svg:viewBox="0 0 4560 480" draw:points="3156,110 3164,108 3172,107 3180,106 3188,104 3196,103 3204,102 3212,100 3220,98 3228,97 3237,95 3244,93 3252,92 3261,90 3269,88 3277,87 3285,85 3293,83 3301,81 3309,80 3317,78 3325,76 3333,74 3341,72 3350,70 3357,68 3366,67 3374,65 3382,63 3390,61 3398,59 3406,58 3414,56 3422,54 3430,52 3438,50 3446,49 3455,47 3462,45 3470,44 3479,42 3487,41 3495,39 3503,38 3511,36 3519,34 3527,34 3535,32 3543,31 3551,29 3559,28 3567,27 3575,26 3583,25 3591,24 3600,23 3608,22 3616,21 3624,20 3632,19 3640,18 3648,17 3656,16 3664,15 3672,15 3680,14 3688,14 3696,13 3705,12 3713,12 3721,11 3729,10 3737,10 3745,10 3753,9 3761,9 3769,8 3777,8 3785,7 3793,7 3801,7 3809,6 3818,6 3826,6 3834,5 3841,5 3850,5 3858,5 3866,5 3874,4 3882,4 3890,4 3898,4 3906,4 3914,3 3922,3 3931,3 3939,3 3947,3 3954,3 3963,2 3971,2 3979,2 3987,2 3995,2 4003,2 4011,2 4019,1 4027,1 4036,1 4044,1 4052,1 4059,1 4068,1 4076,1 4084,1 4092,1 4100,1 4108,1 4116,1 4124,1 4132,1 4140,1 4148,0 4157,0 4165,0 4173,0 4181,0 4189,0 4197,0 4205,0 4213,0 4221,0 4229,0 4238,0 4246,0 4254,0 4262,0 4270,0 4278,0 4286,0 4294,0 4302,0 4310,0 4318,0 4326,0 4334,0 4343,0 4350,0 4359,0 4367,0 4375,0 4383,0 4391,0 4399,0 4407,0 4415,0 4423,0 4431,0 4439,0 4447,0 4455,0 4464,0 4472,0 4480,0 4488,0 4496,0 4504,0 4512,0 4520,0 4528,0 4536,0 4544,0 4552,0 4560,0 4560,111 4560,161 4560,480 4552,480 4544,480 4536,480 4528,480 4520,480 4512,480 4504,480 4496,480 4488,480 4480,480 4472,480 4464,480 4455,480 4447,480 4439,480 4431,480 4423,480 4415,480 4407,480 4399,480 4391,480 4383,480 4375,480 4367,480 4359,480 4350,480 4343,480 4334,480 4326,480 4318,480 4310,480 4302,480 4294,480 4286,480 4278,480 4270,480 4262,480 4254,480 4246,480 4238,480 4229,480 4221,480 4213,480 4205,480 4197,480 4189,480 4181,480 4173,480 4165,480 4157,480 4148,480 4140,480 4132,480 4124,480 4116,480 4108,480 4100,480 4092,480 4084,480 4076,480 4068,480 4059,480 4052,480 4044,480 4036,480 4027,480 4019,480 4011,480 4003,480 3995,480 3987,480 3979,480 3971,480 3963,480 3954,480 3947,480 3939,480 3931,480 3922,480 3914,480 3906,480 3898,480 3890,480 3882,480 3874,480 3866,480 3858,480 3850,480 3841,480 3834,480 3826,480 3818,480 3809,480 3801,480 3793,480 3785,480 3777,480 3769,480 3761,480 3753,480 3745,480 3737,480 3729,480 3721,480 3713,480 3705,480 3696,480 3688,480 3680,480 3672,480 3664,480 3656,480 3648,480 3640,480 3632,480 3624,480 3616,480 3608,480 3600,480 3591,480 3583,480 3575,480 3567,480 3559,480 3551,480 3543,480 3535,480 3527,480 3519,480 3511,480 3503,480 3495,480 3487,480 3479,480 3470,480 3462,480 3455,480 3446,480 3438,480 3430,480 3422,480 3414,480 3406,480 3398,480 3390,480 3382,480 3374,480 3366,480 3357,480 3350,480 3341,480 3333,480 3325,480 3317,480 3309,480 3301,480 3293,480 3285,480 3277,480 3269,480 3261,480 3252,480 3244,480 3237,480 3228,480 3220,480 3212,480 3204,480 3196,480 3188,480 3180,480 3172,480 3164,480 3156,480 3148,480 3139,480 3132,480 3124,480 3116,480 3107,480 3099,480 3091,480 3083,480 3075,480 3067,480 3059,480 3051,480 3043,480 3035,480 3027,480 3019,480 3011,480 3003,480 2994,480 2986,480 2978,480 2970,480 2962,480 2954,480 2946,480 2938,480 2930,480 2922,480 2914,480 2906,480 2898,480 2889,480 2881,480 2873,480 2865,480 2857,480 2849,480 2841,480 2833,480 2825,480 2817,480 2809,480 2801,480 2793,480 2785,480 2776,480 2768,480 2760,480 2753,480 2744,480 2736,480 2728,480 2720,480 2712,480 2704,480 2696,480 2688,480 2680,480 2671,480 2664,480 2655,480 2647,480 2639,480 2631,480 2623,480 2615,480 2607,480 2599,480 2591,480 2583,480 2575,480 2567,480 2559,480 2550,480 2542,480 2535,480 2526,480 2518,480 2510,480 2502,480 2494,480 2486,480 2478,480 2470,480 2462,480 2454,480 2446,480 2437,480 2430,480 2422,480 2413,480 2405,480 2397,480 2389,480 2381,480 2373,480 2365,480 2357,480 2349,480 2341,480 2333,480 2325,480 2317,480 2309,480 2300,480 2292,480 2284,480 2276,480 2268,480 2260,480 2252,480 2244,480 2236,480 2228,480 2219,480 2212,480 2204,480 2196,480 2187,480 2179,480 2171,480 2163,480 2155,480 2148,480 2147,480 2073,480 2073,480 2065,480 2057,480 2049,480 2041,480 2032,480 2024,480 2017,480 2009,480 2000,480 1992,480 1984,480 1976,480 1968,480 1960,480 1952,480 1944,480 1936,480 1928,480 1919,480 1912,480 1904,480 1895,480 1887,480 1879,480 1871,480 1863,480 1855,480 1847,480 1839,480 1831,480 1823,480 1814,480 1806,480 1799,480 1791,480 1782,480 1774,480 1766,480 1758,480 1750,480 1742,480 1734,480 1725,480 1717,480 1709,480 1701,480 1693,480 1685,480 1677,480 1669,480 1661,480 1653,480 1645,480 1637,480 1629,480 1621,480 1612,480 1604,480 1596,480 1589,480 1580,480 1572,480 1564,480 1556,480 1548,480 1540,480 1532,480 1524,480 1516,480 1507,480 1499,480 1491,480 1484,480 1475,480 1467,480 1459,480 1451,480 1443,480 1435,480 1427,480 1419,480 1411,480 1403,480 1395,480 1386,480 1378,480 1371,480 1362,480 1354,480 1346,480 1338,480 1330,480 1322,480 1314,480 1306,480 1298,480 1290,480 1282,480 1273,480 1266,480 1258,480 1249,480 1241,480 1233,480 1225,480 1217,480 1209,480 1201,480 1193,480 1185,480 1177,480 1168,480 1161,480 1153,480 1145,480 1136,480 1128,480 1120,480 1112,480 1104,480 1096,480 1088,480 1080,480 1072,480 1064,480 1055,480 1048,480 1040,480 1032,480 1023,480 1015,480 1007,480 999,480 991,480 983,480 975,480 967,480 959,480 951,480 943,480 935,480 927,480 919,480 910,480 902,480 894,480 886,480 878,480 870,480 862,480 854,480 846,480 838,480 830,480 822,480 814,480 805,480 797,480 789,480 781,480 773,480 765,480 757,480 749,480 741,480 733,480 725,480 717,480 709,480 701,480 692,480 684,480 676,480 669,480 660,480 652,480 644,480 636,480 628,480 620,480 612,480 604,480 596,480 588,480 580,480 571,480 564,480 555,480 547,480 539,480 531,480 531,480 529,479 521,479 513,479 504,477 497,476 488,476 481,476 473,474 464,474 457,473 448,473 440,471 432,470 425,469 417,468 408,466 400,465 392,464 384,463 376,462 369,460 360,458 352,457 344,455 335,454 328,452 320,450 312,448 304,446 295,444 287,442 279,439 272,437 264,434 256,431 247,429 239,426 231,423 223,420 216,417 207,414 199,410 191,407 183,403 175,400 167,396 160,392 151,387 143,384 135,379 126,374 119,370 111,365 103,361 94,356 87,352 78,347 70,342 63,337 54,331 47,326 38,321 31,317 22,311 14,306 7,301 0,297 7,294 14,289 22,284 31,278 38,273 47,268 54,264 63,258 70,253 78,248 87,243 94,239 103,234 111,230 119,225 126,220 135,215 143,211 151,207 160,203 167,199 175,195 183,192 191,188 199,185 207,181 216,178 223,175 231,172 239,169 247,166 256,164 264,161 272,158 279,156 287,153 295,151 304,149 312,147 320,145 328,143 335,141 344,140 352,138 360,137 369,135 376,133 384,132 392,131 400,130 408,128 417,127 425,125 432,125 440,124 448,122 457,122 464,120 473,120 481,119 488,119 497,119 504,117 513,116 521,116 529,116 536,114 544,114 553,114 561,113 569,113 577,112 585,112 593,112 601,111 609,111 617,111 626,111 633,111 641,111 649,111 650,111 652,111 660,111 669,111 676,111 684,111 692,111 701,111 709,111 717,111 725,111 733,111 741,111 749,111 757,111 765,111 773,111 781,111 789,111 797,111 805,111 814,111 822,111 830,111 838,111 846,111 854,111 862,111 870,111 878,111 886,111 894,111 902,111 910,111 919,111 927,111 935,111 943,111 951,111 959,111 967,111 975,111 983,111 991,111 999,111 1007,111 1015,111 1023,111 1032,111 1040,111 1048,111 1055,111 1064,111 1072,111 1080,111 1088,111 1096,111 1104,111 1112,111 1120,111 1128,111 1136,111 1145,111 1153,111 1161,111 1168,111 1177,111 1185,111 1193,111 1201,111 1209,111 1217,111 1225,111 1233,111 1241,111 1249,111 1258,111 1266,111 1273,111 1282,111 1290,111 1298,111 1306,111 1314,111 1322,111 1330,111 1338,111 1346,111 1354,111 1362,111 1371,111 1378,111 1386,111 1395,111 1403,111 1411,111 1419,111 1427,111 1435,111 1443,111 1451,111 1459,111 1467,111 1475,111 1484,111 1491,111 1499,111 1507,111 1516,111 1524,111 1532,111 1540,111 1548,111 1556,111 1564,111 1572,111 1580,111 1589,111 1596,111 1604,111 1612,111 1621,111 1629,111 1637,111 1645,111 1653,111 1661,111 1669,111 1677,111 1685,111 1693,111 1701,111 1709,111 1717,111 1725,111 1734,111 1742,111 1750,111 1758,111 1766,111 1774,111 1782,111 1791,111 1799,111 1806,111 1814,111 1823,111 1831,111 1839,111 1847,111 1855,111 1863,111 1871,111 1879,111 1887,111 1895,111 1904,111 1912,111 1919,111 1928,111 1936,111 1944,111 1952,111 1960,111 1968,111 1976,111 1984,111 1992,111 2000,111 2009,111 2017,111 2024,111 2032,111 2041,111 2049,111 2057,111 2065,111 2073,111 2073,111 2147,111 2148,111 2155,111 2163,111 2171,111 2179,111 2187,111 2196,111 2204,111 2212,111 2219,111 2228,111 2236,111 2244,111 2252,111 2260,111 2268,111 2276,111 2284,111 2292,111 2300,111 2309,111 2317,111 2325,111 2333,111 2341,111 2349,111 2357,111 2365,111 2373,111 2381,111 2389,111 2397,111 2405,111 2413,111 2422,111 2430,111 2437,111 2446,111 2454,111 2462,111 2470,111 2478,111 2486,111 2494,111 2502,111 2510,111 2518,111 2526,111 2535,111 2542,111 2550,111 2559,111 2567,111 2575,111 2583,111 2591,111 2599,111 2607,111 2615,111 2623,111 2631,111 2639,111 2647,111 2655,111 2664,111 2671,111 2680,111 2688,111 2696,111 2704,111 2712,111 2720,111 2728,111 2736,111 2744,111 2753,111 2760,111 2768,111 2776,111 2785,111 2793,111 2801,111 2809,111 2817,111 2825,111 2833,111 2841,111 2849,111 2857,111 2865,111 2873,111 2881,111 2889,111 2898,111 2906,111 2914,111 2922,111 2930,111 2938,111 2946,111 2954,111 2962,111 2970,111 2978,111 2986,111 2994,111 3003,111 3011,111 3019,111 3027,111 3035,111 3043,111 3051,111 3059,111 3067,111 3075,111 3083,111 3091,111 3099,111 3107,111 3116,111 3124,111 3132,111 3139,111 3148,111 3149,111">
          <text:p/>
        </draw:polygon>
        <draw:polygon draw:style-name="gr11" draw:text-style-name="P11" draw:layer="layout" svg:width="2.412cm" svg:height="0.203cm" svg:x="3.062cm" svg:y="7.379cm" svg:viewBox="0 0 2413 204" draw:points="0,0 8,0 16,0 24,0 32,0 40,0 49,0 56,0 64,0 72,0 81,0 89,0 97,0 105,0 113,0 121,0 129,0 137,0 145,0 153,0 161,0 169,0 177,0 186,0 194,0 202,0 210,0 218,0 226,0 234,0 242,0 250,0 258,0 266,0 274,0 282,0 290,0 299,0 307,0 315,0 323,0 331,0 339,0 347,0 355,0 363,0 371,0 379,0 387,0 395,0 403,1 412,1 420,1 428,1 436,1 444,1 452,1 460,1 468,1 476,1 484,1 492,1 500,1 508,1 517,1 524,1 533,1 541,1 549,1 557,2 565,2 573,2 581,2 589,2 597,2 605,2 613,2 621,2 629,3 638,3 646,3 653,3 662,3 670,3 678,4 686,4 694,4 702,4 710,4 718,4 726,5 734,5 742,5 751,6 758,6 766,6 774,6 783,7 791,7 799,8 807,8 815,8 823,9 831,9 839,10 847,10 856,11 864,11 871,12 879,12 888,13 896,14 904,14 912,15 920,16 928,17 936,18 944,18 952,19 960,20 969,21 976,22 984,23 992,24 1001,25 1009,26 1017,27 1025,28 1033,29 1041,31 1049,32 1057,33 1065,34 1073,36 1081,37 1089,39 1097,40 1105,41 1114,43 1122,45 1130,46 1138,47 1146,49 1154,51 1162,52 1170,54 1178,55 1186,57 1194,59 1202,61 1210,62 1219,64 1227,65 1235,67 1243,69 1251,70 1259,72 1267,74 1275,75 1283,76 1291,78 1299,80 1307,81 1315,83 1323,84 1332,85 1340,87 1348,88 1355,90 1364,91 1372,92 1380,93 1388,94 1396,96 1404,97 1412,98 1420,99 1428,100 1436,101 1444,102 1453,103 1461,104 1468,105 1477,105 1485,106 1493,107 1501,108 1509,108 1517,109 1525,110 1533,110 1541,111 1549,112 1558,112 1566,113 1573,113 1582,113 1590,114 1598,114 1606,115 1614,115 1622,116 1630,116 1638,116 1646,117 1654,117 1662,117 1671,118 1678,118 1686,118 1694,118 1703,119 1711,119 1719,119 1727,119 1735,120 1743,120 1751,120 1759,120 1767,120 1775,120 1783,120 1791,120 1799,121 1807,121 1816,121 1824,121 1832,121 1840,121 1848,121 1856,121 1864,121 1872,122 1880,122 1889,122 1896,122 1904,122 1912,122 1921,122 1929,122 1937,122 1945,122 1953,122 1961,122 1969,122 1977,122 1985,122 1993,122 2001,122 2009,122 2018,122 2026,122 2034,122 2042,122 2050,123 2058,123 2066,123 2074,123 2082,123 2091,123 2099,123 2106,123 2114,123 2123,123 2131,123 2139,123 2147,123 2155,123 2163,123 2171,123 2179,123 2187,123 2196,123 2203,123 2211,123 2219,123 2228,123 2236,123 2244,123 2252,123 2260,123 2268,123 2276,123 2284,123 2292,123 2300,123 2308,123 2317,123 2324,123 2332,123 2341,123 2349,123 2357,123 2365,123 2373,123 2381,123 2389,123 2397,123 2405,123 2413,123 2413,204 2405,204 2397,203 2389,203 2381,203 2373,203 2365,203 2357,203 2349,203 2341,203 2332,203 2324,203 2317,203 2308,203 2300,203 2292,203 2284,203 2276,203 2268,203 2260,203 2252,203 2244,203 2236,203 2228,203 2219,203 2211,203 2203,203 2196,203 2187,203 2179,203 2171,203 2163,203 2155,203 2147,203 2139,203 2131,203 2123,203 2114,203 2106,203 2099,203 2091,203 2082,203 2074,203 2066,203 2058,203 2050,203 2042,203 2034,203 2026,203 2018,203 2009,203 2001,203 1993,203 1985,203 1977,203 1969,203 1961,203 1953,203 1945,203 1937,203 1929,203 1921,202 1912,202 1904,202 1896,202 1889,202 1880,202 1872,202 1864,202 1856,202 1848,202 1840,202 1832,202 1824,201 1816,201 1807,201 1799,201 1791,201 1783,201 1775,201 1767,201 1759,200 1751,200 1743,200 1735,200 1727,200 1719,200 1711,200 1703,199 1694,199 1686,199 1678,198 1671,198 1662,198 1654,198 1646,197 1638,197 1630,197 1622,196 1614,196 1606,195 1598,195 1590,194 1582,194 1573,194 1566,193 1558,193 1549,192 1541,192 1533,191 1525,190 1517,190 1509,189 1501,188 1493,188 1485,187 1477,186 1468,185 1461,184 1453,184 1444,183 1436,182 1428,181 1420,180 1412,178 1404,178 1396,176 1388,175 1380,174 1372,173 1364,171 1355,170 1348,169 1340,168 1332,166 1323,165 1315,163 1307,162 1299,161 1291,159 1283,157 1275,156 1267,154 1259,153 1251,151 1243,149 1235,148 1227,146 1219,145 1210,143 1202,141 1194,140 1186,138 1178,136 1170,135 1162,133 1154,132 1146,130 1138,128 1130,127 1122,125 1114,124 1105,122 1097,121 1089,120 1081,118 1073,117 1065,115 1057,114 1049,113 1041,112 1033,110 1025,109 1017,108 1009,107 1001,106 992,105 984,104 976,103 969,102 960,101 952,100 944,99 936,98 928,98 920,97 912,96 904,95 896,94 888,94 879,93 871,92 864,92 856,91 847,91 839,91 831,90 823,89 815,89 807,89 799,88 791,88 783,87 774,87 766,87 758,86 751,86 742,86 734,85 726,85 718,85 710,85 702,85 694,84 686,84 678,84 670,84 662,83 653,83 646,83 638,83 629,83 621,83 613,83 605,83 597,83 589,82 581,82 573,82 565,82 557,82 549,82 541,82 533,82 524,82 517,82 508,82 500,82 492,82 484,82 476,81 468,81 460,81 452,81 444,81 436,81 428,81 420,81 412,81 403,81 395,81 387,81 379,81 371,81 363,81 355,81 347,81 339,81 331,81 323,81 315,81 307,81 299,81 290,81 282,81 274,81 266,81 258,81 250,81 242,81 234,81 226,81 218,81 210,81 202,81 194,81 186,81 177,81 169,81 161,81 153,81 145,81 137,80 129,80 121,80 113,80 105,80 97,80 89,80 81,80 72,80 64,80 56,80 49,80 40,80 32,80 24,80 16,80 8,80 0,80">
          <text:p/>
        </draw:polygon>
        <draw:polygon draw:style-name="gr3" draw:text-style-name="P3" draw:layer="layout" svg:width="2.412cm" svg:height="0.117cm" svg:x="3.062cm" svg:y="7.582cm" svg:viewBox="0 0 2413 118" draw:points="0,0 8,0 16,0 24,0 32,0 40,0 49,0 56,0 64,0 72,0 81,0 89,0 97,0 105,0 113,0 121,0 129,0 137,0 145,0 153,0 161,0 169,0 177,0 186,0 194,0 202,0 210,0 218,0 226,0 234,0 242,0 250,0 258,0 266,0 274,0 282,0 290,0 299,0 307,0 315,0 323,0 331,0 339,0 347,0 355,0 363,0 371,0 379,0 387,0 395,0 403,0 412,0 420,0 428,0 436,0 444,0 452,0 460,0 468,0 476,0 484,0 492,0 500,0 508,0 517,0 524,0 533,0 541,0 549,0 557,0 565,0 573,0 581,0 589,0 597,0 605,0 613,0 621,0 629,0 638,0 646,0 653,0 662,0 670,0 678,0 686,0 694,0 702,0 710,0 718,0 726,0 734,0 742,0 751,0 758,0 766,0 774,0 783,0 791,0 799,0 807,0 815,0 823,0 831,0 839,0 847,0 856,0 864,0 871,0 879,0 888,0 896,0 904,0 912,0 920,0 928,0 936,0 944,0 952,0 960,0 969,0 976,0 984,0 992,0 1001,0 1009,0 1017,0 1025,0 1033,0 1041,0 1049,0 1057,0 1065,0 1073,0 1081,0 1089,0 1097,0 1105,0 1114,0 1122,0 1130,0 1138,0 1146,0 1154,0 1162,0 1170,0 1178,0 1186,0 1194,0 1202,0 1210,0 1219,0 1227,0 1235,0 1243,0 1251,0 1259,0 1267,0 1275,0 1283,0 1291,0 1299,0 1307,0 1315,0 1323,0 1332,0 1340,0 1348,0 1355,0 1364,0 1372,0 1380,0 1388,0 1396,0 1404,0 1412,0 1420,0 1428,0 1436,0 1444,0 1453,0 1461,0 1468,0 1477,0 1485,0 1493,0 1501,0 1509,0 1517,0 1525,0 1533,0 1541,0 1549,0 1558,0 1566,0 1573,0 1582,0 1590,0 1598,0 1606,0 1614,0 1622,0 1630,0 1638,0 1646,0 1654,0 1662,0 1671,0 1678,0 1686,0 1694,0 1703,0 1711,0 1719,0 1727,0 1735,0 1743,0 1751,0 1759,0 1767,0 1775,0 1783,0 1791,0 1799,0 1807,0 1816,0 1824,0 1832,0 1840,0 1848,0 1856,0 1864,0 1872,0 1880,0 1889,0 1896,0 1904,0 1912,0 1921,0 1929,0 1937,0 1945,0 1953,0 1961,0 1969,0 1977,0 1985,0 1993,0 2001,0 2009,0 2018,0 2026,0 2034,0 2042,0 2050,0 2058,0 2066,0 2074,0 2082,0 2091,0 2099,0 2106,0 2114,0 2123,0 2131,0 2139,0 2147,0 2155,0 2163,0 2171,0 2179,0 2187,0 2196,0 2203,0 2211,0 2219,0 2228,0 2236,0 2244,0 2252,0 2260,0 2268,0 2276,0 2284,0 2292,0 2300,0 2308,0 2317,0 2324,0 2332,0 2341,0 2349,0 2357,0 2365,0 2373,0 2381,0 2389,0 2397,0 2405,0 2413,0 2413,118 2405,118 2397,118 2389,118 2381,118 2373,118 2365,118 2357,118 2349,118 2341,118 2332,118 2324,118 2317,118 2308,118 2300,118 2292,118 2284,118 2276,118 2268,118 2260,118 2252,118 2244,118 2236,118 2228,118 2219,118 2211,118 2203,118 2196,118 2187,118 2179,118 2171,118 2163,118 2155,118 2147,118 2139,118 2131,118 2123,118 2114,118 2106,118 2099,118 2091,118 2082,118 2074,118 2066,118 2058,118 2050,118 2042,118 2034,118 2026,118 2018,118 2009,118 2001,118 1993,118 1985,118 1977,118 1969,118 1961,118 1953,118 1945,118 1937,118 1929,118 1921,118 1912,118 1904,118 1896,118 1889,118 1880,118 1872,118 1864,118 1856,118 1848,118 1840,118 1832,118 1824,118 1816,118 1807,118 1799,118 1791,118 1783,118 1775,118 1767,118 1759,118 1751,118 1743,118 1735,118 1727,118 1719,118 1711,118 1703,118 1694,118 1686,118 1678,118 1671,118 1662,118 1654,118 1646,118 1638,118 1630,118 1622,118 1614,118 1606,118 1598,118 1590,118 1582,118 1573,118 1566,118 1558,118 1549,118 1541,118 1533,118 1525,118 1517,118 1509,118 1501,118 1493,118 1485,118 1477,118 1468,118 1461,118 1453,118 1444,118 1436,118 1428,118 1420,118 1412,118 1404,118 1396,118 1388,118 1380,118 1372,118 1364,118 1355,118 1348,118 1340,118 1332,118 1323,118 1315,118 1307,118 1299,118 1291,118 1283,118 1275,118 1267,118 1259,118 1251,118 1243,118 1235,118 1227,118 1219,118 1210,118 1202,118 1194,118 1186,118 1178,118 1170,118 1162,118 1154,118 1146,118 1138,118 1130,118 1122,118 1114,118 1105,118 1097,118 1089,118 1081,118 1073,118 1065,118 1057,118 1049,118 1041,118 1033,118 1025,118 1017,118 1009,118 1001,118 992,118 984,118 976,118 969,118 960,118 952,118 944,118 936,118 928,118 920,118 912,118 904,118 896,118 888,118 879,118 871,118 864,118 856,118 847,118 839,118 831,118 823,118 815,118 807,118 799,118 791,118 783,118 774,118 766,118 758,118 751,118 742,118 734,118 726,118 718,118 710,118 702,118 694,118 686,118 678,118 670,118 662,118 653,118 646,118 638,118 629,118 621,118 613,118 605,118 597,118 589,118 581,118 573,118 565,118 557,118 549,118 541,118 533,118 524,118 517,118 508,118 500,118 492,118 484,118 476,118 468,118 460,118 452,118 444,118 436,118 428,118 420,118 412,118 403,118 395,118 387,118 379,118 371,118 363,118 355,118 347,118 339,118 331,118 323,118 315,118 307,118 299,118 290,118 282,118 274,118 266,118 258,118 250,118 242,118 234,118 226,118 218,118 210,118 202,118 194,118 186,118 177,118 169,118 161,118 153,118 145,118 137,118 129,118 121,118 113,118 105,118 97,118 89,118 81,118 72,118 64,118 56,118 49,118 40,118 32,118 24,118 16,118 8,118 0,118">
          <text:p/>
        </draw:polygon>
        <draw:polygon draw:style-name="gr4" draw:text-style-name="P4" draw:layer="layout" svg:width="0.074cm" svg:height="0.872cm" svg:x="0.5cm" svg:y="6.685cm" svg:viewBox="0 0 75 873" draw:points="0,873 75,873 75,0 0,0">
          <text:p/>
        </draw:polygon>
        <draw:polygon draw:style-name="gr12" draw:text-style-name="P12" draw:layer="layout" svg:width="2.487cm" svg:height="0.26cm" svg:x="0.575cm" svg:y="7.439cm" svg:viewBox="0 0 2488 261" draw:points="0,0 8,0 16,0 24,0 32,0 40,0 48,0 56,0 64,0 72,0 80,0 89,0 97,0 105,0 113,0 121,0 129,0 137,0 145,0 153,0 161,0 169,0 177,0 185,0 193,0 202,0 210,0 218,0 225,0 234,0 242,0 250,0 258,0 266,0 274,0 282,0 290,0 298,0 307,0 315,0 323,0 330,0 339,0 347,0 355,0 363,0 371,1 379,1 387,1 395,1 403,1 411,1 419,1 428,1 436,1 443,1 452,1 460,1 468,1 476,1 484,1 492,1 500,1 508,1 516,2 524,2 532,2 541,2 548,2 556,2 565,2 573,2 581,2 589,2 597,3 605,3 613,3 621,3 629,3 637,3 646,4 653,4 661,4 670,4 678,4 686,4 694,4 702,5 710,5 718,5 726,6 734,6 742,6 750,6 758,7 766,7 774,8 782,8 791,8 799,9 807,9 815,10 823,10 831,11 839,11 847,12 855,12 863,13 871,14 879,15 887,15 895,16 904,17 912,18 920,18 928,19 936,20 944,21 952,22 960,23 968,24 976,25 984,26 992,28 1000,29 1009,30 1017,32 1025,33 1033,34 1041,35 1049,37 1057,39 1065,40 1073,42 1081,43 1089,45 1097,47 1105,48 1113,50 1122,52 1130,54 1138,55 1145,57 1154,59 1162,61 1170,62 1178,64 1186,66 1194,68 1202,70 1210,72 1218,74 1226,76 1234,78 1243,80 1250,81 1259,83 1267,85 1275,87 1283,89 1291,91 1299,92 1307,94 1315,96 1323,97 1331,99 1339,100 1348,102 1355,104 1363,105 1372,106 1380,108 1388,109 1396,111 1404,112 1412,113 1420,114 1428,116 1436,117 1444,118 1452,119 1461,120 1468,121 1476,122 1485,123 1493,124 1501,125 1509,125 1517,126 1525,127 1533,127 1541,128 1549,129 1557,129 1565,130 1573,131 1581,131 1589,132 1598,132 1606,133 1614,133 1622,134 1630,134 1638,134 1646,135 1654,135 1662,135 1670,136 1678,136 1686,136 1694,137 1702,137 1711,137 1719,137 1727,138 1735,138 1743,138 1751,138 1759,139 1767,139 1775,139 1783,139 1791,139 1799,139 1807,140 1815,140 1824,140 1832,140 1840,140 1847,140 1856,140 1864,140 1872,141 1880,141 1888,141 1896,141 1904,141 1912,141 1920,141 1929,141 1937,141 1945,141 1952,141 1961,141 1969,141 1977,141 1985,141 1993,141 2001,141 2009,142 2017,142 2025,142 2033,142 2042,142 2050,142 2058,142 2065,142 2074,142 2082,142 2090,142 2098,142 2106,142 2114,142 2122,142 2131,142 2139,142 2147,142 2155,142 2163,142 2171,142 2179,142 2187,142 2195,142 2203,142 2211,142 2219,142 2227,142 2235,142 2244,142 2252,142 2260,142 2268,142 2276,142 2284,142 2292,142 2300,142 2308,142 2316,142 2324,142 2332,142 2340,142 2349,142 2357,142 2365,142 2373,142 2381,142 2389,142 2397,142 2405,142 2413,142 2413,142 2488,142 2488,261 2413,261 2413,261 2405,261 2397,261 2389,261 2381,261 2373,261 2365,261 2357,261 2349,261 2340,261 2332,261 2324,261 2316,261 2308,261 2300,261 2292,261 2284,261 2276,261 2268,261 2260,261 2252,261 2244,261 2235,261 2227,261 2219,261 2211,261 2203,261 2195,261 2187,261 2179,261 2171,261 2163,261 2155,261 2147,261 2139,261 2131,261 2122,261 2114,261 2106,261 2098,261 2090,261 2082,261 2074,261 2065,261 2058,261 2050,261 2042,261 2033,261 2025,261 2017,261 2009,260 2001,260 1993,260 1985,260 1977,260 1969,260 1961,260 1952,260 1945,260 1937,260 1929,260 1920,260 1912,260 1904,260 1896,260 1888,260 1880,259 1872,259 1864,259 1856,259 1847,259 1840,259 1832,259 1824,259 1815,259 1807,258 1799,258 1791,258 1783,258 1775,258 1767,258 1759,258 1751,258 1743,257 1735,257 1727,257 1719,257 1711,256 1702,256 1694,256 1686,256 1678,255 1670,255 1662,255 1654,254 1646,254 1638,253 1630,253 1622,253 1614,252 1606,252 1598,251 1589,251 1581,250 1573,250 1565,249 1557,249 1549,248 1541,247 1533,247 1525,246 1517,245 1509,244 1501,243 1493,243 1485,242 1476,241 1468,240 1461,239 1452,238 1444,237 1436,236 1428,235 1420,234 1412,232 1404,231 1396,230 1388,229 1380,227 1372,226 1363,224 1355,223 1348,221 1339,220 1331,218 1323,216 1315,215 1307,213 1299,211 1291,210 1283,208 1275,206 1267,204 1259,202 1250,200 1243,199 1234,197 1226,195 1218,193 1210,191 1202,189 1194,187 1186,185 1178,184 1170,182 1162,180 1154,178 1145,176 1138,174 1130,172 1122,171 1113,169 1105,167 1097,166 1089,164 1081,162 1073,161 1065,159 1057,158 1049,156 1041,155 1033,153 1025,152 1017,150 1009,149 1000,148 992,147 984,145 976,144 968,143 960,142 952,141 944,140 936,139 928,138 920,137 912,136 904,135 895,135 887,134 879,133 871,133 863,132 855,131 847,131 839,130 831,130 823,129 815,129 807,128 799,128 791,127 782,127 774,127 766,126 758,126 750,125 742,125 734,125 726,125 718,124 710,124 702,124 694,123 686,123 678,123 670,123 661,123 653,122 646,122 637,122 629,122 621,122 613,121 605,121 597,121 589,121 581,121 573,121 565,121 556,121 548,120 541,120 532,120 524,120 516,120 508,120 500,120 492,120 484,120 476,120 468,120 460,120 452,120 443,120 436,120 428,120 419,120 411,120 403,120 395,120 387,120 379,120 371,119 363,119 355,119 347,119 339,119 330,119 323,119 315,119 307,119 298,119 290,119 282,119 274,119 266,119 258,119 250,119 242,119 234,119 225,119 218,119 210,119 202,119 193,119 185,119 177,119 169,119 161,119 153,119 145,119 137,119 129,119 121,119 113,119 105,119 97,119 89,119 80,119 72,119 64,119 56,119 48,119 40,119 32,119 24,119 16,119 8,119 0,119">
          <text:p/>
        </draw:polygon>
        <draw:polygon draw:style-name="gr6" draw:text-style-name="P6" draw:layer="layout" svg:width="4.899cm" svg:height="0.773cm" svg:x="0.575cm" svg:y="6.685cm" svg:viewBox="0 0 4900 774" draw:points="0,0 8,0 16,0 24,0 32,0 40,0 48,0 56,0 64,0 72,0 80,0 89,0 97,0 105,0 113,0 121,0 129,0 137,0 145,0 153,0 161,0 169,0 177,0 185,0 193,0 202,0 210,0 218,0 225,0 234,0 242,0 250,0 258,0 266,0 274,0 282,0 290,0 298,0 307,0 315,0 323,0 330,0 339,0 347,0 355,0 363,0 371,0 379,0 387,0 395,0 403,0 411,0 419,0 428,0 436,0 443,0 452,0 460,0 468,0 476,0 484,0 492,0 500,0 508,0 516,0 524,0 532,0 541,0 548,0 556,0 565,0 573,0 581,0 589,0 597,0 605,0 613,0 621,0 629,0 637,0 646,0 653,0 661,0 670,0 678,0 686,0 694,0 702,0 710,0 718,0 726,0 734,0 742,0 750,0 758,0 766,0 774,0 782,0 791,0 799,0 807,0 815,0 823,0 831,0 839,0 847,0 855,0 863,0 871,0 879,0 887,0 895,0 904,0 912,0 920,0 928,0 936,0 944,0 952,0 960,0 968,0 976,0 984,0 992,0 1000,0 1009,0 1017,0 1025,0 1033,0 1041,0 1049,0 1057,0 1065,0 1073,0 1081,0 1089,0 1097,0 1105,0 1113,0 1122,0 1130,0 1138,0 1145,0 1154,0 1162,0 1170,0 1178,0 1186,0 1194,0 1202,0 1210,0 1218,0 1226,0 1234,0 1243,0 1250,0 1259,0 1267,0 1275,0 1283,0 1291,0 1299,0 1307,0 1315,0 1323,0 1331,0 1339,0 1348,0 1355,0 1363,0 1372,0 1380,0 1388,0 1396,0 1404,0 1412,0 1420,0 1428,0 1436,0 1444,0 1452,0 1461,0 1468,0 1476,0 1485,0 1493,0 1501,0 1509,0 1517,0 1525,0 1533,0 1541,0 1549,0 1557,0 1565,0 1573,0 1581,0 1589,0 1598,0 1606,0 1614,0 1622,0 1630,0 1638,0 1646,0 1654,0 1662,0 1670,0 1678,0 1686,0 1694,0 1702,0 1711,0 1719,0 1727,0 1735,0 1743,0 1751,0 1759,0 1767,0 1775,0 1783,0 1791,0 1799,0 1807,0 1815,0 1824,0 1832,0 1840,0 1847,0 1856,0 1864,0 1872,0 1880,0 1888,0 1896,0 1904,0 1912,0 1920,0 1929,0 1937,0 1945,0 1952,0 1961,0 1969,0 1977,0 1985,0 1993,0 2001,0 2009,0 2017,0 2025,0 2033,0 2042,0 2050,0 2058,0 2065,0 2074,0 2082,0 2090,0 2098,0 2106,0 2114,0 2122,0 2131,0 2139,0 2147,0 2155,0 2163,0 2171,0 2179,0 2187,0 2195,0 2203,0 2211,0 2219,0 2227,0 2235,0 2244,0 2252,0 2260,0 2268,0 2276,0 2284,0 2292,0 2300,0 2308,0 2316,0 2324,0 2332,0 2340,0 2349,0 2357,0 2365,0 2373,0 2381,0 2389,0 2397,0 2405,0 2413,0 2413,0 2487,0 2488,0 2495,0 2503,0 2512,0 2519,0 2527,0 2536,0 2544,0 2552,0 2560,0 2568,0 2576,0 2584,0 2592,0 2600,0 2608,0 2616,0 2624,0 2632,0 2640,0 2649,0 2657,0 2665,0 2673,0 2681,0 2689,0 2697,0 2705,0 2713,0 2721,0 2730,0 2737,0 2745,0 2753,0 2762,0 2770,0 2778,0 2786,0 2794,0 2802,0 2810,0 2818,0 2826,0 2834,0 2842,0 2850,0 2858,0 2866,0 2875,0 2883,0 2891,0 2899,0 2907,0 2915,0 2923,0 2931,0 2939,0 2947,0 2955,0 2963,0 2971,0 2979,0 2988,0 2996,0 3004,0 3011,0 3020,0 3028,0 3036,0 3044,0 3052,0 3060,0 3068,0 3076,0 3084,0 3093,0 3101,0 3109,0 3116,0 3125,0 3133,0 3141,0 3149,0 3157,0 3165,0 3173,0 3181,0 3189,0 3197,0 3206,0 3214,0 3221,0 3229,0 3238,0 3246,0 3254,0 3262,0 3270,0 3278,0 3286,0 3294,0 3302,0 3310,0 3318,0 3327,0 3334,0 3343,0 3351,0 3359,0 3367,0 3375,0 3383,0 3391,0 3399,0 3407,0 3415,0 3423,0 3432,0 3439,0 3447,0 3456,0 3464,0 3472,0 3480,0 3488,0 3496,0 3504,0 3512,0 3520,0 3528,0 3536,0 3544,0 3552,0 3560,0 3568,0 3577,0 3585,0 3593,0 3601,0 3609,0 3617,0 3625,0 3633,0 3641,0 3649,0 3657,0 3665,0 3673,0 3681,0 3690,0 3698,0 3706,0 3714,0 3722,0 3730,0 3738,0 3746,0 3754,0 3762,0 3770,0 3778,0 3786,0 3795,0 3803,0 3811,0 3819,0 3827,0 3835,0 3843,0 3851,0 3859,0 3867,0 3875,0 3883,0 3891,0 3899,0 3908,0 3916,0 3924,0 3931,0 3940,0 3948,0 3956,0 3964,0 3972,0 3980,0 3988,0 3996,0 4004,0 4013,0 4021,0 4029,0 4036,0 4045,0 4053,0 4061,0 4069,0 4077,0 4085,0 4093,0 4101,0 4109,0 4117,0 4125,0 4134,0 4141,0 4149,0 4158,0 4166,0 4174,0 4182,0 4190,0 4198,0 4206,0 4214,0 4222,0 4230,0 4238,0 4247,0 4254,0 4262,0 4271,0 4279,0 4287,0 4295,0 4303,0 4311,0 4319,0 4327,0 4335,0 4343,0 4352,0 4359,0 4367,0 4376,0 4384,0 4392,0 4400,0 4408,0 4416,0 4424,0 4432,0 4440,0 4448,0 4456,0 4464,0 4472,0 4480,0 4488,0 4497,0 4505,0 4513,0 4521,0 4529,0 4537,0 4545,0 4554,0 4562,0 4569,0 4578,0 4586,0 4594,0 4602,0 4610,0 4618,0 4626,0 4634,0 4642,0 4650,0 4658,0 4667,0 4675,0 4683,0 4690,0 4699,0 4707,0 4715,0 4723,0 4731,0 4739,0 4747,0 4755,0 4763,0 4772,0 4780,0 4787,0 4795,0 4804,0 4812,0 4820,0 4828,0 4836,0 4844,0 4852,0 4860,0 4868,0 4876,0 4885,0 4892,0 4900,0 4900,694 4892,694 4885,694 4876,694 4868,694 4860,694 4852,694 4844,694 4836,694 4828,694 4820,694 4812,694 4804,694 4795,694 4787,694 4780,694 4772,694 4763,694 4755,694 4747,694 4739,694 4731,694 4723,694 4715,694 4707,694 4699,694 4690,694 4683,694 4675,694 4667,694 4658,694 4650,694 4642,694 4634,694 4626,694 4618,694 4610,694 4602,694 4594,694 4586,694 4578,694 4569,694 4562,694 4554,694 4545,694 4537,694 4529,694 4521,694 4513,694 4505,694 4497,694 4488,694 4480,694 4472,694 4464,694 4456,694 4448,694 4440,694 4432,694 4424,694 4416,694 4408,694 4400,694 4392,694 4384,694 4376,694 4367,694 4359,694 4352,694 4343,694 4335,694 4327,694 4319,694 4311,694 4303,694 4295,694 4287,694 4279,694 4271,694 4262,694 4254,694 4247,694 4238,694 4230,694 4222,694 4214,694 4206,694 4198,694 4190,694 4182,694 4174,694 4166,694 4158,694 4149,694 4141,694 4134,694 4125,694 4117,694 4109,694 4101,694 4093,694 4085,694 4077,694 4069,694 4061,694 4053,694 4045,694 4036,694 4029,694 4021,694 4013,694 4004,694 3996,694 3988,694 3980,694 3972,694 3964,694 3956,694 3948,694 3940,694 3931,694 3924,694 3916,694 3908,694 3899,694 3891,694 3883,694 3875,694 3867,694 3859,694 3851,694 3843,694 3835,694 3827,694 3819,694 3811,694 3803,694 3795,694 3786,694 3778,694 3770,694 3762,694 3754,694 3746,694 3738,694 3730,694 3722,694 3714,694 3706,694 3698,694 3690,694 3681,694 3673,694 3665,694 3657,694 3649,694 3641,694 3633,694 3625,694 3617,694 3609,694 3601,694 3593,694 3585,694 3577,694 3568,694 3560,694 3552,694 3544,694 3536,694 3528,694 3520,694 3512,694 3504,694 3496,694 3488,694 3480,694 3472,694 3464,694 3456,694 3447,694 3439,694 3432,694 3423,694 3415,694 3407,694 3399,694 3391,694 3383,694 3375,694 3367,694 3359,694 3351,694 3343,694 3334,694 3327,694 3318,694 3310,694 3302,694 3294,694 3286,694 3278,694 3270,694 3262,694 3254,694 3246,694 3238,694 3229,694 3221,694 3214,694 3206,694 3197,694 3189,694 3181,694 3173,694 3165,694 3157,694 3149,694 3141,694 3133,694 3125,694 3116,694 3109,694 3101,694 3093,694 3084,694 3076,694 3068,694 3060,694 3052,694 3044,694 3036,694 3028,694 3020,694 3011,694 3004,694 2996,694 2988,694 2979,694 2971,694 2963,694 2955,694 2947,694 2939,694 2931,694 2923,694 2915,694 2907,694 2899,694 2891,694 2883,694 2875,694 2866,694 2858,694 2850,694 2842,694 2834,694 2826,694 2818,694 2810,694 2802,694 2794,694 2786,694 2778,694 2770,694 2762,694 2753,694 2745,694 2737,694 2730,694 2721,694 2713,694 2705,694 2697,694 2689,694 2681,694 2673,694 2665,694 2657,694 2649,694 2640,694 2632,694 2624,694 2616,694 2608,694 2600,694 2592,694 2584,694 2576,694 2568,694 2560,694 2552,694 2544,694 2536,694 2527,694 2519,694 2512,694 2503,694 2495,694 2488,694 2488,774 2413,774 2413,754 2405,754 2397,754 2389,754 2381,754 2373,754 2365,754 2357,754 2349,754 2340,754 2332,754 2324,754 2316,754 2308,754 2300,754 2292,754 2284,754 2276,754 2268,754 2260,754 2252,754 2244,754 2235,754 2227,754 2219,754 2211,754 2203,754 2195,754 2187,754 2179,754 2171,754 2163,754 2155,754 2147,754 2139,754 2131,754 2122,754 2114,754 2106,754 2098,754 2090,754 2082,754 2074,754 2065,754 2058,754 2050,754 2042,754 2033,754 2025,754 2017,754 2009,754 2001,754 1993,754 1985,754 1977,754 1969,754 1961,754 1952,754 1945,754 1937,754 1929,754 1920,754 1912,754 1904,754 1896,754 1888,754 1880,754 1872,754 1864,754 1856,754 1847,754 1840,754 1832,754 1824,754 1815,754 1807,754 1799,754 1791,754 1783,754 1775,754 1767,754 1759,754 1751,754 1743,754 1735,754 1727,754 1719,754 1711,754 1702,754 1694,754 1686,754 1678,754 1670,754 1662,754 1654,754 1646,754 1638,754 1630,754 1622,754 1614,754 1606,754 1598,754 1589,754 1581,754 1573,754 1565,754 1557,754 1549,754 1541,754 1533,754 1525,754 1517,754 1509,754 1501,754 1493,754 1485,754 1476,754 1468,754 1461,754 1452,754 1444,754 1436,754 1428,754 1420,754 1412,754 1404,754 1396,754 1388,754 1380,754 1372,754 1363,754 1355,754 1348,754 1339,754 1331,754 1323,754 1315,754 1307,754 1299,754 1291,754 1283,754 1275,754 1267,754 1259,754 1250,754 1243,754 1234,754 1226,754 1218,754 1210,754 1202,754 1194,754 1186,754 1178,754 1170,754 1162,754 1154,754 1145,754 1138,754 1130,754 1122,754 1113,754 1105,754 1097,754 1089,754 1081,754 1073,754 1065,754 1057,754 1049,754 1041,754 1033,754 1025,754 1017,754 1009,754 1000,754 992,754 984,754 976,754 968,754 960,754 952,754 944,754 936,754 928,754 920,754 912,754 904,754 895,754 887,754 879,754 871,754 863,754 855,754 847,754 839,754 831,754 823,754 815,754 807,754 799,754 791,754 782,754 774,754 766,754 758,754 750,754 742,754 734,754 726,754 718,754 710,754 702,754 694,754 686,754 678,754 670,754 661,754 653,754 646,754 637,754 629,754 621,754 613,754 605,754 597,754 589,754 581,754 573,754 565,754 556,754 548,754 541,754 532,754 524,754 516,754 508,754 500,754 492,754 484,754 476,754 468,754 460,754 452,754 443,754 436,754 428,754 419,754 411,754 403,754 395,754 387,754 379,754 371,754 363,754 355,754 347,754 339,754 330,754 323,754 315,754 307,754 298,754 290,754 282,754 274,754 266,754 258,754 250,754 242,754 234,754 225,754 218,754 210,754 202,754 193,754 185,754 177,754 169,754 161,754 153,754 145,754 137,754 129,754 121,754 113,754 105,754 97,754 89,754 80,754 72,754 64,754 56,754 48,754 40,754 32,754 24,754 16,754 8,754 0,754">
          <text:p/>
        </draw:polygon>
        <draw:polygon draw:style-name="gr7" draw:text-style-name="P7" draw:layer="layout" svg:width="0.074cm" svg:height="0.198cm" svg:x="5.475cm" svg:y="7.501cm" svg:viewBox="0 0 75 199" draw:points="0,199 75,199 75,0 0,0">
          <text:p/>
        </draw:polygon>
        <draw:polygon draw:style-name="gr8" draw:text-style-name="P8" draw:layer="layout" svg:width="0.074cm" svg:height="0.693cm" svg:x="5.475cm" svg:y="6.685cm" svg:viewBox="0 0 75 694" draw:points="0,694 75,694 75,0 0,0">
          <text:p/>
        </draw:polygon>
        <draw:polygon draw:style-name="gr9" draw:text-style-name="P9" draw:layer="layout" svg:width="0.074cm" svg:height="0.213cm" svg:x="5.475cm" svg:y="6.35cm" svg:viewBox="0 0 75 214" draw:points="0,214 75,214 75,0 0,0">
          <text:p/>
        </draw:polygon>
        <draw:polygon draw:style-name="gr10" draw:text-style-name="P10" draw:layer="layout" svg:width="4.555cm" svg:height="0.213cm" svg:x="0.919cm" svg:y="6.35cm" svg:viewBox="0 0 4556 214" draw:points="3596,20 3604,19 3612,18 3620,18 3628,17 3636,16 3644,16 3652,15 3660,14 3669,13 3677,13 3684,12 3692,12 3701,11 3709,11 3717,10 3725,10 3733,9 3741,9 3749,9 3757,8 3765,8 3773,7 3781,7 3789,7 3797,6 3805,6 3814,6 3822,5 3830,5 3838,5 3846,5 3854,4 3862,4 3870,4 3878,4 3886,4 3894,4 3902,4 3910,3 3918,3 3927,3 3935,3 3943,3 3951,2 3959,2 3967,2 3975,2 3983,2 3991,2 3999,2 4007,2 4015,2 4023,2 4032,1 4040,1 4048,1 4056,1 4064,1 4072,1 4080,1 4088,1 4096,1 4104,1 4112,1 4120,1 4128,1 4136,1 4144,1 4153,1 4161,1 4169,1 4177,1 4185,1 4193,1 4201,1 4210,1 4217,1 4225,1 4234,1 4242,0 4250,0 4258,0 4266,0 4274,0 4282,0 4290,0 4298,0 4306,0 4314,0 4322,0 4330,0 4339,0 4346,0 4355,0 4363,0 4371,0 4379,0 4387,0 4395,0 4403,0 4411,0 4419,0 4427,0 4435,0 4443,0 4451,0 4460,0 4468,0 4476,0 4484,0 4492,0 4500,0 4508,0 4516,0 4524,0 4532,0 4540,0 4548,0 4556,0 4556,21 4556,21 4556,214 4548,214 4540,214 4532,214 4524,214 4516,214 4508,214 4500,214 4492,214 4484,214 4476,214 4468,214 4460,214 4451,214 4443,214 4435,214 4427,214 4419,214 4411,214 4403,214 4395,214 4387,214 4379,214 4371,214 4363,214 4355,214 4346,214 4339,214 4330,214 4322,214 4314,214 4306,214 4298,214 4290,214 4282,214 4274,214 4266,214 4258,214 4250,214 4242,214 4234,214 4225,214 4217,214 4210,214 4201,214 4193,214 4185,214 4177,214 4169,214 4161,214 4153,214 4144,214 4136,214 4128,214 4120,214 4112,214 4104,214 4096,214 4088,214 4080,214 4072,214 4064,214 4056,214 4048,214 4040,214 4032,214 4023,214 4015,214 4007,214 3999,214 3991,214 3983,214 3975,214 3967,214 3959,214 3951,214 3943,214 3935,214 3927,214 3918,214 3910,214 3902,214 3894,214 3886,214 3878,214 3870,214 3862,214 3854,214 3846,214 3838,214 3830,214 3822,214 3814,214 3805,214 3797,214 3789,214 3781,214 3773,214 3765,214 3757,214 3749,214 3741,214 3733,214 3725,214 3717,214 3709,214 3701,214 3692,214 3684,214 3677,214 3669,214 3660,214 3652,214 3644,214 3636,214 3628,214 3620,214 3612,214 3604,214 3596,214 3587,214 3579,214 3571,214 3564,214 3555,214 3547,214 3539,214 3531,214 3523,214 3515,214 3507,214 3499,214 3491,214 3483,214 3475,214 3466,214 3459,214 3451,214 3442,214 3434,214 3426,214 3418,214 3410,214 3402,214 3394,214 3386,214 3378,214 3370,214 3362,214 3354,214 3346,214 3337,214 3329,214 3321,214 3313,214 3305,214 3297,214 3289,214 3281,214 3273,214 3265,214 3257,214 3248,214 3241,214 3233,214 3224,214 3216,214 3208,214 3200,214 3192,214 3184,214 3176,214 3168,214 3160,214 3152,214 3144,214 3136,214 3128,214 3120,214 3112,214 3103,214 3095,214 3087,214 3079,214 3071,214 3063,214 3055,214 3047,214 3039,214 3031,214 3023,214 3015,214 3007,214 2999,214 2990,214 2982,214 2974,214 2966,214 2958,214 2950,214 2942,214 2934,214 2926,214 2918,214 2910,214 2902,214 2894,214 2885,214 2877,214 2869,214 2862,214 2853,214 2845,214 2837,214 2829,214 2821,214 2813,214 2805,214 2797,214 2789,214 2781,214 2772,214 2764,214 2757,214 2749,214 2740,214 2732,214 2724,214 2716,214 2708,214 2700,214 2692,214 2684,214 2676,214 2667,214 2660,214 2652,214 2644,214 2635,214 2627,214 2619,214 2611,214 2603,214 2595,214 2587,214 2579,214 2571,214 2563,214 2555,214 2546,214 2539,214 2531,214 2522,214 2514,214 2506,214 2498,214 2490,214 2482,214 2474,214 2466,214 2458,214 2450,214 2442,214 2434,214 2426,214 2418,214 2409,214 2401,214 2393,214 2385,214 2377,214 2369,214 2361,214 2353,214 2345,214 2337,214 2329,214 2321,214 2313,214 2305,214 2296,214 2288,214 2280,214 2272,214 2264,214 2256,214 2248,214 2240,214 2232,214 2224,214 2216,214 2208,214 2200,214 2192,214 2183,214 2175,214 2167,214 2159,214 2151,214 2144,214 2143,214 2069,214 2069,214 2061,214 2053,214 2045,214 2037,214 2028,214 2021,214 2013,214 2005,214 1996,214 1988,214 1980,214 1972,214 1964,214 1956,214 1948,214 1940,214 1932,214 1924,214 1916,214 1908,214 1900,214 1891,214 1883,214 1875,214 1867,214 1859,214 1851,214 1843,214 1835,214 1827,214 1819,214 1810,214 1803,214 1795,214 1787,214 1778,214 1770,214 1762,214 1754,214 1746,214 1738,214 1730,214 1721,214 1713,214 1705,214 1698,214 1689,214 1681,214 1673,214 1665,214 1657,214 1649,214 1641,214 1633,214 1625,214 1617,214 1608,214 1600,214 1593,214 1585,214 1576,214 1568,214 1560,214 1552,214 1544,214 1536,214 1528,214 1520,214 1512,214 1503,214 1495,214 1488,214 1480,214 1471,214 1463,214 1455,214 1447,214 1439,214 1431,214 1423,214 1415,214 1407,214 1399,214 1391,214 1382,214 1375,214 1367,214 1358,214 1350,214 1342,214 1334,214 1326,214 1318,214 1310,214 1302,214 1294,214 1286,214 1278,214 1270,214 1262,214 1254,214 1245,214 1237,214 1229,214 1221,214 1213,214 1205,214 1197,214 1189,214 1181,214 1173,214 1165,214 1157,214 1149,214 1141,214 1132,214 1124,214 1116,214 1108,214 1100,214 1092,214 1084,214 1076,214 1068,214 1060,214 1052,214 1044,214 1036,214 1028,214 1019,214 1011,214 1003,214 995,214 987,214 979,214 971,214 963,214 955,214 947,214 939,214 931,214 923,214 915,214 906,214 898,214 890,214 882,214 874,214 866,214 858,214 850,214 842,214 834,214 826,214 818,214 810,214 801,214 793,214 785,214 778,214 769,214 761,214 753,214 745,214 737,214 729,214 721,214 713,214 705,214 697,214 688,214 680,214 673,214 665,214 656,214 648,214 640,214 632,214 624,214 616,214 608,214 600,214 592,214 584,214 576,214 568,214 560,214 551,214 543,214 535,214 527,214 519,214 511,214 503,214 495,214 487,214 479,214 471,214 463,214 455,214 447,214 438,214 430,214 422,214 414,214 406,214 398,214 390,214 382,214 374,214 366,214 358,214 350,214 342,214 334,214 326,214 317,214 309,214 301,214 293,214 285,214 277,214 269,214 261,214 253,214 245,214 237,214 229,214 229,214 224,213 220,213 216,212 211,211 207,210 203,210 198,209 195,208 190,207 186,207 182,206 177,205 174,204 169,203 165,201 161,200 156,199 152,198 148,196 143,195 139,194 135,192 131,191 126,190 122,188 118,186 114,185 109,183 105,181 101,179 97,177 93,175 88,173 84,171 80,169 76,167 71,164 67,162 63,159 58,157 54,154 50,152 46,149 41,147 37,144 33,141 28,138 25,136 20,133 16,130 12,127 8,125 3,122 0,120 3,118 8,115 12,113 16,110 20,107 25,104 28,102 33,99 37,96 41,93 46,91 50,88 54,86 58,83 63,81 67,78 71,76 76,73 80,71 84,69 88,67 93,65 97,63 101,61 105,59 109,57 114,55 118,54 122,52 126,50 131,49 135,48 139,46 143,45 148,44 152,42 156,41 161,40 165,39 169,38 174,36 177,35 182,35 186,34 190,33 195,32 198,31 203,30 207,30 211,29 216,29 220,28 224,27 229,27 233,26 237,25 241,25 245,24 250,24 254,24 258,23 263,23 266,23 271,22 275,22 279,22 283,21 288,21 292,21 295,21 301,21 309,21 317,21 326,21 334,21 342,21 350,21 358,21 366,21 374,21 382,21 390,21 398,21 406,21 414,21 422,21 430,21 438,21 447,21 455,21 463,21 471,21 479,21 487,21 495,21 503,21 511,21 519,21 527,21 535,21 543,21 551,21 560,21 568,21 576,21 584,21 592,21 600,21 608,21 616,21 624,21 632,21 640,21 648,21 656,21 665,21 673,21 680,21 688,21 697,21 705,21 713,21 721,21 729,21 737,21 745,21 753,21 761,21 769,21 778,21 785,21 793,21 801,21 810,21 818,21 826,21 834,21 842,21 850,21 858,21 866,21 874,21 882,21 890,21 898,21 906,21 915,21 923,21 931,21 939,21 947,21 955,21 963,21 971,21 979,21 987,21 995,21 1003,21 1011,21 1019,21 1028,21 1036,21 1044,21 1052,21 1060,21 1068,21 1076,21 1084,21 1092,21 1100,21 1108,21 1116,21 1124,21 1132,21 1141,21 1149,21 1157,21 1165,21 1173,21 1181,21 1189,21 1197,21 1205,21 1213,21 1221,21 1229,21 1237,21 1245,21 1254,21 1262,21 1270,21 1278,21 1286,21 1294,21 1302,21 1310,21 1318,21 1326,21 1334,21 1342,21 1350,21 1358,21 1367,21 1375,21 1382,21 1391,21 1399,21 1407,21 1415,21 1423,21 1431,21 1439,21 1447,21 1455,21 1463,21 1471,21 1480,21 1488,21 1495,21 1503,21 1512,21 1520,21 1528,21 1536,21 1544,21 1552,21 1560,21 1568,21 1576,21 1585,21 1593,21 1600,21 1608,21 1617,21 1625,21 1633,21 1641,21 1649,21 1657,21 1665,21 1673,21 1681,21 1689,21 1698,21 1705,21 1713,21 1721,21 1730,21 1738,21 1746,21 1754,21 1762,21 1770,21 1778,21 1787,21 1795,21 1803,21 1810,21 1819,21 1827,21 1835,21 1843,21 1851,21 1859,21 1867,21 1875,21 1883,21 1891,21 1900,21 1908,21 1916,21 1924,21 1932,21 1940,21 1948,21 1956,21 1964,21 1972,21 1980,21 1988,21 1996,21 2005,21 2013,21 2021,21 2028,21 2037,21 2045,21 2053,21 2061,21 2069,21 2069,21 2143,21 2144,21 2151,21 2159,21 2167,21 2175,21 2183,21 2192,21 2200,21 2208,21 2216,21 2224,21 2232,21 2240,21 2248,21 2256,21 2264,21 2272,21 2280,21 2288,21 2296,21 2305,21 2313,21 2321,21 2329,21 2337,21 2345,21 2353,21 2361,21 2369,21 2377,21 2385,21 2393,21 2401,21 2409,21 2418,21 2426,21 2434,21 2442,21 2450,21 2458,21 2466,21 2474,21 2482,21 2490,21 2498,21 2506,21 2514,21 2522,21 2531,21 2539,21 2546,21 2555,21 2563,21 2571,21 2579,21 2587,21 2595,21 2603,21 2611,21 2619,21 2627,21 2635,21 2644,21 2652,21 2660,21 2667,21 2676,21 2684,21 2692,21 2700,21 2708,21 2716,21 2724,21 2732,21 2740,21 2749,21 2757,21 2764,21 2772,21 2781,21 2789,21 2797,21 2805,21 2813,21 2821,21 2829,21 2837,21 2845,21 2853,21 2862,21 2869,21 2877,21 2885,21 2894,21 2902,21 2910,21 2918,21 2926,21 2934,21 2942,21 2950,21 2958,21 2966,21 2974,21 2982,21 2990,21 2999,21 3007,21 3015,21 3023,21 3031,21 3039,21 3047,21 3055,21 3063,21 3071,21 3079,21 3087,21 3095,21 3103,21 3112,21 3120,21 3128,21 3136,21 3144,21 3152,21 3160,21 3168,21 3176,21 3184,21 3192,21 3200,21 3208,21 3216,21 3224,21 3233,21 3241,21 3248,21 3257,21 3265,21 3273,21 3281,21 3289,21 3297,21 3305,21 3313,21 3321,21 3329,21 3337,21 3346,21 3354,21 3362,21 3370,21 3378,21 3386,21 3394,21 3402,21 3410,21 3418,21 3426,21 3434,21 3442,21 3451,21 3459,21 3466,21 3475,21 3483,21 3491,21 3499,21 3507,21 3515,21 3523,21 3531,21 3539,21 3547,21 3555,21 3564,21 3571,21 3579,21 3587,21 3593,21">
          <text:p/>
        </draw:polygon>
        <draw:polygon draw:style-name="gr13" draw:text-style-name="P13" draw:layer="layout" svg:width="2.412cm" svg:height="0.187cm" svg:x="8.562cm" svg:y="7.364cm" svg:viewBox="0 0 2413 188" draw:points="0,0 8,0 16,0 24,0 32,0 40,0 49,0 56,0 64,0 72,0 81,0 89,0 97,0 105,0 113,0 121,0 129,0 137,0 145,0 153,0 161,0 169,0 177,0 186,0 194,0 202,0 210,0 218,0 226,0 234,0 242,0 250,0 258,0 266,0 274,0 282,0 290,0 299,0 307,0 315,0 323,0 331,0 339,0 347,0 355,0 363,1 371,1 379,1 387,1 395,1 403,1 412,1 420,1 428,1 436,1 444,1 452,1 460,1 468,1 476,1 484,1 492,1 500,1 508,1 517,1 524,1 533,1 541,2 549,2 557,2 565,2 573,2 581,2 589,2 597,2 605,2 613,2 621,2 629,3 638,3 646,3 653,3 662,3 670,3 678,3 686,3 694,3 702,4 710,4 718,4 726,4 734,5 742,5 751,5 758,5 766,6 774,6 783,6 791,7 799,7 807,7 815,8 823,8 831,8 839,9 847,9 856,10 864,10 871,11 879,11 888,12 896,12 904,13 912,14 920,14 928,15 936,15 944,16 952,17 960,18 969,19 976,19 984,20 992,21 1001,22 1009,23 1017,24 1025,25 1033,26 1041,27 1049,28 1057,29 1065,31 1073,32 1081,33 1089,34 1097,36 1105,37 1114,38 1122,39 1130,41 1138,42 1146,44 1154,45 1162,46 1170,48 1178,49 1186,50 1194,52 1202,53 1210,55 1219,56 1227,57 1235,59 1243,61 1251,62 1259,63 1267,65 1275,66 1283,67 1291,69 1299,70 1307,71 1315,73 1323,74 1332,75 1340,76 1348,77 1355,79 1364,80 1372,81 1380,82 1388,83 1396,84 1404,85 1412,86 1420,87 1428,88 1436,88 1444,89 1453,90 1461,91 1468,91 1477,92 1485,93 1493,94 1501,94 1509,95 1517,96 1525,96 1533,96 1541,97 1549,97 1558,98 1566,98 1573,99 1582,99 1590,100 1598,100 1606,101 1614,101 1622,101 1630,102 1638,102 1646,102 1654,102 1662,102 1671,103 1678,103 1686,103 1694,103 1703,104 1711,104 1719,104 1727,104 1735,104 1743,105 1751,105 1759,105 1767,105 1775,105 1783,105 1791,105 1799,105 1807,106 1816,106 1824,106 1832,106 1840,106 1848,106 1856,106 1864,106 1872,106 1880,106 1889,106 1896,107 1904,107 1912,107 1921,107 1929,107 1937,107 1945,107 1953,107 1961,107 1969,107 1977,107 1985,107 1993,107 2001,107 2009,107 2018,107 2026,107 2034,107 2042,107 2050,107 2058,107 2066,107 2074,107 2082,107 2091,107 2099,107 2106,107 2114,107 2123,107 2131,107 2139,107 2147,107 2155,107 2163,107 2171,107 2179,107 2187,107 2196,107 2203,107 2211,107 2219,107 2228,107 2236,107 2244,107 2252,107 2260,108 2268,108 2276,108 2284,108 2292,108 2300,108 2308,108 2317,108 2324,108 2332,108 2341,108 2349,108 2357,108 2365,108 2373,108 2381,108 2389,108 2397,108 2405,108 2413,108 2413,188 2405,188 2397,188 2389,188 2381,188 2373,188 2365,188 2357,188 2349,188 2341,188 2332,188 2324,188 2317,188 2308,188 2300,188 2292,188 2284,188 2276,188 2268,188 2260,188 2252,188 2244,188 2236,188 2228,188 2219,188 2211,188 2203,188 2196,188 2187,188 2179,188 2171,188 2163,188 2155,188 2147,188 2139,188 2131,188 2123,188 2114,188 2106,188 2099,188 2091,188 2082,188 2074,188 2066,188 2058,188 2050,188 2042,188 2034,188 2026,188 2018,188 2009,188 2001,188 1993,188 1985,188 1977,188 1969,188 1961,188 1953,188 1945,187 1937,187 1929,187 1921,187 1912,187 1904,187 1896,187 1889,187 1880,187 1872,187 1864,187 1856,187 1848,187 1840,187 1832,187 1824,187 1816,186 1807,186 1799,186 1791,186 1783,186 1775,186 1767,186 1759,185 1751,185 1743,185 1735,185 1727,185 1719,185 1711,185 1703,184 1694,184 1686,184 1678,184 1671,184 1662,183 1654,183 1646,183 1638,183 1630,182 1622,182 1614,182 1606,181 1598,181 1590,180 1582,180 1573,180 1566,179 1558,179 1549,178 1541,178 1533,177 1525,177 1517,176 1509,176 1501,175 1493,174 1485,174 1477,173 1468,172 1461,172 1453,171 1444,170 1436,169 1428,168 1420,167 1412,167 1404,166 1396,165 1388,164 1380,162 1372,161 1364,161 1355,159 1348,158 1340,157 1332,156 1323,155 1315,153 1307,152 1299,151 1291,149 1283,148 1275,147 1267,145 1259,144 1251,143 1243,141 1235,140 1227,138 1219,137 1210,136 1202,134 1194,132 1186,131 1178,130 1170,128 1162,127 1154,126 1146,124 1138,123 1130,121 1122,120 1114,119 1105,118 1097,116 1089,115 1081,114 1073,113 1065,111 1057,110 1049,109 1041,108 1033,107 1025,106 1017,105 1009,104 1001,103 992,102 984,101 976,100 969,99 960,99 952,98 944,97 936,96 928,96 920,95 912,94 904,94 896,93 888,93 879,92 871,92 864,91 856,91 847,90 839,90 831,90 823,89 815,89 807,88 799,88 791,88 783,87 774,87 766,87 758,86 751,86 742,86 734,86 726,85 718,85 710,85 702,85 694,85 686,85 678,84 670,84 662,84 653,84 646,84 638,84 629,84 621,83 613,83 605,83 597,83 589,83 581,83 573,83 565,83 557,83 549,83 541,82 533,82 524,82 517,82 508,82 500,82 492,82 484,82 476,82 468,82 460,82 452,82 444,82 436,82 428,82 420,82 412,82 403,82 395,82 387,82 379,82 371,82 363,82 355,82 347,82 339,82 331,82 323,82 315,82 307,81 299,81 290,81 282,81 274,81 266,81 258,81 250,81 242,81 234,81 226,81 218,81 210,81 202,81 194,81 186,81 177,81 169,81 161,81 153,81 145,81 137,81 129,81 121,81 113,81 105,81 97,81 89,81 81,81 72,81 64,81 56,81 49,81 40,81 32,81 24,81 16,81 8,81 0,81">
          <text:p/>
        </draw:polygon>
        <draw:polygon draw:style-name="gr3" draw:text-style-name="P3" draw:layer="layout" svg:width="2.412cm" svg:height="0.147cm" svg:x="8.562cm" svg:y="7.552cm" svg:viewBox="0 0 2413 148" draw:points="0,0 8,0 16,0 24,0 32,0 40,0 49,0 56,0 64,0 72,0 81,0 89,0 97,0 105,0 113,0 121,0 129,0 137,0 145,0 153,0 161,0 169,0 177,0 186,0 194,0 202,0 210,0 218,0 226,0 234,0 242,0 250,0 258,0 266,0 274,0 282,0 290,0 299,0 307,0 315,0 323,0 331,0 339,0 347,0 355,0 363,0 371,0 379,0 387,0 395,0 403,0 412,0 420,0 428,0 436,0 444,0 452,0 460,0 468,0 476,0 484,0 492,0 500,0 508,0 517,0 524,0 533,0 541,0 549,0 557,0 565,0 573,0 581,0 589,0 597,0 605,0 613,0 621,0 629,0 638,0 646,0 653,0 662,0 670,0 678,0 686,0 694,0 702,0 710,0 718,0 726,0 734,0 742,0 751,0 758,0 766,0 774,0 783,0 791,0 799,0 807,0 815,0 823,0 831,0 839,0 847,0 856,0 864,0 871,0 879,0 888,0 896,0 904,0 912,0 920,0 928,0 936,0 944,0 952,0 960,0 969,0 976,0 984,0 992,0 1001,0 1009,0 1017,0 1025,0 1033,0 1041,0 1049,0 1057,0 1065,0 1073,0 1081,0 1089,0 1097,0 1105,0 1114,0 1122,0 1130,0 1138,0 1146,0 1154,0 1162,0 1170,0 1178,0 1186,0 1194,0 1202,0 1210,0 1219,0 1227,0 1235,0 1243,0 1251,0 1259,0 1267,0 1275,0 1283,0 1291,0 1299,0 1307,0 1315,0 1323,0 1332,0 1340,0 1348,0 1355,0 1364,0 1372,0 1380,0 1388,0 1396,0 1404,0 1412,0 1420,0 1428,0 1436,0 1444,0 1453,0 1461,0 1468,0 1477,0 1485,0 1493,0 1501,0 1509,0 1517,0 1525,0 1533,0 1541,0 1549,0 1558,0 1566,0 1573,0 1582,0 1590,0 1598,0 1606,0 1614,0 1622,0 1630,0 1638,0 1646,0 1654,0 1662,0 1671,0 1678,0 1686,0 1694,0 1703,0 1711,0 1719,0 1727,0 1735,0 1743,0 1751,0 1759,0 1767,0 1775,0 1783,0 1791,0 1799,0 1807,0 1816,0 1824,0 1832,0 1840,0 1848,0 1856,0 1864,0 1872,0 1880,0 1889,0 1896,0 1904,0 1912,0 1921,0 1929,0 1937,0 1945,0 1953,0 1961,0 1969,0 1977,0 1985,0 1993,0 2001,0 2009,0 2018,0 2026,0 2034,0 2042,0 2050,0 2058,0 2066,0 2074,0 2082,0 2091,0 2099,0 2106,0 2114,0 2123,0 2131,0 2139,0 2147,0 2155,0 2163,0 2171,0 2179,0 2187,0 2196,0 2203,0 2211,0 2219,0 2228,0 2236,0 2244,0 2252,0 2260,0 2268,0 2276,0 2284,0 2292,0 2300,0 2308,0 2317,0 2324,0 2332,0 2341,0 2349,0 2357,0 2365,0 2373,0 2381,0 2389,0 2397,0 2405,0 2413,0 2413,148 2405,148 2397,148 2389,148 2381,148 2373,148 2365,148 2357,148 2349,148 2341,148 2332,148 2324,148 2317,148 2308,148 2300,148 2292,148 2284,148 2276,148 2268,148 2260,148 2252,148 2244,148 2236,148 2228,148 2219,148 2211,148 2203,148 2196,148 2187,148 2179,148 2171,148 2163,148 2155,148 2147,148 2139,148 2131,148 2123,148 2114,148 2106,148 2099,148 2091,148 2082,148 2074,148 2066,148 2058,148 2050,148 2042,148 2034,148 2026,148 2018,148 2009,148 2001,148 1993,148 1985,148 1977,148 1969,148 1961,148 1953,148 1945,148 1937,148 1929,148 1921,148 1912,148 1904,148 1896,148 1889,148 1880,148 1872,148 1864,148 1856,148 1848,148 1840,148 1832,148 1824,148 1816,148 1807,148 1799,148 1791,148 1783,148 1775,148 1767,148 1759,148 1751,148 1743,148 1735,148 1727,148 1719,148 1711,148 1703,148 1694,148 1686,148 1678,148 1671,148 1662,148 1654,148 1646,148 1638,148 1630,148 1622,148 1614,148 1606,148 1598,148 1590,148 1582,148 1573,148 1566,148 1558,148 1549,148 1541,148 1533,148 1525,148 1517,148 1509,148 1501,148 1493,148 1485,148 1477,148 1468,148 1461,148 1453,148 1444,148 1436,148 1428,148 1420,148 1412,148 1404,148 1396,148 1388,148 1380,148 1372,148 1364,148 1355,148 1348,148 1340,148 1332,148 1323,148 1315,148 1307,148 1299,148 1291,148 1283,148 1275,148 1267,148 1259,148 1251,148 1243,148 1235,148 1227,148 1219,148 1210,148 1202,148 1194,148 1186,148 1178,148 1170,148 1162,148 1154,148 1146,148 1138,148 1130,148 1122,148 1114,148 1105,148 1097,148 1089,148 1081,148 1073,148 1065,148 1057,148 1049,148 1041,148 1033,148 1025,148 1017,148 1009,148 1001,148 992,148 984,148 976,148 969,148 960,148 952,148 944,148 936,148 928,148 920,148 912,148 904,148 896,148 888,148 879,148 871,148 864,148 856,148 847,148 839,148 831,148 823,148 815,148 807,148 799,148 791,148 783,148 774,148 766,148 758,148 751,148 742,148 734,148 726,148 718,148 710,148 702,148 694,148 686,148 678,148 670,148 662,148 653,148 646,148 638,148 629,148 621,148 613,148 605,148 597,148 589,148 581,148 573,148 565,148 557,148 549,148 541,148 533,148 524,148 517,148 508,148 500,148 492,148 484,148 476,148 468,148 460,148 452,148 444,148 436,148 428,148 420,148 412,148 403,148 395,148 387,148 379,148 371,148 363,148 355,148 347,148 339,148 331,148 323,148 315,148 307,148 299,148 290,148 282,148 274,148 266,148 258,148 250,148 242,148 234,148 226,148 218,148 210,148 202,148 194,148 186,148 177,148 169,148 161,148 153,148 145,148 137,148 129,148 121,148 113,148 105,148 97,148 89,148 81,148 72,148 64,148 56,148 49,148 40,148 32,148 24,148 16,148 8,148 0,148">
          <text:p/>
        </draw:polygon>
        <draw:polygon draw:style-name="gr14" draw:text-style-name="P14" draw:layer="layout" svg:width="2.412cm" svg:height="0.187cm" svg:x="8.562cm" svg:y="7.364cm" svg:viewBox="0 0 2413 188" draw:points="0,187 8,187 16,187 24,187 32,187 40,187 49,187 56,187 64,187 72,187 81,187 89,187 97,187 105,187 113,187 121,187 129,187 137,187 145,187 153,187 161,187 169,187 177,187 186,187 194,187 202,187 210,187 218,187 226,187 234,187 242,187 250,187 258,187 266,187 274,187 282,187 290,187 299,187 307,187 315,187 323,187 331,187 339,187 347,187 355,187 363,187 371,187 379,187 387,186 395,186 403,186 412,186 420,186 428,186 436,186 444,186 452,186 460,186 468,186 476,186 484,186 492,186 500,185 508,185 517,185 524,185 533,185 541,185 549,185 557,185 565,185 573,184 581,184 589,184 597,184 605,184 613,184 621,184 629,183 638,183 646,183 653,183 662,183 670,182 678,182 686,182 694,181 702,181 710,181 718,180 726,180 734,179 742,179 751,179 758,178 766,178 774,177 783,177 791,176 799,176 807,175 815,174 823,174 831,173 839,172 847,172 856,171 864,170 871,169 879,168 888,167 896,166 904,165 912,164 920,163 928,162 936,161 944,159 952,158 960,157 969,155 976,154 984,152 992,151 1001,149 1009,148 1017,146 1025,144 1033,142 1041,141 1049,138 1057,137 1065,135 1073,132 1081,131 1089,128 1097,126 1105,124 1114,122 1122,120 1130,117 1138,115 1146,112 1154,110 1162,107 1170,105 1178,102 1186,100 1194,97 1202,95 1210,92 1219,90 1227,87 1235,85 1243,83 1251,80 1259,78 1267,75 1275,73 1283,70 1291,68 1299,66 1307,63 1315,61 1323,59 1332,57 1340,55 1348,53 1355,51 1364,49 1372,47 1380,45 1388,43 1396,42 1404,40 1412,38 1420,37 1428,35 1436,34 1444,32 1453,31 1461,29 1468,28 1477,27 1485,25 1493,24 1501,23 1509,22 1517,21 1525,20 1533,19 1541,18 1549,17 1558,16 1566,15 1573,15 1582,14 1590,14 1598,13 1606,12 1614,12 1622,11 1630,10 1638,10 1646,9 1654,9 1662,9 1671,8 1678,8 1686,7 1694,7 1703,7 1711,6 1719,6 1727,6 1735,5 1743,5 1751,5 1759,4 1767,4 1775,4 1783,4 1791,3 1799,3 1807,3 1816,3 1824,3 1832,3 1840,3 1848,3 1856,2 1864,2 1872,2 1880,2 1889,2 1896,2 1904,2 1912,2 1921,2 1929,1 1937,1 1945,1 1953,1 1961,1 1969,1 1977,1 1985,1 1993,1 2001,1 2009,1 2018,1 2026,1 2034,1 2042,1 2050,1 2058,1 2066,1 2074,0 2082,0 2091,0 2099,0 2106,0 2114,0 2123,0 2131,0 2139,0 2147,0 2155,0 2163,0 2171,0 2179,0 2187,0 2196,0 2203,0 2211,0 2219,0 2228,0 2236,0 2244,0 2252,0 2260,0 2268,0 2276,0 2284,0 2292,0 2300,0 2308,0 2317,0 2324,0 2332,0 2341,0 2349,0 2357,0 2365,0 2373,0 2381,0 2389,0 2397,0 2405,0 2413,0 2413,1 2405,1 2397,1 2389,1 2381,1 2373,1 2365,1 2357,1 2349,1 2341,1 2332,1 2324,1 2317,1 2308,1 2300,1 2292,1 2284,1 2276,1 2268,1 2260,1 2252,1 2244,1 2236,1 2228,1 2219,1 2211,1 2203,1 2196,1 2187,1 2179,1 2171,1 2163,1 2155,1 2147,1 2139,1 2131,1 2123,1 2114,1 2106,1 2099,1 2091,1 2082,1 2074,1 2066,1 2058,1 2050,1 2042,1 2034,1 2026,1 2018,1 2009,1 2001,1 1993,2 1985,2 1977,2 1969,2 1961,2 1953,2 1945,2 1937,2 1929,2 1921,2 1912,2 1904,2 1896,3 1889,3 1880,3 1872,3 1864,3 1856,3 1848,3 1840,3 1832,3 1824,3 1816,4 1807,4 1799,4 1791,4 1783,4 1775,5 1767,5 1759,5 1751,5 1743,6 1735,6 1727,6 1719,7 1711,7 1703,7 1694,8 1686,8 1678,8 1671,9 1662,9 1654,9 1646,10 1638,10 1630,11 1622,12 1614,12 1606,13 1598,13 1590,14 1582,15 1573,15 1566,16 1558,17 1549,18 1541,19 1533,20 1525,20 1517,22 1509,23 1501,24 1493,25 1485,26 1477,27 1468,29 1461,30 1453,32 1444,33 1436,34 1428,36 1420,37 1412,39 1404,40 1396,42 1388,44 1380,46 1372,48 1364,50 1355,51 1348,53 1340,56 1332,58 1323,60 1315,62 1307,64 1299,67 1291,69 1283,71 1275,73 1267,76 1259,78 1251,81 1243,83 1235,85 1227,88 1219,91 1210,93 1202,96 1194,98 1186,101 1178,103 1170,106 1162,108 1154,110 1146,113 1138,115 1130,118 1122,120 1114,122 1105,125 1097,127 1089,129 1081,131 1073,133 1065,135 1057,137 1049,139 1041,141 1033,143 1025,145 1017,147 1009,148 1001,150 992,151 984,153 976,155 969,156 960,157 952,159 944,160 936,161 928,162 920,164 912,165 904,166 896,167 888,168 879,169 871,170 864,170 856,171 847,172 839,173 831,173 823,174 815,175 807,176 799,176 791,177 783,177 774,178 766,178 758,179 751,179 742,180 734,180 726,180 718,181 710,181 702,182 694,182 686,182 678,183 670,183 662,183 653,183 646,184 638,184 629,184 621,184 613,184 605,184 597,185 589,185 581,185 573,185 565,185 557,185 549,185 541,186 533,186 524,186 517,186 508,186 500,186 492,186 484,186 476,186 468,187 460,187 452,187 444,187 436,187 428,187 420,187 412,187 403,187 395,187 387,187 379,187 371,187 363,187 355,187 347,187 339,187 331,187 323,187 315,187 307,187 299,187 290,187 282,188 274,188 266,188 258,188 250,188 242,188 234,188 226,188 218,188 210,188 202,188 194,188 186,188 177,188 169,188 161,188 153,188 145,188 137,188 129,188 121,188 113,188 105,188 97,188 89,188 81,188 72,188 64,188 56,188 49,188 40,188 32,188 24,188 16,188 8,188 0,188">
          <text:p/>
        </draw:polygon>
        <draw:polygon draw:style-name="gr4" draw:text-style-name="P4" draw:layer="layout" svg:width="0.074cm" svg:height="0.751cm" svg:x="6cm" svg:y="6.838cm" svg:viewBox="0 0 75 752" draw:points="0,752 75,752 75,0 0,0">
          <text:p/>
        </draw:polygon>
        <draw:polygon draw:style-name="gr15" draw:text-style-name="P15" draw:layer="layout" svg:width="2.487cm" svg:height="0.258cm" svg:x="6.075cm" svg:y="7.441cm" svg:viewBox="0 0 2488 259" draw:points="0,0 8,0 16,0 24,0 32,0 40,0 48,0 56,0 64,0 72,0 80,0 89,0 97,0 105,0 113,0 121,0 129,0 137,0 145,0 153,0 161,0 169,0 177,0 185,0 193,0 202,0 210,0 218,0 225,0 234,0 242,0 250,0 258,0 266,0 274,0 282,0 290,0 298,0 307,0 315,0 323,0 330,0 339,0 347,0 355,0 363,0 371,0 379,0 387,0 395,0 403,1 411,1 419,1 428,1 436,1 443,1 452,1 460,1 468,1 476,1 484,1 492,1 500,1 508,1 516,1 524,1 532,1 541,1 548,1 556,2 565,2 573,2 581,2 589,2 597,2 605,2 613,2 621,2 629,2 637,3 646,3 653,3 661,3 670,3 678,3 686,3 694,3 702,4 710,4 718,4 726,4 734,4 742,5 750,5 758,5 766,6 774,6 782,6 791,7 799,7 807,7 815,8 823,8 831,9 839,9 847,9 855,10 863,10 871,11 879,11 887,12 895,12 904,13 912,14 920,14 928,15 936,16 944,16 952,17 960,18 968,19 976,20 984,20 992,21 1000,22 1009,23 1017,24 1025,25 1033,26 1041,27 1049,29 1057,30 1065,31 1073,32 1081,33 1089,35 1097,36 1105,37 1113,38 1122,40 1130,41 1138,43 1145,44 1154,45 1162,47 1170,48 1178,50 1186,51 1194,53 1202,54 1210,56 1218,57 1226,58 1234,60 1243,61 1250,63 1259,64 1267,66 1275,67 1283,68 1291,70 1299,71 1307,73 1315,74 1323,75 1331,76 1339,78 1348,79 1355,80 1363,81 1372,82 1380,84 1388,85 1396,85 1404,86 1412,87 1420,88 1428,89 1436,90 1444,91 1452,92 1461,92 1468,93 1476,94 1485,95 1493,96 1501,96 1509,97 1517,97 1525,98 1533,98 1541,99 1549,100 1557,100 1565,100 1573,101 1581,101 1589,102 1598,102 1606,102 1614,103 1622,103 1630,103 1638,104 1646,104 1654,104 1662,105 1670,105 1678,105 1686,105 1694,106 1702,106 1711,106 1719,106 1727,106 1735,107 1743,107 1751,107 1759,107 1767,107 1775,107 1783,108 1791,108 1799,108 1807,108 1815,108 1824,108 1832,108 1840,108 1847,108 1856,108 1864,108 1872,108 1880,108 1888,108 1896,109 1904,109 1912,109 1920,109 1929,109 1937,109 1945,109 1952,109 1961,109 1969,109 1977,109 1985,109 1993,109 2001,109 2009,109 2017,109 2025,109 2033,109 2042,109 2050,109 2058,109 2065,109 2074,109 2082,109 2090,109 2098,109 2106,109 2114,109 2122,109 2131,109 2139,109 2147,109 2155,109 2163,109 2171,109 2179,109 2187,109 2195,109 2203,109 2211,109 2219,110 2227,110 2235,110 2244,110 2252,110 2260,110 2268,110 2276,110 2284,110 2292,110 2300,110 2308,110 2316,110 2324,110 2332,110 2340,110 2349,110 2357,110 2365,110 2373,110 2381,110 2389,110 2397,110 2405,110 2413,110 2413,110 2488,110 2488,259 2413,259 2413,259 2405,259 2397,259 2389,259 2381,259 2373,259 2365,259 2357,259 2349,259 2340,259 2332,259 2324,259 2316,259 2308,259 2300,259 2292,259 2284,259 2276,259 2268,259 2260,259 2252,259 2244,259 2235,259 2227,259 2219,259 2211,259 2203,259 2195,259 2187,259 2179,259 2171,259 2163,259 2155,259 2147,259 2139,259 2131,259 2122,259 2114,259 2106,259 2098,259 2090,259 2082,258 2074,258 2065,258 2058,258 2050,258 2042,258 2033,258 2025,258 2017,258 2009,258 2001,258 1993,258 1985,258 1977,258 1969,258 1961,258 1952,258 1945,258 1937,258 1929,258 1920,258 1912,258 1904,258 1896,258 1888,258 1880,258 1872,258 1864,257 1856,257 1847,257 1840,257 1832,257 1824,257 1815,257 1807,257 1799,257 1791,256 1783,256 1775,256 1767,256 1759,256 1751,256 1743,256 1735,256 1727,255 1719,255 1711,255 1702,255 1694,254 1686,254 1678,254 1670,254 1662,254 1654,253 1646,253 1638,253 1630,253 1622,252 1614,252 1606,252 1598,251 1589,251 1581,250 1573,250 1565,249 1557,249 1549,248 1541,248 1533,248 1525,247 1517,246 1509,246 1501,245 1493,244 1485,244 1476,243 1468,243 1461,242 1452,241 1444,240 1436,239 1428,238 1420,237 1412,237 1404,236 1396,235 1388,233 1380,232 1372,231 1363,230 1355,229 1348,228 1339,227 1331,225 1323,224 1315,223 1307,222 1299,220 1291,219 1283,218 1275,216 1267,215 1259,213 1250,212 1243,210 1234,209 1226,207 1218,206 1210,205 1202,203 1194,202 1186,200 1178,199 1170,197 1162,196 1154,195 1145,193 1138,192 1130,190 1122,189 1113,188 1105,186 1097,185 1089,184 1081,182 1073,181 1065,180 1057,179 1049,178 1041,177 1033,175 1025,174 1017,173 1009,172 1000,171 992,170 984,170 976,169 968,168 960,167 952,166 944,165 936,165 928,164 920,163 912,163 904,162 895,161 887,161 879,160 871,160 863,159 855,159 847,158 839,158 831,157 823,157 815,157 807,156 799,156 791,155 782,155 774,155 766,155 758,155 750,154 742,154 734,154 726,153 718,153 710,153 702,153 694,153 686,152 678,152 670,152 661,152 653,152 646,152 637,151 629,151 621,151 613,151 605,151 597,151 589,151 581,151 573,151 565,150 556,150 548,150 541,150 532,150 524,150 516,150 508,150 500,150 492,149 484,149 476,149 468,149 460,149 452,149 443,149 436,149 428,149 419,149 411,149 403,149 395,149 387,149 379,149 371,149 363,149 355,149 347,149 339,149 330,149 323,149 315,149 307,149 298,149 290,149 282,149 274,149 266,149 258,149 250,149 242,149 234,149 225,149 218,149 210,149 202,149 193,149 185,149 177,149 169,149 161,149 153,149 145,149 137,149 129,149 121,149 113,149 105,149 97,149 89,149 80,149 72,149 64,149 56,149 48,149 40,149 32,149 24,149 16,149 8,149 0,149">
          <text:p/>
        </draw:polygon>
        <draw:polygon draw:style-name="gr6" draw:text-style-name="P6" draw:layer="layout" svg:width="4.899cm" svg:height="0.606cm" svg:x="6.075cm" svg:y="6.838cm" svg:viewBox="0 0 4900 607" draw:points="0,0 8,0 16,0 24,0 32,0 40,0 48,0 56,0 64,0 72,0 80,0 89,0 97,0 105,0 113,0 121,0 129,0 137,0 145,0 153,0 161,0 169,0 177,0 185,0 193,0 202,0 210,0 218,0 225,0 234,0 242,0 250,0 258,0 266,0 274,0 282,0 290,0 298,0 307,0 315,0 323,0 330,0 339,0 347,0 355,0 363,0 371,0 379,0 387,0 395,0 403,0 411,0 419,0 428,0 436,0 443,0 452,0 460,0 468,0 476,0 484,0 492,0 500,0 508,0 516,0 524,0 532,0 541,0 548,0 556,0 565,0 573,0 581,0 589,0 597,0 605,0 613,0 621,0 629,0 637,0 646,0 653,0 661,0 670,0 678,0 686,0 694,0 702,0 710,0 718,0 726,0 734,0 742,0 750,0 758,0 766,0 774,0 782,0 791,0 799,0 807,0 815,0 823,0 831,0 839,0 847,0 855,0 863,0 871,0 879,0 887,0 895,0 904,0 912,0 920,0 928,0 936,0 944,0 952,0 960,0 968,0 976,0 984,0 992,0 1000,0 1009,0 1017,0 1025,0 1033,0 1041,0 1049,0 1057,0 1065,0 1073,0 1081,0 1089,0 1097,0 1105,0 1113,0 1122,0 1130,0 1138,0 1145,0 1154,0 1162,0 1170,0 1178,0 1186,0 1194,0 1202,0 1210,0 1218,0 1226,0 1234,0 1243,0 1250,0 1259,0 1267,0 1275,0 1283,0 1291,0 1299,0 1307,0 1315,0 1323,0 1331,0 1339,0 1348,0 1355,0 1363,0 1372,0 1380,0 1388,0 1396,0 1404,0 1412,0 1420,0 1428,0 1436,0 1444,0 1452,0 1461,0 1468,0 1476,0 1485,0 1493,0 1501,0 1509,0 1517,0 1525,0 1533,0 1541,0 1549,0 1557,0 1565,0 1573,0 1581,0 1589,0 1598,0 1606,0 1614,0 1622,0 1630,0 1638,0 1646,0 1654,0 1662,0 1670,0 1678,0 1686,0 1694,0 1702,0 1711,0 1719,0 1727,0 1735,0 1743,0 1751,0 1759,0 1767,0 1775,0 1783,0 1791,0 1799,0 1807,0 1815,0 1824,0 1832,0 1840,0 1847,0 1856,0 1864,0 1872,0 1880,0 1888,0 1896,0 1904,0 1912,0 1920,0 1929,0 1937,0 1945,0 1952,0 1961,0 1969,0 1977,0 1985,0 1993,0 2001,0 2009,0 2017,0 2025,0 2033,0 2042,0 2050,0 2058,0 2065,0 2074,0 2082,0 2090,0 2098,0 2106,0 2114,0 2122,0 2131,0 2139,0 2147,0 2155,0 2163,0 2171,0 2179,0 2187,0 2195,0 2203,0 2211,0 2219,0 2227,0 2235,0 2244,0 2252,0 2260,0 2268,0 2276,0 2284,0 2292,0 2300,0 2308,0 2316,0 2324,0 2332,0 2340,0 2349,0 2357,0 2365,0 2373,0 2381,0 2389,0 2397,0 2405,0 2413,0 2413,0 2487,0 2488,0 2495,0 2503,0 2512,0 2519,0 2527,0 2536,0 2544,0 2552,0 2560,0 2568,0 2576,0 2584,0 2592,0 2600,0 2608,0 2616,0 2624,0 2632,0 2640,0 2649,0 2657,0 2665,0 2673,0 2681,0 2689,0 2697,0 2705,0 2713,0 2721,0 2730,0 2737,0 2745,0 2753,0 2762,0 2770,0 2778,0 2786,0 2794,0 2802,0 2810,0 2818,0 2826,0 2834,0 2842,0 2850,0 2858,0 2866,0 2875,0 2883,0 2891,0 2899,0 2907,0 2915,0 2923,0 2931,0 2939,0 2947,0 2955,0 2963,0 2971,0 2979,0 2988,0 2996,0 3004,0 3011,0 3020,0 3028,0 3036,0 3044,0 3052,0 3060,0 3068,0 3076,0 3084,0 3093,0 3101,0 3109,0 3116,0 3125,0 3133,0 3141,0 3149,0 3157,0 3165,0 3173,0 3181,0 3189,0 3197,0 3206,0 3214,0 3221,0 3229,0 3238,0 3246,0 3254,0 3262,0 3270,0 3278,0 3286,0 3294,0 3302,0 3310,0 3318,0 3327,0 3334,0 3343,0 3351,0 3359,0 3367,0 3375,0 3383,0 3391,0 3399,0 3407,0 3415,0 3423,0 3432,0 3439,0 3447,0 3456,0 3464,0 3472,0 3480,0 3488,0 3496,0 3504,0 3512,0 3520,0 3528,0 3536,0 3544,0 3552,0 3560,0 3568,0 3577,0 3585,0 3593,0 3601,0 3609,0 3617,0 3625,0 3633,0 3641,0 3649,0 3657,0 3665,0 3673,0 3681,0 3690,0 3698,0 3706,0 3714,0 3722,0 3730,0 3738,0 3746,0 3754,0 3762,0 3770,0 3778,0 3786,0 3795,0 3803,0 3811,0 3819,0 3827,0 3835,0 3843,0 3851,0 3859,0 3867,0 3875,0 3883,0 3891,0 3899,0 3908,0 3916,0 3924,0 3931,0 3940,0 3948,0 3956,0 3964,0 3972,0 3980,0 3988,0 3996,0 4004,0 4013,0 4021,0 4029,0 4036,0 4045,0 4053,0 4061,0 4069,0 4077,0 4085,0 4093,0 4101,0 4109,0 4117,0 4125,0 4134,0 4141,0 4149,0 4158,0 4166,0 4174,0 4182,0 4190,0 4198,0 4206,0 4214,0 4222,0 4230,0 4238,0 4247,0 4254,0 4262,0 4271,0 4279,0 4287,0 4295,0 4303,0 4311,0 4319,0 4327,0 4335,0 4343,0 4352,0 4359,0 4367,0 4376,0 4384,0 4392,0 4400,0 4408,0 4416,0 4424,0 4432,0 4440,0 4448,0 4456,0 4464,0 4472,0 4480,0 4488,0 4497,0 4505,0 4513,0 4521,0 4529,0 4537,0 4545,0 4554,0 4562,0 4569,0 4578,0 4586,0 4594,0 4602,0 4610,0 4618,0 4626,0 4634,0 4642,0 4650,0 4658,0 4667,0 4675,0 4683,0 4690,0 4699,0 4707,0 4715,0 4723,0 4731,0 4739,0 4747,0 4755,0 4763,0 4772,0 4780,0 4787,0 4795,0 4804,0 4812,0 4820,0 4828,0 4836,0 4844,0 4852,0 4860,0 4868,0 4876,0 4885,0 4892,0 4900,0 4900,526 4892,526 4885,526 4876,526 4868,526 4860,526 4852,526 4844,526 4836,526 4828,526 4820,526 4812,526 4804,526 4795,526 4787,526 4780,526 4772,526 4763,526 4755,526 4747,526 4739,526 4731,526 4723,526 4715,526 4707,526 4699,526 4690,526 4683,526 4675,526 4667,526 4658,526 4650,526 4642,526 4634,526 4626,526 4618,526 4610,526 4602,526 4594,526 4586,526 4578,526 4569,526 4562,526 4554,526 4545,526 4537,526 4529,526 4521,526 4513,526 4505,526 4497,526 4488,526 4480,526 4472,526 4464,526 4456,526 4448,526 4440,526 4432,526 4424,526 4416,526 4408,526 4400,526 4392,526 4384,526 4376,526 4367,526 4359,526 4352,526 4343,526 4335,526 4327,526 4319,526 4311,526 4303,526 4295,526 4287,526 4279,526 4271,526 4262,526 4254,526 4247,526 4238,526 4230,526 4222,526 4214,526 4206,526 4198,526 4190,526 4182,526 4174,526 4166,526 4158,526 4149,526 4141,526 4134,526 4125,526 4117,526 4109,526 4101,526 4093,526 4085,526 4077,526 4069,526 4061,526 4053,526 4045,526 4036,526 4029,526 4021,526 4013,526 4004,526 3996,526 3988,526 3980,526 3972,526 3964,526 3956,526 3948,526 3940,526 3931,526 3924,526 3916,526 3908,526 3899,526 3891,526 3883,526 3875,526 3867,526 3859,526 3851,526 3843,526 3835,526 3827,526 3819,526 3811,526 3803,526 3795,526 3786,526 3778,526 3770,526 3762,526 3754,526 3746,526 3738,526 3730,526 3722,526 3714,526 3706,526 3698,526 3690,526 3681,526 3673,526 3665,526 3657,526 3649,526 3641,526 3633,526 3625,526 3617,526 3609,526 3601,526 3593,526 3585,526 3577,526 3568,526 3560,526 3552,526 3544,526 3536,526 3528,526 3520,526 3512,526 3504,526 3496,526 3488,526 3480,526 3472,526 3464,526 3456,526 3447,526 3439,526 3432,526 3423,526 3415,526 3407,526 3399,526 3391,526 3383,526 3375,526 3367,526 3359,526 3351,526 3343,526 3334,526 3327,526 3318,526 3310,526 3302,526 3294,526 3286,526 3278,526 3270,526 3262,526 3254,526 3246,526 3238,526 3229,526 3221,526 3214,526 3206,526 3197,526 3189,526 3181,526 3173,526 3165,526 3157,526 3149,526 3141,526 3133,526 3125,526 3116,526 3109,526 3101,526 3093,526 3084,526 3076,526 3068,526 3060,526 3052,526 3044,526 3036,526 3028,526 3020,526 3011,526 3004,526 2996,526 2988,526 2979,526 2971,526 2963,526 2955,526 2947,526 2939,526 2931,526 2923,526 2915,526 2907,526 2899,526 2891,526 2883,526 2875,526 2866,526 2858,526 2850,526 2842,526 2834,526 2826,526 2818,526 2810,526 2802,526 2794,526 2786,526 2778,526 2770,526 2762,526 2753,526 2745,526 2737,526 2730,526 2721,526 2713,526 2705,526 2697,526 2689,526 2681,526 2673,526 2665,526 2657,526 2649,526 2640,526 2632,526 2624,526 2616,526 2608,526 2600,526 2592,526 2584,526 2576,526 2568,526 2560,526 2552,526 2544,526 2536,526 2527,526 2519,526 2512,526 2503,526 2495,526 2488,526 2488,607 2413,607 2413,604 2405,604 2397,604 2389,604 2381,604 2373,604 2365,604 2357,604 2349,604 2340,604 2332,604 2324,604 2316,604 2308,604 2300,604 2292,604 2284,604 2276,604 2268,604 2260,604 2252,604 2244,604 2235,604 2227,604 2219,604 2211,604 2203,604 2195,604 2187,604 2179,604 2171,604 2163,604 2155,604 2147,604 2139,604 2131,604 2122,604 2114,604 2106,604 2098,604 2090,604 2082,604 2074,604 2065,604 2058,604 2050,604 2042,604 2033,604 2025,604 2017,604 2009,604 2001,604 1993,604 1985,604 1977,604 1969,604 1961,604 1952,604 1945,604 1937,604 1929,604 1920,604 1912,604 1904,604 1896,604 1888,604 1880,604 1872,604 1864,604 1856,604 1847,604 1840,604 1832,604 1824,604 1815,604 1807,604 1799,604 1791,604 1783,604 1775,604 1767,604 1759,604 1751,604 1743,604 1735,604 1727,604 1719,604 1711,604 1702,604 1694,604 1686,604 1678,604 1670,604 1662,604 1654,604 1646,604 1638,604 1630,604 1622,604 1614,604 1606,604 1598,604 1589,604 1581,604 1573,604 1565,604 1557,604 1549,604 1541,604 1533,604 1525,604 1517,604 1509,604 1501,604 1493,604 1485,604 1476,604 1468,604 1461,604 1452,604 1444,604 1436,604 1428,604 1420,604 1412,604 1404,604 1396,604 1388,604 1380,604 1372,604 1363,604 1355,604 1348,604 1339,604 1331,604 1323,604 1315,604 1307,604 1299,604 1291,604 1283,604 1275,604 1267,604 1259,604 1250,604 1243,604 1234,604 1226,604 1218,604 1210,604 1202,604 1194,604 1186,604 1178,604 1170,604 1162,604 1154,604 1145,604 1138,604 1130,604 1122,604 1113,604 1105,604 1097,604 1089,604 1081,604 1073,604 1065,604 1057,604 1049,604 1041,604 1033,604 1025,604 1017,604 1009,604 1000,604 992,604 984,604 976,604 968,604 960,604 952,604 944,604 936,604 928,604 920,604 912,604 904,604 895,604 887,604 879,604 871,604 863,604 855,604 847,604 839,604 831,604 823,604 815,604 807,604 799,604 791,604 782,604 774,604 766,604 758,604 750,604 742,604 734,604 726,604 718,604 710,604 702,604 694,604 686,604 678,604 670,604 661,604 653,604 646,604 637,604 629,604 621,604 613,604 605,604 597,604 589,604 581,604 573,604 565,604 556,604 548,604 541,604 532,604 524,604 516,604 508,604 500,604 492,604 484,604 476,604 468,604 460,604 452,604 443,604 436,604 428,604 419,604 411,604 403,604 395,604 387,604 379,604 371,604 363,604 355,604 347,604 339,604 330,604 323,604 315,604 307,604 298,604 290,604 282,604 274,604 266,604 258,604 250,604 242,604 234,604 225,604 218,604 210,604 202,604 193,604 185,604 177,604 169,604 161,604 153,604 145,604 137,604 129,604 121,604 113,604 105,604 97,604 89,604 80,604 72,604 64,604 56,604 48,604 40,604 32,604 24,604 16,604 8,604 0,604">
          <text:p/>
        </draw:polygon>
        <draw:polygon draw:style-name="gr7" draw:text-style-name="P7" draw:layer="layout" svg:width="0.074cm" svg:height="0.228cm" svg:x="10.975cm" svg:y="7.471cm" svg:viewBox="0 0 75 229" draw:points="0,229 75,229 75,0 0,0">
          <text:p/>
        </draw:polygon>
        <draw:polygon draw:style-name="gr8" draw:text-style-name="P8" draw:layer="layout" svg:width="0.074cm" svg:height="0.526cm" svg:x="10.975cm" svg:y="6.838cm" svg:viewBox="0 0 75 527" draw:points="0,527 75,527 75,0 0,0">
          <text:p/>
        </draw:polygon>
        <draw:polygon draw:style-name="gr9" draw:text-style-name="P9" draw:layer="layout" svg:width="0.074cm" svg:height="0.381cm" svg:x="10.975cm" svg:y="6.35cm" svg:viewBox="0 0 75 382" draw:points="0,382 75,382 75,0 0,0">
          <text:p/>
        </draw:polygon>
        <draw:polygon draw:style-name="gr10" draw:text-style-name="P10" draw:layer="layout" svg:width="4.566cm" svg:height="0.38cm" svg:x="6.408cm" svg:y="6.351cm" svg:viewBox="0 0 4567 381" draw:points="3470,35 3477,34 3486,32 3494,32 3502,30 3510,29 3518,28 3526,27 3534,26 3542,25 3550,24 3558,23 3566,22 3575,21 3582,20 3590,19 3598,18 3607,18 3615,17 3623,16 3631,15 3639,15 3647,14 3655,14 3663,13 3671,12 3680,12 3688,11 3695,11 3703,10 3712,10 3720,9 3728,9 3736,9 3744,8 3752,8 3760,7 3768,7 3776,7 3784,6 3792,6 3800,6 3808,5 3816,5 3825,5 3833,5 3841,4 3849,4 3857,4 3865,4 3873,4 3881,3 3889,3 3897,3 3905,3 3913,3 3921,3 3929,3 3938,3 3946,3 3954,2 3962,2 3970,2 3978,2 3986,2 3994,2 4002,1 4010,1 4018,1 4026,1 4034,1 4043,1 4051,1 4059,1 4067,1 4075,1 4083,1 4091,1 4099,1 4107,1 4115,1 4123,1 4131,1 4139,1 4147,1 4155,1 4164,0 4172,0 4180,0 4188,0 4196,0 4204,0 4212,0 4221,0 4228,0 4236,0 4245,0 4253,0 4261,0 4269,0 4277,0 4285,0 4293,0 4301,0 4309,0 4317,0 4325,0 4333,0 4341,0 4350,0 4357,0 4366,0 4374,0 4382,0 4390,0 4398,0 4406,0 4414,0 4422,0 4430,0 4438,0 4446,0 4454,0 4462,0 4471,0 4479,0 4487,0 4495,0 4503,0 4511,0 4519,0 4527,0 4535,0 4543,0 4551,0 4559,0 4567,0 4567,36 4567,37 4567,381 4559,381 4551,381 4543,381 4535,381 4527,381 4519,381 4511,381 4503,381 4495,381 4487,381 4479,381 4471,381 4462,381 4454,381 4446,381 4438,381 4430,381 4422,381 4414,381 4406,381 4398,381 4390,381 4382,381 4374,381 4366,381 4357,381 4350,381 4341,381 4333,381 4325,381 4317,381 4309,381 4301,381 4293,381 4285,381 4277,381 4269,381 4261,381 4253,381 4245,381 4236,381 4228,381 4221,381 4212,381 4204,381 4196,381 4188,381 4180,381 4172,381 4164,381 4155,381 4147,381 4139,381 4131,381 4123,381 4115,381 4107,381 4099,381 4091,381 4083,381 4075,381 4067,381 4059,381 4051,381 4043,381 4034,381 4026,381 4018,381 4010,381 4002,381 3994,381 3986,381 3978,381 3970,381 3962,381 3954,381 3946,381 3938,381 3929,381 3921,381 3913,381 3905,381 3897,381 3889,381 3881,381 3873,381 3865,381 3857,381 3849,381 3841,381 3833,381 3825,381 3816,381 3808,381 3800,381 3792,381 3784,381 3776,381 3768,381 3760,381 3752,381 3744,381 3736,381 3728,381 3720,381 3712,381 3703,381 3695,381 3688,381 3680,381 3671,381 3663,381 3655,381 3647,381 3639,381 3631,381 3623,381 3615,381 3607,381 3598,381 3590,381 3582,381 3575,381 3566,381 3558,381 3550,381 3542,381 3534,381 3526,381 3518,381 3510,381 3502,381 3494,381 3486,381 3477,381 3470,381 3462,381 3453,381 3445,381 3437,381 3429,381 3421,381 3413,381 3405,381 3397,381 3389,381 3381,381 3373,381 3365,381 3357,381 3348,381 3340,381 3332,381 3324,381 3316,381 3308,381 3300,381 3292,381 3284,381 3276,381 3268,381 3260,381 3252,381 3244,381 3235,381 3227,381 3219,381 3211,381 3203,381 3195,381 3187,381 3179,381 3171,381 3163,381 3155,381 3147,381 3139,381 3131,381 3123,381 3114,381 3106,381 3098,381 3090,381 3082,381 3074,381 3066,381 3058,381 3050,381 3042,381 3034,381 3026,381 3018,381 3010,381 3001,381 2993,381 2985,381 2977,381 2969,381 2961,381 2953,381 2945,381 2937,381 2929,381 2921,381 2913,381 2905,381 2896,381 2888,381 2880,381 2873,381 2864,381 2856,381 2848,381 2840,381 2832,381 2824,381 2816,381 2808,381 2800,381 2792,381 2783,381 2775,381 2768,381 2760,381 2751,381 2743,381 2735,381 2727,381 2719,381 2711,381 2703,381 2695,381 2687,381 2678,381 2671,381 2663,381 2655,381 2646,381 2638,381 2630,381 2622,381 2614,381 2606,381 2598,381 2590,381 2582,381 2574,381 2566,381 2557,381 2550,381 2542,381 2533,381 2525,381 2517,381 2509,381 2501,381 2493,381 2485,381 2477,381 2469,381 2461,381 2453,381 2445,381 2437,381 2429,381 2420,381 2412,381 2404,381 2396,381 2388,381 2380,381 2372,381 2364,381 2356,381 2348,381 2340,381 2332,381 2324,381 2316,381 2307,381 2299,381 2291,381 2283,381 2275,381 2267,381 2259,381 2251,381 2243,381 2235,381 2227,381 2219,381 2211,381 2203,381 2194,381 2186,381 2178,381 2170,381 2162,381 2155,381 2154,381 2080,381 2080,381 2072,381 2064,381 2056,381 2048,381 2039,381 2032,381 2024,381 2016,381 2007,381 1999,381 1991,381 1983,381 1975,381 1967,381 1959,381 1951,381 1943,381 1935,381 1927,381 1919,381 1911,381 1902,381 1894,381 1886,381 1878,381 1870,381 1862,381 1854,381 1846,381 1838,381 1830,381 1822,381 1814,381 1806,381 1798,381 1789,381 1781,381 1773,381 1765,381 1757,381 1749,381 1741,381 1732,381 1724,381 1716,381 1709,381 1700,381 1692,381 1684,381 1676,381 1668,381 1660,381 1652,381 1644,381 1636,381 1628,381 1619,381 1611,381 1604,381 1596,381 1587,381 1579,381 1571,381 1563,381 1555,381 1547,381 1539,381 1531,381 1523,381 1514,381 1506,381 1499,381 1491,381 1482,381 1474,381 1466,381 1458,381 1450,381 1442,381 1434,381 1426,381 1418,381 1410,381 1402,381 1393,381 1386,381 1378,381 1369,381 1361,381 1353,381 1345,381 1337,381 1329,381 1321,381 1313,381 1305,381 1297,381 1289,381 1281,381 1273,381 1265,381 1256,381 1248,381 1240,381 1232,381 1224,381 1216,381 1208,381 1200,381 1192,381 1184,381 1176,381 1168,381 1160,381 1152,381 1143,381 1135,381 1127,381 1119,381 1111,381 1103,381 1095,381 1087,381 1079,381 1071,381 1063,381 1055,381 1047,381 1039,381 1030,381 1022,381 1014,381 1006,381 998,381 990,381 982,381 974,381 966,381 958,381 950,381 942,381 934,381 926,381 917,381 909,381 901,381 893,381 885,381 877,381 869,381 861,381 853,381 845,381 837,381 829,381 821,381 812,381 804,381 796,381 789,381 780,381 772,381 764,381 756,381 748,381 740,381 732,381 724,381 716,381 708,381 699,381 691,381 684,381 676,381 667,381 659,381 651,381 643,381 635,381 627,381 619,381 611,381 603,381 595,381 587,381 579,381 571,381 562,381 554,381 546,381 538,381 530,381 522,381 514,381 506,381 498,381 494,381 487,380 480,380 472,380 464,378 458,377 450,377 443,377 435,376 427,376 421,374 413,374 406,373 398,372 391,371 384,370 376,368 369,367 361,366 354,365 346,364 340,362 331,360 324,360 317,358 309,357 302,355 294,353 287,351 280,349 272,347 265,345 257,342 250,341 243,338 236,336 228,333 220,331 213,328 206,325 199,322 190,319 183,316 176,313 169,309 161,306 153,303 147,299 139,295 132,291 124,287 116,283 110,279 102,274 95,270 87,266 80,262 72,257 65,253 58,248 50,243 43,238 35,234 29,229 21,224 13,219 6,215 0,211 6,208 13,203 21,199 29,194 35,189 43,184 50,180 58,175 65,170 72,165 80,161 87,157 95,152 102,148 110,144 116,140 124,135 132,131 139,128 147,124 153,120 161,116 169,113 176,109 183,107 190,103 199,100 206,97 213,94 220,92 228,89 236,87 243,84 250,82 257,80 265,77 272,76 280,73 287,72 294,70 302,68 309,66 317,65 324,63 331,62 340,60 346,58 354,57 361,57 369,56 376,54 384,53 391,52 398,51 406,50 413,49 421,49 427,47 435,47 443,46 450,45 458,45 464,44 472,43 480,43 487,42 494,41 501,41 509,41 517,40 524,40 531,40 539,40 547,40 554,38 561,38 568,38 576,38 583,38 591,38 598,38 605,37 613,37 621,37 627,36 635,36 643,36 651,36 659,36 667,36 676,36 684,36 691,36 699,36 708,36 716,36 724,36 732,36 740,36 748,36 756,36 764,36 772,36 780,36 789,36 796,36 804,36 812,36 821,36 829,36 837,36 845,36 853,36 861,36 869,36 877,36 885,36 893,36 901,36 909,36 917,36 926,36 934,36 942,36 950,36 958,36 966,36 974,36 982,36 990,36 998,36 1006,36 1014,36 1022,36 1030,36 1039,36 1047,36 1055,36 1063,36 1071,36 1079,36 1087,36 1095,36 1103,36 1111,36 1119,36 1127,36 1135,36 1143,36 1152,36 1160,36 1168,36 1176,36 1184,36 1192,36 1200,36 1208,36 1216,36 1224,36 1232,36 1240,36 1248,36 1256,36 1265,36 1273,36 1281,36 1289,36 1297,36 1305,36 1313,36 1321,36 1329,36 1337,36 1345,36 1353,36 1361,36 1369,36 1378,36 1386,36 1393,36 1402,36 1410,36 1418,36 1426,36 1434,36 1442,36 1450,36 1458,36 1466,36 1474,36 1482,36 1491,36 1499,36 1506,36 1514,36 1523,36 1531,36 1539,36 1547,36 1555,36 1563,36 1571,36 1579,36 1587,36 1596,36 1604,36 1611,36 1619,36 1628,36 1636,36 1644,36 1652,36 1660,36 1668,36 1676,36 1684,36 1692,36 1700,36 1709,36 1716,36 1724,36 1732,36 1741,36 1749,36 1757,36 1765,36 1773,36 1781,36 1789,36 1798,36 1806,36 1814,36 1822,36 1830,36 1838,36 1846,36 1854,36 1862,36 1870,36 1878,36 1886,36 1894,36 1902,36 1911,36 1919,36 1927,36 1935,36 1943,36 1951,36 1959,36 1967,36 1975,36 1983,36 1991,36 1999,36 2007,36 2016,36 2024,36 2032,36 2039,36 2048,36 2056,36 2064,36 2072,36 2080,36 2080,36 2154,36 2155,36 2162,36 2170,36 2178,36 2186,36 2194,36 2203,36 2211,36 2219,36 2227,36 2235,36 2243,36 2251,36 2259,36 2267,36 2275,36 2283,36 2291,36 2299,36 2307,36 2316,36 2324,36 2332,36 2340,36 2348,36 2356,36 2364,36 2372,36 2380,36 2388,36 2396,36 2404,36 2412,36 2420,36 2429,36 2437,36 2445,36 2453,36 2461,36 2469,36 2477,36 2485,36 2493,36 2501,36 2509,36 2517,36 2525,36 2533,36 2542,36 2550,36 2557,36 2566,36 2574,36 2582,36 2590,36 2598,36 2606,36 2614,36 2622,36 2630,36 2638,36 2646,36 2655,36 2663,36 2671,36 2678,36 2687,36 2695,36 2703,36 2711,36 2719,36 2727,36 2735,36 2743,36 2751,36 2760,36 2768,36 2775,36 2783,36 2792,36 2800,36 2808,36 2816,36 2824,36 2832,36 2840,36 2848,36 2856,36 2864,36 2873,36 2880,36 2888,36 2896,36 2905,36 2913,36 2921,36 2929,36 2937,36 2945,36 2953,36 2961,36 2969,36 2977,36 2985,36 2993,36 3001,36 3010,36 3018,36 3026,36 3034,36 3042,36 3050,36 3058,36 3066,36 3074,36 3082,36 3090,36 3098,36 3106,36 3114,36 3123,36 3131,36 3139,36 3147,36 3155,36 3163,36 3171,36 3179,36 3187,36 3195,36 3203,36 3211,36 3219,36 3227,36 3235,36 3244,36 3252,36 3260,36 3268,36 3276,36 3284,36 3292,36 3300,36 3308,36 3316,36 3324,36 3332,36 3340,36 3348,36 3357,36 3365,36 3373,36 3381,36 3389,36 3397,36 3405,36 3413,36 3421,36 3429,36 3437,36 3445,36 3453,36 3462,36 3466,36">
          <text:p/>
        </draw:polygon>
        <draw:g draw:style-name="gr16">
          <draw:line draw:style-name="gr17" draw:text-style-name="P16" draw:layer="layout" svg:x1="0.5cm" svg:y1="8cm" svg:x2="5.5cm" svg:y2="8cm">
            <text:p/>
          </draw:line>
          <draw:line draw:style-name="gr18" draw:text-style-name="P16" draw:layer="layout" svg:x1="0.5cm" svg:y1="8cm" svg:x2="0.5cm" svg:y2="8.1cm">
            <text:p/>
          </draw:line>
          <draw:line draw:style-name="gr18" draw:text-style-name="P16" draw:layer="layout" svg:x1="3.05cm" svg:y1="8cm" svg:x2="3.05cm" svg:y2="8.1cm">
            <text:p/>
          </draw:line>
          <draw:frame draw:style-name="gr19" draw:text-style-name="P18" draw:layer="layout" svg:width="1.75cm" svg:height="0.526cm" svg:x="-0.1cm" svg:y="8cm">
            <draw:text-box>
              <text:p text:style-name="P17"><text:span text:style-name="T1">Historical</text:span></text:p>
            </draw:text-box>
          </draw:frame>
          <draw:frame draw:style-name="gr19" draw:text-style-name="P18" draw:layer="layout" svg:width="1.75cm" svg:height="0.526cm" svg:x="2.15cm" svg:y="8cm">
            <draw:text-box>
              <text:p text:style-name="P17"><text:span text:style-name="T1">2050</text:span></text:p>
            </draw:text-box>
          </draw:frame>
          <draw:frame draw:style-name="gr19" draw:text-style-name="P18" draw:layer="layout" svg:width="1.75cm" svg:height="0.526cm" svg:x="4.45cm" svg:y="8cm">
            <draw:text-box>
              <text:p text:style-name="P17"><text:span text:style-name="T1">2090</text:span></text:p>
            </draw:text-box>
          </draw:frame>
        </draw:g>
        <draw:g draw:style-name="gr16">
          <draw:line draw:style-name="gr17" draw:text-style-name="P16" draw:layer="layout" svg:x1="6cm" svg:y1="8cm" svg:x2="11cm" svg:y2="8cm">
            <text:p/>
          </draw:line>
          <draw:line draw:style-name="gr18" draw:text-style-name="P16" draw:layer="layout" svg:x1="6cm" svg:y1="8cm" svg:x2="6cm" svg:y2="8.1cm">
            <text:p/>
          </draw:line>
          <draw:line draw:style-name="gr18" draw:text-style-name="P16" draw:layer="layout" svg:x1="8.55cm" svg:y1="8cm" svg:x2="8.55cm" svg:y2="8.1cm">
            <text:p/>
          </draw:line>
          <draw:frame draw:style-name="gr19" draw:text-style-name="P18" draw:layer="layout" svg:width="1.75cm" svg:height="0.526cm" svg:x="5.4cm" svg:y="8cm">
            <draw:text-box>
              <text:p text:style-name="P17"><text:span text:style-name="T1">Historical</text:span></text:p>
            </draw:text-box>
          </draw:frame>
          <draw:frame draw:style-name="gr19" draw:text-style-name="P18" draw:layer="layout" svg:width="1.75cm" svg:height="0.526cm" svg:x="7.65cm" svg:y="8cm">
            <draw:text-box>
              <text:p text:style-name="P17"><text:span text:style-name="T1">2050</text:span></text:p>
            </draw:text-box>
          </draw:frame>
          <draw:frame draw:style-name="gr19" draw:text-style-name="P18" draw:layer="layout" svg:width="1.75cm" svg:height="0.526cm" svg:x="9.95cm" svg:y="8cm">
            <draw:text-box>
              <text:p text:style-name="P17"><text:span text:style-name="T1">2090</text:span></text:p>
            </draw:text-box>
          </draw:frame>
        </draw:g>
        <draw:g draw:style-name="gr16">
          <draw:line draw:style-name="gr17" draw:text-style-name="P16" draw:layer="layout" svg:x1="11.5cm" svg:y1="8cm" svg:x2="16.5cm" svg:y2="8cm">
            <text:p/>
          </draw:line>
          <draw:line draw:style-name="gr18" draw:text-style-name="P16" draw:layer="layout" svg:x1="11.5cm" svg:y1="8cm" svg:x2="11.5cm" svg:y2="8.1cm">
            <text:p/>
          </draw:line>
          <draw:line draw:style-name="gr18" draw:text-style-name="P16" draw:layer="layout" svg:x1="14.05cm" svg:y1="8cm" svg:x2="14.05cm" svg:y2="8.1cm">
            <text:p/>
          </draw:line>
          <draw:frame draw:style-name="gr19" draw:text-style-name="P18" draw:layer="layout" svg:width="1.75cm" svg:height="0.526cm" svg:x="10.9cm" svg:y="8cm">
            <draw:text-box>
              <text:p text:style-name="P17"><text:span text:style-name="T1">Historical</text:span></text:p>
            </draw:text-box>
          </draw:frame>
          <draw:frame draw:style-name="gr19" draw:text-style-name="P18" draw:layer="layout" svg:width="1.75cm" svg:height="0.526cm" svg:x="13.15cm" svg:y="8cm">
            <draw:text-box>
              <text:p text:style-name="P17"><text:span text:style-name="T1">2050</text:span></text:p>
            </draw:text-box>
          </draw:frame>
          <draw:frame draw:style-name="gr19" draw:text-style-name="P18" draw:layer="layout" svg:width="1.75cm" svg:height="0.526cm" svg:x="15.45cm" svg:y="8cm">
            <draw:text-box>
              <text:p text:style-name="P17"><text:span text:style-name="T1">2090</text:span></text:p>
            </draw:text-box>
          </draw:frame>
        </draw:g>
      </draw:page>
      <draw:page draw:name="page2" draw:style-name="dp1" draw:master-page-name="Default">
        <draw:frame draw:style-name="gr1" draw:text-style-name="P1" draw:layer="layout" svg:width="16.966cm" svg:height="6.249cm" svg:x="0.034cm" svg:y="0cm">
          <draw:image xlink:href="Pictures/1000000100000D0C000010E6CA2DD10E.png" xlink:type="simple" xlink:show="embed" xlink:actuate="onLoad" draw:mime-type="image/png">
            <text:p/>
          </draw:image>
        </draw:frame>
        <draw:polygon draw:style-name="gr20" draw:text-style-name="P19" draw:layer="layout" svg:width="1.91cm" svg:height="0.111cm" svg:x="14.379cm" svg:y="7.573cm" svg:viewBox="0 0 1911 112" draw:points="0,0 6,0 13,0 19,0 25,0 32,0 39,0 44,0 51,0 57,0 64,0 70,0 77,0 83,0 90,0 96,0 102,0 109,0 115,0 121,0 128,0 134,0 140,0 147,0 154,0 160,0 166,0 173,0 179,0 185,0 192,0 198,0 204,0 211,0 217,0 223,0 230,0 237,0 243,0 250,0 256,0 262,0 269,0 275,0 281,0 288,0 294,0 300,0 307,0 313,0 319,0 326,0 333,1 339,1 345,1 352,1 358,1 364,1 371,1 377,1 383,1 390,1 396,1 402,1 410,1 415,1 422,1 429,1 435,1 441,1 448,1 454,2 460,2 467,2 473,2 479,2 486,2 492,2 498,2 505,2 512,2 517,3 524,3 531,3 537,3 543,3 550,3 556,3 562,3 569,4 575,4 581,4 588,4 595,4 600,5 607,5 613,5 620,6 627,6 633,6 639,6 646,7 652,7 658,8 665,8 671,8 678,9 684,9 690,9 696,10 703,10 710,11 716,12 722,12 729,13 735,13 741,14 748,14 754,15 760,16 768,17 773,17 779,18 786,19 793,20 799,21 806,21 812,22 818,23 825,24 831,25 837,26 844,27 850,28 856,29 863,31 869,32 875,33 882,34 889,35 895,36 901,38 908,39 914,40 920,41 927,43 933,44 939,45 946,47 952,48 958,49 966,50 972,52 978,53 985,54 991,55 997,57 1004,58 1010,59 1016,60 1023,62 1029,63 1035,64 1042,65 1048,66 1055,68 1061,69 1068,70 1073,71 1080,72 1087,73 1093,74 1099,75 1106,75 1112,76 1118,77 1125,78 1131,79 1137,80 1144,80 1151,81 1157,82 1163,83 1170,83 1176,84 1183,84 1189,85 1195,85 1202,86 1208,86 1214,87 1221,87 1227,88 1234,88 1240,89 1246,89 1253,90 1259,90 1266,90 1272,90 1278,91 1285,91 1291,91 1297,92 1304,92 1310,92 1316,92 1324,93 1329,93 1335,93 1342,93 1349,93 1355,94 1362,94 1368,94 1374,94 1381,94 1387,95 1393,95 1400,95 1406,95 1412,95 1419,95 1425,95 1431,95 1438,95 1445,95 1451,95 1457,95 1464,95 1470,96 1476,96 1483,96 1489,96 1496,96 1502,96 1508,96 1514,96 1522,96 1528,96 1534,96 1541,96 1547,96 1553,96 1560,96 1566,96 1572,96 1579,96 1585,96 1591,96 1598,96 1605,96 1611,96 1617,96 1624,96 1630,97 1636,97 1643,97 1649,97 1656,97 1663,97 1668,97 1674,97 1682,97 1688,97 1694,97 1701,97 1707,97 1713,97 1720,97 1726,97 1732,97 1739,97 1745,97 1751,97 1758,97 1765,97 1771,97 1777,97 1784,97 1790,97 1796,97 1803,97 1809,97 1815,97 1822,97 1828,97 1835,97 1841,97 1847,97 1854,97 1861,97 1867,97 1873,97 1880,97 1886,97 1892,97 1899,97 1905,97 1911,97 1911,112 1905,112 1899,112 1892,112 1886,112 1880,112 1873,112 1867,112 1861,112 1854,112 1847,112 1841,112 1835,112 1828,112 1822,112 1815,112 1809,112 1803,112 1796,112 1790,112 1784,112 1777,112 1771,112 1765,112 1758,112 1751,112 1745,112 1739,112 1732,112 1726,112 1720,112 1713,112 1707,112 1701,112 1694,112 1688,112 1682,112 1674,111 1668,111 1663,111 1656,111 1649,111 1643,111 1636,111 1630,111 1624,111 1617,111 1611,111 1605,111 1598,111 1591,111 1585,111 1579,111 1572,111 1566,111 1560,111 1553,111 1547,111 1541,111 1534,111 1528,111 1522,111 1514,111 1508,111 1502,111 1496,111 1489,111 1483,111 1476,111 1470,111 1464,111 1457,111 1451,110 1445,110 1438,110 1431,110 1425,110 1419,110 1412,110 1406,109 1400,109 1393,109 1387,109 1381,109 1374,109 1368,109 1362,108 1355,108 1349,108 1342,108 1335,108 1329,107 1324,107 1316,107 1310,107 1304,106 1297,106 1291,106 1285,106 1278,106 1272,105 1266,105 1259,104 1253,104 1246,104 1240,103 1234,103 1227,102 1221,102 1214,101 1208,101 1202,100 1195,100 1189,100 1183,99 1176,98 1170,98 1163,97 1157,96 1151,96 1144,95 1137,94 1131,93 1125,93 1118,92 1112,91 1106,90 1099,89 1093,88 1087,87 1080,86 1073,85 1068,84 1061,83 1055,82 1048,81 1042,80 1035,79 1029,78 1023,76 1016,75 1010,74 1004,73 997,71 991,70 985,69 978,68 972,66 966,65 958,64 952,62 946,61 939,60 933,59 927,57 920,56 914,55 908,54 901,52 895,51 889,50 882,49 875,47 869,46 863,45 856,44 850,43 844,42 837,41 831,40 825,39 818,38 812,37 806,36 799,35 793,34 786,33 779,33 773,32 768,31 760,30 754,30 748,29 741,28 735,28 729,27 722,27 716,26 710,26 703,25 696,24 690,24 684,23 678,23 671,23 665,22 658,22 652,22 646,21 639,21 633,21 627,20 620,20 613,20 607,19 600,19 595,19 588,19 581,18 575,18 569,18 562,18 556,18 550,18 543,18 537,17 531,17 524,17 517,17 512,17 505,17 498,17 492,17 486,16 479,16 473,16 467,16 460,16 454,16 448,16 441,16 435,16 429,16 422,16 415,16 410,16 402,15 396,15 390,15 383,15 377,15 371,15 364,15 358,15 352,15 345,15 339,15 333,15 326,15 319,15 313,15 307,15 300,15 294,15 288,15 281,15 275,15 269,15 262,15 256,15 250,15 243,15 237,15 230,15 223,15 217,15 211,15 204,15 198,15 192,15 185,15 179,15 173,15 166,15 160,15 154,15 147,15 140,15 134,15 128,15 121,15 115,15 109,15 102,15 96,15 90,15 83,15 77,15 70,15 64,15 57,15 51,15 44,15 39,15 32,15 25,15 19,15 13,15 6,15 0,15">
          <text:p/>
        </draw:polygon>
        <draw:polygon draw:style-name="gr21" draw:text-style-name="P20" draw:layer="layout" svg:width="1.918cm" svg:height="0.015cm" svg:x="14.37cm" svg:y="7.684cm" svg:viewBox="0 0 1919 16"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6 1913,16 1907,16 1900,16 1894,16 1887,16 1881,16 1875,16 1868,16 1862,16 1855,16 1848,16 1843,16 1836,16 1829,16 1823,16 1817,16 1810,16 1804,16 1798,16 1791,16 1785,16 1778,16 1772,16 1765,16 1759,16 1752,16 1747,16 1740,16 1733,16 1727,16 1720,16 1714,16 1708,16 1701,16 1695,16 1689,16 1681,16 1675,16 1670,16 1663,16 1656,16 1650,16 1643,16 1637,16 1631,16 1624,16 1618,16 1611,16 1605,16 1598,16 1592,16 1585,16 1579,16 1572,16 1566,16 1560,16 1553,16 1547,16 1541,16 1534,16 1528,16 1521,16 1514,16 1508,16 1502,16 1495,16 1489,16 1483,16 1476,16 1470,16 1464,16 1457,16 1451,16 1444,16 1437,16 1431,16 1425,16 1418,16 1412,16 1405,16 1399,16 1393,16 1386,16 1380,16 1374,16 1367,16 1361,16 1355,16 1347,16 1341,16 1335,16 1329,16 1322,16 1316,16 1309,16 1303,16 1296,16 1290,16 1284,16 1277,16 1271,16 1265,16 1258,16 1251,16 1246,16 1239,16 1232,16 1226,16 1219,16 1213,16 1207,16 1200,16 1194,16 1188,16 1181,16 1175,16 1168,16 1162,16 1156,16 1149,16 1142,16 1136,16 1129,16 1123,16 1117,16 1110,16 1104,16 1098,16 1091,16 1085,16 1078,16 1072,16 1066,16 1059,16 1052,16 1046,16 1040,16 1033,16 1027,16 1020,16 1014,16 1008,16 1001,16 995,16 989,16 982,16 976,16 970,16 962,16 956,16 950,16 943,16 937,16 931,16 924,16 918,16 912,16 905,16 899,16 892,16 886,16 879,16 873,16 866,16 860,16 853,16 847,16 841,16 834,16 828,16 822,16 815,16 809,16 803,16 796,16 789,16 783,16 776,16 771,16 764,16 757,16 751,16 744,16 738,16 732,16 725,16 719,16 713,16 706,16 699,16 693,16 687,16 681,16 674,16 667,16 661,16 655,16 648,16 642,16 636,16 629,16 623,16 616,16 609,16 603,16 597,16 590,16 584,16 577,16 571,16 565,16 558,16 552,16 546,16 539,16 533,16 527,16 519,16 514,16 507,16 500,16 494,16 488,16 481,16 475,16 468,16 462,16 456,16 449,16 443,16 437,16 430,16 424,16 417,16 411,16 404,16 398,16 391,16 385,16 379,16 372,16 366,16 360,16 353,16 347,16 340,16 334,16 328,16 321,16 314,16 308,16 301,16 295,16 289,16 282,16 276,16 270,16 263,16 257,16 251,16 244,16 238,16 231,16 224,16 218,16 212,16 205,16 199,16 192,16 186,16 180,16 173,16 167,16 161,16 154,16 148,16 141,16 134,16 128,16 122,16 115,16 109,16 103,16 96,16 90,16 84,16 77,16 71,16 64,16 57,16 51,16 45,16 39,16 32,16 25,16 19,16 13,16 6,16 0,16">
          <text:p/>
        </draw:polygon>
        <draw:polygon draw:style-name="gr22" draw:text-style-name="P21" draw:layer="layout" svg:width="1.97cm" svg:height="0.118cm" svg:x="12.409cm" svg:y="7.581cm" svg:viewBox="0 0 1971 119" draw:points="0,0 6,0 13,0 19,0 25,0 32,0 38,0 44,0 51,0 57,0 63,0 70,0 77,0 83,0 90,0 96,0 102,0 109,0 115,0 121,0 128,0 134,0 140,0 147,0 153,0 160,0 166,0 173,0 178,0 185,0 192,0 198,0 204,0 211,0 217,0 223,0 230,0 236,0 243,0 250,0 256,0 261,0 269,0 275,0 281,0 288,1 294,1 300,1 307,1 313,1 319,1 326,1 332,1 339,1 345,1 351,1 358,1 364,1 371,1 377,1 383,1 390,1 396,1 402,1 409,1 415,1 421,1 429,1 434,1 440,1 448,2 454,2 460,2 467,2 473,2 479,2 486,2 492,2 498,2 505,3 512,3 517,3 524,3 531,3 537,3 543,3 550,3 556,3 562,4 569,4 575,4 581,4 588,5 594,5 600,5 607,5 613,6 619,6 627,6 633,7 639,7 646,7 652,8 658,8 665,8 671,9 677,9 684,10 690,10 696,11 703,11 709,12 716,12 722,13 729,13 735,14 741,15 748,15 754,16 760,17 767,18 773,18 779,19 786,20 792,21 799,22 806,23 812,23 818,25 825,26 831,27 837,28 844,29 850,30 856,31 863,32 869,33 875,35 882,36 889,37 895,39 901,40 907,41 914,42 920,44 927,45 933,46 939,48 946,49 952,50 958,52 965,53 971,54 977,56 985,57 990,59 997,60 1004,61 1010,63 1016,64 1023,65 1029,66 1035,68 1042,69 1048,70 1054,71 1061,72 1068,73 1073,75 1080,75 1087,77 1093,78 1099,79 1106,80 1112,80 1118,81 1125,82 1131,83 1137,84 1144,85 1150,86 1157,86 1163,87 1169,88 1176,89 1183,89 1189,90 1195,90 1202,91 1208,91 1214,92 1221,92 1227,93 1233,93 1240,94 1246,94 1252,95 1259,95 1266,95 1272,96 1278,96 1285,96 1291,97 1297,97 1304,97 1310,97 1316,98 1323,98 1329,98 1335,98 1342,99 1348,99 1355,99 1362,99 1368,99 1374,100 1381,100 1387,100 1393,100 1400,100 1406,100 1412,100 1419,100 1425,100 1431,100 1438,101 1445,101 1451,101 1457,101 1463,101 1470,101 1476,101 1483,101 1489,101 1495,101 1502,101 1508,101 1514,101 1521,101 1528,101 1534,102 1541,102 1546,102 1553,102 1560,102 1566,102 1572,102 1579,102 1585,102 1591,102 1598,102 1604,102 1610,102 1617,102 1624,102 1630,102 1636,102 1643,102 1649,102 1655,102 1662,102 1668,102 1674,102 1681,102 1688,102 1694,102 1701,102 1707,102 1713,102 1720,102 1726,102 1732,102 1739,102 1745,102 1751,102 1758,102 1764,102 1770,102 1777,102 1784,102 1790,102 1796,102 1803,102 1809,102 1815,102 1822,102 1828,102 1834,102 1841,102 1847,102 1853,102 1861,102 1867,102 1873,102 1880,102 1886,102 1892,102 1899,102 1905,102 1911,102 1911,102 1971,102 1971,119 1911,119 1911,119 1905,119 1899,119 1892,119 1886,119 1880,119 1873,119 1867,119 1861,119 1853,119 1847,119 1841,119 1834,119 1828,119 1822,119 1815,119 1809,119 1803,119 1796,119 1790,119 1784,119 1777,119 1770,119 1764,119 1758,119 1751,119 1745,119 1739,119 1732,119 1726,119 1720,119 1713,119 1707,119 1701,119 1694,119 1688,119 1681,119 1674,119 1668,119 1662,119 1655,119 1649,119 1643,119 1636,119 1630,119 1624,119 1617,119 1610,119 1604,119 1598,119 1591,119 1585,119 1579,119 1572,119 1566,119 1560,119 1553,118 1546,118 1541,118 1534,118 1528,118 1521,118 1514,118 1508,118 1502,118 1495,118 1489,118 1483,118 1476,118 1470,118 1463,118 1457,118 1451,117 1445,117 1438,117 1431,117 1425,117 1419,117 1412,117 1406,117 1400,117 1393,116 1387,116 1381,116 1374,116 1368,116 1362,116 1355,116 1348,116 1342,115 1335,115 1329,115 1323,115 1316,115 1310,114 1304,114 1297,114 1291,113 1285,113 1278,113 1272,112 1266,112 1259,112 1252,111 1246,111 1240,111 1233,110 1227,110 1221,109 1214,109 1208,108 1202,108 1195,107 1189,106 1183,106 1176,105 1169,105 1163,104 1157,103 1150,102 1144,102 1137,101 1131,100 1125,99 1118,98 1112,97 1106,96 1099,95 1093,95 1087,94 1080,93 1073,91 1068,90 1061,89 1054,88 1048,87 1042,86 1035,85 1029,83 1023,82 1016,80 1010,79 1004,78 997,77 990,75 985,74 977,73 971,71 965,70 958,69 952,67 946,66 939,64 933,63 927,62 920,60 914,59 907,58 901,56 895,55 889,54 882,53 875,51 869,50 863,49 856,48 850,47 844,46 837,44 831,43 825,42 818,41 812,40 806,39 799,39 792,38 786,37 779,36 773,35 767,34 760,33 754,33 748,32 741,31 735,31 729,30 722,29 716,29 709,28 703,28 696,27 690,27 684,26 677,26 671,25 665,25 658,25 652,24 646,24 639,23 633,23 627,23 619,23 613,22 607,22 600,22 594,22 588,21 581,21 575,21 569,21 562,20 556,20 550,20 543,20 537,20 531,20 524,19 517,19 512,19 505,19 498,19 492,19 486,19 479,18 473,18 467,18 460,18 454,18 448,18 440,18 434,18 429,18 421,18 415,18 409,18 402,18 396,18 390,18 383,18 377,18 371,18 364,18 358,18 351,18 345,18 339,18 332,18 326,17 319,17 313,17 307,17 300,17 294,17 288,17 281,17 275,17 269,17 261,17 256,17 250,17 243,17 236,17 230,17 223,17 217,17 211,17 204,17 198,17 192,17 185,17 178,17 173,17 166,17 160,17 153,17 147,17 140,17 134,17 128,17 121,17 115,17 109,17 102,17 96,17 90,17 83,17 77,17 70,17 63,17 57,17 51,17 44,17 38,17 32,17 25,17 19,17 13,17 6,17 0,17">
          <text:p/>
        </draw:polygon>
        <draw:polygon draw:style-name="gr23" draw:text-style-name="P22" draw:layer="layout" svg:width="3.611cm" svg:height="0.479cm" svg:x="12.679cm" svg:y="6.351cm" svg:viewBox="0 0 3612 480" draw:points="2500,110 2506,108 2512,107 2519,106 2525,104 2531,103 2538,102 2544,100 2550,98 2557,97 2564,95 2570,93 2576,92 2583,90 2589,88 2596,87 2602,85 2608,83 2615,81 2621,80 2627,78 2634,76 2640,74 2646,72 2653,70 2659,68 2666,67 2672,65 2679,63 2685,61 2691,59 2698,58 2704,56 2710,54 2717,52 2723,50 2730,49 2737,47 2742,45 2749,44 2756,42 2762,41 2768,39 2775,38 2781,36 2787,34 2794,34 2800,32 2806,31 2813,29 2819,28 2825,27 2832,26 2838,25 2844,24 2851,23 2858,22 2864,21 2870,20 2877,19 2883,18 2890,17 2896,16 2902,15 2909,15 2915,14 2921,14 2928,13 2935,12 2941,12 2947,11 2954,10 2960,10 2966,10 2973,9 2979,9 2985,8 2992,8 2998,7 3004,7 3011,7 3017,6 3024,6 3030,6 3037,5 3042,5 3050,5 3056,5 3062,5 3069,4 3075,4 3081,4 3088,4 3094,4 3100,3 3107,3 3114,3 3120,3 3126,3 3132,3 3139,2 3145,2 3152,2 3158,2 3164,2 3171,2 3177,2 3183,1 3190,1 3197,1 3203,1 3210,1 3215,1 3222,1 3229,1 3235,1 3241,1 3248,1 3254,1 3260,1 3267,1 3273,1 3279,1 3286,0 3293,0 3299,0 3305,0 3312,0 3318,0 3324,0 3331,0 3337,0 3343,0 3350,0 3357,0 3363,0 3370,0 3376,0 3382,0 3389,0 3395,0 3401,0 3408,0 3414,0 3420,0 3427,0 3433,0 3440,0 3446,0 3453,0 3459,0 3465,0 3472,0 3478,0 3484,0 3491,0 3497,0 3503,0 3510,0 3516,0 3522,0 3529,0 3536,0 3542,0 3549,0 3555,0 3561,0 3568,0 3574,0 3580,0 3587,0 3593,0 3599,0 3606,0 3612,0 3612,111 3612,161 3612,480 3606,480 3599,480 3593,480 3587,480 3580,480 3574,480 3568,480 3561,480 3555,480 3549,480 3542,480 3536,480 3529,480 3522,480 3516,480 3510,480 3503,480 3497,480 3491,480 3484,480 3478,480 3472,480 3465,480 3459,480 3453,480 3446,480 3440,480 3433,480 3427,480 3420,480 3414,480 3408,480 3401,480 3395,480 3389,480 3382,480 3376,480 3370,480 3363,480 3357,480 3350,480 3343,480 3337,480 3331,480 3324,480 3318,480 3312,480 3305,480 3299,480 3293,480 3286,480 3279,480 3273,480 3267,480 3260,480 3254,480 3248,480 3241,480 3235,480 3229,480 3222,480 3215,480 3210,480 3203,480 3197,480 3190,480 3183,480 3177,480 3171,480 3164,480 3158,480 3152,480 3145,480 3139,480 3132,480 3126,480 3120,480 3114,480 3107,480 3100,480 3094,480 3088,480 3081,480 3075,480 3069,480 3062,480 3056,480 3050,480 3042,480 3037,480 3030,480 3024,480 3017,480 3011,480 3004,480 2998,480 2992,480 2985,480 2979,480 2973,480 2966,480 2960,480 2954,480 2947,480 2941,480 2935,480 2928,480 2921,480 2915,480 2909,480 2902,480 2896,480 2890,480 2883,480 2877,480 2870,480 2864,480 2858,480 2851,480 2844,480 2838,480 2832,480 2825,480 2819,480 2813,480 2806,480 2800,480 2794,480 2787,480 2781,480 2775,480 2768,480 2762,480 2756,480 2749,480 2742,480 2737,480 2730,480 2723,480 2717,480 2710,480 2704,480 2698,480 2691,480 2685,480 2679,480 2672,480 2666,480 2659,480 2653,480 2646,480 2640,480 2634,480 2627,480 2621,480 2615,480 2608,480 2602,480 2596,480 2589,480 2583,480 2576,480 2570,480 2564,480 2557,480 2550,480 2544,480 2538,480 2531,480 2525,480 2519,480 2512,480 2506,480 2500,480 2493,480 2486,480 2481,480 2474,480 2468,480 2461,480 2455,480 2448,480 2442,480 2436,480 2429,480 2423,480 2417,480 2410,480 2404,480 2398,480 2391,480 2385,480 2379,480 2371,480 2365,480 2359,480 2352,480 2346,480 2340,480 2333,480 2327,480 2321,480 2314,480 2308,480 2302,480 2295,480 2288,480 2282,480 2276,480 2269,480 2263,480 2257,480 2250,480 2244,480 2238,480 2231,480 2225,480 2219,480 2212,480 2206,480 2199,480 2192,480 2186,480 2181,480 2173,480 2167,480 2161,480 2154,480 2148,480 2142,480 2135,480 2129,480 2123,480 2116,480 2110,480 2103,480 2097,480 2090,480 2084,480 2078,480 2071,480 2065,480 2059,480 2052,480 2046,480 2040,480 2033,480 2027,480 2020,480 2013,480 2008,480 2001,480 1994,480 1988,480 1982,480 1975,480 1969,480 1963,480 1956,480 1950,480 1944,480 1937,480 1930,480 1925,480 1918,480 1911,480 1905,480 1899,480 1892,480 1886,480 1880,480 1873,480 1867,480 1861,480 1854,480 1848,480 1842,480 1835,480 1829,480 1822,480 1815,480 1809,480 1803,480 1796,480 1790,480 1784,480 1777,480 1771,480 1765,480 1758,480 1752,480 1746,480 1739,480 1732,480 1726,480 1720,480 1713,480 1707,480 1701,480 1701,480 1642,480 1642,480 1636,480 1629,480 1623,480 1617,480 1610,480 1603,480 1598,480 1591,480 1584,480 1578,480 1571,480 1565,480 1559,480 1552,480 1546,480 1540,480 1533,480 1527,480 1520,480 1514,480 1508,480 1501,480 1495,480 1488,480 1482,480 1476,480 1469,480 1463,480 1457,480 1450,480 1444,480 1437,480 1430,480 1425,480 1419,480 1411,480 1405,480 1399,480 1392,480 1386,480 1380,480 1373,480 1366,480 1360,480 1354,480 1347,480 1341,480 1335,480 1328,480 1322,480 1316,480 1309,480 1303,480 1297,480 1290,480 1284,480 1277,480 1270,480 1264,480 1259,480 1251,480 1245,480 1239,480 1232,480 1226,480 1220,480 1213,480 1207,480 1201,480 1194,480 1187,480 1181,480 1175,480 1168,480 1162,480 1156,480 1149,480 1143,480 1137,480 1130,480 1124,480 1118,480 1111,480 1105,480 1098,480 1091,480 1086,480 1079,480 1072,480 1066,480 1060,480 1053,480 1047,480 1041,480 1034,480 1028,480 1022,480 1015,480 1008,480 1003,480 996,480 989,480 983,480 977,480 970,480 964,480 958,480 951,480 945,480 939,480 932,480 925,480 920,480 913,480 907,480 900,480 893,480 887,480 881,480 874,480 868,480 862,480 855,480 849,480 843,480 836,480 830,480 824,480 817,480 810,480 804,480 798,480 791,480 785,480 779,480 772,480 766,480 760,480 753,480 747,480 741,480 734,480 728,480 721,480 714,480 708,480 702,480 695,480 689,480 683,480 676,480 670,480 664,480 657,480 651,480 645,480 638,480 631,480 625,480 619,480 612,480 606,480 600,480 593,480 587,480 581,480 574,480 568,480 562,480 555,480 548,480 542,480 535,480 530,480 523,480 516,480 510,480 504,480 497,480 491,480 485,480 478,480 472,480 466,480 459,480 452,480 447,480 440,480 433,480 427,480 421,480 421,480 419,479 413,479 406,479 399,477 394,476 387,476 381,476 375,474 368,474 362,473 355,473 349,471 342,470 337,469 330,468 323,466 317,465 310,464 304,463 298,462 292,460 285,458 279,457 272,455 265,454 260,452 253,450 247,448 241,446 234,444 227,442 221,439 215,437 209,434 203,431 196,429 189,426 183,423 177,420 171,417 164,414 158,410 151,407 145,403 139,400 132,396 127,392 120,387 113,384 107,379 100,374 94,370 88,365 82,361 74,356 69,352 62,347 55,342 50,337 43,331 37,326 30,321 25,317 17,311 11,306 6,301 0,297 6,294 11,289 17,284 25,278 30,273 37,268 43,264 50,258 55,253 62,248 69,243 74,239 82,234 88,230 94,225 100,220 107,215 113,211 120,207 127,203 132,199 139,195 145,192 151,188 158,185 164,181 171,178 177,175 183,172 189,169 196,166 203,164 209,161 215,158 221,156 227,153 234,151 241,149 247,147 253,145 260,143 265,141 272,140 279,138 285,137 292,135 298,133 304,132 310,131 317,130 323,128 330,127 337,125 342,125 349,124 355,122 362,122 368,120 375,120 381,119 387,119 394,119 399,117 406,116 413,116 419,116 425,114 431,114 438,114 444,113 451,113 457,112 463,112 470,112 476,111 482,111 489,111 496,111 501,111 508,111 514,111 515,111 516,111 523,111 530,111 535,111 542,111 548,111 555,111 562,111 568,111 574,111 581,111 587,111 593,111 600,111 606,111 612,111 619,111 625,111 631,111 638,111 645,111 651,111 657,111 664,111 670,111 676,111 683,111 689,111 695,111 702,111 708,111 714,111 721,111 728,111 734,111 741,111 747,111 753,111 760,111 766,111 772,111 779,111 785,111 791,111 798,111 804,111 810,111 817,111 824,111 830,111 836,111 843,111 849,111 855,111 862,111 868,111 874,111 881,111 887,111 893,111 900,111 907,111 913,111 920,111 925,111 932,111 939,111 945,111 951,111 958,111 964,111 970,111 977,111 983,111 989,111 996,111 1003,111 1008,111 1015,111 1022,111 1028,111 1034,111 1041,111 1047,111 1053,111 1060,111 1066,111 1072,111 1079,111 1086,111 1091,111 1098,111 1105,111 1111,111 1118,111 1124,111 1130,111 1137,111 1143,111 1149,111 1156,111 1162,111 1168,111 1175,111 1181,111 1187,111 1194,111 1201,111 1207,111 1213,111 1220,111 1226,111 1232,111 1239,111 1245,111 1251,111 1259,111 1264,111 1270,111 1277,111 1284,111 1290,111 1297,111 1303,111 1309,111 1316,111 1322,111 1328,111 1335,111 1341,111 1347,111 1354,111 1360,111 1366,111 1373,111 1380,111 1386,111 1392,111 1399,111 1405,111 1411,111 1419,111 1425,111 1430,111 1437,111 1444,111 1450,111 1457,111 1463,111 1469,111 1476,111 1482,111 1488,111 1495,111 1501,111 1508,111 1514,111 1520,111 1527,111 1533,111 1540,111 1546,111 1552,111 1559,111 1565,111 1571,111 1578,111 1584,111 1591,111 1598,111 1603,111 1610,111 1617,111 1623,111 1629,111 1636,111 1642,111 1642,111 1701,111 1701,111 1707,111 1713,111 1720,111 1726,111 1732,111 1739,111 1746,111 1752,111 1758,111 1765,111 1771,111 1777,111 1784,111 1790,111 1796,111 1803,111 1809,111 1815,111 1822,111 1829,111 1835,111 1842,111 1848,111 1854,111 1861,111 1867,111 1873,111 1880,111 1886,111 1892,111 1899,111 1905,111 1911,111 1918,111 1925,111 1930,111 1937,111 1944,111 1950,111 1956,111 1963,111 1969,111 1975,111 1982,111 1988,111 1994,111 2001,111 2008,111 2013,111 2020,111 2027,111 2033,111 2040,111 2046,111 2052,111 2059,111 2065,111 2071,111 2078,111 2084,111 2090,111 2097,111 2103,111 2110,111 2116,111 2123,111 2129,111 2135,111 2142,111 2148,111 2154,111 2161,111 2167,111 2173,111 2181,111 2186,111 2192,111 2199,111 2206,111 2212,111 2219,111 2225,111 2231,111 2238,111 2244,111 2250,111 2257,111 2263,111 2269,111 2276,111 2282,111 2288,111 2295,111 2302,111 2308,111 2314,111 2321,111 2327,111 2333,111 2340,111 2346,111 2352,111 2359,111 2365,111 2371,111 2379,111 2385,111 2391,111 2398,111 2404,111 2410,111 2417,111 2423,111 2429,111 2436,111 2442,111 2448,111 2455,111 2461,111 2468,111 2474,111 2481,111 2486,111 2493,111 2494,111">
          <text:p/>
        </draw:polygon>
        <draw:polygon draw:style-name="gr20" draw:text-style-name="P19" draw:layer="layout" svg:width="1.91cm" svg:height="0.203cm" svg:x="3.429cm" svg:y="7.379cm" svg:viewBox="0 0 1911 204" draw:points="0,0 6,0 13,0 19,0 25,0 32,0 39,0 44,0 51,0 57,0 64,0 70,0 77,0 83,0 90,0 96,0 102,0 109,0 115,0 121,0 128,0 134,0 140,0 147,0 154,0 160,0 166,0 173,0 179,0 185,0 192,0 198,0 204,0 211,0 217,0 223,0 230,0 237,0 243,0 250,0 256,0 262,0 269,0 275,0 281,0 288,0 294,0 300,0 307,0 313,0 319,1 326,1 333,1 339,1 345,1 352,1 358,1 364,1 371,1 377,1 383,1 390,1 396,1 402,1 410,1 415,1 422,1 429,1 435,1 441,2 448,2 454,2 460,2 467,2 473,2 479,2 486,2 492,2 498,3 505,3 512,3 517,3 524,3 531,3 537,4 543,4 550,4 556,4 562,4 569,4 575,5 581,5 588,5 595,6 600,6 607,6 613,6 620,7 627,7 633,8 639,8 646,8 652,9 658,9 665,10 671,10 678,11 684,11 690,12 696,12 703,13 710,14 716,14 722,15 729,16 735,17 741,18 748,18 754,19 760,20 768,21 773,22 779,23 786,24 793,25 799,26 806,27 812,28 818,29 825,31 831,32 837,33 844,34 850,36 856,37 863,39 869,40 875,41 882,43 889,45 895,46 901,47 908,49 914,51 920,52 927,54 933,55 939,57 946,59 952,61 958,62 966,64 972,65 978,67 985,69 991,70 997,72 1004,74 1010,75 1016,76 1023,78 1029,80 1035,81 1042,83 1048,84 1055,85 1061,87 1068,88 1073,90 1080,91 1087,92 1093,93 1099,94 1106,96 1112,97 1118,98 1125,99 1131,100 1137,101 1144,102 1151,103 1157,104 1163,105 1170,105 1176,106 1183,107 1189,108 1195,108 1202,109 1208,110 1214,110 1221,111 1227,112 1234,112 1240,113 1246,113 1253,113 1259,114 1266,114 1272,115 1278,115 1285,116 1291,116 1297,116 1304,117 1310,117 1316,117 1324,118 1329,118 1335,118 1342,118 1349,119 1355,119 1362,119 1368,119 1374,120 1381,120 1387,120 1393,120 1400,120 1406,120 1412,120 1419,120 1425,121 1431,121 1438,121 1445,121 1451,121 1457,121 1464,121 1470,121 1476,121 1483,122 1489,122 1496,122 1502,122 1508,122 1514,122 1522,122 1528,122 1534,122 1541,122 1547,122 1553,122 1560,122 1566,122 1572,122 1579,122 1585,122 1591,122 1598,122 1605,122 1611,122 1617,122 1624,123 1630,123 1636,123 1643,123 1649,123 1656,123 1663,123 1668,123 1674,123 1682,123 1688,123 1694,123 1701,123 1707,123 1713,123 1720,123 1726,123 1732,123 1739,123 1745,123 1751,123 1758,123 1765,123 1771,123 1777,123 1784,123 1790,123 1796,123 1803,123 1809,123 1815,123 1822,123 1828,123 1835,123 1841,123 1847,123 1854,123 1861,123 1867,123 1873,123 1880,123 1886,123 1892,123 1899,123 1905,123 1911,123 1911,204 1905,204 1899,203 1892,203 1886,203 1880,203 1873,203 1867,203 1861,203 1854,203 1847,203 1841,203 1835,203 1828,203 1822,203 1815,203 1809,203 1803,203 1796,203 1790,203 1784,203 1777,203 1771,203 1765,203 1758,203 1751,203 1745,203 1739,203 1732,203 1726,203 1720,203 1713,203 1707,203 1701,203 1694,203 1688,203 1682,203 1674,203 1668,203 1663,203 1656,203 1649,203 1643,203 1636,203 1630,203 1624,203 1617,203 1611,203 1605,203 1598,203 1591,203 1585,203 1579,203 1572,203 1566,203 1560,203 1553,203 1547,203 1541,203 1534,203 1528,203 1522,202 1514,202 1508,202 1502,202 1496,202 1489,202 1483,202 1476,202 1470,202 1464,202 1457,202 1451,202 1445,201 1438,201 1431,201 1425,201 1419,201 1412,201 1406,201 1400,201 1393,200 1387,200 1381,200 1374,200 1368,200 1362,200 1355,200 1349,199 1342,199 1335,199 1329,198 1324,198 1316,198 1310,198 1304,197 1297,197 1291,197 1285,196 1278,196 1272,195 1266,195 1259,194 1253,194 1246,194 1240,193 1234,193 1227,192 1221,192 1214,191 1208,190 1202,190 1195,189 1189,188 1183,188 1176,187 1170,186 1163,185 1157,184 1151,184 1144,183 1137,182 1131,181 1125,180 1118,178 1112,178 1106,176 1099,175 1093,174 1087,173 1080,171 1073,170 1068,169 1061,168 1055,166 1048,165 1042,163 1035,162 1029,161 1023,159 1016,157 1010,156 1004,154 997,153 991,151 985,149 978,148 972,146 966,145 958,143 952,141 946,140 939,138 933,136 927,135 920,133 914,132 908,130 901,128 895,127 889,125 882,124 875,122 869,121 863,120 856,118 850,117 844,115 837,114 831,113 825,112 818,110 812,109 806,108 799,107 793,106 786,105 779,104 773,103 768,102 760,101 754,100 748,99 741,98 735,98 729,97 722,96 716,95 710,94 703,94 696,93 690,92 684,92 678,91 671,91 665,91 658,90 652,89 646,89 639,89 633,88 627,88 620,87 613,87 607,87 600,86 595,86 588,86 581,85 575,85 569,85 562,85 556,85 550,84 543,84 537,84 531,84 524,83 517,83 512,83 505,83 498,83 492,83 486,83 479,83 473,83 467,82 460,82 454,82 448,82 441,82 435,82 429,82 422,82 415,82 410,82 402,82 396,82 390,82 383,82 377,81 371,81 364,81 358,81 352,81 345,81 339,81 333,81 326,81 319,81 313,81 307,81 300,81 294,81 288,81 281,81 275,81 269,81 262,81 256,81 250,81 243,81 237,81 230,81 223,81 217,81 211,81 204,81 198,81 192,81 185,81 179,81 173,81 166,81 160,81 154,81 147,81 140,81 134,81 128,81 121,81 115,81 109,80 102,80 96,80 90,80 83,80 77,80 70,80 64,80 57,80 51,80 44,80 39,80 32,80 25,80 19,80 13,80 6,80 0,80">
          <text:p/>
        </draw:polygon>
        <draw:polygon draw:style-name="gr21" draw:text-style-name="P20" draw:layer="layout" svg:width="1.918cm" svg:height="0.117cm" svg:x="3.42cm" svg:y="7.582cm" svg:viewBox="0 0 1919 118"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18 1913,118 1907,118 1900,118 1894,118 1887,118 1881,118 1875,118 1868,118 1862,118 1855,118 1848,118 1843,118 1836,118 1829,118 1823,118 1817,118 1810,118 1804,118 1798,118 1791,118 1785,118 1778,118 1772,118 1765,118 1759,118 1752,118 1747,118 1740,118 1733,118 1727,118 1720,118 1714,118 1708,118 1701,118 1695,118 1689,118 1681,118 1675,118 1670,118 1663,118 1656,118 1650,118 1643,118 1637,118 1631,118 1624,118 1618,118 1611,118 1605,118 1598,118 1592,118 1585,118 1579,118 1572,118 1566,118 1560,118 1553,118 1547,118 1541,118 1534,118 1528,118 1521,118 1514,118 1508,118 1502,118 1495,118 1489,118 1483,118 1476,118 1470,118 1464,118 1457,118 1451,118 1444,118 1437,118 1431,118 1425,118 1418,118 1412,118 1405,118 1399,118 1393,118 1386,118 1380,118 1374,118 1367,118 1361,118 1355,118 1347,118 1341,118 1335,118 1329,118 1322,118 1316,118 1309,118 1303,118 1296,118 1290,118 1284,118 1277,118 1271,118 1265,118 1258,118 1251,118 1246,118 1239,118 1232,118 1226,118 1219,118 1213,118 1207,118 1200,118 1194,118 1188,118 1181,118 1175,118 1168,118 1162,118 1156,118 1149,118 1142,118 1136,118 1129,118 1123,118 1117,118 1110,118 1104,118 1098,118 1091,118 1085,118 1078,118 1072,118 1066,118 1059,118 1052,118 1046,118 1040,118 1033,118 1027,118 1020,118 1014,118 1008,118 1001,118 995,118 989,118 982,118 976,118 970,118 962,118 956,118 950,118 943,118 937,118 931,118 924,118 918,118 912,118 905,118 899,118 892,118 886,118 879,118 873,118 866,118 860,118 853,118 847,118 841,118 834,118 828,118 822,118 815,118 809,118 803,118 796,118 789,118 783,118 776,118 771,118 764,118 757,118 751,118 744,118 738,118 732,118 725,118 719,118 713,118 706,118 699,118 693,118 687,118 681,118 674,118 667,118 661,118 655,118 648,118 642,118 636,118 629,118 623,118 616,118 609,118 603,118 597,118 590,118 584,118 577,118 571,118 565,118 558,118 552,118 546,118 539,118 533,118 527,118 519,118 514,118 507,118 500,118 494,118 488,118 481,118 475,118 468,118 462,118 456,118 449,118 443,118 437,118 430,118 424,118 417,118 411,118 404,118 398,118 391,118 385,118 379,118 372,118 366,118 360,118 353,118 347,118 340,118 334,118 328,118 321,118 314,118 308,118 301,118 295,118 289,118 282,118 276,118 270,118 263,118 257,118 251,118 244,118 238,118 231,118 224,118 218,118 212,118 205,118 199,118 192,118 186,118 180,118 173,118 167,118 161,118 154,118 148,118 141,118 134,118 128,118 122,118 115,118 109,118 103,118 96,118 90,118 84,118 77,118 71,118 64,118 57,118 51,118 45,118 39,118 32,118 25,118 19,118 13,118 6,118 0,118">
          <text:p/>
        </draw:polygon>
        <draw:polygon draw:style-name="gr24" draw:text-style-name="P23" draw:layer="layout" svg:width="1.97cm" svg:height="0.26cm" svg:x="1.459cm" svg:y="7.439cm" svg:viewBox="0 0 1971 261" draw:points="0,0 6,0 13,0 19,0 25,0 32,0 38,0 44,0 51,0 57,0 63,0 70,0 77,0 83,0 90,0 96,0 102,0 109,0 115,0 121,0 128,0 134,0 140,0 147,0 153,0 160,0 166,0 173,0 178,0 185,0 192,0 198,0 204,0 211,0 217,0 223,0 230,0 236,0 243,0 250,0 256,0 261,0 269,0 275,0 281,0 288,0 294,1 300,1 307,1 313,1 319,1 326,1 332,1 339,1 345,1 351,1 358,1 364,1 371,1 377,1 383,1 390,1 396,1 402,1 409,2 415,2 421,2 429,2 434,2 440,2 448,2 454,2 460,2 467,2 473,3 479,3 486,3 492,3 498,3 505,3 512,4 517,4 524,4 531,4 537,4 543,4 550,4 556,5 562,5 569,5 575,6 581,6 588,6 594,6 600,7 607,7 613,8 619,8 627,8 633,9 639,9 646,10 652,10 658,11 665,11 671,12 677,12 684,13 690,14 696,15 703,15 709,16 716,17 722,18 729,18 735,19 741,20 748,21 754,22 760,23 767,24 773,25 779,26 786,28 792,29 799,30 806,32 812,33 818,34 825,35 831,37 837,39 844,40 850,42 856,43 863,45 869,47 875,48 882,50 889,52 895,54 901,55 907,57 914,59 920,61 927,62 933,64 939,66 946,68 952,70 958,72 965,74 971,76 977,78 985,80 990,81 997,83 1004,85 1010,87 1016,89 1023,91 1029,92 1035,94 1042,96 1048,97 1054,99 1061,100 1068,102 1073,104 1080,105 1087,106 1093,108 1099,109 1106,111 1112,112 1118,113 1125,114 1131,116 1137,117 1144,118 1150,119 1157,120 1163,121 1169,122 1176,123 1183,124 1189,125 1195,125 1202,126 1208,127 1214,127 1221,128 1227,129 1233,129 1240,130 1246,131 1252,131 1259,132 1266,132 1272,133 1278,133 1285,134 1291,134 1297,134 1304,135 1310,135 1316,135 1323,136 1329,136 1335,136 1342,137 1348,137 1355,137 1362,137 1368,138 1374,138 1381,138 1387,138 1393,139 1400,139 1406,139 1412,139 1419,139 1425,139 1431,140 1438,140 1445,140 1451,140 1457,140 1463,140 1470,140 1476,140 1483,141 1489,141 1495,141 1502,141 1508,141 1514,141 1521,141 1528,141 1534,141 1541,141 1546,141 1553,141 1560,141 1566,141 1572,141 1579,141 1585,141 1591,142 1598,142 1604,142 1610,142 1617,142 1624,142 1630,142 1636,142 1643,142 1649,142 1655,142 1662,142 1668,142 1674,142 1681,142 1688,142 1694,142 1701,142 1707,142 1713,142 1720,142 1726,142 1732,142 1739,142 1745,142 1751,142 1758,142 1764,142 1770,142 1777,142 1784,142 1790,142 1796,142 1803,142 1809,142 1815,142 1822,142 1828,142 1834,142 1841,142 1847,142 1853,142 1861,142 1867,142 1873,142 1880,142 1886,142 1892,142 1899,142 1905,142 1911,142 1911,142 1971,142 1971,261 1911,261 1911,261 1905,261 1899,261 1892,261 1886,261 1880,261 1873,261 1867,261 1861,261 1853,261 1847,261 1841,261 1834,261 1828,261 1822,261 1815,261 1809,261 1803,261 1796,261 1790,261 1784,261 1777,261 1770,261 1764,261 1758,261 1751,261 1745,261 1739,261 1732,261 1726,261 1720,261 1713,261 1707,261 1701,261 1694,261 1688,261 1681,261 1674,261 1668,261 1662,261 1655,261 1649,261 1643,261 1636,261 1630,261 1624,261 1617,261 1610,261 1604,261 1598,261 1591,260 1585,260 1579,260 1572,260 1566,260 1560,260 1553,260 1546,260 1541,260 1534,260 1528,260 1521,260 1514,260 1508,260 1502,260 1495,260 1489,259 1483,259 1476,259 1470,259 1463,259 1457,259 1451,259 1445,259 1438,259 1431,258 1425,258 1419,258 1412,258 1406,258 1400,258 1393,258 1387,258 1381,257 1374,257 1368,257 1362,257 1355,256 1348,256 1342,256 1335,256 1329,255 1323,255 1316,255 1310,254 1304,254 1297,253 1291,253 1285,253 1278,252 1272,252 1266,251 1259,251 1252,250 1246,250 1240,249 1233,249 1227,248 1221,247 1214,247 1208,246 1202,245 1195,244 1189,243 1183,243 1176,242 1169,241 1163,240 1157,239 1150,238 1144,237 1137,236 1131,235 1125,234 1118,232 1112,231 1106,230 1099,229 1093,227 1087,226 1080,224 1073,223 1068,221 1061,220 1054,218 1048,216 1042,215 1035,213 1029,211 1023,210 1016,208 1010,206 1004,204 997,202 990,200 985,199 977,197 971,195 965,193 958,191 952,189 946,187 939,185 933,184 927,182 920,180 914,178 907,176 901,174 895,172 889,171 882,169 875,167 869,166 863,164 856,162 850,161 844,159 837,158 831,156 825,155 818,153 812,152 806,150 799,149 792,148 786,147 779,145 773,144 767,143 760,142 754,141 748,140 741,139 735,138 729,137 722,136 716,135 709,135 703,134 696,133 690,133 684,132 677,131 671,131 665,130 658,130 652,129 646,129 639,128 633,128 627,127 619,127 613,127 607,126 600,126 594,125 588,125 581,125 575,125 569,124 562,124 556,124 550,123 543,123 537,123 531,123 524,123 517,122 512,122 505,122 498,122 492,122 486,121 479,121 473,121 467,121 460,121 454,121 448,121 440,121 434,120 429,120 421,120 415,120 409,120 402,120 396,120 390,120 383,120 377,120 371,120 364,120 358,120 351,120 345,120 339,120 332,120 326,120 319,120 313,120 307,120 300,120 294,119 288,119 281,119 275,119 269,119 261,119 256,119 250,119 243,119 236,119 230,119 223,119 217,119 211,119 204,119 198,119 192,119 185,119 178,119 173,119 166,119 160,119 153,119 147,119 140,119 134,119 128,119 121,119 115,119 109,119 102,119 96,119 90,119 83,119 77,119 70,119 63,119 57,119 51,119 44,119 38,119 32,119 25,119 19,119 13,119 6,119 0,119">
          <text:p/>
        </draw:polygon>
        <draw:polygon draw:style-name="gr25" draw:text-style-name="P7" draw:layer="layout" svg:width="0.058cm" svg:height="0.198cm" svg:x="5.341cm" svg:y="7.501cm" svg:viewBox="0 0 59 199" draw:points="0,199 59,199 59,0 0,0">
          <text:p/>
        </draw:polygon>
        <draw:polygon draw:style-name="gr23" draw:text-style-name="P22" draw:layer="layout" svg:width="3.608cm" svg:height="0.213cm" svg:x="1.732cm" svg:y="6.35cm" svg:viewBox="0 0 3609 214" draw:points="2848,20 2855,19 2861,18 2867,18 2874,17 2880,16 2886,16 2893,15 2899,14 2906,13 2912,13 2918,12 2924,12 2931,11 2938,11 2944,10 2950,10 2957,9 2963,9 2970,9 2976,8 2982,8 2989,7 2995,7 3001,7 3008,6 3014,6 3021,6 3027,5 3034,5 3040,5 3046,5 3053,4 3059,4 3065,4 3072,4 3078,4 3084,4 3091,4 3097,3 3103,3 3110,3 3117,3 3123,3 3130,2 3136,2 3142,2 3149,2 3155,2 3161,2 3168,2 3174,2 3180,2 3187,2 3194,1 3200,1 3206,1 3213,1 3219,1 3225,1 3232,1 3238,1 3244,1 3251,1 3257,1 3263,1 3270,1 3276,1 3282,1 3290,1 3296,1 3302,1 3309,1 3315,1 3321,1 3328,1 3335,1 3340,1 3347,1 3354,1 3360,0 3366,0 3373,0 3379,0 3385,0 3392,0 3398,0 3404,0 3411,0 3417,0 3423,0 3430,0 3437,0 3442,0 3450,0 3456,0 3462,0 3469,0 3475,0 3481,0 3488,0 3494,0 3500,0 3507,0 3513,0 3519,0 3526,0 3533,0 3539,0 3545,0 3552,0 3558,0 3564,0 3571,0 3577,0 3583,0 3590,0 3596,0 3602,0 3609,0 3609,21 3609,21 3609,214 3602,214 3596,214 3590,214 3583,214 3577,214 3571,214 3564,214 3558,214 3552,214 3545,214 3539,214 3533,214 3526,214 3519,214 3513,214 3507,214 3500,214 3494,214 3488,214 3481,214 3475,214 3469,214 3462,214 3456,214 3450,214 3442,214 3437,214 3430,214 3423,214 3417,214 3411,214 3404,214 3398,214 3392,214 3385,214 3379,214 3373,214 3366,214 3360,214 3354,214 3347,214 3340,214 3335,214 3328,214 3321,214 3315,214 3309,214 3302,214 3296,214 3290,214 3282,214 3276,214 3270,214 3263,214 3257,214 3251,214 3244,214 3238,214 3232,214 3225,214 3219,214 3213,214 3206,214 3200,214 3194,214 3187,214 3180,214 3174,214 3168,214 3161,214 3155,214 3149,214 3142,214 3136,214 3130,214 3123,214 3117,214 3110,214 3103,214 3097,214 3091,214 3084,214 3078,214 3072,214 3065,214 3059,214 3053,214 3046,214 3040,214 3034,214 3027,214 3021,214 3014,214 3008,214 3001,214 2995,214 2989,214 2982,214 2976,214 2970,214 2963,214 2957,214 2950,214 2944,214 2938,214 2931,214 2924,214 2918,214 2912,214 2906,214 2899,214 2893,214 2886,214 2880,214 2874,214 2867,214 2861,214 2855,214 2848,214 2841,214 2835,214 2829,214 2823,214 2816,214 2810,214 2803,214 2797,214 2790,214 2784,214 2778,214 2771,214 2765,214 2759,214 2752,214 2745,214 2740,214 2733,214 2726,214 2720,214 2714,214 2707,214 2701,214 2695,214 2688,214 2682,214 2676,214 2669,214 2663,214 2657,214 2650,214 2643,214 2637,214 2630,214 2624,214 2618,214 2611,214 2605,214 2599,214 2592,214 2586,214 2580,214 2573,214 2567,214 2561,214 2554,214 2547,214 2541,214 2535,214 2528,214 2522,214 2516,214 2509,214 2503,214 2497,214 2490,214 2484,214 2478,214 2471,214 2465,214 2458,214 2451,214 2445,214 2439,214 2432,214 2426,214 2420,214 2413,214 2407,214 2401,214 2394,214 2388,214 2382,214 2375,214 2368,214 2362,214 2356,214 2349,214 2343,214 2337,214 2330,214 2324,214 2318,214 2311,214 2305,214 2299,214 2292,214 2285,214 2279,214 2272,214 2267,214 2260,214 2253,214 2247,214 2241,214 2234,214 2228,214 2222,214 2215,214 2209,214 2203,214 2196,214 2189,214 2184,214 2177,214 2170,214 2164,214 2158,214 2151,214 2145,214 2139,214 2132,214 2126,214 2120,214 2112,214 2107,214 2101,214 2094,214 2087,214 2081,214 2074,214 2068,214 2062,214 2055,214 2049,214 2043,214 2036,214 2030,214 2024,214 2017,214 2011,214 2005,214 1998,214 1991,214 1985,214 1979,214 1972,214 1966,214 1960,214 1953,214 1947,214 1941,214 1934,214 1928,214 1922,214 1915,214 1908,214 1902,214 1895,214 1889,214 1883,214 1876,214 1870,214 1864,214 1857,214 1851,214 1845,214 1838,214 1832,214 1826,214 1819,214 1812,214 1806,214 1800,214 1793,214 1787,214 1781,214 1774,214 1768,214 1762,214 1755,214 1749,214 1743,214 1736,214 1729,214 1723,214 1716,214 1710,214 1704,214 1698,214 1697,214 1639,214 1639,214 1632,214 1626,214 1620,214 1613,214 1606,214 1601,214 1594,214 1588,214 1581,214 1575,214 1568,214 1562,214 1556,214 1549,214 1543,214 1537,214 1530,214 1524,214 1518,214 1511,214 1505,214 1498,214 1491,214 1485,214 1479,214 1472,214 1466,214 1460,214 1453,214 1447,214 1441,214 1434,214 1428,214 1422,214 1415,214 1408,214 1402,214 1396,214 1389,214 1383,214 1377,214 1370,214 1363,214 1357,214 1350,214 1345,214 1338,214 1331,214 1325,214 1319,214 1312,214 1306,214 1300,214 1293,214 1287,214 1281,214 1274,214 1267,214 1262,214 1255,214 1248,214 1242,214 1236,214 1229,214 1223,214 1217,214 1210,214 1204,214 1198,214 1190,214 1184,214 1179,214 1172,214 1165,214 1159,214 1152,214 1146,214 1140,214 1133,214 1127,214 1121,214 1114,214 1108,214 1102,214 1095,214 1089,214 1083,214 1076,214 1069,214 1063,214 1057,214 1050,214 1044,214 1038,214 1031,214 1025,214 1019,214 1012,214 1006,214 1000,214 993,214 986,214 980,214 973,214 967,214 961,214 954,214 948,214 942,214 935,214 929,214 923,214 916,214 910,214 904,214 897,214 890,214 884,214 878,214 871,214 865,214 859,214 852,214 846,214 840,214 833,214 827,214 821,214 814,214 807,214 801,214 794,214 788,214 782,214 775,214 769,214 763,214 756,214 750,214 744,214 737,214 731,214 725,214 718,214 711,214 705,214 699,214 692,214 686,214 680,214 673,214 667,214 661,214 654,214 648,214 642,214 634,214 628,214 622,214 616,214 609,214 603,214 596,214 590,214 584,214 577,214 571,214 565,214 558,214 552,214 545,214 539,214 533,214 527,214 520,214 513,214 507,214 501,214 494,214 488,214 482,214 475,214 469,214 463,214 456,214 450,214 444,214 436,214 430,214 424,214 417,214 411,214 405,214 398,214 392,214 386,214 379,214 373,214 367,214 360,214 354,214 347,214 341,214 334,214 328,214 322,214 315,214 309,214 303,214 296,214 290,214 284,214 277,214 271,214 265,214 258,214 251,214 245,214 238,214 232,214 226,214 219,214 213,214 207,214 200,214 194,214 188,214 181,214 181,214 177,213 174,213 171,212 167,211 164,210 161,210 157,209 154,208 150,207 147,207 144,206 140,205 138,204 134,203 131,201 128,200 124,199 120,198 117,196 113,195 110,194 107,192 104,191 100,190 97,188 93,186 90,185 86,183 83,181 80,179 77,177 74,175 70,173 67,171 63,169 60,167 56,164 53,162 50,159 46,157 43,154 40,152 36,149 32,147 29,144 26,141 22,138 20,136 16,133 13,130 10,127 6,125 2,122 0,120 2,118 6,115 10,113 13,110 16,107 20,104 22,102 26,99 29,96 32,93 36,91 40,88 43,86 46,83 50,81 53,78 56,76 60,73 63,71 67,69 70,67 74,65 77,63 80,61 83,59 86,57 90,55 93,54 97,52 100,50 104,49 107,48 110,46 113,45 117,44 120,42 124,41 128,40 131,39 134,38 138,36 140,35 144,35 147,34 150,33 154,32 157,31 161,30 164,30 167,29 171,29 174,28 177,27 181,27 185,26 188,25 191,25 194,24 198,24 201,24 204,23 208,23 211,23 215,22 218,22 221,22 224,21 228,21 231,21 234,21 238,21 245,21 251,21 258,21 265,21 271,21 277,21 284,21 290,21 296,21 303,21 309,21 315,21 322,21 328,21 334,21 341,21 347,21 354,21 360,21 367,21 373,21 379,21 386,21 392,21 398,21 405,21 411,21 417,21 424,21 430,21 436,21 444,21 450,21 456,21 463,21 469,21 475,21 482,21 488,21 494,21 501,21 507,21 513,21 520,21 527,21 533,21 539,21 545,21 552,21 558,21 565,21 571,21 577,21 584,21 590,21 596,21 603,21 609,21 616,21 622,21 628,21 634,21 642,21 648,21 654,21 661,21 667,21 673,21 680,21 686,21 692,21 699,21 705,21 711,21 718,21 725,21 731,21 737,21 744,21 750,21 756,21 763,21 769,21 775,21 782,21 788,21 794,21 801,21 807,21 814,21 821,21 827,21 833,21 840,21 846,21 852,21 859,21 865,21 871,21 878,21 884,21 890,21 897,21 904,21 910,21 916,21 923,21 929,21 935,21 942,21 948,21 954,21 961,21 967,21 973,21 980,21 986,21 993,21 1000,21 1006,21 1012,21 1019,21 1025,21 1031,21 1038,21 1044,21 1050,21 1057,21 1063,21 1069,21 1076,21 1083,21 1089,21 1095,21 1102,21 1108,21 1114,21 1121,21 1127,21 1133,21 1140,21 1146,21 1152,21 1159,21 1165,21 1172,21 1179,21 1184,21 1190,21 1198,21 1204,21 1210,21 1217,21 1223,21 1229,21 1236,21 1242,21 1248,21 1255,21 1262,21 1267,21 1274,21 1281,21 1287,21 1293,21 1300,21 1306,21 1312,21 1319,21 1325,21 1331,21 1338,21 1345,21 1350,21 1357,21 1363,21 1370,21 1377,21 1383,21 1389,21 1396,21 1402,21 1408,21 1415,21 1422,21 1428,21 1434,21 1441,21 1447,21 1453,21 1460,21 1466,21 1472,21 1479,21 1485,21 1491,21 1498,21 1505,21 1511,21 1518,21 1524,21 1530,21 1537,21 1543,21 1549,21 1556,21 1562,21 1568,21 1575,21 1581,21 1588,21 1594,21 1601,21 1606,21 1613,21 1620,21 1626,21 1632,21 1639,21 1639,21 1697,21 1698,21 1704,21 1710,21 1716,21 1723,21 1729,21 1736,21 1743,21 1749,21 1755,21 1762,21 1768,21 1774,21 1781,21 1787,21 1793,21 1800,21 1806,21 1812,21 1819,21 1826,21 1832,21 1838,21 1845,21 1851,21 1857,21 1864,21 1870,21 1876,21 1883,21 1889,21 1895,21 1902,21 1908,21 1915,21 1922,21 1928,21 1934,21 1941,21 1947,21 1953,21 1960,21 1966,21 1972,21 1979,21 1985,21 1991,21 1998,21 2005,21 2011,21 2017,21 2024,21 2030,21 2036,21 2043,21 2049,21 2055,21 2062,21 2068,21 2074,21 2081,21 2087,21 2094,21 2101,21 2107,21 2112,21 2120,21 2126,21 2132,21 2139,21 2145,21 2151,21 2158,21 2164,21 2170,21 2177,21 2184,21 2189,21 2196,21 2203,21 2209,21 2215,21 2222,21 2228,21 2234,21 2241,21 2247,21 2253,21 2260,21 2267,21 2272,21 2279,21 2285,21 2292,21 2299,21 2305,21 2311,21 2318,21 2324,21 2330,21 2337,21 2343,21 2349,21 2356,21 2362,21 2368,21 2375,21 2382,21 2388,21 2394,21 2401,21 2407,21 2413,21 2420,21 2426,21 2432,21 2439,21 2445,21 2451,21 2458,21 2465,21 2471,21 2478,21 2484,21 2490,21 2497,21 2503,21 2509,21 2516,21 2522,21 2528,21 2535,21 2541,21 2547,21 2554,21 2561,21 2567,21 2573,21 2580,21 2586,21 2592,21 2599,21 2605,21 2611,21 2618,21 2624,21 2630,21 2637,21 2643,21 2650,21 2657,21 2663,21 2669,21 2676,21 2682,21 2688,21 2695,21 2701,21 2707,21 2714,21 2720,21 2726,21 2733,21 2740,21 2745,21 2752,21 2759,21 2765,21 2771,21 2778,21 2784,21 2790,21 2797,21 2803,21 2810,21 2816,21 2823,21 2829,21 2835,21 2841,21 2846,21">
          <text:p/>
        </draw:polygon>
        <draw:polygon draw:style-name="gr20" draw:text-style-name="P19" draw:layer="layout" svg:width="1.91cm" svg:height="0.187cm" svg:x="8.929cm" svg:y="7.364cm" svg:viewBox="0 0 1911 188" draw:points="0,0 6,0 13,0 19,0 25,0 32,0 39,0 44,0 51,0 57,0 64,0 70,0 77,0 83,0 90,0 96,0 102,0 109,0 115,0 121,0 128,0 134,0 140,0 147,0 154,0 160,0 166,0 173,0 179,0 185,0 192,0 198,0 204,0 211,0 217,0 223,0 230,0 237,0 243,0 250,0 256,0 262,0 269,0 275,0 281,0 288,1 294,1 300,1 307,1 313,1 319,1 326,1 333,1 339,1 345,1 352,1 358,1 364,1 371,1 377,1 383,1 390,1 396,1 402,1 410,1 415,1 422,1 429,2 435,2 441,2 448,2 454,2 460,2 467,2 473,2 479,2 486,2 492,2 498,3 505,3 512,3 517,3 524,3 531,3 537,3 543,3 550,3 556,4 562,4 569,4 575,4 581,5 588,5 595,5 600,5 607,6 613,6 620,6 627,7 633,7 639,7 646,8 652,8 658,8 665,9 671,9 678,10 684,10 690,11 696,11 703,12 710,12 716,13 722,14 729,14 735,15 741,15 748,16 754,17 760,18 768,19 773,19 779,20 786,21 793,22 799,23 806,24 812,25 818,26 825,27 831,28 837,29 844,31 850,32 856,33 863,34 869,36 875,37 882,38 889,39 895,41 901,42 908,44 914,45 920,46 927,48 933,49 939,50 946,52 952,53 958,55 966,56 972,57 978,59 985,61 991,62 997,63 1004,65 1010,66 1016,67 1023,69 1029,70 1035,71 1042,73 1048,74 1055,75 1061,76 1068,77 1073,79 1080,80 1087,81 1093,82 1099,83 1106,84 1112,85 1118,86 1125,87 1131,88 1137,88 1144,89 1151,90 1157,91 1163,91 1170,92 1176,93 1183,94 1189,94 1195,95 1202,96 1208,96 1214,96 1221,97 1227,97 1234,98 1240,98 1246,99 1253,99 1259,100 1266,100 1272,101 1278,101 1285,101 1291,102 1297,102 1304,102 1310,102 1316,102 1324,103 1329,103 1335,103 1342,103 1349,104 1355,104 1362,104 1368,104 1374,104 1381,105 1387,105 1393,105 1400,105 1406,105 1412,105 1419,105 1425,105 1431,106 1438,106 1445,106 1451,106 1457,106 1464,106 1470,106 1476,106 1483,106 1489,106 1496,106 1502,107 1508,107 1514,107 1522,107 1528,107 1534,107 1541,107 1547,107 1553,107 1560,107 1566,107 1572,107 1579,107 1585,107 1591,107 1598,107 1605,107 1611,107 1617,107 1624,107 1630,107 1636,107 1643,107 1649,107 1656,107 1663,107 1668,107 1674,107 1682,107 1688,107 1694,107 1701,107 1707,107 1713,107 1720,107 1726,107 1732,107 1739,107 1745,107 1751,107 1758,107 1765,107 1771,107 1777,107 1784,107 1790,108 1796,108 1803,108 1809,108 1815,108 1822,108 1828,108 1835,108 1841,108 1847,108 1854,108 1861,108 1867,108 1873,108 1880,108 1886,108 1892,108 1899,108 1905,108 1911,108 1911,188 1905,188 1899,188 1892,188 1886,188 1880,188 1873,188 1867,188 1861,188 1854,188 1847,188 1841,188 1835,188 1828,188 1822,188 1815,188 1809,188 1803,188 1796,188 1790,188 1784,188 1777,188 1771,188 1765,188 1758,188 1751,188 1745,188 1739,188 1732,188 1726,188 1720,188 1713,188 1707,188 1701,188 1694,188 1688,188 1682,188 1674,188 1668,188 1663,188 1656,188 1649,188 1643,188 1636,188 1630,188 1624,188 1617,188 1611,188 1605,188 1598,188 1591,188 1585,188 1579,188 1572,188 1566,188 1560,188 1553,188 1547,188 1541,187 1534,187 1528,187 1522,187 1514,187 1508,187 1502,187 1496,187 1489,187 1483,187 1476,187 1470,187 1464,187 1457,187 1451,187 1445,187 1438,186 1431,186 1425,186 1419,186 1412,186 1406,186 1400,186 1393,185 1387,185 1381,185 1374,185 1368,185 1362,185 1355,185 1349,184 1342,184 1335,184 1329,184 1324,184 1316,183 1310,183 1304,183 1297,183 1291,182 1285,182 1278,182 1272,181 1266,181 1259,180 1253,180 1246,180 1240,179 1234,179 1227,178 1221,178 1214,177 1208,177 1202,176 1195,176 1189,175 1183,174 1176,174 1170,173 1163,172 1157,172 1151,171 1144,170 1137,169 1131,168 1125,167 1118,167 1112,166 1106,165 1099,164 1093,162 1087,161 1080,161 1073,159 1068,158 1061,157 1055,156 1048,155 1042,153 1035,152 1029,151 1023,149 1016,148 1010,147 1004,145 997,144 991,143 985,141 978,140 972,138 966,137 958,136 952,134 946,132 939,131 933,130 927,128 920,127 914,126 908,124 901,123 895,121 889,120 882,119 875,118 869,116 863,115 856,114 850,113 844,111 837,110 831,109 825,108 818,107 812,106 806,105 799,104 793,103 786,102 779,101 773,100 768,99 760,99 754,98 748,97 741,96 735,96 729,95 722,94 716,94 710,93 703,93 696,92 690,92 684,91 678,91 671,90 665,90 658,90 652,89 646,89 639,88 633,88 627,88 620,87 613,87 607,87 600,86 595,86 588,86 581,86 575,85 569,85 562,85 556,85 550,85 543,85 537,84 531,84 524,84 517,84 512,84 505,84 498,84 492,83 486,83 479,83 473,83 467,83 460,83 454,83 448,83 441,83 435,83 429,82 422,82 415,82 410,82 402,82 396,82 390,82 383,82 377,82 371,82 364,82 358,82 352,82 345,82 339,82 333,82 326,82 319,82 313,82 307,82 300,82 294,82 288,82 281,82 275,82 269,82 262,82 256,82 250,82 243,81 237,81 230,81 223,81 217,81 211,81 204,81 198,81 192,81 185,81 179,81 173,81 166,81 160,81 154,81 147,81 140,81 134,81 128,81 121,81 115,81 109,81 102,81 96,81 90,81 83,81 77,81 70,81 64,81 57,81 51,81 44,81 39,81 32,81 25,81 19,81 13,81 6,81 0,81">
          <text:p/>
        </draw:polygon>
        <draw:polygon draw:style-name="gr21" draw:text-style-name="P20" draw:layer="layout" svg:width="1.918cm" svg:height="0.147cm" svg:x="8.92cm" svg:y="7.552cm" svg:viewBox="0 0 1919 148"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48 1913,148 1907,148 1900,148 1894,148 1887,148 1881,148 1875,148 1868,148 1862,148 1855,148 1848,148 1843,148 1836,148 1829,148 1823,148 1817,148 1810,148 1804,148 1798,148 1791,148 1785,148 1778,148 1772,148 1765,148 1759,148 1752,148 1747,148 1740,148 1733,148 1727,148 1720,148 1714,148 1708,148 1701,148 1695,148 1689,148 1681,148 1675,148 1670,148 1663,148 1656,148 1650,148 1643,148 1637,148 1631,148 1624,148 1618,148 1611,148 1605,148 1598,148 1592,148 1585,148 1579,148 1572,148 1566,148 1560,148 1553,148 1547,148 1541,148 1534,148 1528,148 1521,148 1514,148 1508,148 1502,148 1495,148 1489,148 1483,148 1476,148 1470,148 1464,148 1457,148 1451,148 1444,148 1437,148 1431,148 1425,148 1418,148 1412,148 1405,148 1399,148 1393,148 1386,148 1380,148 1374,148 1367,148 1361,148 1355,148 1347,148 1341,148 1335,148 1329,148 1322,148 1316,148 1309,148 1303,148 1296,148 1290,148 1284,148 1277,148 1271,148 1265,148 1258,148 1251,148 1246,148 1239,148 1232,148 1226,148 1219,148 1213,148 1207,148 1200,148 1194,148 1188,148 1181,148 1175,148 1168,148 1162,148 1156,148 1149,148 1142,148 1136,148 1129,148 1123,148 1117,148 1110,148 1104,148 1098,148 1091,148 1085,148 1078,148 1072,148 1066,148 1059,148 1052,148 1046,148 1040,148 1033,148 1027,148 1020,148 1014,148 1008,148 1001,148 995,148 989,148 982,148 976,148 970,148 962,148 956,148 950,148 943,148 937,148 931,148 924,148 918,148 912,148 905,148 899,148 892,148 886,148 879,148 873,148 866,148 860,148 853,148 847,148 841,148 834,148 828,148 822,148 815,148 809,148 803,148 796,148 789,148 783,148 776,148 771,148 764,148 757,148 751,148 744,148 738,148 732,148 725,148 719,148 713,148 706,148 699,148 693,148 687,148 681,148 674,148 667,148 661,148 655,148 648,148 642,148 636,148 629,148 623,148 616,148 609,148 603,148 597,148 590,148 584,148 577,148 571,148 565,148 558,148 552,148 546,148 539,148 533,148 527,148 519,148 514,148 507,148 500,148 494,148 488,148 481,148 475,148 468,148 462,148 456,148 449,148 443,148 437,148 430,148 424,148 417,148 411,148 404,148 398,148 391,148 385,148 379,148 372,148 366,148 360,148 353,148 347,148 340,148 334,148 328,148 321,148 314,148 308,148 301,148 295,148 289,148 282,148 276,148 270,148 263,148 257,148 251,148 244,148 238,148 231,148 224,148 218,148 212,148 205,148 199,148 192,148 186,148 180,148 173,148 167,148 161,148 154,148 148,148 141,148 134,148 128,148 122,148 115,148 109,148 103,148 96,148 90,148 84,148 77,148 71,148 64,148 57,148 51,148 45,148 39,148 32,148 25,148 19,148 13,148 6,148 0,148">
          <text:p/>
        </draw:polygon>
        <draw:polygon draw:style-name="gr22" draw:text-style-name="P21" draw:layer="layout" svg:width="1.97cm" svg:height="0.258cm" svg:x="6.959cm" svg:y="7.441cm" svg:viewBox="0 0 1971 259" draw:points="0,0 6,0 13,0 19,0 25,0 32,0 38,0 44,0 51,0 57,0 63,0 70,0 77,0 83,0 90,0 96,0 102,0 109,0 115,0 121,0 128,0 134,0 140,0 147,0 153,0 160,0 166,0 173,0 178,0 185,0 192,0 198,0 204,0 211,0 217,0 223,0 230,0 236,0 243,0 250,0 256,0 261,0 269,0 275,0 281,0 288,0 294,0 300,0 307,0 313,0 319,1 326,1 332,1 339,1 345,1 351,1 358,1 364,1 371,1 377,1 383,1 390,1 396,1 402,1 409,1 415,1 421,1 429,1 434,1 440,2 448,2 454,2 460,2 467,2 473,2 479,2 486,2 492,2 498,2 505,3 512,3 517,3 524,3 531,3 537,3 543,3 550,3 556,4 562,4 569,4 575,4 581,4 588,5 594,5 600,5 607,6 613,6 619,6 627,7 633,7 639,7 646,8 652,8 658,9 665,9 671,9 677,10 684,10 690,11 696,11 703,12 709,12 716,13 722,14 729,14 735,15 741,16 748,16 754,17 760,18 767,19 773,20 779,20 786,21 792,22 799,23 806,24 812,25 818,26 825,27 831,29 837,30 844,31 850,32 856,33 863,35 869,36 875,37 882,38 889,40 895,41 901,43 907,44 914,45 920,47 927,48 933,50 939,51 946,53 952,54 958,56 965,57 971,58 977,60 985,61 990,63 997,64 1004,66 1010,67 1016,68 1023,70 1029,71 1035,73 1042,74 1048,75 1054,76 1061,78 1068,79 1073,80 1080,81 1087,82 1093,84 1099,85 1106,85 1112,86 1118,87 1125,88 1131,89 1137,90 1144,91 1150,92 1157,92 1163,93 1169,94 1176,95 1183,96 1189,96 1195,97 1202,97 1208,98 1214,98 1221,99 1227,100 1233,100 1240,100 1246,101 1252,101 1259,102 1266,102 1272,102 1278,103 1285,103 1291,103 1297,104 1304,104 1310,104 1316,105 1323,105 1329,105 1335,105 1342,106 1348,106 1355,106 1362,106 1368,106 1374,107 1381,107 1387,107 1393,107 1400,107 1406,107 1412,108 1419,108 1425,108 1431,108 1438,108 1445,108 1451,108 1457,108 1463,108 1470,108 1476,108 1483,108 1489,108 1495,108 1502,109 1508,109 1514,109 1521,109 1528,109 1534,109 1541,109 1546,109 1553,109 1560,109 1566,109 1572,109 1579,109 1585,109 1591,109 1598,109 1604,109 1610,109 1617,109 1624,109 1630,109 1636,109 1643,109 1649,109 1655,109 1662,109 1668,109 1674,109 1681,109 1688,109 1694,109 1701,109 1707,109 1713,109 1720,109 1726,109 1732,109 1739,109 1745,109 1751,109 1758,110 1764,110 1770,110 1777,110 1784,110 1790,110 1796,110 1803,110 1809,110 1815,110 1822,110 1828,110 1834,110 1841,110 1847,110 1853,110 1861,110 1867,110 1873,110 1880,110 1886,110 1892,110 1899,110 1905,110 1911,110 1911,110 1971,110 1971,259 1911,259 1911,259 1905,259 1899,259 1892,259 1886,259 1880,259 1873,259 1867,259 1861,259 1853,259 1847,259 1841,259 1834,259 1828,259 1822,259 1815,259 1809,259 1803,259 1796,259 1790,259 1784,259 1777,259 1770,259 1764,259 1758,259 1751,259 1745,259 1739,259 1732,259 1726,259 1720,259 1713,259 1707,259 1701,259 1694,259 1688,259 1681,259 1674,259 1668,259 1662,259 1655,259 1649,258 1643,258 1636,258 1630,258 1624,258 1617,258 1610,258 1604,258 1598,258 1591,258 1585,258 1579,258 1572,258 1566,258 1560,258 1553,258 1546,258 1541,258 1534,258 1528,258 1521,258 1514,258 1508,258 1502,258 1495,258 1489,258 1483,258 1476,257 1470,257 1463,257 1457,257 1451,257 1445,257 1438,257 1431,257 1425,257 1419,256 1412,256 1406,256 1400,256 1393,256 1387,256 1381,256 1374,256 1368,255 1362,255 1355,255 1348,255 1342,254 1335,254 1329,254 1323,254 1316,254 1310,253 1304,253 1297,253 1291,253 1285,252 1278,252 1272,252 1266,251 1259,251 1252,250 1246,250 1240,249 1233,249 1227,248 1221,248 1214,248 1208,247 1202,246 1195,246 1189,245 1183,244 1176,244 1169,243 1163,243 1157,242 1150,241 1144,240 1137,239 1131,238 1125,237 1118,237 1112,236 1106,235 1099,233 1093,232 1087,231 1080,230 1073,229 1068,228 1061,227 1054,225 1048,224 1042,223 1035,222 1029,220 1023,219 1016,218 1010,216 1004,215 997,213 990,212 985,210 977,209 971,207 965,206 958,205 952,203 946,202 939,200 933,199 927,197 920,196 914,195 907,193 901,192 895,190 889,189 882,188 875,186 869,185 863,184 856,182 850,181 844,180 837,179 831,178 825,177 818,175 812,174 806,173 799,172 792,171 786,170 779,170 773,169 767,168 760,167 754,166 748,165 741,165 735,164 729,163 722,163 716,162 709,161 703,161 696,160 690,160 684,159 677,159 671,158 665,158 658,157 652,157 646,157 639,156 633,156 627,155 619,155 613,155 607,155 600,155 594,154 588,154 581,154 575,153 569,153 562,153 556,153 550,153 543,152 537,152 531,152 524,152 517,152 512,152 505,151 498,151 492,151 486,151 479,151 473,151 467,151 460,151 454,151 448,150 440,150 434,150 429,150 421,150 415,150 409,150 402,150 396,150 390,149 383,149 377,149 371,149 364,149 358,149 351,149 345,149 339,149 332,149 326,149 319,149 313,149 307,149 300,149 294,149 288,149 281,149 275,149 269,149 261,149 256,149 250,149 243,149 236,149 230,149 223,149 217,149 211,149 204,149 198,149 192,149 185,149 178,149 173,149 166,149 160,149 153,149 147,149 140,149 134,149 128,149 121,149 115,149 109,149 102,149 96,149 90,149 83,149 77,149 70,149 63,149 57,149 51,149 44,149 38,149 32,149 25,149 19,149 13,149 6,149 0,149">
          <text:p/>
        </draw:polygon>
        <draw:polygon draw:style-name="gr23" draw:text-style-name="P22" draw:layer="layout" svg:width="3.616cm" svg:height="0.38cm" svg:x="7.223cm" svg:y="6.351cm" svg:viewBox="0 0 3617 381" draw:points="2749,35 2754,34 2761,32 2768,32 2774,30 2780,29 2787,28 2793,27 2799,26 2806,25 2812,24 2818,23 2825,22 2832,21 2837,20 2844,19 2850,18 2857,18 2863,17 2870,16 2876,15 2882,15 2889,14 2895,14 2901,13 2908,12 2915,12 2921,11 2927,11 2933,10 2940,10 2947,9 2953,9 2959,9 2966,8 2972,8 2978,7 2985,7 2991,7 2997,6 3004,6 3010,6 3016,5 3023,5 3030,5 3036,5 3042,4 3049,4 3055,4 3061,4 3068,4 3074,3 3080,3 3087,3 3093,3 3099,3 3106,3 3112,3 3119,3 3126,3 3132,2 3138,2 3145,2 3151,2 3157,2 3164,2 3170,1 3176,1 3183,1 3189,1 3195,1 3202,1 3209,1 3215,1 3221,1 3228,1 3234,1 3240,1 3247,1 3253,1 3259,1 3266,1 3272,1 3278,1 3285,1 3291,1 3298,0 3305,0 3311,0 3317,0 3324,0 3330,0 3336,0 3343,0 3349,0 3355,0 3362,0 3369,0 3375,0 3381,0 3388,0 3394,0 3400,0 3407,0 3413,0 3419,0 3426,0 3432,0 3438,0 3446,0 3451,0 3458,0 3465,0 3471,0 3477,0 3484,0 3490,0 3496,0 3503,0 3509,0 3515,0 3522,0 3528,0 3534,0 3541,0 3548,0 3554,0 3560,0 3567,0 3573,0 3579,0 3586,0 3592,0 3598,0 3605,0 3611,0 3617,0 3617,36 3617,37 3617,381 3611,381 3605,381 3598,381 3592,381 3586,381 3579,381 3573,381 3567,381 3560,381 3554,381 3548,381 3541,381 3534,381 3528,381 3522,381 3515,381 3509,381 3503,381 3496,381 3490,381 3484,381 3477,381 3471,381 3465,381 3458,381 3451,381 3446,381 3438,381 3432,381 3426,381 3419,381 3413,381 3407,381 3400,381 3394,381 3388,381 3381,381 3375,381 3369,381 3362,381 3355,381 3349,381 3343,381 3336,381 3330,381 3324,381 3317,381 3311,381 3305,381 3298,381 3291,381 3285,381 3278,381 3272,381 3266,381 3259,381 3253,381 3247,381 3240,381 3234,381 3228,381 3221,381 3215,381 3209,381 3202,381 3195,381 3189,381 3183,381 3176,381 3170,381 3164,381 3157,381 3151,381 3145,381 3138,381 3132,381 3126,381 3119,381 3112,381 3106,381 3099,381 3093,381 3087,381 3080,381 3074,381 3068,381 3061,381 3055,381 3049,381 3042,381 3036,381 3030,381 3023,381 3016,381 3010,381 3004,381 2997,381 2991,381 2985,381 2978,381 2972,381 2966,381 2959,381 2953,381 2947,381 2940,381 2933,381 2927,381 2921,381 2915,381 2908,381 2901,381 2895,381 2889,381 2882,381 2876,381 2870,381 2863,381 2857,381 2850,381 2844,381 2837,381 2832,381 2825,381 2818,381 2812,381 2806,381 2799,381 2793,381 2787,381 2780,381 2774,381 2768,381 2761,381 2754,381 2749,381 2742,381 2735,381 2729,381 2722,381 2716,381 2710,381 2703,381 2697,381 2691,381 2684,381 2678,381 2672,381 2665,381 2659,381 2652,381 2646,381 2639,381 2633,381 2627,381 2620,381 2614,381 2608,381 2601,381 2595,381 2589,381 2582,381 2576,381 2570,381 2562,381 2556,381 2550,381 2543,381 2537,381 2531,381 2524,381 2518,381 2512,381 2505,381 2499,381 2493,381 2486,381 2480,381 2474,381 2467,381 2460,381 2454,381 2448,381 2441,381 2435,381 2429,381 2422,381 2416,381 2410,381 2403,381 2397,381 2390,381 2384,381 2377,381 2371,381 2364,381 2358,381 2352,381 2345,381 2339,381 2333,381 2326,381 2320,381 2314,381 2307,381 2301,381 2294,381 2288,381 2281,381 2276,381 2269,381 2262,381 2256,381 2250,381 2243,381 2237,381 2230,381 2224,381 2218,381 2211,381 2204,381 2198,381 2192,381 2186,381 2179,381 2173,381 2166,381 2160,381 2154,381 2147,381 2141,381 2135,381 2128,381 2121,381 2116,381 2109,381 2103,381 2096,381 2090,381 2083,381 2077,381 2070,381 2064,381 2058,381 2051,381 2045,381 2039,381 2032,381 2025,381 2020,381 2013,381 2006,381 2000,381 1994,381 1987,381 1981,381 1975,381 1968,381 1962,381 1956,381 1949,381 1943,381 1937,381 1930,381 1924,381 1917,381 1910,381 1904,381 1898,381 1891,381 1885,381 1879,381 1872,381 1866,381 1860,381 1853,381 1847,381 1841,381 1834,381 1827,381 1821,381 1815,381 1808,381 1802,381 1796,381 1789,381 1783,381 1777,381 1770,381 1764,381 1758,381 1751,381 1745,381 1738,381 1731,381 1725,381 1719,381 1712,381 1707,381 1706,381 1648,381 1648,381 1641,381 1635,381 1629,381 1622,381 1615,381 1610,381 1603,381 1597,381 1590,381 1583,381 1577,381 1571,381 1564,381 1558,381 1552,381 1545,381 1539,381 1533,381 1526,381 1520,381 1514,381 1507,381 1500,381 1494,381 1488,381 1481,381 1475,381 1469,381 1462,381 1456,381 1450,381 1443,381 1437,381 1430,381 1424,381 1417,381 1411,381 1404,381 1398,381 1392,381 1385,381 1379,381 1372,381 1366,381 1359,381 1354,381 1347,381 1340,381 1334,381 1328,381 1321,381 1315,381 1309,381 1302,381 1296,381 1290,381 1282,381 1276,381 1270,381 1264,381 1257,381 1251,381 1244,381 1238,381 1232,381 1225,381 1219,381 1213,381 1206,381 1199,381 1193,381 1187,381 1181,381 1174,381 1168,381 1161,381 1155,381 1149,381 1142,381 1136,381 1130,381 1123,381 1117,381 1110,381 1103,381 1098,381 1091,381 1084,381 1078,381 1072,381 1065,381 1059,381 1053,381 1046,381 1040,381 1034,381 1027,381 1021,381 1015,381 1008,381 1002,381 995,381 989,381 982,381 976,381 970,381 963,381 957,381 950,381 944,381 938,381 931,381 925,381 919,381 912,381 905,381 899,381 893,381 886,381 880,381 874,381 867,381 861,381 855,381 848,381 842,381 836,381 829,381 823,381 816,381 810,381 803,381 797,381 790,381 784,381 778,381 771,381 765,381 759,381 752,381 746,381 740,381 733,381 726,381 720,381 714,381 707,381 701,381 695,381 688,381 682,381 676,381 669,381 663,381 657,381 650,381 643,381 637,381 630,381 625,381 618,381 611,381 605,381 599,381 592,381 586,381 580,381 573,381 567,381 561,381 554,381 547,381 542,381 535,381 528,381 522,381 516,381 509,381 503,381 497,381 490,381 484,381 478,381 471,381 465,381 459,381 452,381 445,381 439,381 432,381 426,381 420,381 413,381 407,381 401,381 394,381 391,381 386,380 380,380 374,380 368,378 363,377 356,377 351,377 345,376 338,376 333,374 327,374 322,373 315,372 310,371 304,370 298,368 292,367 286,366 280,365 274,364 269,362 262,360 257,360 251,358 245,357 239,355 233,353 227,351 222,349 215,347 210,345 204,342 198,341 192,338 187,336 181,333 174,331 169,328 163,325 158,322 150,319 145,316 139,313 134,309 128,306 121,303 116,299 110,295 105,291 98,287 92,283 87,279 81,274 75,270 69,266 63,262 57,257 51,253 46,248 40,243 34,238 28,234 23,229 17,224 10,219 5,215 0,211 5,208 10,203 17,199 23,194 28,189 34,184 40,180 46,175 51,170 57,165 63,161 69,157 75,152 81,148 87,144 92,140 98,135 105,131 110,128 116,124 121,120 128,116 134,113 139,109 145,107 150,103 158,100 163,97 169,94 174,92 181,89 187,87 192,84 198,82 204,80 210,77 215,76 222,73 227,72 233,70 239,68 245,66 251,65 257,63 262,62 269,60 274,58 280,57 286,57 292,56 298,54 304,53 310,52 315,51 322,50 327,49 333,49 338,47 345,47 351,46 356,45 363,45 368,44 374,43 380,43 386,42 391,41 397,41 403,41 410,40 415,40 421,40 427,40 433,40 439,38 444,38 450,38 456,38 462,38 468,38 474,38 479,37 486,37 492,37 497,36 503,36 509,36 516,36 522,36 528,36 535,36 542,36 547,36 554,36 561,36 567,36 573,36 580,36 586,36 592,36 599,36 605,36 611,36 618,36 625,36 630,36 637,36 643,36 650,36 657,36 663,36 669,36 676,36 682,36 688,36 695,36 701,36 707,36 714,36 720,36 726,36 733,36 740,36 746,36 752,36 759,36 765,36 771,36 778,36 784,36 790,36 797,36 803,36 810,36 816,36 823,36 829,36 836,36 842,36 848,36 855,36 861,36 867,36 874,36 880,36 886,36 893,36 899,36 905,36 912,36 919,36 925,36 931,36 938,36 944,36 950,36 957,36 963,36 970,36 976,36 982,36 989,36 995,36 1002,36 1008,36 1015,36 1021,36 1027,36 1034,36 1040,36 1046,36 1053,36 1059,36 1065,36 1072,36 1078,36 1084,36 1091,36 1098,36 1103,36 1110,36 1117,36 1123,36 1130,36 1136,36 1142,36 1149,36 1155,36 1161,36 1168,36 1174,36 1181,36 1187,36 1193,36 1199,36 1206,36 1213,36 1219,36 1225,36 1232,36 1238,36 1244,36 1251,36 1257,36 1264,36 1270,36 1276,36 1282,36 1290,36 1296,36 1302,36 1309,36 1315,36 1321,36 1328,36 1334,36 1340,36 1347,36 1354,36 1359,36 1366,36 1372,36 1379,36 1385,36 1392,36 1398,36 1404,36 1411,36 1417,36 1424,36 1430,36 1437,36 1443,36 1450,36 1456,36 1462,36 1469,36 1475,36 1481,36 1488,36 1494,36 1500,36 1507,36 1514,36 1520,36 1526,36 1533,36 1539,36 1545,36 1552,36 1558,36 1564,36 1571,36 1577,36 1583,36 1590,36 1597,36 1603,36 1610,36 1615,36 1622,36 1629,36 1635,36 1641,36 1648,36 1648,36 1706,36 1707,36 1712,36 1719,36 1725,36 1731,36 1738,36 1745,36 1751,36 1758,36 1764,36 1770,36 1777,36 1783,36 1789,36 1796,36 1802,36 1808,36 1815,36 1821,36 1827,36 1834,36 1841,36 1847,36 1853,36 1860,36 1866,36 1872,36 1879,36 1885,36 1891,36 1898,36 1904,36 1910,36 1917,36 1924,36 1930,36 1937,36 1943,36 1949,36 1956,36 1962,36 1968,36 1975,36 1981,36 1987,36 1994,36 2000,36 2006,36 2013,36 2020,36 2025,36 2032,36 2039,36 2045,36 2051,36 2058,36 2064,36 2070,36 2077,36 2083,36 2090,36 2096,36 2103,36 2109,36 2116,36 2121,36 2128,36 2135,36 2141,36 2147,36 2154,36 2160,36 2166,36 2173,36 2179,36 2186,36 2192,36 2198,36 2204,36 2211,36 2218,36 2224,36 2230,36 2237,36 2243,36 2250,36 2256,36 2262,36 2269,36 2276,36 2281,36 2288,36 2294,36 2301,36 2307,36 2314,36 2320,36 2326,36 2333,36 2339,36 2345,36 2352,36 2358,36 2364,36 2371,36 2377,36 2384,36 2390,36 2397,36 2403,36 2410,36 2416,36 2422,36 2429,36 2435,36 2441,36 2448,36 2454,36 2460,36 2467,36 2474,36 2480,36 2486,36 2493,36 2499,36 2505,36 2512,36 2518,36 2524,36 2531,36 2537,36 2543,36 2550,36 2556,36 2562,36 2570,36 2576,36 2582,36 2589,36 2595,36 2601,36 2608,36 2614,36 2620,36 2627,36 2633,36 2639,36 2646,36 2652,36 2659,36 2665,36 2672,36 2678,36 2684,36 2691,36 2697,36 2703,36 2710,36 2716,36 2722,36 2729,36 2735,36 2742,36 2745,36">
          <text:p/>
        </draw:polygon>
        <draw:g draw:style-name="gr16">
          <draw:line draw:style-name="gr17" draw:text-style-name="P16" draw:layer="layout" svg:x1="0.5cm" svg:y1="8cm" svg:x2="5.5cm" svg:y2="8cm">
            <text:p/>
          </draw:line>
          <draw:line draw:style-name="gr18" draw:text-style-name="P16" draw:layer="layout" svg:x1="0.5cm" svg:y1="8cm" svg:x2="0.5cm" svg:y2="8.1cm">
            <text:p/>
          </draw:line>
          <draw:line draw:style-name="gr18" draw:text-style-name="P16" draw:layer="layout" svg:x1="3.05cm" svg:y1="8cm" svg:x2="3.05cm" svg:y2="8.1cm">
            <text:p/>
          </draw:line>
          <draw:frame draw:style-name="gr19" draw:text-style-name="P18" draw:layer="layout" svg:width="1.75cm" svg:height="0.526cm" svg:x="-0.1cm" svg:y="8cm">
            <draw:text-box>
              <text:p text:style-name="P17"><text:span text:style-name="T1">Historical</text:span></text:p>
            </draw:text-box>
          </draw:frame>
          <draw:frame draw:style-name="gr19" draw:text-style-name="P18" draw:layer="layout" svg:width="1.75cm" svg:height="0.526cm" svg:x="2.15cm" svg:y="8cm">
            <draw:text-box>
              <text:p text:style-name="P17"><text:span text:style-name="T1">2050</text:span></text:p>
            </draw:text-box>
          </draw:frame>
          <draw:frame draw:style-name="gr19" draw:text-style-name="P18" draw:layer="layout" svg:width="1.75cm" svg:height="0.526cm" svg:x="4.45cm" svg:y="8cm">
            <draw:text-box>
              <text:p text:style-name="P17"><text:span text:style-name="T1">2090</text:span></text:p>
            </draw:text-box>
          </draw:frame>
        </draw:g>
        <draw:g draw:style-name="gr16">
          <draw:line draw:style-name="gr17" draw:text-style-name="P16" draw:layer="layout" svg:x1="6cm" svg:y1="8cm" svg:x2="11cm" svg:y2="8cm">
            <text:p/>
          </draw:line>
          <draw:line draw:style-name="gr18" draw:text-style-name="P16" draw:layer="layout" svg:x1="6cm" svg:y1="8cm" svg:x2="6cm" svg:y2="8.1cm">
            <text:p/>
          </draw:line>
          <draw:line draw:style-name="gr18" draw:text-style-name="P16" draw:layer="layout" svg:x1="8.55cm" svg:y1="8cm" svg:x2="8.55cm" svg:y2="8.1cm">
            <text:p/>
          </draw:line>
          <draw:frame draw:style-name="gr19" draw:text-style-name="P18" draw:layer="layout" svg:width="1.75cm" svg:height="0.526cm" svg:x="5.4cm" svg:y="8cm">
            <draw:text-box>
              <text:p text:style-name="P17"><text:span text:style-name="T1">Historical</text:span></text:p>
            </draw:text-box>
          </draw:frame>
          <draw:frame draw:style-name="gr19" draw:text-style-name="P18" draw:layer="layout" svg:width="1.75cm" svg:height="0.526cm" svg:x="7.65cm" svg:y="8cm">
            <draw:text-box>
              <text:p text:style-name="P17"><text:span text:style-name="T1">2050</text:span></text:p>
            </draw:text-box>
          </draw:frame>
          <draw:frame draw:style-name="gr19" draw:text-style-name="P18" draw:layer="layout" svg:width="1.75cm" svg:height="0.526cm" svg:x="9.95cm" svg:y="8cm">
            <draw:text-box>
              <text:p text:style-name="P17"><text:span text:style-name="T1">2090</text:span></text:p>
            </draw:text-box>
          </draw:frame>
        </draw:g>
        <draw:g draw:style-name="gr16">
          <draw:line draw:style-name="gr17" draw:text-style-name="P16" draw:layer="layout" svg:x1="11.5cm" svg:y1="8cm" svg:x2="16.5cm" svg:y2="8cm">
            <text:p/>
          </draw:line>
          <draw:line draw:style-name="gr18" draw:text-style-name="P16" draw:layer="layout" svg:x1="11.5cm" svg:y1="8cm" svg:x2="11.5cm" svg:y2="8.1cm">
            <text:p/>
          </draw:line>
          <draw:line draw:style-name="gr18" draw:text-style-name="P16" draw:layer="layout" svg:x1="14.05cm" svg:y1="8cm" svg:x2="14.05cm" svg:y2="8.1cm">
            <text:p/>
          </draw:line>
          <draw:frame draw:style-name="gr19" draw:text-style-name="P18" draw:layer="layout" svg:width="1.75cm" svg:height="0.526cm" svg:x="10.9cm" svg:y="8cm">
            <draw:text-box>
              <text:p text:style-name="P17"><text:span text:style-name="T1">Historical</text:span></text:p>
            </draw:text-box>
          </draw:frame>
          <draw:frame draw:style-name="gr19" draw:text-style-name="P18" draw:layer="layout" svg:width="1.75cm" svg:height="0.526cm" svg:x="13.15cm" svg:y="8cm">
            <draw:text-box>
              <text:p text:style-name="P17"><text:span text:style-name="T1">2050</text:span></text:p>
            </draw:text-box>
          </draw:frame>
          <draw:frame draw:style-name="gr19" draw:text-style-name="P18" draw:layer="layout" svg:width="1.75cm" svg:height="0.526cm" svg:x="15.45cm" svg:y="8cm">
            <draw:text-box>
              <text:p text:style-name="P17"><text:span text:style-name="T1">2090</text:span></text:p>
            </draw:text-box>
          </draw:frame>
        </draw:g>
        <draw:polygon draw:style-name="gr26" draw:text-style-name="P24" draw:layer="layout" svg:width="4.91cm" svg:height="0.873cm" svg:x="0.43cm" svg:y="6.685cm" svg:viewBox="0 0 4911 874" draw:points="970,0 1029,0 1036,0 1042,0 1048,0 1055,0 1061,0 1067,0 1074,0 1080,0 1086,0 1093,0 1100,0 1106,0 1113,0 1119,0 1125,0 1132,0 1138,0 1144,0 1151,0 1157,0 1163,0 1170,0 1176,0 1182,0 1189,0 1196,0 1202,0 1208,0 1215,0 1221,0 1227,0 1234,0 1240,0 1246,0 1253,0 1259,0 1265,0 1273,0 1279,0 1285,0 1291,0 1298,0 1304,0 1311,0 1317,0 1323,0 1330,0 1336,0 1342,0 1349,0 1355,0 1361,0 1368,0 1375,0 1380,0 1387,0 1394,0 1400,0 1406,0 1413,0 1419,0 1425,0 1432,0 1438,0 1444,0 1451,0 1458,0 1463,0 1470,0 1477,0 1483,0 1490,0 1496,0 1502,0 1509,0 1515,0 1521,0 1528,0 1534,0 1541,0 1547,0 1553,0 1560,0 1566,0 1573,0 1579,0 1585,0 1592,0 1598,0 1604,0 1611,0 1617,0 1623,0 1630,0 1636,0 1642,0 1649,0 1656,0 1662,0 1669,0 1675,0 1681,0 1688,0 1694,0 1700,0 1707,0 1713,0 1719,0 1726,0 1732,0 1738,0 1745,0 1752,0 1758,0 1764,0 1771,0 1777,0 1783,0 1790,0 1796,0 1802,0 1809,0 1815,0 1821,0 1829,0 1835,0 1841,0 1848,0 1854,0 1860,0 1867,0 1873,0 1879,0 1886,0 1892,0 1898,0 1905,0 1911,0 1918,0 1924,0 1931,0 1936,0 1943,0 1950,0 1956,0 1962,0 1969,0 1975,0 1981,0 1988,0 1994,0 2000,0 2007,0 2014,0 2020,0 2027,0 2033,0 2039,0 2046,0 2052,0 2058,0 2065,0 2071,0 2077,0 2084,0 2090,0 2097,0 2103,0 2109,0 2116,0 2122,0 2129,0 2135,0 2141,0 2148,0 2154,0 2160,0 2167,0 2173,0 2180,0 2187,0 2192,0 2199,0 2206,0 2212,0 2218,0 2225,0 2231,0 2237,0 2244,0 2250,0 2256,0 2263,0 2269,0 2275,0 2282,0 2288,0 2295,0 2301,0 2308,0 2314,0 2320,0 2327,0 2333,0 2340,0 2346,0 2352,0 2359,0 2365,0 2371,0 2378,0 2385,0 2391,0 2397,0 2404,0 2410,0 2416,0 2423,0 2429,0 2435,0 2442,0 2448,0 2454,0 2461,0 2467,0 2474,0 2480,0 2487,0 2492,0 2500,0 2506,0 2512,0 2519,0 2525,0 2531,0 2538,0 2544,0 2550,0 2557,0 2564,0 2570,0 2576,0 2583,0 2589,0 2595,0 2602,0 2608,0 2614,0 2621,0 2627,0 2633,0 2640,0 2647,0 2653,0 2660,0 2665,0 2672,0 2679,0 2685,0 2691,0 2698,0 2704,0 2710,0 2717,0 2724,0 2730,0 2736,0 2743,0 2749,0 2755,0 2762,0 2768,0 2774,0 2781,0 2787,0 2793,0 2800,0 2807,0 2813,0 2820,0 2826,0 2832,0 2839,0 2845,0 2851,0 2858,0 2864,0 2870,0 2877,0 2883,0 2890,0 2896,0 2903,0 2909,0 2915,0 2922,0 2928,0 2934,0 2941,0 2999,0 3000,0 3006,0 3012,0 3019,0 3025,0 3031,0 3038,0 3044,0 3051,0 3057,0 3063,0 3070,0 3076,0 3082,0 3089,0 3095,0 3101,0 3108,0 3114,0 3120,0 3128,0 3134,0 3140,0 3147,0 3153,0 3159,0 3166,0 3172,0 3178,0 3185,0 3192,0 3197,0 3204,0 3210,0 3217,0 3223,0 3230,0 3236,0 3242,0 3249,0 3255,0 3261,0 3268,0 3274,0 3280,0 3287,0 3293,0 3300,0 3307,0 3313,0 3319,0 3326,0 3332,0 3338,0 3345,0 3351,0 3357,0 3364,0 3370,0 3376,0 3383,0 3389,0 3396,0 3402,0 3409,0 3414,0 3421,0 3428,0 3434,0 3440,0 3447,0 3453,0 3460,0 3466,0 3472,0 3479,0 3486,0 3492,0 3498,0 3505,0 3511,0 3517,0 3524,0 3530,0 3536,0 3543,0 3549,0 3555,0 3562,0 3569,0 3575,0 3581,0 3587,0 3594,0 3600,0 3607,0 3613,0 3620,0 3626,0 3632,0 3639,0 3645,0 3651,0 3658,0 3665,0 3670,0 3677,0 3684,0 3690,0 3696,0 3703,0 3709,0 3715,0 3722,0 3728,0 3734,0 3741,0 3748,0 3753,0 3760,0 3767,0 3773,0 3780,0 3786,0 3792,0 3799,0 3805,0 3811,0 3818,0 3824,0 3830,0 3837,0 3843,0 3849,0 3856,0 3863,0 3869,0 3875,0 3882,0 3888,0 3894,0 3901,0 3907,0 3913,0 3920,0 3926,0 3932,0 3939,0 3945,0 3952,0 3959,0 3965,0 3971,0 3978,0 3984,0 3990,0 3997,0 4003,0 4009,0 4016,0 4022,0 4028,0 4035,0 4042,0 4048,0 4054,0 4061,0 4067,0 4073,0 4080,0 4086,0 4092,0 4099,0 4105,0 4111,0 4118,0 4125,0 4131,0 4138,0 4143,0 4150,0 4157,0 4163,0 4169,0 4176,0 4182,0 4188,0 4195,0 4201,0 4208,0 4214,0 4221,0 4226,0 4233,0 4240,0 4246,0 4252,0 4259,0 4265,0 4271,0 4278,0 4284,0 4290,0 4297,0 4304,0 4309,0 4316,0 4323,0 4329,0 4336,0 4342,0 4348,0 4355,0 4361,0 4367,0 4374,0 4380,0 4386,0 4393,0 4399,0 4405,0 4412,0 4419,0 4425,0 4431,0 4438,0 4444,0 4450,0 4457,0 4463,0 4469,0 4477,0 4482,0 4488,0 4496,0 4502,0 4508,0 4515,0 4521,0 4527,0 4534,0 4540,0 4546,0 4553,0 4559,0 4565,0 4572,0 4578,0 4584,0 4591,0 4598,0 4604,0 4610,0 4617,0 4623,0 4629,0 4637,0 4643,0 4648,0 4656,0 4662,0 4668,0 4675,0 4681,0 4687,0 4694,0 4700,0 4706,0 4713,0 4719,0 4726,0 4732,0 4739,0 4744,0 4751,0 4758,0 4764,0 4770,0 4777,0 4783,0 4789,0 4796,0 4802,0 4809,0 4816,0 4821,0 4827,0 4835,0 4841,0 4847,0 4854,0 4860,0 4866,0 4873,0 4879,0 4885,0 4892,0 4899,0 4904,0 4911,0 4911,694 4904,694 4899,694 4892,694 4885,694 4879,694 4873,694 4866,694 4860,694 4854,694 4847,694 4841,694 4835,694 4827,694 4821,694 4816,694 4809,694 4802,694 4796,694 4789,694 4783,694 4777,694 4770,694 4764,694 4758,694 4751,694 4744,694 4739,694 4732,694 4726,694 4719,694 4713,694 4706,694 4700,694 4694,694 4687,694 4681,694 4675,694 4668,694 4662,694 4656,694 4648,694 4643,694 4637,694 4629,694 4623,694 4617,694 4610,694 4604,694 4598,694 4591,694 4584,694 4578,694 4572,694 4565,694 4559,694 4553,694 4546,694 4540,694 4534,694 4527,694 4521,694 4515,694 4508,694 4502,694 4496,694 4488,694 4482,694 4477,694 4469,694 4463,694 4457,694 4450,694 4444,694 4438,694 4431,694 4425,694 4419,694 4412,694 4405,694 4399,694 4393,694 4386,694 4380,694 4374,694 4367,694 4361,694 4355,694 4348,694 4342,694 4336,694 4329,694 4323,694 4316,694 4309,694 4304,694 4297,694 4290,694 4284,694 4278,694 4271,694 4265,694 4259,694 4252,694 4246,694 4240,694 4233,694 4226,694 4221,694 4214,694 4208,694 4201,694 4195,694 4188,694 4182,694 4176,694 4169,694 4163,694 4157,694 4150,694 4143,694 4138,694 4131,694 4125,694 4118,694 4111,694 4105,694 4099,694 4092,694 4086,694 4080,694 4073,694 4067,694 4061,694 4054,694 4048,694 4042,694 4035,694 4028,694 4022,694 4016,694 4009,694 4003,694 3997,694 3990,694 3984,694 3978,694 3971,694 3965,694 3959,694 3952,694 3945,694 3939,694 3932,694 3926,694 3920,694 3913,694 3907,694 3901,694 3894,694 3888,694 3882,694 3875,694 3869,694 3863,694 3856,694 3849,694 3843,694 3837,694 3830,694 3824,694 3818,694 3811,694 3805,694 3799,694 3792,694 3786,694 3780,694 3773,694 3767,694 3760,694 3753,694 3748,694 3741,694 3734,694 3728,694 3722,694 3715,694 3709,694 3703,694 3696,694 3690,694 3684,694 3677,694 3670,694 3665,694 3658,694 3651,694 3645,694 3639,694 3632,694 3626,694 3620,694 3613,694 3607,694 3600,694 3594,694 3587,694 3581,694 3575,694 3569,694 3562,694 3555,694 3549,694 3543,694 3536,694 3530,694 3524,694 3517,694 3511,694 3505,694 3498,694 3492,694 3486,694 3479,694 3472,694 3466,694 3460,694 3453,694 3447,694 3440,694 3434,694 3428,694 3421,694 3414,694 3409,694 3402,694 3396,694 3389,694 3383,694 3376,694 3370,694 3364,694 3357,694 3351,694 3345,694 3338,694 3332,694 3326,694 3319,694 3313,694 3307,694 3300,694 3293,694 3287,694 3280,694 3274,694 3268,694 3261,694 3255,694 3249,694 3242,694 3236,694 3230,694 3223,694 3217,694 3210,694 3204,694 3197,694 3192,694 3185,694 3178,694 3172,694 3166,694 3159,694 3153,694 3147,694 3140,694 3134,694 3128,694 3120,694 3114,694 3108,694 3101,694 3095,694 3089,694 3082,694 3076,694 3070,694 3063,694 3057,694 3051,694 3044,694 3038,694 3031,694 3025,694 3019,694 3012,694 3006,694 3000,694 3000,774 2941,774 2941,754 2934,754 2928,754 2922,754 2915,754 2909,754 2903,754 2896,754 2890,754 2883,754 2877,754 2870,754 2864,754 2858,754 2851,754 2845,754 2839,754 2832,754 2826,754 2820,754 2813,754 2807,754 2800,754 2793,754 2787,754 2781,754 2774,754 2768,754 2762,754 2755,754 2749,754 2743,754 2736,754 2730,754 2724,754 2717,754 2710,754 2704,754 2698,754 2691,754 2685,754 2679,754 2672,754 2665,754 2660,754 2653,754 2647,754 2640,754 2633,754 2627,754 2621,754 2614,754 2608,754 2602,754 2595,754 2589,754 2583,754 2576,754 2570,754 2564,754 2557,754 2550,754 2544,754 2538,754 2531,754 2525,754 2519,754 2512,754 2506,754 2500,754 2492,754 2487,754 2480,754 2474,754 2467,754 2461,754 2454,754 2448,754 2442,754 2435,754 2429,754 2423,754 2416,754 2410,754 2404,754 2397,754 2391,754 2385,754 2378,754 2371,754 2365,754 2359,754 2352,754 2346,754 2340,754 2333,754 2327,754 2320,754 2314,754 2308,754 2301,754 2295,754 2288,754 2282,754 2275,754 2269,754 2263,754 2256,754 2250,754 2244,754 2237,754 2231,754 2225,754 2218,754 2212,754 2206,754 2199,754 2192,754 2187,754 2180,754 2173,754 2167,754 2160,754 2154,754 2148,754 2141,754 2135,754 2129,754 2122,754 2116,754 2109,754 2103,754 2097,754 2090,754 2084,754 2077,754 2071,754 2065,754 2058,754 2052,754 2046,754 2039,754 2033,754 2027,754 2020,754 2014,754 2007,754 2000,754 1994,754 1988,754 1981,754 1975,754 1969,754 1962,754 1956,754 1950,754 1943,754 1936,754 1931,754 1924,754 1918,754 1911,754 1905,754 1898,754 1892,754 1886,754 1879,754 1873,754 1867,754 1860,754 1854,754 1848,754 1841,754 1835,754 1829,754 1821,754 1815,754 1809,754 1802,754 1796,754 1790,754 1783,754 1777,754 1771,754 1764,754 1758,754 1752,754 1745,754 1738,754 1732,754 1726,754 1719,754 1713,754 1707,754 1700,754 1694,754 1688,754 1681,754 1675,754 1669,754 1662,754 1656,754 1649,754 1642,754 1636,754 1630,754 1623,754 1617,754 1611,754 1604,754 1598,754 1592,754 1585,754 1579,754 1573,754 1566,754 1560,754 1553,754 1547,754 1541,754 1534,754 1528,754 1521,754 1515,754 1509,754 1502,754 1496,754 1490,754 1483,754 1477,754 1470,754 1463,754 1458,754 1451,754 1444,754 1438,754 1432,754 1425,754 1419,754 1413,754 1406,754 1400,754 1394,754 1387,754 1380,754 1375,754 1368,754 1361,754 1355,754 1349,754 1342,754 1336,754 1330,754 1323,754 1317,754 1311,754 1304,754 1298,754 1291,754 1285,754 1279,754 1273,754 1265,754 1259,754 1253,754 1246,754 1240,754 1234,754 1227,754 1221,754 1215,754 1208,754 1202,754 1196,754 1189,754 1182,754 1176,754 1170,754 1163,754 1157,754 1151,754 1144,754 1138,754 1132,754 1125,754 1119,754 1113,754 1106,754 1100,754 1093,754 1086,754 1080,754 1074,754 1067,754 1061,754 1055,754 1048,754 1042,754 1036,754 1029,754 1029,873 974,873 974,874 920,874 907,872 889,868 871,867 851,863 835,859 815,852 798,850 780,846 760,842 744,837 724,831 706,826 689,822 669,815 651,811 633,802 615,798 597,791 580,783 560,776 542,771 524,763 506,755 488,746 469,738 451,729 433,721 415,710 397,702 377,692 362,681 342,670 324,660 306,649 286,636 270,625 251,612 233,601 213,588 197,577 177,564 159,551 142,538 122,524 106,512 86,499 70,486 50,471 33,459 15,446 0,436 15,426 33,413 50,401 70,386 86,373 106,360 122,348 142,334 159,321 177,308 197,295 213,284 233,271 251,260 270,248 286,236 306,223 324,212 342,202 362,191 377,180 397,170 415,162 433,151 451,144 469,134 488,126 506,118 524,109 542,101 560,96 580,89 597,81 615,74 633,70 651,61 669,57 689,50 706,46 724,41 744,35 760,30 780,27 798,22 815,20 835,14 851,9 871,5 889,4 904,1 970,1">
          <text:p/>
        </draw:polygon>
        <draw:polygon draw:style-name="gr26" draw:text-style-name="P24" draw:layer="layout" svg:width="4.96cm" svg:height="0.751cm" svg:x="5.88cm" svg:y="6.838cm" svg:viewBox="0 0 4961 752" draw:points="1081,0 1086,0 1092,0 1098,0 1105,0 1111,0 1117,0 1124,0 1130,0 1136,0 1143,0 1150,0 1156,0 1163,0 1169,0 1175,0 1182,0 1188,0 1194,0 1201,0 1207,0 1213,0 1220,0 1226,0 1232,0 1239,0 1246,0 1252,0 1258,0 1265,0 1271,0 1277,0 1284,0 1290,0 1296,0 1303,0 1309,0 1315,0 1323,0 1329,0 1335,0 1341,0 1348,0 1354,0 1361,0 1367,0 1373,0 1380,0 1386,0 1392,0 1399,0 1405,0 1411,0 1418,0 1425,0 1430,0 1437,0 1444,0 1450,0 1456,0 1463,0 1469,0 1475,0 1482,0 1488,0 1494,0 1501,0 1508,0 1513,0 1520,0 1527,0 1533,0 1540,0 1546,0 1552,0 1559,0 1565,0 1571,0 1578,0 1584,0 1591,0 1597,0 1603,0 1610,0 1616,0 1623,0 1629,0 1635,0 1642,0 1648,0 1654,0 1661,0 1667,0 1673,0 1680,0 1686,0 1692,0 1699,0 1706,0 1712,0 1719,0 1725,0 1731,0 1738,0 1744,0 1750,0 1757,0 1763,0 1769,0 1776,0 1782,0 1788,0 1795,0 1802,0 1808,0 1814,0 1821,0 1827,0 1833,0 1840,0 1846,0 1852,0 1859,0 1865,0 1871,0 1879,0 1885,0 1891,0 1898,0 1904,0 1910,0 1917,0 1923,0 1929,0 1936,0 1942,0 1948,0 1955,0 1961,0 1968,0 1974,0 1981,0 1986,0 1993,0 2000,0 2006,0 2012,0 2019,0 2025,0 2031,0 2038,0 2044,0 2050,0 2057,0 2064,0 2070,0 2077,0 2083,0 2089,0 2096,0 2102,0 2108,0 2115,0 2121,0 2127,0 2134,0 2140,0 2147,0 2153,0 2159,0 2166,0 2172,0 2179,0 2185,0 2191,0 2198,0 2204,0 2210,0 2217,0 2223,0 2230,0 2237,0 2242,0 2249,0 2256,0 2262,0 2268,0 2275,0 2281,0 2287,0 2294,0 2300,0 2306,0 2313,0 2319,0 2325,0 2332,0 2338,0 2345,0 2351,0 2358,0 2364,0 2370,0 2377,0 2383,0 2390,0 2396,0 2402,0 2409,0 2415,0 2421,0 2428,0 2435,0 2441,0 2447,0 2454,0 2460,0 2466,0 2473,0 2479,0 2485,0 2492,0 2498,0 2504,0 2511,0 2517,0 2524,0 2530,0 2537,0 2542,0 2550,0 2556,0 2562,0 2569,0 2575,0 2581,0 2588,0 2594,0 2600,0 2607,0 2614,0 2620,0 2626,0 2633,0 2639,0 2645,0 2652,0 2658,0 2664,0 2671,0 2677,0 2683,0 2690,0 2697,0 2703,0 2710,0 2715,0 2722,0 2729,0 2735,0 2741,0 2748,0 2754,0 2760,0 2767,0 2774,0 2780,0 2786,0 2793,0 2799,0 2805,0 2812,0 2818,0 2824,0 2831,0 2837,0 2843,0 2850,0 2857,0 2863,0 2870,0 2876,0 2882,0 2889,0 2895,0 2901,0 2908,0 2914,0 2920,0 2927,0 2933,0 2940,0 2946,0 2953,0 2959,0 2965,0 2972,0 2978,0 2984,0 2991,0 3049,0 3050,0 3056,0 3062,0 3069,0 3075,0 3081,0 3088,0 3094,0 3101,0 3107,0 3113,0 3120,0 3126,0 3132,0 3139,0 3145,0 3151,0 3158,0 3164,0 3170,0 3178,0 3184,0 3190,0 3197,0 3203,0 3209,0 3216,0 3222,0 3228,0 3235,0 3242,0 3247,0 3254,0 3260,0 3267,0 3273,0 3280,0 3286,0 3292,0 3299,0 3305,0 3311,0 3318,0 3324,0 3330,0 3337,0 3343,0 3350,0 3357,0 3363,0 3369,0 3376,0 3382,0 3388,0 3395,0 3401,0 3407,0 3414,0 3420,0 3426,0 3433,0 3439,0 3446,0 3452,0 3459,0 3464,0 3471,0 3478,0 3484,0 3490,0 3497,0 3503,0 3510,0 3516,0 3522,0 3529,0 3536,0 3542,0 3548,0 3555,0 3561,0 3567,0 3574,0 3580,0 3586,0 3593,0 3599,0 3605,0 3612,0 3619,0 3625,0 3631,0 3637,0 3644,0 3650,0 3657,0 3663,0 3670,0 3676,0 3682,0 3689,0 3695,0 3701,0 3708,0 3715,0 3720,0 3727,0 3734,0 3740,0 3746,0 3753,0 3759,0 3765,0 3772,0 3778,0 3784,0 3791,0 3798,0 3803,0 3810,0 3817,0 3823,0 3830,0 3836,0 3842,0 3849,0 3855,0 3861,0 3868,0 3874,0 3880,0 3887,0 3893,0 3899,0 3906,0 3913,0 3919,0 3925,0 3932,0 3938,0 3944,0 3951,0 3957,0 3963,0 3970,0 3976,0 3982,0 3989,0 3995,0 4002,0 4009,0 4015,0 4021,0 4028,0 4034,0 4040,0 4047,0 4053,0 4059,0 4066,0 4072,0 4078,0 4085,0 4092,0 4098,0 4104,0 4111,0 4117,0 4123,0 4130,0 4136,0 4142,0 4149,0 4155,0 4161,0 4168,0 4175,0 4181,0 4188,0 4193,0 4200,0 4207,0 4213,0 4219,0 4226,0 4232,0 4238,0 4245,0 4251,0 4258,0 4264,0 4271,0 4276,0 4283,0 4290,0 4296,0 4302,0 4309,0 4315,0 4321,0 4328,0 4334,0 4340,0 4347,0 4354,0 4359,0 4366,0 4373,0 4379,0 4386,0 4392,0 4398,0 4405,0 4411,0 4417,0 4424,0 4430,0 4436,0 4443,0 4449,0 4455,0 4462,0 4469,0 4475,0 4481,0 4488,0 4494,0 4500,0 4507,0 4513,0 4519,0 4527,0 4532,0 4538,0 4546,0 4552,0 4558,0 4565,0 4571,0 4577,0 4584,0 4590,0 4596,0 4603,0 4609,0 4615,0 4622,0 4628,0 4634,0 4641,0 4648,0 4654,0 4660,0 4667,0 4673,0 4679,0 4687,0 4693,0 4698,0 4706,0 4712,0 4718,0 4725,0 4731,0 4737,0 4744,0 4750,0 4756,0 4763,0 4769,0 4776,0 4782,0 4789,0 4794,0 4801,0 4808,0 4814,0 4820,0 4827,0 4833,0 4839,0 4846,0 4852,0 4859,0 4866,0 4871,0 4877,0 4885,0 4891,0 4897,0 4904,0 4910,0 4916,0 4923,0 4929,0 4935,0 4942,0 4949,0 4954,0 4961,0 4961,526 4954,526 4949,526 4942,526 4935,526 4929,526 4923,526 4916,526 4910,526 4904,526 4897,526 4891,526 4885,526 4877,526 4871,526 4866,526 4859,526 4852,526 4846,526 4839,526 4833,526 4827,526 4820,526 4814,526 4808,526 4801,526 4794,526 4789,526 4782,526 4776,526 4769,526 4763,526 4756,526 4750,526 4744,526 4737,526 4731,526 4725,526 4718,526 4712,526 4706,526 4698,526 4693,526 4687,526 4679,526 4673,526 4667,526 4660,526 4654,526 4648,526 4641,526 4634,526 4628,526 4622,526 4615,526 4609,526 4603,526 4596,526 4590,526 4584,526 4577,526 4571,526 4565,526 4558,526 4552,526 4546,526 4538,526 4532,526 4527,526 4519,526 4513,526 4507,526 4500,526 4494,526 4488,526 4481,526 4475,526 4469,526 4462,526 4455,526 4449,526 4443,526 4436,526 4430,526 4424,526 4417,526 4411,526 4405,526 4398,526 4392,526 4386,526 4379,526 4373,526 4366,526 4359,526 4354,526 4347,526 4340,526 4334,526 4328,526 4321,526 4315,526 4309,526 4302,526 4296,526 4290,526 4283,526 4276,526 4271,526 4264,526 4258,526 4251,526 4245,526 4238,526 4232,526 4226,526 4219,526 4213,526 4207,526 4200,526 4193,526 4188,526 4181,526 4175,526 4168,526 4161,526 4155,526 4149,526 4142,526 4136,526 4130,526 4123,526 4117,526 4111,526 4104,526 4098,526 4092,526 4085,526 4078,526 4072,526 4066,526 4059,526 4053,526 4047,526 4040,526 4034,526 4028,526 4021,526 4015,526 4009,526 4002,526 3995,526 3989,526 3982,526 3976,526 3970,526 3963,526 3957,526 3951,526 3944,526 3938,526 3932,526 3925,526 3919,526 3913,526 3906,526 3899,526 3893,526 3887,526 3880,526 3874,526 3868,526 3861,526 3855,526 3849,526 3842,526 3836,526 3830,526 3823,526 3817,526 3810,526 3803,526 3798,526 3791,526 3784,526 3778,526 3772,526 3765,526 3759,526 3753,526 3746,526 3740,526 3734,526 3727,526 3720,526 3715,526 3708,526 3701,526 3695,526 3689,526 3682,526 3676,526 3670,526 3663,526 3657,526 3650,526 3644,526 3637,526 3631,526 3625,526 3619,526 3612,526 3605,526 3599,526 3593,526 3586,526 3580,526 3574,526 3567,526 3561,526 3555,526 3548,526 3542,526 3536,526 3529,526 3522,526 3516,526 3510,526 3503,526 3497,526 3490,526 3484,526 3478,526 3471,526 3464,526 3459,526 3452,526 3446,526 3439,526 3433,526 3426,526 3420,526 3414,526 3407,526 3401,526 3395,526 3388,526 3382,526 3376,526 3369,526 3363,526 3357,526 3350,526 3343,526 3337,526 3330,526 3324,526 3318,526 3311,526 3305,526 3299,526 3292,526 3286,526 3280,526 3273,526 3267,526 3260,526 3254,526 3247,526 3242,526 3235,526 3228,526 3222,526 3216,526 3209,526 3203,526 3197,526 3190,526 3184,526 3178,526 3170,526 3164,526 3158,526 3151,526 3145,526 3139,526 3132,526 3126,526 3120,526 3113,526 3107,526 3101,526 3094,526 3088,526 3081,526 3075,526 3069,526 3062,526 3056,526 3050,526 3050,607 2991,607 2991,604 2984,604 2978,604 2972,604 2965,604 2959,604 2953,604 2946,604 2940,604 2933,604 2927,604 2920,604 2914,604 2908,604 2901,604 2895,604 2889,604 2882,604 2876,604 2870,604 2863,604 2857,604 2850,604 2843,604 2837,604 2831,604 2824,604 2818,604 2812,604 2805,604 2799,604 2793,604 2786,604 2780,604 2774,604 2767,604 2760,604 2754,604 2748,604 2741,604 2735,604 2729,604 2722,604 2715,604 2710,604 2703,604 2697,604 2690,604 2683,604 2677,604 2671,604 2664,604 2658,604 2652,604 2645,604 2639,604 2633,604 2626,604 2620,604 2614,604 2607,604 2600,604 2594,604 2588,604 2581,604 2575,604 2569,604 2562,604 2556,604 2550,604 2542,604 2537,604 2530,604 2524,604 2517,604 2511,604 2504,604 2498,604 2492,604 2485,604 2479,604 2473,604 2466,604 2460,604 2454,604 2447,604 2441,604 2435,604 2428,604 2421,604 2415,604 2409,604 2402,604 2396,604 2390,604 2383,604 2377,604 2370,604 2364,604 2358,604 2351,604 2345,604 2338,604 2332,604 2325,604 2319,604 2313,604 2306,604 2300,604 2294,604 2287,604 2281,604 2275,604 2268,604 2262,604 2256,604 2249,604 2242,604 2237,604 2230,604 2223,604 2217,604 2210,604 2204,604 2198,604 2191,604 2185,604 2179,604 2172,604 2166,604 2159,604 2153,604 2147,604 2140,604 2134,604 2127,604 2121,604 2115,604 2108,604 2102,604 2096,604 2089,604 2083,604 2077,604 2070,604 2064,604 2057,604 2050,604 2044,604 2038,604 2031,604 2025,604 2019,604 2012,604 2006,604 2000,604 1993,604 1986,604 1981,604 1974,604 1968,604 1961,604 1955,604 1948,604 1942,604 1936,604 1929,604 1923,604 1917,604 1910,604 1904,604 1898,604 1891,604 1885,604 1879,604 1871,604 1865,604 1859,604 1852,604 1846,604 1840,604 1833,604 1827,604 1821,604 1814,604 1808,604 1802,604 1795,604 1788,604 1782,604 1776,604 1769,604 1763,604 1757,604 1750,604 1744,604 1738,604 1731,604 1725,604 1719,604 1712,604 1706,604 1699,604 1692,604 1686,604 1680,604 1673,604 1667,604 1661,604 1654,604 1648,604 1642,604 1635,604 1629,604 1623,604 1616,604 1610,604 1603,604 1597,604 1591,604 1584,604 1578,604 1571,604 1565,604 1559,604 1552,604 1546,604 1540,604 1533,604 1527,604 1520,604 1513,604 1508,604 1501,604 1494,604 1488,604 1482,604 1475,604 1469,604 1463,604 1456,604 1450,604 1444,604 1437,604 1430,604 1425,604 1418,604 1411,604 1405,604 1399,604 1392,604 1386,604 1380,604 1373,604 1367,604 1361,604 1354,604 1348,604 1341,604 1335,604 1329,604 1323,604 1315,604 1309,604 1303,604 1296,604 1290,604 1284,604 1277,604 1271,604 1265,604 1258,604 1252,604 1246,604 1239,604 1232,604 1226,604 1220,604 1213,604 1207,604 1201,604 1194,604 1188,604 1182,604 1175,604 1169,604 1163,604 1156,604 1150,604 1143,604 1136,604 1130,604 1124,604 1117,604 1111,604 1105,604 1098,604 1092,604 1086,604 1081,604 1081,752 820,752 775,752 770,752 770,751 764,750 748,747 733,746 716,743 703,739 686,733 672,732 657,728 640,725 626,721 610,715 594,711 580,707 563,702 548,698 533,691 518,686 503,681 488,674 471,668 456,663 441,656 426,649 411,642 395,635 380,627 365,621 349,611 334,604 317,596 305,586 288,577 273,568 258,559 241,547 227,538 211,527 196,517 179,506 166,496 149,486 134,475 120,464 103,451 89,441 72,429 59,418 42,406 28,395 13,384 0,376 13,367 28,356 42,346 59,333 72,322 89,311 103,300 120,288 134,277 149,265 166,255 179,245 196,234 211,224 227,214 241,204 258,193 273,183 288,175 305,166 317,156 334,147 349,140 365,131 380,124 395,116 411,109 426,102 441,95 456,88 471,83 488,78 503,71 518,65 533,61 548,54 563,50 580,44 594,41 610,36 626,31 640,27 657,24 672,20 686,18 703,13 716,9 733,6 748,4 761,2 770,2 770,0 1079,0">
          <text:p/>
        </draw:polygon>
        <draw:polygon draw:style-name="gr26" draw:text-style-name="P24" draw:layer="layout" svg:width="4.88cm" svg:height="0.673cm" svg:x="11.41cm" svg:y="6.926cm" svg:viewBox="0 0 4881 674" draw:points="940,0 999,0 1006,0 1012,0 1018,0 1025,0 1031,0 1037,0 1044,0 1050,0 1056,0 1063,0 1070,0 1076,0 1083,0 1089,0 1095,0 1102,0 1108,0 1114,0 1121,0 1127,0 1133,0 1140,0 1146,0 1152,0 1159,0 1166,0 1172,0 1178,0 1185,0 1191,0 1197,0 1204,0 1210,0 1216,0 1223,0 1229,0 1235,0 1243,0 1249,0 1255,0 1261,0 1268,0 1274,0 1281,0 1287,0 1293,0 1300,0 1306,0 1312,0 1319,0 1325,0 1331,0 1338,0 1345,0 1350,0 1357,0 1364,0 1370,0 1376,0 1383,0 1389,0 1395,0 1402,0 1408,0 1414,0 1421,0 1428,0 1433,0 1440,0 1447,0 1453,0 1460,0 1466,0 1472,0 1479,0 1485,0 1491,0 1498,0 1504,0 1511,0 1517,0 1523,0 1530,0 1536,0 1543,0 1549,0 1555,0 1562,0 1568,0 1574,0 1581,0 1587,0 1593,0 1600,0 1606,0 1612,0 1619,0 1626,0 1632,0 1639,0 1645,0 1651,0 1658,0 1664,0 1670,0 1677,0 1683,0 1689,0 1696,0 1702,0 1708,0 1715,0 1722,0 1728,0 1734,0 1741,0 1747,0 1753,0 1760,0 1766,0 1772,0 1779,0 1785,0 1791,0 1799,0 1805,0 1811,0 1818,0 1824,0 1830,0 1837,0 1843,0 1849,0 1856,0 1862,0 1868,0 1875,0 1881,0 1888,0 1894,0 1901,0 1906,0 1913,0 1920,0 1926,0 1932,0 1939,0 1945,0 1951,0 1958,0 1964,0 1970,0 1977,0 1984,0 1990,0 1997,0 2003,0 2009,0 2016,0 2022,0 2028,0 2035,0 2041,0 2047,0 2054,0 2060,0 2067,0 2073,0 2079,0 2086,0 2092,0 2099,0 2105,0 2111,0 2118,0 2124,0 2130,0 2137,0 2143,0 2150,0 2157,0 2162,0 2169,0 2176,0 2182,0 2188,0 2195,0 2201,0 2207,0 2214,0 2220,0 2226,0 2233,0 2239,0 2245,0 2252,0 2258,0 2265,0 2271,0 2278,0 2284,0 2290,0 2297,0 2303,0 2310,0 2316,0 2322,0 2329,0 2335,0 2341,0 2348,0 2355,0 2361,0 2367,0 2374,0 2380,0 2386,0 2393,0 2399,0 2405,0 2412,0 2418,0 2424,0 2431,0 2437,0 2444,0 2450,0 2457,0 2462,0 2470,0 2476,0 2482,0 2489,0 2495,0 2501,0 2508,0 2514,0 2520,0 2527,0 2534,0 2540,0 2546,0 2553,0 2559,0 2565,0 2572,0 2578,0 2584,0 2591,0 2597,0 2603,0 2610,0 2617,0 2623,0 2630,0 2635,0 2642,0 2649,0 2655,0 2661,0 2668,0 2674,0 2680,0 2687,0 2694,0 2700,0 2706,0 2713,0 2719,0 2725,0 2732,0 2738,0 2744,0 2751,0 2757,0 2763,0 2770,0 2777,0 2783,0 2790,0 2796,0 2802,0 2809,0 2815,0 2821,0 2828,0 2834,0 2840,0 2847,0 2853,0 2860,0 2866,0 2873,0 2879,0 2885,0 2892,0 2898,0 2904,0 2911,0 2969,0 2970,0 2976,0 2982,0 2989,0 2995,0 3001,0 3008,0 3014,0 3021,0 3027,0 3033,0 3040,0 3046,0 3052,0 3059,0 3065,0 3071,0 3078,0 3084,0 3090,0 3098,0 3104,0 3110,0 3117,0 3123,0 3129,0 3136,0 3142,0 3148,0 3155,0 3162,0 3167,0 3174,0 3180,0 3187,0 3193,0 3200,0 3206,0 3212,0 3219,0 3225,0 3231,0 3238,0 3244,0 3250,0 3257,0 3263,0 3270,0 3277,0 3283,0 3289,0 3296,0 3302,0 3308,0 3315,0 3321,0 3327,0 3334,0 3340,0 3346,0 3353,0 3359,0 3366,0 3372,0 3379,0 3384,0 3391,0 3398,0 3404,0 3410,0 3417,0 3423,0 3430,0 3436,0 3442,0 3449,0 3456,0 3462,0 3468,0 3475,0 3481,0 3487,0 3494,0 3500,0 3506,0 3513,0 3519,0 3525,0 3532,0 3539,0 3545,0 3551,0 3557,0 3564,0 3570,0 3577,0 3583,0 3590,0 3596,0 3602,0 3609,0 3615,0 3621,0 3628,0 3635,0 3640,0 3647,0 3654,0 3660,0 3666,0 3673,0 3679,0 3685,0 3692,0 3698,0 3704,0 3711,0 3718,0 3723,0 3730,0 3737,0 3743,0 3750,0 3756,0 3762,0 3769,0 3775,0 3781,0 3788,0 3794,0 3800,0 3807,0 3813,0 3819,0 3826,0 3833,0 3839,0 3845,0 3852,0 3858,0 3864,0 3871,0 3877,0 3883,0 3890,0 3896,0 3902,0 3909,0 3915,0 3922,0 3929,0 3935,0 3941,0 3948,0 3954,0 3960,0 3967,0 3973,0 3979,0 3986,0 3992,0 3998,0 4005,0 4012,0 4018,0 4024,0 4031,0 4037,0 4043,0 4050,0 4056,0 4062,0 4069,0 4075,0 4081,0 4088,0 4095,0 4101,0 4108,0 4113,0 4120,0 4127,0 4133,0 4139,0 4146,0 4152,0 4158,0 4165,0 4171,0 4178,0 4184,0 4191,0 4196,0 4203,0 4210,0 4216,0 4222,0 4229,0 4235,0 4241,0 4248,0 4254,0 4260,0 4267,0 4274,0 4279,0 4286,0 4293,0 4299,0 4306,0 4312,0 4318,0 4325,0 4331,0 4337,0 4344,0 4350,0 4356,0 4363,0 4369,0 4375,0 4382,0 4389,0 4395,0 4401,0 4408,0 4414,0 4420,0 4427,0 4433,0 4439,0 4447,0 4452,0 4458,0 4466,0 4472,0 4478,0 4485,0 4491,0 4497,0 4504,0 4510,0 4516,0 4523,0 4529,0 4535,0 4542,0 4548,0 4554,0 4561,0 4568,0 4574,0 4580,0 4587,0 4593,0 4599,0 4607,0 4613,0 4618,0 4626,0 4632,0 4638,0 4645,0 4651,0 4657,0 4664,0 4670,0 4676,0 4683,0 4689,0 4696,0 4702,0 4709,0 4714,0 4721,0 4728,0 4734,0 4740,0 4747,0 4753,0 4759,0 4766,0 4772,0 4779,0 4786,0 4791,0 4797,0 4805,0 4811,0 4817,0 4824,0 4830,0 4836,0 4843,0 4849,0 4855,0 4862,0 4869,0 4874,0 4881,0 4881,647 4874,647 4869,647 4862,647 4855,647 4849,647 4843,647 4836,647 4830,647 4824,647 4817,647 4811,647 4805,647 4797,647 4791,647 4786,647 4779,647 4772,647 4766,647 4759,647 4753,647 4747,647 4740,647 4734,647 4728,647 4721,647 4714,647 4709,647 4702,647 4696,647 4689,647 4683,647 4676,647 4670,647 4664,647 4657,647 4651,647 4645,647 4638,647 4632,647 4626,647 4618,647 4613,647 4607,647 4599,647 4593,647 4587,647 4580,647 4574,647 4568,647 4561,647 4554,647 4548,647 4542,647 4535,647 4529,647 4523,647 4516,647 4510,647 4504,647 4497,647 4491,647 4485,647 4478,647 4472,647 4466,647 4458,647 4452,647 4447,647 4439,647 4433,647 4427,647 4420,647 4414,647 4408,647 4401,647 4395,647 4389,647 4382,647 4375,647 4369,647 4363,647 4356,647 4350,647 4344,647 4337,647 4331,647 4325,647 4318,647 4312,647 4306,647 4299,647 4293,647 4286,647 4279,647 4274,647 4267,647 4260,647 4254,647 4248,647 4241,647 4235,647 4229,647 4222,647 4216,647 4210,647 4203,647 4196,647 4191,647 4184,647 4178,647 4171,647 4165,647 4158,647 4152,647 4146,647 4139,647 4133,647 4127,647 4120,647 4113,647 4108,647 4101,647 4095,647 4088,647 4081,647 4075,647 4069,647 4062,647 4056,647 4050,647 4043,647 4037,647 4031,647 4024,647 4018,647 4012,647 4005,647 3998,647 3992,647 3986,647 3979,647 3973,647 3967,647 3960,647 3954,647 3948,647 3941,647 3935,647 3929,647 3922,647 3915,647 3909,647 3902,647 3896,647 3890,647 3883,647 3877,647 3871,647 3864,647 3858,647 3852,647 3845,647 3839,647 3833,647 3826,647 3819,647 3813,647 3807,647 3800,647 3794,647 3788,647 3781,647 3775,647 3769,647 3762,647 3756,647 3750,647 3743,647 3737,647 3730,647 3723,647 3718,647 3711,647 3704,647 3698,647 3692,647 3685,647 3679,647 3673,647 3666,647 3660,647 3654,647 3647,647 3640,647 3635,647 3628,647 3621,647 3615,647 3609,647 3602,647 3596,647 3590,647 3583,647 3577,647 3570,647 3564,647 3557,647 3551,647 3545,647 3539,647 3532,647 3525,647 3519,647 3513,647 3506,647 3500,647 3494,647 3487,647 3481,647 3475,647 3468,647 3462,647 3456,647 3449,647 3442,647 3436,647 3430,647 3423,647 3417,647 3410,647 3404,647 3398,647 3391,647 3384,647 3379,647 3372,647 3366,647 3359,647 3353,647 3346,647 3340,647 3334,647 3327,647 3321,647 3315,647 3308,647 3302,647 3296,647 3289,647 3283,647 3277,647 3270,647 3263,647 3257,647 3250,647 3244,647 3238,647 3231,647 3225,647 3219,647 3212,647 3206,647 3200,647 3193,647 3187,647 3180,647 3174,647 3167,647 3162,647 3155,647 3148,647 3142,647 3136,647 3129,647 3123,647 3117,647 3110,647 3104,647 3098,647 3090,647 3084,647 3078,647 3071,647 3065,647 3059,647 3052,647 3046,647 3040,647 3033,647 3027,647 3021,647 3014,647 3008,647 3001,647 2995,647 2989,647 2982,647 2976,647 2970,647 2970,661 2911,661 2911,655 2904,655 2898,655 2892,655 2885,655 2879,655 2873,655 2866,655 2860,655 2853,655 2847,655 2840,655 2834,655 2828,655 2821,655 2815,655 2809,655 2802,655 2796,655 2790,655 2783,655 2777,655 2770,655 2763,655 2757,655 2751,655 2744,655 2738,655 2732,655 2725,655 2719,655 2713,655 2706,655 2700,655 2694,655 2687,655 2680,655 2674,655 2668,655 2661,655 2655,655 2649,655 2642,655 2635,655 2630,655 2623,655 2617,655 2610,655 2603,655 2597,655 2591,655 2584,655 2578,655 2572,655 2565,655 2559,655 2553,655 2546,655 2540,655 2534,655 2527,655 2520,655 2514,655 2508,655 2501,655 2495,655 2489,655 2482,655 2476,655 2470,655 2462,655 2457,655 2450,655 2444,655 2437,655 2431,655 2424,655 2418,655 2412,655 2405,655 2399,655 2393,655 2386,655 2380,655 2374,655 2367,655 2361,655 2355,655 2348,655 2341,655 2335,655 2329,655 2322,655 2316,655 2310,655 2303,655 2297,655 2290,655 2284,655 2278,655 2271,655 2265,655 2258,655 2252,655 2245,655 2239,655 2233,655 2226,655 2220,655 2214,655 2207,655 2201,655 2195,655 2188,655 2182,655 2176,655 2169,655 2162,655 2157,655 2150,655 2143,655 2137,655 2130,655 2124,655 2118,655 2111,655 2105,655 2099,655 2092,655 2086,655 2079,655 2073,655 2067,655 2060,655 2054,655 2047,655 2041,655 2035,655 2028,655 2022,655 2016,655 2009,655 2003,655 1997,655 1990,655 1984,655 1977,655 1970,655 1964,655 1958,655 1951,655 1945,655 1939,655 1932,655 1926,655 1920,655 1913,655 1906,655 1901,655 1894,655 1888,655 1881,655 1875,655 1868,655 1862,655 1856,655 1849,655 1843,655 1837,655 1830,655 1824,655 1818,655 1811,655 1805,655 1799,655 1791,655 1785,655 1779,655 1772,655 1766,655 1760,655 1753,655 1747,655 1741,655 1734,655 1728,655 1722,655 1715,655 1708,655 1702,655 1696,655 1689,655 1683,655 1677,655 1670,655 1664,655 1658,655 1651,655 1645,655 1639,655 1632,655 1626,655 1619,655 1612,655 1606,655 1600,655 1593,655 1587,655 1581,655 1574,655 1568,655 1562,655 1555,655 1549,655 1543,655 1536,655 1530,655 1523,655 1517,655 1511,655 1504,655 1498,655 1491,655 1485,655 1479,655 1472,655 1466,655 1460,655 1453,655 1447,655 1440,655 1433,655 1428,655 1421,655 1414,655 1408,655 1402,655 1395,655 1389,655 1383,655 1376,655 1370,655 1364,655 1357,655 1350,655 1345,655 1338,655 1331,655 1325,655 1319,655 1312,655 1306,655 1300,655 1293,655 1287,655 1281,655 1274,655 1268,655 1261,655 1255,655 1249,655 1243,655 1235,655 1229,655 1223,655 1216,655 1210,655 1204,655 1197,655 1191,655 1185,655 1178,655 1172,655 1166,655 1159,655 1152,655 1146,655 1140,655 1133,655 1127,655 1121,655 1114,655 1108,655 1102,655 1095,655 1089,655 1083,655 1076,655 1070,655 1063,655 1056,655 1050,655 1044,655 1037,655 1031,655 1025,655 1018,655 1012,655 1006,655 999,655 999,672 940,672 940,674 713,674 674,674 670,674 670,673 664,672 651,670 638,668 623,666 611,662 597,657 584,656 571,652 556,650 545,646 530,641 517,637 504,634 490,629 477,625 463,619 450,615 437,611 425,604 410,599 397,595 384,589 370,583 357,576 343,570 330,563 317,557 304,548 291,542 276,535 265,526 250,518 237,510 224,502 209,492 198,483 184,474 171,465 156,455 144,446 130,437 116,427 104,417 89,406 78,397 63,387 51,377 37,365 24,356 11,346 0,339 11,331 24,321 37,312 51,301 63,291 78,281 89,272 104,260 116,250 130,240 144,231 156,222 171,212 184,204 198,194 209,186 224,176 237,167 250,160 265,152 276,143 291,135 304,129 317,120 330,115 343,107 357,101 370,95 384,89 397,83 410,78 425,73 437,67 450,62 463,58 477,52 490,48 504,43 517,40 530,36 545,32 556,28 571,25 584,22 597,20 611,15 623,12 638,9 651,8 662,6 670,6 670,4 940,4">
          <text:p/>
        </draw:polygon>
        <draw:polygon draw:style-name="gr27" draw:text-style-name="P8" draw:layer="layout" svg:width="0.058cm" svg:height="0.693cm" svg:x="5.341cm" svg:y="6.685cm" svg:viewBox="0 0 59 694" draw:points="0,694 59,694 59,0 0,0">
          <text:p/>
        </draw:polygon>
        <draw:polygon draw:style-name="gr28" draw:text-style-name="P9" draw:layer="layout" svg:width="0.058cm" svg:height="0.213cm" svg:x="5.341cm" svg:y="6.35cm" svg:viewBox="0 0 59 214" draw:points="0,214 59,214 59,0 0,0">
          <text:p/>
        </draw:polygon>
        <draw:polygon draw:style-name="gr28" draw:text-style-name="P9" draw:layer="layout" svg:width="0.058cm" svg:height="0.381cm" svg:x="10.841cm" svg:y="6.35cm" svg:viewBox="0 0 59 382" draw:points="0,382 59,382 59,0 0,0">
          <text:p/>
        </draw:polygon>
        <draw:polygon draw:style-name="gr25" draw:text-style-name="P7" draw:layer="layout" svg:width="0.058cm" svg:height="0.228cm" svg:x="10.841cm" svg:y="7.471cm" svg:viewBox="0 0 59 229" draw:points="0,229 59,229 59,0 0,0">
          <text:p/>
        </draw:polygon>
        <draw:polygon draw:style-name="gr27" draw:text-style-name="P8" draw:layer="layout" svg:width="0.058cm" svg:height="0.526cm" svg:x="10.841cm" svg:y="6.838cm" svg:viewBox="0 0 59 527" draw:points="0,527 59,527 59,0 0,0">
          <text:p/>
        </draw:polygon>
        <draw:polygon draw:style-name="gr25" draw:text-style-name="P7" draw:layer="layout" svg:width="0.058cm" svg:height="0.03cm" svg:x="16.291cm" svg:y="7.669cm" svg:viewBox="0 0 59 31" draw:points="0,31 59,31 59,0 0,0">
          <text:p/>
        </draw:polygon>
        <draw:polygon draw:style-name="gr27" draw:text-style-name="P8" draw:layer="layout" svg:width="0.058cm" svg:height="0.646cm" svg:x="16.291cm" svg:y="6.926cm" svg:viewBox="0 0 59 647" draw:points="0,647 59,647 59,0 0,0">
          <text:p/>
        </draw:polygon>
        <draw:polygon draw:style-name="gr28" draw:text-style-name="P9" draw:layer="layout" svg:width="0.058cm" svg:height="0.48cm" svg:x="16.291cm" svg:y="6.35cm" svg:viewBox="0 0 59 481" draw:points="0,481 59,481 59,0 0,0">
          <text:p/>
        </draw:polygon>
      </draw:page>
      <draw:page draw:name="page3" draw:style-name="dp1" draw:master-page-name="Default">
        <draw:frame draw:style-name="gr1" draw:text-style-name="P1" draw:layer="layout" svg:width="16.966cm" svg:height="6.249cm" svg:x="0.034cm" svg:y="0cm">
          <draw:image xlink:href="Pictures/1000000100000D0C000010E6CA2DD10E.png" xlink:type="simple" xlink:show="embed" xlink:actuate="onLoad" draw:mime-type="image/png">
            <text:p/>
          </draw:image>
        </draw:frame>
        <draw:polygon draw:style-name="gr20" draw:text-style-name="P25" draw:layer="layout" svg:width="1.91cm" svg:height="0.111cm" svg:x="14.379cm" svg:y="7.573cm" svg:viewBox="0 0 1911 112" draw:points="0,0 6,0 13,0 19,0 25,0 32,0 39,0 44,0 51,0 57,0 64,0 70,0 77,0 83,0 90,0 96,0 102,0 109,0 115,0 121,0 128,0 134,0 140,0 147,0 154,0 160,0 166,0 173,0 179,0 185,0 192,0 198,0 204,0 211,0 217,0 223,0 230,0 237,0 243,0 250,0 256,0 262,0 269,0 275,0 281,0 288,0 294,0 300,0 307,0 313,0 319,0 326,0 333,1 339,1 345,1 352,1 358,1 364,1 371,1 377,1 383,1 390,1 396,1 402,1 410,1 415,1 422,1 429,1 435,1 441,1 448,1 454,2 460,2 467,2 473,2 479,2 486,2 492,2 498,2 505,2 512,2 517,3 524,3 531,3 537,3 543,3 550,3 556,3 562,3 569,4 575,4 581,4 588,4 595,4 600,5 607,5 613,5 620,6 627,6 633,6 639,6 646,7 652,7 658,8 665,8 671,8 678,9 684,9 690,9 696,10 703,10 710,11 716,12 722,12 729,13 735,13 741,14 748,14 754,15 760,16 768,17 773,17 779,18 786,19 793,20 799,21 806,21 812,22 818,23 825,24 831,25 837,26 844,27 850,28 856,29 863,31 869,32 875,33 882,34 889,35 895,36 901,38 908,39 914,40 920,41 927,43 933,44 939,45 946,47 952,48 958,49 966,50 972,52 978,53 985,54 991,55 997,57 1004,58 1010,59 1016,60 1023,62 1029,63 1035,64 1042,65 1048,66 1055,68 1061,69 1068,70 1073,71 1080,72 1087,73 1093,74 1099,75 1106,75 1112,76 1118,77 1125,78 1131,79 1137,80 1144,80 1151,81 1157,82 1163,83 1170,83 1176,84 1183,84 1189,85 1195,85 1202,86 1208,86 1214,87 1221,87 1227,88 1234,88 1240,89 1246,89 1253,90 1259,90 1266,90 1272,90 1278,91 1285,91 1291,91 1297,92 1304,92 1310,92 1316,92 1324,93 1329,93 1335,93 1342,93 1349,93 1355,94 1362,94 1368,94 1374,94 1381,94 1387,95 1393,95 1400,95 1406,95 1412,95 1419,95 1425,95 1431,95 1438,95 1445,95 1451,95 1457,95 1464,95 1470,96 1476,96 1483,96 1489,96 1496,96 1502,96 1508,96 1514,96 1522,96 1528,96 1534,96 1541,96 1547,96 1553,96 1560,96 1566,96 1572,96 1579,96 1585,96 1591,96 1598,96 1605,96 1611,96 1617,96 1624,96 1630,97 1636,97 1643,97 1649,97 1656,97 1663,97 1668,97 1674,97 1682,97 1688,97 1694,97 1701,97 1707,97 1713,97 1720,97 1726,97 1732,97 1739,97 1745,97 1751,97 1758,97 1765,97 1771,97 1777,97 1784,97 1790,97 1796,97 1803,97 1809,97 1815,97 1822,97 1828,97 1835,97 1841,97 1847,97 1854,97 1861,97 1867,97 1873,97 1880,97 1886,97 1892,97 1899,97 1905,97 1911,97 1911,112 1905,112 1899,112 1892,112 1886,112 1880,112 1873,112 1867,112 1861,112 1854,112 1847,112 1841,112 1835,112 1828,112 1822,112 1815,112 1809,112 1803,112 1796,112 1790,112 1784,112 1777,112 1771,112 1765,112 1758,112 1751,112 1745,112 1739,112 1732,112 1726,112 1720,112 1713,112 1707,112 1701,112 1694,112 1688,112 1682,112 1674,111 1668,111 1663,111 1656,111 1649,111 1643,111 1636,111 1630,111 1624,111 1617,111 1611,111 1605,111 1598,111 1591,111 1585,111 1579,111 1572,111 1566,111 1560,111 1553,111 1547,111 1541,111 1534,111 1528,111 1522,111 1514,111 1508,111 1502,111 1496,111 1489,111 1483,111 1476,111 1470,111 1464,111 1457,111 1451,110 1445,110 1438,110 1431,110 1425,110 1419,110 1412,110 1406,109 1400,109 1393,109 1387,109 1381,109 1374,109 1368,109 1362,108 1355,108 1349,108 1342,108 1335,108 1329,107 1324,107 1316,107 1310,107 1304,106 1297,106 1291,106 1285,106 1278,106 1272,105 1266,105 1259,104 1253,104 1246,104 1240,103 1234,103 1227,102 1221,102 1214,101 1208,101 1202,100 1195,100 1189,100 1183,99 1176,98 1170,98 1163,97 1157,96 1151,96 1144,95 1137,94 1131,93 1125,93 1118,92 1112,91 1106,90 1099,89 1093,88 1087,87 1080,86 1073,85 1068,84 1061,83 1055,82 1048,81 1042,80 1035,79 1029,78 1023,76 1016,75 1010,74 1004,73 997,71 991,70 985,69 978,68 972,66 966,65 958,64 952,62 946,61 939,60 933,59 927,57 920,56 914,55 908,54 901,52 895,51 889,50 882,49 875,47 869,46 863,45 856,44 850,43 844,42 837,41 831,40 825,39 818,38 812,37 806,36 799,35 793,34 786,33 779,33 773,32 768,31 760,30 754,30 748,29 741,28 735,28 729,27 722,27 716,26 710,26 703,25 696,24 690,24 684,23 678,23 671,23 665,22 658,22 652,22 646,21 639,21 633,21 627,20 620,20 613,20 607,19 600,19 595,19 588,19 581,18 575,18 569,18 562,18 556,18 550,18 543,18 537,17 531,17 524,17 517,17 512,17 505,17 498,17 492,17 486,16 479,16 473,16 467,16 460,16 454,16 448,16 441,16 435,16 429,16 422,16 415,16 410,16 402,15 396,15 390,15 383,15 377,15 371,15 364,15 358,15 352,15 345,15 339,15 333,15 326,15 319,15 313,15 307,15 300,15 294,15 288,15 281,15 275,15 269,15 262,15 256,15 250,15 243,15 237,15 230,15 223,15 217,15 211,15 204,15 198,15 192,15 185,15 179,15 173,15 166,15 160,15 154,15 147,15 140,15 134,15 128,15 121,15 115,15 109,15 102,15 96,15 90,15 83,15 77,15 70,15 64,15 57,15 51,15 44,15 39,15 32,15 25,15 19,15 13,15 6,15 0,15">
          <text:p/>
        </draw:polygon>
        <draw:polygon draw:style-name="gr21" draw:text-style-name="P26" draw:layer="layout" svg:width="1.918cm" svg:height="0.015cm" svg:x="14.37cm" svg:y="7.684cm" svg:viewBox="0 0 1919 16"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6 1913,16 1907,16 1900,16 1894,16 1887,16 1881,16 1875,16 1868,16 1862,16 1855,16 1848,16 1843,16 1836,16 1829,16 1823,16 1817,16 1810,16 1804,16 1798,16 1791,16 1785,16 1778,16 1772,16 1765,16 1759,16 1752,16 1747,16 1740,16 1733,16 1727,16 1720,16 1714,16 1708,16 1701,16 1695,16 1689,16 1681,16 1675,16 1670,16 1663,16 1656,16 1650,16 1643,16 1637,16 1631,16 1624,16 1618,16 1611,16 1605,16 1598,16 1592,16 1585,16 1579,16 1572,16 1566,16 1560,16 1553,16 1547,16 1541,16 1534,16 1528,16 1521,16 1514,16 1508,16 1502,16 1495,16 1489,16 1483,16 1476,16 1470,16 1464,16 1457,16 1451,16 1444,16 1437,16 1431,16 1425,16 1418,16 1412,16 1405,16 1399,16 1393,16 1386,16 1380,16 1374,16 1367,16 1361,16 1355,16 1347,16 1341,16 1335,16 1329,16 1322,16 1316,16 1309,16 1303,16 1296,16 1290,16 1284,16 1277,16 1271,16 1265,16 1258,16 1251,16 1246,16 1239,16 1232,16 1226,16 1219,16 1213,16 1207,16 1200,16 1194,16 1188,16 1181,16 1175,16 1168,16 1162,16 1156,16 1149,16 1142,16 1136,16 1129,16 1123,16 1117,16 1110,16 1104,16 1098,16 1091,16 1085,16 1078,16 1072,16 1066,16 1059,16 1052,16 1046,16 1040,16 1033,16 1027,16 1020,16 1014,16 1008,16 1001,16 995,16 989,16 982,16 976,16 970,16 962,16 956,16 950,16 943,16 937,16 931,16 924,16 918,16 912,16 905,16 899,16 892,16 886,16 879,16 873,16 866,16 860,16 853,16 847,16 841,16 834,16 828,16 822,16 815,16 809,16 803,16 796,16 789,16 783,16 776,16 771,16 764,16 757,16 751,16 744,16 738,16 732,16 725,16 719,16 713,16 706,16 699,16 693,16 687,16 681,16 674,16 667,16 661,16 655,16 648,16 642,16 636,16 629,16 623,16 616,16 609,16 603,16 597,16 590,16 584,16 577,16 571,16 565,16 558,16 552,16 546,16 539,16 533,16 527,16 519,16 514,16 507,16 500,16 494,16 488,16 481,16 475,16 468,16 462,16 456,16 449,16 443,16 437,16 430,16 424,16 417,16 411,16 404,16 398,16 391,16 385,16 379,16 372,16 366,16 360,16 353,16 347,16 340,16 334,16 328,16 321,16 314,16 308,16 301,16 295,16 289,16 282,16 276,16 270,16 263,16 257,16 251,16 244,16 238,16 231,16 224,16 218,16 212,16 205,16 199,16 192,16 186,16 180,16 173,16 167,16 161,16 154,16 148,16 141,16 134,16 128,16 122,16 115,16 109,16 103,16 96,16 90,16 84,16 77,16 71,16 64,16 57,16 51,16 45,16 39,16 32,16 25,16 19,16 13,16 6,16 0,16">
          <text:p/>
        </draw:polygon>
        <draw:polygon draw:style-name="gr22" draw:text-style-name="P27" draw:layer="layout" svg:width="1.97cm" svg:height="0.118cm" svg:x="12.409cm" svg:y="7.581cm" svg:viewBox="0 0 1971 119" draw:points="0,0 6,0 13,0 19,0 25,0 32,0 38,0 44,0 51,0 57,0 63,0 70,0 77,0 83,0 90,0 96,0 102,0 109,0 115,0 121,0 128,0 134,0 140,0 147,0 153,0 160,0 166,0 173,0 178,0 185,0 192,0 198,0 204,0 211,0 217,0 223,0 230,0 236,0 243,0 250,0 256,0 261,0 269,0 275,0 281,0 288,1 294,1 300,1 307,1 313,1 319,1 326,1 332,1 339,1 345,1 351,1 358,1 364,1 371,1 377,1 383,1 390,1 396,1 402,1 409,1 415,1 421,1 429,1 434,1 440,1 448,2 454,2 460,2 467,2 473,2 479,2 486,2 492,2 498,2 505,3 512,3 517,3 524,3 531,3 537,3 543,3 550,3 556,3 562,4 569,4 575,4 581,4 588,5 594,5 600,5 607,5 613,6 619,6 627,6 633,7 639,7 646,7 652,8 658,8 665,8 671,9 677,9 684,10 690,10 696,11 703,11 709,12 716,12 722,13 729,13 735,14 741,15 748,15 754,16 760,17 767,18 773,18 779,19 786,20 792,21 799,22 806,23 812,23 818,25 825,26 831,27 837,28 844,29 850,30 856,31 863,32 869,33 875,35 882,36 889,37 895,39 901,40 907,41 914,42 920,44 927,45 933,46 939,48 946,49 952,50 958,52 965,53 971,54 977,56 985,57 990,59 997,60 1004,61 1010,63 1016,64 1023,65 1029,66 1035,68 1042,69 1048,70 1054,71 1061,72 1068,73 1073,75 1080,75 1087,77 1093,78 1099,79 1106,80 1112,80 1118,81 1125,82 1131,83 1137,84 1144,85 1150,86 1157,86 1163,87 1169,88 1176,89 1183,89 1189,90 1195,90 1202,91 1208,91 1214,92 1221,92 1227,93 1233,93 1240,94 1246,94 1252,95 1259,95 1266,95 1272,96 1278,96 1285,96 1291,97 1297,97 1304,97 1310,97 1316,98 1323,98 1329,98 1335,98 1342,99 1348,99 1355,99 1362,99 1368,99 1374,100 1381,100 1387,100 1393,100 1400,100 1406,100 1412,100 1419,100 1425,100 1431,100 1438,101 1445,101 1451,101 1457,101 1463,101 1470,101 1476,101 1483,101 1489,101 1495,101 1502,101 1508,101 1514,101 1521,101 1528,101 1534,102 1541,102 1546,102 1553,102 1560,102 1566,102 1572,102 1579,102 1585,102 1591,102 1598,102 1604,102 1610,102 1617,102 1624,102 1630,102 1636,102 1643,102 1649,102 1655,102 1662,102 1668,102 1674,102 1681,102 1688,102 1694,102 1701,102 1707,102 1713,102 1720,102 1726,102 1732,102 1739,102 1745,102 1751,102 1758,102 1764,102 1770,102 1777,102 1784,102 1790,102 1796,102 1803,102 1809,102 1815,102 1822,102 1828,102 1834,102 1841,102 1847,102 1853,102 1861,102 1867,102 1873,102 1880,102 1886,102 1892,102 1899,102 1905,102 1911,102 1911,102 1971,102 1971,119 1911,119 1911,119 1905,119 1899,119 1892,119 1886,119 1880,119 1873,119 1867,119 1861,119 1853,119 1847,119 1841,119 1834,119 1828,119 1822,119 1815,119 1809,119 1803,119 1796,119 1790,119 1784,119 1777,119 1770,119 1764,119 1758,119 1751,119 1745,119 1739,119 1732,119 1726,119 1720,119 1713,119 1707,119 1701,119 1694,119 1688,119 1681,119 1674,119 1668,119 1662,119 1655,119 1649,119 1643,119 1636,119 1630,119 1624,119 1617,119 1610,119 1604,119 1598,119 1591,119 1585,119 1579,119 1572,119 1566,119 1560,119 1553,118 1546,118 1541,118 1534,118 1528,118 1521,118 1514,118 1508,118 1502,118 1495,118 1489,118 1483,118 1476,118 1470,118 1463,118 1457,118 1451,117 1445,117 1438,117 1431,117 1425,117 1419,117 1412,117 1406,117 1400,117 1393,116 1387,116 1381,116 1374,116 1368,116 1362,116 1355,116 1348,116 1342,115 1335,115 1329,115 1323,115 1316,115 1310,114 1304,114 1297,114 1291,113 1285,113 1278,113 1272,112 1266,112 1259,112 1252,111 1246,111 1240,111 1233,110 1227,110 1221,109 1214,109 1208,108 1202,108 1195,107 1189,106 1183,106 1176,105 1169,105 1163,104 1157,103 1150,102 1144,102 1137,101 1131,100 1125,99 1118,98 1112,97 1106,96 1099,95 1093,95 1087,94 1080,93 1073,91 1068,90 1061,89 1054,88 1048,87 1042,86 1035,85 1029,83 1023,82 1016,80 1010,79 1004,78 997,77 990,75 985,74 977,73 971,71 965,70 958,69 952,67 946,66 939,64 933,63 927,62 920,60 914,59 907,58 901,56 895,55 889,54 882,53 875,51 869,50 863,49 856,48 850,47 844,46 837,44 831,43 825,42 818,41 812,40 806,39 799,39 792,38 786,37 779,36 773,35 767,34 760,33 754,33 748,32 741,31 735,31 729,30 722,29 716,29 709,28 703,28 696,27 690,27 684,26 677,26 671,25 665,25 658,25 652,24 646,24 639,23 633,23 627,23 619,23 613,22 607,22 600,22 594,22 588,21 581,21 575,21 569,21 562,20 556,20 550,20 543,20 537,20 531,20 524,19 517,19 512,19 505,19 498,19 492,19 486,19 479,18 473,18 467,18 460,18 454,18 448,18 440,18 434,18 429,18 421,18 415,18 409,18 402,18 396,18 390,18 383,18 377,18 371,18 364,18 358,18 351,18 345,18 339,18 332,18 326,17 319,17 313,17 307,17 300,17 294,17 288,17 281,17 275,17 269,17 261,17 256,17 250,17 243,17 236,17 230,17 223,17 217,17 211,17 204,17 198,17 192,17 185,17 178,17 173,17 166,17 160,17 153,17 147,17 140,17 134,17 128,17 121,17 115,17 109,17 102,17 96,17 90,17 83,17 77,17 70,17 63,17 57,17 51,17 44,17 38,17 32,17 25,17 19,17 13,17 6,17 0,17">
          <text:p/>
        </draw:polygon>
        <draw:polygon draw:style-name="gr23" draw:text-style-name="P22" draw:layer="layout" svg:width="3.611cm" svg:height="0.479cm" svg:x="12.679cm" svg:y="6.351cm" svg:viewBox="0 0 3612 480" draw:points="2500,110 2506,108 2512,107 2519,106 2525,104 2531,103 2538,102 2544,100 2550,98 2557,97 2564,95 2570,93 2576,92 2583,90 2589,88 2596,87 2602,85 2608,83 2615,81 2621,80 2627,78 2634,76 2640,74 2646,72 2653,70 2659,68 2666,67 2672,65 2679,63 2685,61 2691,59 2698,58 2704,56 2710,54 2717,52 2723,50 2730,49 2737,47 2742,45 2749,44 2756,42 2762,41 2768,39 2775,38 2781,36 2787,34 2794,34 2800,32 2806,31 2813,29 2819,28 2825,27 2832,26 2838,25 2844,24 2851,23 2858,22 2864,21 2870,20 2877,19 2883,18 2890,17 2896,16 2902,15 2909,15 2915,14 2921,14 2928,13 2935,12 2941,12 2947,11 2954,10 2960,10 2966,10 2973,9 2979,9 2985,8 2992,8 2998,7 3004,7 3011,7 3017,6 3024,6 3030,6 3037,5 3042,5 3050,5 3056,5 3062,5 3069,4 3075,4 3081,4 3088,4 3094,4 3100,3 3107,3 3114,3 3120,3 3126,3 3132,3 3139,2 3145,2 3152,2 3158,2 3164,2 3171,2 3177,2 3183,1 3190,1 3197,1 3203,1 3210,1 3215,1 3222,1 3229,1 3235,1 3241,1 3248,1 3254,1 3260,1 3267,1 3273,1 3279,1 3286,0 3293,0 3299,0 3305,0 3312,0 3318,0 3324,0 3331,0 3337,0 3343,0 3350,0 3357,0 3363,0 3370,0 3376,0 3382,0 3389,0 3395,0 3401,0 3408,0 3414,0 3420,0 3427,0 3433,0 3440,0 3446,0 3453,0 3459,0 3465,0 3472,0 3478,0 3484,0 3491,0 3497,0 3503,0 3510,0 3516,0 3522,0 3529,0 3536,0 3542,0 3549,0 3555,0 3561,0 3568,0 3574,0 3580,0 3587,0 3593,0 3599,0 3606,0 3612,0 3612,111 3612,161 3612,480 3606,480 3599,480 3593,480 3587,480 3580,480 3574,480 3568,480 3561,480 3555,480 3549,480 3542,480 3536,480 3529,480 3522,480 3516,480 3510,480 3503,480 3497,480 3491,480 3484,480 3478,480 3472,480 3465,480 3459,480 3453,480 3446,480 3440,480 3433,480 3427,480 3420,480 3414,480 3408,480 3401,480 3395,480 3389,480 3382,480 3376,480 3370,480 3363,480 3357,480 3350,480 3343,480 3337,480 3331,480 3324,480 3318,480 3312,480 3305,480 3299,480 3293,480 3286,480 3279,480 3273,480 3267,480 3260,480 3254,480 3248,480 3241,480 3235,480 3229,480 3222,480 3215,480 3210,480 3203,480 3197,480 3190,480 3183,480 3177,480 3171,480 3164,480 3158,480 3152,480 3145,480 3139,480 3132,480 3126,480 3120,480 3114,480 3107,480 3100,480 3094,480 3088,480 3081,480 3075,480 3069,480 3062,480 3056,480 3050,480 3042,480 3037,480 3030,480 3024,480 3017,480 3011,480 3004,480 2998,480 2992,480 2985,480 2979,480 2973,480 2966,480 2960,480 2954,480 2947,480 2941,480 2935,480 2928,480 2921,480 2915,480 2909,480 2902,480 2896,480 2890,480 2883,480 2877,480 2870,480 2864,480 2858,480 2851,480 2844,480 2838,480 2832,480 2825,480 2819,480 2813,480 2806,480 2800,480 2794,480 2787,480 2781,480 2775,480 2768,480 2762,480 2756,480 2749,480 2742,480 2737,480 2730,480 2723,480 2717,480 2710,480 2704,480 2698,480 2691,480 2685,480 2679,480 2672,480 2666,480 2659,480 2653,480 2646,480 2640,480 2634,480 2627,480 2621,480 2615,480 2608,480 2602,480 2596,480 2589,480 2583,480 2576,480 2570,480 2564,480 2557,480 2550,480 2544,480 2538,480 2531,480 2525,480 2519,480 2512,480 2506,480 2500,480 2493,480 2486,480 2481,480 2474,480 2468,480 2461,480 2455,480 2448,480 2442,480 2436,480 2429,480 2423,480 2417,480 2410,480 2404,480 2398,480 2391,480 2385,480 2379,480 2371,480 2365,480 2359,480 2352,480 2346,480 2340,480 2333,480 2327,480 2321,480 2314,480 2308,480 2302,480 2295,480 2288,480 2282,480 2276,480 2269,480 2263,480 2257,480 2250,480 2244,480 2238,480 2231,480 2225,480 2219,480 2212,480 2206,480 2199,480 2192,480 2186,480 2181,480 2173,480 2167,480 2161,480 2154,480 2148,480 2142,480 2135,480 2129,480 2123,480 2116,480 2110,480 2103,480 2097,480 2090,480 2084,480 2078,480 2071,480 2065,480 2059,480 2052,480 2046,480 2040,480 2033,480 2027,480 2020,480 2013,480 2008,480 2001,480 1994,480 1988,480 1982,480 1975,480 1969,480 1963,480 1956,480 1950,480 1944,480 1937,480 1930,480 1925,480 1918,480 1911,480 1905,480 1899,480 1892,480 1886,480 1880,480 1873,480 1867,480 1861,480 1854,480 1848,480 1842,480 1835,480 1829,480 1822,480 1815,480 1809,480 1803,480 1796,480 1790,480 1784,480 1777,480 1771,480 1765,480 1758,480 1752,480 1746,480 1739,480 1732,480 1726,480 1720,480 1713,480 1707,480 1701,480 1701,480 1642,480 1642,480 1636,480 1629,480 1623,480 1617,480 1610,480 1603,480 1598,480 1591,480 1584,480 1578,480 1571,480 1565,480 1559,480 1552,480 1546,480 1540,480 1533,480 1527,480 1520,480 1514,480 1508,480 1501,480 1495,480 1488,480 1482,480 1476,480 1469,480 1463,480 1457,480 1450,480 1444,480 1437,480 1430,480 1425,480 1419,480 1411,480 1405,480 1399,480 1392,480 1386,480 1380,480 1373,480 1366,480 1360,480 1354,480 1347,480 1341,480 1335,480 1328,480 1322,480 1316,480 1309,480 1303,480 1297,480 1290,480 1284,480 1277,480 1270,480 1264,480 1259,480 1251,480 1245,480 1239,480 1232,480 1226,480 1220,480 1213,480 1207,480 1201,480 1194,480 1187,480 1181,480 1175,480 1168,480 1162,480 1156,480 1149,480 1143,480 1137,480 1130,480 1124,480 1118,480 1111,480 1105,480 1098,480 1091,480 1086,480 1079,480 1072,480 1066,480 1060,480 1053,480 1047,480 1041,480 1034,480 1028,480 1022,480 1015,480 1008,480 1003,480 996,480 989,480 983,480 977,480 970,480 964,480 958,480 951,480 945,480 939,480 932,480 925,480 920,480 913,480 907,480 900,480 893,480 887,480 881,480 874,480 868,480 862,480 855,480 849,480 843,480 836,480 830,480 824,480 817,480 810,480 804,480 798,480 791,480 785,480 779,480 772,480 766,480 760,480 753,480 747,480 741,480 734,480 728,480 721,480 714,480 708,480 702,480 695,480 689,480 683,480 676,480 670,480 664,480 657,480 651,480 645,480 638,480 631,480 625,480 619,480 612,480 606,480 600,480 593,480 587,480 581,480 574,480 568,480 562,480 555,480 548,480 542,480 535,480 530,480 523,480 516,480 510,480 504,480 497,480 491,480 485,480 478,480 472,480 466,480 459,480 452,480 447,480 440,480 433,480 427,480 421,480 421,480 419,479 413,479 406,479 399,477 394,476 387,476 381,476 375,474 368,474 362,473 355,473 349,471 342,470 337,469 330,468 323,466 317,465 310,464 304,463 298,462 292,460 285,458 279,457 272,455 265,454 260,452 253,450 247,448 241,446 234,444 227,442 221,439 215,437 209,434 203,431 196,429 189,426 183,423 177,420 171,417 164,414 158,410 151,407 145,403 139,400 132,396 127,392 120,387 113,384 107,379 100,374 94,370 88,365 82,361 74,356 69,352 62,347 55,342 50,337 43,331 37,326 30,321 25,317 17,311 11,306 6,301 0,297 6,294 11,289 17,284 25,278 30,273 37,268 43,264 50,258 55,253 62,248 69,243 74,239 82,234 88,230 94,225 100,220 107,215 113,211 120,207 127,203 132,199 139,195 145,192 151,188 158,185 164,181 171,178 177,175 183,172 189,169 196,166 203,164 209,161 215,158 221,156 227,153 234,151 241,149 247,147 253,145 260,143 265,141 272,140 279,138 285,137 292,135 298,133 304,132 310,131 317,130 323,128 330,127 337,125 342,125 349,124 355,122 362,122 368,120 375,120 381,119 387,119 394,119 399,117 406,116 413,116 419,116 425,114 431,114 438,114 444,113 451,113 457,112 463,112 470,112 476,111 482,111 489,111 496,111 501,111 508,111 514,111 515,111 516,111 523,111 530,111 535,111 542,111 548,111 555,111 562,111 568,111 574,111 581,111 587,111 593,111 600,111 606,111 612,111 619,111 625,111 631,111 638,111 645,111 651,111 657,111 664,111 670,111 676,111 683,111 689,111 695,111 702,111 708,111 714,111 721,111 728,111 734,111 741,111 747,111 753,111 760,111 766,111 772,111 779,111 785,111 791,111 798,111 804,111 810,111 817,111 824,111 830,111 836,111 843,111 849,111 855,111 862,111 868,111 874,111 881,111 887,111 893,111 900,111 907,111 913,111 920,111 925,111 932,111 939,111 945,111 951,111 958,111 964,111 970,111 977,111 983,111 989,111 996,111 1003,111 1008,111 1015,111 1022,111 1028,111 1034,111 1041,111 1047,111 1053,111 1060,111 1066,111 1072,111 1079,111 1086,111 1091,111 1098,111 1105,111 1111,111 1118,111 1124,111 1130,111 1137,111 1143,111 1149,111 1156,111 1162,111 1168,111 1175,111 1181,111 1187,111 1194,111 1201,111 1207,111 1213,111 1220,111 1226,111 1232,111 1239,111 1245,111 1251,111 1259,111 1264,111 1270,111 1277,111 1284,111 1290,111 1297,111 1303,111 1309,111 1316,111 1322,111 1328,111 1335,111 1341,111 1347,111 1354,111 1360,111 1366,111 1373,111 1380,111 1386,111 1392,111 1399,111 1405,111 1411,111 1419,111 1425,111 1430,111 1437,111 1444,111 1450,111 1457,111 1463,111 1469,111 1476,111 1482,111 1488,111 1495,111 1501,111 1508,111 1514,111 1520,111 1527,111 1533,111 1540,111 1546,111 1552,111 1559,111 1565,111 1571,111 1578,111 1584,111 1591,111 1598,111 1603,111 1610,111 1617,111 1623,111 1629,111 1636,111 1642,111 1642,111 1701,111 1701,111 1707,111 1713,111 1720,111 1726,111 1732,111 1739,111 1746,111 1752,111 1758,111 1765,111 1771,111 1777,111 1784,111 1790,111 1796,111 1803,111 1809,111 1815,111 1822,111 1829,111 1835,111 1842,111 1848,111 1854,111 1861,111 1867,111 1873,111 1880,111 1886,111 1892,111 1899,111 1905,111 1911,111 1918,111 1925,111 1930,111 1937,111 1944,111 1950,111 1956,111 1963,111 1969,111 1975,111 1982,111 1988,111 1994,111 2001,111 2008,111 2013,111 2020,111 2027,111 2033,111 2040,111 2046,111 2052,111 2059,111 2065,111 2071,111 2078,111 2084,111 2090,111 2097,111 2103,111 2110,111 2116,111 2123,111 2129,111 2135,111 2142,111 2148,111 2154,111 2161,111 2167,111 2173,111 2181,111 2186,111 2192,111 2199,111 2206,111 2212,111 2219,111 2225,111 2231,111 2238,111 2244,111 2250,111 2257,111 2263,111 2269,111 2276,111 2282,111 2288,111 2295,111 2302,111 2308,111 2314,111 2321,111 2327,111 2333,111 2340,111 2346,111 2352,111 2359,111 2365,111 2371,111 2379,111 2385,111 2391,111 2398,111 2404,111 2410,111 2417,111 2423,111 2429,111 2436,111 2442,111 2448,111 2455,111 2461,111 2468,111 2474,111 2481,111 2486,111 2493,111 2494,111">
          <text:p/>
        </draw:polygon>
        <draw:polygon draw:style-name="gr20" draw:text-style-name="P25" draw:layer="layout" svg:width="1.91cm" svg:height="0.203cm" svg:x="3.429cm" svg:y="7.379cm" svg:viewBox="0 0 1911 204" draw:points="0,0 6,0 13,0 19,0 25,0 32,0 39,0 44,0 51,0 57,0 64,0 70,0 77,0 83,0 90,0 96,0 102,0 109,0 115,0 121,0 128,0 134,0 140,0 147,0 154,0 160,0 166,0 173,0 179,0 185,0 192,0 198,0 204,0 211,0 217,0 223,0 230,0 237,0 243,0 250,0 256,0 262,0 269,0 275,0 281,0 288,0 294,0 300,0 307,0 313,0 319,1 326,1 333,1 339,1 345,1 352,1 358,1 364,1 371,1 377,1 383,1 390,1 396,1 402,1 410,1 415,1 422,1 429,1 435,1 441,2 448,2 454,2 460,2 467,2 473,2 479,2 486,2 492,2 498,3 505,3 512,3 517,3 524,3 531,3 537,4 543,4 550,4 556,4 562,4 569,4 575,5 581,5 588,5 595,6 600,6 607,6 613,6 620,7 627,7 633,8 639,8 646,8 652,9 658,9 665,10 671,10 678,11 684,11 690,12 696,12 703,13 710,14 716,14 722,15 729,16 735,17 741,18 748,18 754,19 760,20 768,21 773,22 779,23 786,24 793,25 799,26 806,27 812,28 818,29 825,31 831,32 837,33 844,34 850,36 856,37 863,39 869,40 875,41 882,43 889,45 895,46 901,47 908,49 914,51 920,52 927,54 933,55 939,57 946,59 952,61 958,62 966,64 972,65 978,67 985,69 991,70 997,72 1004,74 1010,75 1016,76 1023,78 1029,80 1035,81 1042,83 1048,84 1055,85 1061,87 1068,88 1073,90 1080,91 1087,92 1093,93 1099,94 1106,96 1112,97 1118,98 1125,99 1131,100 1137,101 1144,102 1151,103 1157,104 1163,105 1170,105 1176,106 1183,107 1189,108 1195,108 1202,109 1208,110 1214,110 1221,111 1227,112 1234,112 1240,113 1246,113 1253,113 1259,114 1266,114 1272,115 1278,115 1285,116 1291,116 1297,116 1304,117 1310,117 1316,117 1324,118 1329,118 1335,118 1342,118 1349,119 1355,119 1362,119 1368,119 1374,120 1381,120 1387,120 1393,120 1400,120 1406,120 1412,120 1419,120 1425,121 1431,121 1438,121 1445,121 1451,121 1457,121 1464,121 1470,121 1476,121 1483,122 1489,122 1496,122 1502,122 1508,122 1514,122 1522,122 1528,122 1534,122 1541,122 1547,122 1553,122 1560,122 1566,122 1572,122 1579,122 1585,122 1591,122 1598,122 1605,122 1611,122 1617,122 1624,123 1630,123 1636,123 1643,123 1649,123 1656,123 1663,123 1668,123 1674,123 1682,123 1688,123 1694,123 1701,123 1707,123 1713,123 1720,123 1726,123 1732,123 1739,123 1745,123 1751,123 1758,123 1765,123 1771,123 1777,123 1784,123 1790,123 1796,123 1803,123 1809,123 1815,123 1822,123 1828,123 1835,123 1841,123 1847,123 1854,123 1861,123 1867,123 1873,123 1880,123 1886,123 1892,123 1899,123 1905,123 1911,123 1911,204 1905,204 1899,203 1892,203 1886,203 1880,203 1873,203 1867,203 1861,203 1854,203 1847,203 1841,203 1835,203 1828,203 1822,203 1815,203 1809,203 1803,203 1796,203 1790,203 1784,203 1777,203 1771,203 1765,203 1758,203 1751,203 1745,203 1739,203 1732,203 1726,203 1720,203 1713,203 1707,203 1701,203 1694,203 1688,203 1682,203 1674,203 1668,203 1663,203 1656,203 1649,203 1643,203 1636,203 1630,203 1624,203 1617,203 1611,203 1605,203 1598,203 1591,203 1585,203 1579,203 1572,203 1566,203 1560,203 1553,203 1547,203 1541,203 1534,203 1528,203 1522,202 1514,202 1508,202 1502,202 1496,202 1489,202 1483,202 1476,202 1470,202 1464,202 1457,202 1451,202 1445,201 1438,201 1431,201 1425,201 1419,201 1412,201 1406,201 1400,201 1393,200 1387,200 1381,200 1374,200 1368,200 1362,200 1355,200 1349,199 1342,199 1335,199 1329,198 1324,198 1316,198 1310,198 1304,197 1297,197 1291,197 1285,196 1278,196 1272,195 1266,195 1259,194 1253,194 1246,194 1240,193 1234,193 1227,192 1221,192 1214,191 1208,190 1202,190 1195,189 1189,188 1183,188 1176,187 1170,186 1163,185 1157,184 1151,184 1144,183 1137,182 1131,181 1125,180 1118,178 1112,178 1106,176 1099,175 1093,174 1087,173 1080,171 1073,170 1068,169 1061,168 1055,166 1048,165 1042,163 1035,162 1029,161 1023,159 1016,157 1010,156 1004,154 997,153 991,151 985,149 978,148 972,146 966,145 958,143 952,141 946,140 939,138 933,136 927,135 920,133 914,132 908,130 901,128 895,127 889,125 882,124 875,122 869,121 863,120 856,118 850,117 844,115 837,114 831,113 825,112 818,110 812,109 806,108 799,107 793,106 786,105 779,104 773,103 768,102 760,101 754,100 748,99 741,98 735,98 729,97 722,96 716,95 710,94 703,94 696,93 690,92 684,92 678,91 671,91 665,91 658,90 652,89 646,89 639,89 633,88 627,88 620,87 613,87 607,87 600,86 595,86 588,86 581,85 575,85 569,85 562,85 556,85 550,84 543,84 537,84 531,84 524,83 517,83 512,83 505,83 498,83 492,83 486,83 479,83 473,83 467,82 460,82 454,82 448,82 441,82 435,82 429,82 422,82 415,82 410,82 402,82 396,82 390,82 383,82 377,81 371,81 364,81 358,81 352,81 345,81 339,81 333,81 326,81 319,81 313,81 307,81 300,81 294,81 288,81 281,81 275,81 269,81 262,81 256,81 250,81 243,81 237,81 230,81 223,81 217,81 211,81 204,81 198,81 192,81 185,81 179,81 173,81 166,81 160,81 154,81 147,81 140,81 134,81 128,81 121,81 115,81 109,80 102,80 96,80 90,80 83,80 77,80 70,80 64,80 57,80 51,80 44,80 39,80 32,80 25,80 19,80 13,80 6,80 0,80">
          <text:p/>
        </draw:polygon>
        <draw:polygon draw:style-name="gr21" draw:text-style-name="P26" draw:layer="layout" svg:width="1.918cm" svg:height="0.117cm" svg:x="3.42cm" svg:y="7.582cm" svg:viewBox="0 0 1919 118"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18 1913,118 1907,118 1900,118 1894,118 1887,118 1881,118 1875,118 1868,118 1862,118 1855,118 1848,118 1843,118 1836,118 1829,118 1823,118 1817,118 1810,118 1804,118 1798,118 1791,118 1785,118 1778,118 1772,118 1765,118 1759,118 1752,118 1747,118 1740,118 1733,118 1727,118 1720,118 1714,118 1708,118 1701,118 1695,118 1689,118 1681,118 1675,118 1670,118 1663,118 1656,118 1650,118 1643,118 1637,118 1631,118 1624,118 1618,118 1611,118 1605,118 1598,118 1592,118 1585,118 1579,118 1572,118 1566,118 1560,118 1553,118 1547,118 1541,118 1534,118 1528,118 1521,118 1514,118 1508,118 1502,118 1495,118 1489,118 1483,118 1476,118 1470,118 1464,118 1457,118 1451,118 1444,118 1437,118 1431,118 1425,118 1418,118 1412,118 1405,118 1399,118 1393,118 1386,118 1380,118 1374,118 1367,118 1361,118 1355,118 1347,118 1341,118 1335,118 1329,118 1322,118 1316,118 1309,118 1303,118 1296,118 1290,118 1284,118 1277,118 1271,118 1265,118 1258,118 1251,118 1246,118 1239,118 1232,118 1226,118 1219,118 1213,118 1207,118 1200,118 1194,118 1188,118 1181,118 1175,118 1168,118 1162,118 1156,118 1149,118 1142,118 1136,118 1129,118 1123,118 1117,118 1110,118 1104,118 1098,118 1091,118 1085,118 1078,118 1072,118 1066,118 1059,118 1052,118 1046,118 1040,118 1033,118 1027,118 1020,118 1014,118 1008,118 1001,118 995,118 989,118 982,118 976,118 970,118 962,118 956,118 950,118 943,118 937,118 931,118 924,118 918,118 912,118 905,118 899,118 892,118 886,118 879,118 873,118 866,118 860,118 853,118 847,118 841,118 834,118 828,118 822,118 815,118 809,118 803,118 796,118 789,118 783,118 776,118 771,118 764,118 757,118 751,118 744,118 738,118 732,118 725,118 719,118 713,118 706,118 699,118 693,118 687,118 681,118 674,118 667,118 661,118 655,118 648,118 642,118 636,118 629,118 623,118 616,118 609,118 603,118 597,118 590,118 584,118 577,118 571,118 565,118 558,118 552,118 546,118 539,118 533,118 527,118 519,118 514,118 507,118 500,118 494,118 488,118 481,118 475,118 468,118 462,118 456,118 449,118 443,118 437,118 430,118 424,118 417,118 411,118 404,118 398,118 391,118 385,118 379,118 372,118 366,118 360,118 353,118 347,118 340,118 334,118 328,118 321,118 314,118 308,118 301,118 295,118 289,118 282,118 276,118 270,118 263,118 257,118 251,118 244,118 238,118 231,118 224,118 218,118 212,118 205,118 199,118 192,118 186,118 180,118 173,118 167,118 161,118 154,118 148,118 141,118 134,118 128,118 122,118 115,118 109,118 103,118 96,118 90,118 84,118 77,118 71,118 64,118 57,118 51,118 45,118 39,118 32,118 25,118 19,118 13,118 6,118 0,118">
          <text:p/>
        </draw:polygon>
        <draw:polygon draw:style-name="gr24" draw:text-style-name="P28" draw:layer="layout" svg:width="1.97cm" svg:height="0.26cm" svg:x="1.459cm" svg:y="7.439cm" svg:viewBox="0 0 1971 261" draw:points="0,0 6,0 13,0 19,0 25,0 32,0 38,0 44,0 51,0 57,0 63,0 70,0 77,0 83,0 90,0 96,0 102,0 109,0 115,0 121,0 128,0 134,0 140,0 147,0 153,0 160,0 166,0 173,0 178,0 185,0 192,0 198,0 204,0 211,0 217,0 223,0 230,0 236,0 243,0 250,0 256,0 261,0 269,0 275,0 281,0 288,0 294,1 300,1 307,1 313,1 319,1 326,1 332,1 339,1 345,1 351,1 358,1 364,1 371,1 377,1 383,1 390,1 396,1 402,1 409,2 415,2 421,2 429,2 434,2 440,2 448,2 454,2 460,2 467,2 473,3 479,3 486,3 492,3 498,3 505,3 512,4 517,4 524,4 531,4 537,4 543,4 550,4 556,5 562,5 569,5 575,6 581,6 588,6 594,6 600,7 607,7 613,8 619,8 627,8 633,9 639,9 646,10 652,10 658,11 665,11 671,12 677,12 684,13 690,14 696,15 703,15 709,16 716,17 722,18 729,18 735,19 741,20 748,21 754,22 760,23 767,24 773,25 779,26 786,28 792,29 799,30 806,32 812,33 818,34 825,35 831,37 837,39 844,40 850,42 856,43 863,45 869,47 875,48 882,50 889,52 895,54 901,55 907,57 914,59 920,61 927,62 933,64 939,66 946,68 952,70 958,72 965,74 971,76 977,78 985,80 990,81 997,83 1004,85 1010,87 1016,89 1023,91 1029,92 1035,94 1042,96 1048,97 1054,99 1061,100 1068,102 1073,104 1080,105 1087,106 1093,108 1099,109 1106,111 1112,112 1118,113 1125,114 1131,116 1137,117 1144,118 1150,119 1157,120 1163,121 1169,122 1176,123 1183,124 1189,125 1195,125 1202,126 1208,127 1214,127 1221,128 1227,129 1233,129 1240,130 1246,131 1252,131 1259,132 1266,132 1272,133 1278,133 1285,134 1291,134 1297,134 1304,135 1310,135 1316,135 1323,136 1329,136 1335,136 1342,137 1348,137 1355,137 1362,137 1368,138 1374,138 1381,138 1387,138 1393,139 1400,139 1406,139 1412,139 1419,139 1425,139 1431,140 1438,140 1445,140 1451,140 1457,140 1463,140 1470,140 1476,140 1483,141 1489,141 1495,141 1502,141 1508,141 1514,141 1521,141 1528,141 1534,141 1541,141 1546,141 1553,141 1560,141 1566,141 1572,141 1579,141 1585,141 1591,142 1598,142 1604,142 1610,142 1617,142 1624,142 1630,142 1636,142 1643,142 1649,142 1655,142 1662,142 1668,142 1674,142 1681,142 1688,142 1694,142 1701,142 1707,142 1713,142 1720,142 1726,142 1732,142 1739,142 1745,142 1751,142 1758,142 1764,142 1770,142 1777,142 1784,142 1790,142 1796,142 1803,142 1809,142 1815,142 1822,142 1828,142 1834,142 1841,142 1847,142 1853,142 1861,142 1867,142 1873,142 1880,142 1886,142 1892,142 1899,142 1905,142 1911,142 1911,142 1971,142 1971,261 1911,261 1911,261 1905,261 1899,261 1892,261 1886,261 1880,261 1873,261 1867,261 1861,261 1853,261 1847,261 1841,261 1834,261 1828,261 1822,261 1815,261 1809,261 1803,261 1796,261 1790,261 1784,261 1777,261 1770,261 1764,261 1758,261 1751,261 1745,261 1739,261 1732,261 1726,261 1720,261 1713,261 1707,261 1701,261 1694,261 1688,261 1681,261 1674,261 1668,261 1662,261 1655,261 1649,261 1643,261 1636,261 1630,261 1624,261 1617,261 1610,261 1604,261 1598,261 1591,260 1585,260 1579,260 1572,260 1566,260 1560,260 1553,260 1546,260 1541,260 1534,260 1528,260 1521,260 1514,260 1508,260 1502,260 1495,260 1489,259 1483,259 1476,259 1470,259 1463,259 1457,259 1451,259 1445,259 1438,259 1431,258 1425,258 1419,258 1412,258 1406,258 1400,258 1393,258 1387,258 1381,257 1374,257 1368,257 1362,257 1355,256 1348,256 1342,256 1335,256 1329,255 1323,255 1316,255 1310,254 1304,254 1297,253 1291,253 1285,253 1278,252 1272,252 1266,251 1259,251 1252,250 1246,250 1240,249 1233,249 1227,248 1221,247 1214,247 1208,246 1202,245 1195,244 1189,243 1183,243 1176,242 1169,241 1163,240 1157,239 1150,238 1144,237 1137,236 1131,235 1125,234 1118,232 1112,231 1106,230 1099,229 1093,227 1087,226 1080,224 1073,223 1068,221 1061,220 1054,218 1048,216 1042,215 1035,213 1029,211 1023,210 1016,208 1010,206 1004,204 997,202 990,200 985,199 977,197 971,195 965,193 958,191 952,189 946,187 939,185 933,184 927,182 920,180 914,178 907,176 901,174 895,172 889,171 882,169 875,167 869,166 863,164 856,162 850,161 844,159 837,158 831,156 825,155 818,153 812,152 806,150 799,149 792,148 786,147 779,145 773,144 767,143 760,142 754,141 748,140 741,139 735,138 729,137 722,136 716,135 709,135 703,134 696,133 690,133 684,132 677,131 671,131 665,130 658,130 652,129 646,129 639,128 633,128 627,127 619,127 613,127 607,126 600,126 594,125 588,125 581,125 575,125 569,124 562,124 556,124 550,123 543,123 537,123 531,123 524,123 517,122 512,122 505,122 498,122 492,122 486,121 479,121 473,121 467,121 460,121 454,121 448,121 440,121 434,120 429,120 421,120 415,120 409,120 402,120 396,120 390,120 383,120 377,120 371,120 364,120 358,120 351,120 345,120 339,120 332,120 326,120 319,120 313,120 307,120 300,120 294,119 288,119 281,119 275,119 269,119 261,119 256,119 250,119 243,119 236,119 230,119 223,119 217,119 211,119 204,119 198,119 192,119 185,119 178,119 173,119 166,119 160,119 153,119 147,119 140,119 134,119 128,119 121,119 115,119 109,119 102,119 96,119 90,119 83,119 77,119 70,119 63,119 57,119 51,119 44,119 38,119 32,119 25,119 19,119 13,119 6,119 0,119">
          <text:p/>
        </draw:polygon>
        <draw:polygon draw:style-name="gr25" draw:text-style-name="P29" draw:layer="layout" svg:width="0.058cm" svg:height="0.198cm" svg:x="5.341cm" svg:y="7.501cm" svg:viewBox="0 0 59 199" draw:points="0,199 59,199 59,0 0,0">
          <text:p/>
        </draw:polygon>
        <draw:polygon draw:style-name="gr23" draw:text-style-name="P22" draw:layer="layout" svg:width="3.608cm" svg:height="0.213cm" svg:x="1.732cm" svg:y="6.35cm" svg:viewBox="0 0 3609 214" draw:points="2848,20 2855,19 2861,18 2867,18 2874,17 2880,16 2886,16 2893,15 2899,14 2906,13 2912,13 2918,12 2924,12 2931,11 2938,11 2944,10 2950,10 2957,9 2963,9 2970,9 2976,8 2982,8 2989,7 2995,7 3001,7 3008,6 3014,6 3021,6 3027,5 3034,5 3040,5 3046,5 3053,4 3059,4 3065,4 3072,4 3078,4 3084,4 3091,4 3097,3 3103,3 3110,3 3117,3 3123,3 3130,2 3136,2 3142,2 3149,2 3155,2 3161,2 3168,2 3174,2 3180,2 3187,2 3194,1 3200,1 3206,1 3213,1 3219,1 3225,1 3232,1 3238,1 3244,1 3251,1 3257,1 3263,1 3270,1 3276,1 3282,1 3290,1 3296,1 3302,1 3309,1 3315,1 3321,1 3328,1 3335,1 3340,1 3347,1 3354,1 3360,0 3366,0 3373,0 3379,0 3385,0 3392,0 3398,0 3404,0 3411,0 3417,0 3423,0 3430,0 3437,0 3442,0 3450,0 3456,0 3462,0 3469,0 3475,0 3481,0 3488,0 3494,0 3500,0 3507,0 3513,0 3519,0 3526,0 3533,0 3539,0 3545,0 3552,0 3558,0 3564,0 3571,0 3577,0 3583,0 3590,0 3596,0 3602,0 3609,0 3609,21 3609,21 3609,214 3602,214 3596,214 3590,214 3583,214 3577,214 3571,214 3564,214 3558,214 3552,214 3545,214 3539,214 3533,214 3526,214 3519,214 3513,214 3507,214 3500,214 3494,214 3488,214 3481,214 3475,214 3469,214 3462,214 3456,214 3450,214 3442,214 3437,214 3430,214 3423,214 3417,214 3411,214 3404,214 3398,214 3392,214 3385,214 3379,214 3373,214 3366,214 3360,214 3354,214 3347,214 3340,214 3335,214 3328,214 3321,214 3315,214 3309,214 3302,214 3296,214 3290,214 3282,214 3276,214 3270,214 3263,214 3257,214 3251,214 3244,214 3238,214 3232,214 3225,214 3219,214 3213,214 3206,214 3200,214 3194,214 3187,214 3180,214 3174,214 3168,214 3161,214 3155,214 3149,214 3142,214 3136,214 3130,214 3123,214 3117,214 3110,214 3103,214 3097,214 3091,214 3084,214 3078,214 3072,214 3065,214 3059,214 3053,214 3046,214 3040,214 3034,214 3027,214 3021,214 3014,214 3008,214 3001,214 2995,214 2989,214 2982,214 2976,214 2970,214 2963,214 2957,214 2950,214 2944,214 2938,214 2931,214 2924,214 2918,214 2912,214 2906,214 2899,214 2893,214 2886,214 2880,214 2874,214 2867,214 2861,214 2855,214 2848,214 2841,214 2835,214 2829,214 2823,214 2816,214 2810,214 2803,214 2797,214 2790,214 2784,214 2778,214 2771,214 2765,214 2759,214 2752,214 2745,214 2740,214 2733,214 2726,214 2720,214 2714,214 2707,214 2701,214 2695,214 2688,214 2682,214 2676,214 2669,214 2663,214 2657,214 2650,214 2643,214 2637,214 2630,214 2624,214 2618,214 2611,214 2605,214 2599,214 2592,214 2586,214 2580,214 2573,214 2567,214 2561,214 2554,214 2547,214 2541,214 2535,214 2528,214 2522,214 2516,214 2509,214 2503,214 2497,214 2490,214 2484,214 2478,214 2471,214 2465,214 2458,214 2451,214 2445,214 2439,214 2432,214 2426,214 2420,214 2413,214 2407,214 2401,214 2394,214 2388,214 2382,214 2375,214 2368,214 2362,214 2356,214 2349,214 2343,214 2337,214 2330,214 2324,214 2318,214 2311,214 2305,214 2299,214 2292,214 2285,214 2279,214 2272,214 2267,214 2260,214 2253,214 2247,214 2241,214 2234,214 2228,214 2222,214 2215,214 2209,214 2203,214 2196,214 2189,214 2184,214 2177,214 2170,214 2164,214 2158,214 2151,214 2145,214 2139,214 2132,214 2126,214 2120,214 2112,214 2107,214 2101,214 2094,214 2087,214 2081,214 2074,214 2068,214 2062,214 2055,214 2049,214 2043,214 2036,214 2030,214 2024,214 2017,214 2011,214 2005,214 1998,214 1991,214 1985,214 1979,214 1972,214 1966,214 1960,214 1953,214 1947,214 1941,214 1934,214 1928,214 1922,214 1915,214 1908,214 1902,214 1895,214 1889,214 1883,214 1876,214 1870,214 1864,214 1857,214 1851,214 1845,214 1838,214 1832,214 1826,214 1819,214 1812,214 1806,214 1800,214 1793,214 1787,214 1781,214 1774,214 1768,214 1762,214 1755,214 1749,214 1743,214 1736,214 1729,214 1723,214 1716,214 1710,214 1704,214 1698,214 1697,214 1639,214 1639,214 1632,214 1626,214 1620,214 1613,214 1606,214 1601,214 1594,214 1588,214 1581,214 1575,214 1568,214 1562,214 1556,214 1549,214 1543,214 1537,214 1530,214 1524,214 1518,214 1511,214 1505,214 1498,214 1491,214 1485,214 1479,214 1472,214 1466,214 1460,214 1453,214 1447,214 1441,214 1434,214 1428,214 1422,214 1415,214 1408,214 1402,214 1396,214 1389,214 1383,214 1377,214 1370,214 1363,214 1357,214 1350,214 1345,214 1338,214 1331,214 1325,214 1319,214 1312,214 1306,214 1300,214 1293,214 1287,214 1281,214 1274,214 1267,214 1262,214 1255,214 1248,214 1242,214 1236,214 1229,214 1223,214 1217,214 1210,214 1204,214 1198,214 1190,214 1184,214 1179,214 1172,214 1165,214 1159,214 1152,214 1146,214 1140,214 1133,214 1127,214 1121,214 1114,214 1108,214 1102,214 1095,214 1089,214 1083,214 1076,214 1069,214 1063,214 1057,214 1050,214 1044,214 1038,214 1031,214 1025,214 1019,214 1012,214 1006,214 1000,214 993,214 986,214 980,214 973,214 967,214 961,214 954,214 948,214 942,214 935,214 929,214 923,214 916,214 910,214 904,214 897,214 890,214 884,214 878,214 871,214 865,214 859,214 852,214 846,214 840,214 833,214 827,214 821,214 814,214 807,214 801,214 794,214 788,214 782,214 775,214 769,214 763,214 756,214 750,214 744,214 737,214 731,214 725,214 718,214 711,214 705,214 699,214 692,214 686,214 680,214 673,214 667,214 661,214 654,214 648,214 642,214 634,214 628,214 622,214 616,214 609,214 603,214 596,214 590,214 584,214 577,214 571,214 565,214 558,214 552,214 545,214 539,214 533,214 527,214 520,214 513,214 507,214 501,214 494,214 488,214 482,214 475,214 469,214 463,214 456,214 450,214 444,214 436,214 430,214 424,214 417,214 411,214 405,214 398,214 392,214 386,214 379,214 373,214 367,214 360,214 354,214 347,214 341,214 334,214 328,214 322,214 315,214 309,214 303,214 296,214 290,214 284,214 277,214 271,214 265,214 258,214 251,214 245,214 238,214 232,214 226,214 219,214 213,214 207,214 200,214 194,214 188,214 181,214 181,214 177,213 174,213 171,212 167,211 164,210 161,210 157,209 154,208 150,207 147,207 144,206 140,205 138,204 134,203 131,201 128,200 124,199 120,198 117,196 113,195 110,194 107,192 104,191 100,190 97,188 93,186 90,185 86,183 83,181 80,179 77,177 74,175 70,173 67,171 63,169 60,167 56,164 53,162 50,159 46,157 43,154 40,152 36,149 32,147 29,144 26,141 22,138 20,136 16,133 13,130 10,127 6,125 2,122 0,120 2,118 6,115 10,113 13,110 16,107 20,104 22,102 26,99 29,96 32,93 36,91 40,88 43,86 46,83 50,81 53,78 56,76 60,73 63,71 67,69 70,67 74,65 77,63 80,61 83,59 86,57 90,55 93,54 97,52 100,50 104,49 107,48 110,46 113,45 117,44 120,42 124,41 128,40 131,39 134,38 138,36 140,35 144,35 147,34 150,33 154,32 157,31 161,30 164,30 167,29 171,29 174,28 177,27 181,27 185,26 188,25 191,25 194,24 198,24 201,24 204,23 208,23 211,23 215,22 218,22 221,22 224,21 228,21 231,21 234,21 238,21 245,21 251,21 258,21 265,21 271,21 277,21 284,21 290,21 296,21 303,21 309,21 315,21 322,21 328,21 334,21 341,21 347,21 354,21 360,21 367,21 373,21 379,21 386,21 392,21 398,21 405,21 411,21 417,21 424,21 430,21 436,21 444,21 450,21 456,21 463,21 469,21 475,21 482,21 488,21 494,21 501,21 507,21 513,21 520,21 527,21 533,21 539,21 545,21 552,21 558,21 565,21 571,21 577,21 584,21 590,21 596,21 603,21 609,21 616,21 622,21 628,21 634,21 642,21 648,21 654,21 661,21 667,21 673,21 680,21 686,21 692,21 699,21 705,21 711,21 718,21 725,21 731,21 737,21 744,21 750,21 756,21 763,21 769,21 775,21 782,21 788,21 794,21 801,21 807,21 814,21 821,21 827,21 833,21 840,21 846,21 852,21 859,21 865,21 871,21 878,21 884,21 890,21 897,21 904,21 910,21 916,21 923,21 929,21 935,21 942,21 948,21 954,21 961,21 967,21 973,21 980,21 986,21 993,21 1000,21 1006,21 1012,21 1019,21 1025,21 1031,21 1038,21 1044,21 1050,21 1057,21 1063,21 1069,21 1076,21 1083,21 1089,21 1095,21 1102,21 1108,21 1114,21 1121,21 1127,21 1133,21 1140,21 1146,21 1152,21 1159,21 1165,21 1172,21 1179,21 1184,21 1190,21 1198,21 1204,21 1210,21 1217,21 1223,21 1229,21 1236,21 1242,21 1248,21 1255,21 1262,21 1267,21 1274,21 1281,21 1287,21 1293,21 1300,21 1306,21 1312,21 1319,21 1325,21 1331,21 1338,21 1345,21 1350,21 1357,21 1363,21 1370,21 1377,21 1383,21 1389,21 1396,21 1402,21 1408,21 1415,21 1422,21 1428,21 1434,21 1441,21 1447,21 1453,21 1460,21 1466,21 1472,21 1479,21 1485,21 1491,21 1498,21 1505,21 1511,21 1518,21 1524,21 1530,21 1537,21 1543,21 1549,21 1556,21 1562,21 1568,21 1575,21 1581,21 1588,21 1594,21 1601,21 1606,21 1613,21 1620,21 1626,21 1632,21 1639,21 1639,21 1697,21 1698,21 1704,21 1710,21 1716,21 1723,21 1729,21 1736,21 1743,21 1749,21 1755,21 1762,21 1768,21 1774,21 1781,21 1787,21 1793,21 1800,21 1806,21 1812,21 1819,21 1826,21 1832,21 1838,21 1845,21 1851,21 1857,21 1864,21 1870,21 1876,21 1883,21 1889,21 1895,21 1902,21 1908,21 1915,21 1922,21 1928,21 1934,21 1941,21 1947,21 1953,21 1960,21 1966,21 1972,21 1979,21 1985,21 1991,21 1998,21 2005,21 2011,21 2017,21 2024,21 2030,21 2036,21 2043,21 2049,21 2055,21 2062,21 2068,21 2074,21 2081,21 2087,21 2094,21 2101,21 2107,21 2112,21 2120,21 2126,21 2132,21 2139,21 2145,21 2151,21 2158,21 2164,21 2170,21 2177,21 2184,21 2189,21 2196,21 2203,21 2209,21 2215,21 2222,21 2228,21 2234,21 2241,21 2247,21 2253,21 2260,21 2267,21 2272,21 2279,21 2285,21 2292,21 2299,21 2305,21 2311,21 2318,21 2324,21 2330,21 2337,21 2343,21 2349,21 2356,21 2362,21 2368,21 2375,21 2382,21 2388,21 2394,21 2401,21 2407,21 2413,21 2420,21 2426,21 2432,21 2439,21 2445,21 2451,21 2458,21 2465,21 2471,21 2478,21 2484,21 2490,21 2497,21 2503,21 2509,21 2516,21 2522,21 2528,21 2535,21 2541,21 2547,21 2554,21 2561,21 2567,21 2573,21 2580,21 2586,21 2592,21 2599,21 2605,21 2611,21 2618,21 2624,21 2630,21 2637,21 2643,21 2650,21 2657,21 2663,21 2669,21 2676,21 2682,21 2688,21 2695,21 2701,21 2707,21 2714,21 2720,21 2726,21 2733,21 2740,21 2745,21 2752,21 2759,21 2765,21 2771,21 2778,21 2784,21 2790,21 2797,21 2803,21 2810,21 2816,21 2823,21 2829,21 2835,21 2841,21 2846,21">
          <text:p/>
        </draw:polygon>
        <draw:polygon draw:style-name="gr20" draw:text-style-name="P19" draw:layer="layout" svg:width="1.91cm" svg:height="0.187cm" svg:x="8.929cm" svg:y="7.364cm" svg:viewBox="0 0 1911 188" draw:points="0,0 6,0 13,0 19,0 25,0 32,0 39,0 44,0 51,0 57,0 64,0 70,0 77,0 83,0 90,0 96,0 102,0 109,0 115,0 121,0 128,0 134,0 140,0 147,0 154,0 160,0 166,0 173,0 179,0 185,0 192,0 198,0 204,0 211,0 217,0 223,0 230,0 237,0 243,0 250,0 256,0 262,0 269,0 275,0 281,0 288,1 294,1 300,1 307,1 313,1 319,1 326,1 333,1 339,1 345,1 352,1 358,1 364,1 371,1 377,1 383,1 390,1 396,1 402,1 410,1 415,1 422,1 429,2 435,2 441,2 448,2 454,2 460,2 467,2 473,2 479,2 486,2 492,2 498,3 505,3 512,3 517,3 524,3 531,3 537,3 543,3 550,3 556,4 562,4 569,4 575,4 581,5 588,5 595,5 600,5 607,6 613,6 620,6 627,7 633,7 639,7 646,8 652,8 658,8 665,9 671,9 678,10 684,10 690,11 696,11 703,12 710,12 716,13 722,14 729,14 735,15 741,15 748,16 754,17 760,18 768,19 773,19 779,20 786,21 793,22 799,23 806,24 812,25 818,26 825,27 831,28 837,29 844,31 850,32 856,33 863,34 869,36 875,37 882,38 889,39 895,41 901,42 908,44 914,45 920,46 927,48 933,49 939,50 946,52 952,53 958,55 966,56 972,57 978,59 985,61 991,62 997,63 1004,65 1010,66 1016,67 1023,69 1029,70 1035,71 1042,73 1048,74 1055,75 1061,76 1068,77 1073,79 1080,80 1087,81 1093,82 1099,83 1106,84 1112,85 1118,86 1125,87 1131,88 1137,88 1144,89 1151,90 1157,91 1163,91 1170,92 1176,93 1183,94 1189,94 1195,95 1202,96 1208,96 1214,96 1221,97 1227,97 1234,98 1240,98 1246,99 1253,99 1259,100 1266,100 1272,101 1278,101 1285,101 1291,102 1297,102 1304,102 1310,102 1316,102 1324,103 1329,103 1335,103 1342,103 1349,104 1355,104 1362,104 1368,104 1374,104 1381,105 1387,105 1393,105 1400,105 1406,105 1412,105 1419,105 1425,105 1431,106 1438,106 1445,106 1451,106 1457,106 1464,106 1470,106 1476,106 1483,106 1489,106 1496,106 1502,107 1508,107 1514,107 1522,107 1528,107 1534,107 1541,107 1547,107 1553,107 1560,107 1566,107 1572,107 1579,107 1585,107 1591,107 1598,107 1605,107 1611,107 1617,107 1624,107 1630,107 1636,107 1643,107 1649,107 1656,107 1663,107 1668,107 1674,107 1682,107 1688,107 1694,107 1701,107 1707,107 1713,107 1720,107 1726,107 1732,107 1739,107 1745,107 1751,107 1758,107 1765,107 1771,107 1777,107 1784,107 1790,108 1796,108 1803,108 1809,108 1815,108 1822,108 1828,108 1835,108 1841,108 1847,108 1854,108 1861,108 1867,108 1873,108 1880,108 1886,108 1892,108 1899,108 1905,108 1911,108 1911,188 1905,188 1899,188 1892,188 1886,188 1880,188 1873,188 1867,188 1861,188 1854,188 1847,188 1841,188 1835,188 1828,188 1822,188 1815,188 1809,188 1803,188 1796,188 1790,188 1784,188 1777,188 1771,188 1765,188 1758,188 1751,188 1745,188 1739,188 1732,188 1726,188 1720,188 1713,188 1707,188 1701,188 1694,188 1688,188 1682,188 1674,188 1668,188 1663,188 1656,188 1649,188 1643,188 1636,188 1630,188 1624,188 1617,188 1611,188 1605,188 1598,188 1591,188 1585,188 1579,188 1572,188 1566,188 1560,188 1553,188 1547,188 1541,187 1534,187 1528,187 1522,187 1514,187 1508,187 1502,187 1496,187 1489,187 1483,187 1476,187 1470,187 1464,187 1457,187 1451,187 1445,187 1438,186 1431,186 1425,186 1419,186 1412,186 1406,186 1400,186 1393,185 1387,185 1381,185 1374,185 1368,185 1362,185 1355,185 1349,184 1342,184 1335,184 1329,184 1324,184 1316,183 1310,183 1304,183 1297,183 1291,182 1285,182 1278,182 1272,181 1266,181 1259,180 1253,180 1246,180 1240,179 1234,179 1227,178 1221,178 1214,177 1208,177 1202,176 1195,176 1189,175 1183,174 1176,174 1170,173 1163,172 1157,172 1151,171 1144,170 1137,169 1131,168 1125,167 1118,167 1112,166 1106,165 1099,164 1093,162 1087,161 1080,161 1073,159 1068,158 1061,157 1055,156 1048,155 1042,153 1035,152 1029,151 1023,149 1016,148 1010,147 1004,145 997,144 991,143 985,141 978,140 972,138 966,137 958,136 952,134 946,132 939,131 933,130 927,128 920,127 914,126 908,124 901,123 895,121 889,120 882,119 875,118 869,116 863,115 856,114 850,113 844,111 837,110 831,109 825,108 818,107 812,106 806,105 799,104 793,103 786,102 779,101 773,100 768,99 760,99 754,98 748,97 741,96 735,96 729,95 722,94 716,94 710,93 703,93 696,92 690,92 684,91 678,91 671,90 665,90 658,90 652,89 646,89 639,88 633,88 627,88 620,87 613,87 607,87 600,86 595,86 588,86 581,86 575,85 569,85 562,85 556,85 550,85 543,85 537,84 531,84 524,84 517,84 512,84 505,84 498,84 492,83 486,83 479,83 473,83 467,83 460,83 454,83 448,83 441,83 435,83 429,82 422,82 415,82 410,82 402,82 396,82 390,82 383,82 377,82 371,82 364,82 358,82 352,82 345,82 339,82 333,82 326,82 319,82 313,82 307,82 300,82 294,82 288,82 281,82 275,82 269,82 262,82 256,82 250,82 243,81 237,81 230,81 223,81 217,81 211,81 204,81 198,81 192,81 185,81 179,81 173,81 166,81 160,81 154,81 147,81 140,81 134,81 128,81 121,81 115,81 109,81 102,81 96,81 90,81 83,81 77,81 70,81 64,81 57,81 51,81 44,81 39,81 32,81 25,81 19,81 13,81 6,81 0,81">
          <text:p/>
        </draw:polygon>
        <draw:polygon draw:style-name="gr21" draw:text-style-name="P26" draw:layer="layout" svg:width="1.918cm" svg:height="0.147cm" svg:x="8.92cm" svg:y="7.552cm" svg:viewBox="0 0 1919 148"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48 1913,148 1907,148 1900,148 1894,148 1887,148 1881,148 1875,148 1868,148 1862,148 1855,148 1848,148 1843,148 1836,148 1829,148 1823,148 1817,148 1810,148 1804,148 1798,148 1791,148 1785,148 1778,148 1772,148 1765,148 1759,148 1752,148 1747,148 1740,148 1733,148 1727,148 1720,148 1714,148 1708,148 1701,148 1695,148 1689,148 1681,148 1675,148 1670,148 1663,148 1656,148 1650,148 1643,148 1637,148 1631,148 1624,148 1618,148 1611,148 1605,148 1598,148 1592,148 1585,148 1579,148 1572,148 1566,148 1560,148 1553,148 1547,148 1541,148 1534,148 1528,148 1521,148 1514,148 1508,148 1502,148 1495,148 1489,148 1483,148 1476,148 1470,148 1464,148 1457,148 1451,148 1444,148 1437,148 1431,148 1425,148 1418,148 1412,148 1405,148 1399,148 1393,148 1386,148 1380,148 1374,148 1367,148 1361,148 1355,148 1347,148 1341,148 1335,148 1329,148 1322,148 1316,148 1309,148 1303,148 1296,148 1290,148 1284,148 1277,148 1271,148 1265,148 1258,148 1251,148 1246,148 1239,148 1232,148 1226,148 1219,148 1213,148 1207,148 1200,148 1194,148 1188,148 1181,148 1175,148 1168,148 1162,148 1156,148 1149,148 1142,148 1136,148 1129,148 1123,148 1117,148 1110,148 1104,148 1098,148 1091,148 1085,148 1078,148 1072,148 1066,148 1059,148 1052,148 1046,148 1040,148 1033,148 1027,148 1020,148 1014,148 1008,148 1001,148 995,148 989,148 982,148 976,148 970,148 962,148 956,148 950,148 943,148 937,148 931,148 924,148 918,148 912,148 905,148 899,148 892,148 886,148 879,148 873,148 866,148 860,148 853,148 847,148 841,148 834,148 828,148 822,148 815,148 809,148 803,148 796,148 789,148 783,148 776,148 771,148 764,148 757,148 751,148 744,148 738,148 732,148 725,148 719,148 713,148 706,148 699,148 693,148 687,148 681,148 674,148 667,148 661,148 655,148 648,148 642,148 636,148 629,148 623,148 616,148 609,148 603,148 597,148 590,148 584,148 577,148 571,148 565,148 558,148 552,148 546,148 539,148 533,148 527,148 519,148 514,148 507,148 500,148 494,148 488,148 481,148 475,148 468,148 462,148 456,148 449,148 443,148 437,148 430,148 424,148 417,148 411,148 404,148 398,148 391,148 385,148 379,148 372,148 366,148 360,148 353,148 347,148 340,148 334,148 328,148 321,148 314,148 308,148 301,148 295,148 289,148 282,148 276,148 270,148 263,148 257,148 251,148 244,148 238,148 231,148 224,148 218,148 212,148 205,148 199,148 192,148 186,148 180,148 173,148 167,148 161,148 154,148 148,148 141,148 134,148 128,148 122,148 115,148 109,148 103,148 96,148 90,148 84,148 77,148 71,148 64,148 57,148 51,148 45,148 39,148 32,148 25,148 19,148 13,148 6,148 0,148">
          <text:p/>
        </draw:polygon>
        <draw:polygon draw:style-name="gr22" draw:text-style-name="P27" draw:layer="layout" svg:width="1.97cm" svg:height="0.258cm" svg:x="6.959cm" svg:y="7.441cm" svg:viewBox="0 0 1971 259" draw:points="0,0 6,0 13,0 19,0 25,0 32,0 38,0 44,0 51,0 57,0 63,0 70,0 77,0 83,0 90,0 96,0 102,0 109,0 115,0 121,0 128,0 134,0 140,0 147,0 153,0 160,0 166,0 173,0 178,0 185,0 192,0 198,0 204,0 211,0 217,0 223,0 230,0 236,0 243,0 250,0 256,0 261,0 269,0 275,0 281,0 288,0 294,0 300,0 307,0 313,0 319,1 326,1 332,1 339,1 345,1 351,1 358,1 364,1 371,1 377,1 383,1 390,1 396,1 402,1 409,1 415,1 421,1 429,1 434,1 440,2 448,2 454,2 460,2 467,2 473,2 479,2 486,2 492,2 498,2 505,3 512,3 517,3 524,3 531,3 537,3 543,3 550,3 556,4 562,4 569,4 575,4 581,4 588,5 594,5 600,5 607,6 613,6 619,6 627,7 633,7 639,7 646,8 652,8 658,9 665,9 671,9 677,10 684,10 690,11 696,11 703,12 709,12 716,13 722,14 729,14 735,15 741,16 748,16 754,17 760,18 767,19 773,20 779,20 786,21 792,22 799,23 806,24 812,25 818,26 825,27 831,29 837,30 844,31 850,32 856,33 863,35 869,36 875,37 882,38 889,40 895,41 901,43 907,44 914,45 920,47 927,48 933,50 939,51 946,53 952,54 958,56 965,57 971,58 977,60 985,61 990,63 997,64 1004,66 1010,67 1016,68 1023,70 1029,71 1035,73 1042,74 1048,75 1054,76 1061,78 1068,79 1073,80 1080,81 1087,82 1093,84 1099,85 1106,85 1112,86 1118,87 1125,88 1131,89 1137,90 1144,91 1150,92 1157,92 1163,93 1169,94 1176,95 1183,96 1189,96 1195,97 1202,97 1208,98 1214,98 1221,99 1227,100 1233,100 1240,100 1246,101 1252,101 1259,102 1266,102 1272,102 1278,103 1285,103 1291,103 1297,104 1304,104 1310,104 1316,105 1323,105 1329,105 1335,105 1342,106 1348,106 1355,106 1362,106 1368,106 1374,107 1381,107 1387,107 1393,107 1400,107 1406,107 1412,108 1419,108 1425,108 1431,108 1438,108 1445,108 1451,108 1457,108 1463,108 1470,108 1476,108 1483,108 1489,108 1495,108 1502,109 1508,109 1514,109 1521,109 1528,109 1534,109 1541,109 1546,109 1553,109 1560,109 1566,109 1572,109 1579,109 1585,109 1591,109 1598,109 1604,109 1610,109 1617,109 1624,109 1630,109 1636,109 1643,109 1649,109 1655,109 1662,109 1668,109 1674,109 1681,109 1688,109 1694,109 1701,109 1707,109 1713,109 1720,109 1726,109 1732,109 1739,109 1745,109 1751,109 1758,110 1764,110 1770,110 1777,110 1784,110 1790,110 1796,110 1803,110 1809,110 1815,110 1822,110 1828,110 1834,110 1841,110 1847,110 1853,110 1861,110 1867,110 1873,110 1880,110 1886,110 1892,110 1899,110 1905,110 1911,110 1911,110 1971,110 1971,259 1911,259 1911,259 1905,259 1899,259 1892,259 1886,259 1880,259 1873,259 1867,259 1861,259 1853,259 1847,259 1841,259 1834,259 1828,259 1822,259 1815,259 1809,259 1803,259 1796,259 1790,259 1784,259 1777,259 1770,259 1764,259 1758,259 1751,259 1745,259 1739,259 1732,259 1726,259 1720,259 1713,259 1707,259 1701,259 1694,259 1688,259 1681,259 1674,259 1668,259 1662,259 1655,259 1649,258 1643,258 1636,258 1630,258 1624,258 1617,258 1610,258 1604,258 1598,258 1591,258 1585,258 1579,258 1572,258 1566,258 1560,258 1553,258 1546,258 1541,258 1534,258 1528,258 1521,258 1514,258 1508,258 1502,258 1495,258 1489,258 1483,258 1476,257 1470,257 1463,257 1457,257 1451,257 1445,257 1438,257 1431,257 1425,257 1419,256 1412,256 1406,256 1400,256 1393,256 1387,256 1381,256 1374,256 1368,255 1362,255 1355,255 1348,255 1342,254 1335,254 1329,254 1323,254 1316,254 1310,253 1304,253 1297,253 1291,253 1285,252 1278,252 1272,252 1266,251 1259,251 1252,250 1246,250 1240,249 1233,249 1227,248 1221,248 1214,248 1208,247 1202,246 1195,246 1189,245 1183,244 1176,244 1169,243 1163,243 1157,242 1150,241 1144,240 1137,239 1131,238 1125,237 1118,237 1112,236 1106,235 1099,233 1093,232 1087,231 1080,230 1073,229 1068,228 1061,227 1054,225 1048,224 1042,223 1035,222 1029,220 1023,219 1016,218 1010,216 1004,215 997,213 990,212 985,210 977,209 971,207 965,206 958,205 952,203 946,202 939,200 933,199 927,197 920,196 914,195 907,193 901,192 895,190 889,189 882,188 875,186 869,185 863,184 856,182 850,181 844,180 837,179 831,178 825,177 818,175 812,174 806,173 799,172 792,171 786,170 779,170 773,169 767,168 760,167 754,166 748,165 741,165 735,164 729,163 722,163 716,162 709,161 703,161 696,160 690,160 684,159 677,159 671,158 665,158 658,157 652,157 646,157 639,156 633,156 627,155 619,155 613,155 607,155 600,155 594,154 588,154 581,154 575,153 569,153 562,153 556,153 550,153 543,152 537,152 531,152 524,152 517,152 512,152 505,151 498,151 492,151 486,151 479,151 473,151 467,151 460,151 454,151 448,150 440,150 434,150 429,150 421,150 415,150 409,150 402,150 396,150 390,149 383,149 377,149 371,149 364,149 358,149 351,149 345,149 339,149 332,149 326,149 319,149 313,149 307,149 300,149 294,149 288,149 281,149 275,149 269,149 261,149 256,149 250,149 243,149 236,149 230,149 223,149 217,149 211,149 204,149 198,149 192,149 185,149 178,149 173,149 166,149 160,149 153,149 147,149 140,149 134,149 128,149 121,149 115,149 109,149 102,149 96,149 90,149 83,149 77,149 70,149 63,149 57,149 51,149 44,149 38,149 32,149 25,149 19,149 13,149 6,149 0,149">
          <text:p/>
        </draw:polygon>
        <draw:polygon draw:style-name="gr23" draw:text-style-name="P22" draw:layer="layout" svg:width="3.616cm" svg:height="0.38cm" svg:x="7.223cm" svg:y="6.351cm" svg:viewBox="0 0 3617 381" draw:points="2749,35 2754,34 2761,32 2768,32 2774,30 2780,29 2787,28 2793,27 2799,26 2806,25 2812,24 2818,23 2825,22 2832,21 2837,20 2844,19 2850,18 2857,18 2863,17 2870,16 2876,15 2882,15 2889,14 2895,14 2901,13 2908,12 2915,12 2921,11 2927,11 2933,10 2940,10 2947,9 2953,9 2959,9 2966,8 2972,8 2978,7 2985,7 2991,7 2997,6 3004,6 3010,6 3016,5 3023,5 3030,5 3036,5 3042,4 3049,4 3055,4 3061,4 3068,4 3074,3 3080,3 3087,3 3093,3 3099,3 3106,3 3112,3 3119,3 3126,3 3132,2 3138,2 3145,2 3151,2 3157,2 3164,2 3170,1 3176,1 3183,1 3189,1 3195,1 3202,1 3209,1 3215,1 3221,1 3228,1 3234,1 3240,1 3247,1 3253,1 3259,1 3266,1 3272,1 3278,1 3285,1 3291,1 3298,0 3305,0 3311,0 3317,0 3324,0 3330,0 3336,0 3343,0 3349,0 3355,0 3362,0 3369,0 3375,0 3381,0 3388,0 3394,0 3400,0 3407,0 3413,0 3419,0 3426,0 3432,0 3438,0 3446,0 3451,0 3458,0 3465,0 3471,0 3477,0 3484,0 3490,0 3496,0 3503,0 3509,0 3515,0 3522,0 3528,0 3534,0 3541,0 3548,0 3554,0 3560,0 3567,0 3573,0 3579,0 3586,0 3592,0 3598,0 3605,0 3611,0 3617,0 3617,36 3617,37 3617,381 3611,381 3605,381 3598,381 3592,381 3586,381 3579,381 3573,381 3567,381 3560,381 3554,381 3548,381 3541,381 3534,381 3528,381 3522,381 3515,381 3509,381 3503,381 3496,381 3490,381 3484,381 3477,381 3471,381 3465,381 3458,381 3451,381 3446,381 3438,381 3432,381 3426,381 3419,381 3413,381 3407,381 3400,381 3394,381 3388,381 3381,381 3375,381 3369,381 3362,381 3355,381 3349,381 3343,381 3336,381 3330,381 3324,381 3317,381 3311,381 3305,381 3298,381 3291,381 3285,381 3278,381 3272,381 3266,381 3259,381 3253,381 3247,381 3240,381 3234,381 3228,381 3221,381 3215,381 3209,381 3202,381 3195,381 3189,381 3183,381 3176,381 3170,381 3164,381 3157,381 3151,381 3145,381 3138,381 3132,381 3126,381 3119,381 3112,381 3106,381 3099,381 3093,381 3087,381 3080,381 3074,381 3068,381 3061,381 3055,381 3049,381 3042,381 3036,381 3030,381 3023,381 3016,381 3010,381 3004,381 2997,381 2991,381 2985,381 2978,381 2972,381 2966,381 2959,381 2953,381 2947,381 2940,381 2933,381 2927,381 2921,381 2915,381 2908,381 2901,381 2895,381 2889,381 2882,381 2876,381 2870,381 2863,381 2857,381 2850,381 2844,381 2837,381 2832,381 2825,381 2818,381 2812,381 2806,381 2799,381 2793,381 2787,381 2780,381 2774,381 2768,381 2761,381 2754,381 2749,381 2742,381 2735,381 2729,381 2722,381 2716,381 2710,381 2703,381 2697,381 2691,381 2684,381 2678,381 2672,381 2665,381 2659,381 2652,381 2646,381 2639,381 2633,381 2627,381 2620,381 2614,381 2608,381 2601,381 2595,381 2589,381 2582,381 2576,381 2570,381 2562,381 2556,381 2550,381 2543,381 2537,381 2531,381 2524,381 2518,381 2512,381 2505,381 2499,381 2493,381 2486,381 2480,381 2474,381 2467,381 2460,381 2454,381 2448,381 2441,381 2435,381 2429,381 2422,381 2416,381 2410,381 2403,381 2397,381 2390,381 2384,381 2377,381 2371,381 2364,381 2358,381 2352,381 2345,381 2339,381 2333,381 2326,381 2320,381 2314,381 2307,381 2301,381 2294,381 2288,381 2281,381 2276,381 2269,381 2262,381 2256,381 2250,381 2243,381 2237,381 2230,381 2224,381 2218,381 2211,381 2204,381 2198,381 2192,381 2186,381 2179,381 2173,381 2166,381 2160,381 2154,381 2147,381 2141,381 2135,381 2128,381 2121,381 2116,381 2109,381 2103,381 2096,381 2090,381 2083,381 2077,381 2070,381 2064,381 2058,381 2051,381 2045,381 2039,381 2032,381 2025,381 2020,381 2013,381 2006,381 2000,381 1994,381 1987,381 1981,381 1975,381 1968,381 1962,381 1956,381 1949,381 1943,381 1937,381 1930,381 1924,381 1917,381 1910,381 1904,381 1898,381 1891,381 1885,381 1879,381 1872,381 1866,381 1860,381 1853,381 1847,381 1841,381 1834,381 1827,381 1821,381 1815,381 1808,381 1802,381 1796,381 1789,381 1783,381 1777,381 1770,381 1764,381 1758,381 1751,381 1745,381 1738,381 1731,381 1725,381 1719,381 1712,381 1707,381 1706,381 1648,381 1648,381 1641,381 1635,381 1629,381 1622,381 1615,381 1610,381 1603,381 1597,381 1590,381 1583,381 1577,381 1571,381 1564,381 1558,381 1552,381 1545,381 1539,381 1533,381 1526,381 1520,381 1514,381 1507,381 1500,381 1494,381 1488,381 1481,381 1475,381 1469,381 1462,381 1456,381 1450,381 1443,381 1437,381 1430,381 1424,381 1417,381 1411,381 1404,381 1398,381 1392,381 1385,381 1379,381 1372,381 1366,381 1359,381 1354,381 1347,381 1340,381 1334,381 1328,381 1321,381 1315,381 1309,381 1302,381 1296,381 1290,381 1282,381 1276,381 1270,381 1264,381 1257,381 1251,381 1244,381 1238,381 1232,381 1225,381 1219,381 1213,381 1206,381 1199,381 1193,381 1187,381 1181,381 1174,381 1168,381 1161,381 1155,381 1149,381 1142,381 1136,381 1130,381 1123,381 1117,381 1110,381 1103,381 1098,381 1091,381 1084,381 1078,381 1072,381 1065,381 1059,381 1053,381 1046,381 1040,381 1034,381 1027,381 1021,381 1015,381 1008,381 1002,381 995,381 989,381 982,381 976,381 970,381 963,381 957,381 950,381 944,381 938,381 931,381 925,381 919,381 912,381 905,381 899,381 893,381 886,381 880,381 874,381 867,381 861,381 855,381 848,381 842,381 836,381 829,381 823,381 816,381 810,381 803,381 797,381 790,381 784,381 778,381 771,381 765,381 759,381 752,381 746,381 740,381 733,381 726,381 720,381 714,381 707,381 701,381 695,381 688,381 682,381 676,381 669,381 663,381 657,381 650,381 643,381 637,381 630,381 625,381 618,381 611,381 605,381 599,381 592,381 586,381 580,381 573,381 567,381 561,381 554,381 547,381 542,381 535,381 528,381 522,381 516,381 509,381 503,381 497,381 490,381 484,381 478,381 471,381 465,381 459,381 452,381 445,381 439,381 432,381 426,381 420,381 413,381 407,381 401,381 394,381 391,381 386,380 380,380 374,380 368,378 363,377 356,377 351,377 345,376 338,376 333,374 327,374 322,373 315,372 310,371 304,370 298,368 292,367 286,366 280,365 274,364 269,362 262,360 257,360 251,358 245,357 239,355 233,353 227,351 222,349 215,347 210,345 204,342 198,341 192,338 187,336 181,333 174,331 169,328 163,325 158,322 150,319 145,316 139,313 134,309 128,306 121,303 116,299 110,295 105,291 98,287 92,283 87,279 81,274 75,270 69,266 63,262 57,257 51,253 46,248 40,243 34,238 28,234 23,229 17,224 10,219 5,215 0,211 5,208 10,203 17,199 23,194 28,189 34,184 40,180 46,175 51,170 57,165 63,161 69,157 75,152 81,148 87,144 92,140 98,135 105,131 110,128 116,124 121,120 128,116 134,113 139,109 145,107 150,103 158,100 163,97 169,94 174,92 181,89 187,87 192,84 198,82 204,80 210,77 215,76 222,73 227,72 233,70 239,68 245,66 251,65 257,63 262,62 269,60 274,58 280,57 286,57 292,56 298,54 304,53 310,52 315,51 322,50 327,49 333,49 338,47 345,47 351,46 356,45 363,45 368,44 374,43 380,43 386,42 391,41 397,41 403,41 410,40 415,40 421,40 427,40 433,40 439,38 444,38 450,38 456,38 462,38 468,38 474,38 479,37 486,37 492,37 497,36 503,36 509,36 516,36 522,36 528,36 535,36 542,36 547,36 554,36 561,36 567,36 573,36 580,36 586,36 592,36 599,36 605,36 611,36 618,36 625,36 630,36 637,36 643,36 650,36 657,36 663,36 669,36 676,36 682,36 688,36 695,36 701,36 707,36 714,36 720,36 726,36 733,36 740,36 746,36 752,36 759,36 765,36 771,36 778,36 784,36 790,36 797,36 803,36 810,36 816,36 823,36 829,36 836,36 842,36 848,36 855,36 861,36 867,36 874,36 880,36 886,36 893,36 899,36 905,36 912,36 919,36 925,36 931,36 938,36 944,36 950,36 957,36 963,36 970,36 976,36 982,36 989,36 995,36 1002,36 1008,36 1015,36 1021,36 1027,36 1034,36 1040,36 1046,36 1053,36 1059,36 1065,36 1072,36 1078,36 1084,36 1091,36 1098,36 1103,36 1110,36 1117,36 1123,36 1130,36 1136,36 1142,36 1149,36 1155,36 1161,36 1168,36 1174,36 1181,36 1187,36 1193,36 1199,36 1206,36 1213,36 1219,36 1225,36 1232,36 1238,36 1244,36 1251,36 1257,36 1264,36 1270,36 1276,36 1282,36 1290,36 1296,36 1302,36 1309,36 1315,36 1321,36 1328,36 1334,36 1340,36 1347,36 1354,36 1359,36 1366,36 1372,36 1379,36 1385,36 1392,36 1398,36 1404,36 1411,36 1417,36 1424,36 1430,36 1437,36 1443,36 1450,36 1456,36 1462,36 1469,36 1475,36 1481,36 1488,36 1494,36 1500,36 1507,36 1514,36 1520,36 1526,36 1533,36 1539,36 1545,36 1552,36 1558,36 1564,36 1571,36 1577,36 1583,36 1590,36 1597,36 1603,36 1610,36 1615,36 1622,36 1629,36 1635,36 1641,36 1648,36 1648,36 1706,36 1707,36 1712,36 1719,36 1725,36 1731,36 1738,36 1745,36 1751,36 1758,36 1764,36 1770,36 1777,36 1783,36 1789,36 1796,36 1802,36 1808,36 1815,36 1821,36 1827,36 1834,36 1841,36 1847,36 1853,36 1860,36 1866,36 1872,36 1879,36 1885,36 1891,36 1898,36 1904,36 1910,36 1917,36 1924,36 1930,36 1937,36 1943,36 1949,36 1956,36 1962,36 1968,36 1975,36 1981,36 1987,36 1994,36 2000,36 2006,36 2013,36 2020,36 2025,36 2032,36 2039,36 2045,36 2051,36 2058,36 2064,36 2070,36 2077,36 2083,36 2090,36 2096,36 2103,36 2109,36 2116,36 2121,36 2128,36 2135,36 2141,36 2147,36 2154,36 2160,36 2166,36 2173,36 2179,36 2186,36 2192,36 2198,36 2204,36 2211,36 2218,36 2224,36 2230,36 2237,36 2243,36 2250,36 2256,36 2262,36 2269,36 2276,36 2281,36 2288,36 2294,36 2301,36 2307,36 2314,36 2320,36 2326,36 2333,36 2339,36 2345,36 2352,36 2358,36 2364,36 2371,36 2377,36 2384,36 2390,36 2397,36 2403,36 2410,36 2416,36 2422,36 2429,36 2435,36 2441,36 2448,36 2454,36 2460,36 2467,36 2474,36 2480,36 2486,36 2493,36 2499,36 2505,36 2512,36 2518,36 2524,36 2531,36 2537,36 2543,36 2550,36 2556,36 2562,36 2570,36 2576,36 2582,36 2589,36 2595,36 2601,36 2608,36 2614,36 2620,36 2627,36 2633,36 2639,36 2646,36 2652,36 2659,36 2665,36 2672,36 2678,36 2684,36 2691,36 2697,36 2703,36 2710,36 2716,36 2722,36 2729,36 2735,36 2742,36 2745,36">
          <text:p/>
        </draw:polygon>
        <draw:g draw:style-name="gr16">
          <draw:line draw:style-name="gr29" draw:text-style-name="P30" draw:layer="layout" svg:x1="0.5cm" svg:y1="8cm" svg:x2="5.5cm" svg:y2="8cm">
            <text:p/>
          </draw:line>
          <draw:line draw:style-name="gr30" draw:text-style-name="P30" draw:layer="layout" svg:x1="3.4cm" svg:y1="8cm" svg:x2="3.4cm" svg:y2="8.1cm">
            <text:p/>
          </draw:line>
          <draw:frame draw:style-name="gr31" draw:text-style-name="P31" draw:layer="layout" svg:width="2.15cm" svg:height="0.526cm" svg:x="3.35cm" svg:y="7.95cm">
            <draw:text-box>
              <text:p text:style-name="P17"><text:span text:style-name="T2">2080-2100</text:span></text:p>
            </draw:text-box>
          </draw:frame>
          <draw:line draw:style-name="gr30" draw:text-style-name="P30" draw:layer="layout" svg:x1="1.4cm" svg:y1="8cm" svg:x2="1.4cm" svg:y2="8.1cm">
            <text:p/>
          </draw:line>
          <draw:frame draw:style-name="gr31" draw:text-style-name="P31" draw:layer="layout" svg:width="2.15cm" svg:height="0.526cm" svg:x="1.35cm" svg:y="7.95cm">
            <draw:text-box>
              <text:p text:style-name="P17"><text:span text:style-name="T2">2040-2060</text:span></text:p>
            </draw:text-box>
          </draw:frame>
          <draw:frame draw:style-name="gr31" draw:text-style-name="P31" draw:layer="layout" svg:width="2.15cm" svg:height="0.526cm" svg:x="-0.15cm" svg:y="7.95cm">
            <draw:text-box>
              <text:p text:style-name="P17"><text:span text:style-name="T2">Hist.</text:span></text:p>
            </draw:text-box>
          </draw:frame>
        </draw:g>
        <draw:polygon draw:style-name="gr26" draw:text-style-name="P24" draw:layer="layout" svg:width="4.91cm" svg:height="0.873cm" svg:x="0.43cm" svg:y="6.685cm" svg:viewBox="0 0 4911 874" draw:points="970,0 1029,0 1036,0 1042,0 1048,0 1055,0 1061,0 1067,0 1074,0 1080,0 1086,0 1093,0 1100,0 1106,0 1113,0 1119,0 1125,0 1132,0 1138,0 1144,0 1151,0 1157,0 1163,0 1170,0 1176,0 1182,0 1189,0 1196,0 1202,0 1208,0 1215,0 1221,0 1227,0 1234,0 1240,0 1246,0 1253,0 1259,0 1265,0 1273,0 1279,0 1285,0 1291,0 1298,0 1304,0 1311,0 1317,0 1323,0 1330,0 1336,0 1342,0 1349,0 1355,0 1361,0 1368,0 1375,0 1380,0 1387,0 1394,0 1400,0 1406,0 1413,0 1419,0 1425,0 1432,0 1438,0 1444,0 1451,0 1458,0 1463,0 1470,0 1477,0 1483,0 1490,0 1496,0 1502,0 1509,0 1515,0 1521,0 1528,0 1534,0 1541,0 1547,0 1553,0 1560,0 1566,0 1573,0 1579,0 1585,0 1592,0 1598,0 1604,0 1611,0 1617,0 1623,0 1630,0 1636,0 1642,0 1649,0 1656,0 1662,0 1669,0 1675,0 1681,0 1688,0 1694,0 1700,0 1707,0 1713,0 1719,0 1726,0 1732,0 1738,0 1745,0 1752,0 1758,0 1764,0 1771,0 1777,0 1783,0 1790,0 1796,0 1802,0 1809,0 1815,0 1821,0 1829,0 1835,0 1841,0 1848,0 1854,0 1860,0 1867,0 1873,0 1879,0 1886,0 1892,0 1898,0 1905,0 1911,0 1918,0 1924,0 1931,0 1936,0 1943,0 1950,0 1956,0 1962,0 1969,0 1975,0 1981,0 1988,0 1994,0 2000,0 2007,0 2014,0 2020,0 2027,0 2033,0 2039,0 2046,0 2052,0 2058,0 2065,0 2071,0 2077,0 2084,0 2090,0 2097,0 2103,0 2109,0 2116,0 2122,0 2129,0 2135,0 2141,0 2148,0 2154,0 2160,0 2167,0 2173,0 2180,0 2187,0 2192,0 2199,0 2206,0 2212,0 2218,0 2225,0 2231,0 2237,0 2244,0 2250,0 2256,0 2263,0 2269,0 2275,0 2282,0 2288,0 2295,0 2301,0 2308,0 2314,0 2320,0 2327,0 2333,0 2340,0 2346,0 2352,0 2359,0 2365,0 2371,0 2378,0 2385,0 2391,0 2397,0 2404,0 2410,0 2416,0 2423,0 2429,0 2435,0 2442,0 2448,0 2454,0 2461,0 2467,0 2474,0 2480,0 2487,0 2492,0 2500,0 2506,0 2512,0 2519,0 2525,0 2531,0 2538,0 2544,0 2550,0 2557,0 2564,0 2570,0 2576,0 2583,0 2589,0 2595,0 2602,0 2608,0 2614,0 2621,0 2627,0 2633,0 2640,0 2647,0 2653,0 2660,0 2665,0 2672,0 2679,0 2685,0 2691,0 2698,0 2704,0 2710,0 2717,0 2724,0 2730,0 2736,0 2743,0 2749,0 2755,0 2762,0 2768,0 2774,0 2781,0 2787,0 2793,0 2800,0 2807,0 2813,0 2820,0 2826,0 2832,0 2839,0 2845,0 2851,0 2858,0 2864,0 2870,0 2877,0 2883,0 2890,0 2896,0 2903,0 2909,0 2915,0 2922,0 2928,0 2934,0 2941,0 2999,0 3000,0 3006,0 3012,0 3019,0 3025,0 3031,0 3038,0 3044,0 3051,0 3057,0 3063,0 3070,0 3076,0 3082,0 3089,0 3095,0 3101,0 3108,0 3114,0 3120,0 3128,0 3134,0 3140,0 3147,0 3153,0 3159,0 3166,0 3172,0 3178,0 3185,0 3192,0 3197,0 3204,0 3210,0 3217,0 3223,0 3230,0 3236,0 3242,0 3249,0 3255,0 3261,0 3268,0 3274,0 3280,0 3287,0 3293,0 3300,0 3307,0 3313,0 3319,0 3326,0 3332,0 3338,0 3345,0 3351,0 3357,0 3364,0 3370,0 3376,0 3383,0 3389,0 3396,0 3402,0 3409,0 3414,0 3421,0 3428,0 3434,0 3440,0 3447,0 3453,0 3460,0 3466,0 3472,0 3479,0 3486,0 3492,0 3498,0 3505,0 3511,0 3517,0 3524,0 3530,0 3536,0 3543,0 3549,0 3555,0 3562,0 3569,0 3575,0 3581,0 3587,0 3594,0 3600,0 3607,0 3613,0 3620,0 3626,0 3632,0 3639,0 3645,0 3651,0 3658,0 3665,0 3670,0 3677,0 3684,0 3690,0 3696,0 3703,0 3709,0 3715,0 3722,0 3728,0 3734,0 3741,0 3748,0 3753,0 3760,0 3767,0 3773,0 3780,0 3786,0 3792,0 3799,0 3805,0 3811,0 3818,0 3824,0 3830,0 3837,0 3843,0 3849,0 3856,0 3863,0 3869,0 3875,0 3882,0 3888,0 3894,0 3901,0 3907,0 3913,0 3920,0 3926,0 3932,0 3939,0 3945,0 3952,0 3959,0 3965,0 3971,0 3978,0 3984,0 3990,0 3997,0 4003,0 4009,0 4016,0 4022,0 4028,0 4035,0 4042,0 4048,0 4054,0 4061,0 4067,0 4073,0 4080,0 4086,0 4092,0 4099,0 4105,0 4111,0 4118,0 4125,0 4131,0 4138,0 4143,0 4150,0 4157,0 4163,0 4169,0 4176,0 4182,0 4188,0 4195,0 4201,0 4208,0 4214,0 4221,0 4226,0 4233,0 4240,0 4246,0 4252,0 4259,0 4265,0 4271,0 4278,0 4284,0 4290,0 4297,0 4304,0 4309,0 4316,0 4323,0 4329,0 4336,0 4342,0 4348,0 4355,0 4361,0 4367,0 4374,0 4380,0 4386,0 4393,0 4399,0 4405,0 4412,0 4419,0 4425,0 4431,0 4438,0 4444,0 4450,0 4457,0 4463,0 4469,0 4477,0 4482,0 4488,0 4496,0 4502,0 4508,0 4515,0 4521,0 4527,0 4534,0 4540,0 4546,0 4553,0 4559,0 4565,0 4572,0 4578,0 4584,0 4591,0 4598,0 4604,0 4610,0 4617,0 4623,0 4629,0 4637,0 4643,0 4648,0 4656,0 4662,0 4668,0 4675,0 4681,0 4687,0 4694,0 4700,0 4706,0 4713,0 4719,0 4726,0 4732,0 4739,0 4744,0 4751,0 4758,0 4764,0 4770,0 4777,0 4783,0 4789,0 4796,0 4802,0 4809,0 4816,0 4821,0 4827,0 4835,0 4841,0 4847,0 4854,0 4860,0 4866,0 4873,0 4879,0 4885,0 4892,0 4899,0 4904,0 4911,0 4911,694 4904,694 4899,694 4892,694 4885,694 4879,694 4873,694 4866,694 4860,694 4854,694 4847,694 4841,694 4835,694 4827,694 4821,694 4816,694 4809,694 4802,694 4796,694 4789,694 4783,694 4777,694 4770,694 4764,694 4758,694 4751,694 4744,694 4739,694 4732,694 4726,694 4719,694 4713,694 4706,694 4700,694 4694,694 4687,694 4681,694 4675,694 4668,694 4662,694 4656,694 4648,694 4643,694 4637,694 4629,694 4623,694 4617,694 4610,694 4604,694 4598,694 4591,694 4584,694 4578,694 4572,694 4565,694 4559,694 4553,694 4546,694 4540,694 4534,694 4527,694 4521,694 4515,694 4508,694 4502,694 4496,694 4488,694 4482,694 4477,694 4469,694 4463,694 4457,694 4450,694 4444,694 4438,694 4431,694 4425,694 4419,694 4412,694 4405,694 4399,694 4393,694 4386,694 4380,694 4374,694 4367,694 4361,694 4355,694 4348,694 4342,694 4336,694 4329,694 4323,694 4316,694 4309,694 4304,694 4297,694 4290,694 4284,694 4278,694 4271,694 4265,694 4259,694 4252,694 4246,694 4240,694 4233,694 4226,694 4221,694 4214,694 4208,694 4201,694 4195,694 4188,694 4182,694 4176,694 4169,694 4163,694 4157,694 4150,694 4143,694 4138,694 4131,694 4125,694 4118,694 4111,694 4105,694 4099,694 4092,694 4086,694 4080,694 4073,694 4067,694 4061,694 4054,694 4048,694 4042,694 4035,694 4028,694 4022,694 4016,694 4009,694 4003,694 3997,694 3990,694 3984,694 3978,694 3971,694 3965,694 3959,694 3952,694 3945,694 3939,694 3932,694 3926,694 3920,694 3913,694 3907,694 3901,694 3894,694 3888,694 3882,694 3875,694 3869,694 3863,694 3856,694 3849,694 3843,694 3837,694 3830,694 3824,694 3818,694 3811,694 3805,694 3799,694 3792,694 3786,694 3780,694 3773,694 3767,694 3760,694 3753,694 3748,694 3741,694 3734,694 3728,694 3722,694 3715,694 3709,694 3703,694 3696,694 3690,694 3684,694 3677,694 3670,694 3665,694 3658,694 3651,694 3645,694 3639,694 3632,694 3626,694 3620,694 3613,694 3607,694 3600,694 3594,694 3587,694 3581,694 3575,694 3569,694 3562,694 3555,694 3549,694 3543,694 3536,694 3530,694 3524,694 3517,694 3511,694 3505,694 3498,694 3492,694 3486,694 3479,694 3472,694 3466,694 3460,694 3453,694 3447,694 3440,694 3434,694 3428,694 3421,694 3414,694 3409,694 3402,694 3396,694 3389,694 3383,694 3376,694 3370,694 3364,694 3357,694 3351,694 3345,694 3338,694 3332,694 3326,694 3319,694 3313,694 3307,694 3300,694 3293,694 3287,694 3280,694 3274,694 3268,694 3261,694 3255,694 3249,694 3242,694 3236,694 3230,694 3223,694 3217,694 3210,694 3204,694 3197,694 3192,694 3185,694 3178,694 3172,694 3166,694 3159,694 3153,694 3147,694 3140,694 3134,694 3128,694 3120,694 3114,694 3108,694 3101,694 3095,694 3089,694 3082,694 3076,694 3070,694 3063,694 3057,694 3051,694 3044,694 3038,694 3031,694 3025,694 3019,694 3012,694 3006,694 3000,694 3000,774 2941,774 2941,754 2934,754 2928,754 2922,754 2915,754 2909,754 2903,754 2896,754 2890,754 2883,754 2877,754 2870,754 2864,754 2858,754 2851,754 2845,754 2839,754 2832,754 2826,754 2820,754 2813,754 2807,754 2800,754 2793,754 2787,754 2781,754 2774,754 2768,754 2762,754 2755,754 2749,754 2743,754 2736,754 2730,754 2724,754 2717,754 2710,754 2704,754 2698,754 2691,754 2685,754 2679,754 2672,754 2665,754 2660,754 2653,754 2647,754 2640,754 2633,754 2627,754 2621,754 2614,754 2608,754 2602,754 2595,754 2589,754 2583,754 2576,754 2570,754 2564,754 2557,754 2550,754 2544,754 2538,754 2531,754 2525,754 2519,754 2512,754 2506,754 2500,754 2492,754 2487,754 2480,754 2474,754 2467,754 2461,754 2454,754 2448,754 2442,754 2435,754 2429,754 2423,754 2416,754 2410,754 2404,754 2397,754 2391,754 2385,754 2378,754 2371,754 2365,754 2359,754 2352,754 2346,754 2340,754 2333,754 2327,754 2320,754 2314,754 2308,754 2301,754 2295,754 2288,754 2282,754 2275,754 2269,754 2263,754 2256,754 2250,754 2244,754 2237,754 2231,754 2225,754 2218,754 2212,754 2206,754 2199,754 2192,754 2187,754 2180,754 2173,754 2167,754 2160,754 2154,754 2148,754 2141,754 2135,754 2129,754 2122,754 2116,754 2109,754 2103,754 2097,754 2090,754 2084,754 2077,754 2071,754 2065,754 2058,754 2052,754 2046,754 2039,754 2033,754 2027,754 2020,754 2014,754 2007,754 2000,754 1994,754 1988,754 1981,754 1975,754 1969,754 1962,754 1956,754 1950,754 1943,754 1936,754 1931,754 1924,754 1918,754 1911,754 1905,754 1898,754 1892,754 1886,754 1879,754 1873,754 1867,754 1860,754 1854,754 1848,754 1841,754 1835,754 1829,754 1821,754 1815,754 1809,754 1802,754 1796,754 1790,754 1783,754 1777,754 1771,754 1764,754 1758,754 1752,754 1745,754 1738,754 1732,754 1726,754 1719,754 1713,754 1707,754 1700,754 1694,754 1688,754 1681,754 1675,754 1669,754 1662,754 1656,754 1649,754 1642,754 1636,754 1630,754 1623,754 1617,754 1611,754 1604,754 1598,754 1592,754 1585,754 1579,754 1573,754 1566,754 1560,754 1553,754 1547,754 1541,754 1534,754 1528,754 1521,754 1515,754 1509,754 1502,754 1496,754 1490,754 1483,754 1477,754 1470,754 1463,754 1458,754 1451,754 1444,754 1438,754 1432,754 1425,754 1419,754 1413,754 1406,754 1400,754 1394,754 1387,754 1380,754 1375,754 1368,754 1361,754 1355,754 1349,754 1342,754 1336,754 1330,754 1323,754 1317,754 1311,754 1304,754 1298,754 1291,754 1285,754 1279,754 1273,754 1265,754 1259,754 1253,754 1246,754 1240,754 1234,754 1227,754 1221,754 1215,754 1208,754 1202,754 1196,754 1189,754 1182,754 1176,754 1170,754 1163,754 1157,754 1151,754 1144,754 1138,754 1132,754 1125,754 1119,754 1113,754 1106,754 1100,754 1093,754 1086,754 1080,754 1074,754 1067,754 1061,754 1055,754 1048,754 1042,754 1036,754 1029,754 1029,873 974,873 974,874 920,874 907,872 889,868 871,867 851,863 835,859 815,852 798,850 780,846 760,842 744,837 724,831 706,826 689,822 669,815 651,811 633,802 615,798 597,791 580,783 560,776 542,771 524,763 506,755 488,746 469,738 451,729 433,721 415,710 397,702 377,692 362,681 342,670 324,660 306,649 286,636 270,625 251,612 233,601 213,588 197,577 177,564 159,551 142,538 122,524 106,512 86,499 70,486 50,471 33,459 15,446 0,436 15,426 33,413 50,401 70,386 86,373 106,360 122,348 142,334 159,321 177,308 197,295 213,284 233,271 251,260 270,248 286,236 306,223 324,212 342,202 362,191 377,180 397,170 415,162 433,151 451,144 469,134 488,126 506,118 524,109 542,101 560,96 580,89 597,81 615,74 633,70 651,61 669,57 689,50 706,46 724,41 744,35 760,30 780,27 798,22 815,20 835,14 851,9 871,5 889,4 904,1 970,1">
          <text:p/>
        </draw:polygon>
        <draw:polygon draw:style-name="gr26" draw:text-style-name="P24" draw:layer="layout" svg:width="4.96cm" svg:height="0.751cm" svg:x="5.88cm" svg:y="6.838cm" svg:viewBox="0 0 4961 752" draw:points="1081,0 1086,0 1092,0 1098,0 1105,0 1111,0 1117,0 1124,0 1130,0 1136,0 1143,0 1150,0 1156,0 1163,0 1169,0 1175,0 1182,0 1188,0 1194,0 1201,0 1207,0 1213,0 1220,0 1226,0 1232,0 1239,0 1246,0 1252,0 1258,0 1265,0 1271,0 1277,0 1284,0 1290,0 1296,0 1303,0 1309,0 1315,0 1323,0 1329,0 1335,0 1341,0 1348,0 1354,0 1361,0 1367,0 1373,0 1380,0 1386,0 1392,0 1399,0 1405,0 1411,0 1418,0 1425,0 1430,0 1437,0 1444,0 1450,0 1456,0 1463,0 1469,0 1475,0 1482,0 1488,0 1494,0 1501,0 1508,0 1513,0 1520,0 1527,0 1533,0 1540,0 1546,0 1552,0 1559,0 1565,0 1571,0 1578,0 1584,0 1591,0 1597,0 1603,0 1610,0 1616,0 1623,0 1629,0 1635,0 1642,0 1648,0 1654,0 1661,0 1667,0 1673,0 1680,0 1686,0 1692,0 1699,0 1706,0 1712,0 1719,0 1725,0 1731,0 1738,0 1744,0 1750,0 1757,0 1763,0 1769,0 1776,0 1782,0 1788,0 1795,0 1802,0 1808,0 1814,0 1821,0 1827,0 1833,0 1840,0 1846,0 1852,0 1859,0 1865,0 1871,0 1879,0 1885,0 1891,0 1898,0 1904,0 1910,0 1917,0 1923,0 1929,0 1936,0 1942,0 1948,0 1955,0 1961,0 1968,0 1974,0 1981,0 1986,0 1993,0 2000,0 2006,0 2012,0 2019,0 2025,0 2031,0 2038,0 2044,0 2050,0 2057,0 2064,0 2070,0 2077,0 2083,0 2089,0 2096,0 2102,0 2108,0 2115,0 2121,0 2127,0 2134,0 2140,0 2147,0 2153,0 2159,0 2166,0 2172,0 2179,0 2185,0 2191,0 2198,0 2204,0 2210,0 2217,0 2223,0 2230,0 2237,0 2242,0 2249,0 2256,0 2262,0 2268,0 2275,0 2281,0 2287,0 2294,0 2300,0 2306,0 2313,0 2319,0 2325,0 2332,0 2338,0 2345,0 2351,0 2358,0 2364,0 2370,0 2377,0 2383,0 2390,0 2396,0 2402,0 2409,0 2415,0 2421,0 2428,0 2435,0 2441,0 2447,0 2454,0 2460,0 2466,0 2473,0 2479,0 2485,0 2492,0 2498,0 2504,0 2511,0 2517,0 2524,0 2530,0 2537,0 2542,0 2550,0 2556,0 2562,0 2569,0 2575,0 2581,0 2588,0 2594,0 2600,0 2607,0 2614,0 2620,0 2626,0 2633,0 2639,0 2645,0 2652,0 2658,0 2664,0 2671,0 2677,0 2683,0 2690,0 2697,0 2703,0 2710,0 2715,0 2722,0 2729,0 2735,0 2741,0 2748,0 2754,0 2760,0 2767,0 2774,0 2780,0 2786,0 2793,0 2799,0 2805,0 2812,0 2818,0 2824,0 2831,0 2837,0 2843,0 2850,0 2857,0 2863,0 2870,0 2876,0 2882,0 2889,0 2895,0 2901,0 2908,0 2914,0 2920,0 2927,0 2933,0 2940,0 2946,0 2953,0 2959,0 2965,0 2972,0 2978,0 2984,0 2991,0 3049,0 3050,0 3056,0 3062,0 3069,0 3075,0 3081,0 3088,0 3094,0 3101,0 3107,0 3113,0 3120,0 3126,0 3132,0 3139,0 3145,0 3151,0 3158,0 3164,0 3170,0 3178,0 3184,0 3190,0 3197,0 3203,0 3209,0 3216,0 3222,0 3228,0 3235,0 3242,0 3247,0 3254,0 3260,0 3267,0 3273,0 3280,0 3286,0 3292,0 3299,0 3305,0 3311,0 3318,0 3324,0 3330,0 3337,0 3343,0 3350,0 3357,0 3363,0 3369,0 3376,0 3382,0 3388,0 3395,0 3401,0 3407,0 3414,0 3420,0 3426,0 3433,0 3439,0 3446,0 3452,0 3459,0 3464,0 3471,0 3478,0 3484,0 3490,0 3497,0 3503,0 3510,0 3516,0 3522,0 3529,0 3536,0 3542,0 3548,0 3555,0 3561,0 3567,0 3574,0 3580,0 3586,0 3593,0 3599,0 3605,0 3612,0 3619,0 3625,0 3631,0 3637,0 3644,0 3650,0 3657,0 3663,0 3670,0 3676,0 3682,0 3689,0 3695,0 3701,0 3708,0 3715,0 3720,0 3727,0 3734,0 3740,0 3746,0 3753,0 3759,0 3765,0 3772,0 3778,0 3784,0 3791,0 3798,0 3803,0 3810,0 3817,0 3823,0 3830,0 3836,0 3842,0 3849,0 3855,0 3861,0 3868,0 3874,0 3880,0 3887,0 3893,0 3899,0 3906,0 3913,0 3919,0 3925,0 3932,0 3938,0 3944,0 3951,0 3957,0 3963,0 3970,0 3976,0 3982,0 3989,0 3995,0 4002,0 4009,0 4015,0 4021,0 4028,0 4034,0 4040,0 4047,0 4053,0 4059,0 4066,0 4072,0 4078,0 4085,0 4092,0 4098,0 4104,0 4111,0 4117,0 4123,0 4130,0 4136,0 4142,0 4149,0 4155,0 4161,0 4168,0 4175,0 4181,0 4188,0 4193,0 4200,0 4207,0 4213,0 4219,0 4226,0 4232,0 4238,0 4245,0 4251,0 4258,0 4264,0 4271,0 4276,0 4283,0 4290,0 4296,0 4302,0 4309,0 4315,0 4321,0 4328,0 4334,0 4340,0 4347,0 4354,0 4359,0 4366,0 4373,0 4379,0 4386,0 4392,0 4398,0 4405,0 4411,0 4417,0 4424,0 4430,0 4436,0 4443,0 4449,0 4455,0 4462,0 4469,0 4475,0 4481,0 4488,0 4494,0 4500,0 4507,0 4513,0 4519,0 4527,0 4532,0 4538,0 4546,0 4552,0 4558,0 4565,0 4571,0 4577,0 4584,0 4590,0 4596,0 4603,0 4609,0 4615,0 4622,0 4628,0 4634,0 4641,0 4648,0 4654,0 4660,0 4667,0 4673,0 4679,0 4687,0 4693,0 4698,0 4706,0 4712,0 4718,0 4725,0 4731,0 4737,0 4744,0 4750,0 4756,0 4763,0 4769,0 4776,0 4782,0 4789,0 4794,0 4801,0 4808,0 4814,0 4820,0 4827,0 4833,0 4839,0 4846,0 4852,0 4859,0 4866,0 4871,0 4877,0 4885,0 4891,0 4897,0 4904,0 4910,0 4916,0 4923,0 4929,0 4935,0 4942,0 4949,0 4954,0 4961,0 4961,526 4954,526 4949,526 4942,526 4935,526 4929,526 4923,526 4916,526 4910,526 4904,526 4897,526 4891,526 4885,526 4877,526 4871,526 4866,526 4859,526 4852,526 4846,526 4839,526 4833,526 4827,526 4820,526 4814,526 4808,526 4801,526 4794,526 4789,526 4782,526 4776,526 4769,526 4763,526 4756,526 4750,526 4744,526 4737,526 4731,526 4725,526 4718,526 4712,526 4706,526 4698,526 4693,526 4687,526 4679,526 4673,526 4667,526 4660,526 4654,526 4648,526 4641,526 4634,526 4628,526 4622,526 4615,526 4609,526 4603,526 4596,526 4590,526 4584,526 4577,526 4571,526 4565,526 4558,526 4552,526 4546,526 4538,526 4532,526 4527,526 4519,526 4513,526 4507,526 4500,526 4494,526 4488,526 4481,526 4475,526 4469,526 4462,526 4455,526 4449,526 4443,526 4436,526 4430,526 4424,526 4417,526 4411,526 4405,526 4398,526 4392,526 4386,526 4379,526 4373,526 4366,526 4359,526 4354,526 4347,526 4340,526 4334,526 4328,526 4321,526 4315,526 4309,526 4302,526 4296,526 4290,526 4283,526 4276,526 4271,526 4264,526 4258,526 4251,526 4245,526 4238,526 4232,526 4226,526 4219,526 4213,526 4207,526 4200,526 4193,526 4188,526 4181,526 4175,526 4168,526 4161,526 4155,526 4149,526 4142,526 4136,526 4130,526 4123,526 4117,526 4111,526 4104,526 4098,526 4092,526 4085,526 4078,526 4072,526 4066,526 4059,526 4053,526 4047,526 4040,526 4034,526 4028,526 4021,526 4015,526 4009,526 4002,526 3995,526 3989,526 3982,526 3976,526 3970,526 3963,526 3957,526 3951,526 3944,526 3938,526 3932,526 3925,526 3919,526 3913,526 3906,526 3899,526 3893,526 3887,526 3880,526 3874,526 3868,526 3861,526 3855,526 3849,526 3842,526 3836,526 3830,526 3823,526 3817,526 3810,526 3803,526 3798,526 3791,526 3784,526 3778,526 3772,526 3765,526 3759,526 3753,526 3746,526 3740,526 3734,526 3727,526 3720,526 3715,526 3708,526 3701,526 3695,526 3689,526 3682,526 3676,526 3670,526 3663,526 3657,526 3650,526 3644,526 3637,526 3631,526 3625,526 3619,526 3612,526 3605,526 3599,526 3593,526 3586,526 3580,526 3574,526 3567,526 3561,526 3555,526 3548,526 3542,526 3536,526 3529,526 3522,526 3516,526 3510,526 3503,526 3497,526 3490,526 3484,526 3478,526 3471,526 3464,526 3459,526 3452,526 3446,526 3439,526 3433,526 3426,526 3420,526 3414,526 3407,526 3401,526 3395,526 3388,526 3382,526 3376,526 3369,526 3363,526 3357,526 3350,526 3343,526 3337,526 3330,526 3324,526 3318,526 3311,526 3305,526 3299,526 3292,526 3286,526 3280,526 3273,526 3267,526 3260,526 3254,526 3247,526 3242,526 3235,526 3228,526 3222,526 3216,526 3209,526 3203,526 3197,526 3190,526 3184,526 3178,526 3170,526 3164,526 3158,526 3151,526 3145,526 3139,526 3132,526 3126,526 3120,526 3113,526 3107,526 3101,526 3094,526 3088,526 3081,526 3075,526 3069,526 3062,526 3056,526 3050,526 3050,607 2991,607 2991,604 2984,604 2978,604 2972,604 2965,604 2959,604 2953,604 2946,604 2940,604 2933,604 2927,604 2920,604 2914,604 2908,604 2901,604 2895,604 2889,604 2882,604 2876,604 2870,604 2863,604 2857,604 2850,604 2843,604 2837,604 2831,604 2824,604 2818,604 2812,604 2805,604 2799,604 2793,604 2786,604 2780,604 2774,604 2767,604 2760,604 2754,604 2748,604 2741,604 2735,604 2729,604 2722,604 2715,604 2710,604 2703,604 2697,604 2690,604 2683,604 2677,604 2671,604 2664,604 2658,604 2652,604 2645,604 2639,604 2633,604 2626,604 2620,604 2614,604 2607,604 2600,604 2594,604 2588,604 2581,604 2575,604 2569,604 2562,604 2556,604 2550,604 2542,604 2537,604 2530,604 2524,604 2517,604 2511,604 2504,604 2498,604 2492,604 2485,604 2479,604 2473,604 2466,604 2460,604 2454,604 2447,604 2441,604 2435,604 2428,604 2421,604 2415,604 2409,604 2402,604 2396,604 2390,604 2383,604 2377,604 2370,604 2364,604 2358,604 2351,604 2345,604 2338,604 2332,604 2325,604 2319,604 2313,604 2306,604 2300,604 2294,604 2287,604 2281,604 2275,604 2268,604 2262,604 2256,604 2249,604 2242,604 2237,604 2230,604 2223,604 2217,604 2210,604 2204,604 2198,604 2191,604 2185,604 2179,604 2172,604 2166,604 2159,604 2153,604 2147,604 2140,604 2134,604 2127,604 2121,604 2115,604 2108,604 2102,604 2096,604 2089,604 2083,604 2077,604 2070,604 2064,604 2057,604 2050,604 2044,604 2038,604 2031,604 2025,604 2019,604 2012,604 2006,604 2000,604 1993,604 1986,604 1981,604 1974,604 1968,604 1961,604 1955,604 1948,604 1942,604 1936,604 1929,604 1923,604 1917,604 1910,604 1904,604 1898,604 1891,604 1885,604 1879,604 1871,604 1865,604 1859,604 1852,604 1846,604 1840,604 1833,604 1827,604 1821,604 1814,604 1808,604 1802,604 1795,604 1788,604 1782,604 1776,604 1769,604 1763,604 1757,604 1750,604 1744,604 1738,604 1731,604 1725,604 1719,604 1712,604 1706,604 1699,604 1692,604 1686,604 1680,604 1673,604 1667,604 1661,604 1654,604 1648,604 1642,604 1635,604 1629,604 1623,604 1616,604 1610,604 1603,604 1597,604 1591,604 1584,604 1578,604 1571,604 1565,604 1559,604 1552,604 1546,604 1540,604 1533,604 1527,604 1520,604 1513,604 1508,604 1501,604 1494,604 1488,604 1482,604 1475,604 1469,604 1463,604 1456,604 1450,604 1444,604 1437,604 1430,604 1425,604 1418,604 1411,604 1405,604 1399,604 1392,604 1386,604 1380,604 1373,604 1367,604 1361,604 1354,604 1348,604 1341,604 1335,604 1329,604 1323,604 1315,604 1309,604 1303,604 1296,604 1290,604 1284,604 1277,604 1271,604 1265,604 1258,604 1252,604 1246,604 1239,604 1232,604 1226,604 1220,604 1213,604 1207,604 1201,604 1194,604 1188,604 1182,604 1175,604 1169,604 1163,604 1156,604 1150,604 1143,604 1136,604 1130,604 1124,604 1117,604 1111,604 1105,604 1098,604 1092,604 1086,604 1081,604 1081,752 820,752 775,752 770,752 770,751 764,750 748,747 733,746 716,743 703,739 686,733 672,732 657,728 640,725 626,721 610,715 594,711 580,707 563,702 548,698 533,691 518,686 503,681 488,674 471,668 456,663 441,656 426,649 411,642 395,635 380,627 365,621 349,611 334,604 317,596 305,586 288,577 273,568 258,559 241,547 227,538 211,527 196,517 179,506 166,496 149,486 134,475 120,464 103,451 89,441 72,429 59,418 42,406 28,395 13,384 0,376 13,367 28,356 42,346 59,333 72,322 89,311 103,300 120,288 134,277 149,265 166,255 179,245 196,234 211,224 227,214 241,204 258,193 273,183 288,175 305,166 317,156 334,147 349,140 365,131 380,124 395,116 411,109 426,102 441,95 456,88 471,83 488,78 503,71 518,65 533,61 548,54 563,50 580,44 594,41 610,36 626,31 640,27 657,24 672,20 686,18 703,13 716,9 733,6 748,4 761,2 770,2 770,0 1079,0">
          <text:p/>
        </draw:polygon>
        <draw:polygon draw:style-name="gr26" draw:text-style-name="P24" draw:layer="layout" svg:width="4.88cm" svg:height="0.673cm" svg:x="11.41cm" svg:y="6.926cm" svg:viewBox="0 0 4881 674" draw:points="940,0 999,0 1006,0 1012,0 1018,0 1025,0 1031,0 1037,0 1044,0 1050,0 1056,0 1063,0 1070,0 1076,0 1083,0 1089,0 1095,0 1102,0 1108,0 1114,0 1121,0 1127,0 1133,0 1140,0 1146,0 1152,0 1159,0 1166,0 1172,0 1178,0 1185,0 1191,0 1197,0 1204,0 1210,0 1216,0 1223,0 1229,0 1235,0 1243,0 1249,0 1255,0 1261,0 1268,0 1274,0 1281,0 1287,0 1293,0 1300,0 1306,0 1312,0 1319,0 1325,0 1331,0 1338,0 1345,0 1350,0 1357,0 1364,0 1370,0 1376,0 1383,0 1389,0 1395,0 1402,0 1408,0 1414,0 1421,0 1428,0 1433,0 1440,0 1447,0 1453,0 1460,0 1466,0 1472,0 1479,0 1485,0 1491,0 1498,0 1504,0 1511,0 1517,0 1523,0 1530,0 1536,0 1543,0 1549,0 1555,0 1562,0 1568,0 1574,0 1581,0 1587,0 1593,0 1600,0 1606,0 1612,0 1619,0 1626,0 1632,0 1639,0 1645,0 1651,0 1658,0 1664,0 1670,0 1677,0 1683,0 1689,0 1696,0 1702,0 1708,0 1715,0 1722,0 1728,0 1734,0 1741,0 1747,0 1753,0 1760,0 1766,0 1772,0 1779,0 1785,0 1791,0 1799,0 1805,0 1811,0 1818,0 1824,0 1830,0 1837,0 1843,0 1849,0 1856,0 1862,0 1868,0 1875,0 1881,0 1888,0 1894,0 1901,0 1906,0 1913,0 1920,0 1926,0 1932,0 1939,0 1945,0 1951,0 1958,0 1964,0 1970,0 1977,0 1984,0 1990,0 1997,0 2003,0 2009,0 2016,0 2022,0 2028,0 2035,0 2041,0 2047,0 2054,0 2060,0 2067,0 2073,0 2079,0 2086,0 2092,0 2099,0 2105,0 2111,0 2118,0 2124,0 2130,0 2137,0 2143,0 2150,0 2157,0 2162,0 2169,0 2176,0 2182,0 2188,0 2195,0 2201,0 2207,0 2214,0 2220,0 2226,0 2233,0 2239,0 2245,0 2252,0 2258,0 2265,0 2271,0 2278,0 2284,0 2290,0 2297,0 2303,0 2310,0 2316,0 2322,0 2329,0 2335,0 2341,0 2348,0 2355,0 2361,0 2367,0 2374,0 2380,0 2386,0 2393,0 2399,0 2405,0 2412,0 2418,0 2424,0 2431,0 2437,0 2444,0 2450,0 2457,0 2462,0 2470,0 2476,0 2482,0 2489,0 2495,0 2501,0 2508,0 2514,0 2520,0 2527,0 2534,0 2540,0 2546,0 2553,0 2559,0 2565,0 2572,0 2578,0 2584,0 2591,0 2597,0 2603,0 2610,0 2617,0 2623,0 2630,0 2635,0 2642,0 2649,0 2655,0 2661,0 2668,0 2674,0 2680,0 2687,0 2694,0 2700,0 2706,0 2713,0 2719,0 2725,0 2732,0 2738,0 2744,0 2751,0 2757,0 2763,0 2770,0 2777,0 2783,0 2790,0 2796,0 2802,0 2809,0 2815,0 2821,0 2828,0 2834,0 2840,0 2847,0 2853,0 2860,0 2866,0 2873,0 2879,0 2885,0 2892,0 2898,0 2904,0 2911,0 2969,0 2970,0 2976,0 2982,0 2989,0 2995,0 3001,0 3008,0 3014,0 3021,0 3027,0 3033,0 3040,0 3046,0 3052,0 3059,0 3065,0 3071,0 3078,0 3084,0 3090,0 3098,0 3104,0 3110,0 3117,0 3123,0 3129,0 3136,0 3142,0 3148,0 3155,0 3162,0 3167,0 3174,0 3180,0 3187,0 3193,0 3200,0 3206,0 3212,0 3219,0 3225,0 3231,0 3238,0 3244,0 3250,0 3257,0 3263,0 3270,0 3277,0 3283,0 3289,0 3296,0 3302,0 3308,0 3315,0 3321,0 3327,0 3334,0 3340,0 3346,0 3353,0 3359,0 3366,0 3372,0 3379,0 3384,0 3391,0 3398,0 3404,0 3410,0 3417,0 3423,0 3430,0 3436,0 3442,0 3449,0 3456,0 3462,0 3468,0 3475,0 3481,0 3487,0 3494,0 3500,0 3506,0 3513,0 3519,0 3525,0 3532,0 3539,0 3545,0 3551,0 3557,0 3564,0 3570,0 3577,0 3583,0 3590,0 3596,0 3602,0 3609,0 3615,0 3621,0 3628,0 3635,0 3640,0 3647,0 3654,0 3660,0 3666,0 3673,0 3679,0 3685,0 3692,0 3698,0 3704,0 3711,0 3718,0 3723,0 3730,0 3737,0 3743,0 3750,0 3756,0 3762,0 3769,0 3775,0 3781,0 3788,0 3794,0 3800,0 3807,0 3813,0 3819,0 3826,0 3833,0 3839,0 3845,0 3852,0 3858,0 3864,0 3871,0 3877,0 3883,0 3890,0 3896,0 3902,0 3909,0 3915,0 3922,0 3929,0 3935,0 3941,0 3948,0 3954,0 3960,0 3967,0 3973,0 3979,0 3986,0 3992,0 3998,0 4005,0 4012,0 4018,0 4024,0 4031,0 4037,0 4043,0 4050,0 4056,0 4062,0 4069,0 4075,0 4081,0 4088,0 4095,0 4101,0 4108,0 4113,0 4120,0 4127,0 4133,0 4139,0 4146,0 4152,0 4158,0 4165,0 4171,0 4178,0 4184,0 4191,0 4196,0 4203,0 4210,0 4216,0 4222,0 4229,0 4235,0 4241,0 4248,0 4254,0 4260,0 4267,0 4274,0 4279,0 4286,0 4293,0 4299,0 4306,0 4312,0 4318,0 4325,0 4331,0 4337,0 4344,0 4350,0 4356,0 4363,0 4369,0 4375,0 4382,0 4389,0 4395,0 4401,0 4408,0 4414,0 4420,0 4427,0 4433,0 4439,0 4447,0 4452,0 4458,0 4466,0 4472,0 4478,0 4485,0 4491,0 4497,0 4504,0 4510,0 4516,0 4523,0 4529,0 4535,0 4542,0 4548,0 4554,0 4561,0 4568,0 4574,0 4580,0 4587,0 4593,0 4599,0 4607,0 4613,0 4618,0 4626,0 4632,0 4638,0 4645,0 4651,0 4657,0 4664,0 4670,0 4676,0 4683,0 4689,0 4696,0 4702,0 4709,0 4714,0 4721,0 4728,0 4734,0 4740,0 4747,0 4753,0 4759,0 4766,0 4772,0 4779,0 4786,0 4791,0 4797,0 4805,0 4811,0 4817,0 4824,0 4830,0 4836,0 4843,0 4849,0 4855,0 4862,0 4869,0 4874,0 4881,0 4881,647 4874,647 4869,647 4862,647 4855,647 4849,647 4843,647 4836,647 4830,647 4824,647 4817,647 4811,647 4805,647 4797,647 4791,647 4786,647 4779,647 4772,647 4766,647 4759,647 4753,647 4747,647 4740,647 4734,647 4728,647 4721,647 4714,647 4709,647 4702,647 4696,647 4689,647 4683,647 4676,647 4670,647 4664,647 4657,647 4651,647 4645,647 4638,647 4632,647 4626,647 4618,647 4613,647 4607,647 4599,647 4593,647 4587,647 4580,647 4574,647 4568,647 4561,647 4554,647 4548,647 4542,647 4535,647 4529,647 4523,647 4516,647 4510,647 4504,647 4497,647 4491,647 4485,647 4478,647 4472,647 4466,647 4458,647 4452,647 4447,647 4439,647 4433,647 4427,647 4420,647 4414,647 4408,647 4401,647 4395,647 4389,647 4382,647 4375,647 4369,647 4363,647 4356,647 4350,647 4344,647 4337,647 4331,647 4325,647 4318,647 4312,647 4306,647 4299,647 4293,647 4286,647 4279,647 4274,647 4267,647 4260,647 4254,647 4248,647 4241,647 4235,647 4229,647 4222,647 4216,647 4210,647 4203,647 4196,647 4191,647 4184,647 4178,647 4171,647 4165,647 4158,647 4152,647 4146,647 4139,647 4133,647 4127,647 4120,647 4113,647 4108,647 4101,647 4095,647 4088,647 4081,647 4075,647 4069,647 4062,647 4056,647 4050,647 4043,647 4037,647 4031,647 4024,647 4018,647 4012,647 4005,647 3998,647 3992,647 3986,647 3979,647 3973,647 3967,647 3960,647 3954,647 3948,647 3941,647 3935,647 3929,647 3922,647 3915,647 3909,647 3902,647 3896,647 3890,647 3883,647 3877,647 3871,647 3864,647 3858,647 3852,647 3845,647 3839,647 3833,647 3826,647 3819,647 3813,647 3807,647 3800,647 3794,647 3788,647 3781,647 3775,647 3769,647 3762,647 3756,647 3750,647 3743,647 3737,647 3730,647 3723,647 3718,647 3711,647 3704,647 3698,647 3692,647 3685,647 3679,647 3673,647 3666,647 3660,647 3654,647 3647,647 3640,647 3635,647 3628,647 3621,647 3615,647 3609,647 3602,647 3596,647 3590,647 3583,647 3577,647 3570,647 3564,647 3557,647 3551,647 3545,647 3539,647 3532,647 3525,647 3519,647 3513,647 3506,647 3500,647 3494,647 3487,647 3481,647 3475,647 3468,647 3462,647 3456,647 3449,647 3442,647 3436,647 3430,647 3423,647 3417,647 3410,647 3404,647 3398,647 3391,647 3384,647 3379,647 3372,647 3366,647 3359,647 3353,647 3346,647 3340,647 3334,647 3327,647 3321,647 3315,647 3308,647 3302,647 3296,647 3289,647 3283,647 3277,647 3270,647 3263,647 3257,647 3250,647 3244,647 3238,647 3231,647 3225,647 3219,647 3212,647 3206,647 3200,647 3193,647 3187,647 3180,647 3174,647 3167,647 3162,647 3155,647 3148,647 3142,647 3136,647 3129,647 3123,647 3117,647 3110,647 3104,647 3098,647 3090,647 3084,647 3078,647 3071,647 3065,647 3059,647 3052,647 3046,647 3040,647 3033,647 3027,647 3021,647 3014,647 3008,647 3001,647 2995,647 2989,647 2982,647 2976,647 2970,647 2970,661 2911,661 2911,655 2904,655 2898,655 2892,655 2885,655 2879,655 2873,655 2866,655 2860,655 2853,655 2847,655 2840,655 2834,655 2828,655 2821,655 2815,655 2809,655 2802,655 2796,655 2790,655 2783,655 2777,655 2770,655 2763,655 2757,655 2751,655 2744,655 2738,655 2732,655 2725,655 2719,655 2713,655 2706,655 2700,655 2694,655 2687,655 2680,655 2674,655 2668,655 2661,655 2655,655 2649,655 2642,655 2635,655 2630,655 2623,655 2617,655 2610,655 2603,655 2597,655 2591,655 2584,655 2578,655 2572,655 2565,655 2559,655 2553,655 2546,655 2540,655 2534,655 2527,655 2520,655 2514,655 2508,655 2501,655 2495,655 2489,655 2482,655 2476,655 2470,655 2462,655 2457,655 2450,655 2444,655 2437,655 2431,655 2424,655 2418,655 2412,655 2405,655 2399,655 2393,655 2386,655 2380,655 2374,655 2367,655 2361,655 2355,655 2348,655 2341,655 2335,655 2329,655 2322,655 2316,655 2310,655 2303,655 2297,655 2290,655 2284,655 2278,655 2271,655 2265,655 2258,655 2252,655 2245,655 2239,655 2233,655 2226,655 2220,655 2214,655 2207,655 2201,655 2195,655 2188,655 2182,655 2176,655 2169,655 2162,655 2157,655 2150,655 2143,655 2137,655 2130,655 2124,655 2118,655 2111,655 2105,655 2099,655 2092,655 2086,655 2079,655 2073,655 2067,655 2060,655 2054,655 2047,655 2041,655 2035,655 2028,655 2022,655 2016,655 2009,655 2003,655 1997,655 1990,655 1984,655 1977,655 1970,655 1964,655 1958,655 1951,655 1945,655 1939,655 1932,655 1926,655 1920,655 1913,655 1906,655 1901,655 1894,655 1888,655 1881,655 1875,655 1868,655 1862,655 1856,655 1849,655 1843,655 1837,655 1830,655 1824,655 1818,655 1811,655 1805,655 1799,655 1791,655 1785,655 1779,655 1772,655 1766,655 1760,655 1753,655 1747,655 1741,655 1734,655 1728,655 1722,655 1715,655 1708,655 1702,655 1696,655 1689,655 1683,655 1677,655 1670,655 1664,655 1658,655 1651,655 1645,655 1639,655 1632,655 1626,655 1619,655 1612,655 1606,655 1600,655 1593,655 1587,655 1581,655 1574,655 1568,655 1562,655 1555,655 1549,655 1543,655 1536,655 1530,655 1523,655 1517,655 1511,655 1504,655 1498,655 1491,655 1485,655 1479,655 1472,655 1466,655 1460,655 1453,655 1447,655 1440,655 1433,655 1428,655 1421,655 1414,655 1408,655 1402,655 1395,655 1389,655 1383,655 1376,655 1370,655 1364,655 1357,655 1350,655 1345,655 1338,655 1331,655 1325,655 1319,655 1312,655 1306,655 1300,655 1293,655 1287,655 1281,655 1274,655 1268,655 1261,655 1255,655 1249,655 1243,655 1235,655 1229,655 1223,655 1216,655 1210,655 1204,655 1197,655 1191,655 1185,655 1178,655 1172,655 1166,655 1159,655 1152,655 1146,655 1140,655 1133,655 1127,655 1121,655 1114,655 1108,655 1102,655 1095,655 1089,655 1083,655 1076,655 1070,655 1063,655 1056,655 1050,655 1044,655 1037,655 1031,655 1025,655 1018,655 1012,655 1006,655 999,655 999,672 940,672 940,674 713,674 674,674 670,674 670,673 664,672 651,670 638,668 623,666 611,662 597,657 584,656 571,652 556,650 545,646 530,641 517,637 504,634 490,629 477,625 463,619 450,615 437,611 425,604 410,599 397,595 384,589 370,583 357,576 343,570 330,563 317,557 304,548 291,542 276,535 265,526 250,518 237,510 224,502 209,492 198,483 184,474 171,465 156,455 144,446 130,437 116,427 104,417 89,406 78,397 63,387 51,377 37,365 24,356 11,346 0,339 11,331 24,321 37,312 51,301 63,291 78,281 89,272 104,260 116,250 130,240 144,231 156,222 171,212 184,204 198,194 209,186 224,176 237,167 250,160 265,152 276,143 291,135 304,129 317,120 330,115 343,107 357,101 370,95 384,89 397,83 410,78 425,73 437,67 450,62 463,58 477,52 490,48 504,43 517,40 530,36 545,32 556,28 571,25 584,22 597,20 611,15 623,12 638,9 651,8 662,6 670,6 670,4 940,4">
          <text:p/>
        </draw:polygon>
        <draw:polygon draw:style-name="gr27" draw:text-style-name="P8" draw:layer="layout" svg:width="0.058cm" svg:height="0.693cm" svg:x="5.341cm" svg:y="6.685cm" svg:viewBox="0 0 59 694" draw:points="0,694 59,694 59,0 0,0">
          <text:p/>
        </draw:polygon>
        <draw:polygon draw:style-name="gr28" draw:text-style-name="P9" draw:layer="layout" svg:width="0.058cm" svg:height="0.213cm" svg:x="5.341cm" svg:y="6.35cm" svg:viewBox="0 0 59 214" draw:points="0,214 59,214 59,0 0,0">
          <text:p/>
        </draw:polygon>
        <draw:polygon draw:style-name="gr28" draw:text-style-name="P9" draw:layer="layout" svg:width="0.058cm" svg:height="0.381cm" svg:x="10.841cm" svg:y="6.35cm" svg:viewBox="0 0 59 382" draw:points="0,382 59,382 59,0 0,0">
          <text:p/>
        </draw:polygon>
        <draw:polygon draw:style-name="gr25" draw:text-style-name="P29" draw:layer="layout" svg:width="0.058cm" svg:height="0.228cm" svg:x="10.841cm" svg:y="7.471cm" svg:viewBox="0 0 59 229" draw:points="0,229 59,229 59,0 0,0">
          <text:p/>
        </draw:polygon>
        <draw:polygon draw:style-name="gr27" draw:text-style-name="P8" draw:layer="layout" svg:width="0.058cm" svg:height="0.526cm" svg:x="10.841cm" svg:y="6.838cm" svg:viewBox="0 0 59 527" draw:points="0,527 59,527 59,0 0,0">
          <text:p/>
        </draw:polygon>
        <draw:polygon draw:style-name="gr25" draw:text-style-name="P29" draw:layer="layout" svg:width="0.058cm" svg:height="0.03cm" svg:x="16.291cm" svg:y="7.669cm" svg:viewBox="0 0 59 31" draw:points="0,31 59,31 59,0 0,0">
          <text:p/>
        </draw:polygon>
        <draw:polygon draw:style-name="gr27" draw:text-style-name="P8" draw:layer="layout" svg:width="0.058cm" svg:height="0.646cm" svg:x="16.291cm" svg:y="6.926cm" svg:viewBox="0 0 59 647" draw:points="0,647 59,647 59,0 0,0">
          <text:p/>
        </draw:polygon>
        <draw:polygon draw:style-name="gr28" draw:text-style-name="P9" draw:layer="layout" svg:width="0.058cm" svg:height="0.48cm" svg:x="16.291cm" svg:y="6.35cm" svg:viewBox="0 0 59 481" draw:points="0,481 59,481 59,0 0,0">
          <text:p/>
        </draw:polygon>
        <draw:g draw:style-name="gr16">
          <draw:line draw:style-name="gr29" draw:text-style-name="P30" draw:layer="layout" svg:x1="11.45cm" svg:y1="8cm" svg:x2="16.45cm" svg:y2="8cm">
            <text:p/>
          </draw:line>
          <draw:line draw:style-name="gr30" draw:text-style-name="P30" draw:layer="layout" svg:x1="14.35cm" svg:y1="8cm" svg:x2="14.35cm" svg:y2="8.1cm">
            <text:p/>
          </draw:line>
          <draw:frame draw:style-name="gr31" draw:text-style-name="P31" draw:layer="layout" svg:width="2.15cm" svg:height="0.526cm" svg:x="14.3cm" svg:y="7.95cm">
            <draw:text-box>
              <text:p text:style-name="P17"><text:span text:style-name="T2">2080-2100</text:span></text:p>
            </draw:text-box>
          </draw:frame>
          <draw:line draw:style-name="gr30" draw:text-style-name="P30" draw:layer="layout" svg:x1="12.35cm" svg:y1="8cm" svg:x2="12.35cm" svg:y2="8.1cm">
            <text:p/>
          </draw:line>
          <draw:frame draw:style-name="gr31" draw:text-style-name="P31" draw:layer="layout" svg:width="2.15cm" svg:height="0.526cm" svg:x="12.3cm" svg:y="7.95cm">
            <draw:text-box>
              <text:p text:style-name="P17"><text:span text:style-name="T2">2040-2060</text:span></text:p>
            </draw:text-box>
          </draw:frame>
          <draw:frame draw:style-name="gr31" draw:text-style-name="P31" draw:layer="layout" svg:width="2.15cm" svg:height="0.526cm" svg:x="10.8cm" svg:y="7.95cm">
            <draw:text-box>
              <text:p text:style-name="P17"><text:span text:style-name="T2">Hist.</text:span></text:p>
            </draw:text-box>
          </draw:frame>
        </draw:g>
        <draw:g draw:style-name="gr16">
          <draw:line draw:style-name="gr29" draw:text-style-name="P30" draw:layer="layout" svg:x1="5.95cm" svg:y1="8cm" svg:x2="10.95cm" svg:y2="8cm">
            <text:p/>
          </draw:line>
          <draw:line draw:style-name="gr30" draw:text-style-name="P30" draw:layer="layout" svg:x1="8.85cm" svg:y1="8cm" svg:x2="8.85cm" svg:y2="8.1cm">
            <text:p/>
          </draw:line>
          <draw:frame draw:style-name="gr31" draw:text-style-name="P31" draw:layer="layout" svg:width="2.15cm" svg:height="0.526cm" svg:x="8.8cm" svg:y="7.95cm">
            <draw:text-box>
              <text:p text:style-name="P17"><text:span text:style-name="T2">2080-2100</text:span></text:p>
            </draw:text-box>
          </draw:frame>
          <draw:line draw:style-name="gr30" draw:text-style-name="P30" draw:layer="layout" svg:x1="6.85cm" svg:y1="8cm" svg:x2="6.85cm" svg:y2="8.1cm">
            <text:p/>
          </draw:line>
          <draw:frame draw:style-name="gr31" draw:text-style-name="P31" draw:layer="layout" svg:width="2.15cm" svg:height="0.526cm" svg:x="6.8cm" svg:y="7.95cm">
            <draw:text-box>
              <text:p text:style-name="P17"><text:span text:style-name="T2">2040-2060</text:span></text:p>
            </draw:text-box>
          </draw:frame>
          <draw:frame draw:style-name="gr31" draw:text-style-name="P31" draw:layer="layout" svg:width="2.15cm" svg:height="0.526cm" svg:x="5.3cm" svg:y="7.95cm">
            <draw:text-box>
              <text:p text:style-name="P17"><text:span text:style-name="T2">Hist.</text:span></text:p>
            </draw:text-box>
          </draw:frame>
        </draw:g>
      </draw:page>
      <draw:page draw:name="page4" draw:style-name="dp1" draw:master-page-name="Default">
        <draw:polygon draw:style-name="gr20" draw:text-style-name="P25" draw:layer="layout" svg:width="1.91cm" svg:height="0.111cm" svg:x="14.179cm" svg:y="7.073cm" svg:viewBox="0 0 1911 112" draw:points="0,0 6,0 13,0 19,0 25,0 32,0 39,0 44,0 51,0 57,0 64,0 70,0 77,0 83,0 90,0 96,0 102,0 109,0 115,0 121,0 128,0 134,0 140,0 147,0 154,0 160,0 166,0 173,0 179,0 185,0 192,0 198,0 204,0 211,0 217,0 223,0 230,0 237,0 243,0 250,0 256,0 262,0 269,0 275,0 281,0 288,0 294,0 300,0 307,0 313,0 319,0 326,0 333,1 339,1 345,1 352,1 358,1 364,1 371,1 377,1 383,1 390,1 396,1 402,1 410,1 415,1 422,1 429,1 435,1 441,1 448,1 454,2 460,2 467,2 473,2 479,2 486,2 492,2 498,2 505,2 512,2 517,3 524,3 531,3 537,3 543,3 550,3 556,3 562,3 569,4 575,4 581,4 588,4 595,4 600,5 607,5 613,5 620,6 627,6 633,6 639,6 646,7 652,7 658,8 665,8 671,8 678,9 684,9 690,9 696,10 703,10 710,11 716,12 722,12 729,13 735,13 741,14 748,14 754,15 760,16 768,17 773,17 779,18 786,19 793,20 799,21 806,21 812,22 818,23 825,24 831,25 837,26 844,27 850,28 856,29 863,31 869,32 875,33 882,34 889,35 895,36 901,38 908,39 914,40 920,41 927,43 933,44 939,45 946,47 952,48 958,49 966,50 972,52 978,53 985,54 991,55 997,57 1004,58 1010,59 1016,60 1023,62 1029,63 1035,64 1042,65 1048,66 1055,68 1061,69 1068,70 1073,71 1080,72 1087,73 1093,74 1099,75 1106,75 1112,76 1118,77 1125,78 1131,79 1137,80 1144,80 1151,81 1157,82 1163,83 1170,83 1176,84 1183,84 1189,85 1195,85 1202,86 1208,86 1214,87 1221,87 1227,88 1234,88 1240,89 1246,89 1253,90 1259,90 1266,90 1272,90 1278,91 1285,91 1291,91 1297,92 1304,92 1310,92 1316,92 1324,93 1329,93 1335,93 1342,93 1349,93 1355,94 1362,94 1368,94 1374,94 1381,94 1387,95 1393,95 1400,95 1406,95 1412,95 1419,95 1425,95 1431,95 1438,95 1445,95 1451,95 1457,95 1464,95 1470,96 1476,96 1483,96 1489,96 1496,96 1502,96 1508,96 1514,96 1522,96 1528,96 1534,96 1541,96 1547,96 1553,96 1560,96 1566,96 1572,96 1579,96 1585,96 1591,96 1598,96 1605,96 1611,96 1617,96 1624,96 1630,97 1636,97 1643,97 1649,97 1656,97 1663,97 1668,97 1674,97 1682,97 1688,97 1694,97 1701,97 1707,97 1713,97 1720,97 1726,97 1732,97 1739,97 1745,97 1751,97 1758,97 1765,97 1771,97 1777,97 1784,97 1790,97 1796,97 1803,97 1809,97 1815,97 1822,97 1828,97 1835,97 1841,97 1847,97 1854,97 1861,97 1867,97 1873,97 1880,97 1886,97 1892,97 1899,97 1905,97 1911,97 1911,112 1905,112 1899,112 1892,112 1886,112 1880,112 1873,112 1867,112 1861,112 1854,112 1847,112 1841,112 1835,112 1828,112 1822,112 1815,112 1809,112 1803,112 1796,112 1790,112 1784,112 1777,112 1771,112 1765,112 1758,112 1751,112 1745,112 1739,112 1732,112 1726,112 1720,112 1713,112 1707,112 1701,112 1694,112 1688,112 1682,112 1674,111 1668,111 1663,111 1656,111 1649,111 1643,111 1636,111 1630,111 1624,111 1617,111 1611,111 1605,111 1598,111 1591,111 1585,111 1579,111 1572,111 1566,111 1560,111 1553,111 1547,111 1541,111 1534,111 1528,111 1522,111 1514,111 1508,111 1502,111 1496,111 1489,111 1483,111 1476,111 1470,111 1464,111 1457,111 1451,110 1445,110 1438,110 1431,110 1425,110 1419,110 1412,110 1406,109 1400,109 1393,109 1387,109 1381,109 1374,109 1368,109 1362,108 1355,108 1349,108 1342,108 1335,108 1329,107 1324,107 1316,107 1310,107 1304,106 1297,106 1291,106 1285,106 1278,106 1272,105 1266,105 1259,104 1253,104 1246,104 1240,103 1234,103 1227,102 1221,102 1214,101 1208,101 1202,100 1195,100 1189,100 1183,99 1176,98 1170,98 1163,97 1157,96 1151,96 1144,95 1137,94 1131,93 1125,93 1118,92 1112,91 1106,90 1099,89 1093,88 1087,87 1080,86 1073,85 1068,84 1061,83 1055,82 1048,81 1042,80 1035,79 1029,78 1023,76 1016,75 1010,74 1004,73 997,71 991,70 985,69 978,68 972,66 966,65 958,64 952,62 946,61 939,60 933,59 927,57 920,56 914,55 908,54 901,52 895,51 889,50 882,49 875,47 869,46 863,45 856,44 850,43 844,42 837,41 831,40 825,39 818,38 812,37 806,36 799,35 793,34 786,33 779,33 773,32 768,31 760,30 754,30 748,29 741,28 735,28 729,27 722,27 716,26 710,26 703,25 696,24 690,24 684,23 678,23 671,23 665,22 658,22 652,22 646,21 639,21 633,21 627,20 620,20 613,20 607,19 600,19 595,19 588,19 581,18 575,18 569,18 562,18 556,18 550,18 543,18 537,17 531,17 524,17 517,17 512,17 505,17 498,17 492,17 486,16 479,16 473,16 467,16 460,16 454,16 448,16 441,16 435,16 429,16 422,16 415,16 410,16 402,15 396,15 390,15 383,15 377,15 371,15 364,15 358,15 352,15 345,15 339,15 333,15 326,15 319,15 313,15 307,15 300,15 294,15 288,15 281,15 275,15 269,15 262,15 256,15 250,15 243,15 237,15 230,15 223,15 217,15 211,15 204,15 198,15 192,15 185,15 179,15 173,15 166,15 160,15 154,15 147,15 140,15 134,15 128,15 121,15 115,15 109,15 102,15 96,15 90,15 83,15 77,15 70,15 64,15 57,15 51,15 44,15 39,15 32,15 25,15 19,15 13,15 6,15 0,15">
          <text:p/>
        </draw:polygon>
        <draw:polygon draw:style-name="gr21" draw:text-style-name="P26" draw:layer="layout" svg:width="1.918cm" svg:height="0.015cm" svg:x="14.17cm" svg:y="7.184cm" svg:viewBox="0 0 1919 16"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6 1913,16 1907,16 1900,16 1894,16 1887,16 1881,16 1875,16 1868,16 1862,16 1855,16 1848,16 1843,16 1836,16 1829,16 1823,16 1817,16 1810,16 1804,16 1798,16 1791,16 1785,16 1778,16 1772,16 1765,16 1759,16 1752,16 1747,16 1740,16 1733,16 1727,16 1720,16 1714,16 1708,16 1701,16 1695,16 1689,16 1681,16 1675,16 1670,16 1663,16 1656,16 1650,16 1643,16 1637,16 1631,16 1624,16 1618,16 1611,16 1605,16 1598,16 1592,16 1585,16 1579,16 1572,16 1566,16 1560,16 1553,16 1547,16 1541,16 1534,16 1528,16 1521,16 1514,16 1508,16 1502,16 1495,16 1489,16 1483,16 1476,16 1470,16 1464,16 1457,16 1451,16 1444,16 1437,16 1431,16 1425,16 1418,16 1412,16 1405,16 1399,16 1393,16 1386,16 1380,16 1374,16 1367,16 1361,16 1355,16 1347,16 1341,16 1335,16 1329,16 1322,16 1316,16 1309,16 1303,16 1296,16 1290,16 1284,16 1277,16 1271,16 1265,16 1258,16 1251,16 1246,16 1239,16 1232,16 1226,16 1219,16 1213,16 1207,16 1200,16 1194,16 1188,16 1181,16 1175,16 1168,16 1162,16 1156,16 1149,16 1142,16 1136,16 1129,16 1123,16 1117,16 1110,16 1104,16 1098,16 1091,16 1085,16 1078,16 1072,16 1066,16 1059,16 1052,16 1046,16 1040,16 1033,16 1027,16 1020,16 1014,16 1008,16 1001,16 995,16 989,16 982,16 976,16 970,16 962,16 956,16 950,16 943,16 937,16 931,16 924,16 918,16 912,16 905,16 899,16 892,16 886,16 879,16 873,16 866,16 860,16 853,16 847,16 841,16 834,16 828,16 822,16 815,16 809,16 803,16 796,16 789,16 783,16 776,16 771,16 764,16 757,16 751,16 744,16 738,16 732,16 725,16 719,16 713,16 706,16 699,16 693,16 687,16 681,16 674,16 667,16 661,16 655,16 648,16 642,16 636,16 629,16 623,16 616,16 609,16 603,16 597,16 590,16 584,16 577,16 571,16 565,16 558,16 552,16 546,16 539,16 533,16 527,16 519,16 514,16 507,16 500,16 494,16 488,16 481,16 475,16 468,16 462,16 456,16 449,16 443,16 437,16 430,16 424,16 417,16 411,16 404,16 398,16 391,16 385,16 379,16 372,16 366,16 360,16 353,16 347,16 340,16 334,16 328,16 321,16 314,16 308,16 301,16 295,16 289,16 282,16 276,16 270,16 263,16 257,16 251,16 244,16 238,16 231,16 224,16 218,16 212,16 205,16 199,16 192,16 186,16 180,16 173,16 167,16 161,16 154,16 148,16 141,16 134,16 128,16 122,16 115,16 109,16 103,16 96,16 90,16 84,16 77,16 71,16 64,16 57,16 51,16 45,16 39,16 32,16 25,16 19,16 13,16 6,16 0,16">
          <text:p/>
        </draw:polygon>
        <draw:polygon draw:style-name="gr22" draw:text-style-name="P27" draw:layer="layout" svg:width="1.97cm" svg:height="0.118cm" svg:x="12.209cm" svg:y="7.081cm" svg:viewBox="0 0 1971 119" draw:points="0,0 6,0 13,0 19,0 25,0 32,0 38,0 44,0 51,0 57,0 63,0 70,0 77,0 83,0 90,0 96,0 102,0 109,0 115,0 121,0 128,0 134,0 140,0 147,0 153,0 160,0 166,0 173,0 178,0 185,0 192,0 198,0 204,0 211,0 217,0 223,0 230,0 236,0 243,0 250,0 256,0 261,0 269,0 275,0 281,0 288,1 294,1 300,1 307,1 313,1 319,1 326,1 332,1 339,1 345,1 351,1 358,1 364,1 371,1 377,1 383,1 390,1 396,1 402,1 409,1 415,1 421,1 429,1 434,1 440,1 448,2 454,2 460,2 467,2 473,2 479,2 486,2 492,2 498,2 505,3 512,3 517,3 524,3 531,3 537,3 543,3 550,3 556,3 562,4 569,4 575,4 581,4 588,5 594,5 600,5 607,5 613,6 619,6 627,6 633,7 639,7 646,7 652,8 658,8 665,8 671,9 677,9 684,10 690,10 696,11 703,11 709,12 716,12 722,13 729,13 735,14 741,15 748,15 754,16 760,17 767,18 773,18 779,19 786,20 792,21 799,22 806,23 812,23 818,25 825,26 831,27 837,28 844,29 850,30 856,31 863,32 869,33 875,35 882,36 889,37 895,39 901,40 907,41 914,42 920,44 927,45 933,46 939,48 946,49 952,50 958,52 965,53 971,54 977,56 985,57 990,59 997,60 1004,61 1010,63 1016,64 1023,65 1029,66 1035,68 1042,69 1048,70 1054,71 1061,72 1068,73 1073,75 1080,75 1087,77 1093,78 1099,79 1106,80 1112,80 1118,81 1125,82 1131,83 1137,84 1144,85 1150,86 1157,86 1163,87 1169,88 1176,89 1183,89 1189,90 1195,90 1202,91 1208,91 1214,92 1221,92 1227,93 1233,93 1240,94 1246,94 1252,95 1259,95 1266,95 1272,96 1278,96 1285,96 1291,97 1297,97 1304,97 1310,97 1316,98 1323,98 1329,98 1335,98 1342,99 1348,99 1355,99 1362,99 1368,99 1374,100 1381,100 1387,100 1393,100 1400,100 1406,100 1412,100 1419,100 1425,100 1431,100 1438,101 1445,101 1451,101 1457,101 1463,101 1470,101 1476,101 1483,101 1489,101 1495,101 1502,101 1508,101 1514,101 1521,101 1528,101 1534,102 1541,102 1546,102 1553,102 1560,102 1566,102 1572,102 1579,102 1585,102 1591,102 1598,102 1604,102 1610,102 1617,102 1624,102 1630,102 1636,102 1643,102 1649,102 1655,102 1662,102 1668,102 1674,102 1681,102 1688,102 1694,102 1701,102 1707,102 1713,102 1720,102 1726,102 1732,102 1739,102 1745,102 1751,102 1758,102 1764,102 1770,102 1777,102 1784,102 1790,102 1796,102 1803,102 1809,102 1815,102 1822,102 1828,102 1834,102 1841,102 1847,102 1853,102 1861,102 1867,102 1873,102 1880,102 1886,102 1892,102 1899,102 1905,102 1911,102 1911,102 1971,102 1971,119 1911,119 1911,119 1905,119 1899,119 1892,119 1886,119 1880,119 1873,119 1867,119 1861,119 1853,119 1847,119 1841,119 1834,119 1828,119 1822,119 1815,119 1809,119 1803,119 1796,119 1790,119 1784,119 1777,119 1770,119 1764,119 1758,119 1751,119 1745,119 1739,119 1732,119 1726,119 1720,119 1713,119 1707,119 1701,119 1694,119 1688,119 1681,119 1674,119 1668,119 1662,119 1655,119 1649,119 1643,119 1636,119 1630,119 1624,119 1617,119 1610,119 1604,119 1598,119 1591,119 1585,119 1579,119 1572,119 1566,119 1560,119 1553,118 1546,118 1541,118 1534,118 1528,118 1521,118 1514,118 1508,118 1502,118 1495,118 1489,118 1483,118 1476,118 1470,118 1463,118 1457,118 1451,117 1445,117 1438,117 1431,117 1425,117 1419,117 1412,117 1406,117 1400,117 1393,116 1387,116 1381,116 1374,116 1368,116 1362,116 1355,116 1348,116 1342,115 1335,115 1329,115 1323,115 1316,115 1310,114 1304,114 1297,114 1291,113 1285,113 1278,113 1272,112 1266,112 1259,112 1252,111 1246,111 1240,111 1233,110 1227,110 1221,109 1214,109 1208,108 1202,108 1195,107 1189,106 1183,106 1176,105 1169,105 1163,104 1157,103 1150,102 1144,102 1137,101 1131,100 1125,99 1118,98 1112,97 1106,96 1099,95 1093,95 1087,94 1080,93 1073,91 1068,90 1061,89 1054,88 1048,87 1042,86 1035,85 1029,83 1023,82 1016,80 1010,79 1004,78 997,77 990,75 985,74 977,73 971,71 965,70 958,69 952,67 946,66 939,64 933,63 927,62 920,60 914,59 907,58 901,56 895,55 889,54 882,53 875,51 869,50 863,49 856,48 850,47 844,46 837,44 831,43 825,42 818,41 812,40 806,39 799,39 792,38 786,37 779,36 773,35 767,34 760,33 754,33 748,32 741,31 735,31 729,30 722,29 716,29 709,28 703,28 696,27 690,27 684,26 677,26 671,25 665,25 658,25 652,24 646,24 639,23 633,23 627,23 619,23 613,22 607,22 600,22 594,22 588,21 581,21 575,21 569,21 562,20 556,20 550,20 543,20 537,20 531,20 524,19 517,19 512,19 505,19 498,19 492,19 486,19 479,18 473,18 467,18 460,18 454,18 448,18 440,18 434,18 429,18 421,18 415,18 409,18 402,18 396,18 390,18 383,18 377,18 371,18 364,18 358,18 351,18 345,18 339,18 332,18 326,17 319,17 313,17 307,17 300,17 294,17 288,17 281,17 275,17 269,17 261,17 256,17 250,17 243,17 236,17 230,17 223,17 217,17 211,17 204,17 198,17 192,17 185,17 178,17 173,17 166,17 160,17 153,17 147,17 140,17 134,17 128,17 121,17 115,17 109,17 102,17 96,17 90,17 83,17 77,17 70,17 63,17 57,17 51,17 44,17 38,17 32,17 25,17 19,17 13,17 6,17 0,17">
          <text:p/>
        </draw:polygon>
        <draw:polygon draw:style-name="gr23" draw:text-style-name="P22" draw:layer="layout" svg:width="3.611cm" svg:height="0.479cm" svg:x="12.479cm" svg:y="5.851cm" svg:viewBox="0 0 3612 480" draw:points="2500,110 2506,108 2512,107 2519,106 2525,104 2531,103 2538,102 2544,100 2550,98 2557,97 2564,95 2570,93 2576,92 2583,90 2589,88 2596,87 2602,85 2608,83 2615,81 2621,80 2627,78 2634,76 2640,74 2646,72 2653,70 2659,68 2666,67 2672,65 2679,63 2685,61 2691,59 2698,58 2704,56 2710,54 2717,52 2723,50 2730,49 2737,47 2742,45 2749,44 2756,42 2762,41 2768,39 2775,38 2781,36 2787,34 2794,34 2800,32 2806,31 2813,29 2819,28 2825,27 2832,26 2838,25 2844,24 2851,23 2858,22 2864,21 2870,20 2877,19 2883,18 2890,17 2896,16 2902,15 2909,15 2915,14 2921,14 2928,13 2935,12 2941,12 2947,11 2954,10 2960,10 2966,10 2973,9 2979,9 2985,8 2992,8 2998,7 3004,7 3011,7 3017,6 3024,6 3030,6 3037,5 3042,5 3050,5 3056,5 3062,5 3069,4 3075,4 3081,4 3088,4 3094,4 3100,3 3107,3 3114,3 3120,3 3126,3 3132,3 3139,2 3145,2 3152,2 3158,2 3164,2 3171,2 3177,2 3183,1 3190,1 3197,1 3203,1 3210,1 3215,1 3222,1 3229,1 3235,1 3241,1 3248,1 3254,1 3260,1 3267,1 3273,1 3279,1 3286,0 3293,0 3299,0 3305,0 3312,0 3318,0 3324,0 3331,0 3337,0 3343,0 3350,0 3357,0 3363,0 3370,0 3376,0 3382,0 3389,0 3395,0 3401,0 3408,0 3414,0 3420,0 3427,0 3433,0 3440,0 3446,0 3453,0 3459,0 3465,0 3472,0 3478,0 3484,0 3491,0 3497,0 3503,0 3510,0 3516,0 3522,0 3529,0 3536,0 3542,0 3549,0 3555,0 3561,0 3568,0 3574,0 3580,0 3587,0 3593,0 3599,0 3606,0 3612,0 3612,111 3612,161 3612,480 3606,480 3599,480 3593,480 3587,480 3580,480 3574,480 3568,480 3561,480 3555,480 3549,480 3542,480 3536,480 3529,480 3522,480 3516,480 3510,480 3503,480 3497,480 3491,480 3484,480 3478,480 3472,480 3465,480 3459,480 3453,480 3446,480 3440,480 3433,480 3427,480 3420,480 3414,480 3408,480 3401,480 3395,480 3389,480 3382,480 3376,480 3370,480 3363,480 3357,480 3350,480 3343,480 3337,480 3331,480 3324,480 3318,480 3312,480 3305,480 3299,480 3293,480 3286,480 3279,480 3273,480 3267,480 3260,480 3254,480 3248,480 3241,480 3235,480 3229,480 3222,480 3215,480 3210,480 3203,480 3197,480 3190,480 3183,480 3177,480 3171,480 3164,480 3158,480 3152,480 3145,480 3139,480 3132,480 3126,480 3120,480 3114,480 3107,480 3100,480 3094,480 3088,480 3081,480 3075,480 3069,480 3062,480 3056,480 3050,480 3042,480 3037,480 3030,480 3024,480 3017,480 3011,480 3004,480 2998,480 2992,480 2985,480 2979,480 2973,480 2966,480 2960,480 2954,480 2947,480 2941,480 2935,480 2928,480 2921,480 2915,480 2909,480 2902,480 2896,480 2890,480 2883,480 2877,480 2870,480 2864,480 2858,480 2851,480 2844,480 2838,480 2832,480 2825,480 2819,480 2813,480 2806,480 2800,480 2794,480 2787,480 2781,480 2775,480 2768,480 2762,480 2756,480 2749,480 2742,480 2737,480 2730,480 2723,480 2717,480 2710,480 2704,480 2698,480 2691,480 2685,480 2679,480 2672,480 2666,480 2659,480 2653,480 2646,480 2640,480 2634,480 2627,480 2621,480 2615,480 2608,480 2602,480 2596,480 2589,480 2583,480 2576,480 2570,480 2564,480 2557,480 2550,480 2544,480 2538,480 2531,480 2525,480 2519,480 2512,480 2506,480 2500,480 2493,480 2486,480 2481,480 2474,480 2468,480 2461,480 2455,480 2448,480 2442,480 2436,480 2429,480 2423,480 2417,480 2410,480 2404,480 2398,480 2391,480 2385,480 2379,480 2371,480 2365,480 2359,480 2352,480 2346,480 2340,480 2333,480 2327,480 2321,480 2314,480 2308,480 2302,480 2295,480 2288,480 2282,480 2276,480 2269,480 2263,480 2257,480 2250,480 2244,480 2238,480 2231,480 2225,480 2219,480 2212,480 2206,480 2199,480 2192,480 2186,480 2181,480 2173,480 2167,480 2161,480 2154,480 2148,480 2142,480 2135,480 2129,480 2123,480 2116,480 2110,480 2103,480 2097,480 2090,480 2084,480 2078,480 2071,480 2065,480 2059,480 2052,480 2046,480 2040,480 2033,480 2027,480 2020,480 2013,480 2008,480 2001,480 1994,480 1988,480 1982,480 1975,480 1969,480 1963,480 1956,480 1950,480 1944,480 1937,480 1930,480 1925,480 1918,480 1911,480 1905,480 1899,480 1892,480 1886,480 1880,480 1873,480 1867,480 1861,480 1854,480 1848,480 1842,480 1835,480 1829,480 1822,480 1815,480 1809,480 1803,480 1796,480 1790,480 1784,480 1777,480 1771,480 1765,480 1758,480 1752,480 1746,480 1739,480 1732,480 1726,480 1720,480 1713,480 1707,480 1701,480 1701,480 1642,480 1642,480 1636,480 1629,480 1623,480 1617,480 1610,480 1603,480 1598,480 1591,480 1584,480 1578,480 1571,480 1565,480 1559,480 1552,480 1546,480 1540,480 1533,480 1527,480 1520,480 1514,480 1508,480 1501,480 1495,480 1488,480 1482,480 1476,480 1469,480 1463,480 1457,480 1450,480 1444,480 1437,480 1430,480 1425,480 1419,480 1411,480 1405,480 1399,480 1392,480 1386,480 1380,480 1373,480 1366,480 1360,480 1354,480 1347,480 1341,480 1335,480 1328,480 1322,480 1316,480 1309,480 1303,480 1297,480 1290,480 1284,480 1277,480 1270,480 1264,480 1259,480 1251,480 1245,480 1239,480 1232,480 1226,480 1220,480 1213,480 1207,480 1201,480 1194,480 1187,480 1181,480 1175,480 1168,480 1162,480 1156,480 1149,480 1143,480 1137,480 1130,480 1124,480 1118,480 1111,480 1105,480 1098,480 1091,480 1086,480 1079,480 1072,480 1066,480 1060,480 1053,480 1047,480 1041,480 1034,480 1028,480 1022,480 1015,480 1008,480 1003,480 996,480 989,480 983,480 977,480 970,480 964,480 958,480 951,480 945,480 939,480 932,480 925,480 920,480 913,480 907,480 900,480 893,480 887,480 881,480 874,480 868,480 862,480 855,480 849,480 843,480 836,480 830,480 824,480 817,480 810,480 804,480 798,480 791,480 785,480 779,480 772,480 766,480 760,480 753,480 747,480 741,480 734,480 728,480 721,480 714,480 708,480 702,480 695,480 689,480 683,480 676,480 670,480 664,480 657,480 651,480 645,480 638,480 631,480 625,480 619,480 612,480 606,480 600,480 593,480 587,480 581,480 574,480 568,480 562,480 555,480 548,480 542,480 535,480 530,480 523,480 516,480 510,480 504,480 497,480 491,480 485,480 478,480 472,480 466,480 459,480 452,480 447,480 440,480 433,480 427,480 421,480 421,480 419,479 413,479 406,479 399,477 394,476 387,476 381,476 375,474 368,474 362,473 355,473 349,471 342,470 337,469 330,468 323,466 317,465 310,464 304,463 298,462 292,460 285,458 279,457 272,455 265,454 260,452 253,450 247,448 241,446 234,444 227,442 221,439 215,437 209,434 203,431 196,429 189,426 183,423 177,420 171,417 164,414 158,410 151,407 145,403 139,400 132,396 127,392 120,387 113,384 107,379 100,374 94,370 88,365 82,361 74,356 69,352 62,347 55,342 50,337 43,331 37,326 30,321 25,317 17,311 11,306 6,301 0,297 6,294 11,289 17,284 25,278 30,273 37,268 43,264 50,258 55,253 62,248 69,243 74,239 82,234 88,230 94,225 100,220 107,215 113,211 120,207 127,203 132,199 139,195 145,192 151,188 158,185 164,181 171,178 177,175 183,172 189,169 196,166 203,164 209,161 215,158 221,156 227,153 234,151 241,149 247,147 253,145 260,143 265,141 272,140 279,138 285,137 292,135 298,133 304,132 310,131 317,130 323,128 330,127 337,125 342,125 349,124 355,122 362,122 368,120 375,120 381,119 387,119 394,119 399,117 406,116 413,116 419,116 425,114 431,114 438,114 444,113 451,113 457,112 463,112 470,112 476,111 482,111 489,111 496,111 501,111 508,111 514,111 515,111 516,111 523,111 530,111 535,111 542,111 548,111 555,111 562,111 568,111 574,111 581,111 587,111 593,111 600,111 606,111 612,111 619,111 625,111 631,111 638,111 645,111 651,111 657,111 664,111 670,111 676,111 683,111 689,111 695,111 702,111 708,111 714,111 721,111 728,111 734,111 741,111 747,111 753,111 760,111 766,111 772,111 779,111 785,111 791,111 798,111 804,111 810,111 817,111 824,111 830,111 836,111 843,111 849,111 855,111 862,111 868,111 874,111 881,111 887,111 893,111 900,111 907,111 913,111 920,111 925,111 932,111 939,111 945,111 951,111 958,111 964,111 970,111 977,111 983,111 989,111 996,111 1003,111 1008,111 1015,111 1022,111 1028,111 1034,111 1041,111 1047,111 1053,111 1060,111 1066,111 1072,111 1079,111 1086,111 1091,111 1098,111 1105,111 1111,111 1118,111 1124,111 1130,111 1137,111 1143,111 1149,111 1156,111 1162,111 1168,111 1175,111 1181,111 1187,111 1194,111 1201,111 1207,111 1213,111 1220,111 1226,111 1232,111 1239,111 1245,111 1251,111 1259,111 1264,111 1270,111 1277,111 1284,111 1290,111 1297,111 1303,111 1309,111 1316,111 1322,111 1328,111 1335,111 1341,111 1347,111 1354,111 1360,111 1366,111 1373,111 1380,111 1386,111 1392,111 1399,111 1405,111 1411,111 1419,111 1425,111 1430,111 1437,111 1444,111 1450,111 1457,111 1463,111 1469,111 1476,111 1482,111 1488,111 1495,111 1501,111 1508,111 1514,111 1520,111 1527,111 1533,111 1540,111 1546,111 1552,111 1559,111 1565,111 1571,111 1578,111 1584,111 1591,111 1598,111 1603,111 1610,111 1617,111 1623,111 1629,111 1636,111 1642,111 1642,111 1701,111 1701,111 1707,111 1713,111 1720,111 1726,111 1732,111 1739,111 1746,111 1752,111 1758,111 1765,111 1771,111 1777,111 1784,111 1790,111 1796,111 1803,111 1809,111 1815,111 1822,111 1829,111 1835,111 1842,111 1848,111 1854,111 1861,111 1867,111 1873,111 1880,111 1886,111 1892,111 1899,111 1905,111 1911,111 1918,111 1925,111 1930,111 1937,111 1944,111 1950,111 1956,111 1963,111 1969,111 1975,111 1982,111 1988,111 1994,111 2001,111 2008,111 2013,111 2020,111 2027,111 2033,111 2040,111 2046,111 2052,111 2059,111 2065,111 2071,111 2078,111 2084,111 2090,111 2097,111 2103,111 2110,111 2116,111 2123,111 2129,111 2135,111 2142,111 2148,111 2154,111 2161,111 2167,111 2173,111 2181,111 2186,111 2192,111 2199,111 2206,111 2212,111 2219,111 2225,111 2231,111 2238,111 2244,111 2250,111 2257,111 2263,111 2269,111 2276,111 2282,111 2288,111 2295,111 2302,111 2308,111 2314,111 2321,111 2327,111 2333,111 2340,111 2346,111 2352,111 2359,111 2365,111 2371,111 2379,111 2385,111 2391,111 2398,111 2404,111 2410,111 2417,111 2423,111 2429,111 2436,111 2442,111 2448,111 2455,111 2461,111 2468,111 2474,111 2481,111 2486,111 2493,111 2494,111">
          <text:p/>
        </draw:polygon>
        <draw:polygon draw:style-name="gr20" draw:text-style-name="P25" draw:layer="layout" svg:width="1.91cm" svg:height="0.203cm" svg:x="3.129cm" svg:y="6.879cm" svg:viewBox="0 0 1911 204" draw:points="0,0 6,0 13,0 19,0 25,0 32,0 39,0 44,0 51,0 57,0 64,0 70,0 77,0 83,0 90,0 96,0 102,0 109,0 115,0 121,0 128,0 134,0 140,0 147,0 154,0 160,0 166,0 173,0 179,0 185,0 192,0 198,0 204,0 211,0 217,0 223,0 230,0 237,0 243,0 250,0 256,0 262,0 269,0 275,0 281,0 288,0 294,0 300,0 307,0 313,0 319,1 326,1 333,1 339,1 345,1 352,1 358,1 364,1 371,1 377,1 383,1 390,1 396,1 402,1 410,1 415,1 422,1 429,1 435,1 441,2 448,2 454,2 460,2 467,2 473,2 479,2 486,2 492,2 498,3 505,3 512,3 517,3 524,3 531,3 537,4 543,4 550,4 556,4 562,4 569,4 575,5 581,5 588,5 595,6 600,6 607,6 613,6 620,7 627,7 633,8 639,8 646,8 652,9 658,9 665,10 671,10 678,11 684,11 690,12 696,12 703,13 710,14 716,14 722,15 729,16 735,17 741,18 748,18 754,19 760,20 768,21 773,22 779,23 786,24 793,25 799,26 806,27 812,28 818,29 825,31 831,32 837,33 844,34 850,36 856,37 863,39 869,40 875,41 882,43 889,45 895,46 901,47 908,49 914,51 920,52 927,54 933,55 939,57 946,59 952,61 958,62 966,64 972,65 978,67 985,69 991,70 997,72 1004,74 1010,75 1016,76 1023,78 1029,80 1035,81 1042,83 1048,84 1055,85 1061,87 1068,88 1073,90 1080,91 1087,92 1093,93 1099,94 1106,96 1112,97 1118,98 1125,99 1131,100 1137,101 1144,102 1151,103 1157,104 1163,105 1170,105 1176,106 1183,107 1189,108 1195,108 1202,109 1208,110 1214,110 1221,111 1227,112 1234,112 1240,113 1246,113 1253,113 1259,114 1266,114 1272,115 1278,115 1285,116 1291,116 1297,116 1304,117 1310,117 1316,117 1324,118 1329,118 1335,118 1342,118 1349,119 1355,119 1362,119 1368,119 1374,120 1381,120 1387,120 1393,120 1400,120 1406,120 1412,120 1419,120 1425,121 1431,121 1438,121 1445,121 1451,121 1457,121 1464,121 1470,121 1476,121 1483,122 1489,122 1496,122 1502,122 1508,122 1514,122 1522,122 1528,122 1534,122 1541,122 1547,122 1553,122 1560,122 1566,122 1572,122 1579,122 1585,122 1591,122 1598,122 1605,122 1611,122 1617,122 1624,123 1630,123 1636,123 1643,123 1649,123 1656,123 1663,123 1668,123 1674,123 1682,123 1688,123 1694,123 1701,123 1707,123 1713,123 1720,123 1726,123 1732,123 1739,123 1745,123 1751,123 1758,123 1765,123 1771,123 1777,123 1784,123 1790,123 1796,123 1803,123 1809,123 1815,123 1822,123 1828,123 1835,123 1841,123 1847,123 1854,123 1861,123 1867,123 1873,123 1880,123 1886,123 1892,123 1899,123 1905,123 1911,123 1911,204 1905,204 1899,203 1892,203 1886,203 1880,203 1873,203 1867,203 1861,203 1854,203 1847,203 1841,203 1835,203 1828,203 1822,203 1815,203 1809,203 1803,203 1796,203 1790,203 1784,203 1777,203 1771,203 1765,203 1758,203 1751,203 1745,203 1739,203 1732,203 1726,203 1720,203 1713,203 1707,203 1701,203 1694,203 1688,203 1682,203 1674,203 1668,203 1663,203 1656,203 1649,203 1643,203 1636,203 1630,203 1624,203 1617,203 1611,203 1605,203 1598,203 1591,203 1585,203 1579,203 1572,203 1566,203 1560,203 1553,203 1547,203 1541,203 1534,203 1528,203 1522,202 1514,202 1508,202 1502,202 1496,202 1489,202 1483,202 1476,202 1470,202 1464,202 1457,202 1451,202 1445,201 1438,201 1431,201 1425,201 1419,201 1412,201 1406,201 1400,201 1393,200 1387,200 1381,200 1374,200 1368,200 1362,200 1355,200 1349,199 1342,199 1335,199 1329,198 1324,198 1316,198 1310,198 1304,197 1297,197 1291,197 1285,196 1278,196 1272,195 1266,195 1259,194 1253,194 1246,194 1240,193 1234,193 1227,192 1221,192 1214,191 1208,190 1202,190 1195,189 1189,188 1183,188 1176,187 1170,186 1163,185 1157,184 1151,184 1144,183 1137,182 1131,181 1125,180 1118,178 1112,178 1106,176 1099,175 1093,174 1087,173 1080,171 1073,170 1068,169 1061,168 1055,166 1048,165 1042,163 1035,162 1029,161 1023,159 1016,157 1010,156 1004,154 997,153 991,151 985,149 978,148 972,146 966,145 958,143 952,141 946,140 939,138 933,136 927,135 920,133 914,132 908,130 901,128 895,127 889,125 882,124 875,122 869,121 863,120 856,118 850,117 844,115 837,114 831,113 825,112 818,110 812,109 806,108 799,107 793,106 786,105 779,104 773,103 768,102 760,101 754,100 748,99 741,98 735,98 729,97 722,96 716,95 710,94 703,94 696,93 690,92 684,92 678,91 671,91 665,91 658,90 652,89 646,89 639,89 633,88 627,88 620,87 613,87 607,87 600,86 595,86 588,86 581,85 575,85 569,85 562,85 556,85 550,84 543,84 537,84 531,84 524,83 517,83 512,83 505,83 498,83 492,83 486,83 479,83 473,83 467,82 460,82 454,82 448,82 441,82 435,82 429,82 422,82 415,82 410,82 402,82 396,82 390,82 383,82 377,81 371,81 364,81 358,81 352,81 345,81 339,81 333,81 326,81 319,81 313,81 307,81 300,81 294,81 288,81 281,81 275,81 269,81 262,81 256,81 250,81 243,81 237,81 230,81 223,81 217,81 211,81 204,81 198,81 192,81 185,81 179,81 173,81 166,81 160,81 154,81 147,81 140,81 134,81 128,81 121,81 115,81 109,80 102,80 96,80 90,80 83,80 77,80 70,80 64,80 57,80 51,80 44,80 39,80 32,80 25,80 19,80 13,80 6,80 0,80">
          <text:p/>
        </draw:polygon>
        <draw:polygon draw:style-name="gr21" draw:text-style-name="P26" draw:layer="layout" svg:width="1.918cm" svg:height="0.117cm" svg:x="3.12cm" svg:y="7.082cm" svg:viewBox="0 0 1919 118"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18 1913,118 1907,118 1900,118 1894,118 1887,118 1881,118 1875,118 1868,118 1862,118 1855,118 1848,118 1843,118 1836,118 1829,118 1823,118 1817,118 1810,118 1804,118 1798,118 1791,118 1785,118 1778,118 1772,118 1765,118 1759,118 1752,118 1747,118 1740,118 1733,118 1727,118 1720,118 1714,118 1708,118 1701,118 1695,118 1689,118 1681,118 1675,118 1670,118 1663,118 1656,118 1650,118 1643,118 1637,118 1631,118 1624,118 1618,118 1611,118 1605,118 1598,118 1592,118 1585,118 1579,118 1572,118 1566,118 1560,118 1553,118 1547,118 1541,118 1534,118 1528,118 1521,118 1514,118 1508,118 1502,118 1495,118 1489,118 1483,118 1476,118 1470,118 1464,118 1457,118 1451,118 1444,118 1437,118 1431,118 1425,118 1418,118 1412,118 1405,118 1399,118 1393,118 1386,118 1380,118 1374,118 1367,118 1361,118 1355,118 1347,118 1341,118 1335,118 1329,118 1322,118 1316,118 1309,118 1303,118 1296,118 1290,118 1284,118 1277,118 1271,118 1265,118 1258,118 1251,118 1246,118 1239,118 1232,118 1226,118 1219,118 1213,118 1207,118 1200,118 1194,118 1188,118 1181,118 1175,118 1168,118 1162,118 1156,118 1149,118 1142,118 1136,118 1129,118 1123,118 1117,118 1110,118 1104,118 1098,118 1091,118 1085,118 1078,118 1072,118 1066,118 1059,118 1052,118 1046,118 1040,118 1033,118 1027,118 1020,118 1014,118 1008,118 1001,118 995,118 989,118 982,118 976,118 970,118 962,118 956,118 950,118 943,118 937,118 931,118 924,118 918,118 912,118 905,118 899,118 892,118 886,118 879,118 873,118 866,118 860,118 853,118 847,118 841,118 834,118 828,118 822,118 815,118 809,118 803,118 796,118 789,118 783,118 776,118 771,118 764,118 757,118 751,118 744,118 738,118 732,118 725,118 719,118 713,118 706,118 699,118 693,118 687,118 681,118 674,118 667,118 661,118 655,118 648,118 642,118 636,118 629,118 623,118 616,118 609,118 603,118 597,118 590,118 584,118 577,118 571,118 565,118 558,118 552,118 546,118 539,118 533,118 527,118 519,118 514,118 507,118 500,118 494,118 488,118 481,118 475,118 468,118 462,118 456,118 449,118 443,118 437,118 430,118 424,118 417,118 411,118 404,118 398,118 391,118 385,118 379,118 372,118 366,118 360,118 353,118 347,118 340,118 334,118 328,118 321,118 314,118 308,118 301,118 295,118 289,118 282,118 276,118 270,118 263,118 257,118 251,118 244,118 238,118 231,118 224,118 218,118 212,118 205,118 199,118 192,118 186,118 180,118 173,118 167,118 161,118 154,118 148,118 141,118 134,118 128,118 122,118 115,118 109,118 103,118 96,118 90,118 84,118 77,118 71,118 64,118 57,118 51,118 45,118 39,118 32,118 25,118 19,118 13,118 6,118 0,118">
          <text:p/>
        </draw:polygon>
        <draw:polygon draw:style-name="gr24" draw:text-style-name="P28" draw:layer="layout" svg:width="1.97cm" svg:height="0.26cm" svg:x="1.159cm" svg:y="6.939cm" svg:viewBox="0 0 1971 261" draw:points="0,0 6,0 13,0 19,0 25,0 32,0 38,0 44,0 51,0 57,0 63,0 70,0 77,0 83,0 90,0 96,0 102,0 109,0 115,0 121,0 128,0 134,0 140,0 147,0 153,0 160,0 166,0 173,0 178,0 185,0 192,0 198,0 204,0 211,0 217,0 223,0 230,0 236,0 243,0 250,0 256,0 261,0 269,0 275,0 281,0 288,0 294,1 300,1 307,1 313,1 319,1 326,1 332,1 339,1 345,1 351,1 358,1 364,1 371,1 377,1 383,1 390,1 396,1 402,1 409,2 415,2 421,2 429,2 434,2 440,2 448,2 454,2 460,2 467,2 473,3 479,3 486,3 492,3 498,3 505,3 512,4 517,4 524,4 531,4 537,4 543,4 550,4 556,5 562,5 569,5 575,6 581,6 588,6 594,6 600,7 607,7 613,8 619,8 627,8 633,9 639,9 646,10 652,10 658,11 665,11 671,12 677,12 684,13 690,14 696,15 703,15 709,16 716,17 722,18 729,18 735,19 741,20 748,21 754,22 760,23 767,24 773,25 779,26 786,28 792,29 799,30 806,32 812,33 818,34 825,35 831,37 837,39 844,40 850,42 856,43 863,45 869,47 875,48 882,50 889,52 895,54 901,55 907,57 914,59 920,61 927,62 933,64 939,66 946,68 952,70 958,72 965,74 971,76 977,78 985,80 990,81 997,83 1004,85 1010,87 1016,89 1023,91 1029,92 1035,94 1042,96 1048,97 1054,99 1061,100 1068,102 1073,104 1080,105 1087,106 1093,108 1099,109 1106,111 1112,112 1118,113 1125,114 1131,116 1137,117 1144,118 1150,119 1157,120 1163,121 1169,122 1176,123 1183,124 1189,125 1195,125 1202,126 1208,127 1214,127 1221,128 1227,129 1233,129 1240,130 1246,131 1252,131 1259,132 1266,132 1272,133 1278,133 1285,134 1291,134 1297,134 1304,135 1310,135 1316,135 1323,136 1329,136 1335,136 1342,137 1348,137 1355,137 1362,137 1368,138 1374,138 1381,138 1387,138 1393,139 1400,139 1406,139 1412,139 1419,139 1425,139 1431,140 1438,140 1445,140 1451,140 1457,140 1463,140 1470,140 1476,140 1483,141 1489,141 1495,141 1502,141 1508,141 1514,141 1521,141 1528,141 1534,141 1541,141 1546,141 1553,141 1560,141 1566,141 1572,141 1579,141 1585,141 1591,142 1598,142 1604,142 1610,142 1617,142 1624,142 1630,142 1636,142 1643,142 1649,142 1655,142 1662,142 1668,142 1674,142 1681,142 1688,142 1694,142 1701,142 1707,142 1713,142 1720,142 1726,142 1732,142 1739,142 1745,142 1751,142 1758,142 1764,142 1770,142 1777,142 1784,142 1790,142 1796,142 1803,142 1809,142 1815,142 1822,142 1828,142 1834,142 1841,142 1847,142 1853,142 1861,142 1867,142 1873,142 1880,142 1886,142 1892,142 1899,142 1905,142 1911,142 1911,142 1971,142 1971,261 1911,261 1911,261 1905,261 1899,261 1892,261 1886,261 1880,261 1873,261 1867,261 1861,261 1853,261 1847,261 1841,261 1834,261 1828,261 1822,261 1815,261 1809,261 1803,261 1796,261 1790,261 1784,261 1777,261 1770,261 1764,261 1758,261 1751,261 1745,261 1739,261 1732,261 1726,261 1720,261 1713,261 1707,261 1701,261 1694,261 1688,261 1681,261 1674,261 1668,261 1662,261 1655,261 1649,261 1643,261 1636,261 1630,261 1624,261 1617,261 1610,261 1604,261 1598,261 1591,260 1585,260 1579,260 1572,260 1566,260 1560,260 1553,260 1546,260 1541,260 1534,260 1528,260 1521,260 1514,260 1508,260 1502,260 1495,260 1489,259 1483,259 1476,259 1470,259 1463,259 1457,259 1451,259 1445,259 1438,259 1431,258 1425,258 1419,258 1412,258 1406,258 1400,258 1393,258 1387,258 1381,257 1374,257 1368,257 1362,257 1355,256 1348,256 1342,256 1335,256 1329,255 1323,255 1316,255 1310,254 1304,254 1297,253 1291,253 1285,253 1278,252 1272,252 1266,251 1259,251 1252,250 1246,250 1240,249 1233,249 1227,248 1221,247 1214,247 1208,246 1202,245 1195,244 1189,243 1183,243 1176,242 1169,241 1163,240 1157,239 1150,238 1144,237 1137,236 1131,235 1125,234 1118,232 1112,231 1106,230 1099,229 1093,227 1087,226 1080,224 1073,223 1068,221 1061,220 1054,218 1048,216 1042,215 1035,213 1029,211 1023,210 1016,208 1010,206 1004,204 997,202 990,200 985,199 977,197 971,195 965,193 958,191 952,189 946,187 939,185 933,184 927,182 920,180 914,178 907,176 901,174 895,172 889,171 882,169 875,167 869,166 863,164 856,162 850,161 844,159 837,158 831,156 825,155 818,153 812,152 806,150 799,149 792,148 786,147 779,145 773,144 767,143 760,142 754,141 748,140 741,139 735,138 729,137 722,136 716,135 709,135 703,134 696,133 690,133 684,132 677,131 671,131 665,130 658,130 652,129 646,129 639,128 633,128 627,127 619,127 613,127 607,126 600,126 594,125 588,125 581,125 575,125 569,124 562,124 556,124 550,123 543,123 537,123 531,123 524,123 517,122 512,122 505,122 498,122 492,122 486,121 479,121 473,121 467,121 460,121 454,121 448,121 440,121 434,120 429,120 421,120 415,120 409,120 402,120 396,120 390,120 383,120 377,120 371,120 364,120 358,120 351,120 345,120 339,120 332,120 326,120 319,120 313,120 307,120 300,120 294,119 288,119 281,119 275,119 269,119 261,119 256,119 250,119 243,119 236,119 230,119 223,119 217,119 211,119 204,119 198,119 192,119 185,119 178,119 173,119 166,119 160,119 153,119 147,119 140,119 134,119 128,119 121,119 115,119 109,119 102,119 96,119 90,119 83,119 77,119 70,119 63,119 57,119 51,119 44,119 38,119 32,119 25,119 19,119 13,119 6,119 0,119">
          <text:p/>
        </draw:polygon>
        <draw:polygon draw:style-name="gr25" draw:text-style-name="P29" draw:layer="layout" svg:width="0.058cm" svg:height="0.198cm" svg:x="5.041cm" svg:y="7.001cm" svg:viewBox="0 0 59 199" draw:points="0,199 59,199 59,0 0,0">
          <text:p/>
        </draw:polygon>
        <draw:polygon draw:style-name="gr23" draw:text-style-name="P22" draw:layer="layout" svg:width="3.608cm" svg:height="0.213cm" svg:x="1.432cm" svg:y="5.85cm" svg:viewBox="0 0 3609 214" draw:points="2848,20 2855,19 2861,18 2867,18 2874,17 2880,16 2886,16 2893,15 2899,14 2906,13 2912,13 2918,12 2924,12 2931,11 2938,11 2944,10 2950,10 2957,9 2963,9 2970,9 2976,8 2982,8 2989,7 2995,7 3001,7 3008,6 3014,6 3021,6 3027,5 3034,5 3040,5 3046,5 3053,4 3059,4 3065,4 3072,4 3078,4 3084,4 3091,4 3097,3 3103,3 3110,3 3117,3 3123,3 3130,2 3136,2 3142,2 3149,2 3155,2 3161,2 3168,2 3174,2 3180,2 3187,2 3194,1 3200,1 3206,1 3213,1 3219,1 3225,1 3232,1 3238,1 3244,1 3251,1 3257,1 3263,1 3270,1 3276,1 3282,1 3290,1 3296,1 3302,1 3309,1 3315,1 3321,1 3328,1 3335,1 3340,1 3347,1 3354,1 3360,0 3366,0 3373,0 3379,0 3385,0 3392,0 3398,0 3404,0 3411,0 3417,0 3423,0 3430,0 3437,0 3442,0 3450,0 3456,0 3462,0 3469,0 3475,0 3481,0 3488,0 3494,0 3500,0 3507,0 3513,0 3519,0 3526,0 3533,0 3539,0 3545,0 3552,0 3558,0 3564,0 3571,0 3577,0 3583,0 3590,0 3596,0 3602,0 3609,0 3609,21 3609,21 3609,214 3602,214 3596,214 3590,214 3583,214 3577,214 3571,214 3564,214 3558,214 3552,214 3545,214 3539,214 3533,214 3526,214 3519,214 3513,214 3507,214 3500,214 3494,214 3488,214 3481,214 3475,214 3469,214 3462,214 3456,214 3450,214 3442,214 3437,214 3430,214 3423,214 3417,214 3411,214 3404,214 3398,214 3392,214 3385,214 3379,214 3373,214 3366,214 3360,214 3354,214 3347,214 3340,214 3335,214 3328,214 3321,214 3315,214 3309,214 3302,214 3296,214 3290,214 3282,214 3276,214 3270,214 3263,214 3257,214 3251,214 3244,214 3238,214 3232,214 3225,214 3219,214 3213,214 3206,214 3200,214 3194,214 3187,214 3180,214 3174,214 3168,214 3161,214 3155,214 3149,214 3142,214 3136,214 3130,214 3123,214 3117,214 3110,214 3103,214 3097,214 3091,214 3084,214 3078,214 3072,214 3065,214 3059,214 3053,214 3046,214 3040,214 3034,214 3027,214 3021,214 3014,214 3008,214 3001,214 2995,214 2989,214 2982,214 2976,214 2970,214 2963,214 2957,214 2950,214 2944,214 2938,214 2931,214 2924,214 2918,214 2912,214 2906,214 2899,214 2893,214 2886,214 2880,214 2874,214 2867,214 2861,214 2855,214 2848,214 2841,214 2835,214 2829,214 2823,214 2816,214 2810,214 2803,214 2797,214 2790,214 2784,214 2778,214 2771,214 2765,214 2759,214 2752,214 2745,214 2740,214 2733,214 2726,214 2720,214 2714,214 2707,214 2701,214 2695,214 2688,214 2682,214 2676,214 2669,214 2663,214 2657,214 2650,214 2643,214 2637,214 2630,214 2624,214 2618,214 2611,214 2605,214 2599,214 2592,214 2586,214 2580,214 2573,214 2567,214 2561,214 2554,214 2547,214 2541,214 2535,214 2528,214 2522,214 2516,214 2509,214 2503,214 2497,214 2490,214 2484,214 2478,214 2471,214 2465,214 2458,214 2451,214 2445,214 2439,214 2432,214 2426,214 2420,214 2413,214 2407,214 2401,214 2394,214 2388,214 2382,214 2375,214 2368,214 2362,214 2356,214 2349,214 2343,214 2337,214 2330,214 2324,214 2318,214 2311,214 2305,214 2299,214 2292,214 2285,214 2279,214 2272,214 2267,214 2260,214 2253,214 2247,214 2241,214 2234,214 2228,214 2222,214 2215,214 2209,214 2203,214 2196,214 2189,214 2184,214 2177,214 2170,214 2164,214 2158,214 2151,214 2145,214 2139,214 2132,214 2126,214 2120,214 2112,214 2107,214 2101,214 2094,214 2087,214 2081,214 2074,214 2068,214 2062,214 2055,214 2049,214 2043,214 2036,214 2030,214 2024,214 2017,214 2011,214 2005,214 1998,214 1991,214 1985,214 1979,214 1972,214 1966,214 1960,214 1953,214 1947,214 1941,214 1934,214 1928,214 1922,214 1915,214 1908,214 1902,214 1895,214 1889,214 1883,214 1876,214 1870,214 1864,214 1857,214 1851,214 1845,214 1838,214 1832,214 1826,214 1819,214 1812,214 1806,214 1800,214 1793,214 1787,214 1781,214 1774,214 1768,214 1762,214 1755,214 1749,214 1743,214 1736,214 1729,214 1723,214 1716,214 1710,214 1704,214 1698,214 1697,214 1639,214 1639,214 1632,214 1626,214 1620,214 1613,214 1606,214 1601,214 1594,214 1588,214 1581,214 1575,214 1568,214 1562,214 1556,214 1549,214 1543,214 1537,214 1530,214 1524,214 1518,214 1511,214 1505,214 1498,214 1491,214 1485,214 1479,214 1472,214 1466,214 1460,214 1453,214 1447,214 1441,214 1434,214 1428,214 1422,214 1415,214 1408,214 1402,214 1396,214 1389,214 1383,214 1377,214 1370,214 1363,214 1357,214 1350,214 1345,214 1338,214 1331,214 1325,214 1319,214 1312,214 1306,214 1300,214 1293,214 1287,214 1281,214 1274,214 1267,214 1262,214 1255,214 1248,214 1242,214 1236,214 1229,214 1223,214 1217,214 1210,214 1204,214 1198,214 1190,214 1184,214 1179,214 1172,214 1165,214 1159,214 1152,214 1146,214 1140,214 1133,214 1127,214 1121,214 1114,214 1108,214 1102,214 1095,214 1089,214 1083,214 1076,214 1069,214 1063,214 1057,214 1050,214 1044,214 1038,214 1031,214 1025,214 1019,214 1012,214 1006,214 1000,214 993,214 986,214 980,214 973,214 967,214 961,214 954,214 948,214 942,214 935,214 929,214 923,214 916,214 910,214 904,214 897,214 890,214 884,214 878,214 871,214 865,214 859,214 852,214 846,214 840,214 833,214 827,214 821,214 814,214 807,214 801,214 794,214 788,214 782,214 775,214 769,214 763,214 756,214 750,214 744,214 737,214 731,214 725,214 718,214 711,214 705,214 699,214 692,214 686,214 680,214 673,214 667,214 661,214 654,214 648,214 642,214 634,214 628,214 622,214 616,214 609,214 603,214 596,214 590,214 584,214 577,214 571,214 565,214 558,214 552,214 545,214 539,214 533,214 527,214 520,214 513,214 507,214 501,214 494,214 488,214 482,214 475,214 469,214 463,214 456,214 450,214 444,214 436,214 430,214 424,214 417,214 411,214 405,214 398,214 392,214 386,214 379,214 373,214 367,214 360,214 354,214 347,214 341,214 334,214 328,214 322,214 315,214 309,214 303,214 296,214 290,214 284,214 277,214 271,214 265,214 258,214 251,214 245,214 238,214 232,214 226,214 219,214 213,214 207,214 200,214 194,214 188,214 181,214 181,214 177,213 174,213 171,212 167,211 164,210 161,210 157,209 154,208 150,207 147,207 144,206 140,205 138,204 134,203 131,201 128,200 124,199 120,198 117,196 113,195 110,194 107,192 104,191 100,190 97,188 93,186 90,185 86,183 83,181 80,179 77,177 74,175 70,173 67,171 63,169 60,167 56,164 53,162 50,159 46,157 43,154 40,152 36,149 32,147 29,144 26,141 22,138 20,136 16,133 13,130 10,127 6,125 2,122 0,120 2,118 6,115 10,113 13,110 16,107 20,104 22,102 26,99 29,96 32,93 36,91 40,88 43,86 46,83 50,81 53,78 56,76 60,73 63,71 67,69 70,67 74,65 77,63 80,61 83,59 86,57 90,55 93,54 97,52 100,50 104,49 107,48 110,46 113,45 117,44 120,42 124,41 128,40 131,39 134,38 138,36 140,35 144,35 147,34 150,33 154,32 157,31 161,30 164,30 167,29 171,29 174,28 177,27 181,27 185,26 188,25 191,25 194,24 198,24 201,24 204,23 208,23 211,23 215,22 218,22 221,22 224,21 228,21 231,21 234,21 238,21 245,21 251,21 258,21 265,21 271,21 277,21 284,21 290,21 296,21 303,21 309,21 315,21 322,21 328,21 334,21 341,21 347,21 354,21 360,21 367,21 373,21 379,21 386,21 392,21 398,21 405,21 411,21 417,21 424,21 430,21 436,21 444,21 450,21 456,21 463,21 469,21 475,21 482,21 488,21 494,21 501,21 507,21 513,21 520,21 527,21 533,21 539,21 545,21 552,21 558,21 565,21 571,21 577,21 584,21 590,21 596,21 603,21 609,21 616,21 622,21 628,21 634,21 642,21 648,21 654,21 661,21 667,21 673,21 680,21 686,21 692,21 699,21 705,21 711,21 718,21 725,21 731,21 737,21 744,21 750,21 756,21 763,21 769,21 775,21 782,21 788,21 794,21 801,21 807,21 814,21 821,21 827,21 833,21 840,21 846,21 852,21 859,21 865,21 871,21 878,21 884,21 890,21 897,21 904,21 910,21 916,21 923,21 929,21 935,21 942,21 948,21 954,21 961,21 967,21 973,21 980,21 986,21 993,21 1000,21 1006,21 1012,21 1019,21 1025,21 1031,21 1038,21 1044,21 1050,21 1057,21 1063,21 1069,21 1076,21 1083,21 1089,21 1095,21 1102,21 1108,21 1114,21 1121,21 1127,21 1133,21 1140,21 1146,21 1152,21 1159,21 1165,21 1172,21 1179,21 1184,21 1190,21 1198,21 1204,21 1210,21 1217,21 1223,21 1229,21 1236,21 1242,21 1248,21 1255,21 1262,21 1267,21 1274,21 1281,21 1287,21 1293,21 1300,21 1306,21 1312,21 1319,21 1325,21 1331,21 1338,21 1345,21 1350,21 1357,21 1363,21 1370,21 1377,21 1383,21 1389,21 1396,21 1402,21 1408,21 1415,21 1422,21 1428,21 1434,21 1441,21 1447,21 1453,21 1460,21 1466,21 1472,21 1479,21 1485,21 1491,21 1498,21 1505,21 1511,21 1518,21 1524,21 1530,21 1537,21 1543,21 1549,21 1556,21 1562,21 1568,21 1575,21 1581,21 1588,21 1594,21 1601,21 1606,21 1613,21 1620,21 1626,21 1632,21 1639,21 1639,21 1697,21 1698,21 1704,21 1710,21 1716,21 1723,21 1729,21 1736,21 1743,21 1749,21 1755,21 1762,21 1768,21 1774,21 1781,21 1787,21 1793,21 1800,21 1806,21 1812,21 1819,21 1826,21 1832,21 1838,21 1845,21 1851,21 1857,21 1864,21 1870,21 1876,21 1883,21 1889,21 1895,21 1902,21 1908,21 1915,21 1922,21 1928,21 1934,21 1941,21 1947,21 1953,21 1960,21 1966,21 1972,21 1979,21 1985,21 1991,21 1998,21 2005,21 2011,21 2017,21 2024,21 2030,21 2036,21 2043,21 2049,21 2055,21 2062,21 2068,21 2074,21 2081,21 2087,21 2094,21 2101,21 2107,21 2112,21 2120,21 2126,21 2132,21 2139,21 2145,21 2151,21 2158,21 2164,21 2170,21 2177,21 2184,21 2189,21 2196,21 2203,21 2209,21 2215,21 2222,21 2228,21 2234,21 2241,21 2247,21 2253,21 2260,21 2267,21 2272,21 2279,21 2285,21 2292,21 2299,21 2305,21 2311,21 2318,21 2324,21 2330,21 2337,21 2343,21 2349,21 2356,21 2362,21 2368,21 2375,21 2382,21 2388,21 2394,21 2401,21 2407,21 2413,21 2420,21 2426,21 2432,21 2439,21 2445,21 2451,21 2458,21 2465,21 2471,21 2478,21 2484,21 2490,21 2497,21 2503,21 2509,21 2516,21 2522,21 2528,21 2535,21 2541,21 2547,21 2554,21 2561,21 2567,21 2573,21 2580,21 2586,21 2592,21 2599,21 2605,21 2611,21 2618,21 2624,21 2630,21 2637,21 2643,21 2650,21 2657,21 2663,21 2669,21 2676,21 2682,21 2688,21 2695,21 2701,21 2707,21 2714,21 2720,21 2726,21 2733,21 2740,21 2745,21 2752,21 2759,21 2765,21 2771,21 2778,21 2784,21 2790,21 2797,21 2803,21 2810,21 2816,21 2823,21 2829,21 2835,21 2841,21 2846,21">
          <text:p/>
        </draw:polygon>
        <draw:polygon draw:style-name="gr20" draw:text-style-name="P19" draw:layer="layout" svg:width="1.91cm" svg:height="0.187cm" svg:x="8.729cm" svg:y="6.864cm" svg:viewBox="0 0 1911 188" draw:points="0,0 6,0 13,0 19,0 25,0 32,0 39,0 44,0 51,0 57,0 64,0 70,0 77,0 83,0 90,0 96,0 102,0 109,0 115,0 121,0 128,0 134,0 140,0 147,0 154,0 160,0 166,0 173,0 179,0 185,0 192,0 198,0 204,0 211,0 217,0 223,0 230,0 237,0 243,0 250,0 256,0 262,0 269,0 275,0 281,0 288,1 294,1 300,1 307,1 313,1 319,1 326,1 333,1 339,1 345,1 352,1 358,1 364,1 371,1 377,1 383,1 390,1 396,1 402,1 410,1 415,1 422,1 429,2 435,2 441,2 448,2 454,2 460,2 467,2 473,2 479,2 486,2 492,2 498,3 505,3 512,3 517,3 524,3 531,3 537,3 543,3 550,3 556,4 562,4 569,4 575,4 581,5 588,5 595,5 600,5 607,6 613,6 620,6 627,7 633,7 639,7 646,8 652,8 658,8 665,9 671,9 678,10 684,10 690,11 696,11 703,12 710,12 716,13 722,14 729,14 735,15 741,15 748,16 754,17 760,18 768,19 773,19 779,20 786,21 793,22 799,23 806,24 812,25 818,26 825,27 831,28 837,29 844,31 850,32 856,33 863,34 869,36 875,37 882,38 889,39 895,41 901,42 908,44 914,45 920,46 927,48 933,49 939,50 946,52 952,53 958,55 966,56 972,57 978,59 985,61 991,62 997,63 1004,65 1010,66 1016,67 1023,69 1029,70 1035,71 1042,73 1048,74 1055,75 1061,76 1068,77 1073,79 1080,80 1087,81 1093,82 1099,83 1106,84 1112,85 1118,86 1125,87 1131,88 1137,88 1144,89 1151,90 1157,91 1163,91 1170,92 1176,93 1183,94 1189,94 1195,95 1202,96 1208,96 1214,96 1221,97 1227,97 1234,98 1240,98 1246,99 1253,99 1259,100 1266,100 1272,101 1278,101 1285,101 1291,102 1297,102 1304,102 1310,102 1316,102 1324,103 1329,103 1335,103 1342,103 1349,104 1355,104 1362,104 1368,104 1374,104 1381,105 1387,105 1393,105 1400,105 1406,105 1412,105 1419,105 1425,105 1431,106 1438,106 1445,106 1451,106 1457,106 1464,106 1470,106 1476,106 1483,106 1489,106 1496,106 1502,107 1508,107 1514,107 1522,107 1528,107 1534,107 1541,107 1547,107 1553,107 1560,107 1566,107 1572,107 1579,107 1585,107 1591,107 1598,107 1605,107 1611,107 1617,107 1624,107 1630,107 1636,107 1643,107 1649,107 1656,107 1663,107 1668,107 1674,107 1682,107 1688,107 1694,107 1701,107 1707,107 1713,107 1720,107 1726,107 1732,107 1739,107 1745,107 1751,107 1758,107 1765,107 1771,107 1777,107 1784,107 1790,108 1796,108 1803,108 1809,108 1815,108 1822,108 1828,108 1835,108 1841,108 1847,108 1854,108 1861,108 1867,108 1873,108 1880,108 1886,108 1892,108 1899,108 1905,108 1911,108 1911,188 1905,188 1899,188 1892,188 1886,188 1880,188 1873,188 1867,188 1861,188 1854,188 1847,188 1841,188 1835,188 1828,188 1822,188 1815,188 1809,188 1803,188 1796,188 1790,188 1784,188 1777,188 1771,188 1765,188 1758,188 1751,188 1745,188 1739,188 1732,188 1726,188 1720,188 1713,188 1707,188 1701,188 1694,188 1688,188 1682,188 1674,188 1668,188 1663,188 1656,188 1649,188 1643,188 1636,188 1630,188 1624,188 1617,188 1611,188 1605,188 1598,188 1591,188 1585,188 1579,188 1572,188 1566,188 1560,188 1553,188 1547,188 1541,187 1534,187 1528,187 1522,187 1514,187 1508,187 1502,187 1496,187 1489,187 1483,187 1476,187 1470,187 1464,187 1457,187 1451,187 1445,187 1438,186 1431,186 1425,186 1419,186 1412,186 1406,186 1400,186 1393,185 1387,185 1381,185 1374,185 1368,185 1362,185 1355,185 1349,184 1342,184 1335,184 1329,184 1324,184 1316,183 1310,183 1304,183 1297,183 1291,182 1285,182 1278,182 1272,181 1266,181 1259,180 1253,180 1246,180 1240,179 1234,179 1227,178 1221,178 1214,177 1208,177 1202,176 1195,176 1189,175 1183,174 1176,174 1170,173 1163,172 1157,172 1151,171 1144,170 1137,169 1131,168 1125,167 1118,167 1112,166 1106,165 1099,164 1093,162 1087,161 1080,161 1073,159 1068,158 1061,157 1055,156 1048,155 1042,153 1035,152 1029,151 1023,149 1016,148 1010,147 1004,145 997,144 991,143 985,141 978,140 972,138 966,137 958,136 952,134 946,132 939,131 933,130 927,128 920,127 914,126 908,124 901,123 895,121 889,120 882,119 875,118 869,116 863,115 856,114 850,113 844,111 837,110 831,109 825,108 818,107 812,106 806,105 799,104 793,103 786,102 779,101 773,100 768,99 760,99 754,98 748,97 741,96 735,96 729,95 722,94 716,94 710,93 703,93 696,92 690,92 684,91 678,91 671,90 665,90 658,90 652,89 646,89 639,88 633,88 627,88 620,87 613,87 607,87 600,86 595,86 588,86 581,86 575,85 569,85 562,85 556,85 550,85 543,85 537,84 531,84 524,84 517,84 512,84 505,84 498,84 492,83 486,83 479,83 473,83 467,83 460,83 454,83 448,83 441,83 435,83 429,82 422,82 415,82 410,82 402,82 396,82 390,82 383,82 377,82 371,82 364,82 358,82 352,82 345,82 339,82 333,82 326,82 319,82 313,82 307,82 300,82 294,82 288,82 281,82 275,82 269,82 262,82 256,82 250,82 243,81 237,81 230,81 223,81 217,81 211,81 204,81 198,81 192,81 185,81 179,81 173,81 166,81 160,81 154,81 147,81 140,81 134,81 128,81 121,81 115,81 109,81 102,81 96,81 90,81 83,81 77,81 70,81 64,81 57,81 51,81 44,81 39,81 32,81 25,81 19,81 13,81 6,81 0,81">
          <text:p/>
        </draw:polygon>
        <draw:polygon draw:style-name="gr21" draw:text-style-name="P26" draw:layer="layout" svg:width="1.918cm" svg:height="0.147cm" svg:x="8.72cm" svg:y="7.052cm" svg:viewBox="0 0 1919 148"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48 1913,148 1907,148 1900,148 1894,148 1887,148 1881,148 1875,148 1868,148 1862,148 1855,148 1848,148 1843,148 1836,148 1829,148 1823,148 1817,148 1810,148 1804,148 1798,148 1791,148 1785,148 1778,148 1772,148 1765,148 1759,148 1752,148 1747,148 1740,148 1733,148 1727,148 1720,148 1714,148 1708,148 1701,148 1695,148 1689,148 1681,148 1675,148 1670,148 1663,148 1656,148 1650,148 1643,148 1637,148 1631,148 1624,148 1618,148 1611,148 1605,148 1598,148 1592,148 1585,148 1579,148 1572,148 1566,148 1560,148 1553,148 1547,148 1541,148 1534,148 1528,148 1521,148 1514,148 1508,148 1502,148 1495,148 1489,148 1483,148 1476,148 1470,148 1464,148 1457,148 1451,148 1444,148 1437,148 1431,148 1425,148 1418,148 1412,148 1405,148 1399,148 1393,148 1386,148 1380,148 1374,148 1367,148 1361,148 1355,148 1347,148 1341,148 1335,148 1329,148 1322,148 1316,148 1309,148 1303,148 1296,148 1290,148 1284,148 1277,148 1271,148 1265,148 1258,148 1251,148 1246,148 1239,148 1232,148 1226,148 1219,148 1213,148 1207,148 1200,148 1194,148 1188,148 1181,148 1175,148 1168,148 1162,148 1156,148 1149,148 1142,148 1136,148 1129,148 1123,148 1117,148 1110,148 1104,148 1098,148 1091,148 1085,148 1078,148 1072,148 1066,148 1059,148 1052,148 1046,148 1040,148 1033,148 1027,148 1020,148 1014,148 1008,148 1001,148 995,148 989,148 982,148 976,148 970,148 962,148 956,148 950,148 943,148 937,148 931,148 924,148 918,148 912,148 905,148 899,148 892,148 886,148 879,148 873,148 866,148 860,148 853,148 847,148 841,148 834,148 828,148 822,148 815,148 809,148 803,148 796,148 789,148 783,148 776,148 771,148 764,148 757,148 751,148 744,148 738,148 732,148 725,148 719,148 713,148 706,148 699,148 693,148 687,148 681,148 674,148 667,148 661,148 655,148 648,148 642,148 636,148 629,148 623,148 616,148 609,148 603,148 597,148 590,148 584,148 577,148 571,148 565,148 558,148 552,148 546,148 539,148 533,148 527,148 519,148 514,148 507,148 500,148 494,148 488,148 481,148 475,148 468,148 462,148 456,148 449,148 443,148 437,148 430,148 424,148 417,148 411,148 404,148 398,148 391,148 385,148 379,148 372,148 366,148 360,148 353,148 347,148 340,148 334,148 328,148 321,148 314,148 308,148 301,148 295,148 289,148 282,148 276,148 270,148 263,148 257,148 251,148 244,148 238,148 231,148 224,148 218,148 212,148 205,148 199,148 192,148 186,148 180,148 173,148 167,148 161,148 154,148 148,148 141,148 134,148 128,148 122,148 115,148 109,148 103,148 96,148 90,148 84,148 77,148 71,148 64,148 57,148 51,148 45,148 39,148 32,148 25,148 19,148 13,148 6,148 0,148">
          <text:p/>
        </draw:polygon>
        <draw:polygon draw:style-name="gr22" draw:text-style-name="P27" draw:layer="layout" svg:width="1.97cm" svg:height="0.258cm" svg:x="6.759cm" svg:y="6.941cm" svg:viewBox="0 0 1971 259" draw:points="0,0 6,0 13,0 19,0 25,0 32,0 38,0 44,0 51,0 57,0 63,0 70,0 77,0 83,0 90,0 96,0 102,0 109,0 115,0 121,0 128,0 134,0 140,0 147,0 153,0 160,0 166,0 173,0 178,0 185,0 192,0 198,0 204,0 211,0 217,0 223,0 230,0 236,0 243,0 250,0 256,0 261,0 269,0 275,0 281,0 288,0 294,0 300,0 307,0 313,0 319,1 326,1 332,1 339,1 345,1 351,1 358,1 364,1 371,1 377,1 383,1 390,1 396,1 402,1 409,1 415,1 421,1 429,1 434,1 440,2 448,2 454,2 460,2 467,2 473,2 479,2 486,2 492,2 498,2 505,3 512,3 517,3 524,3 531,3 537,3 543,3 550,3 556,4 562,4 569,4 575,4 581,4 588,5 594,5 600,5 607,6 613,6 619,6 627,7 633,7 639,7 646,8 652,8 658,9 665,9 671,9 677,10 684,10 690,11 696,11 703,12 709,12 716,13 722,14 729,14 735,15 741,16 748,16 754,17 760,18 767,19 773,20 779,20 786,21 792,22 799,23 806,24 812,25 818,26 825,27 831,29 837,30 844,31 850,32 856,33 863,35 869,36 875,37 882,38 889,40 895,41 901,43 907,44 914,45 920,47 927,48 933,50 939,51 946,53 952,54 958,56 965,57 971,58 977,60 985,61 990,63 997,64 1004,66 1010,67 1016,68 1023,70 1029,71 1035,73 1042,74 1048,75 1054,76 1061,78 1068,79 1073,80 1080,81 1087,82 1093,84 1099,85 1106,85 1112,86 1118,87 1125,88 1131,89 1137,90 1144,91 1150,92 1157,92 1163,93 1169,94 1176,95 1183,96 1189,96 1195,97 1202,97 1208,98 1214,98 1221,99 1227,100 1233,100 1240,100 1246,101 1252,101 1259,102 1266,102 1272,102 1278,103 1285,103 1291,103 1297,104 1304,104 1310,104 1316,105 1323,105 1329,105 1335,105 1342,106 1348,106 1355,106 1362,106 1368,106 1374,107 1381,107 1387,107 1393,107 1400,107 1406,107 1412,108 1419,108 1425,108 1431,108 1438,108 1445,108 1451,108 1457,108 1463,108 1470,108 1476,108 1483,108 1489,108 1495,108 1502,109 1508,109 1514,109 1521,109 1528,109 1534,109 1541,109 1546,109 1553,109 1560,109 1566,109 1572,109 1579,109 1585,109 1591,109 1598,109 1604,109 1610,109 1617,109 1624,109 1630,109 1636,109 1643,109 1649,109 1655,109 1662,109 1668,109 1674,109 1681,109 1688,109 1694,109 1701,109 1707,109 1713,109 1720,109 1726,109 1732,109 1739,109 1745,109 1751,109 1758,110 1764,110 1770,110 1777,110 1784,110 1790,110 1796,110 1803,110 1809,110 1815,110 1822,110 1828,110 1834,110 1841,110 1847,110 1853,110 1861,110 1867,110 1873,110 1880,110 1886,110 1892,110 1899,110 1905,110 1911,110 1911,110 1971,110 1971,259 1911,259 1911,259 1905,259 1899,259 1892,259 1886,259 1880,259 1873,259 1867,259 1861,259 1853,259 1847,259 1841,259 1834,259 1828,259 1822,259 1815,259 1809,259 1803,259 1796,259 1790,259 1784,259 1777,259 1770,259 1764,259 1758,259 1751,259 1745,259 1739,259 1732,259 1726,259 1720,259 1713,259 1707,259 1701,259 1694,259 1688,259 1681,259 1674,259 1668,259 1662,259 1655,259 1649,258 1643,258 1636,258 1630,258 1624,258 1617,258 1610,258 1604,258 1598,258 1591,258 1585,258 1579,258 1572,258 1566,258 1560,258 1553,258 1546,258 1541,258 1534,258 1528,258 1521,258 1514,258 1508,258 1502,258 1495,258 1489,258 1483,258 1476,257 1470,257 1463,257 1457,257 1451,257 1445,257 1438,257 1431,257 1425,257 1419,256 1412,256 1406,256 1400,256 1393,256 1387,256 1381,256 1374,256 1368,255 1362,255 1355,255 1348,255 1342,254 1335,254 1329,254 1323,254 1316,254 1310,253 1304,253 1297,253 1291,253 1285,252 1278,252 1272,252 1266,251 1259,251 1252,250 1246,250 1240,249 1233,249 1227,248 1221,248 1214,248 1208,247 1202,246 1195,246 1189,245 1183,244 1176,244 1169,243 1163,243 1157,242 1150,241 1144,240 1137,239 1131,238 1125,237 1118,237 1112,236 1106,235 1099,233 1093,232 1087,231 1080,230 1073,229 1068,228 1061,227 1054,225 1048,224 1042,223 1035,222 1029,220 1023,219 1016,218 1010,216 1004,215 997,213 990,212 985,210 977,209 971,207 965,206 958,205 952,203 946,202 939,200 933,199 927,197 920,196 914,195 907,193 901,192 895,190 889,189 882,188 875,186 869,185 863,184 856,182 850,181 844,180 837,179 831,178 825,177 818,175 812,174 806,173 799,172 792,171 786,170 779,170 773,169 767,168 760,167 754,166 748,165 741,165 735,164 729,163 722,163 716,162 709,161 703,161 696,160 690,160 684,159 677,159 671,158 665,158 658,157 652,157 646,157 639,156 633,156 627,155 619,155 613,155 607,155 600,155 594,154 588,154 581,154 575,153 569,153 562,153 556,153 550,153 543,152 537,152 531,152 524,152 517,152 512,152 505,151 498,151 492,151 486,151 479,151 473,151 467,151 460,151 454,151 448,150 440,150 434,150 429,150 421,150 415,150 409,150 402,150 396,150 390,149 383,149 377,149 371,149 364,149 358,149 351,149 345,149 339,149 332,149 326,149 319,149 313,149 307,149 300,149 294,149 288,149 281,149 275,149 269,149 261,149 256,149 250,149 243,149 236,149 230,149 223,149 217,149 211,149 204,149 198,149 192,149 185,149 178,149 173,149 166,149 160,149 153,149 147,149 140,149 134,149 128,149 121,149 115,149 109,149 102,149 96,149 90,149 83,149 77,149 70,149 63,149 57,149 51,149 44,149 38,149 32,149 25,149 19,149 13,149 6,149 0,149">
          <text:p/>
        </draw:polygon>
        <draw:polygon draw:style-name="gr23" draw:text-style-name="P22" draw:layer="layout" svg:width="3.616cm" svg:height="0.38cm" svg:x="7.023cm" svg:y="5.851cm" svg:viewBox="0 0 3617 381" draw:points="2749,35 2754,34 2761,32 2768,32 2774,30 2780,29 2787,28 2793,27 2799,26 2806,25 2812,24 2818,23 2825,22 2832,21 2837,20 2844,19 2850,18 2857,18 2863,17 2870,16 2876,15 2882,15 2889,14 2895,14 2901,13 2908,12 2915,12 2921,11 2927,11 2933,10 2940,10 2947,9 2953,9 2959,9 2966,8 2972,8 2978,7 2985,7 2991,7 2997,6 3004,6 3010,6 3016,5 3023,5 3030,5 3036,5 3042,4 3049,4 3055,4 3061,4 3068,4 3074,3 3080,3 3087,3 3093,3 3099,3 3106,3 3112,3 3119,3 3126,3 3132,2 3138,2 3145,2 3151,2 3157,2 3164,2 3170,1 3176,1 3183,1 3189,1 3195,1 3202,1 3209,1 3215,1 3221,1 3228,1 3234,1 3240,1 3247,1 3253,1 3259,1 3266,1 3272,1 3278,1 3285,1 3291,1 3298,0 3305,0 3311,0 3317,0 3324,0 3330,0 3336,0 3343,0 3349,0 3355,0 3362,0 3369,0 3375,0 3381,0 3388,0 3394,0 3400,0 3407,0 3413,0 3419,0 3426,0 3432,0 3438,0 3446,0 3451,0 3458,0 3465,0 3471,0 3477,0 3484,0 3490,0 3496,0 3503,0 3509,0 3515,0 3522,0 3528,0 3534,0 3541,0 3548,0 3554,0 3560,0 3567,0 3573,0 3579,0 3586,0 3592,0 3598,0 3605,0 3611,0 3617,0 3617,36 3617,37 3617,381 3611,381 3605,381 3598,381 3592,381 3586,381 3579,381 3573,381 3567,381 3560,381 3554,381 3548,381 3541,381 3534,381 3528,381 3522,381 3515,381 3509,381 3503,381 3496,381 3490,381 3484,381 3477,381 3471,381 3465,381 3458,381 3451,381 3446,381 3438,381 3432,381 3426,381 3419,381 3413,381 3407,381 3400,381 3394,381 3388,381 3381,381 3375,381 3369,381 3362,381 3355,381 3349,381 3343,381 3336,381 3330,381 3324,381 3317,381 3311,381 3305,381 3298,381 3291,381 3285,381 3278,381 3272,381 3266,381 3259,381 3253,381 3247,381 3240,381 3234,381 3228,381 3221,381 3215,381 3209,381 3202,381 3195,381 3189,381 3183,381 3176,381 3170,381 3164,381 3157,381 3151,381 3145,381 3138,381 3132,381 3126,381 3119,381 3112,381 3106,381 3099,381 3093,381 3087,381 3080,381 3074,381 3068,381 3061,381 3055,381 3049,381 3042,381 3036,381 3030,381 3023,381 3016,381 3010,381 3004,381 2997,381 2991,381 2985,381 2978,381 2972,381 2966,381 2959,381 2953,381 2947,381 2940,381 2933,381 2927,381 2921,381 2915,381 2908,381 2901,381 2895,381 2889,381 2882,381 2876,381 2870,381 2863,381 2857,381 2850,381 2844,381 2837,381 2832,381 2825,381 2818,381 2812,381 2806,381 2799,381 2793,381 2787,381 2780,381 2774,381 2768,381 2761,381 2754,381 2749,381 2742,381 2735,381 2729,381 2722,381 2716,381 2710,381 2703,381 2697,381 2691,381 2684,381 2678,381 2672,381 2665,381 2659,381 2652,381 2646,381 2639,381 2633,381 2627,381 2620,381 2614,381 2608,381 2601,381 2595,381 2589,381 2582,381 2576,381 2570,381 2562,381 2556,381 2550,381 2543,381 2537,381 2531,381 2524,381 2518,381 2512,381 2505,381 2499,381 2493,381 2486,381 2480,381 2474,381 2467,381 2460,381 2454,381 2448,381 2441,381 2435,381 2429,381 2422,381 2416,381 2410,381 2403,381 2397,381 2390,381 2384,381 2377,381 2371,381 2364,381 2358,381 2352,381 2345,381 2339,381 2333,381 2326,381 2320,381 2314,381 2307,381 2301,381 2294,381 2288,381 2281,381 2276,381 2269,381 2262,381 2256,381 2250,381 2243,381 2237,381 2230,381 2224,381 2218,381 2211,381 2204,381 2198,381 2192,381 2186,381 2179,381 2173,381 2166,381 2160,381 2154,381 2147,381 2141,381 2135,381 2128,381 2121,381 2116,381 2109,381 2103,381 2096,381 2090,381 2083,381 2077,381 2070,381 2064,381 2058,381 2051,381 2045,381 2039,381 2032,381 2025,381 2020,381 2013,381 2006,381 2000,381 1994,381 1987,381 1981,381 1975,381 1968,381 1962,381 1956,381 1949,381 1943,381 1937,381 1930,381 1924,381 1917,381 1910,381 1904,381 1898,381 1891,381 1885,381 1879,381 1872,381 1866,381 1860,381 1853,381 1847,381 1841,381 1834,381 1827,381 1821,381 1815,381 1808,381 1802,381 1796,381 1789,381 1783,381 1777,381 1770,381 1764,381 1758,381 1751,381 1745,381 1738,381 1731,381 1725,381 1719,381 1712,381 1707,381 1706,381 1648,381 1648,381 1641,381 1635,381 1629,381 1622,381 1615,381 1610,381 1603,381 1597,381 1590,381 1583,381 1577,381 1571,381 1564,381 1558,381 1552,381 1545,381 1539,381 1533,381 1526,381 1520,381 1514,381 1507,381 1500,381 1494,381 1488,381 1481,381 1475,381 1469,381 1462,381 1456,381 1450,381 1443,381 1437,381 1430,381 1424,381 1417,381 1411,381 1404,381 1398,381 1392,381 1385,381 1379,381 1372,381 1366,381 1359,381 1354,381 1347,381 1340,381 1334,381 1328,381 1321,381 1315,381 1309,381 1302,381 1296,381 1290,381 1282,381 1276,381 1270,381 1264,381 1257,381 1251,381 1244,381 1238,381 1232,381 1225,381 1219,381 1213,381 1206,381 1199,381 1193,381 1187,381 1181,381 1174,381 1168,381 1161,381 1155,381 1149,381 1142,381 1136,381 1130,381 1123,381 1117,381 1110,381 1103,381 1098,381 1091,381 1084,381 1078,381 1072,381 1065,381 1059,381 1053,381 1046,381 1040,381 1034,381 1027,381 1021,381 1015,381 1008,381 1002,381 995,381 989,381 982,381 976,381 970,381 963,381 957,381 950,381 944,381 938,381 931,381 925,381 919,381 912,381 905,381 899,381 893,381 886,381 880,381 874,381 867,381 861,381 855,381 848,381 842,381 836,381 829,381 823,381 816,381 810,381 803,381 797,381 790,381 784,381 778,381 771,381 765,381 759,381 752,381 746,381 740,381 733,381 726,381 720,381 714,381 707,381 701,381 695,381 688,381 682,381 676,381 669,381 663,381 657,381 650,381 643,381 637,381 630,381 625,381 618,381 611,381 605,381 599,381 592,381 586,381 580,381 573,381 567,381 561,381 554,381 547,381 542,381 535,381 528,381 522,381 516,381 509,381 503,381 497,381 490,381 484,381 478,381 471,381 465,381 459,381 452,381 445,381 439,381 432,381 426,381 420,381 413,381 407,381 401,381 394,381 391,381 386,380 380,380 374,380 368,378 363,377 356,377 351,377 345,376 338,376 333,374 327,374 322,373 315,372 310,371 304,370 298,368 292,367 286,366 280,365 274,364 269,362 262,360 257,360 251,358 245,357 239,355 233,353 227,351 222,349 215,347 210,345 204,342 198,341 192,338 187,336 181,333 174,331 169,328 163,325 158,322 150,319 145,316 139,313 134,309 128,306 121,303 116,299 110,295 105,291 98,287 92,283 87,279 81,274 75,270 69,266 63,262 57,257 51,253 46,248 40,243 34,238 28,234 23,229 17,224 10,219 5,215 0,211 5,208 10,203 17,199 23,194 28,189 34,184 40,180 46,175 51,170 57,165 63,161 69,157 75,152 81,148 87,144 92,140 98,135 105,131 110,128 116,124 121,120 128,116 134,113 139,109 145,107 150,103 158,100 163,97 169,94 174,92 181,89 187,87 192,84 198,82 204,80 210,77 215,76 222,73 227,72 233,70 239,68 245,66 251,65 257,63 262,62 269,60 274,58 280,57 286,57 292,56 298,54 304,53 310,52 315,51 322,50 327,49 333,49 338,47 345,47 351,46 356,45 363,45 368,44 374,43 380,43 386,42 391,41 397,41 403,41 410,40 415,40 421,40 427,40 433,40 439,38 444,38 450,38 456,38 462,38 468,38 474,38 479,37 486,37 492,37 497,36 503,36 509,36 516,36 522,36 528,36 535,36 542,36 547,36 554,36 561,36 567,36 573,36 580,36 586,36 592,36 599,36 605,36 611,36 618,36 625,36 630,36 637,36 643,36 650,36 657,36 663,36 669,36 676,36 682,36 688,36 695,36 701,36 707,36 714,36 720,36 726,36 733,36 740,36 746,36 752,36 759,36 765,36 771,36 778,36 784,36 790,36 797,36 803,36 810,36 816,36 823,36 829,36 836,36 842,36 848,36 855,36 861,36 867,36 874,36 880,36 886,36 893,36 899,36 905,36 912,36 919,36 925,36 931,36 938,36 944,36 950,36 957,36 963,36 970,36 976,36 982,36 989,36 995,36 1002,36 1008,36 1015,36 1021,36 1027,36 1034,36 1040,36 1046,36 1053,36 1059,36 1065,36 1072,36 1078,36 1084,36 1091,36 1098,36 1103,36 1110,36 1117,36 1123,36 1130,36 1136,36 1142,36 1149,36 1155,36 1161,36 1168,36 1174,36 1181,36 1187,36 1193,36 1199,36 1206,36 1213,36 1219,36 1225,36 1232,36 1238,36 1244,36 1251,36 1257,36 1264,36 1270,36 1276,36 1282,36 1290,36 1296,36 1302,36 1309,36 1315,36 1321,36 1328,36 1334,36 1340,36 1347,36 1354,36 1359,36 1366,36 1372,36 1379,36 1385,36 1392,36 1398,36 1404,36 1411,36 1417,36 1424,36 1430,36 1437,36 1443,36 1450,36 1456,36 1462,36 1469,36 1475,36 1481,36 1488,36 1494,36 1500,36 1507,36 1514,36 1520,36 1526,36 1533,36 1539,36 1545,36 1552,36 1558,36 1564,36 1571,36 1577,36 1583,36 1590,36 1597,36 1603,36 1610,36 1615,36 1622,36 1629,36 1635,36 1641,36 1648,36 1648,36 1706,36 1707,36 1712,36 1719,36 1725,36 1731,36 1738,36 1745,36 1751,36 1758,36 1764,36 1770,36 1777,36 1783,36 1789,36 1796,36 1802,36 1808,36 1815,36 1821,36 1827,36 1834,36 1841,36 1847,36 1853,36 1860,36 1866,36 1872,36 1879,36 1885,36 1891,36 1898,36 1904,36 1910,36 1917,36 1924,36 1930,36 1937,36 1943,36 1949,36 1956,36 1962,36 1968,36 1975,36 1981,36 1987,36 1994,36 2000,36 2006,36 2013,36 2020,36 2025,36 2032,36 2039,36 2045,36 2051,36 2058,36 2064,36 2070,36 2077,36 2083,36 2090,36 2096,36 2103,36 2109,36 2116,36 2121,36 2128,36 2135,36 2141,36 2147,36 2154,36 2160,36 2166,36 2173,36 2179,36 2186,36 2192,36 2198,36 2204,36 2211,36 2218,36 2224,36 2230,36 2237,36 2243,36 2250,36 2256,36 2262,36 2269,36 2276,36 2281,36 2288,36 2294,36 2301,36 2307,36 2314,36 2320,36 2326,36 2333,36 2339,36 2345,36 2352,36 2358,36 2364,36 2371,36 2377,36 2384,36 2390,36 2397,36 2403,36 2410,36 2416,36 2422,36 2429,36 2435,36 2441,36 2448,36 2454,36 2460,36 2467,36 2474,36 2480,36 2486,36 2493,36 2499,36 2505,36 2512,36 2518,36 2524,36 2531,36 2537,36 2543,36 2550,36 2556,36 2562,36 2570,36 2576,36 2582,36 2589,36 2595,36 2601,36 2608,36 2614,36 2620,36 2627,36 2633,36 2639,36 2646,36 2652,36 2659,36 2665,36 2672,36 2678,36 2684,36 2691,36 2697,36 2703,36 2710,36 2716,36 2722,36 2729,36 2735,36 2742,36 2745,36">
          <text:p/>
        </draw:polygon>
        <draw:g draw:style-name="gr16">
          <draw:line draw:style-name="gr29" draw:text-style-name="P30" draw:layer="layout" svg:x1="0.2cm" svg:y1="7.5cm" svg:x2="5.2cm" svg:y2="7.5cm">
            <text:p/>
          </draw:line>
          <draw:line draw:style-name="gr30" draw:text-style-name="P30" draw:layer="layout" svg:x1="3.1cm" svg:y1="7.5cm" svg:x2="3.1cm" svg:y2="7.6cm">
            <text:p/>
          </draw:line>
          <draw:frame draw:style-name="gr31" draw:text-style-name="P31" draw:layer="layout" svg:width="2.15cm" svg:height="0.526cm" svg:x="3.05cm" svg:y="7.45cm">
            <draw:text-box>
              <text:p text:style-name="P17"><text:span text:style-name="T2">2080-2100</text:span></text:p>
            </draw:text-box>
          </draw:frame>
          <draw:line draw:style-name="gr30" draw:text-style-name="P30" draw:layer="layout" svg:x1="1.1cm" svg:y1="7.5cm" svg:x2="1.1cm" svg:y2="7.6cm">
            <text:p/>
          </draw:line>
          <draw:frame draw:style-name="gr31" draw:text-style-name="P31" draw:layer="layout" svg:width="2.15cm" svg:height="0.526cm" svg:x="1.05cm" svg:y="7.45cm">
            <draw:text-box>
              <text:p text:style-name="P17"><text:span text:style-name="T2">2040-2060</text:span></text:p>
            </draw:text-box>
          </draw:frame>
          <draw:frame draw:style-name="gr31" draw:text-style-name="P31" draw:layer="layout" svg:width="2.15cm" svg:height="0.526cm" svg:x="-0.45cm" svg:y="7.45cm">
            <draw:text-box>
              <text:p text:style-name="P17"><text:span text:style-name="T2">H</text:span><text:span text:style-name="T2">i</text:span><text:span text:style-name="T2">s</text:span><text:span text:style-name="T2">t</text:span><text:span text:style-name="T2">.</text:span></text:p>
            </draw:text-box>
          </draw:frame>
        </draw:g>
        <draw:polygon draw:style-name="gr26" draw:text-style-name="P24" draw:layer="layout" svg:width="4.91cm" svg:height="0.873cm" svg:x="0.13cm" svg:y="6.185cm" svg:viewBox="0 0 4911 874" draw:points="970,0 1029,0 1036,0 1042,0 1048,0 1055,0 1061,0 1067,0 1074,0 1080,0 1086,0 1093,0 1100,0 1106,0 1113,0 1119,0 1125,0 1132,0 1138,0 1144,0 1151,0 1157,0 1163,0 1170,0 1176,0 1182,0 1189,0 1196,0 1202,0 1208,0 1215,0 1221,0 1227,0 1234,0 1240,0 1246,0 1253,0 1259,0 1265,0 1273,0 1279,0 1285,0 1291,0 1298,0 1304,0 1311,0 1317,0 1323,0 1330,0 1336,0 1342,0 1349,0 1355,0 1361,0 1368,0 1375,0 1380,0 1387,0 1394,0 1400,0 1406,0 1413,0 1419,0 1425,0 1432,0 1438,0 1444,0 1451,0 1458,0 1463,0 1470,0 1477,0 1483,0 1490,0 1496,0 1502,0 1509,0 1515,0 1521,0 1528,0 1534,0 1541,0 1547,0 1553,0 1560,0 1566,0 1573,0 1579,0 1585,0 1592,0 1598,0 1604,0 1611,0 1617,0 1623,0 1630,0 1636,0 1642,0 1649,0 1656,0 1662,0 1669,0 1675,0 1681,0 1688,0 1694,0 1700,0 1707,0 1713,0 1719,0 1726,0 1732,0 1738,0 1745,0 1752,0 1758,0 1764,0 1771,0 1777,0 1783,0 1790,0 1796,0 1802,0 1809,0 1815,0 1821,0 1829,0 1835,0 1841,0 1848,0 1854,0 1860,0 1867,0 1873,0 1879,0 1886,0 1892,0 1898,0 1905,0 1911,0 1918,0 1924,0 1931,0 1936,0 1943,0 1950,0 1956,0 1962,0 1969,0 1975,0 1981,0 1988,0 1994,0 2000,0 2007,0 2014,0 2020,0 2027,0 2033,0 2039,0 2046,0 2052,0 2058,0 2065,0 2071,0 2077,0 2084,0 2090,0 2097,0 2103,0 2109,0 2116,0 2122,0 2129,0 2135,0 2141,0 2148,0 2154,0 2160,0 2167,0 2173,0 2180,0 2187,0 2192,0 2199,0 2206,0 2212,0 2218,0 2225,0 2231,0 2237,0 2244,0 2250,0 2256,0 2263,0 2269,0 2275,0 2282,0 2288,0 2295,0 2301,0 2308,0 2314,0 2320,0 2327,0 2333,0 2340,0 2346,0 2352,0 2359,0 2365,0 2371,0 2378,0 2385,0 2391,0 2397,0 2404,0 2410,0 2416,0 2423,0 2429,0 2435,0 2442,0 2448,0 2454,0 2461,0 2467,0 2474,0 2480,0 2487,0 2492,0 2500,0 2506,0 2512,0 2519,0 2525,0 2531,0 2538,0 2544,0 2550,0 2557,0 2564,0 2570,0 2576,0 2583,0 2589,0 2595,0 2602,0 2608,0 2614,0 2621,0 2627,0 2633,0 2640,0 2647,0 2653,0 2660,0 2665,0 2672,0 2679,0 2685,0 2691,0 2698,0 2704,0 2710,0 2717,0 2724,0 2730,0 2736,0 2743,0 2749,0 2755,0 2762,0 2768,0 2774,0 2781,0 2787,0 2793,0 2800,0 2807,0 2813,0 2820,0 2826,0 2832,0 2839,0 2845,0 2851,0 2858,0 2864,0 2870,0 2877,0 2883,0 2890,0 2896,0 2903,0 2909,0 2915,0 2922,0 2928,0 2934,0 2941,0 2999,0 3000,0 3006,0 3012,0 3019,0 3025,0 3031,0 3038,0 3044,0 3051,0 3057,0 3063,0 3070,0 3076,0 3082,0 3089,0 3095,0 3101,0 3108,0 3114,0 3120,0 3128,0 3134,0 3140,0 3147,0 3153,0 3159,0 3166,0 3172,0 3178,0 3185,0 3192,0 3197,0 3204,0 3210,0 3217,0 3223,0 3230,0 3236,0 3242,0 3249,0 3255,0 3261,0 3268,0 3274,0 3280,0 3287,0 3293,0 3300,0 3307,0 3313,0 3319,0 3326,0 3332,0 3338,0 3345,0 3351,0 3357,0 3364,0 3370,0 3376,0 3383,0 3389,0 3396,0 3402,0 3409,0 3414,0 3421,0 3428,0 3434,0 3440,0 3447,0 3453,0 3460,0 3466,0 3472,0 3479,0 3486,0 3492,0 3498,0 3505,0 3511,0 3517,0 3524,0 3530,0 3536,0 3543,0 3549,0 3555,0 3562,0 3569,0 3575,0 3581,0 3587,0 3594,0 3600,0 3607,0 3613,0 3620,0 3626,0 3632,0 3639,0 3645,0 3651,0 3658,0 3665,0 3670,0 3677,0 3684,0 3690,0 3696,0 3703,0 3709,0 3715,0 3722,0 3728,0 3734,0 3741,0 3748,0 3753,0 3760,0 3767,0 3773,0 3780,0 3786,0 3792,0 3799,0 3805,0 3811,0 3818,0 3824,0 3830,0 3837,0 3843,0 3849,0 3856,0 3863,0 3869,0 3875,0 3882,0 3888,0 3894,0 3901,0 3907,0 3913,0 3920,0 3926,0 3932,0 3939,0 3945,0 3952,0 3959,0 3965,0 3971,0 3978,0 3984,0 3990,0 3997,0 4003,0 4009,0 4016,0 4022,0 4028,0 4035,0 4042,0 4048,0 4054,0 4061,0 4067,0 4073,0 4080,0 4086,0 4092,0 4099,0 4105,0 4111,0 4118,0 4125,0 4131,0 4138,0 4143,0 4150,0 4157,0 4163,0 4169,0 4176,0 4182,0 4188,0 4195,0 4201,0 4208,0 4214,0 4221,0 4226,0 4233,0 4240,0 4246,0 4252,0 4259,0 4265,0 4271,0 4278,0 4284,0 4290,0 4297,0 4304,0 4309,0 4316,0 4323,0 4329,0 4336,0 4342,0 4348,0 4355,0 4361,0 4367,0 4374,0 4380,0 4386,0 4393,0 4399,0 4405,0 4412,0 4419,0 4425,0 4431,0 4438,0 4444,0 4450,0 4457,0 4463,0 4469,0 4477,0 4482,0 4488,0 4496,0 4502,0 4508,0 4515,0 4521,0 4527,0 4534,0 4540,0 4546,0 4553,0 4559,0 4565,0 4572,0 4578,0 4584,0 4591,0 4598,0 4604,0 4610,0 4617,0 4623,0 4629,0 4637,0 4643,0 4648,0 4656,0 4662,0 4668,0 4675,0 4681,0 4687,0 4694,0 4700,0 4706,0 4713,0 4719,0 4726,0 4732,0 4739,0 4744,0 4751,0 4758,0 4764,0 4770,0 4777,0 4783,0 4789,0 4796,0 4802,0 4809,0 4816,0 4821,0 4827,0 4835,0 4841,0 4847,0 4854,0 4860,0 4866,0 4873,0 4879,0 4885,0 4892,0 4899,0 4904,0 4911,0 4911,694 4904,694 4899,694 4892,694 4885,694 4879,694 4873,694 4866,694 4860,694 4854,694 4847,694 4841,694 4835,694 4827,694 4821,694 4816,694 4809,694 4802,694 4796,694 4789,694 4783,694 4777,694 4770,694 4764,694 4758,694 4751,694 4744,694 4739,694 4732,694 4726,694 4719,694 4713,694 4706,694 4700,694 4694,694 4687,694 4681,694 4675,694 4668,694 4662,694 4656,694 4648,694 4643,694 4637,694 4629,694 4623,694 4617,694 4610,694 4604,694 4598,694 4591,694 4584,694 4578,694 4572,694 4565,694 4559,694 4553,694 4546,694 4540,694 4534,694 4527,694 4521,694 4515,694 4508,694 4502,694 4496,694 4488,694 4482,694 4477,694 4469,694 4463,694 4457,694 4450,694 4444,694 4438,694 4431,694 4425,694 4419,694 4412,694 4405,694 4399,694 4393,694 4386,694 4380,694 4374,694 4367,694 4361,694 4355,694 4348,694 4342,694 4336,694 4329,694 4323,694 4316,694 4309,694 4304,694 4297,694 4290,694 4284,694 4278,694 4271,694 4265,694 4259,694 4252,694 4246,694 4240,694 4233,694 4226,694 4221,694 4214,694 4208,694 4201,694 4195,694 4188,694 4182,694 4176,694 4169,694 4163,694 4157,694 4150,694 4143,694 4138,694 4131,694 4125,694 4118,694 4111,694 4105,694 4099,694 4092,694 4086,694 4080,694 4073,694 4067,694 4061,694 4054,694 4048,694 4042,694 4035,694 4028,694 4022,694 4016,694 4009,694 4003,694 3997,694 3990,694 3984,694 3978,694 3971,694 3965,694 3959,694 3952,694 3945,694 3939,694 3932,694 3926,694 3920,694 3913,694 3907,694 3901,694 3894,694 3888,694 3882,694 3875,694 3869,694 3863,694 3856,694 3849,694 3843,694 3837,694 3830,694 3824,694 3818,694 3811,694 3805,694 3799,694 3792,694 3786,694 3780,694 3773,694 3767,694 3760,694 3753,694 3748,694 3741,694 3734,694 3728,694 3722,694 3715,694 3709,694 3703,694 3696,694 3690,694 3684,694 3677,694 3670,694 3665,694 3658,694 3651,694 3645,694 3639,694 3632,694 3626,694 3620,694 3613,694 3607,694 3600,694 3594,694 3587,694 3581,694 3575,694 3569,694 3562,694 3555,694 3549,694 3543,694 3536,694 3530,694 3524,694 3517,694 3511,694 3505,694 3498,694 3492,694 3486,694 3479,694 3472,694 3466,694 3460,694 3453,694 3447,694 3440,694 3434,694 3428,694 3421,694 3414,694 3409,694 3402,694 3396,694 3389,694 3383,694 3376,694 3370,694 3364,694 3357,694 3351,694 3345,694 3338,694 3332,694 3326,694 3319,694 3313,694 3307,694 3300,694 3293,694 3287,694 3280,694 3274,694 3268,694 3261,694 3255,694 3249,694 3242,694 3236,694 3230,694 3223,694 3217,694 3210,694 3204,694 3197,694 3192,694 3185,694 3178,694 3172,694 3166,694 3159,694 3153,694 3147,694 3140,694 3134,694 3128,694 3120,694 3114,694 3108,694 3101,694 3095,694 3089,694 3082,694 3076,694 3070,694 3063,694 3057,694 3051,694 3044,694 3038,694 3031,694 3025,694 3019,694 3012,694 3006,694 3000,694 3000,774 2941,774 2941,754 2934,754 2928,754 2922,754 2915,754 2909,754 2903,754 2896,754 2890,754 2883,754 2877,754 2870,754 2864,754 2858,754 2851,754 2845,754 2839,754 2832,754 2826,754 2820,754 2813,754 2807,754 2800,754 2793,754 2787,754 2781,754 2774,754 2768,754 2762,754 2755,754 2749,754 2743,754 2736,754 2730,754 2724,754 2717,754 2710,754 2704,754 2698,754 2691,754 2685,754 2679,754 2672,754 2665,754 2660,754 2653,754 2647,754 2640,754 2633,754 2627,754 2621,754 2614,754 2608,754 2602,754 2595,754 2589,754 2583,754 2576,754 2570,754 2564,754 2557,754 2550,754 2544,754 2538,754 2531,754 2525,754 2519,754 2512,754 2506,754 2500,754 2492,754 2487,754 2480,754 2474,754 2467,754 2461,754 2454,754 2448,754 2442,754 2435,754 2429,754 2423,754 2416,754 2410,754 2404,754 2397,754 2391,754 2385,754 2378,754 2371,754 2365,754 2359,754 2352,754 2346,754 2340,754 2333,754 2327,754 2320,754 2314,754 2308,754 2301,754 2295,754 2288,754 2282,754 2275,754 2269,754 2263,754 2256,754 2250,754 2244,754 2237,754 2231,754 2225,754 2218,754 2212,754 2206,754 2199,754 2192,754 2187,754 2180,754 2173,754 2167,754 2160,754 2154,754 2148,754 2141,754 2135,754 2129,754 2122,754 2116,754 2109,754 2103,754 2097,754 2090,754 2084,754 2077,754 2071,754 2065,754 2058,754 2052,754 2046,754 2039,754 2033,754 2027,754 2020,754 2014,754 2007,754 2000,754 1994,754 1988,754 1981,754 1975,754 1969,754 1962,754 1956,754 1950,754 1943,754 1936,754 1931,754 1924,754 1918,754 1911,754 1905,754 1898,754 1892,754 1886,754 1879,754 1873,754 1867,754 1860,754 1854,754 1848,754 1841,754 1835,754 1829,754 1821,754 1815,754 1809,754 1802,754 1796,754 1790,754 1783,754 1777,754 1771,754 1764,754 1758,754 1752,754 1745,754 1738,754 1732,754 1726,754 1719,754 1713,754 1707,754 1700,754 1694,754 1688,754 1681,754 1675,754 1669,754 1662,754 1656,754 1649,754 1642,754 1636,754 1630,754 1623,754 1617,754 1611,754 1604,754 1598,754 1592,754 1585,754 1579,754 1573,754 1566,754 1560,754 1553,754 1547,754 1541,754 1534,754 1528,754 1521,754 1515,754 1509,754 1502,754 1496,754 1490,754 1483,754 1477,754 1470,754 1463,754 1458,754 1451,754 1444,754 1438,754 1432,754 1425,754 1419,754 1413,754 1406,754 1400,754 1394,754 1387,754 1380,754 1375,754 1368,754 1361,754 1355,754 1349,754 1342,754 1336,754 1330,754 1323,754 1317,754 1311,754 1304,754 1298,754 1291,754 1285,754 1279,754 1273,754 1265,754 1259,754 1253,754 1246,754 1240,754 1234,754 1227,754 1221,754 1215,754 1208,754 1202,754 1196,754 1189,754 1182,754 1176,754 1170,754 1163,754 1157,754 1151,754 1144,754 1138,754 1132,754 1125,754 1119,754 1113,754 1106,754 1100,754 1093,754 1086,754 1080,754 1074,754 1067,754 1061,754 1055,754 1048,754 1042,754 1036,754 1029,754 1029,873 974,873 974,874 920,874 907,872 889,868 871,867 851,863 835,859 815,852 798,850 780,846 760,842 744,837 724,831 706,826 689,822 669,815 651,811 633,802 615,798 597,791 580,783 560,776 542,771 524,763 506,755 488,746 469,738 451,729 433,721 415,710 397,702 377,692 362,681 342,670 324,660 306,649 286,636 270,625 251,612 233,601 213,588 197,577 177,564 159,551 142,538 122,524 106,512 86,499 70,486 50,471 33,459 15,446 0,436 15,426 33,413 50,401 70,386 86,373 106,360 122,348 142,334 159,321 177,308 197,295 213,284 233,271 251,260 270,248 286,236 306,223 324,212 342,202 362,191 377,180 397,170 415,162 433,151 451,144 469,134 488,126 506,118 524,109 542,101 560,96 580,89 597,81 615,74 633,70 651,61 669,57 689,50 706,46 724,41 744,35 760,30 780,27 798,22 815,20 835,14 851,9 871,5 889,4 904,1 970,1">
          <text:p/>
        </draw:polygon>
        <draw:polygon draw:style-name="gr26" draw:text-style-name="P24" draw:layer="layout" svg:width="4.96cm" svg:height="0.751cm" svg:x="5.68cm" svg:y="6.338cm" svg:viewBox="0 0 4961 752" draw:points="1081,0 1086,0 1092,0 1098,0 1105,0 1111,0 1117,0 1124,0 1130,0 1136,0 1143,0 1150,0 1156,0 1163,0 1169,0 1175,0 1182,0 1188,0 1194,0 1201,0 1207,0 1213,0 1220,0 1226,0 1232,0 1239,0 1246,0 1252,0 1258,0 1265,0 1271,0 1277,0 1284,0 1290,0 1296,0 1303,0 1309,0 1315,0 1323,0 1329,0 1335,0 1341,0 1348,0 1354,0 1361,0 1367,0 1373,0 1380,0 1386,0 1392,0 1399,0 1405,0 1411,0 1418,0 1425,0 1430,0 1437,0 1444,0 1450,0 1456,0 1463,0 1469,0 1475,0 1482,0 1488,0 1494,0 1501,0 1508,0 1513,0 1520,0 1527,0 1533,0 1540,0 1546,0 1552,0 1559,0 1565,0 1571,0 1578,0 1584,0 1591,0 1597,0 1603,0 1610,0 1616,0 1623,0 1629,0 1635,0 1642,0 1648,0 1654,0 1661,0 1667,0 1673,0 1680,0 1686,0 1692,0 1699,0 1706,0 1712,0 1719,0 1725,0 1731,0 1738,0 1744,0 1750,0 1757,0 1763,0 1769,0 1776,0 1782,0 1788,0 1795,0 1802,0 1808,0 1814,0 1821,0 1827,0 1833,0 1840,0 1846,0 1852,0 1859,0 1865,0 1871,0 1879,0 1885,0 1891,0 1898,0 1904,0 1910,0 1917,0 1923,0 1929,0 1936,0 1942,0 1948,0 1955,0 1961,0 1968,0 1974,0 1981,0 1986,0 1993,0 2000,0 2006,0 2012,0 2019,0 2025,0 2031,0 2038,0 2044,0 2050,0 2057,0 2064,0 2070,0 2077,0 2083,0 2089,0 2096,0 2102,0 2108,0 2115,0 2121,0 2127,0 2134,0 2140,0 2147,0 2153,0 2159,0 2166,0 2172,0 2179,0 2185,0 2191,0 2198,0 2204,0 2210,0 2217,0 2223,0 2230,0 2237,0 2242,0 2249,0 2256,0 2262,0 2268,0 2275,0 2281,0 2287,0 2294,0 2300,0 2306,0 2313,0 2319,0 2325,0 2332,0 2338,0 2345,0 2351,0 2358,0 2364,0 2370,0 2377,0 2383,0 2390,0 2396,0 2402,0 2409,0 2415,0 2421,0 2428,0 2435,0 2441,0 2447,0 2454,0 2460,0 2466,0 2473,0 2479,0 2485,0 2492,0 2498,0 2504,0 2511,0 2517,0 2524,0 2530,0 2537,0 2542,0 2550,0 2556,0 2562,0 2569,0 2575,0 2581,0 2588,0 2594,0 2600,0 2607,0 2614,0 2620,0 2626,0 2633,0 2639,0 2645,0 2652,0 2658,0 2664,0 2671,0 2677,0 2683,0 2690,0 2697,0 2703,0 2710,0 2715,0 2722,0 2729,0 2735,0 2741,0 2748,0 2754,0 2760,0 2767,0 2774,0 2780,0 2786,0 2793,0 2799,0 2805,0 2812,0 2818,0 2824,0 2831,0 2837,0 2843,0 2850,0 2857,0 2863,0 2870,0 2876,0 2882,0 2889,0 2895,0 2901,0 2908,0 2914,0 2920,0 2927,0 2933,0 2940,0 2946,0 2953,0 2959,0 2965,0 2972,0 2978,0 2984,0 2991,0 3049,0 3050,0 3056,0 3062,0 3069,0 3075,0 3081,0 3088,0 3094,0 3101,0 3107,0 3113,0 3120,0 3126,0 3132,0 3139,0 3145,0 3151,0 3158,0 3164,0 3170,0 3178,0 3184,0 3190,0 3197,0 3203,0 3209,0 3216,0 3222,0 3228,0 3235,0 3242,0 3247,0 3254,0 3260,0 3267,0 3273,0 3280,0 3286,0 3292,0 3299,0 3305,0 3311,0 3318,0 3324,0 3330,0 3337,0 3343,0 3350,0 3357,0 3363,0 3369,0 3376,0 3382,0 3388,0 3395,0 3401,0 3407,0 3414,0 3420,0 3426,0 3433,0 3439,0 3446,0 3452,0 3459,0 3464,0 3471,0 3478,0 3484,0 3490,0 3497,0 3503,0 3510,0 3516,0 3522,0 3529,0 3536,0 3542,0 3548,0 3555,0 3561,0 3567,0 3574,0 3580,0 3586,0 3593,0 3599,0 3605,0 3612,0 3619,0 3625,0 3631,0 3637,0 3644,0 3650,0 3657,0 3663,0 3670,0 3676,0 3682,0 3689,0 3695,0 3701,0 3708,0 3715,0 3720,0 3727,0 3734,0 3740,0 3746,0 3753,0 3759,0 3765,0 3772,0 3778,0 3784,0 3791,0 3798,0 3803,0 3810,0 3817,0 3823,0 3830,0 3836,0 3842,0 3849,0 3855,0 3861,0 3868,0 3874,0 3880,0 3887,0 3893,0 3899,0 3906,0 3913,0 3919,0 3925,0 3932,0 3938,0 3944,0 3951,0 3957,0 3963,0 3970,0 3976,0 3982,0 3989,0 3995,0 4002,0 4009,0 4015,0 4021,0 4028,0 4034,0 4040,0 4047,0 4053,0 4059,0 4066,0 4072,0 4078,0 4085,0 4092,0 4098,0 4104,0 4111,0 4117,0 4123,0 4130,0 4136,0 4142,0 4149,0 4155,0 4161,0 4168,0 4175,0 4181,0 4188,0 4193,0 4200,0 4207,0 4213,0 4219,0 4226,0 4232,0 4238,0 4245,0 4251,0 4258,0 4264,0 4271,0 4276,0 4283,0 4290,0 4296,0 4302,0 4309,0 4315,0 4321,0 4328,0 4334,0 4340,0 4347,0 4354,0 4359,0 4366,0 4373,0 4379,0 4386,0 4392,0 4398,0 4405,0 4411,0 4417,0 4424,0 4430,0 4436,0 4443,0 4449,0 4455,0 4462,0 4469,0 4475,0 4481,0 4488,0 4494,0 4500,0 4507,0 4513,0 4519,0 4527,0 4532,0 4538,0 4546,0 4552,0 4558,0 4565,0 4571,0 4577,0 4584,0 4590,0 4596,0 4603,0 4609,0 4615,0 4622,0 4628,0 4634,0 4641,0 4648,0 4654,0 4660,0 4667,0 4673,0 4679,0 4687,0 4693,0 4698,0 4706,0 4712,0 4718,0 4725,0 4731,0 4737,0 4744,0 4750,0 4756,0 4763,0 4769,0 4776,0 4782,0 4789,0 4794,0 4801,0 4808,0 4814,0 4820,0 4827,0 4833,0 4839,0 4846,0 4852,0 4859,0 4866,0 4871,0 4877,0 4885,0 4891,0 4897,0 4904,0 4910,0 4916,0 4923,0 4929,0 4935,0 4942,0 4949,0 4954,0 4961,0 4961,526 4954,526 4949,526 4942,526 4935,526 4929,526 4923,526 4916,526 4910,526 4904,526 4897,526 4891,526 4885,526 4877,526 4871,526 4866,526 4859,526 4852,526 4846,526 4839,526 4833,526 4827,526 4820,526 4814,526 4808,526 4801,526 4794,526 4789,526 4782,526 4776,526 4769,526 4763,526 4756,526 4750,526 4744,526 4737,526 4731,526 4725,526 4718,526 4712,526 4706,526 4698,526 4693,526 4687,526 4679,526 4673,526 4667,526 4660,526 4654,526 4648,526 4641,526 4634,526 4628,526 4622,526 4615,526 4609,526 4603,526 4596,526 4590,526 4584,526 4577,526 4571,526 4565,526 4558,526 4552,526 4546,526 4538,526 4532,526 4527,526 4519,526 4513,526 4507,526 4500,526 4494,526 4488,526 4481,526 4475,526 4469,526 4462,526 4455,526 4449,526 4443,526 4436,526 4430,526 4424,526 4417,526 4411,526 4405,526 4398,526 4392,526 4386,526 4379,526 4373,526 4366,526 4359,526 4354,526 4347,526 4340,526 4334,526 4328,526 4321,526 4315,526 4309,526 4302,526 4296,526 4290,526 4283,526 4276,526 4271,526 4264,526 4258,526 4251,526 4245,526 4238,526 4232,526 4226,526 4219,526 4213,526 4207,526 4200,526 4193,526 4188,526 4181,526 4175,526 4168,526 4161,526 4155,526 4149,526 4142,526 4136,526 4130,526 4123,526 4117,526 4111,526 4104,526 4098,526 4092,526 4085,526 4078,526 4072,526 4066,526 4059,526 4053,526 4047,526 4040,526 4034,526 4028,526 4021,526 4015,526 4009,526 4002,526 3995,526 3989,526 3982,526 3976,526 3970,526 3963,526 3957,526 3951,526 3944,526 3938,526 3932,526 3925,526 3919,526 3913,526 3906,526 3899,526 3893,526 3887,526 3880,526 3874,526 3868,526 3861,526 3855,526 3849,526 3842,526 3836,526 3830,526 3823,526 3817,526 3810,526 3803,526 3798,526 3791,526 3784,526 3778,526 3772,526 3765,526 3759,526 3753,526 3746,526 3740,526 3734,526 3727,526 3720,526 3715,526 3708,526 3701,526 3695,526 3689,526 3682,526 3676,526 3670,526 3663,526 3657,526 3650,526 3644,526 3637,526 3631,526 3625,526 3619,526 3612,526 3605,526 3599,526 3593,526 3586,526 3580,526 3574,526 3567,526 3561,526 3555,526 3548,526 3542,526 3536,526 3529,526 3522,526 3516,526 3510,526 3503,526 3497,526 3490,526 3484,526 3478,526 3471,526 3464,526 3459,526 3452,526 3446,526 3439,526 3433,526 3426,526 3420,526 3414,526 3407,526 3401,526 3395,526 3388,526 3382,526 3376,526 3369,526 3363,526 3357,526 3350,526 3343,526 3337,526 3330,526 3324,526 3318,526 3311,526 3305,526 3299,526 3292,526 3286,526 3280,526 3273,526 3267,526 3260,526 3254,526 3247,526 3242,526 3235,526 3228,526 3222,526 3216,526 3209,526 3203,526 3197,526 3190,526 3184,526 3178,526 3170,526 3164,526 3158,526 3151,526 3145,526 3139,526 3132,526 3126,526 3120,526 3113,526 3107,526 3101,526 3094,526 3088,526 3081,526 3075,526 3069,526 3062,526 3056,526 3050,526 3050,607 2991,607 2991,604 2984,604 2978,604 2972,604 2965,604 2959,604 2953,604 2946,604 2940,604 2933,604 2927,604 2920,604 2914,604 2908,604 2901,604 2895,604 2889,604 2882,604 2876,604 2870,604 2863,604 2857,604 2850,604 2843,604 2837,604 2831,604 2824,604 2818,604 2812,604 2805,604 2799,604 2793,604 2786,604 2780,604 2774,604 2767,604 2760,604 2754,604 2748,604 2741,604 2735,604 2729,604 2722,604 2715,604 2710,604 2703,604 2697,604 2690,604 2683,604 2677,604 2671,604 2664,604 2658,604 2652,604 2645,604 2639,604 2633,604 2626,604 2620,604 2614,604 2607,604 2600,604 2594,604 2588,604 2581,604 2575,604 2569,604 2562,604 2556,604 2550,604 2542,604 2537,604 2530,604 2524,604 2517,604 2511,604 2504,604 2498,604 2492,604 2485,604 2479,604 2473,604 2466,604 2460,604 2454,604 2447,604 2441,604 2435,604 2428,604 2421,604 2415,604 2409,604 2402,604 2396,604 2390,604 2383,604 2377,604 2370,604 2364,604 2358,604 2351,604 2345,604 2338,604 2332,604 2325,604 2319,604 2313,604 2306,604 2300,604 2294,604 2287,604 2281,604 2275,604 2268,604 2262,604 2256,604 2249,604 2242,604 2237,604 2230,604 2223,604 2217,604 2210,604 2204,604 2198,604 2191,604 2185,604 2179,604 2172,604 2166,604 2159,604 2153,604 2147,604 2140,604 2134,604 2127,604 2121,604 2115,604 2108,604 2102,604 2096,604 2089,604 2083,604 2077,604 2070,604 2064,604 2057,604 2050,604 2044,604 2038,604 2031,604 2025,604 2019,604 2012,604 2006,604 2000,604 1993,604 1986,604 1981,604 1974,604 1968,604 1961,604 1955,604 1948,604 1942,604 1936,604 1929,604 1923,604 1917,604 1910,604 1904,604 1898,604 1891,604 1885,604 1879,604 1871,604 1865,604 1859,604 1852,604 1846,604 1840,604 1833,604 1827,604 1821,604 1814,604 1808,604 1802,604 1795,604 1788,604 1782,604 1776,604 1769,604 1763,604 1757,604 1750,604 1744,604 1738,604 1731,604 1725,604 1719,604 1712,604 1706,604 1699,604 1692,604 1686,604 1680,604 1673,604 1667,604 1661,604 1654,604 1648,604 1642,604 1635,604 1629,604 1623,604 1616,604 1610,604 1603,604 1597,604 1591,604 1584,604 1578,604 1571,604 1565,604 1559,604 1552,604 1546,604 1540,604 1533,604 1527,604 1520,604 1513,604 1508,604 1501,604 1494,604 1488,604 1482,604 1475,604 1469,604 1463,604 1456,604 1450,604 1444,604 1437,604 1430,604 1425,604 1418,604 1411,604 1405,604 1399,604 1392,604 1386,604 1380,604 1373,604 1367,604 1361,604 1354,604 1348,604 1341,604 1335,604 1329,604 1323,604 1315,604 1309,604 1303,604 1296,604 1290,604 1284,604 1277,604 1271,604 1265,604 1258,604 1252,604 1246,604 1239,604 1232,604 1226,604 1220,604 1213,604 1207,604 1201,604 1194,604 1188,604 1182,604 1175,604 1169,604 1163,604 1156,604 1150,604 1143,604 1136,604 1130,604 1124,604 1117,604 1111,604 1105,604 1098,604 1092,604 1086,604 1081,604 1081,752 820,752 775,752 770,752 770,751 764,750 748,747 733,746 716,743 703,739 686,733 672,732 657,728 640,725 626,721 610,715 594,711 580,707 563,702 548,698 533,691 518,686 503,681 488,674 471,668 456,663 441,656 426,649 411,642 395,635 380,627 365,621 349,611 334,604 317,596 305,586 288,577 273,568 258,559 241,547 227,538 211,527 196,517 179,506 166,496 149,486 134,475 120,464 103,451 89,441 72,429 59,418 42,406 28,395 13,384 0,376 13,367 28,356 42,346 59,333 72,322 89,311 103,300 120,288 134,277 149,265 166,255 179,245 196,234 211,224 227,214 241,204 258,193 273,183 288,175 305,166 317,156 334,147 349,140 365,131 380,124 395,116 411,109 426,102 441,95 456,88 471,83 488,78 503,71 518,65 533,61 548,54 563,50 580,44 594,41 610,36 626,31 640,27 657,24 672,20 686,18 703,13 716,9 733,6 748,4 761,2 770,2 770,0 1079,0">
          <text:p/>
        </draw:polygon>
        <draw:polygon draw:style-name="gr26" draw:text-style-name="P24" draw:layer="layout" svg:width="4.88cm" svg:height="0.673cm" svg:x="11.21cm" svg:y="6.426cm" svg:viewBox="0 0 4881 674" draw:points="940,0 999,0 1006,0 1012,0 1018,0 1025,0 1031,0 1037,0 1044,0 1050,0 1056,0 1063,0 1070,0 1076,0 1083,0 1089,0 1095,0 1102,0 1108,0 1114,0 1121,0 1127,0 1133,0 1140,0 1146,0 1152,0 1159,0 1166,0 1172,0 1178,0 1185,0 1191,0 1197,0 1204,0 1210,0 1216,0 1223,0 1229,0 1235,0 1243,0 1249,0 1255,0 1261,0 1268,0 1274,0 1281,0 1287,0 1293,0 1300,0 1306,0 1312,0 1319,0 1325,0 1331,0 1338,0 1345,0 1350,0 1357,0 1364,0 1370,0 1376,0 1383,0 1389,0 1395,0 1402,0 1408,0 1414,0 1421,0 1428,0 1433,0 1440,0 1447,0 1453,0 1460,0 1466,0 1472,0 1479,0 1485,0 1491,0 1498,0 1504,0 1511,0 1517,0 1523,0 1530,0 1536,0 1543,0 1549,0 1555,0 1562,0 1568,0 1574,0 1581,0 1587,0 1593,0 1600,0 1606,0 1612,0 1619,0 1626,0 1632,0 1639,0 1645,0 1651,0 1658,0 1664,0 1670,0 1677,0 1683,0 1689,0 1696,0 1702,0 1708,0 1715,0 1722,0 1728,0 1734,0 1741,0 1747,0 1753,0 1760,0 1766,0 1772,0 1779,0 1785,0 1791,0 1799,0 1805,0 1811,0 1818,0 1824,0 1830,0 1837,0 1843,0 1849,0 1856,0 1862,0 1868,0 1875,0 1881,0 1888,0 1894,0 1901,0 1906,0 1913,0 1920,0 1926,0 1932,0 1939,0 1945,0 1951,0 1958,0 1964,0 1970,0 1977,0 1984,0 1990,0 1997,0 2003,0 2009,0 2016,0 2022,0 2028,0 2035,0 2041,0 2047,0 2054,0 2060,0 2067,0 2073,0 2079,0 2086,0 2092,0 2099,0 2105,0 2111,0 2118,0 2124,0 2130,0 2137,0 2143,0 2150,0 2157,0 2162,0 2169,0 2176,0 2182,0 2188,0 2195,0 2201,0 2207,0 2214,0 2220,0 2226,0 2233,0 2239,0 2245,0 2252,0 2258,0 2265,0 2271,0 2278,0 2284,0 2290,0 2297,0 2303,0 2310,0 2316,0 2322,0 2329,0 2335,0 2341,0 2348,0 2355,0 2361,0 2367,0 2374,0 2380,0 2386,0 2393,0 2399,0 2405,0 2412,0 2418,0 2424,0 2431,0 2437,0 2444,0 2450,0 2457,0 2462,0 2470,0 2476,0 2482,0 2489,0 2495,0 2501,0 2508,0 2514,0 2520,0 2527,0 2534,0 2540,0 2546,0 2553,0 2559,0 2565,0 2572,0 2578,0 2584,0 2591,0 2597,0 2603,0 2610,0 2617,0 2623,0 2630,0 2635,0 2642,0 2649,0 2655,0 2661,0 2668,0 2674,0 2680,0 2687,0 2694,0 2700,0 2706,0 2713,0 2719,0 2725,0 2732,0 2738,0 2744,0 2751,0 2757,0 2763,0 2770,0 2777,0 2783,0 2790,0 2796,0 2802,0 2809,0 2815,0 2821,0 2828,0 2834,0 2840,0 2847,0 2853,0 2860,0 2866,0 2873,0 2879,0 2885,0 2892,0 2898,0 2904,0 2911,0 2969,0 2970,0 2976,0 2982,0 2989,0 2995,0 3001,0 3008,0 3014,0 3021,0 3027,0 3033,0 3040,0 3046,0 3052,0 3059,0 3065,0 3071,0 3078,0 3084,0 3090,0 3098,0 3104,0 3110,0 3117,0 3123,0 3129,0 3136,0 3142,0 3148,0 3155,0 3162,0 3167,0 3174,0 3180,0 3187,0 3193,0 3200,0 3206,0 3212,0 3219,0 3225,0 3231,0 3238,0 3244,0 3250,0 3257,0 3263,0 3270,0 3277,0 3283,0 3289,0 3296,0 3302,0 3308,0 3315,0 3321,0 3327,0 3334,0 3340,0 3346,0 3353,0 3359,0 3366,0 3372,0 3379,0 3384,0 3391,0 3398,0 3404,0 3410,0 3417,0 3423,0 3430,0 3436,0 3442,0 3449,0 3456,0 3462,0 3468,0 3475,0 3481,0 3487,0 3494,0 3500,0 3506,0 3513,0 3519,0 3525,0 3532,0 3539,0 3545,0 3551,0 3557,0 3564,0 3570,0 3577,0 3583,0 3590,0 3596,0 3602,0 3609,0 3615,0 3621,0 3628,0 3635,0 3640,0 3647,0 3654,0 3660,0 3666,0 3673,0 3679,0 3685,0 3692,0 3698,0 3704,0 3711,0 3718,0 3723,0 3730,0 3737,0 3743,0 3750,0 3756,0 3762,0 3769,0 3775,0 3781,0 3788,0 3794,0 3800,0 3807,0 3813,0 3819,0 3826,0 3833,0 3839,0 3845,0 3852,0 3858,0 3864,0 3871,0 3877,0 3883,0 3890,0 3896,0 3902,0 3909,0 3915,0 3922,0 3929,0 3935,0 3941,0 3948,0 3954,0 3960,0 3967,0 3973,0 3979,0 3986,0 3992,0 3998,0 4005,0 4012,0 4018,0 4024,0 4031,0 4037,0 4043,0 4050,0 4056,0 4062,0 4069,0 4075,0 4081,0 4088,0 4095,0 4101,0 4108,0 4113,0 4120,0 4127,0 4133,0 4139,0 4146,0 4152,0 4158,0 4165,0 4171,0 4178,0 4184,0 4191,0 4196,0 4203,0 4210,0 4216,0 4222,0 4229,0 4235,0 4241,0 4248,0 4254,0 4260,0 4267,0 4274,0 4279,0 4286,0 4293,0 4299,0 4306,0 4312,0 4318,0 4325,0 4331,0 4337,0 4344,0 4350,0 4356,0 4363,0 4369,0 4375,0 4382,0 4389,0 4395,0 4401,0 4408,0 4414,0 4420,0 4427,0 4433,0 4439,0 4447,0 4452,0 4458,0 4466,0 4472,0 4478,0 4485,0 4491,0 4497,0 4504,0 4510,0 4516,0 4523,0 4529,0 4535,0 4542,0 4548,0 4554,0 4561,0 4568,0 4574,0 4580,0 4587,0 4593,0 4599,0 4607,0 4613,0 4618,0 4626,0 4632,0 4638,0 4645,0 4651,0 4657,0 4664,0 4670,0 4676,0 4683,0 4689,0 4696,0 4702,0 4709,0 4714,0 4721,0 4728,0 4734,0 4740,0 4747,0 4753,0 4759,0 4766,0 4772,0 4779,0 4786,0 4791,0 4797,0 4805,0 4811,0 4817,0 4824,0 4830,0 4836,0 4843,0 4849,0 4855,0 4862,0 4869,0 4874,0 4881,0 4881,647 4874,647 4869,647 4862,647 4855,647 4849,647 4843,647 4836,647 4830,647 4824,647 4817,647 4811,647 4805,647 4797,647 4791,647 4786,647 4779,647 4772,647 4766,647 4759,647 4753,647 4747,647 4740,647 4734,647 4728,647 4721,647 4714,647 4709,647 4702,647 4696,647 4689,647 4683,647 4676,647 4670,647 4664,647 4657,647 4651,647 4645,647 4638,647 4632,647 4626,647 4618,647 4613,647 4607,647 4599,647 4593,647 4587,647 4580,647 4574,647 4568,647 4561,647 4554,647 4548,647 4542,647 4535,647 4529,647 4523,647 4516,647 4510,647 4504,647 4497,647 4491,647 4485,647 4478,647 4472,647 4466,647 4458,647 4452,647 4447,647 4439,647 4433,647 4427,647 4420,647 4414,647 4408,647 4401,647 4395,647 4389,647 4382,647 4375,647 4369,647 4363,647 4356,647 4350,647 4344,647 4337,647 4331,647 4325,647 4318,647 4312,647 4306,647 4299,647 4293,647 4286,647 4279,647 4274,647 4267,647 4260,647 4254,647 4248,647 4241,647 4235,647 4229,647 4222,647 4216,647 4210,647 4203,647 4196,647 4191,647 4184,647 4178,647 4171,647 4165,647 4158,647 4152,647 4146,647 4139,647 4133,647 4127,647 4120,647 4113,647 4108,647 4101,647 4095,647 4088,647 4081,647 4075,647 4069,647 4062,647 4056,647 4050,647 4043,647 4037,647 4031,647 4024,647 4018,647 4012,647 4005,647 3998,647 3992,647 3986,647 3979,647 3973,647 3967,647 3960,647 3954,647 3948,647 3941,647 3935,647 3929,647 3922,647 3915,647 3909,647 3902,647 3896,647 3890,647 3883,647 3877,647 3871,647 3864,647 3858,647 3852,647 3845,647 3839,647 3833,647 3826,647 3819,647 3813,647 3807,647 3800,647 3794,647 3788,647 3781,647 3775,647 3769,647 3762,647 3756,647 3750,647 3743,647 3737,647 3730,647 3723,647 3718,647 3711,647 3704,647 3698,647 3692,647 3685,647 3679,647 3673,647 3666,647 3660,647 3654,647 3647,647 3640,647 3635,647 3628,647 3621,647 3615,647 3609,647 3602,647 3596,647 3590,647 3583,647 3577,647 3570,647 3564,647 3557,647 3551,647 3545,647 3539,647 3532,647 3525,647 3519,647 3513,647 3506,647 3500,647 3494,647 3487,647 3481,647 3475,647 3468,647 3462,647 3456,647 3449,647 3442,647 3436,647 3430,647 3423,647 3417,647 3410,647 3404,647 3398,647 3391,647 3384,647 3379,647 3372,647 3366,647 3359,647 3353,647 3346,647 3340,647 3334,647 3327,647 3321,647 3315,647 3308,647 3302,647 3296,647 3289,647 3283,647 3277,647 3270,647 3263,647 3257,647 3250,647 3244,647 3238,647 3231,647 3225,647 3219,647 3212,647 3206,647 3200,647 3193,647 3187,647 3180,647 3174,647 3167,647 3162,647 3155,647 3148,647 3142,647 3136,647 3129,647 3123,647 3117,647 3110,647 3104,647 3098,647 3090,647 3084,647 3078,647 3071,647 3065,647 3059,647 3052,647 3046,647 3040,647 3033,647 3027,647 3021,647 3014,647 3008,647 3001,647 2995,647 2989,647 2982,647 2976,647 2970,647 2970,661 2911,661 2911,655 2904,655 2898,655 2892,655 2885,655 2879,655 2873,655 2866,655 2860,655 2853,655 2847,655 2840,655 2834,655 2828,655 2821,655 2815,655 2809,655 2802,655 2796,655 2790,655 2783,655 2777,655 2770,655 2763,655 2757,655 2751,655 2744,655 2738,655 2732,655 2725,655 2719,655 2713,655 2706,655 2700,655 2694,655 2687,655 2680,655 2674,655 2668,655 2661,655 2655,655 2649,655 2642,655 2635,655 2630,655 2623,655 2617,655 2610,655 2603,655 2597,655 2591,655 2584,655 2578,655 2572,655 2565,655 2559,655 2553,655 2546,655 2540,655 2534,655 2527,655 2520,655 2514,655 2508,655 2501,655 2495,655 2489,655 2482,655 2476,655 2470,655 2462,655 2457,655 2450,655 2444,655 2437,655 2431,655 2424,655 2418,655 2412,655 2405,655 2399,655 2393,655 2386,655 2380,655 2374,655 2367,655 2361,655 2355,655 2348,655 2341,655 2335,655 2329,655 2322,655 2316,655 2310,655 2303,655 2297,655 2290,655 2284,655 2278,655 2271,655 2265,655 2258,655 2252,655 2245,655 2239,655 2233,655 2226,655 2220,655 2214,655 2207,655 2201,655 2195,655 2188,655 2182,655 2176,655 2169,655 2162,655 2157,655 2150,655 2143,655 2137,655 2130,655 2124,655 2118,655 2111,655 2105,655 2099,655 2092,655 2086,655 2079,655 2073,655 2067,655 2060,655 2054,655 2047,655 2041,655 2035,655 2028,655 2022,655 2016,655 2009,655 2003,655 1997,655 1990,655 1984,655 1977,655 1970,655 1964,655 1958,655 1951,655 1945,655 1939,655 1932,655 1926,655 1920,655 1913,655 1906,655 1901,655 1894,655 1888,655 1881,655 1875,655 1868,655 1862,655 1856,655 1849,655 1843,655 1837,655 1830,655 1824,655 1818,655 1811,655 1805,655 1799,655 1791,655 1785,655 1779,655 1772,655 1766,655 1760,655 1753,655 1747,655 1741,655 1734,655 1728,655 1722,655 1715,655 1708,655 1702,655 1696,655 1689,655 1683,655 1677,655 1670,655 1664,655 1658,655 1651,655 1645,655 1639,655 1632,655 1626,655 1619,655 1612,655 1606,655 1600,655 1593,655 1587,655 1581,655 1574,655 1568,655 1562,655 1555,655 1549,655 1543,655 1536,655 1530,655 1523,655 1517,655 1511,655 1504,655 1498,655 1491,655 1485,655 1479,655 1472,655 1466,655 1460,655 1453,655 1447,655 1440,655 1433,655 1428,655 1421,655 1414,655 1408,655 1402,655 1395,655 1389,655 1383,655 1376,655 1370,655 1364,655 1357,655 1350,655 1345,655 1338,655 1331,655 1325,655 1319,655 1312,655 1306,655 1300,655 1293,655 1287,655 1281,655 1274,655 1268,655 1261,655 1255,655 1249,655 1243,655 1235,655 1229,655 1223,655 1216,655 1210,655 1204,655 1197,655 1191,655 1185,655 1178,655 1172,655 1166,655 1159,655 1152,655 1146,655 1140,655 1133,655 1127,655 1121,655 1114,655 1108,655 1102,655 1095,655 1089,655 1083,655 1076,655 1070,655 1063,655 1056,655 1050,655 1044,655 1037,655 1031,655 1025,655 1018,655 1012,655 1006,655 999,655 999,672 940,672 940,674 713,674 674,674 670,674 670,673 664,672 651,670 638,668 623,666 611,662 597,657 584,656 571,652 556,650 545,646 530,641 517,637 504,634 490,629 477,625 463,619 450,615 437,611 425,604 410,599 397,595 384,589 370,583 357,576 343,570 330,563 317,557 304,548 291,542 276,535 265,526 250,518 237,510 224,502 209,492 198,483 184,474 171,465 156,455 144,446 130,437 116,427 104,417 89,406 78,397 63,387 51,377 37,365 24,356 11,346 0,339 11,331 24,321 37,312 51,301 63,291 78,281 89,272 104,260 116,250 130,240 144,231 156,222 171,212 184,204 198,194 209,186 224,176 237,167 250,160 265,152 276,143 291,135 304,129 317,120 330,115 343,107 357,101 370,95 384,89 397,83 410,78 425,73 437,67 450,62 463,58 477,52 490,48 504,43 517,40 530,36 545,32 556,28 571,25 584,22 597,20 611,15 623,12 638,9 651,8 662,6 670,6 670,4 940,4">
          <text:p/>
        </draw:polygon>
        <draw:polygon draw:style-name="gr27" draw:text-style-name="P8" draw:layer="layout" svg:width="0.058cm" svg:height="0.693cm" svg:x="5.041cm" svg:y="6.185cm" svg:viewBox="0 0 59 694" draw:points="0,694 59,694 59,0 0,0">
          <text:p/>
        </draw:polygon>
        <draw:polygon draw:style-name="gr28" draw:text-style-name="P9" draw:layer="layout" svg:width="0.058cm" svg:height="0.213cm" svg:x="5.041cm" svg:y="5.85cm" svg:viewBox="0 0 59 214" draw:points="0,214 59,214 59,0 0,0">
          <text:p/>
        </draw:polygon>
        <draw:polygon draw:style-name="gr28" draw:text-style-name="P9" draw:layer="layout" svg:width="0.058cm" svg:height="0.381cm" svg:x="10.641cm" svg:y="5.85cm" svg:viewBox="0 0 59 382" draw:points="0,382 59,382 59,0 0,0">
          <text:p/>
        </draw:polygon>
        <draw:polygon draw:style-name="gr25" draw:text-style-name="P29" draw:layer="layout" svg:width="0.058cm" svg:height="0.228cm" svg:x="10.641cm" svg:y="6.971cm" svg:viewBox="0 0 59 229" draw:points="0,229 59,229 59,0 0,0">
          <text:p/>
        </draw:polygon>
        <draw:polygon draw:style-name="gr27" draw:text-style-name="P8" draw:layer="layout" svg:width="0.058cm" svg:height="0.526cm" svg:x="10.641cm" svg:y="6.338cm" svg:viewBox="0 0 59 527" draw:points="0,527 59,527 59,0 0,0">
          <text:p/>
        </draw:polygon>
        <draw:polygon draw:style-name="gr25" draw:text-style-name="P29" draw:layer="layout" svg:width="0.058cm" svg:height="0.03cm" svg:x="16.091cm" svg:y="7.169cm" svg:viewBox="0 0 59 31" draw:points="0,31 59,31 59,0 0,0">
          <text:p/>
        </draw:polygon>
        <draw:polygon draw:style-name="gr27" draw:text-style-name="P8" draw:layer="layout" svg:width="0.058cm" svg:height="0.646cm" svg:x="16.091cm" svg:y="6.426cm" svg:viewBox="0 0 59 647" draw:points="0,647 59,647 59,0 0,0">
          <text:p/>
        </draw:polygon>
        <draw:polygon draw:style-name="gr28" draw:text-style-name="P9" draw:layer="layout" svg:width="0.058cm" svg:height="0.48cm" svg:x="16.091cm" svg:y="5.85cm" svg:viewBox="0 0 59 481" draw:points="0,481 59,481 59,0 0,0">
          <text:p/>
        </draw:polygon>
        <draw:g draw:style-name="gr16">
          <draw:line draw:style-name="gr29" draw:text-style-name="P30" draw:layer="layout" svg:x1="11.25cm" svg:y1="7.5cm" svg:x2="16.25cm" svg:y2="7.5cm">
            <text:p/>
          </draw:line>
          <draw:line draw:style-name="gr30" draw:text-style-name="P30" draw:layer="layout" svg:x1="14.15cm" svg:y1="7.5cm" svg:x2="14.15cm" svg:y2="7.6cm">
            <text:p/>
          </draw:line>
          <draw:frame draw:style-name="gr31" draw:text-style-name="P31" draw:layer="layout" svg:width="2.15cm" svg:height="0.526cm" svg:x="14.1cm" svg:y="7.45cm">
            <draw:text-box>
              <text:p text:style-name="P17"><text:span text:style-name="T2">2080-2100</text:span></text:p>
            </draw:text-box>
          </draw:frame>
          <draw:line draw:style-name="gr30" draw:text-style-name="P30" draw:layer="layout" svg:x1="12.15cm" svg:y1="7.5cm" svg:x2="12.15cm" svg:y2="7.6cm">
            <text:p/>
          </draw:line>
          <draw:frame draw:style-name="gr31" draw:text-style-name="P31" draw:layer="layout" svg:width="2.15cm" svg:height="0.526cm" svg:x="12.1cm" svg:y="7.45cm">
            <draw:text-box>
              <text:p text:style-name="P17"><text:span text:style-name="T2">2040-2060</text:span></text:p>
            </draw:text-box>
          </draw:frame>
          <draw:frame draw:style-name="gr31" draw:text-style-name="P31" draw:layer="layout" svg:width="2.15cm" svg:height="0.526cm" svg:x="10.6cm" svg:y="7.45cm">
            <draw:text-box>
              <text:p text:style-name="P17"><text:span text:style-name="T2">Hist.</text:span></text:p>
            </draw:text-box>
          </draw:frame>
        </draw:g>
        <draw:g draw:style-name="gr16">
          <draw:line draw:style-name="gr29" draw:text-style-name="P30" draw:layer="layout" svg:x1="5.75cm" svg:y1="7.5cm" svg:x2="10.75cm" svg:y2="7.5cm">
            <text:p/>
          </draw:line>
          <draw:line draw:style-name="gr30" draw:text-style-name="P30" draw:layer="layout" svg:x1="8.65cm" svg:y1="7.5cm" svg:x2="8.65cm" svg:y2="7.6cm">
            <text:p/>
          </draw:line>
          <draw:frame draw:style-name="gr31" draw:text-style-name="P31" draw:layer="layout" svg:width="2.15cm" svg:height="0.526cm" svg:x="8.6cm" svg:y="7.45cm">
            <draw:text-box>
              <text:p text:style-name="P17"><text:span text:style-name="T2">2080-2100</text:span></text:p>
            </draw:text-box>
          </draw:frame>
          <draw:line draw:style-name="gr30" draw:text-style-name="P30" draw:layer="layout" svg:x1="6.65cm" svg:y1="7.5cm" svg:x2="6.65cm" svg:y2="7.6cm">
            <text:p/>
          </draw:line>
          <draw:frame draw:style-name="gr31" draw:text-style-name="P31" draw:layer="layout" svg:width="2.15cm" svg:height="0.526cm" svg:x="6.6cm" svg:y="7.45cm">
            <draw:text-box>
              <text:p text:style-name="P17"><text:span text:style-name="T2">2040-2060</text:span></text:p>
            </draw:text-box>
          </draw:frame>
          <draw:frame draw:style-name="gr31" draw:text-style-name="P31" draw:layer="layout" svg:width="2.15cm" svg:height="0.526cm" svg:x="5.1cm" svg:y="7.45cm">
            <draw:text-box>
              <text:p text:style-name="P17"><text:span text:style-name="T2">Hist.</text:span></text:p>
            </draw:text-box>
          </draw:frame>
        </draw:g>
        <draw:frame draw:style-name="gr32" draw:text-style-name="P1" draw:layer="layout" svg:width="19.471cm" svg:height="5.465cm" svg:x="-0.021cm" svg:y="0.15cm">
          <draw:image xlink:href="Pictures/1000000000000EF900000434497BA911.png" xlink:type="simple" xlink:show="embed" xlink:actuate="onLoad" draw:mime-type="image/png">
            <text:p/>
          </draw:image>
        </draw:frame>
      </draw:page>
      <draw:page draw:name="page5" draw:style-name="dp1" draw:master-page-name="Default">
        <draw:frame draw:style-name="gr1" draw:text-style-name="P1" draw:layer="layout" svg:width="16.966cm" svg:height="6.249cm" svg:x="0.034cm" svg:y="0cm">
          <draw:image xlink:href="Pictures/1000000100000D0C000010E6CA2DD10E.png" xlink:type="simple" xlink:show="embed" xlink:actuate="onLoad" draw:mime-type="image/png">
            <text:p/>
          </draw:image>
        </draw:frame>
        <draw:polygon draw:style-name="gr20" draw:text-style-name="P25" draw:layer="layout" svg:width="1.91cm" svg:height="0.111cm" svg:x="14.379cm" svg:y="7.573cm" svg:viewBox="0 0 1911 112" draw:points="0,0 6,0 13,0 19,0 25,0 32,0 39,0 44,0 51,0 57,0 64,0 70,0 77,0 83,0 90,0 96,0 102,0 109,0 115,0 121,0 128,0 134,0 140,0 147,0 154,0 160,0 166,0 173,0 179,0 185,0 192,0 198,0 204,0 211,0 217,0 223,0 230,0 237,0 243,0 250,0 256,0 262,0 269,0 275,0 281,0 288,0 294,0 300,0 307,0 313,0 319,0 326,0 333,1 339,1 345,1 352,1 358,1 364,1 371,1 377,1 383,1 390,1 396,1 402,1 410,1 415,1 422,1 429,1 435,1 441,1 448,1 454,2 460,2 467,2 473,2 479,2 486,2 492,2 498,2 505,2 512,2 517,3 524,3 531,3 537,3 543,3 550,3 556,3 562,3 569,4 575,4 581,4 588,4 595,4 600,5 607,5 613,5 620,6 627,6 633,6 639,6 646,7 652,7 658,8 665,8 671,8 678,9 684,9 690,9 696,10 703,10 710,11 716,12 722,12 729,13 735,13 741,14 748,14 754,15 760,16 768,17 773,17 779,18 786,19 793,20 799,21 806,21 812,22 818,23 825,24 831,25 837,26 844,27 850,28 856,29 863,31 869,32 875,33 882,34 889,35 895,36 901,38 908,39 914,40 920,41 927,43 933,44 939,45 946,47 952,48 958,49 966,50 972,52 978,53 985,54 991,55 997,57 1004,58 1010,59 1016,60 1023,62 1029,63 1035,64 1042,65 1048,66 1055,68 1061,69 1068,70 1073,71 1080,72 1087,73 1093,74 1099,75 1106,75 1112,76 1118,77 1125,78 1131,79 1137,80 1144,80 1151,81 1157,82 1163,83 1170,83 1176,84 1183,84 1189,85 1195,85 1202,86 1208,86 1214,87 1221,87 1227,88 1234,88 1240,89 1246,89 1253,90 1259,90 1266,90 1272,90 1278,91 1285,91 1291,91 1297,92 1304,92 1310,92 1316,92 1324,93 1329,93 1335,93 1342,93 1349,93 1355,94 1362,94 1368,94 1374,94 1381,94 1387,95 1393,95 1400,95 1406,95 1412,95 1419,95 1425,95 1431,95 1438,95 1445,95 1451,95 1457,95 1464,95 1470,96 1476,96 1483,96 1489,96 1496,96 1502,96 1508,96 1514,96 1522,96 1528,96 1534,96 1541,96 1547,96 1553,96 1560,96 1566,96 1572,96 1579,96 1585,96 1591,96 1598,96 1605,96 1611,96 1617,96 1624,96 1630,97 1636,97 1643,97 1649,97 1656,97 1663,97 1668,97 1674,97 1682,97 1688,97 1694,97 1701,97 1707,97 1713,97 1720,97 1726,97 1732,97 1739,97 1745,97 1751,97 1758,97 1765,97 1771,97 1777,97 1784,97 1790,97 1796,97 1803,97 1809,97 1815,97 1822,97 1828,97 1835,97 1841,97 1847,97 1854,97 1861,97 1867,97 1873,97 1880,97 1886,97 1892,97 1899,97 1905,97 1911,97 1911,112 1905,112 1899,112 1892,112 1886,112 1880,112 1873,112 1867,112 1861,112 1854,112 1847,112 1841,112 1835,112 1828,112 1822,112 1815,112 1809,112 1803,112 1796,112 1790,112 1784,112 1777,112 1771,112 1765,112 1758,112 1751,112 1745,112 1739,112 1732,112 1726,112 1720,112 1713,112 1707,112 1701,112 1694,112 1688,112 1682,112 1674,111 1668,111 1663,111 1656,111 1649,111 1643,111 1636,111 1630,111 1624,111 1617,111 1611,111 1605,111 1598,111 1591,111 1585,111 1579,111 1572,111 1566,111 1560,111 1553,111 1547,111 1541,111 1534,111 1528,111 1522,111 1514,111 1508,111 1502,111 1496,111 1489,111 1483,111 1476,111 1470,111 1464,111 1457,111 1451,110 1445,110 1438,110 1431,110 1425,110 1419,110 1412,110 1406,109 1400,109 1393,109 1387,109 1381,109 1374,109 1368,109 1362,108 1355,108 1349,108 1342,108 1335,108 1329,107 1324,107 1316,107 1310,107 1304,106 1297,106 1291,106 1285,106 1278,106 1272,105 1266,105 1259,104 1253,104 1246,104 1240,103 1234,103 1227,102 1221,102 1214,101 1208,101 1202,100 1195,100 1189,100 1183,99 1176,98 1170,98 1163,97 1157,96 1151,96 1144,95 1137,94 1131,93 1125,93 1118,92 1112,91 1106,90 1099,89 1093,88 1087,87 1080,86 1073,85 1068,84 1061,83 1055,82 1048,81 1042,80 1035,79 1029,78 1023,76 1016,75 1010,74 1004,73 997,71 991,70 985,69 978,68 972,66 966,65 958,64 952,62 946,61 939,60 933,59 927,57 920,56 914,55 908,54 901,52 895,51 889,50 882,49 875,47 869,46 863,45 856,44 850,43 844,42 837,41 831,40 825,39 818,38 812,37 806,36 799,35 793,34 786,33 779,33 773,32 768,31 760,30 754,30 748,29 741,28 735,28 729,27 722,27 716,26 710,26 703,25 696,24 690,24 684,23 678,23 671,23 665,22 658,22 652,22 646,21 639,21 633,21 627,20 620,20 613,20 607,19 600,19 595,19 588,19 581,18 575,18 569,18 562,18 556,18 550,18 543,18 537,17 531,17 524,17 517,17 512,17 505,17 498,17 492,17 486,16 479,16 473,16 467,16 460,16 454,16 448,16 441,16 435,16 429,16 422,16 415,16 410,16 402,15 396,15 390,15 383,15 377,15 371,15 364,15 358,15 352,15 345,15 339,15 333,15 326,15 319,15 313,15 307,15 300,15 294,15 288,15 281,15 275,15 269,15 262,15 256,15 250,15 243,15 237,15 230,15 223,15 217,15 211,15 204,15 198,15 192,15 185,15 179,15 173,15 166,15 160,15 154,15 147,15 140,15 134,15 128,15 121,15 115,15 109,15 102,15 96,15 90,15 83,15 77,15 70,15 64,15 57,15 51,15 44,15 39,15 32,15 25,15 19,15 13,15 6,15 0,15">
          <text:p/>
        </draw:polygon>
        <draw:polygon draw:style-name="gr21" draw:text-style-name="P26" draw:layer="layout" svg:width="1.918cm" svg:height="0.015cm" svg:x="14.37cm" svg:y="7.684cm" svg:viewBox="0 0 1919 16"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6 1913,16 1907,16 1900,16 1894,16 1887,16 1881,16 1875,16 1868,16 1862,16 1855,16 1848,16 1843,16 1836,16 1829,16 1823,16 1817,16 1810,16 1804,16 1798,16 1791,16 1785,16 1778,16 1772,16 1765,16 1759,16 1752,16 1747,16 1740,16 1733,16 1727,16 1720,16 1714,16 1708,16 1701,16 1695,16 1689,16 1681,16 1675,16 1670,16 1663,16 1656,16 1650,16 1643,16 1637,16 1631,16 1624,16 1618,16 1611,16 1605,16 1598,16 1592,16 1585,16 1579,16 1572,16 1566,16 1560,16 1553,16 1547,16 1541,16 1534,16 1528,16 1521,16 1514,16 1508,16 1502,16 1495,16 1489,16 1483,16 1476,16 1470,16 1464,16 1457,16 1451,16 1444,16 1437,16 1431,16 1425,16 1418,16 1412,16 1405,16 1399,16 1393,16 1386,16 1380,16 1374,16 1367,16 1361,16 1355,16 1347,16 1341,16 1335,16 1329,16 1322,16 1316,16 1309,16 1303,16 1296,16 1290,16 1284,16 1277,16 1271,16 1265,16 1258,16 1251,16 1246,16 1239,16 1232,16 1226,16 1219,16 1213,16 1207,16 1200,16 1194,16 1188,16 1181,16 1175,16 1168,16 1162,16 1156,16 1149,16 1142,16 1136,16 1129,16 1123,16 1117,16 1110,16 1104,16 1098,16 1091,16 1085,16 1078,16 1072,16 1066,16 1059,16 1052,16 1046,16 1040,16 1033,16 1027,16 1020,16 1014,16 1008,16 1001,16 995,16 989,16 982,16 976,16 970,16 962,16 956,16 950,16 943,16 937,16 931,16 924,16 918,16 912,16 905,16 899,16 892,16 886,16 879,16 873,16 866,16 860,16 853,16 847,16 841,16 834,16 828,16 822,16 815,16 809,16 803,16 796,16 789,16 783,16 776,16 771,16 764,16 757,16 751,16 744,16 738,16 732,16 725,16 719,16 713,16 706,16 699,16 693,16 687,16 681,16 674,16 667,16 661,16 655,16 648,16 642,16 636,16 629,16 623,16 616,16 609,16 603,16 597,16 590,16 584,16 577,16 571,16 565,16 558,16 552,16 546,16 539,16 533,16 527,16 519,16 514,16 507,16 500,16 494,16 488,16 481,16 475,16 468,16 462,16 456,16 449,16 443,16 437,16 430,16 424,16 417,16 411,16 404,16 398,16 391,16 385,16 379,16 372,16 366,16 360,16 353,16 347,16 340,16 334,16 328,16 321,16 314,16 308,16 301,16 295,16 289,16 282,16 276,16 270,16 263,16 257,16 251,16 244,16 238,16 231,16 224,16 218,16 212,16 205,16 199,16 192,16 186,16 180,16 173,16 167,16 161,16 154,16 148,16 141,16 134,16 128,16 122,16 115,16 109,16 103,16 96,16 90,16 84,16 77,16 71,16 64,16 57,16 51,16 45,16 39,16 32,16 25,16 19,16 13,16 6,16 0,16">
          <text:p/>
        </draw:polygon>
        <draw:polygon draw:style-name="gr22" draw:text-style-name="P27" draw:layer="layout" svg:width="1.97cm" svg:height="0.118cm" svg:x="12.409cm" svg:y="7.581cm" svg:viewBox="0 0 1971 119" draw:points="0,0 6,0 13,0 19,0 25,0 32,0 38,0 44,0 51,0 57,0 63,0 70,0 77,0 83,0 90,0 96,0 102,0 109,0 115,0 121,0 128,0 134,0 140,0 147,0 153,0 160,0 166,0 173,0 178,0 185,0 192,0 198,0 204,0 211,0 217,0 223,0 230,0 236,0 243,0 250,0 256,0 261,0 269,0 275,0 281,0 288,1 294,1 300,1 307,1 313,1 319,1 326,1 332,1 339,1 345,1 351,1 358,1 364,1 371,1 377,1 383,1 390,1 396,1 402,1 409,1 415,1 421,1 429,1 434,1 440,1 448,2 454,2 460,2 467,2 473,2 479,2 486,2 492,2 498,2 505,3 512,3 517,3 524,3 531,3 537,3 543,3 550,3 556,3 562,4 569,4 575,4 581,4 588,5 594,5 600,5 607,5 613,6 619,6 627,6 633,7 639,7 646,7 652,8 658,8 665,8 671,9 677,9 684,10 690,10 696,11 703,11 709,12 716,12 722,13 729,13 735,14 741,15 748,15 754,16 760,17 767,18 773,18 779,19 786,20 792,21 799,22 806,23 812,23 818,25 825,26 831,27 837,28 844,29 850,30 856,31 863,32 869,33 875,35 882,36 889,37 895,39 901,40 907,41 914,42 920,44 927,45 933,46 939,48 946,49 952,50 958,52 965,53 971,54 977,56 985,57 990,59 997,60 1004,61 1010,63 1016,64 1023,65 1029,66 1035,68 1042,69 1048,70 1054,71 1061,72 1068,73 1073,75 1080,75 1087,77 1093,78 1099,79 1106,80 1112,80 1118,81 1125,82 1131,83 1137,84 1144,85 1150,86 1157,86 1163,87 1169,88 1176,89 1183,89 1189,90 1195,90 1202,91 1208,91 1214,92 1221,92 1227,93 1233,93 1240,94 1246,94 1252,95 1259,95 1266,95 1272,96 1278,96 1285,96 1291,97 1297,97 1304,97 1310,97 1316,98 1323,98 1329,98 1335,98 1342,99 1348,99 1355,99 1362,99 1368,99 1374,100 1381,100 1387,100 1393,100 1400,100 1406,100 1412,100 1419,100 1425,100 1431,100 1438,101 1445,101 1451,101 1457,101 1463,101 1470,101 1476,101 1483,101 1489,101 1495,101 1502,101 1508,101 1514,101 1521,101 1528,101 1534,102 1541,102 1546,102 1553,102 1560,102 1566,102 1572,102 1579,102 1585,102 1591,102 1598,102 1604,102 1610,102 1617,102 1624,102 1630,102 1636,102 1643,102 1649,102 1655,102 1662,102 1668,102 1674,102 1681,102 1688,102 1694,102 1701,102 1707,102 1713,102 1720,102 1726,102 1732,102 1739,102 1745,102 1751,102 1758,102 1764,102 1770,102 1777,102 1784,102 1790,102 1796,102 1803,102 1809,102 1815,102 1822,102 1828,102 1834,102 1841,102 1847,102 1853,102 1861,102 1867,102 1873,102 1880,102 1886,102 1892,102 1899,102 1905,102 1911,102 1911,102 1971,102 1971,119 1911,119 1911,119 1905,119 1899,119 1892,119 1886,119 1880,119 1873,119 1867,119 1861,119 1853,119 1847,119 1841,119 1834,119 1828,119 1822,119 1815,119 1809,119 1803,119 1796,119 1790,119 1784,119 1777,119 1770,119 1764,119 1758,119 1751,119 1745,119 1739,119 1732,119 1726,119 1720,119 1713,119 1707,119 1701,119 1694,119 1688,119 1681,119 1674,119 1668,119 1662,119 1655,119 1649,119 1643,119 1636,119 1630,119 1624,119 1617,119 1610,119 1604,119 1598,119 1591,119 1585,119 1579,119 1572,119 1566,119 1560,119 1553,118 1546,118 1541,118 1534,118 1528,118 1521,118 1514,118 1508,118 1502,118 1495,118 1489,118 1483,118 1476,118 1470,118 1463,118 1457,118 1451,117 1445,117 1438,117 1431,117 1425,117 1419,117 1412,117 1406,117 1400,117 1393,116 1387,116 1381,116 1374,116 1368,116 1362,116 1355,116 1348,116 1342,115 1335,115 1329,115 1323,115 1316,115 1310,114 1304,114 1297,114 1291,113 1285,113 1278,113 1272,112 1266,112 1259,112 1252,111 1246,111 1240,111 1233,110 1227,110 1221,109 1214,109 1208,108 1202,108 1195,107 1189,106 1183,106 1176,105 1169,105 1163,104 1157,103 1150,102 1144,102 1137,101 1131,100 1125,99 1118,98 1112,97 1106,96 1099,95 1093,95 1087,94 1080,93 1073,91 1068,90 1061,89 1054,88 1048,87 1042,86 1035,85 1029,83 1023,82 1016,80 1010,79 1004,78 997,77 990,75 985,74 977,73 971,71 965,70 958,69 952,67 946,66 939,64 933,63 927,62 920,60 914,59 907,58 901,56 895,55 889,54 882,53 875,51 869,50 863,49 856,48 850,47 844,46 837,44 831,43 825,42 818,41 812,40 806,39 799,39 792,38 786,37 779,36 773,35 767,34 760,33 754,33 748,32 741,31 735,31 729,30 722,29 716,29 709,28 703,28 696,27 690,27 684,26 677,26 671,25 665,25 658,25 652,24 646,24 639,23 633,23 627,23 619,23 613,22 607,22 600,22 594,22 588,21 581,21 575,21 569,21 562,20 556,20 550,20 543,20 537,20 531,20 524,19 517,19 512,19 505,19 498,19 492,19 486,19 479,18 473,18 467,18 460,18 454,18 448,18 440,18 434,18 429,18 421,18 415,18 409,18 402,18 396,18 390,18 383,18 377,18 371,18 364,18 358,18 351,18 345,18 339,18 332,18 326,17 319,17 313,17 307,17 300,17 294,17 288,17 281,17 275,17 269,17 261,17 256,17 250,17 243,17 236,17 230,17 223,17 217,17 211,17 204,17 198,17 192,17 185,17 178,17 173,17 166,17 160,17 153,17 147,17 140,17 134,17 128,17 121,17 115,17 109,17 102,17 96,17 90,17 83,17 77,17 70,17 63,17 57,17 51,17 44,17 38,17 32,17 25,17 19,17 13,17 6,17 0,17">
          <text:p/>
        </draw:polygon>
        <draw:polygon draw:style-name="gr23" draw:text-style-name="P22" draw:layer="layout" svg:width="3.611cm" svg:height="0.479cm" svg:x="12.679cm" svg:y="6.351cm" svg:viewBox="0 0 3612 480" draw:points="2500,110 2506,108 2512,107 2519,106 2525,104 2531,103 2538,102 2544,100 2550,98 2557,97 2564,95 2570,93 2576,92 2583,90 2589,88 2596,87 2602,85 2608,83 2615,81 2621,80 2627,78 2634,76 2640,74 2646,72 2653,70 2659,68 2666,67 2672,65 2679,63 2685,61 2691,59 2698,58 2704,56 2710,54 2717,52 2723,50 2730,49 2737,47 2742,45 2749,44 2756,42 2762,41 2768,39 2775,38 2781,36 2787,34 2794,34 2800,32 2806,31 2813,29 2819,28 2825,27 2832,26 2838,25 2844,24 2851,23 2858,22 2864,21 2870,20 2877,19 2883,18 2890,17 2896,16 2902,15 2909,15 2915,14 2921,14 2928,13 2935,12 2941,12 2947,11 2954,10 2960,10 2966,10 2973,9 2979,9 2985,8 2992,8 2998,7 3004,7 3011,7 3017,6 3024,6 3030,6 3037,5 3042,5 3050,5 3056,5 3062,5 3069,4 3075,4 3081,4 3088,4 3094,4 3100,3 3107,3 3114,3 3120,3 3126,3 3132,3 3139,2 3145,2 3152,2 3158,2 3164,2 3171,2 3177,2 3183,1 3190,1 3197,1 3203,1 3210,1 3215,1 3222,1 3229,1 3235,1 3241,1 3248,1 3254,1 3260,1 3267,1 3273,1 3279,1 3286,0 3293,0 3299,0 3305,0 3312,0 3318,0 3324,0 3331,0 3337,0 3343,0 3350,0 3357,0 3363,0 3370,0 3376,0 3382,0 3389,0 3395,0 3401,0 3408,0 3414,0 3420,0 3427,0 3433,0 3440,0 3446,0 3453,0 3459,0 3465,0 3472,0 3478,0 3484,0 3491,0 3497,0 3503,0 3510,0 3516,0 3522,0 3529,0 3536,0 3542,0 3549,0 3555,0 3561,0 3568,0 3574,0 3580,0 3587,0 3593,0 3599,0 3606,0 3612,0 3612,111 3612,161 3612,480 3606,480 3599,480 3593,480 3587,480 3580,480 3574,480 3568,480 3561,480 3555,480 3549,480 3542,480 3536,480 3529,480 3522,480 3516,480 3510,480 3503,480 3497,480 3491,480 3484,480 3478,480 3472,480 3465,480 3459,480 3453,480 3446,480 3440,480 3433,480 3427,480 3420,480 3414,480 3408,480 3401,480 3395,480 3389,480 3382,480 3376,480 3370,480 3363,480 3357,480 3350,480 3343,480 3337,480 3331,480 3324,480 3318,480 3312,480 3305,480 3299,480 3293,480 3286,480 3279,480 3273,480 3267,480 3260,480 3254,480 3248,480 3241,480 3235,480 3229,480 3222,480 3215,480 3210,480 3203,480 3197,480 3190,480 3183,480 3177,480 3171,480 3164,480 3158,480 3152,480 3145,480 3139,480 3132,480 3126,480 3120,480 3114,480 3107,480 3100,480 3094,480 3088,480 3081,480 3075,480 3069,480 3062,480 3056,480 3050,480 3042,480 3037,480 3030,480 3024,480 3017,480 3011,480 3004,480 2998,480 2992,480 2985,480 2979,480 2973,480 2966,480 2960,480 2954,480 2947,480 2941,480 2935,480 2928,480 2921,480 2915,480 2909,480 2902,480 2896,480 2890,480 2883,480 2877,480 2870,480 2864,480 2858,480 2851,480 2844,480 2838,480 2832,480 2825,480 2819,480 2813,480 2806,480 2800,480 2794,480 2787,480 2781,480 2775,480 2768,480 2762,480 2756,480 2749,480 2742,480 2737,480 2730,480 2723,480 2717,480 2710,480 2704,480 2698,480 2691,480 2685,480 2679,480 2672,480 2666,480 2659,480 2653,480 2646,480 2640,480 2634,480 2627,480 2621,480 2615,480 2608,480 2602,480 2596,480 2589,480 2583,480 2576,480 2570,480 2564,480 2557,480 2550,480 2544,480 2538,480 2531,480 2525,480 2519,480 2512,480 2506,480 2500,480 2493,480 2486,480 2481,480 2474,480 2468,480 2461,480 2455,480 2448,480 2442,480 2436,480 2429,480 2423,480 2417,480 2410,480 2404,480 2398,480 2391,480 2385,480 2379,480 2371,480 2365,480 2359,480 2352,480 2346,480 2340,480 2333,480 2327,480 2321,480 2314,480 2308,480 2302,480 2295,480 2288,480 2282,480 2276,480 2269,480 2263,480 2257,480 2250,480 2244,480 2238,480 2231,480 2225,480 2219,480 2212,480 2206,480 2199,480 2192,480 2186,480 2181,480 2173,480 2167,480 2161,480 2154,480 2148,480 2142,480 2135,480 2129,480 2123,480 2116,480 2110,480 2103,480 2097,480 2090,480 2084,480 2078,480 2071,480 2065,480 2059,480 2052,480 2046,480 2040,480 2033,480 2027,480 2020,480 2013,480 2008,480 2001,480 1994,480 1988,480 1982,480 1975,480 1969,480 1963,480 1956,480 1950,480 1944,480 1937,480 1930,480 1925,480 1918,480 1911,480 1905,480 1899,480 1892,480 1886,480 1880,480 1873,480 1867,480 1861,480 1854,480 1848,480 1842,480 1835,480 1829,480 1822,480 1815,480 1809,480 1803,480 1796,480 1790,480 1784,480 1777,480 1771,480 1765,480 1758,480 1752,480 1746,480 1739,480 1732,480 1726,480 1720,480 1713,480 1707,480 1701,480 1701,480 1642,480 1642,480 1636,480 1629,480 1623,480 1617,480 1610,480 1603,480 1598,480 1591,480 1584,480 1578,480 1571,480 1565,480 1559,480 1552,480 1546,480 1540,480 1533,480 1527,480 1520,480 1514,480 1508,480 1501,480 1495,480 1488,480 1482,480 1476,480 1469,480 1463,480 1457,480 1450,480 1444,480 1437,480 1430,480 1425,480 1419,480 1411,480 1405,480 1399,480 1392,480 1386,480 1380,480 1373,480 1366,480 1360,480 1354,480 1347,480 1341,480 1335,480 1328,480 1322,480 1316,480 1309,480 1303,480 1297,480 1290,480 1284,480 1277,480 1270,480 1264,480 1259,480 1251,480 1245,480 1239,480 1232,480 1226,480 1220,480 1213,480 1207,480 1201,480 1194,480 1187,480 1181,480 1175,480 1168,480 1162,480 1156,480 1149,480 1143,480 1137,480 1130,480 1124,480 1118,480 1111,480 1105,480 1098,480 1091,480 1086,480 1079,480 1072,480 1066,480 1060,480 1053,480 1047,480 1041,480 1034,480 1028,480 1022,480 1015,480 1008,480 1003,480 996,480 989,480 983,480 977,480 970,480 964,480 958,480 951,480 945,480 939,480 932,480 925,480 920,480 913,480 907,480 900,480 893,480 887,480 881,480 874,480 868,480 862,480 855,480 849,480 843,480 836,480 830,480 824,480 817,480 810,480 804,480 798,480 791,480 785,480 779,480 772,480 766,480 760,480 753,480 747,480 741,480 734,480 728,480 721,480 714,480 708,480 702,480 695,480 689,480 683,480 676,480 670,480 664,480 657,480 651,480 645,480 638,480 631,480 625,480 619,480 612,480 606,480 600,480 593,480 587,480 581,480 574,480 568,480 562,480 555,480 548,480 542,480 535,480 530,480 523,480 516,480 510,480 504,480 497,480 491,480 485,480 478,480 472,480 466,480 459,480 452,480 447,480 440,480 433,480 427,480 421,480 421,480 419,479 413,479 406,479 399,477 394,476 387,476 381,476 375,474 368,474 362,473 355,473 349,471 342,470 337,469 330,468 323,466 317,465 310,464 304,463 298,462 292,460 285,458 279,457 272,455 265,454 260,452 253,450 247,448 241,446 234,444 227,442 221,439 215,437 209,434 203,431 196,429 189,426 183,423 177,420 171,417 164,414 158,410 151,407 145,403 139,400 132,396 127,392 120,387 113,384 107,379 100,374 94,370 88,365 82,361 74,356 69,352 62,347 55,342 50,337 43,331 37,326 30,321 25,317 17,311 11,306 6,301 0,297 6,294 11,289 17,284 25,278 30,273 37,268 43,264 50,258 55,253 62,248 69,243 74,239 82,234 88,230 94,225 100,220 107,215 113,211 120,207 127,203 132,199 139,195 145,192 151,188 158,185 164,181 171,178 177,175 183,172 189,169 196,166 203,164 209,161 215,158 221,156 227,153 234,151 241,149 247,147 253,145 260,143 265,141 272,140 279,138 285,137 292,135 298,133 304,132 310,131 317,130 323,128 330,127 337,125 342,125 349,124 355,122 362,122 368,120 375,120 381,119 387,119 394,119 399,117 406,116 413,116 419,116 425,114 431,114 438,114 444,113 451,113 457,112 463,112 470,112 476,111 482,111 489,111 496,111 501,111 508,111 514,111 515,111 516,111 523,111 530,111 535,111 542,111 548,111 555,111 562,111 568,111 574,111 581,111 587,111 593,111 600,111 606,111 612,111 619,111 625,111 631,111 638,111 645,111 651,111 657,111 664,111 670,111 676,111 683,111 689,111 695,111 702,111 708,111 714,111 721,111 728,111 734,111 741,111 747,111 753,111 760,111 766,111 772,111 779,111 785,111 791,111 798,111 804,111 810,111 817,111 824,111 830,111 836,111 843,111 849,111 855,111 862,111 868,111 874,111 881,111 887,111 893,111 900,111 907,111 913,111 920,111 925,111 932,111 939,111 945,111 951,111 958,111 964,111 970,111 977,111 983,111 989,111 996,111 1003,111 1008,111 1015,111 1022,111 1028,111 1034,111 1041,111 1047,111 1053,111 1060,111 1066,111 1072,111 1079,111 1086,111 1091,111 1098,111 1105,111 1111,111 1118,111 1124,111 1130,111 1137,111 1143,111 1149,111 1156,111 1162,111 1168,111 1175,111 1181,111 1187,111 1194,111 1201,111 1207,111 1213,111 1220,111 1226,111 1232,111 1239,111 1245,111 1251,111 1259,111 1264,111 1270,111 1277,111 1284,111 1290,111 1297,111 1303,111 1309,111 1316,111 1322,111 1328,111 1335,111 1341,111 1347,111 1354,111 1360,111 1366,111 1373,111 1380,111 1386,111 1392,111 1399,111 1405,111 1411,111 1419,111 1425,111 1430,111 1437,111 1444,111 1450,111 1457,111 1463,111 1469,111 1476,111 1482,111 1488,111 1495,111 1501,111 1508,111 1514,111 1520,111 1527,111 1533,111 1540,111 1546,111 1552,111 1559,111 1565,111 1571,111 1578,111 1584,111 1591,111 1598,111 1603,111 1610,111 1617,111 1623,111 1629,111 1636,111 1642,111 1642,111 1701,111 1701,111 1707,111 1713,111 1720,111 1726,111 1732,111 1739,111 1746,111 1752,111 1758,111 1765,111 1771,111 1777,111 1784,111 1790,111 1796,111 1803,111 1809,111 1815,111 1822,111 1829,111 1835,111 1842,111 1848,111 1854,111 1861,111 1867,111 1873,111 1880,111 1886,111 1892,111 1899,111 1905,111 1911,111 1918,111 1925,111 1930,111 1937,111 1944,111 1950,111 1956,111 1963,111 1969,111 1975,111 1982,111 1988,111 1994,111 2001,111 2008,111 2013,111 2020,111 2027,111 2033,111 2040,111 2046,111 2052,111 2059,111 2065,111 2071,111 2078,111 2084,111 2090,111 2097,111 2103,111 2110,111 2116,111 2123,111 2129,111 2135,111 2142,111 2148,111 2154,111 2161,111 2167,111 2173,111 2181,111 2186,111 2192,111 2199,111 2206,111 2212,111 2219,111 2225,111 2231,111 2238,111 2244,111 2250,111 2257,111 2263,111 2269,111 2276,111 2282,111 2288,111 2295,111 2302,111 2308,111 2314,111 2321,111 2327,111 2333,111 2340,111 2346,111 2352,111 2359,111 2365,111 2371,111 2379,111 2385,111 2391,111 2398,111 2404,111 2410,111 2417,111 2423,111 2429,111 2436,111 2442,111 2448,111 2455,111 2461,111 2468,111 2474,111 2481,111 2486,111 2493,111 2494,111">
          <text:p/>
        </draw:polygon>
        <draw:polygon draw:style-name="gr20" draw:text-style-name="P25" draw:layer="layout" svg:width="1.91cm" svg:height="0.203cm" svg:x="3.429cm" svg:y="7.379cm" svg:viewBox="0 0 1911 204" draw:points="0,0 6,0 13,0 19,0 25,0 32,0 39,0 44,0 51,0 57,0 64,0 70,0 77,0 83,0 90,0 96,0 102,0 109,0 115,0 121,0 128,0 134,0 140,0 147,0 154,0 160,0 166,0 173,0 179,0 185,0 192,0 198,0 204,0 211,0 217,0 223,0 230,0 237,0 243,0 250,0 256,0 262,0 269,0 275,0 281,0 288,0 294,0 300,0 307,0 313,0 319,1 326,1 333,1 339,1 345,1 352,1 358,1 364,1 371,1 377,1 383,1 390,1 396,1 402,1 410,1 415,1 422,1 429,1 435,1 441,2 448,2 454,2 460,2 467,2 473,2 479,2 486,2 492,2 498,3 505,3 512,3 517,3 524,3 531,3 537,4 543,4 550,4 556,4 562,4 569,4 575,5 581,5 588,5 595,6 600,6 607,6 613,6 620,7 627,7 633,8 639,8 646,8 652,9 658,9 665,10 671,10 678,11 684,11 690,12 696,12 703,13 710,14 716,14 722,15 729,16 735,17 741,18 748,18 754,19 760,20 768,21 773,22 779,23 786,24 793,25 799,26 806,27 812,28 818,29 825,31 831,32 837,33 844,34 850,36 856,37 863,39 869,40 875,41 882,43 889,45 895,46 901,47 908,49 914,51 920,52 927,54 933,55 939,57 946,59 952,61 958,62 966,64 972,65 978,67 985,69 991,70 997,72 1004,74 1010,75 1016,76 1023,78 1029,80 1035,81 1042,83 1048,84 1055,85 1061,87 1068,88 1073,90 1080,91 1087,92 1093,93 1099,94 1106,96 1112,97 1118,98 1125,99 1131,100 1137,101 1144,102 1151,103 1157,104 1163,105 1170,105 1176,106 1183,107 1189,108 1195,108 1202,109 1208,110 1214,110 1221,111 1227,112 1234,112 1240,113 1246,113 1253,113 1259,114 1266,114 1272,115 1278,115 1285,116 1291,116 1297,116 1304,117 1310,117 1316,117 1324,118 1329,118 1335,118 1342,118 1349,119 1355,119 1362,119 1368,119 1374,120 1381,120 1387,120 1393,120 1400,120 1406,120 1412,120 1419,120 1425,121 1431,121 1438,121 1445,121 1451,121 1457,121 1464,121 1470,121 1476,121 1483,122 1489,122 1496,122 1502,122 1508,122 1514,122 1522,122 1528,122 1534,122 1541,122 1547,122 1553,122 1560,122 1566,122 1572,122 1579,122 1585,122 1591,122 1598,122 1605,122 1611,122 1617,122 1624,123 1630,123 1636,123 1643,123 1649,123 1656,123 1663,123 1668,123 1674,123 1682,123 1688,123 1694,123 1701,123 1707,123 1713,123 1720,123 1726,123 1732,123 1739,123 1745,123 1751,123 1758,123 1765,123 1771,123 1777,123 1784,123 1790,123 1796,123 1803,123 1809,123 1815,123 1822,123 1828,123 1835,123 1841,123 1847,123 1854,123 1861,123 1867,123 1873,123 1880,123 1886,123 1892,123 1899,123 1905,123 1911,123 1911,204 1905,204 1899,203 1892,203 1886,203 1880,203 1873,203 1867,203 1861,203 1854,203 1847,203 1841,203 1835,203 1828,203 1822,203 1815,203 1809,203 1803,203 1796,203 1790,203 1784,203 1777,203 1771,203 1765,203 1758,203 1751,203 1745,203 1739,203 1732,203 1726,203 1720,203 1713,203 1707,203 1701,203 1694,203 1688,203 1682,203 1674,203 1668,203 1663,203 1656,203 1649,203 1643,203 1636,203 1630,203 1624,203 1617,203 1611,203 1605,203 1598,203 1591,203 1585,203 1579,203 1572,203 1566,203 1560,203 1553,203 1547,203 1541,203 1534,203 1528,203 1522,202 1514,202 1508,202 1502,202 1496,202 1489,202 1483,202 1476,202 1470,202 1464,202 1457,202 1451,202 1445,201 1438,201 1431,201 1425,201 1419,201 1412,201 1406,201 1400,201 1393,200 1387,200 1381,200 1374,200 1368,200 1362,200 1355,200 1349,199 1342,199 1335,199 1329,198 1324,198 1316,198 1310,198 1304,197 1297,197 1291,197 1285,196 1278,196 1272,195 1266,195 1259,194 1253,194 1246,194 1240,193 1234,193 1227,192 1221,192 1214,191 1208,190 1202,190 1195,189 1189,188 1183,188 1176,187 1170,186 1163,185 1157,184 1151,184 1144,183 1137,182 1131,181 1125,180 1118,178 1112,178 1106,176 1099,175 1093,174 1087,173 1080,171 1073,170 1068,169 1061,168 1055,166 1048,165 1042,163 1035,162 1029,161 1023,159 1016,157 1010,156 1004,154 997,153 991,151 985,149 978,148 972,146 966,145 958,143 952,141 946,140 939,138 933,136 927,135 920,133 914,132 908,130 901,128 895,127 889,125 882,124 875,122 869,121 863,120 856,118 850,117 844,115 837,114 831,113 825,112 818,110 812,109 806,108 799,107 793,106 786,105 779,104 773,103 768,102 760,101 754,100 748,99 741,98 735,98 729,97 722,96 716,95 710,94 703,94 696,93 690,92 684,92 678,91 671,91 665,91 658,90 652,89 646,89 639,89 633,88 627,88 620,87 613,87 607,87 600,86 595,86 588,86 581,85 575,85 569,85 562,85 556,85 550,84 543,84 537,84 531,84 524,83 517,83 512,83 505,83 498,83 492,83 486,83 479,83 473,83 467,82 460,82 454,82 448,82 441,82 435,82 429,82 422,82 415,82 410,82 402,82 396,82 390,82 383,82 377,81 371,81 364,81 358,81 352,81 345,81 339,81 333,81 326,81 319,81 313,81 307,81 300,81 294,81 288,81 281,81 275,81 269,81 262,81 256,81 250,81 243,81 237,81 230,81 223,81 217,81 211,81 204,81 198,81 192,81 185,81 179,81 173,81 166,81 160,81 154,81 147,81 140,81 134,81 128,81 121,81 115,81 109,80 102,80 96,80 90,80 83,80 77,80 70,80 64,80 57,80 51,80 44,80 39,80 32,80 25,80 19,80 13,80 6,80 0,80">
          <text:p/>
        </draw:polygon>
        <draw:polygon draw:style-name="gr21" draw:text-style-name="P26" draw:layer="layout" svg:width="1.918cm" svg:height="0.117cm" svg:x="3.42cm" svg:y="7.582cm" svg:viewBox="0 0 1919 118"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18 1913,118 1907,118 1900,118 1894,118 1887,118 1881,118 1875,118 1868,118 1862,118 1855,118 1848,118 1843,118 1836,118 1829,118 1823,118 1817,118 1810,118 1804,118 1798,118 1791,118 1785,118 1778,118 1772,118 1765,118 1759,118 1752,118 1747,118 1740,118 1733,118 1727,118 1720,118 1714,118 1708,118 1701,118 1695,118 1689,118 1681,118 1675,118 1670,118 1663,118 1656,118 1650,118 1643,118 1637,118 1631,118 1624,118 1618,118 1611,118 1605,118 1598,118 1592,118 1585,118 1579,118 1572,118 1566,118 1560,118 1553,118 1547,118 1541,118 1534,118 1528,118 1521,118 1514,118 1508,118 1502,118 1495,118 1489,118 1483,118 1476,118 1470,118 1464,118 1457,118 1451,118 1444,118 1437,118 1431,118 1425,118 1418,118 1412,118 1405,118 1399,118 1393,118 1386,118 1380,118 1374,118 1367,118 1361,118 1355,118 1347,118 1341,118 1335,118 1329,118 1322,118 1316,118 1309,118 1303,118 1296,118 1290,118 1284,118 1277,118 1271,118 1265,118 1258,118 1251,118 1246,118 1239,118 1232,118 1226,118 1219,118 1213,118 1207,118 1200,118 1194,118 1188,118 1181,118 1175,118 1168,118 1162,118 1156,118 1149,118 1142,118 1136,118 1129,118 1123,118 1117,118 1110,118 1104,118 1098,118 1091,118 1085,118 1078,118 1072,118 1066,118 1059,118 1052,118 1046,118 1040,118 1033,118 1027,118 1020,118 1014,118 1008,118 1001,118 995,118 989,118 982,118 976,118 970,118 962,118 956,118 950,118 943,118 937,118 931,118 924,118 918,118 912,118 905,118 899,118 892,118 886,118 879,118 873,118 866,118 860,118 853,118 847,118 841,118 834,118 828,118 822,118 815,118 809,118 803,118 796,118 789,118 783,118 776,118 771,118 764,118 757,118 751,118 744,118 738,118 732,118 725,118 719,118 713,118 706,118 699,118 693,118 687,118 681,118 674,118 667,118 661,118 655,118 648,118 642,118 636,118 629,118 623,118 616,118 609,118 603,118 597,118 590,118 584,118 577,118 571,118 565,118 558,118 552,118 546,118 539,118 533,118 527,118 519,118 514,118 507,118 500,118 494,118 488,118 481,118 475,118 468,118 462,118 456,118 449,118 443,118 437,118 430,118 424,118 417,118 411,118 404,118 398,118 391,118 385,118 379,118 372,118 366,118 360,118 353,118 347,118 340,118 334,118 328,118 321,118 314,118 308,118 301,118 295,118 289,118 282,118 276,118 270,118 263,118 257,118 251,118 244,118 238,118 231,118 224,118 218,118 212,118 205,118 199,118 192,118 186,118 180,118 173,118 167,118 161,118 154,118 148,118 141,118 134,118 128,118 122,118 115,118 109,118 103,118 96,118 90,118 84,118 77,118 71,118 64,118 57,118 51,118 45,118 39,118 32,118 25,118 19,118 13,118 6,118 0,118">
          <text:p/>
        </draw:polygon>
        <draw:polygon draw:style-name="gr24" draw:text-style-name="P28" draw:layer="layout" svg:width="1.97cm" svg:height="0.26cm" svg:x="1.459cm" svg:y="7.439cm" svg:viewBox="0 0 1971 261" draw:points="0,0 6,0 13,0 19,0 25,0 32,0 38,0 44,0 51,0 57,0 63,0 70,0 77,0 83,0 90,0 96,0 102,0 109,0 115,0 121,0 128,0 134,0 140,0 147,0 153,0 160,0 166,0 173,0 178,0 185,0 192,0 198,0 204,0 211,0 217,0 223,0 230,0 236,0 243,0 250,0 256,0 261,0 269,0 275,0 281,0 288,0 294,1 300,1 307,1 313,1 319,1 326,1 332,1 339,1 345,1 351,1 358,1 364,1 371,1 377,1 383,1 390,1 396,1 402,1 409,2 415,2 421,2 429,2 434,2 440,2 448,2 454,2 460,2 467,2 473,3 479,3 486,3 492,3 498,3 505,3 512,4 517,4 524,4 531,4 537,4 543,4 550,4 556,5 562,5 569,5 575,6 581,6 588,6 594,6 600,7 607,7 613,8 619,8 627,8 633,9 639,9 646,10 652,10 658,11 665,11 671,12 677,12 684,13 690,14 696,15 703,15 709,16 716,17 722,18 729,18 735,19 741,20 748,21 754,22 760,23 767,24 773,25 779,26 786,28 792,29 799,30 806,32 812,33 818,34 825,35 831,37 837,39 844,40 850,42 856,43 863,45 869,47 875,48 882,50 889,52 895,54 901,55 907,57 914,59 920,61 927,62 933,64 939,66 946,68 952,70 958,72 965,74 971,76 977,78 985,80 990,81 997,83 1004,85 1010,87 1016,89 1023,91 1029,92 1035,94 1042,96 1048,97 1054,99 1061,100 1068,102 1073,104 1080,105 1087,106 1093,108 1099,109 1106,111 1112,112 1118,113 1125,114 1131,116 1137,117 1144,118 1150,119 1157,120 1163,121 1169,122 1176,123 1183,124 1189,125 1195,125 1202,126 1208,127 1214,127 1221,128 1227,129 1233,129 1240,130 1246,131 1252,131 1259,132 1266,132 1272,133 1278,133 1285,134 1291,134 1297,134 1304,135 1310,135 1316,135 1323,136 1329,136 1335,136 1342,137 1348,137 1355,137 1362,137 1368,138 1374,138 1381,138 1387,138 1393,139 1400,139 1406,139 1412,139 1419,139 1425,139 1431,140 1438,140 1445,140 1451,140 1457,140 1463,140 1470,140 1476,140 1483,141 1489,141 1495,141 1502,141 1508,141 1514,141 1521,141 1528,141 1534,141 1541,141 1546,141 1553,141 1560,141 1566,141 1572,141 1579,141 1585,141 1591,142 1598,142 1604,142 1610,142 1617,142 1624,142 1630,142 1636,142 1643,142 1649,142 1655,142 1662,142 1668,142 1674,142 1681,142 1688,142 1694,142 1701,142 1707,142 1713,142 1720,142 1726,142 1732,142 1739,142 1745,142 1751,142 1758,142 1764,142 1770,142 1777,142 1784,142 1790,142 1796,142 1803,142 1809,142 1815,142 1822,142 1828,142 1834,142 1841,142 1847,142 1853,142 1861,142 1867,142 1873,142 1880,142 1886,142 1892,142 1899,142 1905,142 1911,142 1911,142 1971,142 1971,261 1911,261 1911,261 1905,261 1899,261 1892,261 1886,261 1880,261 1873,261 1867,261 1861,261 1853,261 1847,261 1841,261 1834,261 1828,261 1822,261 1815,261 1809,261 1803,261 1796,261 1790,261 1784,261 1777,261 1770,261 1764,261 1758,261 1751,261 1745,261 1739,261 1732,261 1726,261 1720,261 1713,261 1707,261 1701,261 1694,261 1688,261 1681,261 1674,261 1668,261 1662,261 1655,261 1649,261 1643,261 1636,261 1630,261 1624,261 1617,261 1610,261 1604,261 1598,261 1591,260 1585,260 1579,260 1572,260 1566,260 1560,260 1553,260 1546,260 1541,260 1534,260 1528,260 1521,260 1514,260 1508,260 1502,260 1495,260 1489,259 1483,259 1476,259 1470,259 1463,259 1457,259 1451,259 1445,259 1438,259 1431,258 1425,258 1419,258 1412,258 1406,258 1400,258 1393,258 1387,258 1381,257 1374,257 1368,257 1362,257 1355,256 1348,256 1342,256 1335,256 1329,255 1323,255 1316,255 1310,254 1304,254 1297,253 1291,253 1285,253 1278,252 1272,252 1266,251 1259,251 1252,250 1246,250 1240,249 1233,249 1227,248 1221,247 1214,247 1208,246 1202,245 1195,244 1189,243 1183,243 1176,242 1169,241 1163,240 1157,239 1150,238 1144,237 1137,236 1131,235 1125,234 1118,232 1112,231 1106,230 1099,229 1093,227 1087,226 1080,224 1073,223 1068,221 1061,220 1054,218 1048,216 1042,215 1035,213 1029,211 1023,210 1016,208 1010,206 1004,204 997,202 990,200 985,199 977,197 971,195 965,193 958,191 952,189 946,187 939,185 933,184 927,182 920,180 914,178 907,176 901,174 895,172 889,171 882,169 875,167 869,166 863,164 856,162 850,161 844,159 837,158 831,156 825,155 818,153 812,152 806,150 799,149 792,148 786,147 779,145 773,144 767,143 760,142 754,141 748,140 741,139 735,138 729,137 722,136 716,135 709,135 703,134 696,133 690,133 684,132 677,131 671,131 665,130 658,130 652,129 646,129 639,128 633,128 627,127 619,127 613,127 607,126 600,126 594,125 588,125 581,125 575,125 569,124 562,124 556,124 550,123 543,123 537,123 531,123 524,123 517,122 512,122 505,122 498,122 492,122 486,121 479,121 473,121 467,121 460,121 454,121 448,121 440,121 434,120 429,120 421,120 415,120 409,120 402,120 396,120 390,120 383,120 377,120 371,120 364,120 358,120 351,120 345,120 339,120 332,120 326,120 319,120 313,120 307,120 300,120 294,119 288,119 281,119 275,119 269,119 261,119 256,119 250,119 243,119 236,119 230,119 223,119 217,119 211,119 204,119 198,119 192,119 185,119 178,119 173,119 166,119 160,119 153,119 147,119 140,119 134,119 128,119 121,119 115,119 109,119 102,119 96,119 90,119 83,119 77,119 70,119 63,119 57,119 51,119 44,119 38,119 32,119 25,119 19,119 13,119 6,119 0,119">
          <text:p/>
        </draw:polygon>
        <draw:polygon draw:style-name="gr25" draw:text-style-name="P29" draw:layer="layout" svg:width="0.499cm" svg:height="0.198cm" svg:x="5.05cm" svg:y="7.501cm" svg:viewBox="0 0 500 199" draw:points="0,199 500,199 500,0 0,0">
          <text:p/>
        </draw:polygon>
        <draw:polygon draw:style-name="gr23" draw:text-style-name="P22" draw:layer="layout" svg:width="3.608cm" svg:height="0.213cm" svg:x="1.732cm" svg:y="6.35cm" svg:viewBox="0 0 3609 214" draw:points="2848,20 2855,19 2861,18 2867,18 2874,17 2880,16 2886,16 2893,15 2899,14 2906,13 2912,13 2918,12 2924,12 2931,11 2938,11 2944,10 2950,10 2957,9 2963,9 2970,9 2976,8 2982,8 2989,7 2995,7 3001,7 3008,6 3014,6 3021,6 3027,5 3034,5 3040,5 3046,5 3053,4 3059,4 3065,4 3072,4 3078,4 3084,4 3091,4 3097,3 3103,3 3110,3 3117,3 3123,3 3130,2 3136,2 3142,2 3149,2 3155,2 3161,2 3168,2 3174,2 3180,2 3187,2 3194,1 3200,1 3206,1 3213,1 3219,1 3225,1 3232,1 3238,1 3244,1 3251,1 3257,1 3263,1 3270,1 3276,1 3282,1 3290,1 3296,1 3302,1 3309,1 3315,1 3321,1 3328,1 3335,1 3340,1 3347,1 3354,1 3360,0 3366,0 3373,0 3379,0 3385,0 3392,0 3398,0 3404,0 3411,0 3417,0 3423,0 3430,0 3437,0 3442,0 3450,0 3456,0 3462,0 3469,0 3475,0 3481,0 3488,0 3494,0 3500,0 3507,0 3513,0 3519,0 3526,0 3533,0 3539,0 3545,0 3552,0 3558,0 3564,0 3571,0 3577,0 3583,0 3590,0 3596,0 3602,0 3609,0 3609,21 3609,21 3609,214 3602,214 3596,214 3590,214 3583,214 3577,214 3571,214 3564,214 3558,214 3552,214 3545,214 3539,214 3533,214 3526,214 3519,214 3513,214 3507,214 3500,214 3494,214 3488,214 3481,214 3475,214 3469,214 3462,214 3456,214 3450,214 3442,214 3437,214 3430,214 3423,214 3417,214 3411,214 3404,214 3398,214 3392,214 3385,214 3379,214 3373,214 3366,214 3360,214 3354,214 3347,214 3340,214 3335,214 3328,214 3321,214 3315,214 3309,214 3302,214 3296,214 3290,214 3282,214 3276,214 3270,214 3263,214 3257,214 3251,214 3244,214 3238,214 3232,214 3225,214 3219,214 3213,214 3206,214 3200,214 3194,214 3187,214 3180,214 3174,214 3168,214 3161,214 3155,214 3149,214 3142,214 3136,214 3130,214 3123,214 3117,214 3110,214 3103,214 3097,214 3091,214 3084,214 3078,214 3072,214 3065,214 3059,214 3053,214 3046,214 3040,214 3034,214 3027,214 3021,214 3014,214 3008,214 3001,214 2995,214 2989,214 2982,214 2976,214 2970,214 2963,214 2957,214 2950,214 2944,214 2938,214 2931,214 2924,214 2918,214 2912,214 2906,214 2899,214 2893,214 2886,214 2880,214 2874,214 2867,214 2861,214 2855,214 2848,214 2841,214 2835,214 2829,214 2823,214 2816,214 2810,214 2803,214 2797,214 2790,214 2784,214 2778,214 2771,214 2765,214 2759,214 2752,214 2745,214 2740,214 2733,214 2726,214 2720,214 2714,214 2707,214 2701,214 2695,214 2688,214 2682,214 2676,214 2669,214 2663,214 2657,214 2650,214 2643,214 2637,214 2630,214 2624,214 2618,214 2611,214 2605,214 2599,214 2592,214 2586,214 2580,214 2573,214 2567,214 2561,214 2554,214 2547,214 2541,214 2535,214 2528,214 2522,214 2516,214 2509,214 2503,214 2497,214 2490,214 2484,214 2478,214 2471,214 2465,214 2458,214 2451,214 2445,214 2439,214 2432,214 2426,214 2420,214 2413,214 2407,214 2401,214 2394,214 2388,214 2382,214 2375,214 2368,214 2362,214 2356,214 2349,214 2343,214 2337,214 2330,214 2324,214 2318,214 2311,214 2305,214 2299,214 2292,214 2285,214 2279,214 2272,214 2267,214 2260,214 2253,214 2247,214 2241,214 2234,214 2228,214 2222,214 2215,214 2209,214 2203,214 2196,214 2189,214 2184,214 2177,214 2170,214 2164,214 2158,214 2151,214 2145,214 2139,214 2132,214 2126,214 2120,214 2112,214 2107,214 2101,214 2094,214 2087,214 2081,214 2074,214 2068,214 2062,214 2055,214 2049,214 2043,214 2036,214 2030,214 2024,214 2017,214 2011,214 2005,214 1998,214 1991,214 1985,214 1979,214 1972,214 1966,214 1960,214 1953,214 1947,214 1941,214 1934,214 1928,214 1922,214 1915,214 1908,214 1902,214 1895,214 1889,214 1883,214 1876,214 1870,214 1864,214 1857,214 1851,214 1845,214 1838,214 1832,214 1826,214 1819,214 1812,214 1806,214 1800,214 1793,214 1787,214 1781,214 1774,214 1768,214 1762,214 1755,214 1749,214 1743,214 1736,214 1729,214 1723,214 1716,214 1710,214 1704,214 1698,214 1697,214 1639,214 1639,214 1632,214 1626,214 1620,214 1613,214 1606,214 1601,214 1594,214 1588,214 1581,214 1575,214 1568,214 1562,214 1556,214 1549,214 1543,214 1537,214 1530,214 1524,214 1518,214 1511,214 1505,214 1498,214 1491,214 1485,214 1479,214 1472,214 1466,214 1460,214 1453,214 1447,214 1441,214 1434,214 1428,214 1422,214 1415,214 1408,214 1402,214 1396,214 1389,214 1383,214 1377,214 1370,214 1363,214 1357,214 1350,214 1345,214 1338,214 1331,214 1325,214 1319,214 1312,214 1306,214 1300,214 1293,214 1287,214 1281,214 1274,214 1267,214 1262,214 1255,214 1248,214 1242,214 1236,214 1229,214 1223,214 1217,214 1210,214 1204,214 1198,214 1190,214 1184,214 1179,214 1172,214 1165,214 1159,214 1152,214 1146,214 1140,214 1133,214 1127,214 1121,214 1114,214 1108,214 1102,214 1095,214 1089,214 1083,214 1076,214 1069,214 1063,214 1057,214 1050,214 1044,214 1038,214 1031,214 1025,214 1019,214 1012,214 1006,214 1000,214 993,214 986,214 980,214 973,214 967,214 961,214 954,214 948,214 942,214 935,214 929,214 923,214 916,214 910,214 904,214 897,214 890,214 884,214 878,214 871,214 865,214 859,214 852,214 846,214 840,214 833,214 827,214 821,214 814,214 807,214 801,214 794,214 788,214 782,214 775,214 769,214 763,214 756,214 750,214 744,214 737,214 731,214 725,214 718,214 711,214 705,214 699,214 692,214 686,214 680,214 673,214 667,214 661,214 654,214 648,214 642,214 634,214 628,214 622,214 616,214 609,214 603,214 596,214 590,214 584,214 577,214 571,214 565,214 558,214 552,214 545,214 539,214 533,214 527,214 520,214 513,214 507,214 501,214 494,214 488,214 482,214 475,214 469,214 463,214 456,214 450,214 444,214 436,214 430,214 424,214 417,214 411,214 405,214 398,214 392,214 386,214 379,214 373,214 367,214 360,214 354,214 347,214 341,214 334,214 328,214 322,214 315,214 309,214 303,214 296,214 290,214 284,214 277,214 271,214 265,214 258,214 251,214 245,214 238,214 232,214 226,214 219,214 213,214 207,214 200,214 194,214 188,214 181,214 181,214 177,213 174,213 171,212 167,211 164,210 161,210 157,209 154,208 150,207 147,207 144,206 140,205 138,204 134,203 131,201 128,200 124,199 120,198 117,196 113,195 110,194 107,192 104,191 100,190 97,188 93,186 90,185 86,183 83,181 80,179 77,177 74,175 70,173 67,171 63,169 60,167 56,164 53,162 50,159 46,157 43,154 40,152 36,149 32,147 29,144 26,141 22,138 20,136 16,133 13,130 10,127 6,125 2,122 0,120 2,118 6,115 10,113 13,110 16,107 20,104 22,102 26,99 29,96 32,93 36,91 40,88 43,86 46,83 50,81 53,78 56,76 60,73 63,71 67,69 70,67 74,65 77,63 80,61 83,59 86,57 90,55 93,54 97,52 100,50 104,49 107,48 110,46 113,45 117,44 120,42 124,41 128,40 131,39 134,38 138,36 140,35 144,35 147,34 150,33 154,32 157,31 161,30 164,30 167,29 171,29 174,28 177,27 181,27 185,26 188,25 191,25 194,24 198,24 201,24 204,23 208,23 211,23 215,22 218,22 221,22 224,21 228,21 231,21 234,21 238,21 245,21 251,21 258,21 265,21 271,21 277,21 284,21 290,21 296,21 303,21 309,21 315,21 322,21 328,21 334,21 341,21 347,21 354,21 360,21 367,21 373,21 379,21 386,21 392,21 398,21 405,21 411,21 417,21 424,21 430,21 436,21 444,21 450,21 456,21 463,21 469,21 475,21 482,21 488,21 494,21 501,21 507,21 513,21 520,21 527,21 533,21 539,21 545,21 552,21 558,21 565,21 571,21 577,21 584,21 590,21 596,21 603,21 609,21 616,21 622,21 628,21 634,21 642,21 648,21 654,21 661,21 667,21 673,21 680,21 686,21 692,21 699,21 705,21 711,21 718,21 725,21 731,21 737,21 744,21 750,21 756,21 763,21 769,21 775,21 782,21 788,21 794,21 801,21 807,21 814,21 821,21 827,21 833,21 840,21 846,21 852,21 859,21 865,21 871,21 878,21 884,21 890,21 897,21 904,21 910,21 916,21 923,21 929,21 935,21 942,21 948,21 954,21 961,21 967,21 973,21 980,21 986,21 993,21 1000,21 1006,21 1012,21 1019,21 1025,21 1031,21 1038,21 1044,21 1050,21 1057,21 1063,21 1069,21 1076,21 1083,21 1089,21 1095,21 1102,21 1108,21 1114,21 1121,21 1127,21 1133,21 1140,21 1146,21 1152,21 1159,21 1165,21 1172,21 1179,21 1184,21 1190,21 1198,21 1204,21 1210,21 1217,21 1223,21 1229,21 1236,21 1242,21 1248,21 1255,21 1262,21 1267,21 1274,21 1281,21 1287,21 1293,21 1300,21 1306,21 1312,21 1319,21 1325,21 1331,21 1338,21 1345,21 1350,21 1357,21 1363,21 1370,21 1377,21 1383,21 1389,21 1396,21 1402,21 1408,21 1415,21 1422,21 1428,21 1434,21 1441,21 1447,21 1453,21 1460,21 1466,21 1472,21 1479,21 1485,21 1491,21 1498,21 1505,21 1511,21 1518,21 1524,21 1530,21 1537,21 1543,21 1549,21 1556,21 1562,21 1568,21 1575,21 1581,21 1588,21 1594,21 1601,21 1606,21 1613,21 1620,21 1626,21 1632,21 1639,21 1639,21 1697,21 1698,21 1704,21 1710,21 1716,21 1723,21 1729,21 1736,21 1743,21 1749,21 1755,21 1762,21 1768,21 1774,21 1781,21 1787,21 1793,21 1800,21 1806,21 1812,21 1819,21 1826,21 1832,21 1838,21 1845,21 1851,21 1857,21 1864,21 1870,21 1876,21 1883,21 1889,21 1895,21 1902,21 1908,21 1915,21 1922,21 1928,21 1934,21 1941,21 1947,21 1953,21 1960,21 1966,21 1972,21 1979,21 1985,21 1991,21 1998,21 2005,21 2011,21 2017,21 2024,21 2030,21 2036,21 2043,21 2049,21 2055,21 2062,21 2068,21 2074,21 2081,21 2087,21 2094,21 2101,21 2107,21 2112,21 2120,21 2126,21 2132,21 2139,21 2145,21 2151,21 2158,21 2164,21 2170,21 2177,21 2184,21 2189,21 2196,21 2203,21 2209,21 2215,21 2222,21 2228,21 2234,21 2241,21 2247,21 2253,21 2260,21 2267,21 2272,21 2279,21 2285,21 2292,21 2299,21 2305,21 2311,21 2318,21 2324,21 2330,21 2337,21 2343,21 2349,21 2356,21 2362,21 2368,21 2375,21 2382,21 2388,21 2394,21 2401,21 2407,21 2413,21 2420,21 2426,21 2432,21 2439,21 2445,21 2451,21 2458,21 2465,21 2471,21 2478,21 2484,21 2490,21 2497,21 2503,21 2509,21 2516,21 2522,21 2528,21 2535,21 2541,21 2547,21 2554,21 2561,21 2567,21 2573,21 2580,21 2586,21 2592,21 2599,21 2605,21 2611,21 2618,21 2624,21 2630,21 2637,21 2643,21 2650,21 2657,21 2663,21 2669,21 2676,21 2682,21 2688,21 2695,21 2701,21 2707,21 2714,21 2720,21 2726,21 2733,21 2740,21 2745,21 2752,21 2759,21 2765,21 2771,21 2778,21 2784,21 2790,21 2797,21 2803,21 2810,21 2816,21 2823,21 2829,21 2835,21 2841,21 2846,21">
          <text:p/>
        </draw:polygon>
        <draw:polygon draw:style-name="gr20" draw:text-style-name="P19" draw:layer="layout" svg:width="1.91cm" svg:height="0.187cm" svg:x="8.929cm" svg:y="7.364cm" svg:viewBox="0 0 1911 188" draw:points="0,0 6,0 13,0 19,0 25,0 32,0 39,0 44,0 51,0 57,0 64,0 70,0 77,0 83,0 90,0 96,0 102,0 109,0 115,0 121,0 128,0 134,0 140,0 147,0 154,0 160,0 166,0 173,0 179,0 185,0 192,0 198,0 204,0 211,0 217,0 223,0 230,0 237,0 243,0 250,0 256,0 262,0 269,0 275,0 281,0 288,1 294,1 300,1 307,1 313,1 319,1 326,1 333,1 339,1 345,1 352,1 358,1 364,1 371,1 377,1 383,1 390,1 396,1 402,1 410,1 415,1 422,1 429,2 435,2 441,2 448,2 454,2 460,2 467,2 473,2 479,2 486,2 492,2 498,3 505,3 512,3 517,3 524,3 531,3 537,3 543,3 550,3 556,4 562,4 569,4 575,4 581,5 588,5 595,5 600,5 607,6 613,6 620,6 627,7 633,7 639,7 646,8 652,8 658,8 665,9 671,9 678,10 684,10 690,11 696,11 703,12 710,12 716,13 722,14 729,14 735,15 741,15 748,16 754,17 760,18 768,19 773,19 779,20 786,21 793,22 799,23 806,24 812,25 818,26 825,27 831,28 837,29 844,31 850,32 856,33 863,34 869,36 875,37 882,38 889,39 895,41 901,42 908,44 914,45 920,46 927,48 933,49 939,50 946,52 952,53 958,55 966,56 972,57 978,59 985,61 991,62 997,63 1004,65 1010,66 1016,67 1023,69 1029,70 1035,71 1042,73 1048,74 1055,75 1061,76 1068,77 1073,79 1080,80 1087,81 1093,82 1099,83 1106,84 1112,85 1118,86 1125,87 1131,88 1137,88 1144,89 1151,90 1157,91 1163,91 1170,92 1176,93 1183,94 1189,94 1195,95 1202,96 1208,96 1214,96 1221,97 1227,97 1234,98 1240,98 1246,99 1253,99 1259,100 1266,100 1272,101 1278,101 1285,101 1291,102 1297,102 1304,102 1310,102 1316,102 1324,103 1329,103 1335,103 1342,103 1349,104 1355,104 1362,104 1368,104 1374,104 1381,105 1387,105 1393,105 1400,105 1406,105 1412,105 1419,105 1425,105 1431,106 1438,106 1445,106 1451,106 1457,106 1464,106 1470,106 1476,106 1483,106 1489,106 1496,106 1502,107 1508,107 1514,107 1522,107 1528,107 1534,107 1541,107 1547,107 1553,107 1560,107 1566,107 1572,107 1579,107 1585,107 1591,107 1598,107 1605,107 1611,107 1617,107 1624,107 1630,107 1636,107 1643,107 1649,107 1656,107 1663,107 1668,107 1674,107 1682,107 1688,107 1694,107 1701,107 1707,107 1713,107 1720,107 1726,107 1732,107 1739,107 1745,107 1751,107 1758,107 1765,107 1771,107 1777,107 1784,107 1790,108 1796,108 1803,108 1809,108 1815,108 1822,108 1828,108 1835,108 1841,108 1847,108 1854,108 1861,108 1867,108 1873,108 1880,108 1886,108 1892,108 1899,108 1905,108 1911,108 1911,188 1905,188 1899,188 1892,188 1886,188 1880,188 1873,188 1867,188 1861,188 1854,188 1847,188 1841,188 1835,188 1828,188 1822,188 1815,188 1809,188 1803,188 1796,188 1790,188 1784,188 1777,188 1771,188 1765,188 1758,188 1751,188 1745,188 1739,188 1732,188 1726,188 1720,188 1713,188 1707,188 1701,188 1694,188 1688,188 1682,188 1674,188 1668,188 1663,188 1656,188 1649,188 1643,188 1636,188 1630,188 1624,188 1617,188 1611,188 1605,188 1598,188 1591,188 1585,188 1579,188 1572,188 1566,188 1560,188 1553,188 1547,188 1541,187 1534,187 1528,187 1522,187 1514,187 1508,187 1502,187 1496,187 1489,187 1483,187 1476,187 1470,187 1464,187 1457,187 1451,187 1445,187 1438,186 1431,186 1425,186 1419,186 1412,186 1406,186 1400,186 1393,185 1387,185 1381,185 1374,185 1368,185 1362,185 1355,185 1349,184 1342,184 1335,184 1329,184 1324,184 1316,183 1310,183 1304,183 1297,183 1291,182 1285,182 1278,182 1272,181 1266,181 1259,180 1253,180 1246,180 1240,179 1234,179 1227,178 1221,178 1214,177 1208,177 1202,176 1195,176 1189,175 1183,174 1176,174 1170,173 1163,172 1157,172 1151,171 1144,170 1137,169 1131,168 1125,167 1118,167 1112,166 1106,165 1099,164 1093,162 1087,161 1080,161 1073,159 1068,158 1061,157 1055,156 1048,155 1042,153 1035,152 1029,151 1023,149 1016,148 1010,147 1004,145 997,144 991,143 985,141 978,140 972,138 966,137 958,136 952,134 946,132 939,131 933,130 927,128 920,127 914,126 908,124 901,123 895,121 889,120 882,119 875,118 869,116 863,115 856,114 850,113 844,111 837,110 831,109 825,108 818,107 812,106 806,105 799,104 793,103 786,102 779,101 773,100 768,99 760,99 754,98 748,97 741,96 735,96 729,95 722,94 716,94 710,93 703,93 696,92 690,92 684,91 678,91 671,90 665,90 658,90 652,89 646,89 639,88 633,88 627,88 620,87 613,87 607,87 600,86 595,86 588,86 581,86 575,85 569,85 562,85 556,85 550,85 543,85 537,84 531,84 524,84 517,84 512,84 505,84 498,84 492,83 486,83 479,83 473,83 467,83 460,83 454,83 448,83 441,83 435,83 429,82 422,82 415,82 410,82 402,82 396,82 390,82 383,82 377,82 371,82 364,82 358,82 352,82 345,82 339,82 333,82 326,82 319,82 313,82 307,82 300,82 294,82 288,82 281,82 275,82 269,82 262,82 256,82 250,82 243,81 237,81 230,81 223,81 217,81 211,81 204,81 198,81 192,81 185,81 179,81 173,81 166,81 160,81 154,81 147,81 140,81 134,81 128,81 121,81 115,81 109,81 102,81 96,81 90,81 83,81 77,81 70,81 64,81 57,81 51,81 44,81 39,81 32,81 25,81 19,81 13,81 6,81 0,81">
          <text:p/>
        </draw:polygon>
        <draw:polygon draw:style-name="gr21" draw:text-style-name="P26" draw:layer="layout" svg:width="1.918cm" svg:height="0.147cm" svg:x="8.92cm" svg:y="7.552cm" svg:viewBox="0 0 1919 148" draw:points="0,0 6,0 13,0 19,0 25,0 32,0 39,0 45,0 51,0 57,0 64,0 71,0 77,0 84,0 90,0 96,0 103,0 109,0 115,0 122,0 128,0 134,0 141,0 148,0 154,0 161,0 167,0 173,0 180,0 186,0 192,0 199,0 205,0 212,0 218,0 224,0 231,0 238,0 244,0 251,0 257,0 263,0 270,0 276,0 282,0 289,0 295,0 301,0 308,0 314,0 321,0 328,0 334,0 340,0 347,0 353,0 360,0 366,0 372,0 379,0 385,0 391,0 398,0 404,0 411,0 417,0 424,0 430,0 437,0 443,0 449,0 456,0 462,0 468,0 475,0 481,0 488,0 494,0 500,0 507,0 514,0 519,0 527,0 533,0 539,0 546,0 552,0 558,0 565,0 571,0 577,0 584,0 590,0 597,0 603,0 609,0 616,0 623,0 629,0 636,0 642,0 648,0 655,0 661,0 667,0 674,0 681,0 687,0 693,0 699,0 706,0 713,0 719,0 725,0 732,0 738,0 744,0 751,0 757,0 764,0 771,0 776,0 783,0 789,0 796,0 803,0 809,0 815,0 822,0 828,0 834,0 841,0 847,0 853,0 860,0 866,0 873,0 879,0 886,0 892,0 899,0 905,0 912,0 918,0 924,0 931,0 937,0 943,0 950,0 956,0 962,0 970,0 976,0 982,0 989,0 995,0 1001,0 1008,0 1014,0 1020,0 1027,0 1033,0 1040,0 1046,0 1052,0 1059,0 1066,0 1072,0 1078,0 1085,0 1091,0 1098,0 1104,0 1110,0 1117,0 1123,0 1129,0 1136,0 1142,0 1149,0 1156,0 1162,0 1168,0 1175,0 1181,0 1188,0 1194,0 1200,0 1207,0 1213,0 1219,0 1226,0 1232,0 1239,0 1246,0 1251,0 1258,0 1265,0 1271,0 1277,0 1284,0 1290,0 1296,0 1303,0 1309,0 1316,0 1322,0 1329,0 1335,0 1341,0 1347,0 1355,0 1361,0 1367,0 1374,0 1380,0 1386,0 1393,0 1399,0 1405,0 1412,0 1418,0 1425,0 1431,0 1437,0 1444,0 1451,0 1457,0 1464,0 1470,0 1476,0 1483,0 1489,0 1495,0 1502,0 1508,0 1514,0 1521,0 1528,0 1534,0 1541,0 1547,0 1553,0 1560,0 1566,0 1572,0 1579,0 1585,0 1592,0 1598,0 1605,0 1611,0 1618,0 1624,0 1631,0 1637,0 1643,0 1650,0 1656,0 1663,0 1670,0 1675,0 1681,0 1689,0 1695,0 1701,0 1708,0 1714,0 1720,0 1727,0 1733,0 1740,0 1747,0 1752,0 1759,0 1765,0 1772,0 1778,0 1785,0 1791,0 1798,0 1804,0 1810,0 1817,0 1823,0 1829,0 1836,0 1843,0 1848,0 1855,0 1862,0 1868,0 1875,0 1881,0 1887,0 1894,0 1900,0 1907,0 1913,0 1919,0 1919,148 1913,148 1907,148 1900,148 1894,148 1887,148 1881,148 1875,148 1868,148 1862,148 1855,148 1848,148 1843,148 1836,148 1829,148 1823,148 1817,148 1810,148 1804,148 1798,148 1791,148 1785,148 1778,148 1772,148 1765,148 1759,148 1752,148 1747,148 1740,148 1733,148 1727,148 1720,148 1714,148 1708,148 1701,148 1695,148 1689,148 1681,148 1675,148 1670,148 1663,148 1656,148 1650,148 1643,148 1637,148 1631,148 1624,148 1618,148 1611,148 1605,148 1598,148 1592,148 1585,148 1579,148 1572,148 1566,148 1560,148 1553,148 1547,148 1541,148 1534,148 1528,148 1521,148 1514,148 1508,148 1502,148 1495,148 1489,148 1483,148 1476,148 1470,148 1464,148 1457,148 1451,148 1444,148 1437,148 1431,148 1425,148 1418,148 1412,148 1405,148 1399,148 1393,148 1386,148 1380,148 1374,148 1367,148 1361,148 1355,148 1347,148 1341,148 1335,148 1329,148 1322,148 1316,148 1309,148 1303,148 1296,148 1290,148 1284,148 1277,148 1271,148 1265,148 1258,148 1251,148 1246,148 1239,148 1232,148 1226,148 1219,148 1213,148 1207,148 1200,148 1194,148 1188,148 1181,148 1175,148 1168,148 1162,148 1156,148 1149,148 1142,148 1136,148 1129,148 1123,148 1117,148 1110,148 1104,148 1098,148 1091,148 1085,148 1078,148 1072,148 1066,148 1059,148 1052,148 1046,148 1040,148 1033,148 1027,148 1020,148 1014,148 1008,148 1001,148 995,148 989,148 982,148 976,148 970,148 962,148 956,148 950,148 943,148 937,148 931,148 924,148 918,148 912,148 905,148 899,148 892,148 886,148 879,148 873,148 866,148 860,148 853,148 847,148 841,148 834,148 828,148 822,148 815,148 809,148 803,148 796,148 789,148 783,148 776,148 771,148 764,148 757,148 751,148 744,148 738,148 732,148 725,148 719,148 713,148 706,148 699,148 693,148 687,148 681,148 674,148 667,148 661,148 655,148 648,148 642,148 636,148 629,148 623,148 616,148 609,148 603,148 597,148 590,148 584,148 577,148 571,148 565,148 558,148 552,148 546,148 539,148 533,148 527,148 519,148 514,148 507,148 500,148 494,148 488,148 481,148 475,148 468,148 462,148 456,148 449,148 443,148 437,148 430,148 424,148 417,148 411,148 404,148 398,148 391,148 385,148 379,148 372,148 366,148 360,148 353,148 347,148 340,148 334,148 328,148 321,148 314,148 308,148 301,148 295,148 289,148 282,148 276,148 270,148 263,148 257,148 251,148 244,148 238,148 231,148 224,148 218,148 212,148 205,148 199,148 192,148 186,148 180,148 173,148 167,148 161,148 154,148 148,148 141,148 134,148 128,148 122,148 115,148 109,148 103,148 96,148 90,148 84,148 77,148 71,148 64,148 57,148 51,148 45,148 39,148 32,148 25,148 19,148 13,148 6,148 0,148">
          <text:p/>
        </draw:polygon>
        <draw:polygon draw:style-name="gr22" draw:text-style-name="P27" draw:layer="layout" svg:width="1.97cm" svg:height="0.258cm" svg:x="6.959cm" svg:y="7.441cm" svg:viewBox="0 0 1971 259" draw:points="0,0 6,0 13,0 19,0 25,0 32,0 38,0 44,0 51,0 57,0 63,0 70,0 77,0 83,0 90,0 96,0 102,0 109,0 115,0 121,0 128,0 134,0 140,0 147,0 153,0 160,0 166,0 173,0 178,0 185,0 192,0 198,0 204,0 211,0 217,0 223,0 230,0 236,0 243,0 250,0 256,0 261,0 269,0 275,0 281,0 288,0 294,0 300,0 307,0 313,0 319,1 326,1 332,1 339,1 345,1 351,1 358,1 364,1 371,1 377,1 383,1 390,1 396,1 402,1 409,1 415,1 421,1 429,1 434,1 440,2 448,2 454,2 460,2 467,2 473,2 479,2 486,2 492,2 498,2 505,3 512,3 517,3 524,3 531,3 537,3 543,3 550,3 556,4 562,4 569,4 575,4 581,4 588,5 594,5 600,5 607,6 613,6 619,6 627,7 633,7 639,7 646,8 652,8 658,9 665,9 671,9 677,10 684,10 690,11 696,11 703,12 709,12 716,13 722,14 729,14 735,15 741,16 748,16 754,17 760,18 767,19 773,20 779,20 786,21 792,22 799,23 806,24 812,25 818,26 825,27 831,29 837,30 844,31 850,32 856,33 863,35 869,36 875,37 882,38 889,40 895,41 901,43 907,44 914,45 920,47 927,48 933,50 939,51 946,53 952,54 958,56 965,57 971,58 977,60 985,61 990,63 997,64 1004,66 1010,67 1016,68 1023,70 1029,71 1035,73 1042,74 1048,75 1054,76 1061,78 1068,79 1073,80 1080,81 1087,82 1093,84 1099,85 1106,85 1112,86 1118,87 1125,88 1131,89 1137,90 1144,91 1150,92 1157,92 1163,93 1169,94 1176,95 1183,96 1189,96 1195,97 1202,97 1208,98 1214,98 1221,99 1227,100 1233,100 1240,100 1246,101 1252,101 1259,102 1266,102 1272,102 1278,103 1285,103 1291,103 1297,104 1304,104 1310,104 1316,105 1323,105 1329,105 1335,105 1342,106 1348,106 1355,106 1362,106 1368,106 1374,107 1381,107 1387,107 1393,107 1400,107 1406,107 1412,108 1419,108 1425,108 1431,108 1438,108 1445,108 1451,108 1457,108 1463,108 1470,108 1476,108 1483,108 1489,108 1495,108 1502,109 1508,109 1514,109 1521,109 1528,109 1534,109 1541,109 1546,109 1553,109 1560,109 1566,109 1572,109 1579,109 1585,109 1591,109 1598,109 1604,109 1610,109 1617,109 1624,109 1630,109 1636,109 1643,109 1649,109 1655,109 1662,109 1668,109 1674,109 1681,109 1688,109 1694,109 1701,109 1707,109 1713,109 1720,109 1726,109 1732,109 1739,109 1745,109 1751,109 1758,110 1764,110 1770,110 1777,110 1784,110 1790,110 1796,110 1803,110 1809,110 1815,110 1822,110 1828,110 1834,110 1841,110 1847,110 1853,110 1861,110 1867,110 1873,110 1880,110 1886,110 1892,110 1899,110 1905,110 1911,110 1911,110 1971,110 1971,259 1911,259 1911,259 1905,259 1899,259 1892,259 1886,259 1880,259 1873,259 1867,259 1861,259 1853,259 1847,259 1841,259 1834,259 1828,259 1822,259 1815,259 1809,259 1803,259 1796,259 1790,259 1784,259 1777,259 1770,259 1764,259 1758,259 1751,259 1745,259 1739,259 1732,259 1726,259 1720,259 1713,259 1707,259 1701,259 1694,259 1688,259 1681,259 1674,259 1668,259 1662,259 1655,259 1649,258 1643,258 1636,258 1630,258 1624,258 1617,258 1610,258 1604,258 1598,258 1591,258 1585,258 1579,258 1572,258 1566,258 1560,258 1553,258 1546,258 1541,258 1534,258 1528,258 1521,258 1514,258 1508,258 1502,258 1495,258 1489,258 1483,258 1476,257 1470,257 1463,257 1457,257 1451,257 1445,257 1438,257 1431,257 1425,257 1419,256 1412,256 1406,256 1400,256 1393,256 1387,256 1381,256 1374,256 1368,255 1362,255 1355,255 1348,255 1342,254 1335,254 1329,254 1323,254 1316,254 1310,253 1304,253 1297,253 1291,253 1285,252 1278,252 1272,252 1266,251 1259,251 1252,250 1246,250 1240,249 1233,249 1227,248 1221,248 1214,248 1208,247 1202,246 1195,246 1189,245 1183,244 1176,244 1169,243 1163,243 1157,242 1150,241 1144,240 1137,239 1131,238 1125,237 1118,237 1112,236 1106,235 1099,233 1093,232 1087,231 1080,230 1073,229 1068,228 1061,227 1054,225 1048,224 1042,223 1035,222 1029,220 1023,219 1016,218 1010,216 1004,215 997,213 990,212 985,210 977,209 971,207 965,206 958,205 952,203 946,202 939,200 933,199 927,197 920,196 914,195 907,193 901,192 895,190 889,189 882,188 875,186 869,185 863,184 856,182 850,181 844,180 837,179 831,178 825,177 818,175 812,174 806,173 799,172 792,171 786,170 779,170 773,169 767,168 760,167 754,166 748,165 741,165 735,164 729,163 722,163 716,162 709,161 703,161 696,160 690,160 684,159 677,159 671,158 665,158 658,157 652,157 646,157 639,156 633,156 627,155 619,155 613,155 607,155 600,155 594,154 588,154 581,154 575,153 569,153 562,153 556,153 550,153 543,152 537,152 531,152 524,152 517,152 512,152 505,151 498,151 492,151 486,151 479,151 473,151 467,151 460,151 454,151 448,150 440,150 434,150 429,150 421,150 415,150 409,150 402,150 396,150 390,149 383,149 377,149 371,149 364,149 358,149 351,149 345,149 339,149 332,149 326,149 319,149 313,149 307,149 300,149 294,149 288,149 281,149 275,149 269,149 261,149 256,149 250,149 243,149 236,149 230,149 223,149 217,149 211,149 204,149 198,149 192,149 185,149 178,149 173,149 166,149 160,149 153,149 147,149 140,149 134,149 128,149 121,149 115,149 109,149 102,149 96,149 90,149 83,149 77,149 70,149 63,149 57,149 51,149 44,149 38,149 32,149 25,149 19,149 13,149 6,149 0,149">
          <text:p/>
        </draw:polygon>
        <draw:polygon draw:style-name="gr23" draw:text-style-name="P22" draw:layer="layout" svg:width="3.616cm" svg:height="0.38cm" svg:x="7.223cm" svg:y="6.351cm" svg:viewBox="0 0 3617 381" draw:points="2749,35 2754,34 2761,32 2768,32 2774,30 2780,29 2787,28 2793,27 2799,26 2806,25 2812,24 2818,23 2825,22 2832,21 2837,20 2844,19 2850,18 2857,18 2863,17 2870,16 2876,15 2882,15 2889,14 2895,14 2901,13 2908,12 2915,12 2921,11 2927,11 2933,10 2940,10 2947,9 2953,9 2959,9 2966,8 2972,8 2978,7 2985,7 2991,7 2997,6 3004,6 3010,6 3016,5 3023,5 3030,5 3036,5 3042,4 3049,4 3055,4 3061,4 3068,4 3074,3 3080,3 3087,3 3093,3 3099,3 3106,3 3112,3 3119,3 3126,3 3132,2 3138,2 3145,2 3151,2 3157,2 3164,2 3170,1 3176,1 3183,1 3189,1 3195,1 3202,1 3209,1 3215,1 3221,1 3228,1 3234,1 3240,1 3247,1 3253,1 3259,1 3266,1 3272,1 3278,1 3285,1 3291,1 3298,0 3305,0 3311,0 3317,0 3324,0 3330,0 3336,0 3343,0 3349,0 3355,0 3362,0 3369,0 3375,0 3381,0 3388,0 3394,0 3400,0 3407,0 3413,0 3419,0 3426,0 3432,0 3438,0 3446,0 3451,0 3458,0 3465,0 3471,0 3477,0 3484,0 3490,0 3496,0 3503,0 3509,0 3515,0 3522,0 3528,0 3534,0 3541,0 3548,0 3554,0 3560,0 3567,0 3573,0 3579,0 3586,0 3592,0 3598,0 3605,0 3611,0 3617,0 3617,36 3617,37 3617,381 3611,381 3605,381 3598,381 3592,381 3586,381 3579,381 3573,381 3567,381 3560,381 3554,381 3548,381 3541,381 3534,381 3528,381 3522,381 3515,381 3509,381 3503,381 3496,381 3490,381 3484,381 3477,381 3471,381 3465,381 3458,381 3451,381 3446,381 3438,381 3432,381 3426,381 3419,381 3413,381 3407,381 3400,381 3394,381 3388,381 3381,381 3375,381 3369,381 3362,381 3355,381 3349,381 3343,381 3336,381 3330,381 3324,381 3317,381 3311,381 3305,381 3298,381 3291,381 3285,381 3278,381 3272,381 3266,381 3259,381 3253,381 3247,381 3240,381 3234,381 3228,381 3221,381 3215,381 3209,381 3202,381 3195,381 3189,381 3183,381 3176,381 3170,381 3164,381 3157,381 3151,381 3145,381 3138,381 3132,381 3126,381 3119,381 3112,381 3106,381 3099,381 3093,381 3087,381 3080,381 3074,381 3068,381 3061,381 3055,381 3049,381 3042,381 3036,381 3030,381 3023,381 3016,381 3010,381 3004,381 2997,381 2991,381 2985,381 2978,381 2972,381 2966,381 2959,381 2953,381 2947,381 2940,381 2933,381 2927,381 2921,381 2915,381 2908,381 2901,381 2895,381 2889,381 2882,381 2876,381 2870,381 2863,381 2857,381 2850,381 2844,381 2837,381 2832,381 2825,381 2818,381 2812,381 2806,381 2799,381 2793,381 2787,381 2780,381 2774,381 2768,381 2761,381 2754,381 2749,381 2742,381 2735,381 2729,381 2722,381 2716,381 2710,381 2703,381 2697,381 2691,381 2684,381 2678,381 2672,381 2665,381 2659,381 2652,381 2646,381 2639,381 2633,381 2627,381 2620,381 2614,381 2608,381 2601,381 2595,381 2589,381 2582,381 2576,381 2570,381 2562,381 2556,381 2550,381 2543,381 2537,381 2531,381 2524,381 2518,381 2512,381 2505,381 2499,381 2493,381 2486,381 2480,381 2474,381 2467,381 2460,381 2454,381 2448,381 2441,381 2435,381 2429,381 2422,381 2416,381 2410,381 2403,381 2397,381 2390,381 2384,381 2377,381 2371,381 2364,381 2358,381 2352,381 2345,381 2339,381 2333,381 2326,381 2320,381 2314,381 2307,381 2301,381 2294,381 2288,381 2281,381 2276,381 2269,381 2262,381 2256,381 2250,381 2243,381 2237,381 2230,381 2224,381 2218,381 2211,381 2204,381 2198,381 2192,381 2186,381 2179,381 2173,381 2166,381 2160,381 2154,381 2147,381 2141,381 2135,381 2128,381 2121,381 2116,381 2109,381 2103,381 2096,381 2090,381 2083,381 2077,381 2070,381 2064,381 2058,381 2051,381 2045,381 2039,381 2032,381 2025,381 2020,381 2013,381 2006,381 2000,381 1994,381 1987,381 1981,381 1975,381 1968,381 1962,381 1956,381 1949,381 1943,381 1937,381 1930,381 1924,381 1917,381 1910,381 1904,381 1898,381 1891,381 1885,381 1879,381 1872,381 1866,381 1860,381 1853,381 1847,381 1841,381 1834,381 1827,381 1821,381 1815,381 1808,381 1802,381 1796,381 1789,381 1783,381 1777,381 1770,381 1764,381 1758,381 1751,381 1745,381 1738,381 1731,381 1725,381 1719,381 1712,381 1707,381 1706,381 1648,381 1648,381 1641,381 1635,381 1629,381 1622,381 1615,381 1610,381 1603,381 1597,381 1590,381 1583,381 1577,381 1571,381 1564,381 1558,381 1552,381 1545,381 1539,381 1533,381 1526,381 1520,381 1514,381 1507,381 1500,381 1494,381 1488,381 1481,381 1475,381 1469,381 1462,381 1456,381 1450,381 1443,381 1437,381 1430,381 1424,381 1417,381 1411,381 1404,381 1398,381 1392,381 1385,381 1379,381 1372,381 1366,381 1359,381 1354,381 1347,381 1340,381 1334,381 1328,381 1321,381 1315,381 1309,381 1302,381 1296,381 1290,381 1282,381 1276,381 1270,381 1264,381 1257,381 1251,381 1244,381 1238,381 1232,381 1225,381 1219,381 1213,381 1206,381 1199,381 1193,381 1187,381 1181,381 1174,381 1168,381 1161,381 1155,381 1149,381 1142,381 1136,381 1130,381 1123,381 1117,381 1110,381 1103,381 1098,381 1091,381 1084,381 1078,381 1072,381 1065,381 1059,381 1053,381 1046,381 1040,381 1034,381 1027,381 1021,381 1015,381 1008,381 1002,381 995,381 989,381 982,381 976,381 970,381 963,381 957,381 950,381 944,381 938,381 931,381 925,381 919,381 912,381 905,381 899,381 893,381 886,381 880,381 874,381 867,381 861,381 855,381 848,381 842,381 836,381 829,381 823,381 816,381 810,381 803,381 797,381 790,381 784,381 778,381 771,381 765,381 759,381 752,381 746,381 740,381 733,381 726,381 720,381 714,381 707,381 701,381 695,381 688,381 682,381 676,381 669,381 663,381 657,381 650,381 643,381 637,381 630,381 625,381 618,381 611,381 605,381 599,381 592,381 586,381 580,381 573,381 567,381 561,381 554,381 547,381 542,381 535,381 528,381 522,381 516,381 509,381 503,381 497,381 490,381 484,381 478,381 471,381 465,381 459,381 452,381 445,381 439,381 432,381 426,381 420,381 413,381 407,381 401,381 394,381 391,381 386,380 380,380 374,380 368,378 363,377 356,377 351,377 345,376 338,376 333,374 327,374 322,373 315,372 310,371 304,370 298,368 292,367 286,366 280,365 274,364 269,362 262,360 257,360 251,358 245,357 239,355 233,353 227,351 222,349 215,347 210,345 204,342 198,341 192,338 187,336 181,333 174,331 169,328 163,325 158,322 150,319 145,316 139,313 134,309 128,306 121,303 116,299 110,295 105,291 98,287 92,283 87,279 81,274 75,270 69,266 63,262 57,257 51,253 46,248 40,243 34,238 28,234 23,229 17,224 10,219 5,215 0,211 5,208 10,203 17,199 23,194 28,189 34,184 40,180 46,175 51,170 57,165 63,161 69,157 75,152 81,148 87,144 92,140 98,135 105,131 110,128 116,124 121,120 128,116 134,113 139,109 145,107 150,103 158,100 163,97 169,94 174,92 181,89 187,87 192,84 198,82 204,80 210,77 215,76 222,73 227,72 233,70 239,68 245,66 251,65 257,63 262,62 269,60 274,58 280,57 286,57 292,56 298,54 304,53 310,52 315,51 322,50 327,49 333,49 338,47 345,47 351,46 356,45 363,45 368,44 374,43 380,43 386,42 391,41 397,41 403,41 410,40 415,40 421,40 427,40 433,40 439,38 444,38 450,38 456,38 462,38 468,38 474,38 479,37 486,37 492,37 497,36 503,36 509,36 516,36 522,36 528,36 535,36 542,36 547,36 554,36 561,36 567,36 573,36 580,36 586,36 592,36 599,36 605,36 611,36 618,36 625,36 630,36 637,36 643,36 650,36 657,36 663,36 669,36 676,36 682,36 688,36 695,36 701,36 707,36 714,36 720,36 726,36 733,36 740,36 746,36 752,36 759,36 765,36 771,36 778,36 784,36 790,36 797,36 803,36 810,36 816,36 823,36 829,36 836,36 842,36 848,36 855,36 861,36 867,36 874,36 880,36 886,36 893,36 899,36 905,36 912,36 919,36 925,36 931,36 938,36 944,36 950,36 957,36 963,36 970,36 976,36 982,36 989,36 995,36 1002,36 1008,36 1015,36 1021,36 1027,36 1034,36 1040,36 1046,36 1053,36 1059,36 1065,36 1072,36 1078,36 1084,36 1091,36 1098,36 1103,36 1110,36 1117,36 1123,36 1130,36 1136,36 1142,36 1149,36 1155,36 1161,36 1168,36 1174,36 1181,36 1187,36 1193,36 1199,36 1206,36 1213,36 1219,36 1225,36 1232,36 1238,36 1244,36 1251,36 1257,36 1264,36 1270,36 1276,36 1282,36 1290,36 1296,36 1302,36 1309,36 1315,36 1321,36 1328,36 1334,36 1340,36 1347,36 1354,36 1359,36 1366,36 1372,36 1379,36 1385,36 1392,36 1398,36 1404,36 1411,36 1417,36 1424,36 1430,36 1437,36 1443,36 1450,36 1456,36 1462,36 1469,36 1475,36 1481,36 1488,36 1494,36 1500,36 1507,36 1514,36 1520,36 1526,36 1533,36 1539,36 1545,36 1552,36 1558,36 1564,36 1571,36 1577,36 1583,36 1590,36 1597,36 1603,36 1610,36 1615,36 1622,36 1629,36 1635,36 1641,36 1648,36 1648,36 1706,36 1707,36 1712,36 1719,36 1725,36 1731,36 1738,36 1745,36 1751,36 1758,36 1764,36 1770,36 1777,36 1783,36 1789,36 1796,36 1802,36 1808,36 1815,36 1821,36 1827,36 1834,36 1841,36 1847,36 1853,36 1860,36 1866,36 1872,36 1879,36 1885,36 1891,36 1898,36 1904,36 1910,36 1917,36 1924,36 1930,36 1937,36 1943,36 1949,36 1956,36 1962,36 1968,36 1975,36 1981,36 1987,36 1994,36 2000,36 2006,36 2013,36 2020,36 2025,36 2032,36 2039,36 2045,36 2051,36 2058,36 2064,36 2070,36 2077,36 2083,36 2090,36 2096,36 2103,36 2109,36 2116,36 2121,36 2128,36 2135,36 2141,36 2147,36 2154,36 2160,36 2166,36 2173,36 2179,36 2186,36 2192,36 2198,36 2204,36 2211,36 2218,36 2224,36 2230,36 2237,36 2243,36 2250,36 2256,36 2262,36 2269,36 2276,36 2281,36 2288,36 2294,36 2301,36 2307,36 2314,36 2320,36 2326,36 2333,36 2339,36 2345,36 2352,36 2358,36 2364,36 2371,36 2377,36 2384,36 2390,36 2397,36 2403,36 2410,36 2416,36 2422,36 2429,36 2435,36 2441,36 2448,36 2454,36 2460,36 2467,36 2474,36 2480,36 2486,36 2493,36 2499,36 2505,36 2512,36 2518,36 2524,36 2531,36 2537,36 2543,36 2550,36 2556,36 2562,36 2570,36 2576,36 2582,36 2589,36 2595,36 2601,36 2608,36 2614,36 2620,36 2627,36 2633,36 2639,36 2646,36 2652,36 2659,36 2665,36 2672,36 2678,36 2684,36 2691,36 2697,36 2703,36 2710,36 2716,36 2722,36 2729,36 2735,36 2742,36 2745,36">
          <text:p/>
        </draw:polygon>
        <draw:g draw:style-name="gr16">
          <draw:line draw:style-name="gr29" draw:text-style-name="P30" draw:layer="layout" svg:x1="0.5cm" svg:y1="8cm" svg:x2="5.5cm" svg:y2="8cm">
            <text:p/>
          </draw:line>
          <draw:line draw:style-name="gr30" draw:text-style-name="P30" draw:layer="layout" svg:x1="3.4cm" svg:y1="8cm" svg:x2="3.4cm" svg:y2="8.1cm">
            <text:p/>
          </draw:line>
          <draw:frame draw:style-name="gr19" draw:text-style-name="P31" draw:layer="layout" svg:width="2.15cm" svg:height="0.526cm" svg:x="3.35cm" svg:y="7.95cm">
            <draw:text-box>
              <text:p text:style-name="P17"><text:span text:style-name="T2">2080-2100</text:span></text:p>
            </draw:text-box>
          </draw:frame>
          <draw:line draw:style-name="gr30" draw:text-style-name="P30" draw:layer="layout" svg:x1="1.4cm" svg:y1="8cm" svg:x2="1.4cm" svg:y2="8.1cm">
            <text:p/>
          </draw:line>
          <draw:frame draw:style-name="gr19" draw:text-style-name="P31" draw:layer="layout" svg:width="2.15cm" svg:height="0.526cm" svg:x="1.35cm" svg:y="7.95cm">
            <draw:text-box>
              <text:p text:style-name="P17"><text:span text:style-name="T2">2040-2060</text:span></text:p>
            </draw:text-box>
          </draw:frame>
          <draw:frame draw:style-name="gr19" draw:text-style-name="P31" draw:layer="layout" svg:width="2.15cm" svg:height="0.526cm" svg:x="-0.15cm" svg:y="7.95cm">
            <draw:text-box>
              <text:p text:style-name="P17"><text:span text:style-name="T2">Hist.</text:span></text:p>
            </draw:text-box>
          </draw:frame>
        </draw:g>
        <draw:polygon draw:style-name="gr26" draw:text-style-name="P24" draw:layer="layout" svg:width="4.96cm" svg:height="0.751cm" svg:x="5.88cm" svg:y="6.838cm" svg:viewBox="0 0 4961 752" draw:points="1081,0 1086,0 1092,0 1098,0 1105,0 1111,0 1117,0 1124,0 1130,0 1136,0 1143,0 1150,0 1156,0 1163,0 1169,0 1175,0 1182,0 1188,0 1194,0 1201,0 1207,0 1213,0 1220,0 1226,0 1232,0 1239,0 1246,0 1252,0 1258,0 1265,0 1271,0 1277,0 1284,0 1290,0 1296,0 1303,0 1309,0 1315,0 1323,0 1329,0 1335,0 1341,0 1348,0 1354,0 1361,0 1367,0 1373,0 1380,0 1386,0 1392,0 1399,0 1405,0 1411,0 1418,0 1425,0 1430,0 1437,0 1444,0 1450,0 1456,0 1463,0 1469,0 1475,0 1482,0 1488,0 1494,0 1501,0 1508,0 1513,0 1520,0 1527,0 1533,0 1540,0 1546,0 1552,0 1559,0 1565,0 1571,0 1578,0 1584,0 1591,0 1597,0 1603,0 1610,0 1616,0 1623,0 1629,0 1635,0 1642,0 1648,0 1654,0 1661,0 1667,0 1673,0 1680,0 1686,0 1692,0 1699,0 1706,0 1712,0 1719,0 1725,0 1731,0 1738,0 1744,0 1750,0 1757,0 1763,0 1769,0 1776,0 1782,0 1788,0 1795,0 1802,0 1808,0 1814,0 1821,0 1827,0 1833,0 1840,0 1846,0 1852,0 1859,0 1865,0 1871,0 1879,0 1885,0 1891,0 1898,0 1904,0 1910,0 1917,0 1923,0 1929,0 1936,0 1942,0 1948,0 1955,0 1961,0 1968,0 1974,0 1981,0 1986,0 1993,0 2000,0 2006,0 2012,0 2019,0 2025,0 2031,0 2038,0 2044,0 2050,0 2057,0 2064,0 2070,0 2077,0 2083,0 2089,0 2096,0 2102,0 2108,0 2115,0 2121,0 2127,0 2134,0 2140,0 2147,0 2153,0 2159,0 2166,0 2172,0 2179,0 2185,0 2191,0 2198,0 2204,0 2210,0 2217,0 2223,0 2230,0 2237,0 2242,0 2249,0 2256,0 2262,0 2268,0 2275,0 2281,0 2287,0 2294,0 2300,0 2306,0 2313,0 2319,0 2325,0 2332,0 2338,0 2345,0 2351,0 2358,0 2364,0 2370,0 2377,0 2383,0 2390,0 2396,0 2402,0 2409,0 2415,0 2421,0 2428,0 2435,0 2441,0 2447,0 2454,0 2460,0 2466,0 2473,0 2479,0 2485,0 2492,0 2498,0 2504,0 2511,0 2517,0 2524,0 2530,0 2537,0 2542,0 2550,0 2556,0 2562,0 2569,0 2575,0 2581,0 2588,0 2594,0 2600,0 2607,0 2614,0 2620,0 2626,0 2633,0 2639,0 2645,0 2652,0 2658,0 2664,0 2671,0 2677,0 2683,0 2690,0 2697,0 2703,0 2710,0 2715,0 2722,0 2729,0 2735,0 2741,0 2748,0 2754,0 2760,0 2767,0 2774,0 2780,0 2786,0 2793,0 2799,0 2805,0 2812,0 2818,0 2824,0 2831,0 2837,0 2843,0 2850,0 2857,0 2863,0 2870,0 2876,0 2882,0 2889,0 2895,0 2901,0 2908,0 2914,0 2920,0 2927,0 2933,0 2940,0 2946,0 2953,0 2959,0 2965,0 2972,0 2978,0 2984,0 2991,0 3049,0 3050,0 3056,0 3062,0 3069,0 3075,0 3081,0 3088,0 3094,0 3101,0 3107,0 3113,0 3120,0 3126,0 3132,0 3139,0 3145,0 3151,0 3158,0 3164,0 3170,0 3178,0 3184,0 3190,0 3197,0 3203,0 3209,0 3216,0 3222,0 3228,0 3235,0 3242,0 3247,0 3254,0 3260,0 3267,0 3273,0 3280,0 3286,0 3292,0 3299,0 3305,0 3311,0 3318,0 3324,0 3330,0 3337,0 3343,0 3350,0 3357,0 3363,0 3369,0 3376,0 3382,0 3388,0 3395,0 3401,0 3407,0 3414,0 3420,0 3426,0 3433,0 3439,0 3446,0 3452,0 3459,0 3464,0 3471,0 3478,0 3484,0 3490,0 3497,0 3503,0 3510,0 3516,0 3522,0 3529,0 3536,0 3542,0 3548,0 3555,0 3561,0 3567,0 3574,0 3580,0 3586,0 3593,0 3599,0 3605,0 3612,0 3619,0 3625,0 3631,0 3637,0 3644,0 3650,0 3657,0 3663,0 3670,0 3676,0 3682,0 3689,0 3695,0 3701,0 3708,0 3715,0 3720,0 3727,0 3734,0 3740,0 3746,0 3753,0 3759,0 3765,0 3772,0 3778,0 3784,0 3791,0 3798,0 3803,0 3810,0 3817,0 3823,0 3830,0 3836,0 3842,0 3849,0 3855,0 3861,0 3868,0 3874,0 3880,0 3887,0 3893,0 3899,0 3906,0 3913,0 3919,0 3925,0 3932,0 3938,0 3944,0 3951,0 3957,0 3963,0 3970,0 3976,0 3982,0 3989,0 3995,0 4002,0 4009,0 4015,0 4021,0 4028,0 4034,0 4040,0 4047,0 4053,0 4059,0 4066,0 4072,0 4078,0 4085,0 4092,0 4098,0 4104,0 4111,0 4117,0 4123,0 4130,0 4136,0 4142,0 4149,0 4155,0 4161,0 4168,0 4175,0 4181,0 4188,0 4193,0 4200,0 4207,0 4213,0 4219,0 4226,0 4232,0 4238,0 4245,0 4251,0 4258,0 4264,0 4271,0 4276,0 4283,0 4290,0 4296,0 4302,0 4309,0 4315,0 4321,0 4328,0 4334,0 4340,0 4347,0 4354,0 4359,0 4366,0 4373,0 4379,0 4386,0 4392,0 4398,0 4405,0 4411,0 4417,0 4424,0 4430,0 4436,0 4443,0 4449,0 4455,0 4462,0 4469,0 4475,0 4481,0 4488,0 4494,0 4500,0 4507,0 4513,0 4519,0 4527,0 4532,0 4538,0 4546,0 4552,0 4558,0 4565,0 4571,0 4577,0 4584,0 4590,0 4596,0 4603,0 4609,0 4615,0 4622,0 4628,0 4634,0 4641,0 4648,0 4654,0 4660,0 4667,0 4673,0 4679,0 4687,0 4693,0 4698,0 4706,0 4712,0 4718,0 4725,0 4731,0 4737,0 4744,0 4750,0 4756,0 4763,0 4769,0 4776,0 4782,0 4789,0 4794,0 4801,0 4808,0 4814,0 4820,0 4827,0 4833,0 4839,0 4846,0 4852,0 4859,0 4866,0 4871,0 4877,0 4885,0 4891,0 4897,0 4904,0 4910,0 4916,0 4923,0 4929,0 4935,0 4942,0 4949,0 4954,0 4961,0 4961,526 4954,526 4949,526 4942,526 4935,526 4929,526 4923,526 4916,526 4910,526 4904,526 4897,526 4891,526 4885,526 4877,526 4871,526 4866,526 4859,526 4852,526 4846,526 4839,526 4833,526 4827,526 4820,526 4814,526 4808,526 4801,526 4794,526 4789,526 4782,526 4776,526 4769,526 4763,526 4756,526 4750,526 4744,526 4737,526 4731,526 4725,526 4718,526 4712,526 4706,526 4698,526 4693,526 4687,526 4679,526 4673,526 4667,526 4660,526 4654,526 4648,526 4641,526 4634,526 4628,526 4622,526 4615,526 4609,526 4603,526 4596,526 4590,526 4584,526 4577,526 4571,526 4565,526 4558,526 4552,526 4546,526 4538,526 4532,526 4527,526 4519,526 4513,526 4507,526 4500,526 4494,526 4488,526 4481,526 4475,526 4469,526 4462,526 4455,526 4449,526 4443,526 4436,526 4430,526 4424,526 4417,526 4411,526 4405,526 4398,526 4392,526 4386,526 4379,526 4373,526 4366,526 4359,526 4354,526 4347,526 4340,526 4334,526 4328,526 4321,526 4315,526 4309,526 4302,526 4296,526 4290,526 4283,526 4276,526 4271,526 4264,526 4258,526 4251,526 4245,526 4238,526 4232,526 4226,526 4219,526 4213,526 4207,526 4200,526 4193,526 4188,526 4181,526 4175,526 4168,526 4161,526 4155,526 4149,526 4142,526 4136,526 4130,526 4123,526 4117,526 4111,526 4104,526 4098,526 4092,526 4085,526 4078,526 4072,526 4066,526 4059,526 4053,526 4047,526 4040,526 4034,526 4028,526 4021,526 4015,526 4009,526 4002,526 3995,526 3989,526 3982,526 3976,526 3970,526 3963,526 3957,526 3951,526 3944,526 3938,526 3932,526 3925,526 3919,526 3913,526 3906,526 3899,526 3893,526 3887,526 3880,526 3874,526 3868,526 3861,526 3855,526 3849,526 3842,526 3836,526 3830,526 3823,526 3817,526 3810,526 3803,526 3798,526 3791,526 3784,526 3778,526 3772,526 3765,526 3759,526 3753,526 3746,526 3740,526 3734,526 3727,526 3720,526 3715,526 3708,526 3701,526 3695,526 3689,526 3682,526 3676,526 3670,526 3663,526 3657,526 3650,526 3644,526 3637,526 3631,526 3625,526 3619,526 3612,526 3605,526 3599,526 3593,526 3586,526 3580,526 3574,526 3567,526 3561,526 3555,526 3548,526 3542,526 3536,526 3529,526 3522,526 3516,526 3510,526 3503,526 3497,526 3490,526 3484,526 3478,526 3471,526 3464,526 3459,526 3452,526 3446,526 3439,526 3433,526 3426,526 3420,526 3414,526 3407,526 3401,526 3395,526 3388,526 3382,526 3376,526 3369,526 3363,526 3357,526 3350,526 3343,526 3337,526 3330,526 3324,526 3318,526 3311,526 3305,526 3299,526 3292,526 3286,526 3280,526 3273,526 3267,526 3260,526 3254,526 3247,526 3242,526 3235,526 3228,526 3222,526 3216,526 3209,526 3203,526 3197,526 3190,526 3184,526 3178,526 3170,526 3164,526 3158,526 3151,526 3145,526 3139,526 3132,526 3126,526 3120,526 3113,526 3107,526 3101,526 3094,526 3088,526 3081,526 3075,526 3069,526 3062,526 3056,526 3050,526 3050,607 2991,607 2991,604 2984,604 2978,604 2972,604 2965,604 2959,604 2953,604 2946,604 2940,604 2933,604 2927,604 2920,604 2914,604 2908,604 2901,604 2895,604 2889,604 2882,604 2876,604 2870,604 2863,604 2857,604 2850,604 2843,604 2837,604 2831,604 2824,604 2818,604 2812,604 2805,604 2799,604 2793,604 2786,604 2780,604 2774,604 2767,604 2760,604 2754,604 2748,604 2741,604 2735,604 2729,604 2722,604 2715,604 2710,604 2703,604 2697,604 2690,604 2683,604 2677,604 2671,604 2664,604 2658,604 2652,604 2645,604 2639,604 2633,604 2626,604 2620,604 2614,604 2607,604 2600,604 2594,604 2588,604 2581,604 2575,604 2569,604 2562,604 2556,604 2550,604 2542,604 2537,604 2530,604 2524,604 2517,604 2511,604 2504,604 2498,604 2492,604 2485,604 2479,604 2473,604 2466,604 2460,604 2454,604 2447,604 2441,604 2435,604 2428,604 2421,604 2415,604 2409,604 2402,604 2396,604 2390,604 2383,604 2377,604 2370,604 2364,604 2358,604 2351,604 2345,604 2338,604 2332,604 2325,604 2319,604 2313,604 2306,604 2300,604 2294,604 2287,604 2281,604 2275,604 2268,604 2262,604 2256,604 2249,604 2242,604 2237,604 2230,604 2223,604 2217,604 2210,604 2204,604 2198,604 2191,604 2185,604 2179,604 2172,604 2166,604 2159,604 2153,604 2147,604 2140,604 2134,604 2127,604 2121,604 2115,604 2108,604 2102,604 2096,604 2089,604 2083,604 2077,604 2070,604 2064,604 2057,604 2050,604 2044,604 2038,604 2031,604 2025,604 2019,604 2012,604 2006,604 2000,604 1993,604 1986,604 1981,604 1974,604 1968,604 1961,604 1955,604 1948,604 1942,604 1936,604 1929,604 1923,604 1917,604 1910,604 1904,604 1898,604 1891,604 1885,604 1879,604 1871,604 1865,604 1859,604 1852,604 1846,604 1840,604 1833,604 1827,604 1821,604 1814,604 1808,604 1802,604 1795,604 1788,604 1782,604 1776,604 1769,604 1763,604 1757,604 1750,604 1744,604 1738,604 1731,604 1725,604 1719,604 1712,604 1706,604 1699,604 1692,604 1686,604 1680,604 1673,604 1667,604 1661,604 1654,604 1648,604 1642,604 1635,604 1629,604 1623,604 1616,604 1610,604 1603,604 1597,604 1591,604 1584,604 1578,604 1571,604 1565,604 1559,604 1552,604 1546,604 1540,604 1533,604 1527,604 1520,604 1513,604 1508,604 1501,604 1494,604 1488,604 1482,604 1475,604 1469,604 1463,604 1456,604 1450,604 1444,604 1437,604 1430,604 1425,604 1418,604 1411,604 1405,604 1399,604 1392,604 1386,604 1380,604 1373,604 1367,604 1361,604 1354,604 1348,604 1341,604 1335,604 1329,604 1323,604 1315,604 1309,604 1303,604 1296,604 1290,604 1284,604 1277,604 1271,604 1265,604 1258,604 1252,604 1246,604 1239,604 1232,604 1226,604 1220,604 1213,604 1207,604 1201,604 1194,604 1188,604 1182,604 1175,604 1169,604 1163,604 1156,604 1150,604 1143,604 1136,604 1130,604 1124,604 1117,604 1111,604 1105,604 1098,604 1092,604 1086,604 1081,604 1081,752 820,752 775,752 770,752 770,751 764,750 748,747 733,746 716,743 703,739 686,733 672,732 657,728 640,725 626,721 610,715 594,711 580,707 563,702 548,698 533,691 518,686 503,681 488,674 471,668 456,663 441,656 426,649 411,642 395,635 380,627 365,621 349,611 334,604 317,596 305,586 288,577 273,568 258,559 241,547 227,538 211,527 196,517 179,506 166,496 149,486 134,475 120,464 103,451 89,441 72,429 59,418 42,406 28,395 13,384 0,376 13,367 28,356 42,346 59,333 72,322 89,311 103,300 120,288 134,277 149,265 166,255 179,245 196,234 211,224 227,214 241,204 258,193 273,183 288,175 305,166 317,156 334,147 349,140 365,131 380,124 395,116 411,109 426,102 441,95 456,88 471,83 488,78 503,71 518,65 533,61 548,54 563,50 580,44 594,41 610,36 626,31 640,27 657,24 672,20 686,18 703,13 716,9 733,6 748,4 761,2 770,2 770,0 1079,0">
          <text:p/>
        </draw:polygon>
        <draw:polygon draw:style-name="gr26" draw:text-style-name="P24" draw:layer="layout" svg:width="4.88cm" svg:height="0.673cm" svg:x="11.41cm" svg:y="6.926cm" svg:viewBox="0 0 4881 674" draw:points="940,0 999,0 1006,0 1012,0 1018,0 1025,0 1031,0 1037,0 1044,0 1050,0 1056,0 1063,0 1070,0 1076,0 1083,0 1089,0 1095,0 1102,0 1108,0 1114,0 1121,0 1127,0 1133,0 1140,0 1146,0 1152,0 1159,0 1166,0 1172,0 1178,0 1185,0 1191,0 1197,0 1204,0 1210,0 1216,0 1223,0 1229,0 1235,0 1243,0 1249,0 1255,0 1261,0 1268,0 1274,0 1281,0 1287,0 1293,0 1300,0 1306,0 1312,0 1319,0 1325,0 1331,0 1338,0 1345,0 1350,0 1357,0 1364,0 1370,0 1376,0 1383,0 1389,0 1395,0 1402,0 1408,0 1414,0 1421,0 1428,0 1433,0 1440,0 1447,0 1453,0 1460,0 1466,0 1472,0 1479,0 1485,0 1491,0 1498,0 1504,0 1511,0 1517,0 1523,0 1530,0 1536,0 1543,0 1549,0 1555,0 1562,0 1568,0 1574,0 1581,0 1587,0 1593,0 1600,0 1606,0 1612,0 1619,0 1626,0 1632,0 1639,0 1645,0 1651,0 1658,0 1664,0 1670,0 1677,0 1683,0 1689,0 1696,0 1702,0 1708,0 1715,0 1722,0 1728,0 1734,0 1741,0 1747,0 1753,0 1760,0 1766,0 1772,0 1779,0 1785,0 1791,0 1799,0 1805,0 1811,0 1818,0 1824,0 1830,0 1837,0 1843,0 1849,0 1856,0 1862,0 1868,0 1875,0 1881,0 1888,0 1894,0 1901,0 1906,0 1913,0 1920,0 1926,0 1932,0 1939,0 1945,0 1951,0 1958,0 1964,0 1970,0 1977,0 1984,0 1990,0 1997,0 2003,0 2009,0 2016,0 2022,0 2028,0 2035,0 2041,0 2047,0 2054,0 2060,0 2067,0 2073,0 2079,0 2086,0 2092,0 2099,0 2105,0 2111,0 2118,0 2124,0 2130,0 2137,0 2143,0 2150,0 2157,0 2162,0 2169,0 2176,0 2182,0 2188,0 2195,0 2201,0 2207,0 2214,0 2220,0 2226,0 2233,0 2239,0 2245,0 2252,0 2258,0 2265,0 2271,0 2278,0 2284,0 2290,0 2297,0 2303,0 2310,0 2316,0 2322,0 2329,0 2335,0 2341,0 2348,0 2355,0 2361,0 2367,0 2374,0 2380,0 2386,0 2393,0 2399,0 2405,0 2412,0 2418,0 2424,0 2431,0 2437,0 2444,0 2450,0 2457,0 2462,0 2470,0 2476,0 2482,0 2489,0 2495,0 2501,0 2508,0 2514,0 2520,0 2527,0 2534,0 2540,0 2546,0 2553,0 2559,0 2565,0 2572,0 2578,0 2584,0 2591,0 2597,0 2603,0 2610,0 2617,0 2623,0 2630,0 2635,0 2642,0 2649,0 2655,0 2661,0 2668,0 2674,0 2680,0 2687,0 2694,0 2700,0 2706,0 2713,0 2719,0 2725,0 2732,0 2738,0 2744,0 2751,0 2757,0 2763,0 2770,0 2777,0 2783,0 2790,0 2796,0 2802,0 2809,0 2815,0 2821,0 2828,0 2834,0 2840,0 2847,0 2853,0 2860,0 2866,0 2873,0 2879,0 2885,0 2892,0 2898,0 2904,0 2911,0 2969,0 2970,0 2976,0 2982,0 2989,0 2995,0 3001,0 3008,0 3014,0 3021,0 3027,0 3033,0 3040,0 3046,0 3052,0 3059,0 3065,0 3071,0 3078,0 3084,0 3090,0 3098,0 3104,0 3110,0 3117,0 3123,0 3129,0 3136,0 3142,0 3148,0 3155,0 3162,0 3167,0 3174,0 3180,0 3187,0 3193,0 3200,0 3206,0 3212,0 3219,0 3225,0 3231,0 3238,0 3244,0 3250,0 3257,0 3263,0 3270,0 3277,0 3283,0 3289,0 3296,0 3302,0 3308,0 3315,0 3321,0 3327,0 3334,0 3340,0 3346,0 3353,0 3359,0 3366,0 3372,0 3379,0 3384,0 3391,0 3398,0 3404,0 3410,0 3417,0 3423,0 3430,0 3436,0 3442,0 3449,0 3456,0 3462,0 3468,0 3475,0 3481,0 3487,0 3494,0 3500,0 3506,0 3513,0 3519,0 3525,0 3532,0 3539,0 3545,0 3551,0 3557,0 3564,0 3570,0 3577,0 3583,0 3590,0 3596,0 3602,0 3609,0 3615,0 3621,0 3628,0 3635,0 3640,0 3647,0 3654,0 3660,0 3666,0 3673,0 3679,0 3685,0 3692,0 3698,0 3704,0 3711,0 3718,0 3723,0 3730,0 3737,0 3743,0 3750,0 3756,0 3762,0 3769,0 3775,0 3781,0 3788,0 3794,0 3800,0 3807,0 3813,0 3819,0 3826,0 3833,0 3839,0 3845,0 3852,0 3858,0 3864,0 3871,0 3877,0 3883,0 3890,0 3896,0 3902,0 3909,0 3915,0 3922,0 3929,0 3935,0 3941,0 3948,0 3954,0 3960,0 3967,0 3973,0 3979,0 3986,0 3992,0 3998,0 4005,0 4012,0 4018,0 4024,0 4031,0 4037,0 4043,0 4050,0 4056,0 4062,0 4069,0 4075,0 4081,0 4088,0 4095,0 4101,0 4108,0 4113,0 4120,0 4127,0 4133,0 4139,0 4146,0 4152,0 4158,0 4165,0 4171,0 4178,0 4184,0 4191,0 4196,0 4203,0 4210,0 4216,0 4222,0 4229,0 4235,0 4241,0 4248,0 4254,0 4260,0 4267,0 4274,0 4279,0 4286,0 4293,0 4299,0 4306,0 4312,0 4318,0 4325,0 4331,0 4337,0 4344,0 4350,0 4356,0 4363,0 4369,0 4375,0 4382,0 4389,0 4395,0 4401,0 4408,0 4414,0 4420,0 4427,0 4433,0 4439,0 4447,0 4452,0 4458,0 4466,0 4472,0 4478,0 4485,0 4491,0 4497,0 4504,0 4510,0 4516,0 4523,0 4529,0 4535,0 4542,0 4548,0 4554,0 4561,0 4568,0 4574,0 4580,0 4587,0 4593,0 4599,0 4607,0 4613,0 4618,0 4626,0 4632,0 4638,0 4645,0 4651,0 4657,0 4664,0 4670,0 4676,0 4683,0 4689,0 4696,0 4702,0 4709,0 4714,0 4721,0 4728,0 4734,0 4740,0 4747,0 4753,0 4759,0 4766,0 4772,0 4779,0 4786,0 4791,0 4797,0 4805,0 4811,0 4817,0 4824,0 4830,0 4836,0 4843,0 4849,0 4855,0 4862,0 4869,0 4874,0 4881,0 4881,647 4874,647 4869,647 4862,647 4855,647 4849,647 4843,647 4836,647 4830,647 4824,647 4817,647 4811,647 4805,647 4797,647 4791,647 4786,647 4779,647 4772,647 4766,647 4759,647 4753,647 4747,647 4740,647 4734,647 4728,647 4721,647 4714,647 4709,647 4702,647 4696,647 4689,647 4683,647 4676,647 4670,647 4664,647 4657,647 4651,647 4645,647 4638,647 4632,647 4626,647 4618,647 4613,647 4607,647 4599,647 4593,647 4587,647 4580,647 4574,647 4568,647 4561,647 4554,647 4548,647 4542,647 4535,647 4529,647 4523,647 4516,647 4510,647 4504,647 4497,647 4491,647 4485,647 4478,647 4472,647 4466,647 4458,647 4452,647 4447,647 4439,647 4433,647 4427,647 4420,647 4414,647 4408,647 4401,647 4395,647 4389,647 4382,647 4375,647 4369,647 4363,647 4356,647 4350,647 4344,647 4337,647 4331,647 4325,647 4318,647 4312,647 4306,647 4299,647 4293,647 4286,647 4279,647 4274,647 4267,647 4260,647 4254,647 4248,647 4241,647 4235,647 4229,647 4222,647 4216,647 4210,647 4203,647 4196,647 4191,647 4184,647 4178,647 4171,647 4165,647 4158,647 4152,647 4146,647 4139,647 4133,647 4127,647 4120,647 4113,647 4108,647 4101,647 4095,647 4088,647 4081,647 4075,647 4069,647 4062,647 4056,647 4050,647 4043,647 4037,647 4031,647 4024,647 4018,647 4012,647 4005,647 3998,647 3992,647 3986,647 3979,647 3973,647 3967,647 3960,647 3954,647 3948,647 3941,647 3935,647 3929,647 3922,647 3915,647 3909,647 3902,647 3896,647 3890,647 3883,647 3877,647 3871,647 3864,647 3858,647 3852,647 3845,647 3839,647 3833,647 3826,647 3819,647 3813,647 3807,647 3800,647 3794,647 3788,647 3781,647 3775,647 3769,647 3762,647 3756,647 3750,647 3743,647 3737,647 3730,647 3723,647 3718,647 3711,647 3704,647 3698,647 3692,647 3685,647 3679,647 3673,647 3666,647 3660,647 3654,647 3647,647 3640,647 3635,647 3628,647 3621,647 3615,647 3609,647 3602,647 3596,647 3590,647 3583,647 3577,647 3570,647 3564,647 3557,647 3551,647 3545,647 3539,647 3532,647 3525,647 3519,647 3513,647 3506,647 3500,647 3494,647 3487,647 3481,647 3475,647 3468,647 3462,647 3456,647 3449,647 3442,647 3436,647 3430,647 3423,647 3417,647 3410,647 3404,647 3398,647 3391,647 3384,647 3379,647 3372,647 3366,647 3359,647 3353,647 3346,647 3340,647 3334,647 3327,647 3321,647 3315,647 3308,647 3302,647 3296,647 3289,647 3283,647 3277,647 3270,647 3263,647 3257,647 3250,647 3244,647 3238,647 3231,647 3225,647 3219,647 3212,647 3206,647 3200,647 3193,647 3187,647 3180,647 3174,647 3167,647 3162,647 3155,647 3148,647 3142,647 3136,647 3129,647 3123,647 3117,647 3110,647 3104,647 3098,647 3090,647 3084,647 3078,647 3071,647 3065,647 3059,647 3052,647 3046,647 3040,647 3033,647 3027,647 3021,647 3014,647 3008,647 3001,647 2995,647 2989,647 2982,647 2976,647 2970,647 2970,661 2911,661 2911,655 2904,655 2898,655 2892,655 2885,655 2879,655 2873,655 2866,655 2860,655 2853,655 2847,655 2840,655 2834,655 2828,655 2821,655 2815,655 2809,655 2802,655 2796,655 2790,655 2783,655 2777,655 2770,655 2763,655 2757,655 2751,655 2744,655 2738,655 2732,655 2725,655 2719,655 2713,655 2706,655 2700,655 2694,655 2687,655 2680,655 2674,655 2668,655 2661,655 2655,655 2649,655 2642,655 2635,655 2630,655 2623,655 2617,655 2610,655 2603,655 2597,655 2591,655 2584,655 2578,655 2572,655 2565,655 2559,655 2553,655 2546,655 2540,655 2534,655 2527,655 2520,655 2514,655 2508,655 2501,655 2495,655 2489,655 2482,655 2476,655 2470,655 2462,655 2457,655 2450,655 2444,655 2437,655 2431,655 2424,655 2418,655 2412,655 2405,655 2399,655 2393,655 2386,655 2380,655 2374,655 2367,655 2361,655 2355,655 2348,655 2341,655 2335,655 2329,655 2322,655 2316,655 2310,655 2303,655 2297,655 2290,655 2284,655 2278,655 2271,655 2265,655 2258,655 2252,655 2245,655 2239,655 2233,655 2226,655 2220,655 2214,655 2207,655 2201,655 2195,655 2188,655 2182,655 2176,655 2169,655 2162,655 2157,655 2150,655 2143,655 2137,655 2130,655 2124,655 2118,655 2111,655 2105,655 2099,655 2092,655 2086,655 2079,655 2073,655 2067,655 2060,655 2054,655 2047,655 2041,655 2035,655 2028,655 2022,655 2016,655 2009,655 2003,655 1997,655 1990,655 1984,655 1977,655 1970,655 1964,655 1958,655 1951,655 1945,655 1939,655 1932,655 1926,655 1920,655 1913,655 1906,655 1901,655 1894,655 1888,655 1881,655 1875,655 1868,655 1862,655 1856,655 1849,655 1843,655 1837,655 1830,655 1824,655 1818,655 1811,655 1805,655 1799,655 1791,655 1785,655 1779,655 1772,655 1766,655 1760,655 1753,655 1747,655 1741,655 1734,655 1728,655 1722,655 1715,655 1708,655 1702,655 1696,655 1689,655 1683,655 1677,655 1670,655 1664,655 1658,655 1651,655 1645,655 1639,655 1632,655 1626,655 1619,655 1612,655 1606,655 1600,655 1593,655 1587,655 1581,655 1574,655 1568,655 1562,655 1555,655 1549,655 1543,655 1536,655 1530,655 1523,655 1517,655 1511,655 1504,655 1498,655 1491,655 1485,655 1479,655 1472,655 1466,655 1460,655 1453,655 1447,655 1440,655 1433,655 1428,655 1421,655 1414,655 1408,655 1402,655 1395,655 1389,655 1383,655 1376,655 1370,655 1364,655 1357,655 1350,655 1345,655 1338,655 1331,655 1325,655 1319,655 1312,655 1306,655 1300,655 1293,655 1287,655 1281,655 1274,655 1268,655 1261,655 1255,655 1249,655 1243,655 1235,655 1229,655 1223,655 1216,655 1210,655 1204,655 1197,655 1191,655 1185,655 1178,655 1172,655 1166,655 1159,655 1152,655 1146,655 1140,655 1133,655 1127,655 1121,655 1114,655 1108,655 1102,655 1095,655 1089,655 1083,655 1076,655 1070,655 1063,655 1056,655 1050,655 1044,655 1037,655 1031,655 1025,655 1018,655 1012,655 1006,655 999,655 999,672 940,672 940,674 713,674 674,674 670,674 670,673 664,672 651,670 638,668 623,666 611,662 597,657 584,656 571,652 556,650 545,646 530,641 517,637 504,634 490,629 477,625 463,619 450,615 437,611 425,604 410,599 397,595 384,589 370,583 357,576 343,570 330,563 317,557 304,548 291,542 276,535 265,526 250,518 237,510 224,502 209,492 198,483 184,474 171,465 156,455 144,446 130,437 116,427 104,417 89,406 78,397 63,387 51,377 37,365 24,356 11,346 0,339 11,331 24,321 37,312 51,301 63,291 78,281 89,272 104,260 116,250 130,240 144,231 156,222 171,212 184,204 198,194 209,186 224,176 237,167 250,160 265,152 276,143 291,135 304,129 317,120 330,115 343,107 357,101 370,95 384,89 397,83 410,78 425,73 437,67 450,62 463,58 477,52 490,48 504,43 517,40 530,36 545,32 556,28 571,25 584,22 597,20 611,15 623,12 638,9 651,8 662,6 670,6 670,4 940,4">
          <text:p/>
        </draw:polygon>
        <draw:polygon draw:style-name="gr28" draw:text-style-name="P9" draw:layer="layout" svg:width="0.499cm" svg:height="0.213cm" svg:x="5.05cm" svg:y="6.35cm" svg:viewBox="0 0 500 214" draw:points="0,214 500,214 500,0 0,0">
          <text:p/>
        </draw:polygon>
        <draw:polygon draw:style-name="gr28" draw:text-style-name="P9" draw:layer="layout" svg:width="0.058cm" svg:height="0.381cm" svg:x="10.841cm" svg:y="6.35cm" svg:viewBox="0 0 59 382" draw:points="0,382 59,382 59,0 0,0">
          <text:p/>
        </draw:polygon>
        <draw:polygon draw:style-name="gr25" draw:text-style-name="P29" draw:layer="layout" svg:width="0.058cm" svg:height="0.228cm" svg:x="10.841cm" svg:y="7.471cm" svg:viewBox="0 0 59 229" draw:points="0,229 59,229 59,0 0,0">
          <text:p/>
        </draw:polygon>
        <draw:polygon draw:style-name="gr27" draw:text-style-name="P8" draw:layer="layout" svg:width="0.058cm" svg:height="0.526cm" svg:x="10.841cm" svg:y="6.838cm" svg:viewBox="0 0 59 527" draw:points="0,527 59,527 59,0 0,0">
          <text:p/>
        </draw:polygon>
        <draw:polygon draw:style-name="gr25" draw:text-style-name="P29" draw:layer="layout" svg:width="0.058cm" svg:height="0.03cm" svg:x="16.291cm" svg:y="7.669cm" svg:viewBox="0 0 59 31" draw:points="0,31 59,31 59,0 0,0">
          <text:p/>
        </draw:polygon>
        <draw:polygon draw:style-name="gr27" draw:text-style-name="P8" draw:layer="layout" svg:width="0.058cm" svg:height="0.646cm" svg:x="16.291cm" svg:y="6.926cm" svg:viewBox="0 0 59 647" draw:points="0,647 59,647 59,0 0,0">
          <text:p/>
        </draw:polygon>
        <draw:polygon draw:style-name="gr28" draw:text-style-name="P9" draw:layer="layout" svg:width="0.058cm" svg:height="0.48cm" svg:x="16.291cm" svg:y="6.35cm" svg:viewBox="0 0 59 481" draw:points="0,481 59,481 59,0 0,0">
          <text:p/>
        </draw:polygon>
        <draw:g draw:style-name="gr16">
          <draw:line draw:style-name="gr29" draw:text-style-name="P30" draw:layer="layout" svg:x1="11.45cm" svg:y1="8cm" svg:x2="16.45cm" svg:y2="8cm">
            <text:p/>
          </draw:line>
          <draw:line draw:style-name="gr30" draw:text-style-name="P30" draw:layer="layout" svg:x1="14.35cm" svg:y1="8cm" svg:x2="14.35cm" svg:y2="8.1cm">
            <text:p/>
          </draw:line>
          <draw:frame draw:style-name="gr19" draw:text-style-name="P31" draw:layer="layout" svg:width="2.15cm" svg:height="0.526cm" svg:x="14.3cm" svg:y="7.95cm">
            <draw:text-box>
              <text:p text:style-name="P17"><text:span text:style-name="T2">2080-2100</text:span></text:p>
            </draw:text-box>
          </draw:frame>
          <draw:line draw:style-name="gr30" draw:text-style-name="P30" draw:layer="layout" svg:x1="12.35cm" svg:y1="8cm" svg:x2="12.35cm" svg:y2="8.1cm">
            <text:p/>
          </draw:line>
          <draw:frame draw:style-name="gr19" draw:text-style-name="P31" draw:layer="layout" svg:width="2.15cm" svg:height="0.526cm" svg:x="12.3cm" svg:y="7.95cm">
            <draw:text-box>
              <text:p text:style-name="P17"><text:span text:style-name="T2">2040-2060</text:span></text:p>
            </draw:text-box>
          </draw:frame>
          <draw:frame draw:style-name="gr19" draw:text-style-name="P31" draw:layer="layout" svg:width="2.15cm" svg:height="0.526cm" svg:x="10.8cm" svg:y="7.95cm">
            <draw:text-box>
              <text:p text:style-name="P17"><text:span text:style-name="T2">Hist.</text:span></text:p>
            </draw:text-box>
          </draw:frame>
        </draw:g>
        <draw:g draw:style-name="gr16">
          <draw:line draw:style-name="gr29" draw:text-style-name="P30" draw:layer="layout" svg:x1="5.95cm" svg:y1="8cm" svg:x2="10.95cm" svg:y2="8cm">
            <text:p/>
          </draw:line>
          <draw:line draw:style-name="gr30" draw:text-style-name="P30" draw:layer="layout" svg:x1="8.85cm" svg:y1="8cm" svg:x2="8.85cm" svg:y2="8.1cm">
            <text:p/>
          </draw:line>
          <draw:frame draw:style-name="gr19" draw:text-style-name="P31" draw:layer="layout" svg:width="2.15cm" svg:height="0.526cm" svg:x="8.8cm" svg:y="7.95cm">
            <draw:text-box>
              <text:p text:style-name="P17"><text:span text:style-name="T2">2080-2100</text:span></text:p>
            </draw:text-box>
          </draw:frame>
          <draw:line draw:style-name="gr30" draw:text-style-name="P30" draw:layer="layout" svg:x1="6.85cm" svg:y1="8cm" svg:x2="6.85cm" svg:y2="8.1cm">
            <text:p/>
          </draw:line>
          <draw:frame draw:style-name="gr19" draw:text-style-name="P31" draw:layer="layout" svg:width="2.15cm" svg:height="0.526cm" svg:x="6.8cm" svg:y="7.95cm">
            <draw:text-box>
              <text:p text:style-name="P17"><text:span text:style-name="T2">2040-2060</text:span></text:p>
            </draw:text-box>
          </draw:frame>
          <draw:frame draw:style-name="gr19" draw:text-style-name="P31" draw:layer="layout" svg:width="2.15cm" svg:height="0.526cm" svg:x="5.3cm" svg:y="7.95cm">
            <draw:text-box>
              <text:p text:style-name="P17"><text:span text:style-name="T2">Hist.</text:span></text:p>
            </draw:text-box>
          </draw:frame>
        </draw:g>
        <draw:polygon draw:style-name="gr26" draw:text-style-name="P24" draw:layer="layout" svg:width="4.91cm" svg:height="0.873cm" svg:x="0.43cm" svg:y="6.685cm" svg:viewBox="0 0 4911 874" draw:points="4533,1 4543,2 4552,2 4561,4 4570,4 4579,6 4589,8 4598,10 4607,10 4616,12 4625,14 4634,16 4644,18 4653,19 4662,22 4672,24 4680,28 4690,30 4699,31 4708,34 4717,37 4726,40 4736,43 4744,46 4754,49 4763,53 4773,57 4782,61 4791,65 4800,69 4809,73 4819,76 4827,82 4837,87 4846,93 4855,98 4865,102 4873,108 4883,114 4892,120 4901,126 4910,133 4911,134 4911,566 4910,567 4901,574 4892,580 4883,586 4873,592 4865,598 4855,602 4846,607 4837,613 4827,618 4819,624 4809,627 4800,631 4791,635 4782,639 4773,643 4763,647 4754,651 4744,654 4736,657 4726,660 4717,663 4708,666 4699,669 4690,670 4680,672 4672,676 4662,678 4653,681 4644,682 4634,684 4625,686 4616,688 4607,690 4598,690 4589,692 4579,694 4577,694 4572,694 4565,694 4559,694 4553,694 4546,694 4540,694 4534,694 4527,694 4521,694 4515,694 4508,694 4502,694 4496,694 4488,694 4482,694 4477,694 4469,694 4463,694 4457,694 4450,694 4444,694 4438,694 4431,694 4425,694 4419,694 4412,694 4405,694 4399,694 4393,694 4386,694 4380,694 4374,694 4367,694 4361,694 4355,694 4348,694 4342,694 4336,694 4329,694 4323,694 4316,694 4309,694 4304,694 4297,694 4290,694 4284,694 4278,694 4271,694 4265,694 4259,694 4252,694 4246,694 4240,694 4233,694 4226,694 4221,694 4214,694 4208,694 4201,694 4195,694 4188,694 4182,694 4176,694 4169,694 4163,694 4157,694 4150,694 4143,694 4138,694 4131,694 4125,694 4118,694 4111,694 4105,694 4099,694 4092,694 4086,694 4080,694 4073,694 4067,694 4061,694 4054,694 4048,694 4042,694 4035,694 4028,694 4022,694 4016,694 4009,694 4003,694 3997,694 3990,694 3984,694 3978,694 3971,694 3965,694 3959,694 3952,694 3945,694 3939,694 3932,694 3926,694 3920,694 3913,694 3907,694 3901,694 3894,694 3888,694 3882,694 3875,694 3869,694 3863,694 3856,694 3849,694 3843,694 3837,694 3830,694 3824,694 3818,694 3811,694 3805,694 3799,694 3792,694 3786,694 3780,694 3773,694 3767,694 3760,694 3753,694 3748,694 3741,694 3734,694 3728,694 3722,694 3715,694 3709,694 3703,694 3696,694 3690,694 3684,694 3677,694 3670,694 3665,694 3658,694 3651,694 3645,694 3639,694 3632,694 3626,694 3620,694 3613,694 3607,694 3600,694 3594,694 3587,694 3581,694 3575,694 3569,694 3562,694 3555,694 3549,694 3543,694 3536,694 3530,694 3524,694 3517,694 3511,694 3505,694 3498,694 3492,694 3486,694 3479,694 3472,694 3466,694 3460,694 3453,694 3447,694 3440,694 3434,694 3428,694 3421,694 3414,694 3409,694 3402,694 3396,694 3389,694 3383,694 3376,694 3370,694 3364,694 3357,694 3351,694 3345,694 3338,694 3332,694 3326,694 3319,694 3313,694 3307,694 3300,694 3293,694 3287,694 3280,694 3274,694 3268,694 3261,694 3255,694 3249,694 3242,694 3236,694 3230,694 3223,694 3217,694 3210,694 3204,694 3197,694 3192,694 3185,694 3178,694 3172,694 3166,694 3159,694 3153,694 3147,694 3140,694 3134,694 3128,694 3120,694 3114,694 3108,694 3101,694 3095,694 3089,694 3082,694 3076,694 3070,694 3063,694 3057,694 3051,694 3044,694 3038,694 3031,694 3025,694 3019,694 3012,694 3006,694 3000,694 3000,774 2941,774 2941,754 2934,754 2928,754 2922,754 2915,754 2909,754 2903,754 2896,754 2890,754 2883,754 2877,754 2870,754 2864,754 2858,754 2851,754 2845,754 2839,754 2832,754 2826,754 2820,754 2813,754 2807,754 2800,754 2793,754 2787,754 2781,754 2774,754 2768,754 2762,754 2755,754 2749,754 2743,754 2736,754 2730,754 2724,754 2717,754 2710,754 2704,754 2698,754 2691,754 2685,754 2679,754 2672,754 2665,754 2660,754 2653,754 2647,754 2640,754 2633,754 2627,754 2621,754 2614,754 2608,754 2602,754 2595,754 2589,754 2583,754 2576,754 2570,754 2564,754 2557,754 2550,754 2544,754 2538,754 2531,754 2525,754 2519,754 2512,754 2506,754 2500,754 2492,754 2487,754 2480,754 2474,754 2467,754 2461,754 2454,754 2448,754 2442,754 2435,754 2429,754 2423,754 2416,754 2410,754 2404,754 2397,754 2391,754 2385,754 2378,754 2371,754 2365,754 2359,754 2352,754 2346,754 2340,754 2333,754 2327,754 2320,754 2314,754 2308,754 2301,754 2295,754 2288,754 2282,754 2275,754 2269,754 2263,754 2256,754 2250,754 2244,754 2237,754 2231,754 2225,754 2218,754 2212,754 2206,754 2199,754 2192,754 2187,754 2180,754 2173,754 2167,754 2160,754 2154,754 2148,754 2141,754 2135,754 2129,754 2122,754 2116,754 2109,754 2103,754 2097,754 2090,754 2084,754 2077,754 2071,754 2065,754 2058,754 2052,754 2046,754 2039,754 2033,754 2027,754 2020,754 2014,754 2007,754 2000,754 1994,754 1988,754 1981,754 1975,754 1969,754 1962,754 1956,754 1950,754 1943,754 1936,754 1931,754 1924,754 1918,754 1911,754 1905,754 1898,754 1892,754 1886,754 1879,754 1873,754 1867,754 1860,754 1854,754 1848,754 1841,754 1835,754 1829,754 1821,754 1815,754 1809,754 1802,754 1796,754 1790,754 1783,754 1777,754 1771,754 1764,754 1758,754 1752,754 1745,754 1738,754 1732,754 1726,754 1719,754 1713,754 1707,754 1700,754 1694,754 1688,754 1681,754 1675,754 1669,754 1662,754 1656,754 1649,754 1642,754 1636,754 1630,754 1623,754 1617,754 1611,754 1604,754 1598,754 1592,754 1585,754 1579,754 1573,754 1566,754 1560,754 1553,754 1547,754 1541,754 1534,754 1528,754 1521,754 1515,754 1509,754 1502,754 1496,754 1490,754 1483,754 1477,754 1470,754 1463,754 1458,754 1451,754 1444,754 1438,754 1432,754 1425,754 1419,754 1413,754 1406,754 1400,754 1394,754 1387,754 1380,754 1375,754 1368,754 1361,754 1355,754 1349,754 1342,754 1336,754 1330,754 1323,754 1317,754 1311,754 1304,754 1298,754 1291,754 1285,754 1279,754 1273,754 1265,754 1259,754 1253,754 1246,754 1240,754 1234,754 1227,754 1221,754 1215,754 1208,754 1202,754 1196,754 1189,754 1182,754 1176,754 1170,754 1163,754 1157,754 1151,754 1144,754 1138,754 1132,754 1125,754 1119,754 1113,754 1106,754 1100,754 1093,754 1086,754 1080,754 1074,754 1067,754 1061,754 1055,754 1048,754 1042,754 1036,754 1029,754 1029,873 974,873 974,874 920,874 907,872 889,868 871,867 851,863 835,859 815,852 798,850 780,846 760,842 744,837 724,831 706,826 689,822 669,815 651,811 633,802 615,798 597,791 580,783 560,776 542,771 524,763 506,755 488,746 469,738 451,729 433,721 415,710 397,702 377,692 362,681 342,670 324,660 306,649 286,636 270,625 251,612 233,601 213,588 197,577 177,564 159,551 142,538 122,524 106,512 86,499 70,486 50,471 33,459 15,446 0,436 15,426 33,413 50,401 70,386 86,373 106,360 122,348 142,334 159,321 177,308 197,295 213,284 233,271 251,260 270,248 286,236 306,223 324,212 342,202 362,191 377,180 397,170 415,162 433,151 451,144 469,134 488,126 506,118 524,109 542,101 560,96 580,89 597,81 615,74 633,70 651,61 669,57 689,50 706,46 724,41 744,35 760,30 780,27 798,22 815,20 835,14 851,9 871,5 889,4 904,1 970,1 970,0 1029,0 1036,0 1042,0 1048,0 1055,0 1061,0 1067,0 1074,0 1080,0 1086,0 1093,0 1100,0 1106,0 1113,0 1119,0 1125,0 1132,0 1138,0 1144,0 1151,0 1157,0 1163,0 1170,0 1176,0 1182,0 1189,0 1196,0 1202,0 1208,0 1215,0 1221,0 1227,0 1234,0 1240,0 1246,0 1253,0 1259,0 1265,0 1273,0 1279,0 1285,0 1291,0 1298,0 1304,0 1311,0 1317,0 1323,0 1330,0 1336,0 1342,0 1349,0 1355,0 1361,0 1368,0 1375,0 1380,0 1387,0 1394,0 1400,0 1406,0 1413,0 1419,0 1425,0 1432,0 1438,0 1444,0 1451,0 1458,0 1463,0 1470,0 1477,0 1483,0 1490,0 1496,0 1502,0 1509,0 1515,0 1521,0 1528,0 1534,0 1541,0 1547,0 1553,0 1560,0 1566,0 1573,0 1579,0 1585,0 1592,0 1598,0 1604,0 1611,0 1617,0 1623,0 1630,0 1636,0 1642,0 1649,0 1656,0 1662,0 1669,0 1675,0 1681,0 1688,0 1694,0 1700,0 1707,0 1713,0 1719,0 1726,0 1732,0 1738,0 1745,0 1752,0 1758,0 1764,0 1771,0 1777,0 1783,0 1790,0 1796,0 1802,0 1809,0 1815,0 1821,0 1829,0 1835,0 1841,0 1848,0 1854,0 1860,0 1867,0 1873,0 1879,0 1886,0 1892,0 1898,0 1905,0 1911,0 1918,0 1924,0 1931,0 1936,0 1943,0 1950,0 1956,0 1962,0 1969,0 1975,0 1981,0 1988,0 1994,0 2000,0 2007,0 2014,0 2020,0 2027,0 2033,0 2039,0 2046,0 2052,0 2058,0 2065,0 2071,0 2077,0 2084,0 2090,0 2097,0 2103,0 2109,0 2116,0 2122,0 2129,0 2135,0 2141,0 2148,0 2154,0 2160,0 2167,0 2173,0 2180,0 2187,0 2192,0 2199,0 2206,0 2212,0 2218,0 2225,0 2231,0 2237,0 2244,0 2250,0 2256,0 2263,0 2269,0 2275,0 2282,0 2288,0 2295,0 2301,0 2308,0 2314,0 2320,0 2327,0 2333,0 2340,0 2346,0 2352,0 2359,0 2365,0 2371,0 2378,0 2385,0 2391,0 2397,0 2404,0 2410,0 2416,0 2423,0 2429,0 2435,0 2442,0 2448,0 2454,0 2461,0 2467,0 2474,0 2480,0 2487,0 2492,0 2500,0 2506,0 2512,0 2519,0 2525,0 2531,0 2538,0 2544,0 2550,0 2557,0 2564,0 2570,0 2576,0 2583,0 2589,0 2595,0 2602,0 2608,0 2614,0 2621,0 2627,0 2633,0 2640,0 2647,0 2653,0 2660,0 2665,0 2672,0 2679,0 2685,0 2691,0 2698,0 2704,0 2710,0 2717,0 2724,0 2730,0 2736,0 2743,0 2749,0 2755,0 2762,0 2768,0 2774,0 2781,0 2787,0 2793,0 2800,0 2807,0 2813,0 2820,0 2826,0 2832,0 2839,0 2845,0 2851,0 2858,0 2864,0 2870,0 2877,0 2883,0 2890,0 2896,0 2903,0 2909,0 2915,0 2922,0 2928,0 2934,0 2941,0 2999,0 3000,0 3006,0 3012,0 3019,0 3025,0 3031,0 3038,0 3044,0 3051,0 3057,0 3063,0 3070,0 3076,0 3082,0 3089,0 3095,0 3101,0 3108,0 3114,0 3120,0 3128,0 3134,0 3140,0 3147,0 3153,0 3159,0 3166,0 3172,0 3178,0 3185,0 3192,0 3197,0 3204,0 3210,0 3217,0 3223,0 3230,0 3236,0 3242,0 3249,0 3255,0 3261,0 3268,0 3274,0 3280,0 3287,0 3293,0 3300,0 3307,0 3313,0 3319,0 3326,0 3332,0 3338,0 3345,0 3351,0 3357,0 3364,0 3370,0 3376,0 3383,0 3389,0 3396,0 3402,0 3409,0 3414,0 3421,0 3428,0 3434,0 3440,0 3447,0 3453,0 3460,0 3466,0 3472,0 3479,0 3486,0 3492,0 3498,0 3505,0 3511,0 3517,0 3524,0 3530,0 3536,0 3543,0 3549,0 3555,0 3562,0 3569,0 3575,0 3581,0 3587,0 3594,0 3600,0 3607,0 3613,0 3620,0 3626,0 3632,0 3639,0 3645,0 3651,0 3658,0 3665,0 3670,0 3677,0 3684,0 3690,0 3696,0 3703,0 3709,0 3715,0 3722,0 3728,0 3734,0 3741,0 3748,0 3753,0 3760,0 3767,0 3773,0 3780,0 3786,0 3792,0 3799,0 3805,0 3811,0 3818,0 3824,0 3830,0 3837,0 3843,0 3849,0 3856,0 3863,0 3869,0 3875,0 3882,0 3888,0 3894,0 3901,0 3907,0 3913,0 3920,0 3926,0 3932,0 3939,0 3945,0 3952,0 3959,0 3965,0 3971,0 3978,0 3984,0 3990,0 3997,0 4003,0 4009,0 4016,0 4022,0 4028,0 4035,0 4042,0 4048,0 4054,0 4061,0 4067,0 4073,0 4080,0 4086,0 4092,0 4099,0 4105,0 4111,0 4118,0 4125,0 4131,0 4138,0 4143,0 4150,0 4157,0 4163,0 4169,0 4176,0 4182,0 4188,0 4195,0 4201,0 4208,0 4214,0 4221,0 4226,0 4233,0 4240,0 4246,0 4252,0 4259,0 4265,0 4271,0 4278,0 4284,0 4290,0 4297,0 4304,0 4309,0 4316,0 4323,0 4329,0 4336,0 4342,0 4348,0 4355,0 4361,0 4367,0 4374,0 4380,0 4386,0 4393,0 4399,0 4405,0 4412,0 4419,0 4425,0 4431,0 4438,0 4444,0 4450,0 4457,0 4463,0 4469,0 4477,0 4482,0 4488,0 4496,0 4502,0 4508,0 4515,0 4521,0 4527,0 4531,0">
          <text:p/>
        </draw:polygon>
        <draw:polygon draw:style-name="gr33" draw:text-style-name="P32" draw:layer="layout" svg:width="0.527cm" svg:height="0.677cm" svg:x="5.041cm" svg:y="6.696cm" svg:viewBox="0 0 528 678" draw:points="5,1 14,3 23,5 33,7 42,8 51,11 61,13 69,17 79,19 88,20 97,23 106,26 115,29 125,32 133,34 143,38 152,42 162,46 171,50 180,53 189,58 198,62 208,65 216,71 226,76 235,82 244,87 254,91 262,97 272,103 281,109 290,115 299,122 308,128 318,136 327,142 336,149 345,158 355,164 364,173 373,181 383,188 391,197 401,206 409,215 419,224 428,232 437,242 447,251 456,260 465,269 474,280 483,290 492,301 502,311 511,320 520,331 528,339 520,347 511,358 502,367 492,377 483,388 474,398 465,409 456,418 447,427 437,436 428,446 419,454 409,463 401,472 391,481 383,489 373,496 364,505 355,514 345,520 336,528 327,536 318,542 308,550 299,556 290,563 281,569 272,575 262,581 254,587 244,591 235,596 226,602 216,607 208,613 198,616 189,620 180,624 171,628 162,632 152,636 143,640 133,643 125,646 115,649 106,652 97,655 88,658 79,659 69,661 61,665 51,667 42,669 33,671 23,673 14,675 5,677 0,678 0,0">
          <text:p/>
        </draw:polygon>
        <draw:polygon draw:style-name="gr33" draw:text-style-name="P32" draw:layer="layout" svg:width="0.527cm" svg:height="0.677cm" svg:x="5.05cm" svg:y="6.696cm" svg:viewBox="0 0 528 678" draw:points="5,1 14,3 23,5 33,7 42,8 51,11 61,13 69,17 79,19 88,20 97,23 106,26 115,29 125,32 133,34 143,38 152,42 162,46 171,50 180,53 189,58 198,62 208,65 216,71 226,76 235,82 244,87 254,91 262,97 272,103 281,109 290,115 299,122 308,128 318,136 327,142 336,149 345,158 355,164 364,173 373,181 383,188 391,197 401,206 409,215 419,224 428,232 437,242 447,251 456,260 465,269 474,280 483,290 492,301 502,311 511,320 520,331 528,339 520,347 511,358 502,367 492,377 483,388 474,398 465,409 456,418 447,427 437,436 428,446 419,454 409,463 401,472 391,481 383,489 373,496 364,505 355,514 345,520 336,528 327,536 318,542 308,550 299,556 290,563 281,569 272,575 262,581 254,587 244,591 235,596 226,602 216,607 208,613 198,616 189,620 180,624 171,628 162,632 152,636 143,640 133,643 125,646 115,649 106,652 97,655 88,658 79,659 69,661 61,665 51,667 42,669 33,671 23,673 14,675 5,677 0,678 0,0">
          <text:p/>
        </draw:polygon>
      </draw:page>
      <draw:page draw:name="page6" draw:style-name="dp1" draw:master-page-name="Default">
        <draw:frame draw:style-name="gr1" draw:text-style-name="P1" draw:layer="layout" svg:width="16.966cm" svg:height="6.249cm" svg:x="0.034cm" svg:y="0cm">
          <draw:image xlink:href="Pictures/1000000100000D0C000010E6CA2DD10E.png" xlink:type="simple" xlink:show="embed" xlink:actuate="onLoad" draw:mime-type="image/png">
            <text:p/>
          </draw:image>
        </draw:frame>
        <draw:polygon draw:style-name="gr2" draw:text-style-name="P2" draw:layer="layout" svg:width="2.412cm" svg:height="0.111cm" svg:x="14.012cm" svg:y="7.573cm" svg:viewBox="0 0 2413 112" draw:points="0,0 8,0 16,0 24,0 32,0 40,0 49,0 56,0 64,0 72,0 81,0 89,0 97,0 105,0 113,0 121,0 129,0 137,0 145,0 153,0 161,0 169,0 177,0 186,0 194,0 202,0 210,0 218,0 226,0 234,0 242,0 250,0 258,0 266,0 274,0 282,0 290,0 299,0 307,0 315,0 323,0 331,0 339,0 347,0 355,0 363,0 371,0 379,0 387,0 395,0 403,0 412,0 420,1 428,1 436,1 444,1 452,1 460,1 468,1 476,1 484,1 492,1 500,1 508,1 517,1 524,1 533,1 541,1 549,1 557,1 565,1 573,2 581,2 589,2 597,2 605,2 613,2 621,2 629,2 638,2 646,2 653,3 662,3 670,3 678,3 686,3 694,3 702,3 710,3 718,4 726,4 734,4 742,4 751,4 758,5 766,5 774,5 783,6 791,6 799,6 807,6 815,7 823,7 831,8 839,8 847,8 856,9 864,9 871,9 879,10 888,10 896,11 904,12 912,12 920,13 928,13 936,14 944,14 952,15 960,16 969,17 976,17 984,18 992,19 1001,20 1009,21 1017,21 1025,22 1033,23 1041,24 1049,25 1057,26 1065,27 1073,28 1081,29 1089,31 1097,32 1105,33 1114,34 1122,35 1130,36 1138,38 1146,39 1154,40 1162,41 1170,43 1178,44 1186,45 1194,47 1202,48 1210,49 1219,50 1227,52 1235,53 1243,54 1251,55 1259,57 1267,58 1275,59 1283,60 1291,62 1299,63 1307,64 1315,65 1323,66 1332,68 1340,69 1348,70 1355,71 1364,72 1372,73 1380,74 1388,75 1396,75 1404,76 1412,77 1420,78 1428,79 1436,80 1444,80 1453,81 1461,82 1468,83 1477,83 1485,84 1493,84 1501,85 1509,85 1517,86 1525,86 1533,87 1541,87 1549,88 1558,88 1566,89 1573,89 1582,90 1590,90 1598,90 1606,90 1614,91 1622,91 1630,91 1638,92 1646,92 1654,92 1662,92 1671,93 1678,93 1686,93 1694,93 1703,93 1711,94 1719,94 1727,94 1735,94 1743,94 1751,95 1759,95 1767,95 1775,95 1783,95 1791,95 1799,95 1807,95 1816,95 1824,95 1832,95 1840,95 1848,95 1856,96 1864,96 1872,96 1880,96 1889,96 1896,96 1904,96 1912,96 1921,96 1929,96 1937,96 1945,96 1953,96 1961,96 1969,96 1977,96 1985,96 1993,96 2001,96 2009,96 2018,96 2026,96 2034,96 2042,96 2050,96 2058,97 2066,97 2074,97 2082,97 2091,97 2099,97 2106,97 2114,97 2123,97 2131,97 2139,97 2147,97 2155,97 2163,97 2171,97 2179,97 2187,97 2196,97 2203,97 2211,97 2219,97 2228,97 2236,97 2244,97 2252,97 2260,97 2268,97 2276,97 2284,97 2292,97 2300,97 2308,97 2317,97 2324,97 2332,97 2341,97 2349,97 2357,97 2365,97 2373,97 2381,97 2389,97 2397,97 2405,97 2413,97 2413,112 2405,112 2397,112 2389,112 2381,112 2373,112 2365,112 2357,112 2349,112 2341,112 2332,112 2324,112 2317,112 2308,112 2300,112 2292,112 2284,112 2276,112 2268,112 2260,112 2252,112 2244,112 2236,112 2228,112 2219,112 2211,112 2203,112 2196,112 2187,112 2179,112 2171,112 2163,112 2155,112 2147,112 2139,112 2131,112 2123,112 2114,111 2106,111 2099,111 2091,111 2082,111 2074,111 2066,111 2058,111 2050,111 2042,111 2034,111 2026,111 2018,111 2009,111 2001,111 1993,111 1985,111 1977,111 1969,111 1961,111 1953,111 1945,111 1937,111 1929,111 1921,111 1912,111 1904,111 1896,111 1889,111 1880,111 1872,111 1864,111 1856,111 1848,111 1840,111 1832,110 1824,110 1816,110 1807,110 1799,110 1791,110 1783,110 1775,109 1767,109 1759,109 1751,109 1743,109 1735,109 1727,109 1719,108 1711,108 1703,108 1694,108 1686,108 1678,107 1671,107 1662,107 1654,107 1646,106 1638,106 1630,106 1622,106 1614,106 1606,105 1598,105 1590,104 1582,104 1573,104 1566,103 1558,103 1549,102 1541,102 1533,101 1525,101 1517,100 1509,100 1501,100 1493,99 1485,98 1477,98 1468,97 1461,96 1453,96 1444,95 1436,94 1428,93 1420,93 1412,92 1404,91 1396,90 1388,89 1380,88 1372,87 1364,86 1355,85 1348,84 1340,83 1332,82 1323,81 1315,80 1307,79 1299,78 1291,76 1283,75 1275,74 1267,73 1259,71 1251,70 1243,69 1235,68 1227,66 1219,65 1210,64 1202,62 1194,61 1186,60 1178,59 1170,57 1162,56 1154,55 1146,54 1138,52 1130,51 1122,50 1114,49 1105,47 1097,46 1089,45 1081,44 1073,43 1065,42 1057,41 1049,40 1041,39 1033,38 1025,37 1017,36 1009,35 1001,34 992,33 984,33 976,32 969,31 960,30 952,30 944,29 936,28 928,28 920,27 912,27 904,26 896,26 888,25 879,24 871,24 864,23 856,23 847,23 839,22 831,22 823,22 815,21 807,21 799,21 791,20 783,20 774,20 766,19 758,19 751,19 742,19 734,18 726,18 718,18 710,18 702,18 694,18 686,18 678,17 670,17 662,17 653,17 646,17 638,17 629,17 621,17 613,16 605,16 597,16 589,16 581,16 573,16 565,16 557,16 549,16 541,16 533,16 524,16 517,16 508,15 500,15 492,15 484,15 476,15 468,15 460,15 452,15 444,15 436,15 428,15 420,15 412,15 403,15 395,15 387,15 379,15 371,15 363,15 355,15 347,15 339,15 331,15 323,15 315,15 307,15 299,15 290,15 282,15 274,15 266,15 258,15 250,15 242,15 234,15 226,15 218,15 210,15 202,15 194,15 186,15 177,15 169,15 161,15 153,15 145,15 137,15 129,15 121,15 113,15 105,15 97,15 89,15 81,15 72,15 64,15 56,15 49,15 40,15 32,15 24,15 16,15 8,15 0,15">
          <text:p/>
        </draw:polygon>
        <draw:polygon draw:style-name="gr3" draw:text-style-name="P3" draw:layer="layout" svg:width="2.412cm" svg:height="0.015cm" svg:x="14.012cm" svg:y="7.684cm" svg:viewBox="0 0 2413 16" draw:points="0,0 8,0 16,0 24,0 32,0 40,0 49,0 56,0 64,0 72,0 81,0 89,0 97,0 105,0 113,0 121,0 129,0 137,0 145,0 153,0 161,0 169,0 177,0 186,0 194,0 202,0 210,0 218,0 226,0 234,0 242,0 250,0 258,0 266,0 274,0 282,0 290,0 299,0 307,0 315,0 323,0 331,0 339,0 347,0 355,0 363,0 371,0 379,0 387,0 395,0 403,0 412,0 420,0 428,0 436,0 444,0 452,0 460,0 468,0 476,0 484,0 492,0 500,0 508,0 517,0 524,0 533,0 541,0 549,0 557,0 565,0 573,0 581,0 589,0 597,0 605,0 613,0 621,0 629,0 638,0 646,0 653,0 662,0 670,0 678,0 686,0 694,0 702,0 710,0 718,0 726,0 734,0 742,0 751,0 758,0 766,0 774,0 783,0 791,0 799,0 807,0 815,0 823,0 831,0 839,0 847,0 856,0 864,0 871,0 879,0 888,0 896,0 904,0 912,0 920,0 928,0 936,0 944,0 952,0 960,0 969,0 976,0 984,0 992,0 1001,0 1009,0 1017,0 1025,0 1033,0 1041,0 1049,0 1057,0 1065,0 1073,0 1081,0 1089,0 1097,0 1105,0 1114,0 1122,0 1130,0 1138,0 1146,0 1154,0 1162,0 1170,0 1178,0 1186,0 1194,0 1202,0 1210,0 1219,0 1227,0 1235,0 1243,0 1251,0 1259,0 1267,0 1275,0 1283,0 1291,0 1299,0 1307,0 1315,0 1323,0 1332,0 1340,0 1348,0 1355,0 1364,0 1372,0 1380,0 1388,0 1396,0 1404,0 1412,0 1420,0 1428,0 1436,0 1444,0 1453,0 1461,0 1468,0 1477,0 1485,0 1493,0 1501,0 1509,0 1517,0 1525,0 1533,0 1541,0 1549,0 1558,0 1566,0 1573,0 1582,0 1590,0 1598,0 1606,0 1614,0 1622,0 1630,0 1638,0 1646,0 1654,0 1662,0 1671,0 1678,0 1686,0 1694,0 1703,0 1711,0 1719,0 1727,0 1735,0 1743,0 1751,0 1759,0 1767,0 1775,0 1783,0 1791,0 1799,0 1807,0 1816,0 1824,0 1832,0 1840,0 1848,0 1856,0 1864,0 1872,0 1880,0 1889,0 1896,0 1904,0 1912,0 1921,0 1929,0 1937,0 1945,0 1953,0 1961,0 1969,0 1977,0 1985,0 1993,0 2001,0 2009,0 2018,0 2026,0 2034,0 2042,0 2050,0 2058,0 2066,0 2074,0 2082,0 2091,0 2099,0 2106,0 2114,0 2123,0 2131,0 2139,0 2147,0 2155,0 2163,0 2171,0 2179,0 2187,0 2196,0 2203,0 2211,0 2219,0 2228,0 2236,0 2244,0 2252,0 2260,0 2268,0 2276,0 2284,0 2292,0 2300,0 2308,0 2317,0 2324,0 2332,0 2341,0 2349,0 2357,0 2365,0 2373,0 2381,0 2389,0 2397,0 2405,0 2413,0 2413,16 2405,16 2397,16 2389,16 2381,16 2373,16 2365,16 2357,16 2349,16 2341,16 2332,16 2324,16 2317,16 2308,16 2300,16 2292,16 2284,16 2276,16 2268,16 2260,16 2252,16 2244,16 2236,16 2228,16 2219,16 2211,16 2203,16 2196,16 2187,16 2179,16 2171,16 2163,16 2155,16 2147,16 2139,16 2131,16 2123,16 2114,16 2106,16 2099,16 2091,16 2082,16 2074,16 2066,16 2058,16 2050,16 2042,16 2034,16 2026,16 2018,16 2009,16 2001,16 1993,16 1985,16 1977,16 1969,16 1961,16 1953,16 1945,16 1937,16 1929,16 1921,16 1912,16 1904,16 1896,16 1889,16 1880,16 1872,16 1864,16 1856,16 1848,16 1840,16 1832,16 1824,16 1816,16 1807,16 1799,16 1791,16 1783,16 1775,16 1767,16 1759,16 1751,16 1743,16 1735,16 1727,16 1719,16 1711,16 1703,16 1694,16 1686,16 1678,16 1671,16 1662,16 1654,16 1646,16 1638,16 1630,16 1622,16 1614,16 1606,16 1598,16 1590,16 1582,16 1573,16 1566,16 1558,16 1549,16 1541,16 1533,16 1525,16 1517,16 1509,16 1501,16 1493,16 1485,16 1477,16 1468,16 1461,16 1453,16 1444,16 1436,16 1428,16 1420,16 1412,16 1404,16 1396,16 1388,16 1380,16 1372,16 1364,16 1355,16 1348,16 1340,16 1332,16 1323,16 1315,16 1307,16 1299,16 1291,16 1283,16 1275,16 1267,16 1259,16 1251,16 1243,16 1235,16 1227,16 1219,16 1210,16 1202,16 1194,16 1186,16 1178,16 1170,16 1162,16 1154,16 1146,16 1138,16 1130,16 1122,16 1114,16 1105,16 1097,16 1089,16 1081,16 1073,16 1065,16 1057,16 1049,16 1041,16 1033,16 1025,16 1017,16 1009,16 1001,16 992,16 984,16 976,16 969,16 960,16 952,16 944,16 936,16 928,16 920,16 912,16 904,16 896,16 888,16 879,16 871,16 864,16 856,16 847,16 839,16 831,16 823,16 815,16 807,16 799,16 791,16 783,16 774,16 766,16 758,16 751,16 742,16 734,16 726,16 718,16 710,16 702,16 694,16 686,16 678,16 670,16 662,16 653,16 646,16 638,16 629,16 621,16 613,16 605,16 597,16 589,16 581,16 573,16 565,16 557,16 549,16 541,16 533,16 524,16 517,16 508,16 500,16 492,16 484,16 476,16 468,16 460,16 452,16 444,16 436,16 428,16 420,16 412,16 403,16 395,16 387,16 379,16 371,16 363,16 355,16 347,16 339,16 331,16 323,16 315,16 307,16 299,16 290,16 282,16 274,16 266,16 258,16 250,16 242,16 234,16 226,16 218,16 210,16 202,16 194,16 186,16 177,16 169,16 161,16 153,16 145,16 137,16 129,16 121,16 113,16 105,16 97,16 89,16 81,16 72,16 64,16 56,16 49,16 40,16 32,16 24,16 16,16 8,16 0,16">
          <text:p/>
        </draw:polygon>
        <draw:polygon draw:style-name="gr4" draw:text-style-name="P4" draw:layer="layout" svg:width="0.074cm" svg:height="0.671cm" svg:x="11.45cm" svg:y="6.926cm" svg:viewBox="0 0 75 672" draw:points="0,672 75,672 75,0 0,0">
          <text:p/>
        </draw:polygon>
        <draw:polygon draw:style-name="gr5" draw:text-style-name="P5" draw:layer="layout" svg:width="2.487cm" svg:height="0.118cm" svg:x="11.525cm" svg:y="7.581cm" svg:viewBox="0 0 2488 119" draw:points="0,0 8,0 16,0 24,0 32,0 40,0 48,0 56,0 64,0 72,0 80,0 89,0 97,0 105,0 113,0 121,0 129,0 137,0 145,0 153,0 161,0 169,0 177,0 185,0 193,0 202,0 210,0 218,0 225,0 234,0 242,0 250,0 258,0 266,0 274,0 282,0 290,0 298,0 307,0 315,0 323,0 330,0 339,0 347,0 355,0 363,1 371,1 379,1 387,1 395,1 403,1 411,1 419,1 428,1 436,1 443,1 452,1 460,1 468,1 476,1 484,1 492,1 500,1 508,1 516,1 524,1 532,1 541,1 548,1 556,1 565,2 573,2 581,2 589,2 597,2 605,2 613,2 621,2 629,2 637,3 646,3 653,3 661,3 670,3 678,3 686,3 694,3 702,3 710,4 718,4 726,4 734,4 742,5 750,5 758,5 766,5 774,6 782,6 791,6 799,7 807,7 815,7 823,8 831,8 839,8 847,9 855,9 863,10 871,10 879,11 887,11 895,12 904,12 912,13 920,13 928,14 936,15 944,15 952,16 960,17 968,18 976,18 984,19 992,20 1000,21 1009,22 1017,23 1025,23 1033,25 1041,26 1049,27 1057,28 1065,29 1073,30 1081,31 1089,32 1097,33 1105,35 1113,36 1122,37 1130,39 1138,40 1145,41 1154,42 1162,44 1170,45 1178,46 1186,48 1194,49 1202,50 1210,52 1218,53 1226,54 1234,56 1243,57 1250,59 1259,60 1267,61 1275,63 1283,64 1291,65 1299,66 1307,68 1315,69 1323,70 1331,71 1339,72 1348,73 1355,75 1363,75 1372,77 1380,78 1388,79 1396,80 1404,80 1412,81 1420,82 1428,83 1436,84 1444,85 1452,86 1461,86 1468,87 1476,88 1485,89 1493,89 1501,90 1509,90 1517,91 1525,91 1533,92 1541,92 1549,93 1557,93 1565,94 1573,94 1581,95 1589,95 1598,95 1606,96 1614,96 1622,96 1630,97 1638,97 1646,97 1654,97 1662,98 1670,98 1678,98 1686,98 1694,99 1702,99 1711,99 1719,99 1727,99 1735,100 1743,100 1751,100 1759,100 1767,100 1775,100 1783,100 1791,100 1799,100 1807,100 1815,101 1824,101 1832,101 1840,101 1847,101 1856,101 1864,101 1872,101 1880,101 1888,101 1896,101 1904,101 1912,101 1920,101 1929,101 1937,102 1945,102 1952,102 1961,102 1969,102 1977,102 1985,102 1993,102 2001,102 2009,102 2017,102 2025,102 2033,102 2042,102 2050,102 2058,102 2065,102 2074,102 2082,102 2090,102 2098,102 2106,102 2114,102 2122,102 2131,102 2139,102 2147,102 2155,102 2163,102 2171,102 2179,102 2187,102 2195,102 2203,102 2211,102 2219,102 2227,102 2235,102 2244,102 2252,102 2260,102 2268,102 2276,102 2284,102 2292,102 2300,102 2308,102 2316,102 2324,102 2332,102 2340,102 2349,102 2357,102 2365,102 2373,102 2381,102 2389,102 2397,102 2405,102 2413,102 2413,102 2488,102 2488,119 2413,119 2413,119 2405,119 2397,119 2389,119 2381,119 2373,119 2365,119 2357,119 2349,119 2340,119 2332,119 2324,119 2316,119 2308,119 2300,119 2292,119 2284,119 2276,119 2268,119 2260,119 2252,119 2244,119 2235,119 2227,119 2219,119 2211,119 2203,119 2195,119 2187,119 2179,119 2171,119 2163,119 2155,119 2147,119 2139,119 2131,119 2122,119 2114,119 2106,119 2098,119 2090,119 2082,119 2074,119 2065,119 2058,119 2050,119 2042,119 2033,119 2025,119 2017,119 2009,119 2001,119 1993,119 1985,119 1977,119 1969,119 1961,118 1952,118 1945,118 1937,118 1929,118 1920,118 1912,118 1904,118 1896,118 1888,118 1880,118 1872,118 1864,118 1856,118 1847,118 1840,118 1832,117 1824,117 1815,117 1807,117 1799,117 1791,117 1783,117 1775,117 1767,117 1759,116 1751,116 1743,116 1735,116 1727,116 1719,116 1711,116 1702,116 1694,115 1686,115 1678,115 1670,115 1662,115 1654,114 1646,114 1638,114 1630,113 1622,113 1614,113 1606,112 1598,112 1589,112 1581,111 1573,111 1565,111 1557,110 1549,110 1541,109 1533,109 1525,108 1517,108 1509,107 1501,106 1493,106 1485,105 1476,105 1468,104 1461,103 1452,102 1444,102 1436,101 1428,100 1420,99 1412,98 1404,97 1396,96 1388,95 1380,95 1372,94 1363,93 1355,91 1348,90 1339,89 1331,88 1323,87 1315,86 1307,85 1299,83 1291,82 1283,80 1275,79 1267,78 1259,77 1250,75 1243,74 1234,73 1226,71 1218,70 1210,69 1202,67 1194,66 1186,64 1178,63 1170,62 1162,60 1154,59 1145,58 1138,56 1130,55 1122,54 1113,53 1105,51 1097,50 1089,49 1081,48 1073,47 1065,46 1057,44 1049,43 1041,42 1033,41 1025,40 1017,39 1009,39 1000,38 992,37 984,36 976,35 968,34 960,33 952,33 944,32 936,31 928,31 920,30 912,29 904,29 895,28 887,28 879,27 871,27 863,26 855,26 847,25 839,25 831,25 823,24 815,24 807,23 799,23 791,23 782,23 774,22 766,22 758,22 750,22 742,21 734,21 726,21 718,21 710,20 702,20 694,20 686,20 678,20 670,20 661,19 653,19 646,19 637,19 629,19 621,19 613,19 605,18 597,18 589,18 581,18 573,18 565,18 556,18 548,18 541,18 532,18 524,18 516,18 508,18 500,18 492,18 484,18 476,18 468,18 460,18 452,18 443,18 436,18 428,18 419,18 411,17 403,17 395,17 387,17 379,17 371,17 363,17 355,17 347,17 339,17 330,17 323,17 315,17 307,17 298,17 290,17 282,17 274,17 266,17 258,17 250,17 242,17 234,17 225,17 218,17 210,17 202,17 193,17 185,17 177,17 169,17 161,17 153,17 145,17 137,17 129,17 121,17 113,17 105,17 97,17 89,17 80,17 72,17 64,17 56,17 48,17 40,17 32,17 24,17 16,17 8,17 0,17">
          <text:p/>
        </draw:polygon>
        <draw:polygon draw:style-name="gr6" draw:text-style-name="P6" draw:layer="layout" svg:width="4.899cm" svg:height="0.66cm" svg:x="11.525cm" svg:y="6.926cm" svg:viewBox="0 0 4900 661" draw:points="0,0 8,0 16,0 24,0 32,0 40,0 48,0 56,0 64,0 72,0 80,0 89,0 97,0 105,0 113,0 121,0 129,0 137,0 145,0 153,0 161,0 169,0 177,0 185,0 193,0 202,0 210,0 218,0 225,0 234,0 242,0 250,0 258,0 266,0 274,0 282,0 290,0 298,0 307,0 315,0 323,0 330,0 339,0 347,0 355,0 363,0 371,0 379,0 387,0 395,0 403,0 411,0 419,0 428,0 436,0 443,0 452,0 460,0 468,0 476,0 484,0 492,0 500,0 508,0 516,0 524,0 532,0 541,0 548,0 556,0 565,0 573,0 581,0 589,0 597,0 605,0 613,0 621,0 629,0 637,0 646,0 653,0 661,0 670,0 678,0 686,0 694,0 702,0 710,0 718,0 726,0 734,0 742,0 750,0 758,0 766,0 774,0 782,0 791,0 799,0 807,0 815,0 823,0 831,0 839,0 847,0 855,0 863,0 871,0 879,0 887,0 895,0 904,0 912,0 920,0 928,0 936,0 944,0 952,0 960,0 968,0 976,0 984,0 992,0 1000,0 1009,0 1017,0 1025,0 1033,0 1041,0 1049,0 1057,0 1065,0 1073,0 1081,0 1089,0 1097,0 1105,0 1113,0 1122,0 1130,0 1138,0 1145,0 1154,0 1162,0 1170,0 1178,0 1186,0 1194,0 1202,0 1210,0 1218,0 1226,0 1234,0 1243,0 1250,0 1259,0 1267,0 1275,0 1283,0 1291,0 1299,0 1307,0 1315,0 1323,0 1331,0 1339,0 1348,0 1355,0 1363,0 1372,0 1380,0 1388,0 1396,0 1404,0 1412,0 1420,0 1428,0 1436,0 1444,0 1452,0 1461,0 1468,0 1476,0 1485,0 1493,0 1501,0 1509,0 1517,0 1525,0 1533,0 1541,0 1549,0 1557,0 1565,0 1573,0 1581,0 1589,0 1598,0 1606,0 1614,0 1622,0 1630,0 1638,0 1646,0 1654,0 1662,0 1670,0 1678,0 1686,0 1694,0 1702,0 1711,0 1719,0 1727,0 1735,0 1743,0 1751,0 1759,0 1767,0 1775,0 1783,0 1791,0 1799,0 1807,0 1815,0 1824,0 1832,0 1840,0 1847,0 1856,0 1864,0 1872,0 1880,0 1888,0 1896,0 1904,0 1912,0 1920,0 1929,0 1937,0 1945,0 1952,0 1961,0 1969,0 1977,0 1985,0 1993,0 2001,0 2009,0 2017,0 2025,0 2033,0 2042,0 2050,0 2058,0 2065,0 2074,0 2082,0 2090,0 2098,0 2106,0 2114,0 2122,0 2131,0 2139,0 2147,0 2155,0 2163,0 2171,0 2179,0 2187,0 2195,0 2203,0 2211,0 2219,0 2227,0 2235,0 2244,0 2252,0 2260,0 2268,0 2276,0 2284,0 2292,0 2300,0 2308,0 2316,0 2324,0 2332,0 2340,0 2349,0 2357,0 2365,0 2373,0 2381,0 2389,0 2397,0 2405,0 2413,0 2413,0 2487,0 2488,0 2495,0 2503,0 2512,0 2519,0 2527,0 2536,0 2544,0 2552,0 2560,0 2568,0 2576,0 2584,0 2592,0 2600,0 2608,0 2616,0 2624,0 2632,0 2640,0 2649,0 2657,0 2665,0 2673,0 2681,0 2689,0 2697,0 2705,0 2713,0 2721,0 2730,0 2737,0 2745,0 2753,0 2762,0 2770,0 2778,0 2786,0 2794,0 2802,0 2810,0 2818,0 2826,0 2834,0 2842,0 2850,0 2858,0 2866,0 2875,0 2883,0 2891,0 2899,0 2907,0 2915,0 2923,0 2931,0 2939,0 2947,0 2955,0 2963,0 2971,0 2979,0 2988,0 2996,0 3004,0 3011,0 3020,0 3028,0 3036,0 3044,0 3052,0 3060,0 3068,0 3076,0 3084,0 3093,0 3101,0 3109,0 3116,0 3125,0 3133,0 3141,0 3149,0 3157,0 3165,0 3173,0 3181,0 3189,0 3197,0 3206,0 3214,0 3221,0 3229,0 3238,0 3246,0 3254,0 3262,0 3270,0 3278,0 3286,0 3294,0 3302,0 3310,0 3318,0 3327,0 3334,0 3343,0 3351,0 3359,0 3367,0 3375,0 3383,0 3391,0 3399,0 3407,0 3415,0 3423,0 3432,0 3439,0 3447,0 3456,0 3464,0 3472,0 3480,0 3488,0 3496,0 3504,0 3512,0 3520,0 3528,0 3536,0 3544,0 3552,0 3560,0 3568,0 3577,0 3585,0 3593,0 3601,0 3609,0 3617,0 3625,0 3633,0 3641,0 3649,0 3657,0 3665,0 3673,0 3681,0 3690,0 3698,0 3706,0 3714,0 3722,0 3730,0 3738,0 3746,0 3754,0 3762,0 3770,0 3778,0 3786,0 3795,0 3803,0 3811,0 3819,0 3827,0 3835,0 3843,0 3851,0 3859,0 3867,0 3875,0 3883,0 3891,0 3899,0 3908,0 3916,0 3924,0 3931,0 3940,0 3948,0 3956,0 3964,0 3972,0 3980,0 3988,0 3996,0 4004,0 4013,0 4021,0 4029,0 4036,0 4045,0 4053,0 4061,0 4069,0 4077,0 4085,0 4093,0 4101,0 4109,0 4117,0 4125,0 4134,0 4141,0 4149,0 4158,0 4166,0 4174,0 4182,0 4190,0 4198,0 4206,0 4214,0 4222,0 4230,0 4238,0 4247,0 4254,0 4262,0 4271,0 4279,0 4287,0 4295,0 4303,0 4311,0 4319,0 4327,0 4335,0 4343,0 4352,0 4359,0 4367,0 4376,0 4384,0 4392,0 4400,0 4408,0 4416,0 4424,0 4432,0 4440,0 4448,0 4456,0 4464,0 4472,0 4480,0 4488,0 4497,0 4505,0 4513,0 4521,0 4529,0 4537,0 4545,0 4554,0 4562,0 4569,0 4578,0 4586,0 4594,0 4602,0 4610,0 4618,0 4626,0 4634,0 4642,0 4650,0 4658,0 4667,0 4675,0 4683,0 4690,0 4699,0 4707,0 4715,0 4723,0 4731,0 4739,0 4747,0 4755,0 4763,0 4772,0 4780,0 4787,0 4795,0 4804,0 4812,0 4820,0 4828,0 4836,0 4844,0 4852,0 4860,0 4868,0 4876,0 4885,0 4892,0 4900,0 4900,647 4892,647 4885,647 4876,647 4868,647 4860,647 4852,647 4844,647 4836,647 4828,647 4820,647 4812,647 4804,647 4795,647 4787,647 4780,647 4772,647 4763,647 4755,647 4747,647 4739,647 4731,647 4723,647 4715,647 4707,647 4699,647 4690,647 4683,647 4675,647 4667,647 4658,647 4650,647 4642,647 4634,647 4626,647 4618,647 4610,647 4602,647 4594,647 4586,647 4578,647 4569,647 4562,647 4554,647 4545,647 4537,647 4529,647 4521,647 4513,647 4505,647 4497,647 4488,647 4480,647 4472,647 4464,647 4456,647 4448,647 4440,647 4432,647 4424,647 4416,647 4408,647 4400,647 4392,647 4384,647 4376,647 4367,647 4359,647 4352,647 4343,647 4335,647 4327,647 4319,647 4311,647 4303,647 4295,647 4287,647 4279,647 4271,647 4262,647 4254,647 4247,647 4238,647 4230,647 4222,647 4214,647 4206,647 4198,647 4190,647 4182,647 4174,647 4166,647 4158,647 4149,647 4141,647 4134,647 4125,647 4117,647 4109,647 4101,647 4093,647 4085,647 4077,647 4069,647 4061,647 4053,647 4045,647 4036,647 4029,647 4021,647 4013,647 4004,647 3996,647 3988,647 3980,647 3972,647 3964,647 3956,647 3948,647 3940,647 3931,647 3924,647 3916,647 3908,647 3899,647 3891,647 3883,647 3875,647 3867,647 3859,647 3851,647 3843,647 3835,647 3827,647 3819,647 3811,647 3803,647 3795,647 3786,647 3778,647 3770,647 3762,647 3754,647 3746,647 3738,647 3730,647 3722,647 3714,647 3706,647 3698,647 3690,647 3681,647 3673,647 3665,647 3657,647 3649,647 3641,647 3633,647 3625,647 3617,647 3609,647 3601,647 3593,647 3585,647 3577,647 3568,647 3560,647 3552,647 3544,647 3536,647 3528,647 3520,647 3512,647 3504,647 3496,647 3488,647 3480,647 3472,647 3464,647 3456,647 3447,647 3439,647 3432,647 3423,647 3415,647 3407,647 3399,647 3391,647 3383,647 3375,647 3367,647 3359,647 3351,647 3343,647 3334,647 3327,647 3318,647 3310,647 3302,647 3294,647 3286,647 3278,647 3270,647 3262,647 3254,647 3246,647 3238,647 3229,647 3221,647 3214,647 3206,647 3197,647 3189,647 3181,647 3173,647 3165,647 3157,647 3149,647 3141,647 3133,647 3125,647 3116,647 3109,647 3101,647 3093,647 3084,647 3076,647 3068,647 3060,647 3052,647 3044,647 3036,647 3028,647 3020,647 3011,647 3004,647 2996,647 2988,647 2979,647 2971,647 2963,647 2955,647 2947,647 2939,647 2931,647 2923,647 2915,647 2907,647 2899,647 2891,647 2883,647 2875,647 2866,647 2858,647 2850,647 2842,647 2834,647 2826,647 2818,647 2810,647 2802,647 2794,647 2786,647 2778,647 2770,647 2762,647 2753,647 2745,647 2737,647 2730,647 2721,647 2713,647 2705,647 2697,647 2689,647 2681,647 2673,647 2665,647 2657,647 2649,647 2640,647 2632,647 2624,647 2616,647 2608,647 2600,647 2592,647 2584,647 2576,647 2568,647 2560,647 2552,647 2544,647 2536,647 2527,647 2519,647 2512,647 2503,647 2495,647 2488,647 2488,661 2413,661 2413,655 2405,655 2397,655 2389,655 2381,655 2373,655 2365,655 2357,655 2349,655 2340,655 2332,655 2324,655 2316,655 2308,655 2300,655 2292,655 2284,655 2276,655 2268,655 2260,655 2252,655 2244,655 2235,655 2227,655 2219,655 2211,655 2203,655 2195,655 2187,655 2179,655 2171,655 2163,655 2155,655 2147,655 2139,655 2131,655 2122,655 2114,655 2106,655 2098,655 2090,655 2082,655 2074,655 2065,655 2058,655 2050,655 2042,655 2033,655 2025,655 2017,655 2009,655 2001,655 1993,655 1985,655 1977,655 1969,655 1961,655 1952,655 1945,655 1937,655 1929,655 1920,655 1912,655 1904,655 1896,655 1888,655 1880,655 1872,655 1864,655 1856,655 1847,655 1840,655 1832,655 1824,655 1815,655 1807,655 1799,655 1791,655 1783,655 1775,655 1767,655 1759,655 1751,655 1743,655 1735,655 1727,655 1719,655 1711,655 1702,655 1694,655 1686,655 1678,655 1670,655 1662,655 1654,655 1646,655 1638,655 1630,655 1622,655 1614,655 1606,655 1598,655 1589,655 1581,655 1573,655 1565,655 1557,655 1549,655 1541,655 1533,655 1525,655 1517,655 1509,655 1501,655 1493,655 1485,655 1476,655 1468,655 1461,655 1452,655 1444,655 1436,655 1428,655 1420,655 1412,655 1404,655 1396,655 1388,655 1380,655 1372,655 1363,655 1355,655 1348,655 1339,655 1331,655 1323,655 1315,655 1307,655 1299,655 1291,655 1283,655 1275,655 1267,655 1259,655 1250,655 1243,655 1234,655 1226,655 1218,655 1210,655 1202,655 1194,655 1186,655 1178,655 1170,655 1162,655 1154,655 1145,655 1138,655 1130,655 1122,655 1113,655 1105,655 1097,655 1089,655 1081,655 1073,655 1065,655 1057,655 1049,655 1041,655 1033,655 1025,655 1017,655 1009,655 1000,655 992,655 984,655 976,655 968,655 960,655 952,655 944,655 936,655 928,655 920,655 912,655 904,655 895,655 887,655 879,655 871,655 863,655 855,655 847,655 839,655 831,655 823,655 815,655 807,655 799,655 791,655 782,655 774,655 766,655 758,655 750,655 742,655 734,655 726,655 718,655 710,655 702,655 694,655 686,655 678,655 670,655 661,655 653,655 646,655 637,655 629,655 621,655 613,655 605,655 597,655 589,655 581,655 573,655 565,655 556,655 548,655 541,655 532,655 524,655 516,655 508,655 500,655 492,655 484,655 476,655 468,655 460,655 452,655 443,655 436,655 428,655 419,655 411,655 403,655 395,655 387,655 379,655 371,655 363,655 355,655 347,655 339,655 330,655 323,655 315,655 307,655 298,655 290,655 282,655 274,655 266,655 258,655 250,655 242,655 234,655 225,655 218,655 210,655 202,655 193,655 185,655 177,655 169,655 161,655 153,655 145,655 137,655 129,655 121,655 113,655 105,655 97,655 89,655 80,655 72,655 64,655 56,655 48,655 40,655 32,655 24,655 16,655 8,655 0,655">
          <text:p/>
        </draw:polygon>
        <draw:polygon draw:style-name="gr7" draw:text-style-name="P7" draw:layer="layout" svg:width="0.074cm" svg:height="0.03cm" svg:x="16.425cm" svg:y="7.669cm" svg:viewBox="0 0 75 31" draw:points="0,31 75,31 75,0 0,0">
          <text:p/>
        </draw:polygon>
        <draw:polygon draw:style-name="gr8" draw:text-style-name="P8" draw:layer="layout" svg:width="0.074cm" svg:height="0.646cm" svg:x="16.425cm" svg:y="6.926cm" svg:viewBox="0 0 75 647" draw:points="0,647 75,647 75,0 0,0">
          <text:p/>
        </draw:polygon>
        <draw:polygon draw:style-name="gr9" draw:text-style-name="P9" draw:layer="layout" svg:width="0.074cm" svg:height="0.48cm" svg:x="16.425cm" svg:y="6.35cm" svg:viewBox="0 0 75 481" draw:points="0,481 75,481 75,0 0,0">
          <text:p/>
        </draw:polygon>
        <draw:polygon draw:style-name="gr10" draw:text-style-name="P10" draw:layer="layout" svg:width="4.559cm" svg:height="0.479cm" svg:x="11.865cm" svg:y="6.351cm" svg:viewBox="0 0 4560 480" draw:points="3156,110 3164,108 3172,107 3180,106 3188,104 3196,103 3204,102 3212,100 3220,98 3228,97 3237,95 3244,93 3252,92 3261,90 3269,88 3277,87 3285,85 3293,83 3301,81 3309,80 3317,78 3325,76 3333,74 3341,72 3350,70 3357,68 3366,67 3374,65 3382,63 3390,61 3398,59 3406,58 3414,56 3422,54 3430,52 3438,50 3446,49 3455,47 3462,45 3470,44 3479,42 3487,41 3495,39 3503,38 3511,36 3519,34 3527,34 3535,32 3543,31 3551,29 3559,28 3567,27 3575,26 3583,25 3591,24 3600,23 3608,22 3616,21 3624,20 3632,19 3640,18 3648,17 3656,16 3664,15 3672,15 3680,14 3688,14 3696,13 3705,12 3713,12 3721,11 3729,10 3737,10 3745,10 3753,9 3761,9 3769,8 3777,8 3785,7 3793,7 3801,7 3809,6 3818,6 3826,6 3834,5 3841,5 3850,5 3858,5 3866,5 3874,4 3882,4 3890,4 3898,4 3906,4 3914,3 3922,3 3931,3 3939,3 3947,3 3954,3 3963,2 3971,2 3979,2 3987,2 3995,2 4003,2 4011,2 4019,1 4027,1 4036,1 4044,1 4052,1 4059,1 4068,1 4076,1 4084,1 4092,1 4100,1 4108,1 4116,1 4124,1 4132,1 4140,1 4148,0 4157,0 4165,0 4173,0 4181,0 4189,0 4197,0 4205,0 4213,0 4221,0 4229,0 4238,0 4246,0 4254,0 4262,0 4270,0 4278,0 4286,0 4294,0 4302,0 4310,0 4318,0 4326,0 4334,0 4343,0 4350,0 4359,0 4367,0 4375,0 4383,0 4391,0 4399,0 4407,0 4415,0 4423,0 4431,0 4439,0 4447,0 4455,0 4464,0 4472,0 4480,0 4488,0 4496,0 4504,0 4512,0 4520,0 4528,0 4536,0 4544,0 4552,0 4560,0 4560,111 4560,161 4560,480 4552,480 4544,480 4536,480 4528,480 4520,480 4512,480 4504,480 4496,480 4488,480 4480,480 4472,480 4464,480 4455,480 4447,480 4439,480 4431,480 4423,480 4415,480 4407,480 4399,480 4391,480 4383,480 4375,480 4367,480 4359,480 4350,480 4343,480 4334,480 4326,480 4318,480 4310,480 4302,480 4294,480 4286,480 4278,480 4270,480 4262,480 4254,480 4246,480 4238,480 4229,480 4221,480 4213,480 4205,480 4197,480 4189,480 4181,480 4173,480 4165,480 4157,480 4148,480 4140,480 4132,480 4124,480 4116,480 4108,480 4100,480 4092,480 4084,480 4076,480 4068,480 4059,480 4052,480 4044,480 4036,480 4027,480 4019,480 4011,480 4003,480 3995,480 3987,480 3979,480 3971,480 3963,480 3954,480 3947,480 3939,480 3931,480 3922,480 3914,480 3906,480 3898,480 3890,480 3882,480 3874,480 3866,480 3858,480 3850,480 3841,480 3834,480 3826,480 3818,480 3809,480 3801,480 3793,480 3785,480 3777,480 3769,480 3761,480 3753,480 3745,480 3737,480 3729,480 3721,480 3713,480 3705,480 3696,480 3688,480 3680,480 3672,480 3664,480 3656,480 3648,480 3640,480 3632,480 3624,480 3616,480 3608,480 3600,480 3591,480 3583,480 3575,480 3567,480 3559,480 3551,480 3543,480 3535,480 3527,480 3519,480 3511,480 3503,480 3495,480 3487,480 3479,480 3470,480 3462,480 3455,480 3446,480 3438,480 3430,480 3422,480 3414,480 3406,480 3398,480 3390,480 3382,480 3374,480 3366,480 3357,480 3350,480 3341,480 3333,480 3325,480 3317,480 3309,480 3301,480 3293,480 3285,480 3277,480 3269,480 3261,480 3252,480 3244,480 3237,480 3228,480 3220,480 3212,480 3204,480 3196,480 3188,480 3180,480 3172,480 3164,480 3156,480 3148,480 3139,480 3132,480 3124,480 3116,480 3107,480 3099,480 3091,480 3083,480 3075,480 3067,480 3059,480 3051,480 3043,480 3035,480 3027,480 3019,480 3011,480 3003,480 2994,480 2986,480 2978,480 2970,480 2962,480 2954,480 2946,480 2938,480 2930,480 2922,480 2914,480 2906,480 2898,480 2889,480 2881,480 2873,480 2865,480 2857,480 2849,480 2841,480 2833,480 2825,480 2817,480 2809,480 2801,480 2793,480 2785,480 2776,480 2768,480 2760,480 2753,480 2744,480 2736,480 2728,480 2720,480 2712,480 2704,480 2696,480 2688,480 2680,480 2671,480 2664,480 2655,480 2647,480 2639,480 2631,480 2623,480 2615,480 2607,480 2599,480 2591,480 2583,480 2575,480 2567,480 2559,480 2550,480 2542,480 2535,480 2526,480 2518,480 2510,480 2502,480 2494,480 2486,480 2478,480 2470,480 2462,480 2454,480 2446,480 2437,480 2430,480 2422,480 2413,480 2405,480 2397,480 2389,480 2381,480 2373,480 2365,480 2357,480 2349,480 2341,480 2333,480 2325,480 2317,480 2309,480 2300,480 2292,480 2284,480 2276,480 2268,480 2260,480 2252,480 2244,480 2236,480 2228,480 2219,480 2212,480 2204,480 2196,480 2187,480 2179,480 2171,480 2163,480 2155,480 2148,480 2147,480 2073,480 2073,480 2065,480 2057,480 2049,480 2041,480 2032,480 2024,480 2017,480 2009,480 2000,480 1992,480 1984,480 1976,480 1968,480 1960,480 1952,480 1944,480 1936,480 1928,480 1919,480 1912,480 1904,480 1895,480 1887,480 1879,480 1871,480 1863,480 1855,480 1847,480 1839,480 1831,480 1823,480 1814,480 1806,480 1799,480 1791,480 1782,480 1774,480 1766,480 1758,480 1750,480 1742,480 1734,480 1725,480 1717,480 1709,480 1701,480 1693,480 1685,480 1677,480 1669,480 1661,480 1653,480 1645,480 1637,480 1629,480 1621,480 1612,480 1604,480 1596,480 1589,480 1580,480 1572,480 1564,480 1556,480 1548,480 1540,480 1532,480 1524,480 1516,480 1507,480 1499,480 1491,480 1484,480 1475,480 1467,480 1459,480 1451,480 1443,480 1435,480 1427,480 1419,480 1411,480 1403,480 1395,480 1386,480 1378,480 1371,480 1362,480 1354,480 1346,480 1338,480 1330,480 1322,480 1314,480 1306,480 1298,480 1290,480 1282,480 1273,480 1266,480 1258,480 1249,480 1241,480 1233,480 1225,480 1217,480 1209,480 1201,480 1193,480 1185,480 1177,480 1168,480 1161,480 1153,480 1145,480 1136,480 1128,480 1120,480 1112,480 1104,480 1096,480 1088,480 1080,480 1072,480 1064,480 1055,480 1048,480 1040,480 1032,480 1023,480 1015,480 1007,480 999,480 991,480 983,480 975,480 967,480 959,480 951,480 943,480 935,480 927,480 919,480 910,480 902,480 894,480 886,480 878,480 870,480 862,480 854,480 846,480 838,480 830,480 822,480 814,480 805,480 797,480 789,480 781,480 773,480 765,480 757,480 749,480 741,480 733,480 725,480 717,480 709,480 701,480 692,480 684,480 676,480 669,480 660,480 652,480 644,480 636,480 628,480 620,480 612,480 604,480 596,480 588,480 580,480 571,480 564,480 555,480 547,480 539,480 531,480 531,480 529,479 521,479 513,479 504,477 497,476 488,476 481,476 473,474 464,474 457,473 448,473 440,471 432,470 425,469 417,468 408,466 400,465 392,464 384,463 376,462 369,460 360,458 352,457 344,455 335,454 328,452 320,450 312,448 304,446 295,444 287,442 279,439 272,437 264,434 256,431 247,429 239,426 231,423 223,420 216,417 207,414 199,410 191,407 183,403 175,400 167,396 160,392 151,387 143,384 135,379 126,374 119,370 111,365 103,361 94,356 87,352 78,347 70,342 63,337 54,331 47,326 38,321 31,317 22,311 14,306 7,301 0,297 7,294 14,289 22,284 31,278 38,273 47,268 54,264 63,258 70,253 78,248 87,243 94,239 103,234 111,230 119,225 126,220 135,215 143,211 151,207 160,203 167,199 175,195 183,192 191,188 199,185 207,181 216,178 223,175 231,172 239,169 247,166 256,164 264,161 272,158 279,156 287,153 295,151 304,149 312,147 320,145 328,143 335,141 344,140 352,138 360,137 369,135 376,133 384,132 392,131 400,130 408,128 417,127 425,125 432,125 440,124 448,122 457,122 464,120 473,120 481,119 488,119 497,119 504,117 513,116 521,116 529,116 536,114 544,114 553,114 561,113 569,113 577,112 585,112 593,112 601,111 609,111 617,111 626,111 633,111 641,111 649,111 650,111 652,111 660,111 669,111 676,111 684,111 692,111 701,111 709,111 717,111 725,111 733,111 741,111 749,111 757,111 765,111 773,111 781,111 789,111 797,111 805,111 814,111 822,111 830,111 838,111 846,111 854,111 862,111 870,111 878,111 886,111 894,111 902,111 910,111 919,111 927,111 935,111 943,111 951,111 959,111 967,111 975,111 983,111 991,111 999,111 1007,111 1015,111 1023,111 1032,111 1040,111 1048,111 1055,111 1064,111 1072,111 1080,111 1088,111 1096,111 1104,111 1112,111 1120,111 1128,111 1136,111 1145,111 1153,111 1161,111 1168,111 1177,111 1185,111 1193,111 1201,111 1209,111 1217,111 1225,111 1233,111 1241,111 1249,111 1258,111 1266,111 1273,111 1282,111 1290,111 1298,111 1306,111 1314,111 1322,111 1330,111 1338,111 1346,111 1354,111 1362,111 1371,111 1378,111 1386,111 1395,111 1403,111 1411,111 1419,111 1427,111 1435,111 1443,111 1451,111 1459,111 1467,111 1475,111 1484,111 1491,111 1499,111 1507,111 1516,111 1524,111 1532,111 1540,111 1548,111 1556,111 1564,111 1572,111 1580,111 1589,111 1596,111 1604,111 1612,111 1621,111 1629,111 1637,111 1645,111 1653,111 1661,111 1669,111 1677,111 1685,111 1693,111 1701,111 1709,111 1717,111 1725,111 1734,111 1742,111 1750,111 1758,111 1766,111 1774,111 1782,111 1791,111 1799,111 1806,111 1814,111 1823,111 1831,111 1839,111 1847,111 1855,111 1863,111 1871,111 1879,111 1887,111 1895,111 1904,111 1912,111 1919,111 1928,111 1936,111 1944,111 1952,111 1960,111 1968,111 1976,111 1984,111 1992,111 2000,111 2009,111 2017,111 2024,111 2032,111 2041,111 2049,111 2057,111 2065,111 2073,111 2073,111 2147,111 2148,111 2155,111 2163,111 2171,111 2179,111 2187,111 2196,111 2204,111 2212,111 2219,111 2228,111 2236,111 2244,111 2252,111 2260,111 2268,111 2276,111 2284,111 2292,111 2300,111 2309,111 2317,111 2325,111 2333,111 2341,111 2349,111 2357,111 2365,111 2373,111 2381,111 2389,111 2397,111 2405,111 2413,111 2422,111 2430,111 2437,111 2446,111 2454,111 2462,111 2470,111 2478,111 2486,111 2494,111 2502,111 2510,111 2518,111 2526,111 2535,111 2542,111 2550,111 2559,111 2567,111 2575,111 2583,111 2591,111 2599,111 2607,111 2615,111 2623,111 2631,111 2639,111 2647,111 2655,111 2664,111 2671,111 2680,111 2688,111 2696,111 2704,111 2712,111 2720,111 2728,111 2736,111 2744,111 2753,111 2760,111 2768,111 2776,111 2785,111 2793,111 2801,111 2809,111 2817,111 2825,111 2833,111 2841,111 2849,111 2857,111 2865,111 2873,111 2881,111 2889,111 2898,111 2906,111 2914,111 2922,111 2930,111 2938,111 2946,111 2954,111 2962,111 2970,111 2978,111 2986,111 2994,111 3003,111 3011,111 3019,111 3027,111 3035,111 3043,111 3051,111 3059,111 3067,111 3075,111 3083,111 3091,111 3099,111 3107,111 3116,111 3124,111 3132,111 3139,111 3148,111 3149,111">
          <text:p/>
        </draw:polygon>
        <draw:polygon draw:style-name="gr11" draw:text-style-name="P11" draw:layer="layout" svg:width="1.934cm" svg:height="0.203cm" svg:x="3.355cm" svg:y="7.379cm" svg:viewBox="0 0 1935 204" draw:points="0,0 6,0 13,0 19,0 26,0 32,0 39,0 45,0 51,0 58,0 65,0 71,0 78,0 84,0 91,0 97,0 103,0 110,0 116,0 123,0 129,0 136,0 142,0 149,0 156,0 162,0 168,0 175,0 181,0 188,0 194,0 200,0 207,0 213,0 220,0 226,0 233,0 240,0 246,0 253,0 259,0 265,0 272,0 278,0 285,0 291,0 298,0 304,0 310,0 317,0 323,1 330,1 337,1 343,1 350,1 356,1 362,1 369,1 375,1 382,1 388,1 395,1 401,1 407,1 415,1 420,1 427,1 434,1 440,1 447,2 453,2 460,2 466,2 472,2 479,2 485,2 492,2 498,2 504,3 512,3 518,3 524,3 531,3 537,3 544,4 550,4 557,4 563,4 569,4 576,4 582,5 589,5 595,5 602,6 608,6 614,6 621,6 628,7 634,7 641,8 647,8 654,8 660,9 666,9 673,10 679,10 686,11 693,11 699,12 705,12 712,13 719,14 725,14 731,15 738,16 744,17 751,18 757,18 763,19 770,20 777,21 783,22 789,23 796,24 803,25 809,26 816,27 822,28 828,29 835,31 841,32 848,33 854,34 861,36 867,37 873,39 880,40 886,41 893,43 900,45 906,46 913,47 919,49 925,51 932,52 938,54 945,55 951,57 958,59 964,61 970,62 978,64 984,65 990,67 997,69 1003,70 1010,72 1016,74 1023,75 1029,76 1035,78 1042,80 1048,81 1055,83 1061,84 1068,85 1075,87 1081,88 1087,90 1094,91 1100,92 1107,93 1113,94 1120,96 1126,97 1132,98 1139,99 1145,100 1152,101 1158,102 1165,103 1172,104 1177,105 1185,105 1191,106 1197,107 1204,108 1210,108 1217,109 1223,110 1229,110 1236,111 1242,112 1249,112 1256,113 1262,113 1269,113 1275,114 1282,114 1288,115 1294,115 1301,116 1307,116 1314,116 1320,117 1326,117 1333,117 1340,118 1346,118 1352,118 1359,118 1366,119 1372,119 1379,119 1385,119 1391,120 1398,120 1404,120 1411,120 1417,120 1424,120 1430,120 1436,120 1443,121 1449,121 1456,121 1463,121 1469,121 1476,121 1482,121 1488,121 1495,121 1501,122 1508,122 1515,122 1521,122 1527,122 1533,122 1541,122 1547,122 1553,122 1560,122 1566,122 1573,122 1579,122 1586,122 1592,122 1598,122 1605,122 1611,122 1618,122 1625,122 1631,122 1638,122 1644,123 1650,123 1657,123 1663,123 1670,123 1677,123 1683,123 1689,123 1695,123 1703,123 1709,123 1715,123 1722,123 1728,123 1735,123 1741,123 1748,123 1754,123 1761,123 1767,123 1773,123 1780,123 1787,123 1793,123 1800,123 1806,123 1812,123 1819,123 1825,123 1832,123 1838,123 1845,123 1851,123 1858,123 1864,123 1870,123 1877,123 1884,123 1890,123 1897,123 1903,123 1910,123 1916,123 1922,123 1929,123 1935,123 1935,204 1929,204 1922,203 1916,203 1910,203 1903,203 1897,203 1890,203 1884,203 1877,203 1870,203 1864,203 1858,203 1851,203 1845,203 1838,203 1832,203 1825,203 1819,203 1812,203 1806,203 1800,203 1793,203 1787,203 1780,203 1773,203 1767,203 1761,203 1754,203 1748,203 1741,203 1735,203 1728,203 1722,203 1715,203 1709,203 1703,203 1695,203 1689,203 1683,203 1677,203 1670,203 1663,203 1657,203 1650,203 1644,203 1638,203 1631,203 1625,203 1618,203 1611,203 1605,203 1598,203 1592,203 1586,203 1579,203 1573,203 1566,203 1560,203 1553,203 1547,203 1541,202 1533,202 1527,202 1521,202 1515,202 1508,202 1501,202 1495,202 1488,202 1482,202 1476,202 1469,202 1463,201 1456,201 1449,201 1443,201 1436,201 1430,201 1424,201 1417,201 1411,200 1404,200 1398,200 1391,200 1385,200 1379,200 1372,200 1366,199 1359,199 1352,199 1346,198 1340,198 1333,198 1326,198 1320,197 1314,197 1307,197 1301,196 1294,196 1288,195 1282,195 1275,194 1269,194 1262,194 1256,193 1249,193 1242,192 1236,192 1229,191 1223,190 1217,190 1210,189 1204,188 1197,188 1191,187 1185,186 1177,185 1172,184 1165,184 1158,183 1152,182 1145,181 1139,180 1132,178 1126,178 1120,176 1113,175 1107,174 1100,173 1094,171 1087,170 1081,169 1075,168 1068,166 1061,165 1055,163 1048,162 1042,161 1035,159 1029,157 1023,156 1016,154 1010,153 1003,151 997,149 990,148 984,146 978,145 970,143 964,141 958,140 951,138 945,136 938,135 932,133 925,132 919,130 913,128 906,127 900,125 893,124 886,122 880,121 873,120 867,118 861,117 854,115 848,114 841,113 835,112 828,110 822,109 816,108 809,107 803,106 796,105 789,104 783,103 777,102 770,101 763,100 757,99 751,98 744,98 738,97 731,96 725,95 719,94 712,94 705,93 699,92 693,92 686,91 679,91 673,91 666,90 660,89 654,89 647,89 641,88 634,88 628,87 621,87 614,87 608,86 602,86 595,86 589,85 582,85 576,85 569,85 563,85 557,84 550,84 544,84 537,84 531,83 524,83 518,83 512,83 504,83 498,83 492,83 485,83 479,83 472,82 466,82 460,82 453,82 447,82 440,82 434,82 427,82 420,82 415,82 407,82 401,82 395,82 388,82 382,81 375,81 369,81 362,81 356,81 350,81 343,81 337,81 330,81 323,81 317,81 310,81 304,81 298,81 291,81 285,81 278,81 272,81 265,81 259,81 253,81 246,81 240,81 233,81 226,81 220,81 213,81 207,81 200,81 194,81 188,81 181,81 175,81 168,81 162,81 156,81 149,81 142,81 136,81 129,81 123,81 116,81 110,80 103,80 97,80 91,80 84,80 78,80 71,80 65,80 58,80 51,80 45,80 39,80 32,80 26,80 19,80 13,80 6,80 0,80">
          <text:p/>
        </draw:polygon>
        <draw:polygon draw:style-name="gr3" draw:text-style-name="P3" draw:layer="layout" svg:width="1.934cm" svg:height="0.117cm" svg:x="3.355cm" svg:y="7.582cm" svg:viewBox="0 0 1935 118" draw:points="0,0 6,0 13,0 19,0 26,0 32,0 39,0 45,0 51,0 58,0 65,0 71,0 78,0 84,0 91,0 97,0 103,0 110,0 116,0 123,0 129,0 136,0 142,0 149,0 156,0 162,0 168,0 175,0 181,0 188,0 194,0 200,0 207,0 213,0 220,0 226,0 233,0 240,0 246,0 253,0 259,0 265,0 272,0 278,0 285,0 291,0 298,0 304,0 310,0 317,0 323,0 330,0 337,0 343,0 350,0 356,0 362,0 369,0 375,0 382,0 388,0 395,0 401,0 407,0 415,0 420,0 427,0 434,0 440,0 447,0 453,0 460,0 466,0 472,0 479,0 485,0 492,0 498,0 504,0 512,0 518,0 524,0 531,0 537,0 544,0 550,0 557,0 563,0 569,0 576,0 582,0 589,0 595,0 602,0 608,0 614,0 621,0 628,0 634,0 641,0 647,0 654,0 660,0 666,0 673,0 679,0 686,0 693,0 699,0 705,0 712,0 719,0 725,0 731,0 738,0 744,0 751,0 757,0 763,0 770,0 777,0 783,0 789,0 796,0 803,0 809,0 816,0 822,0 828,0 835,0 841,0 848,0 854,0 861,0 867,0 873,0 880,0 886,0 893,0 900,0 906,0 913,0 919,0 925,0 932,0 938,0 945,0 951,0 958,0 964,0 970,0 978,0 984,0 990,0 997,0 1003,0 1010,0 1016,0 1023,0 1029,0 1035,0 1042,0 1048,0 1055,0 1061,0 1068,0 1075,0 1081,0 1087,0 1094,0 1100,0 1107,0 1113,0 1120,0 1126,0 1132,0 1139,0 1145,0 1152,0 1158,0 1165,0 1172,0 1177,0 1185,0 1191,0 1197,0 1204,0 1210,0 1217,0 1223,0 1229,0 1236,0 1242,0 1249,0 1256,0 1262,0 1269,0 1275,0 1282,0 1288,0 1294,0 1301,0 1307,0 1314,0 1320,0 1326,0 1333,0 1340,0 1346,0 1352,0 1359,0 1366,0 1372,0 1379,0 1385,0 1391,0 1398,0 1404,0 1411,0 1417,0 1424,0 1430,0 1436,0 1443,0 1449,0 1456,0 1463,0 1469,0 1476,0 1482,0 1488,0 1495,0 1501,0 1508,0 1515,0 1521,0 1527,0 1533,0 1541,0 1547,0 1553,0 1560,0 1566,0 1573,0 1579,0 1586,0 1592,0 1598,0 1605,0 1611,0 1618,0 1625,0 1631,0 1638,0 1644,0 1650,0 1657,0 1663,0 1670,0 1677,0 1683,0 1689,0 1695,0 1703,0 1709,0 1715,0 1722,0 1728,0 1735,0 1741,0 1748,0 1754,0 1761,0 1767,0 1773,0 1780,0 1787,0 1793,0 1800,0 1806,0 1812,0 1819,0 1825,0 1832,0 1838,0 1845,0 1851,0 1858,0 1864,0 1870,0 1877,0 1884,0 1890,0 1897,0 1903,0 1910,0 1916,0 1922,0 1929,0 1935,0 1935,118 1929,118 1922,118 1916,118 1910,118 1903,118 1897,118 1890,118 1884,118 1877,118 1870,118 1864,118 1858,118 1851,118 1845,118 1838,118 1832,118 1825,118 1819,118 1812,118 1806,118 1800,118 1793,118 1787,118 1780,118 1773,118 1767,118 1761,118 1754,118 1748,118 1741,118 1735,118 1728,118 1722,118 1715,118 1709,118 1703,118 1695,118 1689,118 1683,118 1677,118 1670,118 1663,118 1657,118 1650,118 1644,118 1638,118 1631,118 1625,118 1618,118 1611,118 1605,118 1598,118 1592,118 1586,118 1579,118 1573,118 1566,118 1560,118 1553,118 1547,118 1541,118 1533,118 1527,118 1521,118 1515,118 1508,118 1501,118 1495,118 1488,118 1482,118 1476,118 1469,118 1463,118 1456,118 1449,118 1443,118 1436,118 1430,118 1424,118 1417,118 1411,118 1404,118 1398,118 1391,118 1385,118 1379,118 1372,118 1366,118 1359,118 1352,118 1346,118 1340,118 1333,118 1326,118 1320,118 1314,118 1307,118 1301,118 1294,118 1288,118 1282,118 1275,118 1269,118 1262,118 1256,118 1249,118 1242,118 1236,118 1229,118 1223,118 1217,118 1210,118 1204,118 1197,118 1191,118 1185,118 1177,118 1172,118 1165,118 1158,118 1152,118 1145,118 1139,118 1132,118 1126,118 1120,118 1113,118 1107,118 1100,118 1094,118 1087,118 1081,118 1075,118 1068,118 1061,118 1055,118 1048,118 1042,118 1035,118 1029,118 1023,118 1016,118 1010,118 1003,118 997,118 990,118 984,118 978,118 970,118 964,118 958,118 951,118 945,118 938,118 932,118 925,118 919,118 913,118 906,118 900,118 893,118 886,118 880,118 873,118 867,118 861,118 854,118 848,118 841,118 835,118 828,118 822,118 816,118 809,118 803,118 796,118 789,118 783,118 777,118 770,118 763,118 757,118 751,118 744,118 738,118 731,118 725,118 719,118 712,118 705,118 699,118 693,118 686,118 679,118 673,118 666,118 660,118 654,118 647,118 641,118 634,118 628,118 621,118 614,118 608,118 602,118 595,118 589,118 582,118 576,118 569,118 563,118 557,118 550,118 544,118 537,118 531,118 524,118 518,118 512,118 504,118 498,118 492,118 485,118 479,118 472,118 466,118 460,118 453,118 447,118 440,118 434,118 427,118 420,118 415,118 407,118 401,118 395,118 388,118 382,118 375,118 369,118 362,118 356,118 350,118 343,118 337,118 330,118 323,118 317,118 310,118 304,118 298,118 291,118 285,118 278,118 272,118 265,118 259,118 253,118 246,118 240,118 233,118 226,118 220,118 213,118 207,118 200,118 194,118 188,118 181,118 175,118 168,118 162,118 156,118 149,118 142,118 136,118 129,118 123,118 116,118 110,118 103,118 97,118 91,118 84,118 78,118 71,118 65,118 58,118 51,118 45,118 39,118 32,118 26,118 19,118 13,118 6,118 0,118">
          <text:p/>
        </draw:polygon>
        <draw:polygon draw:style-name="gr24" draw:text-style-name="P23" draw:layer="layout" svg:width="1.994cm" svg:height="0.26cm" svg:x="1.36cm" svg:y="7.439cm" svg:viewBox="0 0 1995 261" draw:points="0,0 6,0 13,0 19,0 26,0 32,0 38,0 45,0 51,0 58,0 64,0 71,0 78,0 84,0 91,0 97,0 103,0 110,0 116,0 123,0 129,0 136,0 142,0 148,0 155,0 162,0 168,0 175,0 180,0 188,0 194,0 200,0 207,0 213,0 220,0 226,0 233,0 239,0 246,0 253,0 259,0 265,0 272,0 278,0 285,0 291,0 298,1 304,1 310,1 317,1 323,1 330,1 336,1 343,1 350,1 355,1 362,1 369,1 375,1 382,1 388,1 395,1 401,1 407,1 414,2 420,2 427,2 434,2 439,2 446,2 453,2 460,2 466,2 472,2 479,3 485,3 492,3 498,3 504,3 511,3 518,4 524,4 530,4 537,4 544,4 550,4 557,4 563,5 569,5 576,5 582,6 589,6 595,6 601,6 608,7 614,7 621,8 627,8 634,8 641,9 647,9 654,10 660,10 666,11 673,11 679,12 686,12 692,13 699,14 705,15 711,15 718,16 725,17 731,18 738,18 744,19 751,20 757,21 763,22 770,23 776,24 783,25 789,26 796,28 802,29 809,30 816,32 822,33 828,34 835,35 841,37 848,39 854,40 861,42 867,43 873,45 880,47 886,48 893,50 900,52 906,54 913,55 918,57 925,59 932,61 938,62 945,64 951,66 958,68 964,70 970,72 977,74 983,76 990,78 997,80 1002,81 1010,83 1016,85 1023,87 1029,89 1035,91 1042,92 1048,94 1055,96 1061,97 1067,99 1074,100 1081,102 1087,104 1093,105 1100,106 1107,108 1113,109 1120,111 1126,112 1132,113 1139,114 1145,116 1152,117 1158,118 1164,119 1172,120 1177,121 1184,122 1191,123 1197,124 1204,125 1210,125 1217,126 1223,127 1229,127 1236,128 1242,129 1249,129 1255,130 1262,131 1268,131 1274,132 1282,132 1288,133 1294,133 1301,134 1307,134 1314,134 1320,135 1326,135 1333,135 1339,136 1346,136 1352,136 1359,137 1365,137 1372,137 1379,137 1385,138 1391,138 1398,138 1404,138 1411,139 1417,139 1424,139 1430,139 1436,139 1443,139 1449,140 1456,140 1463,140 1469,140 1476,140 1481,140 1488,140 1495,140 1501,141 1508,141 1514,141 1521,141 1527,141 1533,141 1540,141 1547,141 1553,141 1560,141 1565,141 1573,141 1579,141 1586,141 1592,141 1598,141 1605,141 1611,142 1618,142 1624,142 1630,142 1638,142 1644,142 1650,142 1656,142 1663,142 1670,142 1676,142 1683,142 1689,142 1695,142 1702,142 1709,142 1715,142 1722,142 1728,142 1735,142 1741,142 1748,142 1754,142 1760,142 1767,142 1773,142 1780,142 1786,142 1792,142 1800,142 1806,142 1812,142 1819,142 1825,142 1832,142 1838,142 1845,142 1851,142 1857,142 1864,142 1870,142 1877,142 1884,142 1890,142 1897,142 1903,142 1910,142 1916,142 1922,142 1929,142 1935,142 1935,142 1995,142 1995,261 1935,261 1935,261 1929,261 1922,261 1916,261 1910,261 1903,261 1897,261 1890,261 1884,261 1877,261 1870,261 1864,261 1857,261 1851,261 1845,261 1838,261 1832,261 1825,261 1819,261 1812,261 1806,261 1800,261 1792,261 1786,261 1780,261 1773,261 1767,261 1760,261 1754,261 1748,261 1741,261 1735,261 1728,261 1722,261 1715,261 1709,261 1702,261 1695,261 1689,261 1683,261 1676,261 1670,261 1663,261 1656,261 1650,261 1644,261 1638,261 1630,261 1624,261 1618,261 1611,260 1605,260 1598,260 1592,260 1586,260 1579,260 1573,260 1565,260 1560,260 1553,260 1547,260 1540,260 1533,260 1527,260 1521,260 1514,260 1508,259 1501,259 1495,259 1488,259 1481,259 1476,259 1469,259 1463,259 1456,259 1449,258 1443,258 1436,258 1430,258 1424,258 1417,258 1411,258 1404,258 1398,257 1391,257 1385,257 1379,257 1372,256 1365,256 1359,256 1352,256 1346,255 1339,255 1333,255 1326,254 1320,254 1314,253 1307,253 1301,253 1294,252 1288,252 1282,251 1274,251 1268,250 1262,250 1255,249 1249,249 1242,248 1236,247 1229,247 1223,246 1217,245 1210,244 1204,243 1197,243 1191,242 1184,241 1177,240 1172,239 1164,238 1158,237 1152,236 1145,235 1139,234 1132,232 1126,231 1120,230 1113,229 1107,227 1100,226 1093,224 1087,223 1081,221 1074,220 1067,218 1061,216 1055,215 1048,213 1042,211 1035,210 1029,208 1023,206 1016,204 1010,202 1002,200 997,199 990,197 983,195 977,193 970,191 964,189 958,187 951,185 945,184 938,182 932,180 925,178 918,176 913,174 906,172 900,171 893,169 886,167 880,166 873,164 867,162 861,161 854,159 848,158 841,156 835,155 828,153 822,152 816,150 809,149 802,148 796,147 789,145 783,144 776,143 770,142 763,141 757,140 751,139 744,138 738,137 731,136 725,135 718,135 711,134 705,133 699,133 692,132 686,131 679,131 673,130 666,130 660,129 654,129 647,128 641,128 634,127 627,127 621,127 614,126 608,126 601,125 595,125 589,125 582,125 576,124 569,124 563,124 557,123 550,123 544,123 537,123 530,123 524,122 518,122 511,122 504,122 498,122 492,121 485,121 479,121 472,121 466,121 460,121 453,121 446,121 439,120 434,120 427,120 420,120 414,120 407,120 401,120 395,120 388,120 382,120 375,120 369,120 362,120 355,120 350,120 343,120 336,120 330,120 323,120 317,120 310,120 304,120 298,119 291,119 285,119 278,119 272,119 265,119 259,119 253,119 246,119 239,119 233,119 226,119 220,119 213,119 207,119 200,119 194,119 188,119 180,119 175,119 168,119 162,119 155,119 148,119 142,119 136,119 129,119 123,119 116,119 110,119 103,119 97,119 91,119 84,119 78,119 71,119 64,119 58,119 51,119 45,119 38,119 32,119 26,119 19,119 13,119 6,119 0,119">
          <text:p/>
        </draw:polygon>
        <draw:polygon draw:style-name="gr6" draw:text-style-name="P6" draw:layer="layout" svg:width="3.929cm" svg:height="0.773cm" svg:x="1.36cm" svg:y="6.685cm" svg:viewBox="0 0 3930 774" draw:points="0,0 6,0 13,0 19,0 26,0 32,0 38,0 45,0 51,0 58,0 64,0 71,0 78,0 84,0 91,0 97,0 103,0 110,0 116,0 123,0 129,0 136,0 142,0 148,0 155,0 162,0 168,0 175,0 180,0 188,0 194,0 200,0 207,0 213,0 220,0 226,0 233,0 239,0 246,0 253,0 259,0 265,0 272,0 278,0 285,0 291,0 298,0 304,0 310,0 317,0 323,0 330,0 336,0 343,0 350,0 355,0 362,0 369,0 375,0 382,0 388,0 395,0 401,0 407,0 414,0 420,0 427,0 434,0 439,0 446,0 453,0 460,0 466,0 472,0 479,0 485,0 492,0 498,0 504,0 511,0 518,0 524,0 530,0 537,0 544,0 550,0 557,0 563,0 569,0 576,0 582,0 589,0 595,0 601,0 608,0 614,0 621,0 627,0 634,0 641,0 647,0 654,0 660,0 666,0 673,0 679,0 686,0 692,0 699,0 705,0 711,0 718,0 725,0 731,0 738,0 744,0 751,0 757,0 763,0 770,0 776,0 783,0 789,0 796,0 802,0 809,0 816,0 822,0 828,0 835,0 841,0 848,0 854,0 861,0 867,0 873,0 880,0 886,0 893,0 900,0 906,0 913,0 918,0 925,0 932,0 938,0 945,0 951,0 958,0 964,0 970,0 977,0 983,0 990,0 997,0 1002,0 1010,0 1016,0 1023,0 1029,0 1035,0 1042,0 1048,0 1055,0 1061,0 1067,0 1074,0 1081,0 1087,0 1093,0 1100,0 1107,0 1113,0 1120,0 1126,0 1132,0 1139,0 1145,0 1152,0 1158,0 1164,0 1172,0 1177,0 1184,0 1191,0 1197,0 1204,0 1210,0 1217,0 1223,0 1229,0 1236,0 1242,0 1249,0 1255,0 1262,0 1268,0 1274,0 1282,0 1288,0 1294,0 1301,0 1307,0 1314,0 1320,0 1326,0 1333,0 1339,0 1346,0 1352,0 1359,0 1365,0 1372,0 1379,0 1385,0 1391,0 1398,0 1404,0 1411,0 1417,0 1424,0 1430,0 1436,0 1443,0 1449,0 1456,0 1463,0 1469,0 1476,0 1481,0 1488,0 1495,0 1501,0 1508,0 1514,0 1521,0 1527,0 1533,0 1540,0 1547,0 1553,0 1560,0 1565,0 1573,0 1579,0 1586,0 1592,0 1598,0 1605,0 1611,0 1618,0 1624,0 1630,0 1638,0 1644,0 1650,0 1656,0 1663,0 1670,0 1676,0 1683,0 1689,0 1695,0 1702,0 1709,0 1715,0 1722,0 1728,0 1735,0 1741,0 1748,0 1754,0 1760,0 1767,0 1773,0 1780,0 1786,0 1792,0 1800,0 1806,0 1812,0 1819,0 1825,0 1832,0 1838,0 1845,0 1851,0 1857,0 1864,0 1870,0 1877,0 1884,0 1890,0 1897,0 1903,0 1910,0 1916,0 1922,0 1929,0 1935,0 1935,0 1995,0 1995,0 2001,0 2007,0 2015,0 2020,0 2027,0 2034,0 2040,0 2047,0 2053,0 2059,0 2066,0 2072,0 2079,0 2085,0 2092,0 2098,0 2104,0 2111,0 2117,0 2124,0 2131,0 2137,0 2144,0 2150,0 2157,0 2163,0 2169,0 2176,0 2182,0 2189,0 2195,0 2201,0 2208,0 2215,0 2221,0 2228,0 2234,0 2241,0 2247,0 2254,0 2260,0 2266,0 2273,0 2279,0 2286,0 2292,0 2298,0 2306,0 2312,0 2319,0 2325,0 2331,0 2338,0 2344,0 2351,0 2357,0 2363,0 2370,0 2376,0 2383,0 2389,0 2396,0 2403,0 2409,0 2415,0 2422,0 2428,0 2435,0 2441,0 2448,0 2454,0 2460,0 2467,0 2473,0 2481,0 2487,0 2493,0 2499,0 2506,0 2513,0 2519,0 2525,0 2532,0 2538,0 2545,0 2551,0 2558,0 2564,0 2571,0 2578,0 2583,0 2590,0 2597,0 2603,0 2610,0 2616,0 2622,0 2629,0 2635,0 2642,0 2648,0 2655,0 2661,0 2668,0 2674,0 2681,0 2687,0 2694,0 2700,0 2707,0 2713,0 2720,0 2726,0 2732,0 2739,0 2745,0 2752,0 2758,0 2764,0 2772,0 2778,0 2784,0 2791,0 2797,0 2804,0 2810,0 2817,0 2823,0 2829,0 2836,0 2842,0 2849,0 2855,0 2861,0 2869,0 2875,0 2882,0 2888,0 2894,0 2901,0 2907,0 2914,0 2920,0 2926,0 2933,0 2939,0 2946,0 2952,0 2959,0 2966,0 2972,0 2979,0 2985,0 2991,0 2998,0 3004,0 3011,0 3017,0 3023,0 3030,0 3036,0 3044,0 3050,0 3056,0 3063,0 3069,0 3076,0 3082,0 3088,0 3095,0 3101,0 3108,0 3114,0 3121,0 3127,0 3134,0 3141,0 3147,0 3153,0 3160,0 3166,0 3173,0 3179,0 3185,0 3192,0 3198,0 3205,0 3211,0 3218,0 3225,0 3231,0 3237,0 3244,0 3250,0 3257,0 3263,0 3270,0 3276,0 3283,0 3289,0 3295,0 3302,0 3308,0 3315,0 3321,0 3327,0 3335,0 3341,0 3347,0 3354,0 3360,0 3367,0 3373,0 3380,0 3386,0 3392,0 3399,0 3406,0 3412,0 3418,0 3425,0 3432,0 3438,0 3445,0 3451,0 3457,0 3464,0 3470,0 3477,0 3483,0 3490,0 3496,0 3502,0 3509,0 3516,0 3522,0 3529,0 3535,0 3542,0 3548,0 3554,0 3561,0 3567,0 3574,0 3580,0 3586,0 3593,0 3599,0 3607,0 3613,0 3619,0 3626,0 3632,0 3639,0 3645,0 3652,0 3659,0 3664,0 3671,0 3678,0 3684,0 3691,0 3697,0 3704,0 3710,0 3716,0 3723,0 3729,0 3736,0 3743,0 3749,0 3756,0 3761,0 3769,0 3775,0 3781,0 3788,0 3794,0 3801,0 3807,0 3813,0 3820,0 3827,0 3833,0 3839,0 3845,0 3853,0 3859,0 3866,0 3872,0 3878,0 3885,0 3891,0 3898,0 3904,0 3910,0 3918,0 3923,0 3930,0 3930,694 3923,694 3918,694 3910,694 3904,694 3898,694 3891,694 3885,694 3878,694 3872,694 3866,694 3859,694 3853,694 3845,694 3839,694 3833,694 3827,694 3820,694 3813,694 3807,694 3801,694 3794,694 3788,694 3781,694 3775,694 3769,694 3761,694 3756,694 3749,694 3743,694 3736,694 3729,694 3723,694 3716,694 3710,694 3704,694 3697,694 3691,694 3684,694 3678,694 3671,694 3664,694 3659,694 3652,694 3645,694 3639,694 3632,694 3626,694 3619,694 3613,694 3607,694 3599,694 3593,694 3586,694 3580,694 3574,694 3567,694 3561,694 3554,694 3548,694 3542,694 3535,694 3529,694 3522,694 3516,694 3509,694 3502,694 3496,694 3490,694 3483,694 3477,694 3470,694 3464,694 3457,694 3451,694 3445,694 3438,694 3432,694 3425,694 3418,694 3412,694 3406,694 3399,694 3392,694 3386,694 3380,694 3373,694 3367,694 3360,694 3354,694 3347,694 3341,694 3335,694 3327,694 3321,694 3315,694 3308,694 3302,694 3295,694 3289,694 3283,694 3276,694 3270,694 3263,694 3257,694 3250,694 3244,694 3237,694 3231,694 3225,694 3218,694 3211,694 3205,694 3198,694 3192,694 3185,694 3179,694 3173,694 3166,694 3160,694 3153,694 3147,694 3141,694 3134,694 3127,694 3121,694 3114,694 3108,694 3101,694 3095,694 3088,694 3082,694 3076,694 3069,694 3063,694 3056,694 3050,694 3044,694 3036,694 3030,694 3023,694 3017,694 3011,694 3004,694 2998,694 2991,694 2985,694 2979,694 2972,694 2966,694 2959,694 2952,694 2946,694 2939,694 2933,694 2926,694 2920,694 2914,694 2907,694 2901,694 2894,694 2888,694 2882,694 2875,694 2869,694 2861,694 2855,694 2849,694 2842,694 2836,694 2829,694 2823,694 2817,694 2810,694 2804,694 2797,694 2791,694 2784,694 2778,694 2772,694 2764,694 2758,694 2752,694 2745,694 2739,694 2732,694 2726,694 2720,694 2713,694 2707,694 2700,694 2694,694 2687,694 2681,694 2674,694 2668,694 2661,694 2655,694 2648,694 2642,694 2635,694 2629,694 2622,694 2616,694 2610,694 2603,694 2597,694 2590,694 2583,694 2578,694 2571,694 2564,694 2558,694 2551,694 2545,694 2538,694 2532,694 2525,694 2519,694 2513,694 2506,694 2499,694 2493,694 2487,694 2481,694 2473,694 2467,694 2460,694 2454,694 2448,694 2441,694 2435,694 2428,694 2422,694 2415,694 2409,694 2403,694 2396,694 2389,694 2383,694 2376,694 2370,694 2363,694 2357,694 2351,694 2344,694 2338,694 2331,694 2325,694 2319,694 2312,694 2306,694 2298,694 2292,694 2286,694 2279,694 2273,694 2266,694 2260,694 2254,694 2247,694 2241,694 2234,694 2228,694 2221,694 2215,694 2208,694 2201,694 2195,694 2189,694 2182,694 2176,694 2169,694 2163,694 2157,694 2150,694 2144,694 2137,694 2131,694 2124,694 2117,694 2111,694 2104,694 2098,694 2092,694 2085,694 2079,694 2072,694 2066,694 2059,694 2053,694 2047,694 2040,694 2034,694 2027,694 2020,694 2015,694 2007,694 2001,694 1995,694 1995,774 1935,774 1935,754 1929,754 1922,754 1916,754 1910,754 1903,754 1897,754 1890,754 1884,754 1877,754 1870,754 1864,754 1857,754 1851,754 1845,754 1838,754 1832,754 1825,754 1819,754 1812,754 1806,754 1800,754 1792,754 1786,754 1780,754 1773,754 1767,754 1760,754 1754,754 1748,754 1741,754 1735,754 1728,754 1722,754 1715,754 1709,754 1702,754 1695,754 1689,754 1683,754 1676,754 1670,754 1663,754 1656,754 1650,754 1644,754 1638,754 1630,754 1624,754 1618,754 1611,754 1605,754 1598,754 1592,754 1586,754 1579,754 1573,754 1565,754 1560,754 1553,754 1547,754 1540,754 1533,754 1527,754 1521,754 1514,754 1508,754 1501,754 1495,754 1488,754 1481,754 1476,754 1469,754 1463,754 1456,754 1449,754 1443,754 1436,754 1430,754 1424,754 1417,754 1411,754 1404,754 1398,754 1391,754 1385,754 1379,754 1372,754 1365,754 1359,754 1352,754 1346,754 1339,754 1333,754 1326,754 1320,754 1314,754 1307,754 1301,754 1294,754 1288,754 1282,754 1274,754 1268,754 1262,754 1255,754 1249,754 1242,754 1236,754 1229,754 1223,754 1217,754 1210,754 1204,754 1197,754 1191,754 1184,754 1177,754 1172,754 1164,754 1158,754 1152,754 1145,754 1139,754 1132,754 1126,754 1120,754 1113,754 1107,754 1100,754 1093,754 1087,754 1081,754 1074,754 1067,754 1061,754 1055,754 1048,754 1042,754 1035,754 1029,754 1023,754 1016,754 1010,754 1002,754 997,754 990,754 983,754 977,754 970,754 964,754 958,754 951,754 945,754 938,754 932,754 925,754 918,754 913,754 906,754 900,754 893,754 886,754 880,754 873,754 867,754 861,754 854,754 848,754 841,754 835,754 828,754 822,754 816,754 809,754 802,754 796,754 789,754 783,754 776,754 770,754 763,754 757,754 751,754 744,754 738,754 731,754 725,754 718,754 711,754 705,754 699,754 692,754 686,754 679,754 673,754 666,754 660,754 654,754 647,754 641,754 634,754 627,754 621,754 614,754 608,754 601,754 595,754 589,754 582,754 576,754 569,754 563,754 557,754 550,754 544,754 537,754 530,754 524,754 518,754 511,754 504,754 498,754 492,754 485,754 479,754 472,754 466,754 460,754 453,754 446,754 439,754 434,754 427,754 420,754 414,754 407,754 401,754 395,754 388,754 382,754 375,754 369,754 362,754 355,754 350,754 343,754 336,754 330,754 323,754 317,754 310,754 304,754 298,754 291,754 285,754 278,754 272,754 265,754 259,754 253,754 246,754 239,754 233,754 226,754 220,754 213,754 207,754 200,754 194,754 188,754 180,754 175,754 168,754 162,754 155,754 148,754 142,754 136,754 129,754 123,754 116,754 110,754 103,754 97,754 91,754 84,754 78,754 71,754 64,754 58,754 51,754 45,754 38,754 32,754 26,754 19,754 13,754 6,754 0,754">
          <text:p/>
        </draw:polygon>
        <draw:polygon draw:style-name="gr7" draw:text-style-name="P7" draw:layer="layout" svg:width="0.059cm" svg:height="0.198cm" svg:x="5.29cm" svg:y="7.501cm" svg:viewBox="0 0 60 199" draw:points="0,199 60,199 60,0 0,0">
          <text:p/>
        </draw:polygon>
        <draw:polygon draw:style-name="gr8" draw:text-style-name="P8" draw:layer="layout" svg:width="0.059cm" svg:height="0.693cm" svg:x="5.29cm" svg:y="6.685cm" svg:viewBox="0 0 60 694" draw:points="0,694 60,694 60,0 0,0">
          <text:p/>
        </draw:polygon>
        <draw:polygon draw:style-name="gr9" draw:text-style-name="P9" draw:layer="layout" svg:width="0.059cm" svg:height="0.213cm" svg:x="5.29cm" svg:y="6.35cm" svg:viewBox="0 0 60 214" draw:points="0,214 60,214 60,0 0,0">
          <text:p/>
        </draw:polygon>
        <draw:polygon draw:style-name="gr10" draw:text-style-name="P10" draw:layer="layout" svg:width="3.653cm" svg:height="0.213cm" svg:x="1.636cm" svg:y="6.35cm" svg:viewBox="0 0 3654 214" draw:points="2884,20 2890,19 2897,18 2903,18 2910,17 2916,16 2922,16 2929,15 2935,14 2942,13 2949,13 2954,12 2961,12 2968,11 2975,11 2981,10 2987,10 2994,9 3000,9 3007,9 3013,8 3019,8 3026,7 3032,7 3039,7 3045,6 3052,6 3059,6 3065,5 3072,5 3078,5 3084,5 3091,4 3097,4 3104,4 3110,4 3116,4 3123,4 3129,4 3136,3 3142,3 3149,3 3156,3 3162,3 3169,2 3175,2 3181,2 3188,2 3194,2 3201,2 3207,2 3214,2 3220,2 3226,2 3234,1 3240,1 3246,1 3253,1 3259,1 3266,1 3272,1 3278,1 3285,1 3291,1 3298,1 3304,1 3311,1 3317,1 3323,1 3331,1 3337,1 3343,1 3350,1 3356,1 3363,1 3369,1 3376,1 3382,1 3388,1 3396,1 3402,0 3408,0 3415,0 3421,0 3428,0 3434,0 3440,0 3447,0 3453,0 3460,0 3466,0 3473,0 3480,0 3485,0 3493,0 3499,0 3505,0 3512,0 3518,0 3525,0 3531,0 3538,0 3544,0 3550,0 3557,0 3563,0 3570,0 3577,0 3583,0 3590,0 3596,0 3602,0 3609,0 3615,0 3622,0 3628,0 3635,0 3641,0 3647,0 3654,0 3654,21 3654,21 3654,214 3647,214 3641,214 3635,214 3628,214 3622,214 3615,214 3609,214 3602,214 3596,214 3590,214 3583,214 3577,214 3570,214 3563,214 3557,214 3550,214 3544,214 3538,214 3531,214 3525,214 3518,214 3512,214 3505,214 3499,214 3493,214 3485,214 3480,214 3473,214 3466,214 3460,214 3453,214 3447,214 3440,214 3434,214 3428,214 3421,214 3415,214 3408,214 3402,214 3396,214 3388,214 3382,214 3376,214 3369,214 3363,214 3356,214 3350,214 3343,214 3337,214 3331,214 3323,214 3317,214 3311,214 3304,214 3298,214 3291,214 3285,214 3278,214 3272,214 3266,214 3259,214 3253,214 3246,214 3240,214 3234,214 3226,214 3220,214 3214,214 3207,214 3201,214 3194,214 3188,214 3181,214 3175,214 3169,214 3162,214 3156,214 3149,214 3142,214 3136,214 3129,214 3123,214 3116,214 3110,214 3104,214 3097,214 3091,214 3084,214 3078,214 3072,214 3065,214 3059,214 3052,214 3045,214 3039,214 3032,214 3026,214 3019,214 3013,214 3007,214 3000,214 2994,214 2987,214 2981,214 2975,214 2968,214 2961,214 2954,214 2949,214 2942,214 2935,214 2929,214 2922,214 2916,214 2910,214 2903,214 2897,214 2890,214 2884,214 2877,214 2870,214 2864,214 2858,214 2851,214 2845,214 2838,214 2832,214 2825,214 2819,214 2813,214 2806,214 2800,214 2793,214 2787,214 2780,214 2774,214 2768,214 2760,214 2754,214 2748,214 2741,214 2735,214 2728,214 2722,214 2716,214 2709,214 2703,214 2696,214 2690,214 2683,214 2676,214 2670,214 2663,214 2657,214 2651,214 2644,214 2638,214 2631,214 2625,214 2618,214 2612,214 2605,214 2599,214 2593,214 2586,214 2579,214 2573,214 2566,214 2560,214 2554,214 2547,214 2541,214 2534,214 2528,214 2521,214 2515,214 2509,214 2502,214 2496,214 2489,214 2482,214 2476,214 2469,214 2463,214 2456,214 2450,214 2444,214 2437,214 2431,214 2424,214 2418,214 2412,214 2405,214 2398,214 2392,214 2385,214 2379,214 2372,214 2366,214 2359,214 2353,214 2347,214 2340,214 2334,214 2327,214 2321,214 2314,214 2307,214 2301,214 2295,214 2288,214 2282,214 2275,214 2269,214 2262,214 2256,214 2250,214 2243,214 2237,214 2230,214 2223,214 2217,214 2211,214 2205,214 2197,214 2191,214 2185,214 2178,214 2172,214 2165,214 2159,214 2153,214 2146,214 2139,214 2133,214 2127,214 2120,214 2113,214 2107,214 2100,214 2094,214 2088,214 2081,214 2075,214 2068,214 2062,214 2055,214 2049,214 2042,214 2036,214 2030,214 2023,214 2016,214 2010,214 2003,214 1997,214 1991,214 1984,214 1978,214 1971,214 1965,214 1958,214 1952,214 1946,214 1939,214 1932,214 1926,214 1919,214 1913,214 1906,214 1900,214 1893,214 1887,214 1881,214 1874,214 1868,214 1861,214 1855,214 1849,214 1841,214 1835,214 1829,214 1822,214 1816,214 1809,214 1803,214 1796,214 1790,214 1784,214 1777,214 1771,214 1764,214 1758,214 1751,214 1744,214 1738,214 1731,214 1725,214 1719,214 1719,214 1659,214 1659,214 1653,214 1646,214 1640,214 1634,214 1626,214 1621,214 1614,214 1608,214 1601,214 1594,214 1588,214 1582,214 1575,214 1569,214 1562,214 1556,214 1549,214 1543,214 1537,214 1530,214 1524,214 1517,214 1510,214 1504,214 1497,214 1491,214 1484,214 1478,214 1472,214 1465,214 1459,214 1452,214 1446,214 1440,214 1433,214 1426,214 1420,214 1413,214 1407,214 1400,214 1394,214 1387,214 1380,214 1374,214 1367,214 1362,214 1355,214 1348,214 1342,214 1335,214 1329,214 1322,214 1316,214 1310,214 1303,214 1297,214 1290,214 1283,214 1278,214 1271,214 1264,214 1258,214 1251,214 1245,214 1238,214 1232,214 1225,214 1219,214 1213,214 1205,214 1199,214 1193,214 1187,214 1180,214 1173,214 1167,214 1160,214 1154,214 1148,214 1141,214 1135,214 1128,214 1122,214 1116,214 1108,214 1103,214 1096,214 1089,214 1083,214 1076,214 1070,214 1063,214 1057,214 1051,214 1044,214 1038,214 1031,214 1025,214 1019,214 1012,214 1006,214 998,214 992,214 986,214 979,214 973,214 966,214 960,214 954,214 947,214 941,214 934,214 928,214 921,214 915,214 908,214 901,214 895,214 889,214 882,214 876,214 869,214 863,214 857,214 850,214 844,214 837,214 831,214 824,214 817,214 811,214 804,214 798,214 792,214 785,214 779,214 772,214 766,214 759,214 753,214 747,214 740,214 734,214 727,214 720,214 714,214 707,214 701,214 695,214 688,214 682,214 675,214 669,214 662,214 656,214 650,214 642,214 636,214 630,214 624,214 617,214 610,214 604,214 597,214 591,214 585,214 578,214 572,214 565,214 559,214 552,214 545,214 540,214 533,214 526,214 520,214 513,214 507,214 500,214 494,214 488,214 481,214 475,214 468,214 462,214 456,214 449,214 442,214 435,214 429,214 423,214 416,214 410,214 403,214 397,214 391,214 384,214 378,214 371,214 365,214 358,214 351,214 345,214 338,214 332,214 326,214 319,214 313,214 306,214 300,214 294,214 287,214 281,214 274,214 268,214 261,214 254,214 248,214 241,214 235,214 229,214 222,214 216,214 209,214 203,214 196,214 190,214 184,214 184,214 180,213 176,213 173,212 169,211 166,210 163,210 159,209 156,208 152,207 149,207 146,206 142,205 140,204 136,203 132,201 129,200 125,199 122,198 119,196 115,195 111,194 108,192 105,191 101,190 98,188 95,186 91,185 87,183 84,181 81,179 78,177 75,175 71,173 67,171 64,169 61,167 57,164 54,162 51,159 47,157 43,154 40,152 37,149 33,147 30,144 26,141 22,138 20,136 16,133 13,130 10,127 6,125 2,122 0,120 2,118 6,115 10,113 13,110 16,107 20,104 22,102 26,99 30,96 33,93 37,91 40,88 43,86 47,83 51,81 54,78 57,76 61,73 64,71 67,69 71,67 75,65 78,63 81,61 84,59 87,57 91,55 95,54 98,52 101,50 105,49 108,48 111,46 115,45 119,44 122,42 125,41 129,40 132,39 136,38 140,36 142,35 146,35 149,34 152,33 156,32 159,31 163,30 166,30 169,29 173,29 176,28 180,27 184,27 187,26 190,25 193,25 196,24 200,24 204,24 207,23 211,23 213,23 217,22 221,22 224,22 227,21 231,21 234,21 237,21 241,21 248,21 254,21 261,21 268,21 274,21 281,21 287,21 294,21 300,21 306,21 313,21 319,21 326,21 332,21 338,21 345,21 351,21 358,21 365,21 371,21 378,21 384,21 391,21 397,21 403,21 410,21 416,21 423,21 429,21 435,21 442,21 449,21 456,21 462,21 468,21 475,21 481,21 488,21 494,21 500,21 507,21 513,21 520,21 526,21 533,21 540,21 545,21 552,21 559,21 565,21 572,21 578,21 585,21 591,21 597,21 604,21 610,21 617,21 624,21 630,21 636,21 642,21 650,21 656,21 662,21 669,21 675,21 682,21 688,21 695,21 701,21 707,21 714,21 720,21 727,21 734,21 740,21 747,21 753,21 759,21 766,21 772,21 779,21 785,21 792,21 798,21 804,21 811,21 817,21 824,21 831,21 837,21 844,21 850,21 857,21 863,21 869,21 876,21 882,21 889,21 895,21 901,21 908,21 915,21 921,21 928,21 934,21 941,21 947,21 954,21 960,21 966,21 973,21 979,21 986,21 992,21 998,21 1006,21 1012,21 1019,21 1025,21 1031,21 1038,21 1044,21 1051,21 1057,21 1063,21 1070,21 1076,21 1083,21 1089,21 1096,21 1103,21 1108,21 1116,21 1122,21 1128,21 1135,21 1141,21 1148,21 1154,21 1160,21 1167,21 1173,21 1180,21 1187,21 1193,21 1199,21 1205,21 1213,21 1219,21 1225,21 1232,21 1238,21 1245,21 1251,21 1258,21 1264,21 1271,21 1278,21 1283,21 1290,21 1297,21 1303,21 1310,21 1316,21 1322,21 1329,21 1335,21 1342,21 1348,21 1355,21 1362,21 1367,21 1374,21 1380,21 1387,21 1394,21 1400,21 1407,21 1413,21 1420,21 1426,21 1433,21 1440,21 1446,21 1452,21 1459,21 1465,21 1472,21 1478,21 1484,21 1491,21 1497,21 1504,21 1510,21 1517,21 1524,21 1530,21 1537,21 1543,21 1549,21 1556,21 1562,21 1569,21 1575,21 1582,21 1588,21 1594,21 1601,21 1608,21 1614,21 1621,21 1626,21 1634,21 1640,21 1646,21 1653,21 1659,21 1659,21 1719,21 1719,21 1725,21 1731,21 1738,21 1744,21 1751,21 1758,21 1764,21 1771,21 1777,21 1784,21 1790,21 1796,21 1803,21 1809,21 1816,21 1822,21 1829,21 1835,21 1841,21 1849,21 1855,21 1861,21 1868,21 1874,21 1881,21 1887,21 1893,21 1900,21 1906,21 1913,21 1919,21 1926,21 1932,21 1939,21 1946,21 1952,21 1958,21 1965,21 1971,21 1978,21 1984,21 1991,21 1997,21 2003,21 2010,21 2016,21 2023,21 2030,21 2036,21 2042,21 2049,21 2055,21 2062,21 2068,21 2075,21 2081,21 2088,21 2094,21 2100,21 2107,21 2113,21 2120,21 2127,21 2133,21 2139,21 2146,21 2153,21 2159,21 2165,21 2172,21 2178,21 2185,21 2191,21 2197,21 2205,21 2211,21 2217,21 2223,21 2230,21 2237,21 2243,21 2250,21 2256,21 2262,21 2269,21 2275,21 2282,21 2288,21 2295,21 2301,21 2307,21 2314,21 2321,21 2327,21 2334,21 2340,21 2347,21 2353,21 2359,21 2366,21 2372,21 2379,21 2385,21 2392,21 2398,21 2405,21 2412,21 2418,21 2424,21 2431,21 2437,21 2444,21 2450,21 2456,21 2463,21 2469,21 2476,21 2482,21 2489,21 2496,21 2502,21 2509,21 2515,21 2521,21 2528,21 2534,21 2541,21 2547,21 2554,21 2560,21 2566,21 2573,21 2579,21 2586,21 2593,21 2599,21 2605,21 2612,21 2618,21 2625,21 2631,21 2638,21 2644,21 2651,21 2657,21 2663,21 2670,21 2676,21 2683,21 2690,21 2696,21 2703,21 2709,21 2716,21 2722,21 2728,21 2735,21 2741,21 2748,21 2754,21 2760,21 2768,21 2774,21 2780,21 2787,21 2793,21 2800,21 2806,21 2813,21 2819,21 2825,21 2832,21 2838,21 2845,21 2851,21 2858,21 2864,21 2870,21 2877,21 2882,21">
          <text:p/>
        </draw:polygon>
        <draw:polygon draw:style-name="gr13" draw:text-style-name="P13" draw:layer="layout" svg:width="2.412cm" svg:height="0.187cm" svg:x="8.562cm" svg:y="7.364cm" svg:viewBox="0 0 2413 188" draw:points="0,0 8,0 16,0 24,0 32,0 40,0 49,0 56,0 64,0 72,0 81,0 89,0 97,0 105,0 113,0 121,0 129,0 137,0 145,0 153,0 161,0 169,0 177,0 186,0 194,0 202,0 210,0 218,0 226,0 234,0 242,0 250,0 258,0 266,0 274,0 282,0 290,0 299,0 307,0 315,0 323,0 331,0 339,0 347,0 355,0 363,1 371,1 379,1 387,1 395,1 403,1 412,1 420,1 428,1 436,1 444,1 452,1 460,1 468,1 476,1 484,1 492,1 500,1 508,1 517,1 524,1 533,1 541,2 549,2 557,2 565,2 573,2 581,2 589,2 597,2 605,2 613,2 621,2 629,3 638,3 646,3 653,3 662,3 670,3 678,3 686,3 694,3 702,4 710,4 718,4 726,4 734,5 742,5 751,5 758,5 766,6 774,6 783,6 791,7 799,7 807,7 815,8 823,8 831,8 839,9 847,9 856,10 864,10 871,11 879,11 888,12 896,12 904,13 912,14 920,14 928,15 936,15 944,16 952,17 960,18 969,19 976,19 984,20 992,21 1001,22 1009,23 1017,24 1025,25 1033,26 1041,27 1049,28 1057,29 1065,31 1073,32 1081,33 1089,34 1097,36 1105,37 1114,38 1122,39 1130,41 1138,42 1146,44 1154,45 1162,46 1170,48 1178,49 1186,50 1194,52 1202,53 1210,55 1219,56 1227,57 1235,59 1243,61 1251,62 1259,63 1267,65 1275,66 1283,67 1291,69 1299,70 1307,71 1315,73 1323,74 1332,75 1340,76 1348,77 1355,79 1364,80 1372,81 1380,82 1388,83 1396,84 1404,85 1412,86 1420,87 1428,88 1436,88 1444,89 1453,90 1461,91 1468,91 1477,92 1485,93 1493,94 1501,94 1509,95 1517,96 1525,96 1533,96 1541,97 1549,97 1558,98 1566,98 1573,99 1582,99 1590,100 1598,100 1606,101 1614,101 1622,101 1630,102 1638,102 1646,102 1654,102 1662,102 1671,103 1678,103 1686,103 1694,103 1703,104 1711,104 1719,104 1727,104 1735,104 1743,105 1751,105 1759,105 1767,105 1775,105 1783,105 1791,105 1799,105 1807,106 1816,106 1824,106 1832,106 1840,106 1848,106 1856,106 1864,106 1872,106 1880,106 1889,106 1896,107 1904,107 1912,107 1921,107 1929,107 1937,107 1945,107 1953,107 1961,107 1969,107 1977,107 1985,107 1993,107 2001,107 2009,107 2018,107 2026,107 2034,107 2042,107 2050,107 2058,107 2066,107 2074,107 2082,107 2091,107 2099,107 2106,107 2114,107 2123,107 2131,107 2139,107 2147,107 2155,107 2163,107 2171,107 2179,107 2187,107 2196,107 2203,107 2211,107 2219,107 2228,107 2236,107 2244,107 2252,107 2260,108 2268,108 2276,108 2284,108 2292,108 2300,108 2308,108 2317,108 2324,108 2332,108 2341,108 2349,108 2357,108 2365,108 2373,108 2381,108 2389,108 2397,108 2405,108 2413,108 2413,188 2405,188 2397,188 2389,188 2381,188 2373,188 2365,188 2357,188 2349,188 2341,188 2332,188 2324,188 2317,188 2308,188 2300,188 2292,188 2284,188 2276,188 2268,188 2260,188 2252,188 2244,188 2236,188 2228,188 2219,188 2211,188 2203,188 2196,188 2187,188 2179,188 2171,188 2163,188 2155,188 2147,188 2139,188 2131,188 2123,188 2114,188 2106,188 2099,188 2091,188 2082,188 2074,188 2066,188 2058,188 2050,188 2042,188 2034,188 2026,188 2018,188 2009,188 2001,188 1993,188 1985,188 1977,188 1969,188 1961,188 1953,188 1945,187 1937,187 1929,187 1921,187 1912,187 1904,187 1896,187 1889,187 1880,187 1872,187 1864,187 1856,187 1848,187 1840,187 1832,187 1824,187 1816,186 1807,186 1799,186 1791,186 1783,186 1775,186 1767,186 1759,185 1751,185 1743,185 1735,185 1727,185 1719,185 1711,185 1703,184 1694,184 1686,184 1678,184 1671,184 1662,183 1654,183 1646,183 1638,183 1630,182 1622,182 1614,182 1606,181 1598,181 1590,180 1582,180 1573,180 1566,179 1558,179 1549,178 1541,178 1533,177 1525,177 1517,176 1509,176 1501,175 1493,174 1485,174 1477,173 1468,172 1461,172 1453,171 1444,170 1436,169 1428,168 1420,167 1412,167 1404,166 1396,165 1388,164 1380,162 1372,161 1364,161 1355,159 1348,158 1340,157 1332,156 1323,155 1315,153 1307,152 1299,151 1291,149 1283,148 1275,147 1267,145 1259,144 1251,143 1243,141 1235,140 1227,138 1219,137 1210,136 1202,134 1194,132 1186,131 1178,130 1170,128 1162,127 1154,126 1146,124 1138,123 1130,121 1122,120 1114,119 1105,118 1097,116 1089,115 1081,114 1073,113 1065,111 1057,110 1049,109 1041,108 1033,107 1025,106 1017,105 1009,104 1001,103 992,102 984,101 976,100 969,99 960,99 952,98 944,97 936,96 928,96 920,95 912,94 904,94 896,93 888,93 879,92 871,92 864,91 856,91 847,90 839,90 831,90 823,89 815,89 807,88 799,88 791,88 783,87 774,87 766,87 758,86 751,86 742,86 734,86 726,85 718,85 710,85 702,85 694,85 686,85 678,84 670,84 662,84 653,84 646,84 638,84 629,84 621,83 613,83 605,83 597,83 589,83 581,83 573,83 565,83 557,83 549,83 541,82 533,82 524,82 517,82 508,82 500,82 492,82 484,82 476,82 468,82 460,82 452,82 444,82 436,82 428,82 420,82 412,82 403,82 395,82 387,82 379,82 371,82 363,82 355,82 347,82 339,82 331,82 323,82 315,82 307,81 299,81 290,81 282,81 274,81 266,81 258,81 250,81 242,81 234,81 226,81 218,81 210,81 202,81 194,81 186,81 177,81 169,81 161,81 153,81 145,81 137,81 129,81 121,81 113,81 105,81 97,81 89,81 81,81 72,81 64,81 56,81 49,81 40,81 32,81 24,81 16,81 8,81 0,81">
          <text:p/>
        </draw:polygon>
        <draw:polygon draw:style-name="gr3" draw:text-style-name="P3" draw:layer="layout" svg:width="2.412cm" svg:height="0.147cm" svg:x="8.562cm" svg:y="7.552cm" svg:viewBox="0 0 2413 148" draw:points="0,0 8,0 16,0 24,0 32,0 40,0 49,0 56,0 64,0 72,0 81,0 89,0 97,0 105,0 113,0 121,0 129,0 137,0 145,0 153,0 161,0 169,0 177,0 186,0 194,0 202,0 210,0 218,0 226,0 234,0 242,0 250,0 258,0 266,0 274,0 282,0 290,0 299,0 307,0 315,0 323,0 331,0 339,0 347,0 355,0 363,0 371,0 379,0 387,0 395,0 403,0 412,0 420,0 428,0 436,0 444,0 452,0 460,0 468,0 476,0 484,0 492,0 500,0 508,0 517,0 524,0 533,0 541,0 549,0 557,0 565,0 573,0 581,0 589,0 597,0 605,0 613,0 621,0 629,0 638,0 646,0 653,0 662,0 670,0 678,0 686,0 694,0 702,0 710,0 718,0 726,0 734,0 742,0 751,0 758,0 766,0 774,0 783,0 791,0 799,0 807,0 815,0 823,0 831,0 839,0 847,0 856,0 864,0 871,0 879,0 888,0 896,0 904,0 912,0 920,0 928,0 936,0 944,0 952,0 960,0 969,0 976,0 984,0 992,0 1001,0 1009,0 1017,0 1025,0 1033,0 1041,0 1049,0 1057,0 1065,0 1073,0 1081,0 1089,0 1097,0 1105,0 1114,0 1122,0 1130,0 1138,0 1146,0 1154,0 1162,0 1170,0 1178,0 1186,0 1194,0 1202,0 1210,0 1219,0 1227,0 1235,0 1243,0 1251,0 1259,0 1267,0 1275,0 1283,0 1291,0 1299,0 1307,0 1315,0 1323,0 1332,0 1340,0 1348,0 1355,0 1364,0 1372,0 1380,0 1388,0 1396,0 1404,0 1412,0 1420,0 1428,0 1436,0 1444,0 1453,0 1461,0 1468,0 1477,0 1485,0 1493,0 1501,0 1509,0 1517,0 1525,0 1533,0 1541,0 1549,0 1558,0 1566,0 1573,0 1582,0 1590,0 1598,0 1606,0 1614,0 1622,0 1630,0 1638,0 1646,0 1654,0 1662,0 1671,0 1678,0 1686,0 1694,0 1703,0 1711,0 1719,0 1727,0 1735,0 1743,0 1751,0 1759,0 1767,0 1775,0 1783,0 1791,0 1799,0 1807,0 1816,0 1824,0 1832,0 1840,0 1848,0 1856,0 1864,0 1872,0 1880,0 1889,0 1896,0 1904,0 1912,0 1921,0 1929,0 1937,0 1945,0 1953,0 1961,0 1969,0 1977,0 1985,0 1993,0 2001,0 2009,0 2018,0 2026,0 2034,0 2042,0 2050,0 2058,0 2066,0 2074,0 2082,0 2091,0 2099,0 2106,0 2114,0 2123,0 2131,0 2139,0 2147,0 2155,0 2163,0 2171,0 2179,0 2187,0 2196,0 2203,0 2211,0 2219,0 2228,0 2236,0 2244,0 2252,0 2260,0 2268,0 2276,0 2284,0 2292,0 2300,0 2308,0 2317,0 2324,0 2332,0 2341,0 2349,0 2357,0 2365,0 2373,0 2381,0 2389,0 2397,0 2405,0 2413,0 2413,148 2405,148 2397,148 2389,148 2381,148 2373,148 2365,148 2357,148 2349,148 2341,148 2332,148 2324,148 2317,148 2308,148 2300,148 2292,148 2284,148 2276,148 2268,148 2260,148 2252,148 2244,148 2236,148 2228,148 2219,148 2211,148 2203,148 2196,148 2187,148 2179,148 2171,148 2163,148 2155,148 2147,148 2139,148 2131,148 2123,148 2114,148 2106,148 2099,148 2091,148 2082,148 2074,148 2066,148 2058,148 2050,148 2042,148 2034,148 2026,148 2018,148 2009,148 2001,148 1993,148 1985,148 1977,148 1969,148 1961,148 1953,148 1945,148 1937,148 1929,148 1921,148 1912,148 1904,148 1896,148 1889,148 1880,148 1872,148 1864,148 1856,148 1848,148 1840,148 1832,148 1824,148 1816,148 1807,148 1799,148 1791,148 1783,148 1775,148 1767,148 1759,148 1751,148 1743,148 1735,148 1727,148 1719,148 1711,148 1703,148 1694,148 1686,148 1678,148 1671,148 1662,148 1654,148 1646,148 1638,148 1630,148 1622,148 1614,148 1606,148 1598,148 1590,148 1582,148 1573,148 1566,148 1558,148 1549,148 1541,148 1533,148 1525,148 1517,148 1509,148 1501,148 1493,148 1485,148 1477,148 1468,148 1461,148 1453,148 1444,148 1436,148 1428,148 1420,148 1412,148 1404,148 1396,148 1388,148 1380,148 1372,148 1364,148 1355,148 1348,148 1340,148 1332,148 1323,148 1315,148 1307,148 1299,148 1291,148 1283,148 1275,148 1267,148 1259,148 1251,148 1243,148 1235,148 1227,148 1219,148 1210,148 1202,148 1194,148 1186,148 1178,148 1170,148 1162,148 1154,148 1146,148 1138,148 1130,148 1122,148 1114,148 1105,148 1097,148 1089,148 1081,148 1073,148 1065,148 1057,148 1049,148 1041,148 1033,148 1025,148 1017,148 1009,148 1001,148 992,148 984,148 976,148 969,148 960,148 952,148 944,148 936,148 928,148 920,148 912,148 904,148 896,148 888,148 879,148 871,148 864,148 856,148 847,148 839,148 831,148 823,148 815,148 807,148 799,148 791,148 783,148 774,148 766,148 758,148 751,148 742,148 734,148 726,148 718,148 710,148 702,148 694,148 686,148 678,148 670,148 662,148 653,148 646,148 638,148 629,148 621,148 613,148 605,148 597,148 589,148 581,148 573,148 565,148 557,148 549,148 541,148 533,148 524,148 517,148 508,148 500,148 492,148 484,148 476,148 468,148 460,148 452,148 444,148 436,148 428,148 420,148 412,148 403,148 395,148 387,148 379,148 371,148 363,148 355,148 347,148 339,148 331,148 323,148 315,148 307,148 299,148 290,148 282,148 274,148 266,148 258,148 250,148 242,148 234,148 226,148 218,148 210,148 202,148 194,148 186,148 177,148 169,148 161,148 153,148 145,148 137,148 129,148 121,148 113,148 105,148 97,148 89,148 81,148 72,148 64,148 56,148 49,148 40,148 32,148 24,148 16,148 8,148 0,148">
          <text:p/>
        </draw:polygon>
        <draw:polygon draw:style-name="gr14" draw:text-style-name="P14" draw:layer="layout" svg:width="2.412cm" svg:height="0.187cm" svg:x="8.562cm" svg:y="7.364cm" svg:viewBox="0 0 2413 188" draw:points="0,187 8,187 16,187 24,187 32,187 40,187 49,187 56,187 64,187 72,187 81,187 89,187 97,187 105,187 113,187 121,187 129,187 137,187 145,187 153,187 161,187 169,187 177,187 186,187 194,187 202,187 210,187 218,187 226,187 234,187 242,187 250,187 258,187 266,187 274,187 282,187 290,187 299,187 307,187 315,187 323,187 331,187 339,187 347,187 355,187 363,187 371,187 379,187 387,186 395,186 403,186 412,186 420,186 428,186 436,186 444,186 452,186 460,186 468,186 476,186 484,186 492,186 500,185 508,185 517,185 524,185 533,185 541,185 549,185 557,185 565,185 573,184 581,184 589,184 597,184 605,184 613,184 621,184 629,183 638,183 646,183 653,183 662,183 670,182 678,182 686,182 694,181 702,181 710,181 718,180 726,180 734,179 742,179 751,179 758,178 766,178 774,177 783,177 791,176 799,176 807,175 815,174 823,174 831,173 839,172 847,172 856,171 864,170 871,169 879,168 888,167 896,166 904,165 912,164 920,163 928,162 936,161 944,159 952,158 960,157 969,155 976,154 984,152 992,151 1001,149 1009,148 1017,146 1025,144 1033,142 1041,141 1049,138 1057,137 1065,135 1073,132 1081,131 1089,128 1097,126 1105,124 1114,122 1122,120 1130,117 1138,115 1146,112 1154,110 1162,107 1170,105 1178,102 1186,100 1194,97 1202,95 1210,92 1219,90 1227,87 1235,85 1243,83 1251,80 1259,78 1267,75 1275,73 1283,70 1291,68 1299,66 1307,63 1315,61 1323,59 1332,57 1340,55 1348,53 1355,51 1364,49 1372,47 1380,45 1388,43 1396,42 1404,40 1412,38 1420,37 1428,35 1436,34 1444,32 1453,31 1461,29 1468,28 1477,27 1485,25 1493,24 1501,23 1509,22 1517,21 1525,20 1533,19 1541,18 1549,17 1558,16 1566,15 1573,15 1582,14 1590,14 1598,13 1606,12 1614,12 1622,11 1630,10 1638,10 1646,9 1654,9 1662,9 1671,8 1678,8 1686,7 1694,7 1703,7 1711,6 1719,6 1727,6 1735,5 1743,5 1751,5 1759,4 1767,4 1775,4 1783,4 1791,3 1799,3 1807,3 1816,3 1824,3 1832,3 1840,3 1848,3 1856,2 1864,2 1872,2 1880,2 1889,2 1896,2 1904,2 1912,2 1921,2 1929,1 1937,1 1945,1 1953,1 1961,1 1969,1 1977,1 1985,1 1993,1 2001,1 2009,1 2018,1 2026,1 2034,1 2042,1 2050,1 2058,1 2066,1 2074,0 2082,0 2091,0 2099,0 2106,0 2114,0 2123,0 2131,0 2139,0 2147,0 2155,0 2163,0 2171,0 2179,0 2187,0 2196,0 2203,0 2211,0 2219,0 2228,0 2236,0 2244,0 2252,0 2260,0 2268,0 2276,0 2284,0 2292,0 2300,0 2308,0 2317,0 2324,0 2332,0 2341,0 2349,0 2357,0 2365,0 2373,0 2381,0 2389,0 2397,0 2405,0 2413,0 2413,1 2405,1 2397,1 2389,1 2381,1 2373,1 2365,1 2357,1 2349,1 2341,1 2332,1 2324,1 2317,1 2308,1 2300,1 2292,1 2284,1 2276,1 2268,1 2260,1 2252,1 2244,1 2236,1 2228,1 2219,1 2211,1 2203,1 2196,1 2187,1 2179,1 2171,1 2163,1 2155,1 2147,1 2139,1 2131,1 2123,1 2114,1 2106,1 2099,1 2091,1 2082,1 2074,1 2066,1 2058,1 2050,1 2042,1 2034,1 2026,1 2018,1 2009,1 2001,1 1993,2 1985,2 1977,2 1969,2 1961,2 1953,2 1945,2 1937,2 1929,2 1921,2 1912,2 1904,2 1896,3 1889,3 1880,3 1872,3 1864,3 1856,3 1848,3 1840,3 1832,3 1824,3 1816,4 1807,4 1799,4 1791,4 1783,4 1775,5 1767,5 1759,5 1751,5 1743,6 1735,6 1727,6 1719,7 1711,7 1703,7 1694,8 1686,8 1678,8 1671,9 1662,9 1654,9 1646,10 1638,10 1630,11 1622,12 1614,12 1606,13 1598,13 1590,14 1582,15 1573,15 1566,16 1558,17 1549,18 1541,19 1533,20 1525,20 1517,22 1509,23 1501,24 1493,25 1485,26 1477,27 1468,29 1461,30 1453,32 1444,33 1436,34 1428,36 1420,37 1412,39 1404,40 1396,42 1388,44 1380,46 1372,48 1364,50 1355,51 1348,53 1340,56 1332,58 1323,60 1315,62 1307,64 1299,67 1291,69 1283,71 1275,73 1267,76 1259,78 1251,81 1243,83 1235,85 1227,88 1219,91 1210,93 1202,96 1194,98 1186,101 1178,103 1170,106 1162,108 1154,110 1146,113 1138,115 1130,118 1122,120 1114,122 1105,125 1097,127 1089,129 1081,131 1073,133 1065,135 1057,137 1049,139 1041,141 1033,143 1025,145 1017,147 1009,148 1001,150 992,151 984,153 976,155 969,156 960,157 952,159 944,160 936,161 928,162 920,164 912,165 904,166 896,167 888,168 879,169 871,170 864,170 856,171 847,172 839,173 831,173 823,174 815,175 807,176 799,176 791,177 783,177 774,178 766,178 758,179 751,179 742,180 734,180 726,180 718,181 710,181 702,182 694,182 686,182 678,183 670,183 662,183 653,183 646,184 638,184 629,184 621,184 613,184 605,184 597,185 589,185 581,185 573,185 565,185 557,185 549,185 541,186 533,186 524,186 517,186 508,186 500,186 492,186 484,186 476,186 468,187 460,187 452,187 444,187 436,187 428,187 420,187 412,187 403,187 395,187 387,187 379,187 371,187 363,187 355,187 347,187 339,187 331,187 323,187 315,187 307,187 299,187 290,187 282,188 274,188 266,188 258,188 250,188 242,188 234,188 226,188 218,188 210,188 202,188 194,188 186,188 177,188 169,188 161,188 153,188 145,188 137,188 129,188 121,188 113,188 105,188 97,188 89,188 81,188 72,188 64,188 56,188 49,188 40,188 32,188 24,188 16,188 8,188 0,188">
          <text:p/>
        </draw:polygon>
        <draw:polygon draw:style-name="gr4" draw:text-style-name="P4" draw:layer="layout" svg:width="0.074cm" svg:height="0.751cm" svg:x="6cm" svg:y="6.838cm" svg:viewBox="0 0 75 752" draw:points="0,752 75,752 75,0 0,0">
          <text:p/>
        </draw:polygon>
        <draw:polygon draw:style-name="gr15" draw:text-style-name="P15" draw:layer="layout" svg:width="2.487cm" svg:height="0.258cm" svg:x="6.075cm" svg:y="7.441cm" svg:viewBox="0 0 2488 259" draw:points="0,0 8,0 16,0 24,0 32,0 40,0 48,0 56,0 64,0 72,0 80,0 89,0 97,0 105,0 113,0 121,0 129,0 137,0 145,0 153,0 161,0 169,0 177,0 185,0 193,0 202,0 210,0 218,0 225,0 234,0 242,0 250,0 258,0 266,0 274,0 282,0 290,0 298,0 307,0 315,0 323,0 330,0 339,0 347,0 355,0 363,0 371,0 379,0 387,0 395,0 403,1 411,1 419,1 428,1 436,1 443,1 452,1 460,1 468,1 476,1 484,1 492,1 500,1 508,1 516,1 524,1 532,1 541,1 548,1 556,2 565,2 573,2 581,2 589,2 597,2 605,2 613,2 621,2 629,2 637,3 646,3 653,3 661,3 670,3 678,3 686,3 694,3 702,4 710,4 718,4 726,4 734,4 742,5 750,5 758,5 766,6 774,6 782,6 791,7 799,7 807,7 815,8 823,8 831,9 839,9 847,9 855,10 863,10 871,11 879,11 887,12 895,12 904,13 912,14 920,14 928,15 936,16 944,16 952,17 960,18 968,19 976,20 984,20 992,21 1000,22 1009,23 1017,24 1025,25 1033,26 1041,27 1049,29 1057,30 1065,31 1073,32 1081,33 1089,35 1097,36 1105,37 1113,38 1122,40 1130,41 1138,43 1145,44 1154,45 1162,47 1170,48 1178,50 1186,51 1194,53 1202,54 1210,56 1218,57 1226,58 1234,60 1243,61 1250,63 1259,64 1267,66 1275,67 1283,68 1291,70 1299,71 1307,73 1315,74 1323,75 1331,76 1339,78 1348,79 1355,80 1363,81 1372,82 1380,84 1388,85 1396,85 1404,86 1412,87 1420,88 1428,89 1436,90 1444,91 1452,92 1461,92 1468,93 1476,94 1485,95 1493,96 1501,96 1509,97 1517,97 1525,98 1533,98 1541,99 1549,100 1557,100 1565,100 1573,101 1581,101 1589,102 1598,102 1606,102 1614,103 1622,103 1630,103 1638,104 1646,104 1654,104 1662,105 1670,105 1678,105 1686,105 1694,106 1702,106 1711,106 1719,106 1727,106 1735,107 1743,107 1751,107 1759,107 1767,107 1775,107 1783,108 1791,108 1799,108 1807,108 1815,108 1824,108 1832,108 1840,108 1847,108 1856,108 1864,108 1872,108 1880,108 1888,108 1896,109 1904,109 1912,109 1920,109 1929,109 1937,109 1945,109 1952,109 1961,109 1969,109 1977,109 1985,109 1993,109 2001,109 2009,109 2017,109 2025,109 2033,109 2042,109 2050,109 2058,109 2065,109 2074,109 2082,109 2090,109 2098,109 2106,109 2114,109 2122,109 2131,109 2139,109 2147,109 2155,109 2163,109 2171,109 2179,109 2187,109 2195,109 2203,109 2211,109 2219,110 2227,110 2235,110 2244,110 2252,110 2260,110 2268,110 2276,110 2284,110 2292,110 2300,110 2308,110 2316,110 2324,110 2332,110 2340,110 2349,110 2357,110 2365,110 2373,110 2381,110 2389,110 2397,110 2405,110 2413,110 2413,110 2488,110 2488,259 2413,259 2413,259 2405,259 2397,259 2389,259 2381,259 2373,259 2365,259 2357,259 2349,259 2340,259 2332,259 2324,259 2316,259 2308,259 2300,259 2292,259 2284,259 2276,259 2268,259 2260,259 2252,259 2244,259 2235,259 2227,259 2219,259 2211,259 2203,259 2195,259 2187,259 2179,259 2171,259 2163,259 2155,259 2147,259 2139,259 2131,259 2122,259 2114,259 2106,259 2098,259 2090,259 2082,258 2074,258 2065,258 2058,258 2050,258 2042,258 2033,258 2025,258 2017,258 2009,258 2001,258 1993,258 1985,258 1977,258 1969,258 1961,258 1952,258 1945,258 1937,258 1929,258 1920,258 1912,258 1904,258 1896,258 1888,258 1880,258 1872,258 1864,257 1856,257 1847,257 1840,257 1832,257 1824,257 1815,257 1807,257 1799,257 1791,256 1783,256 1775,256 1767,256 1759,256 1751,256 1743,256 1735,256 1727,255 1719,255 1711,255 1702,255 1694,254 1686,254 1678,254 1670,254 1662,254 1654,253 1646,253 1638,253 1630,253 1622,252 1614,252 1606,252 1598,251 1589,251 1581,250 1573,250 1565,249 1557,249 1549,248 1541,248 1533,248 1525,247 1517,246 1509,246 1501,245 1493,244 1485,244 1476,243 1468,243 1461,242 1452,241 1444,240 1436,239 1428,238 1420,237 1412,237 1404,236 1396,235 1388,233 1380,232 1372,231 1363,230 1355,229 1348,228 1339,227 1331,225 1323,224 1315,223 1307,222 1299,220 1291,219 1283,218 1275,216 1267,215 1259,213 1250,212 1243,210 1234,209 1226,207 1218,206 1210,205 1202,203 1194,202 1186,200 1178,199 1170,197 1162,196 1154,195 1145,193 1138,192 1130,190 1122,189 1113,188 1105,186 1097,185 1089,184 1081,182 1073,181 1065,180 1057,179 1049,178 1041,177 1033,175 1025,174 1017,173 1009,172 1000,171 992,170 984,170 976,169 968,168 960,167 952,166 944,165 936,165 928,164 920,163 912,163 904,162 895,161 887,161 879,160 871,160 863,159 855,159 847,158 839,158 831,157 823,157 815,157 807,156 799,156 791,155 782,155 774,155 766,155 758,155 750,154 742,154 734,154 726,153 718,153 710,153 702,153 694,153 686,152 678,152 670,152 661,152 653,152 646,152 637,151 629,151 621,151 613,151 605,151 597,151 589,151 581,151 573,151 565,150 556,150 548,150 541,150 532,150 524,150 516,150 508,150 500,150 492,149 484,149 476,149 468,149 460,149 452,149 443,149 436,149 428,149 419,149 411,149 403,149 395,149 387,149 379,149 371,149 363,149 355,149 347,149 339,149 330,149 323,149 315,149 307,149 298,149 290,149 282,149 274,149 266,149 258,149 250,149 242,149 234,149 225,149 218,149 210,149 202,149 193,149 185,149 177,149 169,149 161,149 153,149 145,149 137,149 129,149 121,149 113,149 105,149 97,149 89,149 80,149 72,149 64,149 56,149 48,149 40,149 32,149 24,149 16,149 8,149 0,149">
          <text:p/>
        </draw:polygon>
        <draw:polygon draw:style-name="gr6" draw:text-style-name="P6" draw:layer="layout" svg:width="4.899cm" svg:height="0.606cm" svg:x="6.075cm" svg:y="6.838cm" svg:viewBox="0 0 4900 607" draw:points="0,0 8,0 16,0 24,0 32,0 40,0 48,0 56,0 64,0 72,0 80,0 89,0 97,0 105,0 113,0 121,0 129,0 137,0 145,0 153,0 161,0 169,0 177,0 185,0 193,0 202,0 210,0 218,0 225,0 234,0 242,0 250,0 258,0 266,0 274,0 282,0 290,0 298,0 307,0 315,0 323,0 330,0 339,0 347,0 355,0 363,0 371,0 379,0 387,0 395,0 403,0 411,0 419,0 428,0 436,0 443,0 452,0 460,0 468,0 476,0 484,0 492,0 500,0 508,0 516,0 524,0 532,0 541,0 548,0 556,0 565,0 573,0 581,0 589,0 597,0 605,0 613,0 621,0 629,0 637,0 646,0 653,0 661,0 670,0 678,0 686,0 694,0 702,0 710,0 718,0 726,0 734,0 742,0 750,0 758,0 766,0 774,0 782,0 791,0 799,0 807,0 815,0 823,0 831,0 839,0 847,0 855,0 863,0 871,0 879,0 887,0 895,0 904,0 912,0 920,0 928,0 936,0 944,0 952,0 960,0 968,0 976,0 984,0 992,0 1000,0 1009,0 1017,0 1025,0 1033,0 1041,0 1049,0 1057,0 1065,0 1073,0 1081,0 1089,0 1097,0 1105,0 1113,0 1122,0 1130,0 1138,0 1145,0 1154,0 1162,0 1170,0 1178,0 1186,0 1194,0 1202,0 1210,0 1218,0 1226,0 1234,0 1243,0 1250,0 1259,0 1267,0 1275,0 1283,0 1291,0 1299,0 1307,0 1315,0 1323,0 1331,0 1339,0 1348,0 1355,0 1363,0 1372,0 1380,0 1388,0 1396,0 1404,0 1412,0 1420,0 1428,0 1436,0 1444,0 1452,0 1461,0 1468,0 1476,0 1485,0 1493,0 1501,0 1509,0 1517,0 1525,0 1533,0 1541,0 1549,0 1557,0 1565,0 1573,0 1581,0 1589,0 1598,0 1606,0 1614,0 1622,0 1630,0 1638,0 1646,0 1654,0 1662,0 1670,0 1678,0 1686,0 1694,0 1702,0 1711,0 1719,0 1727,0 1735,0 1743,0 1751,0 1759,0 1767,0 1775,0 1783,0 1791,0 1799,0 1807,0 1815,0 1824,0 1832,0 1840,0 1847,0 1856,0 1864,0 1872,0 1880,0 1888,0 1896,0 1904,0 1912,0 1920,0 1929,0 1937,0 1945,0 1952,0 1961,0 1969,0 1977,0 1985,0 1993,0 2001,0 2009,0 2017,0 2025,0 2033,0 2042,0 2050,0 2058,0 2065,0 2074,0 2082,0 2090,0 2098,0 2106,0 2114,0 2122,0 2131,0 2139,0 2147,0 2155,0 2163,0 2171,0 2179,0 2187,0 2195,0 2203,0 2211,0 2219,0 2227,0 2235,0 2244,0 2252,0 2260,0 2268,0 2276,0 2284,0 2292,0 2300,0 2308,0 2316,0 2324,0 2332,0 2340,0 2349,0 2357,0 2365,0 2373,0 2381,0 2389,0 2397,0 2405,0 2413,0 2413,0 2487,0 2488,0 2495,0 2503,0 2512,0 2519,0 2527,0 2536,0 2544,0 2552,0 2560,0 2568,0 2576,0 2584,0 2592,0 2600,0 2608,0 2616,0 2624,0 2632,0 2640,0 2649,0 2657,0 2665,0 2673,0 2681,0 2689,0 2697,0 2705,0 2713,0 2721,0 2730,0 2737,0 2745,0 2753,0 2762,0 2770,0 2778,0 2786,0 2794,0 2802,0 2810,0 2818,0 2826,0 2834,0 2842,0 2850,0 2858,0 2866,0 2875,0 2883,0 2891,0 2899,0 2907,0 2915,0 2923,0 2931,0 2939,0 2947,0 2955,0 2963,0 2971,0 2979,0 2988,0 2996,0 3004,0 3011,0 3020,0 3028,0 3036,0 3044,0 3052,0 3060,0 3068,0 3076,0 3084,0 3093,0 3101,0 3109,0 3116,0 3125,0 3133,0 3141,0 3149,0 3157,0 3165,0 3173,0 3181,0 3189,0 3197,0 3206,0 3214,0 3221,0 3229,0 3238,0 3246,0 3254,0 3262,0 3270,0 3278,0 3286,0 3294,0 3302,0 3310,0 3318,0 3327,0 3334,0 3343,0 3351,0 3359,0 3367,0 3375,0 3383,0 3391,0 3399,0 3407,0 3415,0 3423,0 3432,0 3439,0 3447,0 3456,0 3464,0 3472,0 3480,0 3488,0 3496,0 3504,0 3512,0 3520,0 3528,0 3536,0 3544,0 3552,0 3560,0 3568,0 3577,0 3585,0 3593,0 3601,0 3609,0 3617,0 3625,0 3633,0 3641,0 3649,0 3657,0 3665,0 3673,0 3681,0 3690,0 3698,0 3706,0 3714,0 3722,0 3730,0 3738,0 3746,0 3754,0 3762,0 3770,0 3778,0 3786,0 3795,0 3803,0 3811,0 3819,0 3827,0 3835,0 3843,0 3851,0 3859,0 3867,0 3875,0 3883,0 3891,0 3899,0 3908,0 3916,0 3924,0 3931,0 3940,0 3948,0 3956,0 3964,0 3972,0 3980,0 3988,0 3996,0 4004,0 4013,0 4021,0 4029,0 4036,0 4045,0 4053,0 4061,0 4069,0 4077,0 4085,0 4093,0 4101,0 4109,0 4117,0 4125,0 4134,0 4141,0 4149,0 4158,0 4166,0 4174,0 4182,0 4190,0 4198,0 4206,0 4214,0 4222,0 4230,0 4238,0 4247,0 4254,0 4262,0 4271,0 4279,0 4287,0 4295,0 4303,0 4311,0 4319,0 4327,0 4335,0 4343,0 4352,0 4359,0 4367,0 4376,0 4384,0 4392,0 4400,0 4408,0 4416,0 4424,0 4432,0 4440,0 4448,0 4456,0 4464,0 4472,0 4480,0 4488,0 4497,0 4505,0 4513,0 4521,0 4529,0 4537,0 4545,0 4554,0 4562,0 4569,0 4578,0 4586,0 4594,0 4602,0 4610,0 4618,0 4626,0 4634,0 4642,0 4650,0 4658,0 4667,0 4675,0 4683,0 4690,0 4699,0 4707,0 4715,0 4723,0 4731,0 4739,0 4747,0 4755,0 4763,0 4772,0 4780,0 4787,0 4795,0 4804,0 4812,0 4820,0 4828,0 4836,0 4844,0 4852,0 4860,0 4868,0 4876,0 4885,0 4892,0 4900,0 4900,526 4892,526 4885,526 4876,526 4868,526 4860,526 4852,526 4844,526 4836,526 4828,526 4820,526 4812,526 4804,526 4795,526 4787,526 4780,526 4772,526 4763,526 4755,526 4747,526 4739,526 4731,526 4723,526 4715,526 4707,526 4699,526 4690,526 4683,526 4675,526 4667,526 4658,526 4650,526 4642,526 4634,526 4626,526 4618,526 4610,526 4602,526 4594,526 4586,526 4578,526 4569,526 4562,526 4554,526 4545,526 4537,526 4529,526 4521,526 4513,526 4505,526 4497,526 4488,526 4480,526 4472,526 4464,526 4456,526 4448,526 4440,526 4432,526 4424,526 4416,526 4408,526 4400,526 4392,526 4384,526 4376,526 4367,526 4359,526 4352,526 4343,526 4335,526 4327,526 4319,526 4311,526 4303,526 4295,526 4287,526 4279,526 4271,526 4262,526 4254,526 4247,526 4238,526 4230,526 4222,526 4214,526 4206,526 4198,526 4190,526 4182,526 4174,526 4166,526 4158,526 4149,526 4141,526 4134,526 4125,526 4117,526 4109,526 4101,526 4093,526 4085,526 4077,526 4069,526 4061,526 4053,526 4045,526 4036,526 4029,526 4021,526 4013,526 4004,526 3996,526 3988,526 3980,526 3972,526 3964,526 3956,526 3948,526 3940,526 3931,526 3924,526 3916,526 3908,526 3899,526 3891,526 3883,526 3875,526 3867,526 3859,526 3851,526 3843,526 3835,526 3827,526 3819,526 3811,526 3803,526 3795,526 3786,526 3778,526 3770,526 3762,526 3754,526 3746,526 3738,526 3730,526 3722,526 3714,526 3706,526 3698,526 3690,526 3681,526 3673,526 3665,526 3657,526 3649,526 3641,526 3633,526 3625,526 3617,526 3609,526 3601,526 3593,526 3585,526 3577,526 3568,526 3560,526 3552,526 3544,526 3536,526 3528,526 3520,526 3512,526 3504,526 3496,526 3488,526 3480,526 3472,526 3464,526 3456,526 3447,526 3439,526 3432,526 3423,526 3415,526 3407,526 3399,526 3391,526 3383,526 3375,526 3367,526 3359,526 3351,526 3343,526 3334,526 3327,526 3318,526 3310,526 3302,526 3294,526 3286,526 3278,526 3270,526 3262,526 3254,526 3246,526 3238,526 3229,526 3221,526 3214,526 3206,526 3197,526 3189,526 3181,526 3173,526 3165,526 3157,526 3149,526 3141,526 3133,526 3125,526 3116,526 3109,526 3101,526 3093,526 3084,526 3076,526 3068,526 3060,526 3052,526 3044,526 3036,526 3028,526 3020,526 3011,526 3004,526 2996,526 2988,526 2979,526 2971,526 2963,526 2955,526 2947,526 2939,526 2931,526 2923,526 2915,526 2907,526 2899,526 2891,526 2883,526 2875,526 2866,526 2858,526 2850,526 2842,526 2834,526 2826,526 2818,526 2810,526 2802,526 2794,526 2786,526 2778,526 2770,526 2762,526 2753,526 2745,526 2737,526 2730,526 2721,526 2713,526 2705,526 2697,526 2689,526 2681,526 2673,526 2665,526 2657,526 2649,526 2640,526 2632,526 2624,526 2616,526 2608,526 2600,526 2592,526 2584,526 2576,526 2568,526 2560,526 2552,526 2544,526 2536,526 2527,526 2519,526 2512,526 2503,526 2495,526 2488,526 2488,607 2413,607 2413,604 2405,604 2397,604 2389,604 2381,604 2373,604 2365,604 2357,604 2349,604 2340,604 2332,604 2324,604 2316,604 2308,604 2300,604 2292,604 2284,604 2276,604 2268,604 2260,604 2252,604 2244,604 2235,604 2227,604 2219,604 2211,604 2203,604 2195,604 2187,604 2179,604 2171,604 2163,604 2155,604 2147,604 2139,604 2131,604 2122,604 2114,604 2106,604 2098,604 2090,604 2082,604 2074,604 2065,604 2058,604 2050,604 2042,604 2033,604 2025,604 2017,604 2009,604 2001,604 1993,604 1985,604 1977,604 1969,604 1961,604 1952,604 1945,604 1937,604 1929,604 1920,604 1912,604 1904,604 1896,604 1888,604 1880,604 1872,604 1864,604 1856,604 1847,604 1840,604 1832,604 1824,604 1815,604 1807,604 1799,604 1791,604 1783,604 1775,604 1767,604 1759,604 1751,604 1743,604 1735,604 1727,604 1719,604 1711,604 1702,604 1694,604 1686,604 1678,604 1670,604 1662,604 1654,604 1646,604 1638,604 1630,604 1622,604 1614,604 1606,604 1598,604 1589,604 1581,604 1573,604 1565,604 1557,604 1549,604 1541,604 1533,604 1525,604 1517,604 1509,604 1501,604 1493,604 1485,604 1476,604 1468,604 1461,604 1452,604 1444,604 1436,604 1428,604 1420,604 1412,604 1404,604 1396,604 1388,604 1380,604 1372,604 1363,604 1355,604 1348,604 1339,604 1331,604 1323,604 1315,604 1307,604 1299,604 1291,604 1283,604 1275,604 1267,604 1259,604 1250,604 1243,604 1234,604 1226,604 1218,604 1210,604 1202,604 1194,604 1186,604 1178,604 1170,604 1162,604 1154,604 1145,604 1138,604 1130,604 1122,604 1113,604 1105,604 1097,604 1089,604 1081,604 1073,604 1065,604 1057,604 1049,604 1041,604 1033,604 1025,604 1017,604 1009,604 1000,604 992,604 984,604 976,604 968,604 960,604 952,604 944,604 936,604 928,604 920,604 912,604 904,604 895,604 887,604 879,604 871,604 863,604 855,604 847,604 839,604 831,604 823,604 815,604 807,604 799,604 791,604 782,604 774,604 766,604 758,604 750,604 742,604 734,604 726,604 718,604 710,604 702,604 694,604 686,604 678,604 670,604 661,604 653,604 646,604 637,604 629,604 621,604 613,604 605,604 597,604 589,604 581,604 573,604 565,604 556,604 548,604 541,604 532,604 524,604 516,604 508,604 500,604 492,604 484,604 476,604 468,604 460,604 452,604 443,604 436,604 428,604 419,604 411,604 403,604 395,604 387,604 379,604 371,604 363,604 355,604 347,604 339,604 330,604 323,604 315,604 307,604 298,604 290,604 282,604 274,604 266,604 258,604 250,604 242,604 234,604 225,604 218,604 210,604 202,604 193,604 185,604 177,604 169,604 161,604 153,604 145,604 137,604 129,604 121,604 113,604 105,604 97,604 89,604 80,604 72,604 64,604 56,604 48,604 40,604 32,604 24,604 16,604 8,604 0,604">
          <text:p/>
        </draw:polygon>
        <draw:polygon draw:style-name="gr7" draw:text-style-name="P7" draw:layer="layout" svg:width="0.074cm" svg:height="0.228cm" svg:x="10.975cm" svg:y="7.471cm" svg:viewBox="0 0 75 229" draw:points="0,229 75,229 75,0 0,0">
          <text:p/>
        </draw:polygon>
        <draw:polygon draw:style-name="gr8" draw:text-style-name="P8" draw:layer="layout" svg:width="0.074cm" svg:height="0.526cm" svg:x="10.975cm" svg:y="6.838cm" svg:viewBox="0 0 75 527" draw:points="0,527 75,527 75,0 0,0">
          <text:p/>
        </draw:polygon>
        <draw:polygon draw:style-name="gr9" draw:text-style-name="P9" draw:layer="layout" svg:width="0.074cm" svg:height="0.381cm" svg:x="10.975cm" svg:y="6.35cm" svg:viewBox="0 0 75 382" draw:points="0,382 75,382 75,0 0,0">
          <text:p/>
        </draw:polygon>
        <draw:polygon draw:style-name="gr10" draw:text-style-name="P10" draw:layer="layout" svg:width="4.566cm" svg:height="0.38cm" svg:x="6.408cm" svg:y="6.351cm" svg:viewBox="0 0 4567 381" draw:points="3470,35 3477,34 3486,32 3494,32 3502,30 3510,29 3518,28 3526,27 3534,26 3542,25 3550,24 3558,23 3566,22 3575,21 3582,20 3590,19 3598,18 3607,18 3615,17 3623,16 3631,15 3639,15 3647,14 3655,14 3663,13 3671,12 3680,12 3688,11 3695,11 3703,10 3712,10 3720,9 3728,9 3736,9 3744,8 3752,8 3760,7 3768,7 3776,7 3784,6 3792,6 3800,6 3808,5 3816,5 3825,5 3833,5 3841,4 3849,4 3857,4 3865,4 3873,4 3881,3 3889,3 3897,3 3905,3 3913,3 3921,3 3929,3 3938,3 3946,3 3954,2 3962,2 3970,2 3978,2 3986,2 3994,2 4002,1 4010,1 4018,1 4026,1 4034,1 4043,1 4051,1 4059,1 4067,1 4075,1 4083,1 4091,1 4099,1 4107,1 4115,1 4123,1 4131,1 4139,1 4147,1 4155,1 4164,0 4172,0 4180,0 4188,0 4196,0 4204,0 4212,0 4221,0 4228,0 4236,0 4245,0 4253,0 4261,0 4269,0 4277,0 4285,0 4293,0 4301,0 4309,0 4317,0 4325,0 4333,0 4341,0 4350,0 4357,0 4366,0 4374,0 4382,0 4390,0 4398,0 4406,0 4414,0 4422,0 4430,0 4438,0 4446,0 4454,0 4462,0 4471,0 4479,0 4487,0 4495,0 4503,0 4511,0 4519,0 4527,0 4535,0 4543,0 4551,0 4559,0 4567,0 4567,36 4567,37 4567,381 4559,381 4551,381 4543,381 4535,381 4527,381 4519,381 4511,381 4503,381 4495,381 4487,381 4479,381 4471,381 4462,381 4454,381 4446,381 4438,381 4430,381 4422,381 4414,381 4406,381 4398,381 4390,381 4382,381 4374,381 4366,381 4357,381 4350,381 4341,381 4333,381 4325,381 4317,381 4309,381 4301,381 4293,381 4285,381 4277,381 4269,381 4261,381 4253,381 4245,381 4236,381 4228,381 4221,381 4212,381 4204,381 4196,381 4188,381 4180,381 4172,381 4164,381 4155,381 4147,381 4139,381 4131,381 4123,381 4115,381 4107,381 4099,381 4091,381 4083,381 4075,381 4067,381 4059,381 4051,381 4043,381 4034,381 4026,381 4018,381 4010,381 4002,381 3994,381 3986,381 3978,381 3970,381 3962,381 3954,381 3946,381 3938,381 3929,381 3921,381 3913,381 3905,381 3897,381 3889,381 3881,381 3873,381 3865,381 3857,381 3849,381 3841,381 3833,381 3825,381 3816,381 3808,381 3800,381 3792,381 3784,381 3776,381 3768,381 3760,381 3752,381 3744,381 3736,381 3728,381 3720,381 3712,381 3703,381 3695,381 3688,381 3680,381 3671,381 3663,381 3655,381 3647,381 3639,381 3631,381 3623,381 3615,381 3607,381 3598,381 3590,381 3582,381 3575,381 3566,381 3558,381 3550,381 3542,381 3534,381 3526,381 3518,381 3510,381 3502,381 3494,381 3486,381 3477,381 3470,381 3462,381 3453,381 3445,381 3437,381 3429,381 3421,381 3413,381 3405,381 3397,381 3389,381 3381,381 3373,381 3365,381 3357,381 3348,381 3340,381 3332,381 3324,381 3316,381 3308,381 3300,381 3292,381 3284,381 3276,381 3268,381 3260,381 3252,381 3244,381 3235,381 3227,381 3219,381 3211,381 3203,381 3195,381 3187,381 3179,381 3171,381 3163,381 3155,381 3147,381 3139,381 3131,381 3123,381 3114,381 3106,381 3098,381 3090,381 3082,381 3074,381 3066,381 3058,381 3050,381 3042,381 3034,381 3026,381 3018,381 3010,381 3001,381 2993,381 2985,381 2977,381 2969,381 2961,381 2953,381 2945,381 2937,381 2929,381 2921,381 2913,381 2905,381 2896,381 2888,381 2880,381 2873,381 2864,381 2856,381 2848,381 2840,381 2832,381 2824,381 2816,381 2808,381 2800,381 2792,381 2783,381 2775,381 2768,381 2760,381 2751,381 2743,381 2735,381 2727,381 2719,381 2711,381 2703,381 2695,381 2687,381 2678,381 2671,381 2663,381 2655,381 2646,381 2638,381 2630,381 2622,381 2614,381 2606,381 2598,381 2590,381 2582,381 2574,381 2566,381 2557,381 2550,381 2542,381 2533,381 2525,381 2517,381 2509,381 2501,381 2493,381 2485,381 2477,381 2469,381 2461,381 2453,381 2445,381 2437,381 2429,381 2420,381 2412,381 2404,381 2396,381 2388,381 2380,381 2372,381 2364,381 2356,381 2348,381 2340,381 2332,381 2324,381 2316,381 2307,381 2299,381 2291,381 2283,381 2275,381 2267,381 2259,381 2251,381 2243,381 2235,381 2227,381 2219,381 2211,381 2203,381 2194,381 2186,381 2178,381 2170,381 2162,381 2155,381 2154,381 2080,381 2080,381 2072,381 2064,381 2056,381 2048,381 2039,381 2032,381 2024,381 2016,381 2007,381 1999,381 1991,381 1983,381 1975,381 1967,381 1959,381 1951,381 1943,381 1935,381 1927,381 1919,381 1911,381 1902,381 1894,381 1886,381 1878,381 1870,381 1862,381 1854,381 1846,381 1838,381 1830,381 1822,381 1814,381 1806,381 1798,381 1789,381 1781,381 1773,381 1765,381 1757,381 1749,381 1741,381 1732,381 1724,381 1716,381 1709,381 1700,381 1692,381 1684,381 1676,381 1668,381 1660,381 1652,381 1644,381 1636,381 1628,381 1619,381 1611,381 1604,381 1596,381 1587,381 1579,381 1571,381 1563,381 1555,381 1547,381 1539,381 1531,381 1523,381 1514,381 1506,381 1499,381 1491,381 1482,381 1474,381 1466,381 1458,381 1450,381 1442,381 1434,381 1426,381 1418,381 1410,381 1402,381 1393,381 1386,381 1378,381 1369,381 1361,381 1353,381 1345,381 1337,381 1329,381 1321,381 1313,381 1305,381 1297,381 1289,381 1281,381 1273,381 1265,381 1256,381 1248,381 1240,381 1232,381 1224,381 1216,381 1208,381 1200,381 1192,381 1184,381 1176,381 1168,381 1160,381 1152,381 1143,381 1135,381 1127,381 1119,381 1111,381 1103,381 1095,381 1087,381 1079,381 1071,381 1063,381 1055,381 1047,381 1039,381 1030,381 1022,381 1014,381 1006,381 998,381 990,381 982,381 974,381 966,381 958,381 950,381 942,381 934,381 926,381 917,381 909,381 901,381 893,381 885,381 877,381 869,381 861,381 853,381 845,381 837,381 829,381 821,381 812,381 804,381 796,381 789,381 780,381 772,381 764,381 756,381 748,381 740,381 732,381 724,381 716,381 708,381 699,381 691,381 684,381 676,381 667,381 659,381 651,381 643,381 635,381 627,381 619,381 611,381 603,381 595,381 587,381 579,381 571,381 562,381 554,381 546,381 538,381 530,381 522,381 514,381 506,381 498,381 494,381 487,380 480,380 472,380 464,378 458,377 450,377 443,377 435,376 427,376 421,374 413,374 406,373 398,372 391,371 384,370 376,368 369,367 361,366 354,365 346,364 340,362 331,360 324,360 317,358 309,357 302,355 294,353 287,351 280,349 272,347 265,345 257,342 250,341 243,338 236,336 228,333 220,331 213,328 206,325 199,322 190,319 183,316 176,313 169,309 161,306 153,303 147,299 139,295 132,291 124,287 116,283 110,279 102,274 95,270 87,266 80,262 72,257 65,253 58,248 50,243 43,238 35,234 29,229 21,224 13,219 6,215 0,211 6,208 13,203 21,199 29,194 35,189 43,184 50,180 58,175 65,170 72,165 80,161 87,157 95,152 102,148 110,144 116,140 124,135 132,131 139,128 147,124 153,120 161,116 169,113 176,109 183,107 190,103 199,100 206,97 213,94 220,92 228,89 236,87 243,84 250,82 257,80 265,77 272,76 280,73 287,72 294,70 302,68 309,66 317,65 324,63 331,62 340,60 346,58 354,57 361,57 369,56 376,54 384,53 391,52 398,51 406,50 413,49 421,49 427,47 435,47 443,46 450,45 458,45 464,44 472,43 480,43 487,42 494,41 501,41 509,41 517,40 524,40 531,40 539,40 547,40 554,38 561,38 568,38 576,38 583,38 591,38 598,38 605,37 613,37 621,37 627,36 635,36 643,36 651,36 659,36 667,36 676,36 684,36 691,36 699,36 708,36 716,36 724,36 732,36 740,36 748,36 756,36 764,36 772,36 780,36 789,36 796,36 804,36 812,36 821,36 829,36 837,36 845,36 853,36 861,36 869,36 877,36 885,36 893,36 901,36 909,36 917,36 926,36 934,36 942,36 950,36 958,36 966,36 974,36 982,36 990,36 998,36 1006,36 1014,36 1022,36 1030,36 1039,36 1047,36 1055,36 1063,36 1071,36 1079,36 1087,36 1095,36 1103,36 1111,36 1119,36 1127,36 1135,36 1143,36 1152,36 1160,36 1168,36 1176,36 1184,36 1192,36 1200,36 1208,36 1216,36 1224,36 1232,36 1240,36 1248,36 1256,36 1265,36 1273,36 1281,36 1289,36 1297,36 1305,36 1313,36 1321,36 1329,36 1337,36 1345,36 1353,36 1361,36 1369,36 1378,36 1386,36 1393,36 1402,36 1410,36 1418,36 1426,36 1434,36 1442,36 1450,36 1458,36 1466,36 1474,36 1482,36 1491,36 1499,36 1506,36 1514,36 1523,36 1531,36 1539,36 1547,36 1555,36 1563,36 1571,36 1579,36 1587,36 1596,36 1604,36 1611,36 1619,36 1628,36 1636,36 1644,36 1652,36 1660,36 1668,36 1676,36 1684,36 1692,36 1700,36 1709,36 1716,36 1724,36 1732,36 1741,36 1749,36 1757,36 1765,36 1773,36 1781,36 1789,36 1798,36 1806,36 1814,36 1822,36 1830,36 1838,36 1846,36 1854,36 1862,36 1870,36 1878,36 1886,36 1894,36 1902,36 1911,36 1919,36 1927,36 1935,36 1943,36 1951,36 1959,36 1967,36 1975,36 1983,36 1991,36 1999,36 2007,36 2016,36 2024,36 2032,36 2039,36 2048,36 2056,36 2064,36 2072,36 2080,36 2080,36 2154,36 2155,36 2162,36 2170,36 2178,36 2186,36 2194,36 2203,36 2211,36 2219,36 2227,36 2235,36 2243,36 2251,36 2259,36 2267,36 2275,36 2283,36 2291,36 2299,36 2307,36 2316,36 2324,36 2332,36 2340,36 2348,36 2356,36 2364,36 2372,36 2380,36 2388,36 2396,36 2404,36 2412,36 2420,36 2429,36 2437,36 2445,36 2453,36 2461,36 2469,36 2477,36 2485,36 2493,36 2501,36 2509,36 2517,36 2525,36 2533,36 2542,36 2550,36 2557,36 2566,36 2574,36 2582,36 2590,36 2598,36 2606,36 2614,36 2622,36 2630,36 2638,36 2646,36 2655,36 2663,36 2671,36 2678,36 2687,36 2695,36 2703,36 2711,36 2719,36 2727,36 2735,36 2743,36 2751,36 2760,36 2768,36 2775,36 2783,36 2792,36 2800,36 2808,36 2816,36 2824,36 2832,36 2840,36 2848,36 2856,36 2864,36 2873,36 2880,36 2888,36 2896,36 2905,36 2913,36 2921,36 2929,36 2937,36 2945,36 2953,36 2961,36 2969,36 2977,36 2985,36 2993,36 3001,36 3010,36 3018,36 3026,36 3034,36 3042,36 3050,36 3058,36 3066,36 3074,36 3082,36 3090,36 3098,36 3106,36 3114,36 3123,36 3131,36 3139,36 3147,36 3155,36 3163,36 3171,36 3179,36 3187,36 3195,36 3203,36 3211,36 3219,36 3227,36 3235,36 3244,36 3252,36 3260,36 3268,36 3276,36 3284,36 3292,36 3300,36 3308,36 3316,36 3324,36 3332,36 3340,36 3348,36 3357,36 3365,36 3373,36 3381,36 3389,36 3397,36 3405,36 3413,36 3421,36 3429,36 3437,36 3445,36 3453,36 3462,36 3466,36">
          <text:p/>
        </draw:polygon>
        <draw:g draw:style-name="gr16">
          <draw:line draw:style-name="gr17" draw:text-style-name="P16" draw:layer="layout" svg:x1="0.5cm" svg:y1="8cm" svg:x2="5.5cm" svg:y2="8cm">
            <text:p/>
          </draw:line>
          <draw:line draw:style-name="gr18" draw:text-style-name="P16" draw:layer="layout" svg:x1="0.5cm" svg:y1="8cm" svg:x2="0.5cm" svg:y2="8.1cm">
            <text:p/>
          </draw:line>
          <draw:line draw:style-name="gr18" draw:text-style-name="P16" draw:layer="layout" svg:x1="3.05cm" svg:y1="8cm" svg:x2="3.05cm" svg:y2="8.1cm">
            <text:p/>
          </draw:line>
          <draw:frame draw:style-name="gr19" draw:text-style-name="P18" draw:layer="layout" svg:width="1.75cm" svg:height="0.526cm" svg:x="-0.1cm" svg:y="8cm">
            <draw:text-box>
              <text:p text:style-name="P17"><text:span text:style-name="T1">Historical</text:span></text:p>
            </draw:text-box>
          </draw:frame>
          <draw:frame draw:style-name="gr19" draw:text-style-name="P18" draw:layer="layout" svg:width="1.75cm" svg:height="0.526cm" svg:x="2.15cm" svg:y="8cm">
            <draw:text-box>
              <text:p text:style-name="P17"><text:span text:style-name="T1">2050</text:span></text:p>
            </draw:text-box>
          </draw:frame>
          <draw:frame draw:style-name="gr19" draw:text-style-name="P18" draw:layer="layout" svg:width="1.75cm" svg:height="0.526cm" svg:x="4.45cm" svg:y="8cm">
            <draw:text-box>
              <text:p text:style-name="P17"><text:span text:style-name="T1">2090</text:span></text:p>
            </draw:text-box>
          </draw:frame>
        </draw:g>
        <draw:g draw:style-name="gr16">
          <draw:line draw:style-name="gr17" draw:text-style-name="P16" draw:layer="layout" svg:x1="6cm" svg:y1="8cm" svg:x2="11cm" svg:y2="8cm">
            <text:p/>
          </draw:line>
          <draw:line draw:style-name="gr18" draw:text-style-name="P16" draw:layer="layout" svg:x1="6cm" svg:y1="8cm" svg:x2="6cm" svg:y2="8.1cm">
            <text:p/>
          </draw:line>
          <draw:line draw:style-name="gr18" draw:text-style-name="P16" draw:layer="layout" svg:x1="8.55cm" svg:y1="8cm" svg:x2="8.55cm" svg:y2="8.1cm">
            <text:p/>
          </draw:line>
          <draw:frame draw:style-name="gr19" draw:text-style-name="P18" draw:layer="layout" svg:width="1.75cm" svg:height="0.526cm" svg:x="5.4cm" svg:y="8cm">
            <draw:text-box>
              <text:p text:style-name="P17"><text:span text:style-name="T1">Historical</text:span></text:p>
            </draw:text-box>
          </draw:frame>
          <draw:frame draw:style-name="gr19" draw:text-style-name="P18" draw:layer="layout" svg:width="1.75cm" svg:height="0.526cm" svg:x="7.65cm" svg:y="8cm">
            <draw:text-box>
              <text:p text:style-name="P17"><text:span text:style-name="T1">2050</text:span></text:p>
            </draw:text-box>
          </draw:frame>
          <draw:frame draw:style-name="gr19" draw:text-style-name="P18" draw:layer="layout" svg:width="1.75cm" svg:height="0.526cm" svg:x="9.95cm" svg:y="8cm">
            <draw:text-box>
              <text:p text:style-name="P17"><text:span text:style-name="T1">2090</text:span></text:p>
            </draw:text-box>
          </draw:frame>
        </draw:g>
        <draw:g draw:style-name="gr16">
          <draw:line draw:style-name="gr17" draw:text-style-name="P16" draw:layer="layout" svg:x1="11.5cm" svg:y1="8cm" svg:x2="16.5cm" svg:y2="8cm">
            <text:p/>
          </draw:line>
          <draw:line draw:style-name="gr18" draw:text-style-name="P16" draw:layer="layout" svg:x1="11.5cm" svg:y1="8cm" svg:x2="11.5cm" svg:y2="8.1cm">
            <text:p/>
          </draw:line>
          <draw:line draw:style-name="gr18" draw:text-style-name="P16" draw:layer="layout" svg:x1="14.05cm" svg:y1="8cm" svg:x2="14.05cm" svg:y2="8.1cm">
            <text:p/>
          </draw:line>
          <draw:frame draw:style-name="gr19" draw:text-style-name="P18" draw:layer="layout" svg:width="1.75cm" svg:height="0.526cm" svg:x="10.9cm" svg:y="8cm">
            <draw:text-box>
              <text:p text:style-name="P17"><text:span text:style-name="T1">Historical</text:span></text:p>
            </draw:text-box>
          </draw:frame>
          <draw:frame draw:style-name="gr19" draw:text-style-name="P18" draw:layer="layout" svg:width="1.75cm" svg:height="0.526cm" svg:x="13.15cm" svg:y="8cm">
            <draw:text-box>
              <text:p text:style-name="P17"><text:span text:style-name="T1">2050</text:span></text:p>
            </draw:text-box>
          </draw:frame>
          <draw:frame draw:style-name="gr19" draw:text-style-name="P18" draw:layer="layout" svg:width="1.75cm" svg:height="0.526cm" svg:x="15.45cm" svg:y="8cm">
            <draw:text-box>
              <text:p text:style-name="P17"><text:span text:style-name="T1">2090</text:span></text:p>
            </draw:text-box>
          </draw:frame>
        </draw:g>
      </draw:page>
      <draw:page draw:name="page7" draw:style-name="dp1" draw:master-page-name="Default">
        <draw:frame draw:style-name="gr1" draw:text-style-name="P1" draw:layer="layout" svg:width="16.966cm" svg:height="6.249cm" svg:x="0.034cm" svg:y="0cm">
          <draw:image xlink:href="Pictures/1000000100000D0C000010E6CA2DD10E.png" xlink:type="simple" xlink:show="embed" xlink:actuate="onLoad" draw:mime-type="image/png">
            <text:p/>
          </draw:image>
        </draw:frame>
        <draw:polygon draw:style-name="gr2" draw:text-style-name="P2" draw:layer="layout" svg:width="2.412cm" svg:height="0.111cm" svg:x="14.012cm" svg:y="7.573cm" svg:viewBox="0 0 2413 112" draw:points="0,0 8,0 16,0 24,0 32,0 40,0 49,0 56,0 64,0 72,0 81,0 89,0 97,0 105,0 113,0 121,0 129,0 137,0 145,0 153,0 161,0 169,0 177,0 186,0 194,0 202,0 210,0 218,0 226,0 234,0 242,0 250,0 258,0 266,0 274,0 282,0 290,0 299,0 307,0 315,0 323,0 331,0 339,0 347,0 355,0 363,0 371,0 379,0 387,0 395,0 403,0 412,0 420,1 428,1 436,1 444,1 452,1 460,1 468,1 476,1 484,1 492,1 500,1 508,1 517,1 524,1 533,1 541,1 549,1 557,1 565,1 573,2 581,2 589,2 597,2 605,2 613,2 621,2 629,2 638,2 646,2 653,3 662,3 670,3 678,3 686,3 694,3 702,3 710,3 718,4 726,4 734,4 742,4 751,4 758,5 766,5 774,5 783,6 791,6 799,6 807,6 815,7 823,7 831,8 839,8 847,8 856,9 864,9 871,9 879,10 888,10 896,11 904,12 912,12 920,13 928,13 936,14 944,14 952,15 960,16 969,17 976,17 984,18 992,19 1001,20 1009,21 1017,21 1025,22 1033,23 1041,24 1049,25 1057,26 1065,27 1073,28 1081,29 1089,31 1097,32 1105,33 1114,34 1122,35 1130,36 1138,38 1146,39 1154,40 1162,41 1170,43 1178,44 1186,45 1194,47 1202,48 1210,49 1219,50 1227,52 1235,53 1243,54 1251,55 1259,57 1267,58 1275,59 1283,60 1291,62 1299,63 1307,64 1315,65 1323,66 1332,68 1340,69 1348,70 1355,71 1364,72 1372,73 1380,74 1388,75 1396,75 1404,76 1412,77 1420,78 1428,79 1436,80 1444,80 1453,81 1461,82 1468,83 1477,83 1485,84 1493,84 1501,85 1509,85 1517,86 1525,86 1533,87 1541,87 1549,88 1558,88 1566,89 1573,89 1582,90 1590,90 1598,90 1606,90 1614,91 1622,91 1630,91 1638,92 1646,92 1654,92 1662,92 1671,93 1678,93 1686,93 1694,93 1703,93 1711,94 1719,94 1727,94 1735,94 1743,94 1751,95 1759,95 1767,95 1775,95 1783,95 1791,95 1799,95 1807,95 1816,95 1824,95 1832,95 1840,95 1848,95 1856,96 1864,96 1872,96 1880,96 1889,96 1896,96 1904,96 1912,96 1921,96 1929,96 1937,96 1945,96 1953,96 1961,96 1969,96 1977,96 1985,96 1993,96 2001,96 2009,96 2018,96 2026,96 2034,96 2042,96 2050,96 2058,97 2066,97 2074,97 2082,97 2091,97 2099,97 2106,97 2114,97 2123,97 2131,97 2139,97 2147,97 2155,97 2163,97 2171,97 2179,97 2187,97 2196,97 2203,97 2211,97 2219,97 2228,97 2236,97 2244,97 2252,97 2260,97 2268,97 2276,97 2284,97 2292,97 2300,97 2308,97 2317,97 2324,97 2332,97 2341,97 2349,97 2357,97 2365,97 2373,97 2381,97 2389,97 2397,97 2405,97 2413,97 2413,112 2405,112 2397,112 2389,112 2381,112 2373,112 2365,112 2357,112 2349,112 2341,112 2332,112 2324,112 2317,112 2308,112 2300,112 2292,112 2284,112 2276,112 2268,112 2260,112 2252,112 2244,112 2236,112 2228,112 2219,112 2211,112 2203,112 2196,112 2187,112 2179,112 2171,112 2163,112 2155,112 2147,112 2139,112 2131,112 2123,112 2114,111 2106,111 2099,111 2091,111 2082,111 2074,111 2066,111 2058,111 2050,111 2042,111 2034,111 2026,111 2018,111 2009,111 2001,111 1993,111 1985,111 1977,111 1969,111 1961,111 1953,111 1945,111 1937,111 1929,111 1921,111 1912,111 1904,111 1896,111 1889,111 1880,111 1872,111 1864,111 1856,111 1848,111 1840,111 1832,110 1824,110 1816,110 1807,110 1799,110 1791,110 1783,110 1775,109 1767,109 1759,109 1751,109 1743,109 1735,109 1727,109 1719,108 1711,108 1703,108 1694,108 1686,108 1678,107 1671,107 1662,107 1654,107 1646,106 1638,106 1630,106 1622,106 1614,106 1606,105 1598,105 1590,104 1582,104 1573,104 1566,103 1558,103 1549,102 1541,102 1533,101 1525,101 1517,100 1509,100 1501,100 1493,99 1485,98 1477,98 1468,97 1461,96 1453,96 1444,95 1436,94 1428,93 1420,93 1412,92 1404,91 1396,90 1388,89 1380,88 1372,87 1364,86 1355,85 1348,84 1340,83 1332,82 1323,81 1315,80 1307,79 1299,78 1291,76 1283,75 1275,74 1267,73 1259,71 1251,70 1243,69 1235,68 1227,66 1219,65 1210,64 1202,62 1194,61 1186,60 1178,59 1170,57 1162,56 1154,55 1146,54 1138,52 1130,51 1122,50 1114,49 1105,47 1097,46 1089,45 1081,44 1073,43 1065,42 1057,41 1049,40 1041,39 1033,38 1025,37 1017,36 1009,35 1001,34 992,33 984,33 976,32 969,31 960,30 952,30 944,29 936,28 928,28 920,27 912,27 904,26 896,26 888,25 879,24 871,24 864,23 856,23 847,23 839,22 831,22 823,22 815,21 807,21 799,21 791,20 783,20 774,20 766,19 758,19 751,19 742,19 734,18 726,18 718,18 710,18 702,18 694,18 686,18 678,17 670,17 662,17 653,17 646,17 638,17 629,17 621,17 613,16 605,16 597,16 589,16 581,16 573,16 565,16 557,16 549,16 541,16 533,16 524,16 517,16 508,15 500,15 492,15 484,15 476,15 468,15 460,15 452,15 444,15 436,15 428,15 420,15 412,15 403,15 395,15 387,15 379,15 371,15 363,15 355,15 347,15 339,15 331,15 323,15 315,15 307,15 299,15 290,15 282,15 274,15 266,15 258,15 250,15 242,15 234,15 226,15 218,15 210,15 202,15 194,15 186,15 177,15 169,15 161,15 153,15 145,15 137,15 129,15 121,15 113,15 105,15 97,15 89,15 81,15 72,15 64,15 56,15 49,15 40,15 32,15 24,15 16,15 8,15 0,15">
          <text:p/>
        </draw:polygon>
        <draw:polygon draw:style-name="gr3" draw:text-style-name="P3" draw:layer="layout" svg:width="2.412cm" svg:height="0.015cm" svg:x="14.012cm" svg:y="7.684cm" svg:viewBox="0 0 2413 16" draw:points="0,0 8,0 16,0 24,0 32,0 40,0 49,0 56,0 64,0 72,0 81,0 89,0 97,0 105,0 113,0 121,0 129,0 137,0 145,0 153,0 161,0 169,0 177,0 186,0 194,0 202,0 210,0 218,0 226,0 234,0 242,0 250,0 258,0 266,0 274,0 282,0 290,0 299,0 307,0 315,0 323,0 331,0 339,0 347,0 355,0 363,0 371,0 379,0 387,0 395,0 403,0 412,0 420,0 428,0 436,0 444,0 452,0 460,0 468,0 476,0 484,0 492,0 500,0 508,0 517,0 524,0 533,0 541,0 549,0 557,0 565,0 573,0 581,0 589,0 597,0 605,0 613,0 621,0 629,0 638,0 646,0 653,0 662,0 670,0 678,0 686,0 694,0 702,0 710,0 718,0 726,0 734,0 742,0 751,0 758,0 766,0 774,0 783,0 791,0 799,0 807,0 815,0 823,0 831,0 839,0 847,0 856,0 864,0 871,0 879,0 888,0 896,0 904,0 912,0 920,0 928,0 936,0 944,0 952,0 960,0 969,0 976,0 984,0 992,0 1001,0 1009,0 1017,0 1025,0 1033,0 1041,0 1049,0 1057,0 1065,0 1073,0 1081,0 1089,0 1097,0 1105,0 1114,0 1122,0 1130,0 1138,0 1146,0 1154,0 1162,0 1170,0 1178,0 1186,0 1194,0 1202,0 1210,0 1219,0 1227,0 1235,0 1243,0 1251,0 1259,0 1267,0 1275,0 1283,0 1291,0 1299,0 1307,0 1315,0 1323,0 1332,0 1340,0 1348,0 1355,0 1364,0 1372,0 1380,0 1388,0 1396,0 1404,0 1412,0 1420,0 1428,0 1436,0 1444,0 1453,0 1461,0 1468,0 1477,0 1485,0 1493,0 1501,0 1509,0 1517,0 1525,0 1533,0 1541,0 1549,0 1558,0 1566,0 1573,0 1582,0 1590,0 1598,0 1606,0 1614,0 1622,0 1630,0 1638,0 1646,0 1654,0 1662,0 1671,0 1678,0 1686,0 1694,0 1703,0 1711,0 1719,0 1727,0 1735,0 1743,0 1751,0 1759,0 1767,0 1775,0 1783,0 1791,0 1799,0 1807,0 1816,0 1824,0 1832,0 1840,0 1848,0 1856,0 1864,0 1872,0 1880,0 1889,0 1896,0 1904,0 1912,0 1921,0 1929,0 1937,0 1945,0 1953,0 1961,0 1969,0 1977,0 1985,0 1993,0 2001,0 2009,0 2018,0 2026,0 2034,0 2042,0 2050,0 2058,0 2066,0 2074,0 2082,0 2091,0 2099,0 2106,0 2114,0 2123,0 2131,0 2139,0 2147,0 2155,0 2163,0 2171,0 2179,0 2187,0 2196,0 2203,0 2211,0 2219,0 2228,0 2236,0 2244,0 2252,0 2260,0 2268,0 2276,0 2284,0 2292,0 2300,0 2308,0 2317,0 2324,0 2332,0 2341,0 2349,0 2357,0 2365,0 2373,0 2381,0 2389,0 2397,0 2405,0 2413,0 2413,16 2405,16 2397,16 2389,16 2381,16 2373,16 2365,16 2357,16 2349,16 2341,16 2332,16 2324,16 2317,16 2308,16 2300,16 2292,16 2284,16 2276,16 2268,16 2260,16 2252,16 2244,16 2236,16 2228,16 2219,16 2211,16 2203,16 2196,16 2187,16 2179,16 2171,16 2163,16 2155,16 2147,16 2139,16 2131,16 2123,16 2114,16 2106,16 2099,16 2091,16 2082,16 2074,16 2066,16 2058,16 2050,16 2042,16 2034,16 2026,16 2018,16 2009,16 2001,16 1993,16 1985,16 1977,16 1969,16 1961,16 1953,16 1945,16 1937,16 1929,16 1921,16 1912,16 1904,16 1896,16 1889,16 1880,16 1872,16 1864,16 1856,16 1848,16 1840,16 1832,16 1824,16 1816,16 1807,16 1799,16 1791,16 1783,16 1775,16 1767,16 1759,16 1751,16 1743,16 1735,16 1727,16 1719,16 1711,16 1703,16 1694,16 1686,16 1678,16 1671,16 1662,16 1654,16 1646,16 1638,16 1630,16 1622,16 1614,16 1606,16 1598,16 1590,16 1582,16 1573,16 1566,16 1558,16 1549,16 1541,16 1533,16 1525,16 1517,16 1509,16 1501,16 1493,16 1485,16 1477,16 1468,16 1461,16 1453,16 1444,16 1436,16 1428,16 1420,16 1412,16 1404,16 1396,16 1388,16 1380,16 1372,16 1364,16 1355,16 1348,16 1340,16 1332,16 1323,16 1315,16 1307,16 1299,16 1291,16 1283,16 1275,16 1267,16 1259,16 1251,16 1243,16 1235,16 1227,16 1219,16 1210,16 1202,16 1194,16 1186,16 1178,16 1170,16 1162,16 1154,16 1146,16 1138,16 1130,16 1122,16 1114,16 1105,16 1097,16 1089,16 1081,16 1073,16 1065,16 1057,16 1049,16 1041,16 1033,16 1025,16 1017,16 1009,16 1001,16 992,16 984,16 976,16 969,16 960,16 952,16 944,16 936,16 928,16 920,16 912,16 904,16 896,16 888,16 879,16 871,16 864,16 856,16 847,16 839,16 831,16 823,16 815,16 807,16 799,16 791,16 783,16 774,16 766,16 758,16 751,16 742,16 734,16 726,16 718,16 710,16 702,16 694,16 686,16 678,16 670,16 662,16 653,16 646,16 638,16 629,16 621,16 613,16 605,16 597,16 589,16 581,16 573,16 565,16 557,16 549,16 541,16 533,16 524,16 517,16 508,16 500,16 492,16 484,16 476,16 468,16 460,16 452,16 444,16 436,16 428,16 420,16 412,16 403,16 395,16 387,16 379,16 371,16 363,16 355,16 347,16 339,16 331,16 323,16 315,16 307,16 299,16 290,16 282,16 274,16 266,16 258,16 250,16 242,16 234,16 226,16 218,16 210,16 202,16 194,16 186,16 177,16 169,16 161,16 153,16 145,16 137,16 129,16 121,16 113,16 105,16 97,16 89,16 81,16 72,16 64,16 56,16 49,16 40,16 32,16 24,16 16,16 8,16 0,16">
          <text:p/>
        </draw:polygon>
        <draw:polygon draw:style-name="gr4" draw:text-style-name="P4" draw:layer="layout" svg:width="0.074cm" svg:height="0.671cm" svg:x="11.45cm" svg:y="6.926cm" svg:viewBox="0 0 75 672" draw:points="0,672 75,672 75,0 0,0">
          <text:p/>
        </draw:polygon>
        <draw:polygon draw:style-name="gr5" draw:text-style-name="P5" draw:layer="layout" svg:width="2.487cm" svg:height="0.118cm" svg:x="11.525cm" svg:y="7.581cm" svg:viewBox="0 0 2488 119" draw:points="0,0 8,0 16,0 24,0 32,0 40,0 48,0 56,0 64,0 72,0 80,0 89,0 97,0 105,0 113,0 121,0 129,0 137,0 145,0 153,0 161,0 169,0 177,0 185,0 193,0 202,0 210,0 218,0 225,0 234,0 242,0 250,0 258,0 266,0 274,0 282,0 290,0 298,0 307,0 315,0 323,0 330,0 339,0 347,0 355,0 363,1 371,1 379,1 387,1 395,1 403,1 411,1 419,1 428,1 436,1 443,1 452,1 460,1 468,1 476,1 484,1 492,1 500,1 508,1 516,1 524,1 532,1 541,1 548,1 556,1 565,2 573,2 581,2 589,2 597,2 605,2 613,2 621,2 629,2 637,3 646,3 653,3 661,3 670,3 678,3 686,3 694,3 702,3 710,4 718,4 726,4 734,4 742,5 750,5 758,5 766,5 774,6 782,6 791,6 799,7 807,7 815,7 823,8 831,8 839,8 847,9 855,9 863,10 871,10 879,11 887,11 895,12 904,12 912,13 920,13 928,14 936,15 944,15 952,16 960,17 968,18 976,18 984,19 992,20 1000,21 1009,22 1017,23 1025,23 1033,25 1041,26 1049,27 1057,28 1065,29 1073,30 1081,31 1089,32 1097,33 1105,35 1113,36 1122,37 1130,39 1138,40 1145,41 1154,42 1162,44 1170,45 1178,46 1186,48 1194,49 1202,50 1210,52 1218,53 1226,54 1234,56 1243,57 1250,59 1259,60 1267,61 1275,63 1283,64 1291,65 1299,66 1307,68 1315,69 1323,70 1331,71 1339,72 1348,73 1355,75 1363,75 1372,77 1380,78 1388,79 1396,80 1404,80 1412,81 1420,82 1428,83 1436,84 1444,85 1452,86 1461,86 1468,87 1476,88 1485,89 1493,89 1501,90 1509,90 1517,91 1525,91 1533,92 1541,92 1549,93 1557,93 1565,94 1573,94 1581,95 1589,95 1598,95 1606,96 1614,96 1622,96 1630,97 1638,97 1646,97 1654,97 1662,98 1670,98 1678,98 1686,98 1694,99 1702,99 1711,99 1719,99 1727,99 1735,100 1743,100 1751,100 1759,100 1767,100 1775,100 1783,100 1791,100 1799,100 1807,100 1815,101 1824,101 1832,101 1840,101 1847,101 1856,101 1864,101 1872,101 1880,101 1888,101 1896,101 1904,101 1912,101 1920,101 1929,101 1937,102 1945,102 1952,102 1961,102 1969,102 1977,102 1985,102 1993,102 2001,102 2009,102 2017,102 2025,102 2033,102 2042,102 2050,102 2058,102 2065,102 2074,102 2082,102 2090,102 2098,102 2106,102 2114,102 2122,102 2131,102 2139,102 2147,102 2155,102 2163,102 2171,102 2179,102 2187,102 2195,102 2203,102 2211,102 2219,102 2227,102 2235,102 2244,102 2252,102 2260,102 2268,102 2276,102 2284,102 2292,102 2300,102 2308,102 2316,102 2324,102 2332,102 2340,102 2349,102 2357,102 2365,102 2373,102 2381,102 2389,102 2397,102 2405,102 2413,102 2413,102 2488,102 2488,119 2413,119 2413,119 2405,119 2397,119 2389,119 2381,119 2373,119 2365,119 2357,119 2349,119 2340,119 2332,119 2324,119 2316,119 2308,119 2300,119 2292,119 2284,119 2276,119 2268,119 2260,119 2252,119 2244,119 2235,119 2227,119 2219,119 2211,119 2203,119 2195,119 2187,119 2179,119 2171,119 2163,119 2155,119 2147,119 2139,119 2131,119 2122,119 2114,119 2106,119 2098,119 2090,119 2082,119 2074,119 2065,119 2058,119 2050,119 2042,119 2033,119 2025,119 2017,119 2009,119 2001,119 1993,119 1985,119 1977,119 1969,119 1961,118 1952,118 1945,118 1937,118 1929,118 1920,118 1912,118 1904,118 1896,118 1888,118 1880,118 1872,118 1864,118 1856,118 1847,118 1840,118 1832,117 1824,117 1815,117 1807,117 1799,117 1791,117 1783,117 1775,117 1767,117 1759,116 1751,116 1743,116 1735,116 1727,116 1719,116 1711,116 1702,116 1694,115 1686,115 1678,115 1670,115 1662,115 1654,114 1646,114 1638,114 1630,113 1622,113 1614,113 1606,112 1598,112 1589,112 1581,111 1573,111 1565,111 1557,110 1549,110 1541,109 1533,109 1525,108 1517,108 1509,107 1501,106 1493,106 1485,105 1476,105 1468,104 1461,103 1452,102 1444,102 1436,101 1428,100 1420,99 1412,98 1404,97 1396,96 1388,95 1380,95 1372,94 1363,93 1355,91 1348,90 1339,89 1331,88 1323,87 1315,86 1307,85 1299,83 1291,82 1283,80 1275,79 1267,78 1259,77 1250,75 1243,74 1234,73 1226,71 1218,70 1210,69 1202,67 1194,66 1186,64 1178,63 1170,62 1162,60 1154,59 1145,58 1138,56 1130,55 1122,54 1113,53 1105,51 1097,50 1089,49 1081,48 1073,47 1065,46 1057,44 1049,43 1041,42 1033,41 1025,40 1017,39 1009,39 1000,38 992,37 984,36 976,35 968,34 960,33 952,33 944,32 936,31 928,31 920,30 912,29 904,29 895,28 887,28 879,27 871,27 863,26 855,26 847,25 839,25 831,25 823,24 815,24 807,23 799,23 791,23 782,23 774,22 766,22 758,22 750,22 742,21 734,21 726,21 718,21 710,20 702,20 694,20 686,20 678,20 670,20 661,19 653,19 646,19 637,19 629,19 621,19 613,19 605,18 597,18 589,18 581,18 573,18 565,18 556,18 548,18 541,18 532,18 524,18 516,18 508,18 500,18 492,18 484,18 476,18 468,18 460,18 452,18 443,18 436,18 428,18 419,18 411,17 403,17 395,17 387,17 379,17 371,17 363,17 355,17 347,17 339,17 330,17 323,17 315,17 307,17 298,17 290,17 282,17 274,17 266,17 258,17 250,17 242,17 234,17 225,17 218,17 210,17 202,17 193,17 185,17 177,17 169,17 161,17 153,17 145,17 137,17 129,17 121,17 113,17 105,17 97,17 89,17 80,17 72,17 64,17 56,17 48,17 40,17 32,17 24,17 16,17 8,17 0,17">
          <text:p/>
        </draw:polygon>
        <draw:polygon draw:style-name="gr6" draw:text-style-name="P6" draw:layer="layout" svg:width="4.899cm" svg:height="0.66cm" svg:x="11.525cm" svg:y="6.926cm" svg:viewBox="0 0 4900 661" draw:points="0,0 8,0 16,0 24,0 32,0 40,0 48,0 56,0 64,0 72,0 80,0 89,0 97,0 105,0 113,0 121,0 129,0 137,0 145,0 153,0 161,0 169,0 177,0 185,0 193,0 202,0 210,0 218,0 225,0 234,0 242,0 250,0 258,0 266,0 274,0 282,0 290,0 298,0 307,0 315,0 323,0 330,0 339,0 347,0 355,0 363,0 371,0 379,0 387,0 395,0 403,0 411,0 419,0 428,0 436,0 443,0 452,0 460,0 468,0 476,0 484,0 492,0 500,0 508,0 516,0 524,0 532,0 541,0 548,0 556,0 565,0 573,0 581,0 589,0 597,0 605,0 613,0 621,0 629,0 637,0 646,0 653,0 661,0 670,0 678,0 686,0 694,0 702,0 710,0 718,0 726,0 734,0 742,0 750,0 758,0 766,0 774,0 782,0 791,0 799,0 807,0 815,0 823,0 831,0 839,0 847,0 855,0 863,0 871,0 879,0 887,0 895,0 904,0 912,0 920,0 928,0 936,0 944,0 952,0 960,0 968,0 976,0 984,0 992,0 1000,0 1009,0 1017,0 1025,0 1033,0 1041,0 1049,0 1057,0 1065,0 1073,0 1081,0 1089,0 1097,0 1105,0 1113,0 1122,0 1130,0 1138,0 1145,0 1154,0 1162,0 1170,0 1178,0 1186,0 1194,0 1202,0 1210,0 1218,0 1226,0 1234,0 1243,0 1250,0 1259,0 1267,0 1275,0 1283,0 1291,0 1299,0 1307,0 1315,0 1323,0 1331,0 1339,0 1348,0 1355,0 1363,0 1372,0 1380,0 1388,0 1396,0 1404,0 1412,0 1420,0 1428,0 1436,0 1444,0 1452,0 1461,0 1468,0 1476,0 1485,0 1493,0 1501,0 1509,0 1517,0 1525,0 1533,0 1541,0 1549,0 1557,0 1565,0 1573,0 1581,0 1589,0 1598,0 1606,0 1614,0 1622,0 1630,0 1638,0 1646,0 1654,0 1662,0 1670,0 1678,0 1686,0 1694,0 1702,0 1711,0 1719,0 1727,0 1735,0 1743,0 1751,0 1759,0 1767,0 1775,0 1783,0 1791,0 1799,0 1807,0 1815,0 1824,0 1832,0 1840,0 1847,0 1856,0 1864,0 1872,0 1880,0 1888,0 1896,0 1904,0 1912,0 1920,0 1929,0 1937,0 1945,0 1952,0 1961,0 1969,0 1977,0 1985,0 1993,0 2001,0 2009,0 2017,0 2025,0 2033,0 2042,0 2050,0 2058,0 2065,0 2074,0 2082,0 2090,0 2098,0 2106,0 2114,0 2122,0 2131,0 2139,0 2147,0 2155,0 2163,0 2171,0 2179,0 2187,0 2195,0 2203,0 2211,0 2219,0 2227,0 2235,0 2244,0 2252,0 2260,0 2268,0 2276,0 2284,0 2292,0 2300,0 2308,0 2316,0 2324,0 2332,0 2340,0 2349,0 2357,0 2365,0 2373,0 2381,0 2389,0 2397,0 2405,0 2413,0 2413,0 2487,0 2488,0 2495,0 2503,0 2512,0 2519,0 2527,0 2536,0 2544,0 2552,0 2560,0 2568,0 2576,0 2584,0 2592,0 2600,0 2608,0 2616,0 2624,0 2632,0 2640,0 2649,0 2657,0 2665,0 2673,0 2681,0 2689,0 2697,0 2705,0 2713,0 2721,0 2730,0 2737,0 2745,0 2753,0 2762,0 2770,0 2778,0 2786,0 2794,0 2802,0 2810,0 2818,0 2826,0 2834,0 2842,0 2850,0 2858,0 2866,0 2875,0 2883,0 2891,0 2899,0 2907,0 2915,0 2923,0 2931,0 2939,0 2947,0 2955,0 2963,0 2971,0 2979,0 2988,0 2996,0 3004,0 3011,0 3020,0 3028,0 3036,0 3044,0 3052,0 3060,0 3068,0 3076,0 3084,0 3093,0 3101,0 3109,0 3116,0 3125,0 3133,0 3141,0 3149,0 3157,0 3165,0 3173,0 3181,0 3189,0 3197,0 3206,0 3214,0 3221,0 3229,0 3238,0 3246,0 3254,0 3262,0 3270,0 3278,0 3286,0 3294,0 3302,0 3310,0 3318,0 3327,0 3334,0 3343,0 3351,0 3359,0 3367,0 3375,0 3383,0 3391,0 3399,0 3407,0 3415,0 3423,0 3432,0 3439,0 3447,0 3456,0 3464,0 3472,0 3480,0 3488,0 3496,0 3504,0 3512,0 3520,0 3528,0 3536,0 3544,0 3552,0 3560,0 3568,0 3577,0 3585,0 3593,0 3601,0 3609,0 3617,0 3625,0 3633,0 3641,0 3649,0 3657,0 3665,0 3673,0 3681,0 3690,0 3698,0 3706,0 3714,0 3722,0 3730,0 3738,0 3746,0 3754,0 3762,0 3770,0 3778,0 3786,0 3795,0 3803,0 3811,0 3819,0 3827,0 3835,0 3843,0 3851,0 3859,0 3867,0 3875,0 3883,0 3891,0 3899,0 3908,0 3916,0 3924,0 3931,0 3940,0 3948,0 3956,0 3964,0 3972,0 3980,0 3988,0 3996,0 4004,0 4013,0 4021,0 4029,0 4036,0 4045,0 4053,0 4061,0 4069,0 4077,0 4085,0 4093,0 4101,0 4109,0 4117,0 4125,0 4134,0 4141,0 4149,0 4158,0 4166,0 4174,0 4182,0 4190,0 4198,0 4206,0 4214,0 4222,0 4230,0 4238,0 4247,0 4254,0 4262,0 4271,0 4279,0 4287,0 4295,0 4303,0 4311,0 4319,0 4327,0 4335,0 4343,0 4352,0 4359,0 4367,0 4376,0 4384,0 4392,0 4400,0 4408,0 4416,0 4424,0 4432,0 4440,0 4448,0 4456,0 4464,0 4472,0 4480,0 4488,0 4497,0 4505,0 4513,0 4521,0 4529,0 4537,0 4545,0 4554,0 4562,0 4569,0 4578,0 4586,0 4594,0 4602,0 4610,0 4618,0 4626,0 4634,0 4642,0 4650,0 4658,0 4667,0 4675,0 4683,0 4690,0 4699,0 4707,0 4715,0 4723,0 4731,0 4739,0 4747,0 4755,0 4763,0 4772,0 4780,0 4787,0 4795,0 4804,0 4812,0 4820,0 4828,0 4836,0 4844,0 4852,0 4860,0 4868,0 4876,0 4885,0 4892,0 4900,0 4900,647 4892,647 4885,647 4876,647 4868,647 4860,647 4852,647 4844,647 4836,647 4828,647 4820,647 4812,647 4804,647 4795,647 4787,647 4780,647 4772,647 4763,647 4755,647 4747,647 4739,647 4731,647 4723,647 4715,647 4707,647 4699,647 4690,647 4683,647 4675,647 4667,647 4658,647 4650,647 4642,647 4634,647 4626,647 4618,647 4610,647 4602,647 4594,647 4586,647 4578,647 4569,647 4562,647 4554,647 4545,647 4537,647 4529,647 4521,647 4513,647 4505,647 4497,647 4488,647 4480,647 4472,647 4464,647 4456,647 4448,647 4440,647 4432,647 4424,647 4416,647 4408,647 4400,647 4392,647 4384,647 4376,647 4367,647 4359,647 4352,647 4343,647 4335,647 4327,647 4319,647 4311,647 4303,647 4295,647 4287,647 4279,647 4271,647 4262,647 4254,647 4247,647 4238,647 4230,647 4222,647 4214,647 4206,647 4198,647 4190,647 4182,647 4174,647 4166,647 4158,647 4149,647 4141,647 4134,647 4125,647 4117,647 4109,647 4101,647 4093,647 4085,647 4077,647 4069,647 4061,647 4053,647 4045,647 4036,647 4029,647 4021,647 4013,647 4004,647 3996,647 3988,647 3980,647 3972,647 3964,647 3956,647 3948,647 3940,647 3931,647 3924,647 3916,647 3908,647 3899,647 3891,647 3883,647 3875,647 3867,647 3859,647 3851,647 3843,647 3835,647 3827,647 3819,647 3811,647 3803,647 3795,647 3786,647 3778,647 3770,647 3762,647 3754,647 3746,647 3738,647 3730,647 3722,647 3714,647 3706,647 3698,647 3690,647 3681,647 3673,647 3665,647 3657,647 3649,647 3641,647 3633,647 3625,647 3617,647 3609,647 3601,647 3593,647 3585,647 3577,647 3568,647 3560,647 3552,647 3544,647 3536,647 3528,647 3520,647 3512,647 3504,647 3496,647 3488,647 3480,647 3472,647 3464,647 3456,647 3447,647 3439,647 3432,647 3423,647 3415,647 3407,647 3399,647 3391,647 3383,647 3375,647 3367,647 3359,647 3351,647 3343,647 3334,647 3327,647 3318,647 3310,647 3302,647 3294,647 3286,647 3278,647 3270,647 3262,647 3254,647 3246,647 3238,647 3229,647 3221,647 3214,647 3206,647 3197,647 3189,647 3181,647 3173,647 3165,647 3157,647 3149,647 3141,647 3133,647 3125,647 3116,647 3109,647 3101,647 3093,647 3084,647 3076,647 3068,647 3060,647 3052,647 3044,647 3036,647 3028,647 3020,647 3011,647 3004,647 2996,647 2988,647 2979,647 2971,647 2963,647 2955,647 2947,647 2939,647 2931,647 2923,647 2915,647 2907,647 2899,647 2891,647 2883,647 2875,647 2866,647 2858,647 2850,647 2842,647 2834,647 2826,647 2818,647 2810,647 2802,647 2794,647 2786,647 2778,647 2770,647 2762,647 2753,647 2745,647 2737,647 2730,647 2721,647 2713,647 2705,647 2697,647 2689,647 2681,647 2673,647 2665,647 2657,647 2649,647 2640,647 2632,647 2624,647 2616,647 2608,647 2600,647 2592,647 2584,647 2576,647 2568,647 2560,647 2552,647 2544,647 2536,647 2527,647 2519,647 2512,647 2503,647 2495,647 2488,647 2488,661 2413,661 2413,655 2405,655 2397,655 2389,655 2381,655 2373,655 2365,655 2357,655 2349,655 2340,655 2332,655 2324,655 2316,655 2308,655 2300,655 2292,655 2284,655 2276,655 2268,655 2260,655 2252,655 2244,655 2235,655 2227,655 2219,655 2211,655 2203,655 2195,655 2187,655 2179,655 2171,655 2163,655 2155,655 2147,655 2139,655 2131,655 2122,655 2114,655 2106,655 2098,655 2090,655 2082,655 2074,655 2065,655 2058,655 2050,655 2042,655 2033,655 2025,655 2017,655 2009,655 2001,655 1993,655 1985,655 1977,655 1969,655 1961,655 1952,655 1945,655 1937,655 1929,655 1920,655 1912,655 1904,655 1896,655 1888,655 1880,655 1872,655 1864,655 1856,655 1847,655 1840,655 1832,655 1824,655 1815,655 1807,655 1799,655 1791,655 1783,655 1775,655 1767,655 1759,655 1751,655 1743,655 1735,655 1727,655 1719,655 1711,655 1702,655 1694,655 1686,655 1678,655 1670,655 1662,655 1654,655 1646,655 1638,655 1630,655 1622,655 1614,655 1606,655 1598,655 1589,655 1581,655 1573,655 1565,655 1557,655 1549,655 1541,655 1533,655 1525,655 1517,655 1509,655 1501,655 1493,655 1485,655 1476,655 1468,655 1461,655 1452,655 1444,655 1436,655 1428,655 1420,655 1412,655 1404,655 1396,655 1388,655 1380,655 1372,655 1363,655 1355,655 1348,655 1339,655 1331,655 1323,655 1315,655 1307,655 1299,655 1291,655 1283,655 1275,655 1267,655 1259,655 1250,655 1243,655 1234,655 1226,655 1218,655 1210,655 1202,655 1194,655 1186,655 1178,655 1170,655 1162,655 1154,655 1145,655 1138,655 1130,655 1122,655 1113,655 1105,655 1097,655 1089,655 1081,655 1073,655 1065,655 1057,655 1049,655 1041,655 1033,655 1025,655 1017,655 1009,655 1000,655 992,655 984,655 976,655 968,655 960,655 952,655 944,655 936,655 928,655 920,655 912,655 904,655 895,655 887,655 879,655 871,655 863,655 855,655 847,655 839,655 831,655 823,655 815,655 807,655 799,655 791,655 782,655 774,655 766,655 758,655 750,655 742,655 734,655 726,655 718,655 710,655 702,655 694,655 686,655 678,655 670,655 661,655 653,655 646,655 637,655 629,655 621,655 613,655 605,655 597,655 589,655 581,655 573,655 565,655 556,655 548,655 541,655 532,655 524,655 516,655 508,655 500,655 492,655 484,655 476,655 468,655 460,655 452,655 443,655 436,655 428,655 419,655 411,655 403,655 395,655 387,655 379,655 371,655 363,655 355,655 347,655 339,655 330,655 323,655 315,655 307,655 298,655 290,655 282,655 274,655 266,655 258,655 250,655 242,655 234,655 225,655 218,655 210,655 202,655 193,655 185,655 177,655 169,655 161,655 153,655 145,655 137,655 129,655 121,655 113,655 105,655 97,655 89,655 80,655 72,655 64,655 56,655 48,655 40,655 32,655 24,655 16,655 8,655 0,655">
          <text:p/>
        </draw:polygon>
        <draw:polygon draw:style-name="gr7" draw:text-style-name="P7" draw:layer="layout" svg:width="0.074cm" svg:height="0.03cm" svg:x="16.425cm" svg:y="7.669cm" svg:viewBox="0 0 75 31" draw:points="0,31 75,31 75,0 0,0">
          <text:p/>
        </draw:polygon>
        <draw:polygon draw:style-name="gr8" draw:text-style-name="P8" draw:layer="layout" svg:width="0.074cm" svg:height="0.646cm" svg:x="16.425cm" svg:y="6.926cm" svg:viewBox="0 0 75 647" draw:points="0,647 75,647 75,0 0,0">
          <text:p/>
        </draw:polygon>
        <draw:polygon draw:style-name="gr9" draw:text-style-name="P9" draw:layer="layout" svg:width="0.074cm" svg:height="0.48cm" svg:x="16.425cm" svg:y="6.35cm" svg:viewBox="0 0 75 481" draw:points="0,481 75,481 75,0 0,0">
          <text:p/>
        </draw:polygon>
        <draw:polygon draw:style-name="gr10" draw:text-style-name="P10" draw:layer="layout" svg:width="4.559cm" svg:height="0.479cm" svg:x="11.865cm" svg:y="6.351cm" svg:viewBox="0 0 4560 480" draw:points="3156,110 3164,108 3172,107 3180,106 3188,104 3196,103 3204,102 3212,100 3220,98 3228,97 3237,95 3244,93 3252,92 3261,90 3269,88 3277,87 3285,85 3293,83 3301,81 3309,80 3317,78 3325,76 3333,74 3341,72 3350,70 3357,68 3366,67 3374,65 3382,63 3390,61 3398,59 3406,58 3414,56 3422,54 3430,52 3438,50 3446,49 3455,47 3462,45 3470,44 3479,42 3487,41 3495,39 3503,38 3511,36 3519,34 3527,34 3535,32 3543,31 3551,29 3559,28 3567,27 3575,26 3583,25 3591,24 3600,23 3608,22 3616,21 3624,20 3632,19 3640,18 3648,17 3656,16 3664,15 3672,15 3680,14 3688,14 3696,13 3705,12 3713,12 3721,11 3729,10 3737,10 3745,10 3753,9 3761,9 3769,8 3777,8 3785,7 3793,7 3801,7 3809,6 3818,6 3826,6 3834,5 3841,5 3850,5 3858,5 3866,5 3874,4 3882,4 3890,4 3898,4 3906,4 3914,3 3922,3 3931,3 3939,3 3947,3 3954,3 3963,2 3971,2 3979,2 3987,2 3995,2 4003,2 4011,2 4019,1 4027,1 4036,1 4044,1 4052,1 4059,1 4068,1 4076,1 4084,1 4092,1 4100,1 4108,1 4116,1 4124,1 4132,1 4140,1 4148,0 4157,0 4165,0 4173,0 4181,0 4189,0 4197,0 4205,0 4213,0 4221,0 4229,0 4238,0 4246,0 4254,0 4262,0 4270,0 4278,0 4286,0 4294,0 4302,0 4310,0 4318,0 4326,0 4334,0 4343,0 4350,0 4359,0 4367,0 4375,0 4383,0 4391,0 4399,0 4407,0 4415,0 4423,0 4431,0 4439,0 4447,0 4455,0 4464,0 4472,0 4480,0 4488,0 4496,0 4504,0 4512,0 4520,0 4528,0 4536,0 4544,0 4552,0 4560,0 4560,111 4560,161 4560,480 4552,480 4544,480 4536,480 4528,480 4520,480 4512,480 4504,480 4496,480 4488,480 4480,480 4472,480 4464,480 4455,480 4447,480 4439,480 4431,480 4423,480 4415,480 4407,480 4399,480 4391,480 4383,480 4375,480 4367,480 4359,480 4350,480 4343,480 4334,480 4326,480 4318,480 4310,480 4302,480 4294,480 4286,480 4278,480 4270,480 4262,480 4254,480 4246,480 4238,480 4229,480 4221,480 4213,480 4205,480 4197,480 4189,480 4181,480 4173,480 4165,480 4157,480 4148,480 4140,480 4132,480 4124,480 4116,480 4108,480 4100,480 4092,480 4084,480 4076,480 4068,480 4059,480 4052,480 4044,480 4036,480 4027,480 4019,480 4011,480 4003,480 3995,480 3987,480 3979,480 3971,480 3963,480 3954,480 3947,480 3939,480 3931,480 3922,480 3914,480 3906,480 3898,480 3890,480 3882,480 3874,480 3866,480 3858,480 3850,480 3841,480 3834,480 3826,480 3818,480 3809,480 3801,480 3793,480 3785,480 3777,480 3769,480 3761,480 3753,480 3745,480 3737,480 3729,480 3721,480 3713,480 3705,480 3696,480 3688,480 3680,480 3672,480 3664,480 3656,480 3648,480 3640,480 3632,480 3624,480 3616,480 3608,480 3600,480 3591,480 3583,480 3575,480 3567,480 3559,480 3551,480 3543,480 3535,480 3527,480 3519,480 3511,480 3503,480 3495,480 3487,480 3479,480 3470,480 3462,480 3455,480 3446,480 3438,480 3430,480 3422,480 3414,480 3406,480 3398,480 3390,480 3382,480 3374,480 3366,480 3357,480 3350,480 3341,480 3333,480 3325,480 3317,480 3309,480 3301,480 3293,480 3285,480 3277,480 3269,480 3261,480 3252,480 3244,480 3237,480 3228,480 3220,480 3212,480 3204,480 3196,480 3188,480 3180,480 3172,480 3164,480 3156,480 3148,480 3139,480 3132,480 3124,480 3116,480 3107,480 3099,480 3091,480 3083,480 3075,480 3067,480 3059,480 3051,480 3043,480 3035,480 3027,480 3019,480 3011,480 3003,480 2994,480 2986,480 2978,480 2970,480 2962,480 2954,480 2946,480 2938,480 2930,480 2922,480 2914,480 2906,480 2898,480 2889,480 2881,480 2873,480 2865,480 2857,480 2849,480 2841,480 2833,480 2825,480 2817,480 2809,480 2801,480 2793,480 2785,480 2776,480 2768,480 2760,480 2753,480 2744,480 2736,480 2728,480 2720,480 2712,480 2704,480 2696,480 2688,480 2680,480 2671,480 2664,480 2655,480 2647,480 2639,480 2631,480 2623,480 2615,480 2607,480 2599,480 2591,480 2583,480 2575,480 2567,480 2559,480 2550,480 2542,480 2535,480 2526,480 2518,480 2510,480 2502,480 2494,480 2486,480 2478,480 2470,480 2462,480 2454,480 2446,480 2437,480 2430,480 2422,480 2413,480 2405,480 2397,480 2389,480 2381,480 2373,480 2365,480 2357,480 2349,480 2341,480 2333,480 2325,480 2317,480 2309,480 2300,480 2292,480 2284,480 2276,480 2268,480 2260,480 2252,480 2244,480 2236,480 2228,480 2219,480 2212,480 2204,480 2196,480 2187,480 2179,480 2171,480 2163,480 2155,480 2148,480 2147,480 2073,480 2073,480 2065,480 2057,480 2049,480 2041,480 2032,480 2024,480 2017,480 2009,480 2000,480 1992,480 1984,480 1976,480 1968,480 1960,480 1952,480 1944,480 1936,480 1928,480 1919,480 1912,480 1904,480 1895,480 1887,480 1879,480 1871,480 1863,480 1855,480 1847,480 1839,480 1831,480 1823,480 1814,480 1806,480 1799,480 1791,480 1782,480 1774,480 1766,480 1758,480 1750,480 1742,480 1734,480 1725,480 1717,480 1709,480 1701,480 1693,480 1685,480 1677,480 1669,480 1661,480 1653,480 1645,480 1637,480 1629,480 1621,480 1612,480 1604,480 1596,480 1589,480 1580,480 1572,480 1564,480 1556,480 1548,480 1540,480 1532,480 1524,480 1516,480 1507,480 1499,480 1491,480 1484,480 1475,480 1467,480 1459,480 1451,480 1443,480 1435,480 1427,480 1419,480 1411,480 1403,480 1395,480 1386,480 1378,480 1371,480 1362,480 1354,480 1346,480 1338,480 1330,480 1322,480 1314,480 1306,480 1298,480 1290,480 1282,480 1273,480 1266,480 1258,480 1249,480 1241,480 1233,480 1225,480 1217,480 1209,480 1201,480 1193,480 1185,480 1177,480 1168,480 1161,480 1153,480 1145,480 1136,480 1128,480 1120,480 1112,480 1104,480 1096,480 1088,480 1080,480 1072,480 1064,480 1055,480 1048,480 1040,480 1032,480 1023,480 1015,480 1007,480 999,480 991,480 983,480 975,480 967,480 959,480 951,480 943,480 935,480 927,480 919,480 910,480 902,480 894,480 886,480 878,480 870,480 862,480 854,480 846,480 838,480 830,480 822,480 814,480 805,480 797,480 789,480 781,480 773,480 765,480 757,480 749,480 741,480 733,480 725,480 717,480 709,480 701,480 692,480 684,480 676,480 669,480 660,480 652,480 644,480 636,480 628,480 620,480 612,480 604,480 596,480 588,480 580,480 571,480 564,480 555,480 547,480 539,480 531,480 531,480 529,479 521,479 513,479 504,477 497,476 488,476 481,476 473,474 464,474 457,473 448,473 440,471 432,470 425,469 417,468 408,466 400,465 392,464 384,463 376,462 369,460 360,458 352,457 344,455 335,454 328,452 320,450 312,448 304,446 295,444 287,442 279,439 272,437 264,434 256,431 247,429 239,426 231,423 223,420 216,417 207,414 199,410 191,407 183,403 175,400 167,396 160,392 151,387 143,384 135,379 126,374 119,370 111,365 103,361 94,356 87,352 78,347 70,342 63,337 54,331 47,326 38,321 31,317 22,311 14,306 7,301 0,297 7,294 14,289 22,284 31,278 38,273 47,268 54,264 63,258 70,253 78,248 87,243 94,239 103,234 111,230 119,225 126,220 135,215 143,211 151,207 160,203 167,199 175,195 183,192 191,188 199,185 207,181 216,178 223,175 231,172 239,169 247,166 256,164 264,161 272,158 279,156 287,153 295,151 304,149 312,147 320,145 328,143 335,141 344,140 352,138 360,137 369,135 376,133 384,132 392,131 400,130 408,128 417,127 425,125 432,125 440,124 448,122 457,122 464,120 473,120 481,119 488,119 497,119 504,117 513,116 521,116 529,116 536,114 544,114 553,114 561,113 569,113 577,112 585,112 593,112 601,111 609,111 617,111 626,111 633,111 641,111 649,111 650,111 652,111 660,111 669,111 676,111 684,111 692,111 701,111 709,111 717,111 725,111 733,111 741,111 749,111 757,111 765,111 773,111 781,111 789,111 797,111 805,111 814,111 822,111 830,111 838,111 846,111 854,111 862,111 870,111 878,111 886,111 894,111 902,111 910,111 919,111 927,111 935,111 943,111 951,111 959,111 967,111 975,111 983,111 991,111 999,111 1007,111 1015,111 1023,111 1032,111 1040,111 1048,111 1055,111 1064,111 1072,111 1080,111 1088,111 1096,111 1104,111 1112,111 1120,111 1128,111 1136,111 1145,111 1153,111 1161,111 1168,111 1177,111 1185,111 1193,111 1201,111 1209,111 1217,111 1225,111 1233,111 1241,111 1249,111 1258,111 1266,111 1273,111 1282,111 1290,111 1298,111 1306,111 1314,111 1322,111 1330,111 1338,111 1346,111 1354,111 1362,111 1371,111 1378,111 1386,111 1395,111 1403,111 1411,111 1419,111 1427,111 1435,111 1443,111 1451,111 1459,111 1467,111 1475,111 1484,111 1491,111 1499,111 1507,111 1516,111 1524,111 1532,111 1540,111 1548,111 1556,111 1564,111 1572,111 1580,111 1589,111 1596,111 1604,111 1612,111 1621,111 1629,111 1637,111 1645,111 1653,111 1661,111 1669,111 1677,111 1685,111 1693,111 1701,111 1709,111 1717,111 1725,111 1734,111 1742,111 1750,111 1758,111 1766,111 1774,111 1782,111 1791,111 1799,111 1806,111 1814,111 1823,111 1831,111 1839,111 1847,111 1855,111 1863,111 1871,111 1879,111 1887,111 1895,111 1904,111 1912,111 1919,111 1928,111 1936,111 1944,111 1952,111 1960,111 1968,111 1976,111 1984,111 1992,111 2000,111 2009,111 2017,111 2024,111 2032,111 2041,111 2049,111 2057,111 2065,111 2073,111 2073,111 2147,111 2148,111 2155,111 2163,111 2171,111 2179,111 2187,111 2196,111 2204,111 2212,111 2219,111 2228,111 2236,111 2244,111 2252,111 2260,111 2268,111 2276,111 2284,111 2292,111 2300,111 2309,111 2317,111 2325,111 2333,111 2341,111 2349,111 2357,111 2365,111 2373,111 2381,111 2389,111 2397,111 2405,111 2413,111 2422,111 2430,111 2437,111 2446,111 2454,111 2462,111 2470,111 2478,111 2486,111 2494,111 2502,111 2510,111 2518,111 2526,111 2535,111 2542,111 2550,111 2559,111 2567,111 2575,111 2583,111 2591,111 2599,111 2607,111 2615,111 2623,111 2631,111 2639,111 2647,111 2655,111 2664,111 2671,111 2680,111 2688,111 2696,111 2704,111 2712,111 2720,111 2728,111 2736,111 2744,111 2753,111 2760,111 2768,111 2776,111 2785,111 2793,111 2801,111 2809,111 2817,111 2825,111 2833,111 2841,111 2849,111 2857,111 2865,111 2873,111 2881,111 2889,111 2898,111 2906,111 2914,111 2922,111 2930,111 2938,111 2946,111 2954,111 2962,111 2970,111 2978,111 2986,111 2994,111 3003,111 3011,111 3019,111 3027,111 3035,111 3043,111 3051,111 3059,111 3067,111 3075,111 3083,111 3091,111 3099,111 3107,111 3116,111 3124,111 3132,111 3139,111 3148,111 3149,111">
          <text:p/>
        </draw:polygon>
        <draw:polygon draw:style-name="gr11" draw:text-style-name="P11" draw:layer="layout" svg:width="1.934cm" svg:height="0.203cm" svg:x="3.355cm" svg:y="7.379cm" svg:viewBox="0 0 1935 204" draw:points="0,0 6,0 13,0 19,0 26,0 32,0 39,0 45,0 51,0 58,0 65,0 71,0 78,0 84,0 91,0 97,0 103,0 110,0 116,0 123,0 129,0 136,0 142,0 149,0 156,0 162,0 168,0 175,0 181,0 188,0 194,0 200,0 207,0 213,0 220,0 226,0 233,0 240,0 246,0 253,0 259,0 265,0 272,0 278,0 285,0 291,0 298,0 304,0 310,0 317,0 323,1 330,1 337,1 343,1 350,1 356,1 362,1 369,1 375,1 382,1 388,1 395,1 401,1 407,1 415,1 420,1 427,1 434,1 440,1 447,2 453,2 460,2 466,2 472,2 479,2 485,2 492,2 498,2 504,3 512,3 518,3 524,3 531,3 537,3 544,4 550,4 557,4 563,4 569,4 576,4 582,5 589,5 595,5 602,6 608,6 614,6 621,6 628,7 634,7 641,8 647,8 654,8 660,9 666,9 673,10 679,10 686,11 693,11 699,12 705,12 712,13 719,14 725,14 731,15 738,16 744,17 751,18 757,18 763,19 770,20 777,21 783,22 789,23 796,24 803,25 809,26 816,27 822,28 828,29 835,31 841,32 848,33 854,34 861,36 867,37 873,39 880,40 886,41 893,43 900,45 906,46 913,47 919,49 925,51 932,52 938,54 945,55 951,57 958,59 964,61 970,62 978,64 984,65 990,67 997,69 1003,70 1010,72 1016,74 1023,75 1029,76 1035,78 1042,80 1048,81 1055,83 1061,84 1068,85 1075,87 1081,88 1087,90 1094,91 1100,92 1107,93 1113,94 1120,96 1126,97 1132,98 1139,99 1145,100 1152,101 1158,102 1165,103 1172,104 1177,105 1185,105 1191,106 1197,107 1204,108 1210,108 1217,109 1223,110 1229,110 1236,111 1242,112 1249,112 1256,113 1262,113 1269,113 1275,114 1282,114 1288,115 1294,115 1301,116 1307,116 1314,116 1320,117 1326,117 1333,117 1340,118 1346,118 1352,118 1359,118 1366,119 1372,119 1379,119 1385,119 1391,120 1398,120 1404,120 1411,120 1417,120 1424,120 1430,120 1436,120 1443,121 1449,121 1456,121 1463,121 1469,121 1476,121 1482,121 1488,121 1495,121 1501,122 1508,122 1515,122 1521,122 1527,122 1533,122 1541,122 1547,122 1553,122 1560,122 1566,122 1573,122 1579,122 1586,122 1592,122 1598,122 1605,122 1611,122 1618,122 1625,122 1631,122 1638,122 1644,123 1650,123 1657,123 1663,123 1670,123 1677,123 1683,123 1689,123 1695,123 1703,123 1709,123 1715,123 1722,123 1728,123 1735,123 1741,123 1748,123 1754,123 1761,123 1767,123 1773,123 1780,123 1787,123 1793,123 1800,123 1806,123 1812,123 1819,123 1825,123 1832,123 1838,123 1845,123 1851,123 1858,123 1864,123 1870,123 1877,123 1884,123 1890,123 1897,123 1903,123 1910,123 1916,123 1922,123 1929,123 1935,123 1935,204 1929,204 1922,203 1916,203 1910,203 1903,203 1897,203 1890,203 1884,203 1877,203 1870,203 1864,203 1858,203 1851,203 1845,203 1838,203 1832,203 1825,203 1819,203 1812,203 1806,203 1800,203 1793,203 1787,203 1780,203 1773,203 1767,203 1761,203 1754,203 1748,203 1741,203 1735,203 1728,203 1722,203 1715,203 1709,203 1703,203 1695,203 1689,203 1683,203 1677,203 1670,203 1663,203 1657,203 1650,203 1644,203 1638,203 1631,203 1625,203 1618,203 1611,203 1605,203 1598,203 1592,203 1586,203 1579,203 1573,203 1566,203 1560,203 1553,203 1547,203 1541,202 1533,202 1527,202 1521,202 1515,202 1508,202 1501,202 1495,202 1488,202 1482,202 1476,202 1469,202 1463,201 1456,201 1449,201 1443,201 1436,201 1430,201 1424,201 1417,201 1411,200 1404,200 1398,200 1391,200 1385,200 1379,200 1372,200 1366,199 1359,199 1352,199 1346,198 1340,198 1333,198 1326,198 1320,197 1314,197 1307,197 1301,196 1294,196 1288,195 1282,195 1275,194 1269,194 1262,194 1256,193 1249,193 1242,192 1236,192 1229,191 1223,190 1217,190 1210,189 1204,188 1197,188 1191,187 1185,186 1177,185 1172,184 1165,184 1158,183 1152,182 1145,181 1139,180 1132,178 1126,178 1120,176 1113,175 1107,174 1100,173 1094,171 1087,170 1081,169 1075,168 1068,166 1061,165 1055,163 1048,162 1042,161 1035,159 1029,157 1023,156 1016,154 1010,153 1003,151 997,149 990,148 984,146 978,145 970,143 964,141 958,140 951,138 945,136 938,135 932,133 925,132 919,130 913,128 906,127 900,125 893,124 886,122 880,121 873,120 867,118 861,117 854,115 848,114 841,113 835,112 828,110 822,109 816,108 809,107 803,106 796,105 789,104 783,103 777,102 770,101 763,100 757,99 751,98 744,98 738,97 731,96 725,95 719,94 712,94 705,93 699,92 693,92 686,91 679,91 673,91 666,90 660,89 654,89 647,89 641,88 634,88 628,87 621,87 614,87 608,86 602,86 595,86 589,85 582,85 576,85 569,85 563,85 557,84 550,84 544,84 537,84 531,83 524,83 518,83 512,83 504,83 498,83 492,83 485,83 479,83 472,82 466,82 460,82 453,82 447,82 440,82 434,82 427,82 420,82 415,82 407,82 401,82 395,82 388,82 382,81 375,81 369,81 362,81 356,81 350,81 343,81 337,81 330,81 323,81 317,81 310,81 304,81 298,81 291,81 285,81 278,81 272,81 265,81 259,81 253,81 246,81 240,81 233,81 226,81 220,81 213,81 207,81 200,81 194,81 188,81 181,81 175,81 168,81 162,81 156,81 149,81 142,81 136,81 129,81 123,81 116,81 110,80 103,80 97,80 91,80 84,80 78,80 71,80 65,80 58,80 51,80 45,80 39,80 32,80 26,80 19,80 13,80 6,80 0,80">
          <text:p/>
        </draw:polygon>
        <draw:polygon draw:style-name="gr3" draw:text-style-name="P3" draw:layer="layout" svg:width="1.934cm" svg:height="0.117cm" svg:x="3.355cm" svg:y="7.582cm" svg:viewBox="0 0 1935 118" draw:points="0,0 6,0 13,0 19,0 26,0 32,0 39,0 45,0 51,0 58,0 65,0 71,0 78,0 84,0 91,0 97,0 103,0 110,0 116,0 123,0 129,0 136,0 142,0 149,0 156,0 162,0 168,0 175,0 181,0 188,0 194,0 200,0 207,0 213,0 220,0 226,0 233,0 240,0 246,0 253,0 259,0 265,0 272,0 278,0 285,0 291,0 298,0 304,0 310,0 317,0 323,0 330,0 337,0 343,0 350,0 356,0 362,0 369,0 375,0 382,0 388,0 395,0 401,0 407,0 415,0 420,0 427,0 434,0 440,0 447,0 453,0 460,0 466,0 472,0 479,0 485,0 492,0 498,0 504,0 512,0 518,0 524,0 531,0 537,0 544,0 550,0 557,0 563,0 569,0 576,0 582,0 589,0 595,0 602,0 608,0 614,0 621,0 628,0 634,0 641,0 647,0 654,0 660,0 666,0 673,0 679,0 686,0 693,0 699,0 705,0 712,0 719,0 725,0 731,0 738,0 744,0 751,0 757,0 763,0 770,0 777,0 783,0 789,0 796,0 803,0 809,0 816,0 822,0 828,0 835,0 841,0 848,0 854,0 861,0 867,0 873,0 880,0 886,0 893,0 900,0 906,0 913,0 919,0 925,0 932,0 938,0 945,0 951,0 958,0 964,0 970,0 978,0 984,0 990,0 997,0 1003,0 1010,0 1016,0 1023,0 1029,0 1035,0 1042,0 1048,0 1055,0 1061,0 1068,0 1075,0 1081,0 1087,0 1094,0 1100,0 1107,0 1113,0 1120,0 1126,0 1132,0 1139,0 1145,0 1152,0 1158,0 1165,0 1172,0 1177,0 1185,0 1191,0 1197,0 1204,0 1210,0 1217,0 1223,0 1229,0 1236,0 1242,0 1249,0 1256,0 1262,0 1269,0 1275,0 1282,0 1288,0 1294,0 1301,0 1307,0 1314,0 1320,0 1326,0 1333,0 1340,0 1346,0 1352,0 1359,0 1366,0 1372,0 1379,0 1385,0 1391,0 1398,0 1404,0 1411,0 1417,0 1424,0 1430,0 1436,0 1443,0 1449,0 1456,0 1463,0 1469,0 1476,0 1482,0 1488,0 1495,0 1501,0 1508,0 1515,0 1521,0 1527,0 1533,0 1541,0 1547,0 1553,0 1560,0 1566,0 1573,0 1579,0 1586,0 1592,0 1598,0 1605,0 1611,0 1618,0 1625,0 1631,0 1638,0 1644,0 1650,0 1657,0 1663,0 1670,0 1677,0 1683,0 1689,0 1695,0 1703,0 1709,0 1715,0 1722,0 1728,0 1735,0 1741,0 1748,0 1754,0 1761,0 1767,0 1773,0 1780,0 1787,0 1793,0 1800,0 1806,0 1812,0 1819,0 1825,0 1832,0 1838,0 1845,0 1851,0 1858,0 1864,0 1870,0 1877,0 1884,0 1890,0 1897,0 1903,0 1910,0 1916,0 1922,0 1929,0 1935,0 1935,118 1929,118 1922,118 1916,118 1910,118 1903,118 1897,118 1890,118 1884,118 1877,118 1870,118 1864,118 1858,118 1851,118 1845,118 1838,118 1832,118 1825,118 1819,118 1812,118 1806,118 1800,118 1793,118 1787,118 1780,118 1773,118 1767,118 1761,118 1754,118 1748,118 1741,118 1735,118 1728,118 1722,118 1715,118 1709,118 1703,118 1695,118 1689,118 1683,118 1677,118 1670,118 1663,118 1657,118 1650,118 1644,118 1638,118 1631,118 1625,118 1618,118 1611,118 1605,118 1598,118 1592,118 1586,118 1579,118 1573,118 1566,118 1560,118 1553,118 1547,118 1541,118 1533,118 1527,118 1521,118 1515,118 1508,118 1501,118 1495,118 1488,118 1482,118 1476,118 1469,118 1463,118 1456,118 1449,118 1443,118 1436,118 1430,118 1424,118 1417,118 1411,118 1404,118 1398,118 1391,118 1385,118 1379,118 1372,118 1366,118 1359,118 1352,118 1346,118 1340,118 1333,118 1326,118 1320,118 1314,118 1307,118 1301,118 1294,118 1288,118 1282,118 1275,118 1269,118 1262,118 1256,118 1249,118 1242,118 1236,118 1229,118 1223,118 1217,118 1210,118 1204,118 1197,118 1191,118 1185,118 1177,118 1172,118 1165,118 1158,118 1152,118 1145,118 1139,118 1132,118 1126,118 1120,118 1113,118 1107,118 1100,118 1094,118 1087,118 1081,118 1075,118 1068,118 1061,118 1055,118 1048,118 1042,118 1035,118 1029,118 1023,118 1016,118 1010,118 1003,118 997,118 990,118 984,118 978,118 970,118 964,118 958,118 951,118 945,118 938,118 932,118 925,118 919,118 913,118 906,118 900,118 893,118 886,118 880,118 873,118 867,118 861,118 854,118 848,118 841,118 835,118 828,118 822,118 816,118 809,118 803,118 796,118 789,118 783,118 777,118 770,118 763,118 757,118 751,118 744,118 738,118 731,118 725,118 719,118 712,118 705,118 699,118 693,118 686,118 679,118 673,118 666,118 660,118 654,118 647,118 641,118 634,118 628,118 621,118 614,118 608,118 602,118 595,118 589,118 582,118 576,118 569,118 563,118 557,118 550,118 544,118 537,118 531,118 524,118 518,118 512,118 504,118 498,118 492,118 485,118 479,118 472,118 466,118 460,118 453,118 447,118 440,118 434,118 427,118 420,118 415,118 407,118 401,118 395,118 388,118 382,118 375,118 369,118 362,118 356,118 350,118 343,118 337,118 330,118 323,118 317,118 310,118 304,118 298,118 291,118 285,118 278,118 272,118 265,118 259,118 253,118 246,118 240,118 233,118 226,118 220,118 213,118 207,118 200,118 194,118 188,118 181,118 175,118 168,118 162,118 156,118 149,118 142,118 136,118 129,118 123,118 116,118 110,118 103,118 97,118 91,118 84,118 78,118 71,118 65,118 58,118 51,118 45,118 39,118 32,118 26,118 19,118 13,118 6,118 0,118">
          <text:p/>
        </draw:polygon>
        <draw:polygon draw:style-name="gr12" draw:text-style-name="P12" draw:layer="layout" svg:width="1.994cm" svg:height="0.26cm" svg:x="1.36cm" svg:y="7.439cm" svg:viewBox="0 0 1995 261" draw:points="0,0 6,0 13,0 19,0 26,0 32,0 38,0 45,0 51,0 58,0 64,0 71,0 78,0 84,0 91,0 97,0 103,0 110,0 116,0 123,0 129,0 136,0 142,0 148,0 155,0 162,0 168,0 175,0 180,0 188,0 194,0 200,0 207,0 213,0 220,0 226,0 233,0 239,0 246,0 253,0 259,0 265,0 272,0 278,0 285,0 291,0 298,1 304,1 310,1 317,1 323,1 330,1 336,1 343,1 350,1 355,1 362,1 369,1 375,1 382,1 388,1 395,1 401,1 407,1 414,2 420,2 427,2 434,2 439,2 446,2 453,2 460,2 466,2 472,2 479,3 485,3 492,3 498,3 504,3 511,3 518,4 524,4 530,4 537,4 544,4 550,4 557,4 563,5 569,5 576,5 582,6 589,6 595,6 601,6 608,7 614,7 621,8 627,8 634,8 641,9 647,9 654,10 660,10 666,11 673,11 679,12 686,12 692,13 699,14 705,15 711,15 718,16 725,17 731,18 738,18 744,19 751,20 757,21 763,22 770,23 776,24 783,25 789,26 796,28 802,29 809,30 816,32 822,33 828,34 835,35 841,37 848,39 854,40 861,42 867,43 873,45 880,47 886,48 893,50 900,52 906,54 913,55 918,57 925,59 932,61 938,62 945,64 951,66 958,68 964,70 970,72 977,74 983,76 990,78 997,80 1002,81 1010,83 1016,85 1023,87 1029,89 1035,91 1042,92 1048,94 1055,96 1061,97 1067,99 1074,100 1081,102 1087,104 1093,105 1100,106 1107,108 1113,109 1120,111 1126,112 1132,113 1139,114 1145,116 1152,117 1158,118 1164,119 1172,120 1177,121 1184,122 1191,123 1197,124 1204,125 1210,125 1217,126 1223,127 1229,127 1236,128 1242,129 1249,129 1255,130 1262,131 1268,131 1274,132 1282,132 1288,133 1294,133 1301,134 1307,134 1314,134 1320,135 1326,135 1333,135 1339,136 1346,136 1352,136 1359,137 1365,137 1372,137 1379,137 1385,138 1391,138 1398,138 1404,138 1411,139 1417,139 1424,139 1430,139 1436,139 1443,139 1449,140 1456,140 1463,140 1469,140 1476,140 1481,140 1488,140 1495,140 1501,141 1508,141 1514,141 1521,141 1527,141 1533,141 1540,141 1547,141 1553,141 1560,141 1565,141 1573,141 1579,141 1586,141 1592,141 1598,141 1605,141 1611,142 1618,142 1624,142 1630,142 1638,142 1644,142 1650,142 1656,142 1663,142 1670,142 1676,142 1683,142 1689,142 1695,142 1702,142 1709,142 1715,142 1722,142 1728,142 1735,142 1741,142 1748,142 1754,142 1760,142 1767,142 1773,142 1780,142 1786,142 1792,142 1800,142 1806,142 1812,142 1819,142 1825,142 1832,142 1838,142 1845,142 1851,142 1857,142 1864,142 1870,142 1877,142 1884,142 1890,142 1897,142 1903,142 1910,142 1916,142 1922,142 1929,142 1935,142 1935,142 1995,142 1995,261 1935,261 1935,261 1929,261 1922,261 1916,261 1910,261 1903,261 1897,261 1890,261 1884,261 1877,261 1870,261 1864,261 1857,261 1851,261 1845,261 1838,261 1832,261 1825,261 1819,261 1812,261 1806,261 1800,261 1792,261 1786,261 1780,261 1773,261 1767,261 1760,261 1754,261 1748,261 1741,261 1735,261 1728,261 1722,261 1715,261 1709,261 1702,261 1695,261 1689,261 1683,261 1676,261 1670,261 1663,261 1656,261 1650,261 1644,261 1638,261 1630,261 1624,261 1618,261 1611,260 1605,260 1598,260 1592,260 1586,260 1579,260 1573,260 1565,260 1560,260 1553,260 1547,260 1540,260 1533,260 1527,260 1521,260 1514,260 1508,259 1501,259 1495,259 1488,259 1481,259 1476,259 1469,259 1463,259 1456,259 1449,258 1443,258 1436,258 1430,258 1424,258 1417,258 1411,258 1404,258 1398,257 1391,257 1385,257 1379,257 1372,256 1365,256 1359,256 1352,256 1346,255 1339,255 1333,255 1326,254 1320,254 1314,253 1307,253 1301,253 1294,252 1288,252 1282,251 1274,251 1268,250 1262,250 1255,249 1249,249 1242,248 1236,247 1229,247 1223,246 1217,245 1210,244 1204,243 1197,243 1191,242 1184,241 1177,240 1172,239 1164,238 1158,237 1152,236 1145,235 1139,234 1132,232 1126,231 1120,230 1113,229 1107,227 1100,226 1093,224 1087,223 1081,221 1074,220 1067,218 1061,216 1055,215 1048,213 1042,211 1035,210 1029,208 1023,206 1016,204 1010,202 1002,200 997,199 990,197 983,195 977,193 970,191 964,189 958,187 951,185 945,184 938,182 932,180 925,178 918,176 913,174 906,172 900,171 893,169 886,167 880,166 873,164 867,162 861,161 854,159 848,158 841,156 835,155 828,153 822,152 816,150 809,149 802,148 796,147 789,145 783,144 776,143 770,142 763,141 757,140 751,139 744,138 738,137 731,136 725,135 718,135 711,134 705,133 699,133 692,132 686,131 679,131 673,130 666,130 660,129 654,129 647,128 641,128 634,127 627,127 621,127 614,126 608,126 601,125 595,125 589,125 582,125 576,124 569,124 563,124 557,123 550,123 544,123 537,123 530,123 524,122 518,122 511,122 504,122 498,122 492,121 485,121 479,121 472,121 466,121 460,121 453,121 446,121 439,120 434,120 427,120 420,120 414,120 407,120 401,120 395,120 388,120 382,120 375,120 369,120 362,120 355,120 350,120 343,120 336,120 330,120 323,120 317,120 310,120 304,120 298,119 291,119 285,119 278,119 272,119 265,119 259,119 253,119 246,119 239,119 233,119 226,119 220,119 213,119 207,119 200,119 194,119 188,119 180,119 175,119 168,119 162,119 155,119 148,119 142,119 136,119 129,119 123,119 116,119 110,119 103,119 97,119 91,119 84,119 78,119 71,119 64,119 58,119 51,119 45,119 38,119 32,119 26,119 19,119 13,119 6,119 0,119">
          <text:p/>
        </draw:polygon>
        <draw:polygon draw:style-name="gr6" draw:text-style-name="P6" draw:layer="layout" svg:width="3.929cm" svg:height="0.773cm" svg:x="1.36cm" svg:y="6.685cm" svg:viewBox="0 0 3930 774" draw:points="0,0 6,0 13,0 19,0 26,0 32,0 38,0 45,0 51,0 58,0 64,0 71,0 78,0 84,0 91,0 97,0 103,0 110,0 116,0 123,0 129,0 136,0 142,0 148,0 155,0 162,0 168,0 175,0 180,0 188,0 194,0 200,0 207,0 213,0 220,0 226,0 233,0 239,0 246,0 253,0 259,0 265,0 272,0 278,0 285,0 291,0 298,0 304,0 310,0 317,0 323,0 330,0 336,0 343,0 350,0 355,0 362,0 369,0 375,0 382,0 388,0 395,0 401,0 407,0 414,0 420,0 427,0 434,0 439,0 446,0 453,0 460,0 466,0 472,0 479,0 485,0 492,0 498,0 504,0 511,0 518,0 524,0 530,0 537,0 544,0 550,0 557,0 563,0 569,0 576,0 582,0 589,0 595,0 601,0 608,0 614,0 621,0 627,0 634,0 641,0 647,0 654,0 660,0 666,0 673,0 679,0 686,0 692,0 699,0 705,0 711,0 718,0 725,0 731,0 738,0 744,0 751,0 757,0 763,0 770,0 776,0 783,0 789,0 796,0 802,0 809,0 816,0 822,0 828,0 835,0 841,0 848,0 854,0 861,0 867,0 873,0 880,0 886,0 893,0 900,0 906,0 913,0 918,0 925,0 932,0 938,0 945,0 951,0 958,0 964,0 970,0 977,0 983,0 990,0 997,0 1002,0 1010,0 1016,0 1023,0 1029,0 1035,0 1042,0 1048,0 1055,0 1061,0 1067,0 1074,0 1081,0 1087,0 1093,0 1100,0 1107,0 1113,0 1120,0 1126,0 1132,0 1139,0 1145,0 1152,0 1158,0 1164,0 1172,0 1177,0 1184,0 1191,0 1197,0 1204,0 1210,0 1217,0 1223,0 1229,0 1236,0 1242,0 1249,0 1255,0 1262,0 1268,0 1274,0 1282,0 1288,0 1294,0 1301,0 1307,0 1314,0 1320,0 1326,0 1333,0 1339,0 1346,0 1352,0 1359,0 1365,0 1372,0 1379,0 1385,0 1391,0 1398,0 1404,0 1411,0 1417,0 1424,0 1430,0 1436,0 1443,0 1449,0 1456,0 1463,0 1469,0 1476,0 1481,0 1488,0 1495,0 1501,0 1508,0 1514,0 1521,0 1527,0 1533,0 1540,0 1547,0 1553,0 1560,0 1565,0 1573,0 1579,0 1586,0 1592,0 1598,0 1605,0 1611,0 1618,0 1624,0 1630,0 1638,0 1644,0 1650,0 1656,0 1663,0 1670,0 1676,0 1683,0 1689,0 1695,0 1702,0 1709,0 1715,0 1722,0 1728,0 1735,0 1741,0 1748,0 1754,0 1760,0 1767,0 1773,0 1780,0 1786,0 1792,0 1800,0 1806,0 1812,0 1819,0 1825,0 1832,0 1838,0 1845,0 1851,0 1857,0 1864,0 1870,0 1877,0 1884,0 1890,0 1897,0 1903,0 1910,0 1916,0 1922,0 1929,0 1935,0 1935,0 1995,0 1995,0 2001,0 2007,0 2015,0 2020,0 2027,0 2034,0 2040,0 2047,0 2053,0 2059,0 2066,0 2072,0 2079,0 2085,0 2092,0 2098,0 2104,0 2111,0 2117,0 2124,0 2131,0 2137,0 2144,0 2150,0 2157,0 2163,0 2169,0 2176,0 2182,0 2189,0 2195,0 2201,0 2208,0 2215,0 2221,0 2228,0 2234,0 2241,0 2247,0 2254,0 2260,0 2266,0 2273,0 2279,0 2286,0 2292,0 2298,0 2306,0 2312,0 2319,0 2325,0 2331,0 2338,0 2344,0 2351,0 2357,0 2363,0 2370,0 2376,0 2383,0 2389,0 2396,0 2403,0 2409,0 2415,0 2422,0 2428,0 2435,0 2441,0 2448,0 2454,0 2460,0 2467,0 2473,0 2481,0 2487,0 2493,0 2499,0 2506,0 2513,0 2519,0 2525,0 2532,0 2538,0 2545,0 2551,0 2558,0 2564,0 2571,0 2578,0 2583,0 2590,0 2597,0 2603,0 2610,0 2616,0 2622,0 2629,0 2635,0 2642,0 2648,0 2655,0 2661,0 2668,0 2674,0 2681,0 2687,0 2694,0 2700,0 2707,0 2713,0 2720,0 2726,0 2732,0 2739,0 2745,0 2752,0 2758,0 2764,0 2772,0 2778,0 2784,0 2791,0 2797,0 2804,0 2810,0 2817,0 2823,0 2829,0 2836,0 2842,0 2849,0 2855,0 2861,0 2869,0 2875,0 2882,0 2888,0 2894,0 2901,0 2907,0 2914,0 2920,0 2926,0 2933,0 2939,0 2946,0 2952,0 2959,0 2966,0 2972,0 2979,0 2985,0 2991,0 2998,0 3004,0 3011,0 3017,0 3023,0 3030,0 3036,0 3044,0 3050,0 3056,0 3063,0 3069,0 3076,0 3082,0 3088,0 3095,0 3101,0 3108,0 3114,0 3121,0 3127,0 3134,0 3141,0 3147,0 3153,0 3160,0 3166,0 3173,0 3179,0 3185,0 3192,0 3198,0 3205,0 3211,0 3218,0 3225,0 3231,0 3237,0 3244,0 3250,0 3257,0 3263,0 3270,0 3276,0 3283,0 3289,0 3295,0 3302,0 3308,0 3315,0 3321,0 3327,0 3335,0 3341,0 3347,0 3354,0 3360,0 3367,0 3373,0 3380,0 3386,0 3392,0 3399,0 3406,0 3412,0 3418,0 3425,0 3432,0 3438,0 3445,0 3451,0 3457,0 3464,0 3470,0 3477,0 3483,0 3490,0 3496,0 3502,0 3509,0 3516,0 3522,0 3529,0 3535,0 3542,0 3548,0 3554,0 3561,0 3567,0 3574,0 3580,0 3586,0 3593,0 3599,0 3607,0 3613,0 3619,0 3626,0 3632,0 3639,0 3645,0 3652,0 3659,0 3664,0 3671,0 3678,0 3684,0 3691,0 3697,0 3704,0 3710,0 3716,0 3723,0 3729,0 3736,0 3743,0 3749,0 3756,0 3761,0 3769,0 3775,0 3781,0 3788,0 3794,0 3801,0 3807,0 3813,0 3820,0 3827,0 3833,0 3839,0 3845,0 3853,0 3859,0 3866,0 3872,0 3878,0 3885,0 3891,0 3898,0 3904,0 3910,0 3918,0 3923,0 3930,0 3930,694 3923,694 3918,694 3910,694 3904,694 3898,694 3891,694 3885,694 3878,694 3872,694 3866,694 3859,694 3853,694 3845,694 3839,694 3833,694 3827,694 3820,694 3813,694 3807,694 3801,694 3794,694 3788,694 3781,694 3775,694 3769,694 3761,694 3756,694 3749,694 3743,694 3736,694 3729,694 3723,694 3716,694 3710,694 3704,694 3697,694 3691,694 3684,694 3678,694 3671,694 3664,694 3659,694 3652,694 3645,694 3639,694 3632,694 3626,694 3619,694 3613,694 3607,694 3599,694 3593,694 3586,694 3580,694 3574,694 3567,694 3561,694 3554,694 3548,694 3542,694 3535,694 3529,694 3522,694 3516,694 3509,694 3502,694 3496,694 3490,694 3483,694 3477,694 3470,694 3464,694 3457,694 3451,694 3445,694 3438,694 3432,694 3425,694 3418,694 3412,694 3406,694 3399,694 3392,694 3386,694 3380,694 3373,694 3367,694 3360,694 3354,694 3347,694 3341,694 3335,694 3327,694 3321,694 3315,694 3308,694 3302,694 3295,694 3289,694 3283,694 3276,694 3270,694 3263,694 3257,694 3250,694 3244,694 3237,694 3231,694 3225,694 3218,694 3211,694 3205,694 3198,694 3192,694 3185,694 3179,694 3173,694 3166,694 3160,694 3153,694 3147,694 3141,694 3134,694 3127,694 3121,694 3114,694 3108,694 3101,694 3095,694 3088,694 3082,694 3076,694 3069,694 3063,694 3056,694 3050,694 3044,694 3036,694 3030,694 3023,694 3017,694 3011,694 3004,694 2998,694 2991,694 2985,694 2979,694 2972,694 2966,694 2959,694 2952,694 2946,694 2939,694 2933,694 2926,694 2920,694 2914,694 2907,694 2901,694 2894,694 2888,694 2882,694 2875,694 2869,694 2861,694 2855,694 2849,694 2842,694 2836,694 2829,694 2823,694 2817,694 2810,694 2804,694 2797,694 2791,694 2784,694 2778,694 2772,694 2764,694 2758,694 2752,694 2745,694 2739,694 2732,694 2726,694 2720,694 2713,694 2707,694 2700,694 2694,694 2687,694 2681,694 2674,694 2668,694 2661,694 2655,694 2648,694 2642,694 2635,694 2629,694 2622,694 2616,694 2610,694 2603,694 2597,694 2590,694 2583,694 2578,694 2571,694 2564,694 2558,694 2551,694 2545,694 2538,694 2532,694 2525,694 2519,694 2513,694 2506,694 2499,694 2493,694 2487,694 2481,694 2473,694 2467,694 2460,694 2454,694 2448,694 2441,694 2435,694 2428,694 2422,694 2415,694 2409,694 2403,694 2396,694 2389,694 2383,694 2376,694 2370,694 2363,694 2357,694 2351,694 2344,694 2338,694 2331,694 2325,694 2319,694 2312,694 2306,694 2298,694 2292,694 2286,694 2279,694 2273,694 2266,694 2260,694 2254,694 2247,694 2241,694 2234,694 2228,694 2221,694 2215,694 2208,694 2201,694 2195,694 2189,694 2182,694 2176,694 2169,694 2163,694 2157,694 2150,694 2144,694 2137,694 2131,694 2124,694 2117,694 2111,694 2104,694 2098,694 2092,694 2085,694 2079,694 2072,694 2066,694 2059,694 2053,694 2047,694 2040,694 2034,694 2027,694 2020,694 2015,694 2007,694 2001,694 1995,694 1995,774 1935,774 1935,754 1929,754 1922,754 1916,754 1910,754 1903,754 1897,754 1890,754 1884,754 1877,754 1870,754 1864,754 1857,754 1851,754 1845,754 1838,754 1832,754 1825,754 1819,754 1812,754 1806,754 1800,754 1792,754 1786,754 1780,754 1773,754 1767,754 1760,754 1754,754 1748,754 1741,754 1735,754 1728,754 1722,754 1715,754 1709,754 1702,754 1695,754 1689,754 1683,754 1676,754 1670,754 1663,754 1656,754 1650,754 1644,754 1638,754 1630,754 1624,754 1618,754 1611,754 1605,754 1598,754 1592,754 1586,754 1579,754 1573,754 1565,754 1560,754 1553,754 1547,754 1540,754 1533,754 1527,754 1521,754 1514,754 1508,754 1501,754 1495,754 1488,754 1481,754 1476,754 1469,754 1463,754 1456,754 1449,754 1443,754 1436,754 1430,754 1424,754 1417,754 1411,754 1404,754 1398,754 1391,754 1385,754 1379,754 1372,754 1365,754 1359,754 1352,754 1346,754 1339,754 1333,754 1326,754 1320,754 1314,754 1307,754 1301,754 1294,754 1288,754 1282,754 1274,754 1268,754 1262,754 1255,754 1249,754 1242,754 1236,754 1229,754 1223,754 1217,754 1210,754 1204,754 1197,754 1191,754 1184,754 1177,754 1172,754 1164,754 1158,754 1152,754 1145,754 1139,754 1132,754 1126,754 1120,754 1113,754 1107,754 1100,754 1093,754 1087,754 1081,754 1074,754 1067,754 1061,754 1055,754 1048,754 1042,754 1035,754 1029,754 1023,754 1016,754 1010,754 1002,754 997,754 990,754 983,754 977,754 970,754 964,754 958,754 951,754 945,754 938,754 932,754 925,754 918,754 913,754 906,754 900,754 893,754 886,754 880,754 873,754 867,754 861,754 854,754 848,754 841,754 835,754 828,754 822,754 816,754 809,754 802,754 796,754 789,754 783,754 776,754 770,754 763,754 757,754 751,754 744,754 738,754 731,754 725,754 718,754 711,754 705,754 699,754 692,754 686,754 679,754 673,754 666,754 660,754 654,754 647,754 641,754 634,754 627,754 621,754 614,754 608,754 601,754 595,754 589,754 582,754 576,754 569,754 563,754 557,754 550,754 544,754 537,754 530,754 524,754 518,754 511,754 504,754 498,754 492,754 485,754 479,754 472,754 466,754 460,754 453,754 446,754 439,754 434,754 427,754 420,754 414,754 407,754 401,754 395,754 388,754 382,754 375,754 369,754 362,754 355,754 350,754 343,754 336,754 330,754 323,754 317,754 310,754 304,754 298,754 291,754 285,754 278,754 272,754 265,754 259,754 253,754 246,754 239,754 233,754 226,754 220,754 213,754 207,754 200,754 194,754 188,754 180,754 175,754 168,754 162,754 155,754 148,754 142,754 136,754 129,754 123,754 116,754 110,754 103,754 97,754 91,754 84,754 78,754 71,754 64,754 58,754 51,754 45,754 38,754 32,754 26,754 19,754 13,754 6,754 0,754">
          <text:p/>
        </draw:polygon>
        <draw:polygon draw:style-name="gr7" draw:text-style-name="P7" draw:layer="layout" svg:width="0.059cm" svg:height="0.198cm" svg:x="5.29cm" svg:y="7.501cm" svg:viewBox="0 0 60 199" draw:points="0,199 60,199 60,0 0,0">
          <text:p/>
        </draw:polygon>
        <draw:polygon draw:style-name="gr8" draw:text-style-name="P8" draw:layer="layout" svg:width="0.059cm" svg:height="0.693cm" svg:x="5.29cm" svg:y="6.685cm" svg:viewBox="0 0 60 694" draw:points="0,694 60,694 60,0 0,0">
          <text:p/>
        </draw:polygon>
        <draw:polygon draw:style-name="gr9" draw:text-style-name="P9" draw:layer="layout" svg:width="0.059cm" svg:height="0.213cm" svg:x="5.29cm" svg:y="6.35cm" svg:viewBox="0 0 60 214" draw:points="0,214 60,214 60,0 0,0">
          <text:p/>
        </draw:polygon>
        <draw:polygon draw:style-name="gr10" draw:text-style-name="P10" draw:layer="layout" svg:width="3.653cm" svg:height="0.213cm" svg:x="1.636cm" svg:y="6.35cm" svg:viewBox="0 0 3654 214" draw:points="2884,20 2890,19 2897,18 2903,18 2910,17 2916,16 2922,16 2929,15 2935,14 2942,13 2949,13 2954,12 2961,12 2968,11 2975,11 2981,10 2987,10 2994,9 3000,9 3007,9 3013,8 3019,8 3026,7 3032,7 3039,7 3045,6 3052,6 3059,6 3065,5 3072,5 3078,5 3084,5 3091,4 3097,4 3104,4 3110,4 3116,4 3123,4 3129,4 3136,3 3142,3 3149,3 3156,3 3162,3 3169,2 3175,2 3181,2 3188,2 3194,2 3201,2 3207,2 3214,2 3220,2 3226,2 3234,1 3240,1 3246,1 3253,1 3259,1 3266,1 3272,1 3278,1 3285,1 3291,1 3298,1 3304,1 3311,1 3317,1 3323,1 3331,1 3337,1 3343,1 3350,1 3356,1 3363,1 3369,1 3376,1 3382,1 3388,1 3396,1 3402,0 3408,0 3415,0 3421,0 3428,0 3434,0 3440,0 3447,0 3453,0 3460,0 3466,0 3473,0 3480,0 3485,0 3493,0 3499,0 3505,0 3512,0 3518,0 3525,0 3531,0 3538,0 3544,0 3550,0 3557,0 3563,0 3570,0 3577,0 3583,0 3590,0 3596,0 3602,0 3609,0 3615,0 3622,0 3628,0 3635,0 3641,0 3647,0 3654,0 3654,21 3654,21 3654,214 3647,214 3641,214 3635,214 3628,214 3622,214 3615,214 3609,214 3602,214 3596,214 3590,214 3583,214 3577,214 3570,214 3563,214 3557,214 3550,214 3544,214 3538,214 3531,214 3525,214 3518,214 3512,214 3505,214 3499,214 3493,214 3485,214 3480,214 3473,214 3466,214 3460,214 3453,214 3447,214 3440,214 3434,214 3428,214 3421,214 3415,214 3408,214 3402,214 3396,214 3388,214 3382,214 3376,214 3369,214 3363,214 3356,214 3350,214 3343,214 3337,214 3331,214 3323,214 3317,214 3311,214 3304,214 3298,214 3291,214 3285,214 3278,214 3272,214 3266,214 3259,214 3253,214 3246,214 3240,214 3234,214 3226,214 3220,214 3214,214 3207,214 3201,214 3194,214 3188,214 3181,214 3175,214 3169,214 3162,214 3156,214 3149,214 3142,214 3136,214 3129,214 3123,214 3116,214 3110,214 3104,214 3097,214 3091,214 3084,214 3078,214 3072,214 3065,214 3059,214 3052,214 3045,214 3039,214 3032,214 3026,214 3019,214 3013,214 3007,214 3000,214 2994,214 2987,214 2981,214 2975,214 2968,214 2961,214 2954,214 2949,214 2942,214 2935,214 2929,214 2922,214 2916,214 2910,214 2903,214 2897,214 2890,214 2884,214 2877,214 2870,214 2864,214 2858,214 2851,214 2845,214 2838,214 2832,214 2825,214 2819,214 2813,214 2806,214 2800,214 2793,214 2787,214 2780,214 2774,214 2768,214 2760,214 2754,214 2748,214 2741,214 2735,214 2728,214 2722,214 2716,214 2709,214 2703,214 2696,214 2690,214 2683,214 2676,214 2670,214 2663,214 2657,214 2651,214 2644,214 2638,214 2631,214 2625,214 2618,214 2612,214 2605,214 2599,214 2593,214 2586,214 2579,214 2573,214 2566,214 2560,214 2554,214 2547,214 2541,214 2534,214 2528,214 2521,214 2515,214 2509,214 2502,214 2496,214 2489,214 2482,214 2476,214 2469,214 2463,214 2456,214 2450,214 2444,214 2437,214 2431,214 2424,214 2418,214 2412,214 2405,214 2398,214 2392,214 2385,214 2379,214 2372,214 2366,214 2359,214 2353,214 2347,214 2340,214 2334,214 2327,214 2321,214 2314,214 2307,214 2301,214 2295,214 2288,214 2282,214 2275,214 2269,214 2262,214 2256,214 2250,214 2243,214 2237,214 2230,214 2223,214 2217,214 2211,214 2205,214 2197,214 2191,214 2185,214 2178,214 2172,214 2165,214 2159,214 2153,214 2146,214 2139,214 2133,214 2127,214 2120,214 2113,214 2107,214 2100,214 2094,214 2088,214 2081,214 2075,214 2068,214 2062,214 2055,214 2049,214 2042,214 2036,214 2030,214 2023,214 2016,214 2010,214 2003,214 1997,214 1991,214 1984,214 1978,214 1971,214 1965,214 1958,214 1952,214 1946,214 1939,214 1932,214 1926,214 1919,214 1913,214 1906,214 1900,214 1893,214 1887,214 1881,214 1874,214 1868,214 1861,214 1855,214 1849,214 1841,214 1835,214 1829,214 1822,214 1816,214 1809,214 1803,214 1796,214 1790,214 1784,214 1777,214 1771,214 1764,214 1758,214 1751,214 1744,214 1738,214 1731,214 1725,214 1719,214 1719,214 1659,214 1659,214 1653,214 1646,214 1640,214 1634,214 1626,214 1621,214 1614,214 1608,214 1601,214 1594,214 1588,214 1582,214 1575,214 1569,214 1562,214 1556,214 1549,214 1543,214 1537,214 1530,214 1524,214 1517,214 1510,214 1504,214 1497,214 1491,214 1484,214 1478,214 1472,214 1465,214 1459,214 1452,214 1446,214 1440,214 1433,214 1426,214 1420,214 1413,214 1407,214 1400,214 1394,214 1387,214 1380,214 1374,214 1367,214 1362,214 1355,214 1348,214 1342,214 1335,214 1329,214 1322,214 1316,214 1310,214 1303,214 1297,214 1290,214 1283,214 1278,214 1271,214 1264,214 1258,214 1251,214 1245,214 1238,214 1232,214 1225,214 1219,214 1213,214 1205,214 1199,214 1193,214 1187,214 1180,214 1173,214 1167,214 1160,214 1154,214 1148,214 1141,214 1135,214 1128,214 1122,214 1116,214 1108,214 1103,214 1096,214 1089,214 1083,214 1076,214 1070,214 1063,214 1057,214 1051,214 1044,214 1038,214 1031,214 1025,214 1019,214 1012,214 1006,214 998,214 992,214 986,214 979,214 973,214 966,214 960,214 954,214 947,214 941,214 934,214 928,214 921,214 915,214 908,214 901,214 895,214 889,214 882,214 876,214 869,214 863,214 857,214 850,214 844,214 837,214 831,214 824,214 817,214 811,214 804,214 798,214 792,214 785,214 779,214 772,214 766,214 759,214 753,214 747,214 740,214 734,214 727,214 720,214 714,214 707,214 701,214 695,214 688,214 682,214 675,214 669,214 662,214 656,214 650,214 642,214 636,214 630,214 624,214 617,214 610,214 604,214 597,214 591,214 585,214 578,214 572,214 565,214 559,214 552,214 545,214 540,214 533,214 526,214 520,214 513,214 507,214 500,214 494,214 488,214 481,214 475,214 468,214 462,214 456,214 449,214 442,214 435,214 429,214 423,214 416,214 410,214 403,214 397,214 391,214 384,214 378,214 371,214 365,214 358,214 351,214 345,214 338,214 332,214 326,214 319,214 313,214 306,214 300,214 294,214 287,214 281,214 274,214 268,214 261,214 254,214 248,214 241,214 235,214 229,214 222,214 216,214 209,214 203,214 196,214 190,214 184,214 184,214 180,213 176,213 173,212 169,211 166,210 163,210 159,209 156,208 152,207 149,207 146,206 142,205 140,204 136,203 132,201 129,200 125,199 122,198 119,196 115,195 111,194 108,192 105,191 101,190 98,188 95,186 91,185 87,183 84,181 81,179 78,177 75,175 71,173 67,171 64,169 61,167 57,164 54,162 51,159 47,157 43,154 40,152 37,149 33,147 30,144 26,141 22,138 20,136 16,133 13,130 10,127 6,125 2,122 0,120 2,118 6,115 10,113 13,110 16,107 20,104 22,102 26,99 30,96 33,93 37,91 40,88 43,86 47,83 51,81 54,78 57,76 61,73 64,71 67,69 71,67 75,65 78,63 81,61 84,59 87,57 91,55 95,54 98,52 101,50 105,49 108,48 111,46 115,45 119,44 122,42 125,41 129,40 132,39 136,38 140,36 142,35 146,35 149,34 152,33 156,32 159,31 163,30 166,30 169,29 173,29 176,28 180,27 184,27 187,26 190,25 193,25 196,24 200,24 204,24 207,23 211,23 213,23 217,22 221,22 224,22 227,21 231,21 234,21 237,21 241,21 248,21 254,21 261,21 268,21 274,21 281,21 287,21 294,21 300,21 306,21 313,21 319,21 326,21 332,21 338,21 345,21 351,21 358,21 365,21 371,21 378,21 384,21 391,21 397,21 403,21 410,21 416,21 423,21 429,21 435,21 442,21 449,21 456,21 462,21 468,21 475,21 481,21 488,21 494,21 500,21 507,21 513,21 520,21 526,21 533,21 540,21 545,21 552,21 559,21 565,21 572,21 578,21 585,21 591,21 597,21 604,21 610,21 617,21 624,21 630,21 636,21 642,21 650,21 656,21 662,21 669,21 675,21 682,21 688,21 695,21 701,21 707,21 714,21 720,21 727,21 734,21 740,21 747,21 753,21 759,21 766,21 772,21 779,21 785,21 792,21 798,21 804,21 811,21 817,21 824,21 831,21 837,21 844,21 850,21 857,21 863,21 869,21 876,21 882,21 889,21 895,21 901,21 908,21 915,21 921,21 928,21 934,21 941,21 947,21 954,21 960,21 966,21 973,21 979,21 986,21 992,21 998,21 1006,21 1012,21 1019,21 1025,21 1031,21 1038,21 1044,21 1051,21 1057,21 1063,21 1070,21 1076,21 1083,21 1089,21 1096,21 1103,21 1108,21 1116,21 1122,21 1128,21 1135,21 1141,21 1148,21 1154,21 1160,21 1167,21 1173,21 1180,21 1187,21 1193,21 1199,21 1205,21 1213,21 1219,21 1225,21 1232,21 1238,21 1245,21 1251,21 1258,21 1264,21 1271,21 1278,21 1283,21 1290,21 1297,21 1303,21 1310,21 1316,21 1322,21 1329,21 1335,21 1342,21 1348,21 1355,21 1362,21 1367,21 1374,21 1380,21 1387,21 1394,21 1400,21 1407,21 1413,21 1420,21 1426,21 1433,21 1440,21 1446,21 1452,21 1459,21 1465,21 1472,21 1478,21 1484,21 1491,21 1497,21 1504,21 1510,21 1517,21 1524,21 1530,21 1537,21 1543,21 1549,21 1556,21 1562,21 1569,21 1575,21 1582,21 1588,21 1594,21 1601,21 1608,21 1614,21 1621,21 1626,21 1634,21 1640,21 1646,21 1653,21 1659,21 1659,21 1719,21 1719,21 1725,21 1731,21 1738,21 1744,21 1751,21 1758,21 1764,21 1771,21 1777,21 1784,21 1790,21 1796,21 1803,21 1809,21 1816,21 1822,21 1829,21 1835,21 1841,21 1849,21 1855,21 1861,21 1868,21 1874,21 1881,21 1887,21 1893,21 1900,21 1906,21 1913,21 1919,21 1926,21 1932,21 1939,21 1946,21 1952,21 1958,21 1965,21 1971,21 1978,21 1984,21 1991,21 1997,21 2003,21 2010,21 2016,21 2023,21 2030,21 2036,21 2042,21 2049,21 2055,21 2062,21 2068,21 2075,21 2081,21 2088,21 2094,21 2100,21 2107,21 2113,21 2120,21 2127,21 2133,21 2139,21 2146,21 2153,21 2159,21 2165,21 2172,21 2178,21 2185,21 2191,21 2197,21 2205,21 2211,21 2217,21 2223,21 2230,21 2237,21 2243,21 2250,21 2256,21 2262,21 2269,21 2275,21 2282,21 2288,21 2295,21 2301,21 2307,21 2314,21 2321,21 2327,21 2334,21 2340,21 2347,21 2353,21 2359,21 2366,21 2372,21 2379,21 2385,21 2392,21 2398,21 2405,21 2412,21 2418,21 2424,21 2431,21 2437,21 2444,21 2450,21 2456,21 2463,21 2469,21 2476,21 2482,21 2489,21 2496,21 2502,21 2509,21 2515,21 2521,21 2528,21 2534,21 2541,21 2547,21 2554,21 2560,21 2566,21 2573,21 2579,21 2586,21 2593,21 2599,21 2605,21 2612,21 2618,21 2625,21 2631,21 2638,21 2644,21 2651,21 2657,21 2663,21 2670,21 2676,21 2683,21 2690,21 2696,21 2703,21 2709,21 2716,21 2722,21 2728,21 2735,21 2741,21 2748,21 2754,21 2760,21 2768,21 2774,21 2780,21 2787,21 2793,21 2800,21 2806,21 2813,21 2819,21 2825,21 2832,21 2838,21 2845,21 2851,21 2858,21 2864,21 2870,21 2877,21 2882,21">
          <text:p/>
        </draw:polygon>
        <draw:polygon draw:style-name="gr13" draw:text-style-name="P13" draw:layer="layout" svg:width="2.412cm" svg:height="0.187cm" svg:x="8.562cm" svg:y="7.364cm" svg:viewBox="0 0 2413 188" draw:points="0,0 8,0 16,0 24,0 32,0 40,0 49,0 56,0 64,0 72,0 81,0 89,0 97,0 105,0 113,0 121,0 129,0 137,0 145,0 153,0 161,0 169,0 177,0 186,0 194,0 202,0 210,0 218,0 226,0 234,0 242,0 250,0 258,0 266,0 274,0 282,0 290,0 299,0 307,0 315,0 323,0 331,0 339,0 347,0 355,0 363,1 371,1 379,1 387,1 395,1 403,1 412,1 420,1 428,1 436,1 444,1 452,1 460,1 468,1 476,1 484,1 492,1 500,1 508,1 517,1 524,1 533,1 541,2 549,2 557,2 565,2 573,2 581,2 589,2 597,2 605,2 613,2 621,2 629,3 638,3 646,3 653,3 662,3 670,3 678,3 686,3 694,3 702,4 710,4 718,4 726,4 734,5 742,5 751,5 758,5 766,6 774,6 783,6 791,7 799,7 807,7 815,8 823,8 831,8 839,9 847,9 856,10 864,10 871,11 879,11 888,12 896,12 904,13 912,14 920,14 928,15 936,15 944,16 952,17 960,18 969,19 976,19 984,20 992,21 1001,22 1009,23 1017,24 1025,25 1033,26 1041,27 1049,28 1057,29 1065,31 1073,32 1081,33 1089,34 1097,36 1105,37 1114,38 1122,39 1130,41 1138,42 1146,44 1154,45 1162,46 1170,48 1178,49 1186,50 1194,52 1202,53 1210,55 1219,56 1227,57 1235,59 1243,61 1251,62 1259,63 1267,65 1275,66 1283,67 1291,69 1299,70 1307,71 1315,73 1323,74 1332,75 1340,76 1348,77 1355,79 1364,80 1372,81 1380,82 1388,83 1396,84 1404,85 1412,86 1420,87 1428,88 1436,88 1444,89 1453,90 1461,91 1468,91 1477,92 1485,93 1493,94 1501,94 1509,95 1517,96 1525,96 1533,96 1541,97 1549,97 1558,98 1566,98 1573,99 1582,99 1590,100 1598,100 1606,101 1614,101 1622,101 1630,102 1638,102 1646,102 1654,102 1662,102 1671,103 1678,103 1686,103 1694,103 1703,104 1711,104 1719,104 1727,104 1735,104 1743,105 1751,105 1759,105 1767,105 1775,105 1783,105 1791,105 1799,105 1807,106 1816,106 1824,106 1832,106 1840,106 1848,106 1856,106 1864,106 1872,106 1880,106 1889,106 1896,107 1904,107 1912,107 1921,107 1929,107 1937,107 1945,107 1953,107 1961,107 1969,107 1977,107 1985,107 1993,107 2001,107 2009,107 2018,107 2026,107 2034,107 2042,107 2050,107 2058,107 2066,107 2074,107 2082,107 2091,107 2099,107 2106,107 2114,107 2123,107 2131,107 2139,107 2147,107 2155,107 2163,107 2171,107 2179,107 2187,107 2196,107 2203,107 2211,107 2219,107 2228,107 2236,107 2244,107 2252,107 2260,108 2268,108 2276,108 2284,108 2292,108 2300,108 2308,108 2317,108 2324,108 2332,108 2341,108 2349,108 2357,108 2365,108 2373,108 2381,108 2389,108 2397,108 2405,108 2413,108 2413,188 2405,188 2397,188 2389,188 2381,188 2373,188 2365,188 2357,188 2349,188 2341,188 2332,188 2324,188 2317,188 2308,188 2300,188 2292,188 2284,188 2276,188 2268,188 2260,188 2252,188 2244,188 2236,188 2228,188 2219,188 2211,188 2203,188 2196,188 2187,188 2179,188 2171,188 2163,188 2155,188 2147,188 2139,188 2131,188 2123,188 2114,188 2106,188 2099,188 2091,188 2082,188 2074,188 2066,188 2058,188 2050,188 2042,188 2034,188 2026,188 2018,188 2009,188 2001,188 1993,188 1985,188 1977,188 1969,188 1961,188 1953,188 1945,187 1937,187 1929,187 1921,187 1912,187 1904,187 1896,187 1889,187 1880,187 1872,187 1864,187 1856,187 1848,187 1840,187 1832,187 1824,187 1816,186 1807,186 1799,186 1791,186 1783,186 1775,186 1767,186 1759,185 1751,185 1743,185 1735,185 1727,185 1719,185 1711,185 1703,184 1694,184 1686,184 1678,184 1671,184 1662,183 1654,183 1646,183 1638,183 1630,182 1622,182 1614,182 1606,181 1598,181 1590,180 1582,180 1573,180 1566,179 1558,179 1549,178 1541,178 1533,177 1525,177 1517,176 1509,176 1501,175 1493,174 1485,174 1477,173 1468,172 1461,172 1453,171 1444,170 1436,169 1428,168 1420,167 1412,167 1404,166 1396,165 1388,164 1380,162 1372,161 1364,161 1355,159 1348,158 1340,157 1332,156 1323,155 1315,153 1307,152 1299,151 1291,149 1283,148 1275,147 1267,145 1259,144 1251,143 1243,141 1235,140 1227,138 1219,137 1210,136 1202,134 1194,132 1186,131 1178,130 1170,128 1162,127 1154,126 1146,124 1138,123 1130,121 1122,120 1114,119 1105,118 1097,116 1089,115 1081,114 1073,113 1065,111 1057,110 1049,109 1041,108 1033,107 1025,106 1017,105 1009,104 1001,103 992,102 984,101 976,100 969,99 960,99 952,98 944,97 936,96 928,96 920,95 912,94 904,94 896,93 888,93 879,92 871,92 864,91 856,91 847,90 839,90 831,90 823,89 815,89 807,88 799,88 791,88 783,87 774,87 766,87 758,86 751,86 742,86 734,86 726,85 718,85 710,85 702,85 694,85 686,85 678,84 670,84 662,84 653,84 646,84 638,84 629,84 621,83 613,83 605,83 597,83 589,83 581,83 573,83 565,83 557,83 549,83 541,82 533,82 524,82 517,82 508,82 500,82 492,82 484,82 476,82 468,82 460,82 452,82 444,82 436,82 428,82 420,82 412,82 403,82 395,82 387,82 379,82 371,82 363,82 355,82 347,82 339,82 331,82 323,82 315,82 307,81 299,81 290,81 282,81 274,81 266,81 258,81 250,81 242,81 234,81 226,81 218,81 210,81 202,81 194,81 186,81 177,81 169,81 161,81 153,81 145,81 137,81 129,81 121,81 113,81 105,81 97,81 89,81 81,81 72,81 64,81 56,81 49,81 40,81 32,81 24,81 16,81 8,81 0,81">
          <text:p/>
        </draw:polygon>
        <draw:polygon draw:style-name="gr3" draw:text-style-name="P3" draw:layer="layout" svg:width="2.412cm" svg:height="0.147cm" svg:x="8.562cm" svg:y="7.552cm" svg:viewBox="0 0 2413 148" draw:points="0,0 8,0 16,0 24,0 32,0 40,0 49,0 56,0 64,0 72,0 81,0 89,0 97,0 105,0 113,0 121,0 129,0 137,0 145,0 153,0 161,0 169,0 177,0 186,0 194,0 202,0 210,0 218,0 226,0 234,0 242,0 250,0 258,0 266,0 274,0 282,0 290,0 299,0 307,0 315,0 323,0 331,0 339,0 347,0 355,0 363,0 371,0 379,0 387,0 395,0 403,0 412,0 420,0 428,0 436,0 444,0 452,0 460,0 468,0 476,0 484,0 492,0 500,0 508,0 517,0 524,0 533,0 541,0 549,0 557,0 565,0 573,0 581,0 589,0 597,0 605,0 613,0 621,0 629,0 638,0 646,0 653,0 662,0 670,0 678,0 686,0 694,0 702,0 710,0 718,0 726,0 734,0 742,0 751,0 758,0 766,0 774,0 783,0 791,0 799,0 807,0 815,0 823,0 831,0 839,0 847,0 856,0 864,0 871,0 879,0 888,0 896,0 904,0 912,0 920,0 928,0 936,0 944,0 952,0 960,0 969,0 976,0 984,0 992,0 1001,0 1009,0 1017,0 1025,0 1033,0 1041,0 1049,0 1057,0 1065,0 1073,0 1081,0 1089,0 1097,0 1105,0 1114,0 1122,0 1130,0 1138,0 1146,0 1154,0 1162,0 1170,0 1178,0 1186,0 1194,0 1202,0 1210,0 1219,0 1227,0 1235,0 1243,0 1251,0 1259,0 1267,0 1275,0 1283,0 1291,0 1299,0 1307,0 1315,0 1323,0 1332,0 1340,0 1348,0 1355,0 1364,0 1372,0 1380,0 1388,0 1396,0 1404,0 1412,0 1420,0 1428,0 1436,0 1444,0 1453,0 1461,0 1468,0 1477,0 1485,0 1493,0 1501,0 1509,0 1517,0 1525,0 1533,0 1541,0 1549,0 1558,0 1566,0 1573,0 1582,0 1590,0 1598,0 1606,0 1614,0 1622,0 1630,0 1638,0 1646,0 1654,0 1662,0 1671,0 1678,0 1686,0 1694,0 1703,0 1711,0 1719,0 1727,0 1735,0 1743,0 1751,0 1759,0 1767,0 1775,0 1783,0 1791,0 1799,0 1807,0 1816,0 1824,0 1832,0 1840,0 1848,0 1856,0 1864,0 1872,0 1880,0 1889,0 1896,0 1904,0 1912,0 1921,0 1929,0 1937,0 1945,0 1953,0 1961,0 1969,0 1977,0 1985,0 1993,0 2001,0 2009,0 2018,0 2026,0 2034,0 2042,0 2050,0 2058,0 2066,0 2074,0 2082,0 2091,0 2099,0 2106,0 2114,0 2123,0 2131,0 2139,0 2147,0 2155,0 2163,0 2171,0 2179,0 2187,0 2196,0 2203,0 2211,0 2219,0 2228,0 2236,0 2244,0 2252,0 2260,0 2268,0 2276,0 2284,0 2292,0 2300,0 2308,0 2317,0 2324,0 2332,0 2341,0 2349,0 2357,0 2365,0 2373,0 2381,0 2389,0 2397,0 2405,0 2413,0 2413,148 2405,148 2397,148 2389,148 2381,148 2373,148 2365,148 2357,148 2349,148 2341,148 2332,148 2324,148 2317,148 2308,148 2300,148 2292,148 2284,148 2276,148 2268,148 2260,148 2252,148 2244,148 2236,148 2228,148 2219,148 2211,148 2203,148 2196,148 2187,148 2179,148 2171,148 2163,148 2155,148 2147,148 2139,148 2131,148 2123,148 2114,148 2106,148 2099,148 2091,148 2082,148 2074,148 2066,148 2058,148 2050,148 2042,148 2034,148 2026,148 2018,148 2009,148 2001,148 1993,148 1985,148 1977,148 1969,148 1961,148 1953,148 1945,148 1937,148 1929,148 1921,148 1912,148 1904,148 1896,148 1889,148 1880,148 1872,148 1864,148 1856,148 1848,148 1840,148 1832,148 1824,148 1816,148 1807,148 1799,148 1791,148 1783,148 1775,148 1767,148 1759,148 1751,148 1743,148 1735,148 1727,148 1719,148 1711,148 1703,148 1694,148 1686,148 1678,148 1671,148 1662,148 1654,148 1646,148 1638,148 1630,148 1622,148 1614,148 1606,148 1598,148 1590,148 1582,148 1573,148 1566,148 1558,148 1549,148 1541,148 1533,148 1525,148 1517,148 1509,148 1501,148 1493,148 1485,148 1477,148 1468,148 1461,148 1453,148 1444,148 1436,148 1428,148 1420,148 1412,148 1404,148 1396,148 1388,148 1380,148 1372,148 1364,148 1355,148 1348,148 1340,148 1332,148 1323,148 1315,148 1307,148 1299,148 1291,148 1283,148 1275,148 1267,148 1259,148 1251,148 1243,148 1235,148 1227,148 1219,148 1210,148 1202,148 1194,148 1186,148 1178,148 1170,148 1162,148 1154,148 1146,148 1138,148 1130,148 1122,148 1114,148 1105,148 1097,148 1089,148 1081,148 1073,148 1065,148 1057,148 1049,148 1041,148 1033,148 1025,148 1017,148 1009,148 1001,148 992,148 984,148 976,148 969,148 960,148 952,148 944,148 936,148 928,148 920,148 912,148 904,148 896,148 888,148 879,148 871,148 864,148 856,148 847,148 839,148 831,148 823,148 815,148 807,148 799,148 791,148 783,148 774,148 766,148 758,148 751,148 742,148 734,148 726,148 718,148 710,148 702,148 694,148 686,148 678,148 670,148 662,148 653,148 646,148 638,148 629,148 621,148 613,148 605,148 597,148 589,148 581,148 573,148 565,148 557,148 549,148 541,148 533,148 524,148 517,148 508,148 500,148 492,148 484,148 476,148 468,148 460,148 452,148 444,148 436,148 428,148 420,148 412,148 403,148 395,148 387,148 379,148 371,148 363,148 355,148 347,148 339,148 331,148 323,148 315,148 307,148 299,148 290,148 282,148 274,148 266,148 258,148 250,148 242,148 234,148 226,148 218,148 210,148 202,148 194,148 186,148 177,148 169,148 161,148 153,148 145,148 137,148 129,148 121,148 113,148 105,148 97,148 89,148 81,148 72,148 64,148 56,148 49,148 40,148 32,148 24,148 16,148 8,148 0,148">
          <text:p/>
        </draw:polygon>
        <draw:polygon draw:style-name="gr14" draw:text-style-name="P14" draw:layer="layout" svg:width="2.412cm" svg:height="0.187cm" svg:x="8.562cm" svg:y="7.364cm" svg:viewBox="0 0 2413 188" draw:points="0,187 8,187 16,187 24,187 32,187 40,187 49,187 56,187 64,187 72,187 81,187 89,187 97,187 105,187 113,187 121,187 129,187 137,187 145,187 153,187 161,187 169,187 177,187 186,187 194,187 202,187 210,187 218,187 226,187 234,187 242,187 250,187 258,187 266,187 274,187 282,187 290,187 299,187 307,187 315,187 323,187 331,187 339,187 347,187 355,187 363,187 371,187 379,187 387,186 395,186 403,186 412,186 420,186 428,186 436,186 444,186 452,186 460,186 468,186 476,186 484,186 492,186 500,185 508,185 517,185 524,185 533,185 541,185 549,185 557,185 565,185 573,184 581,184 589,184 597,184 605,184 613,184 621,184 629,183 638,183 646,183 653,183 662,183 670,182 678,182 686,182 694,181 702,181 710,181 718,180 726,180 734,179 742,179 751,179 758,178 766,178 774,177 783,177 791,176 799,176 807,175 815,174 823,174 831,173 839,172 847,172 856,171 864,170 871,169 879,168 888,167 896,166 904,165 912,164 920,163 928,162 936,161 944,159 952,158 960,157 969,155 976,154 984,152 992,151 1001,149 1009,148 1017,146 1025,144 1033,142 1041,141 1049,138 1057,137 1065,135 1073,132 1081,131 1089,128 1097,126 1105,124 1114,122 1122,120 1130,117 1138,115 1146,112 1154,110 1162,107 1170,105 1178,102 1186,100 1194,97 1202,95 1210,92 1219,90 1227,87 1235,85 1243,83 1251,80 1259,78 1267,75 1275,73 1283,70 1291,68 1299,66 1307,63 1315,61 1323,59 1332,57 1340,55 1348,53 1355,51 1364,49 1372,47 1380,45 1388,43 1396,42 1404,40 1412,38 1420,37 1428,35 1436,34 1444,32 1453,31 1461,29 1468,28 1477,27 1485,25 1493,24 1501,23 1509,22 1517,21 1525,20 1533,19 1541,18 1549,17 1558,16 1566,15 1573,15 1582,14 1590,14 1598,13 1606,12 1614,12 1622,11 1630,10 1638,10 1646,9 1654,9 1662,9 1671,8 1678,8 1686,7 1694,7 1703,7 1711,6 1719,6 1727,6 1735,5 1743,5 1751,5 1759,4 1767,4 1775,4 1783,4 1791,3 1799,3 1807,3 1816,3 1824,3 1832,3 1840,3 1848,3 1856,2 1864,2 1872,2 1880,2 1889,2 1896,2 1904,2 1912,2 1921,2 1929,1 1937,1 1945,1 1953,1 1961,1 1969,1 1977,1 1985,1 1993,1 2001,1 2009,1 2018,1 2026,1 2034,1 2042,1 2050,1 2058,1 2066,1 2074,0 2082,0 2091,0 2099,0 2106,0 2114,0 2123,0 2131,0 2139,0 2147,0 2155,0 2163,0 2171,0 2179,0 2187,0 2196,0 2203,0 2211,0 2219,0 2228,0 2236,0 2244,0 2252,0 2260,0 2268,0 2276,0 2284,0 2292,0 2300,0 2308,0 2317,0 2324,0 2332,0 2341,0 2349,0 2357,0 2365,0 2373,0 2381,0 2389,0 2397,0 2405,0 2413,0 2413,1 2405,1 2397,1 2389,1 2381,1 2373,1 2365,1 2357,1 2349,1 2341,1 2332,1 2324,1 2317,1 2308,1 2300,1 2292,1 2284,1 2276,1 2268,1 2260,1 2252,1 2244,1 2236,1 2228,1 2219,1 2211,1 2203,1 2196,1 2187,1 2179,1 2171,1 2163,1 2155,1 2147,1 2139,1 2131,1 2123,1 2114,1 2106,1 2099,1 2091,1 2082,1 2074,1 2066,1 2058,1 2050,1 2042,1 2034,1 2026,1 2018,1 2009,1 2001,1 1993,2 1985,2 1977,2 1969,2 1961,2 1953,2 1945,2 1937,2 1929,2 1921,2 1912,2 1904,2 1896,3 1889,3 1880,3 1872,3 1864,3 1856,3 1848,3 1840,3 1832,3 1824,3 1816,4 1807,4 1799,4 1791,4 1783,4 1775,5 1767,5 1759,5 1751,5 1743,6 1735,6 1727,6 1719,7 1711,7 1703,7 1694,8 1686,8 1678,8 1671,9 1662,9 1654,9 1646,10 1638,10 1630,11 1622,12 1614,12 1606,13 1598,13 1590,14 1582,15 1573,15 1566,16 1558,17 1549,18 1541,19 1533,20 1525,20 1517,22 1509,23 1501,24 1493,25 1485,26 1477,27 1468,29 1461,30 1453,32 1444,33 1436,34 1428,36 1420,37 1412,39 1404,40 1396,42 1388,44 1380,46 1372,48 1364,50 1355,51 1348,53 1340,56 1332,58 1323,60 1315,62 1307,64 1299,67 1291,69 1283,71 1275,73 1267,76 1259,78 1251,81 1243,83 1235,85 1227,88 1219,91 1210,93 1202,96 1194,98 1186,101 1178,103 1170,106 1162,108 1154,110 1146,113 1138,115 1130,118 1122,120 1114,122 1105,125 1097,127 1089,129 1081,131 1073,133 1065,135 1057,137 1049,139 1041,141 1033,143 1025,145 1017,147 1009,148 1001,150 992,151 984,153 976,155 969,156 960,157 952,159 944,160 936,161 928,162 920,164 912,165 904,166 896,167 888,168 879,169 871,170 864,170 856,171 847,172 839,173 831,173 823,174 815,175 807,176 799,176 791,177 783,177 774,178 766,178 758,179 751,179 742,180 734,180 726,180 718,181 710,181 702,182 694,182 686,182 678,183 670,183 662,183 653,183 646,184 638,184 629,184 621,184 613,184 605,184 597,185 589,185 581,185 573,185 565,185 557,185 549,185 541,186 533,186 524,186 517,186 508,186 500,186 492,186 484,186 476,186 468,187 460,187 452,187 444,187 436,187 428,187 420,187 412,187 403,187 395,187 387,187 379,187 371,187 363,187 355,187 347,187 339,187 331,187 323,187 315,187 307,187 299,187 290,187 282,188 274,188 266,188 258,188 250,188 242,188 234,188 226,188 218,188 210,188 202,188 194,188 186,188 177,188 169,188 161,188 153,188 145,188 137,188 129,188 121,188 113,188 105,188 97,188 89,188 81,188 72,188 64,188 56,188 49,188 40,188 32,188 24,188 16,188 8,188 0,188">
          <text:p/>
        </draw:polygon>
        <draw:polygon draw:style-name="gr4" draw:text-style-name="P4" draw:layer="layout" svg:width="0.074cm" svg:height="0.751cm" svg:x="6cm" svg:y="6.838cm" svg:viewBox="0 0 75 752" draw:points="0,752 75,752 75,0 0,0">
          <text:p/>
        </draw:polygon>
        <draw:polygon draw:style-name="gr15" draw:text-style-name="P15" draw:layer="layout" svg:width="2.487cm" svg:height="0.258cm" svg:x="6.075cm" svg:y="7.441cm" svg:viewBox="0 0 2488 259" draw:points="0,0 8,0 16,0 24,0 32,0 40,0 48,0 56,0 64,0 72,0 80,0 89,0 97,0 105,0 113,0 121,0 129,0 137,0 145,0 153,0 161,0 169,0 177,0 185,0 193,0 202,0 210,0 218,0 225,0 234,0 242,0 250,0 258,0 266,0 274,0 282,0 290,0 298,0 307,0 315,0 323,0 330,0 339,0 347,0 355,0 363,0 371,0 379,0 387,0 395,0 403,1 411,1 419,1 428,1 436,1 443,1 452,1 460,1 468,1 476,1 484,1 492,1 500,1 508,1 516,1 524,1 532,1 541,1 548,1 556,2 565,2 573,2 581,2 589,2 597,2 605,2 613,2 621,2 629,2 637,3 646,3 653,3 661,3 670,3 678,3 686,3 694,3 702,4 710,4 718,4 726,4 734,4 742,5 750,5 758,5 766,6 774,6 782,6 791,7 799,7 807,7 815,8 823,8 831,9 839,9 847,9 855,10 863,10 871,11 879,11 887,12 895,12 904,13 912,14 920,14 928,15 936,16 944,16 952,17 960,18 968,19 976,20 984,20 992,21 1000,22 1009,23 1017,24 1025,25 1033,26 1041,27 1049,29 1057,30 1065,31 1073,32 1081,33 1089,35 1097,36 1105,37 1113,38 1122,40 1130,41 1138,43 1145,44 1154,45 1162,47 1170,48 1178,50 1186,51 1194,53 1202,54 1210,56 1218,57 1226,58 1234,60 1243,61 1250,63 1259,64 1267,66 1275,67 1283,68 1291,70 1299,71 1307,73 1315,74 1323,75 1331,76 1339,78 1348,79 1355,80 1363,81 1372,82 1380,84 1388,85 1396,85 1404,86 1412,87 1420,88 1428,89 1436,90 1444,91 1452,92 1461,92 1468,93 1476,94 1485,95 1493,96 1501,96 1509,97 1517,97 1525,98 1533,98 1541,99 1549,100 1557,100 1565,100 1573,101 1581,101 1589,102 1598,102 1606,102 1614,103 1622,103 1630,103 1638,104 1646,104 1654,104 1662,105 1670,105 1678,105 1686,105 1694,106 1702,106 1711,106 1719,106 1727,106 1735,107 1743,107 1751,107 1759,107 1767,107 1775,107 1783,108 1791,108 1799,108 1807,108 1815,108 1824,108 1832,108 1840,108 1847,108 1856,108 1864,108 1872,108 1880,108 1888,108 1896,109 1904,109 1912,109 1920,109 1929,109 1937,109 1945,109 1952,109 1961,109 1969,109 1977,109 1985,109 1993,109 2001,109 2009,109 2017,109 2025,109 2033,109 2042,109 2050,109 2058,109 2065,109 2074,109 2082,109 2090,109 2098,109 2106,109 2114,109 2122,109 2131,109 2139,109 2147,109 2155,109 2163,109 2171,109 2179,109 2187,109 2195,109 2203,109 2211,109 2219,110 2227,110 2235,110 2244,110 2252,110 2260,110 2268,110 2276,110 2284,110 2292,110 2300,110 2308,110 2316,110 2324,110 2332,110 2340,110 2349,110 2357,110 2365,110 2373,110 2381,110 2389,110 2397,110 2405,110 2413,110 2413,110 2488,110 2488,259 2413,259 2413,259 2405,259 2397,259 2389,259 2381,259 2373,259 2365,259 2357,259 2349,259 2340,259 2332,259 2324,259 2316,259 2308,259 2300,259 2292,259 2284,259 2276,259 2268,259 2260,259 2252,259 2244,259 2235,259 2227,259 2219,259 2211,259 2203,259 2195,259 2187,259 2179,259 2171,259 2163,259 2155,259 2147,259 2139,259 2131,259 2122,259 2114,259 2106,259 2098,259 2090,259 2082,258 2074,258 2065,258 2058,258 2050,258 2042,258 2033,258 2025,258 2017,258 2009,258 2001,258 1993,258 1985,258 1977,258 1969,258 1961,258 1952,258 1945,258 1937,258 1929,258 1920,258 1912,258 1904,258 1896,258 1888,258 1880,258 1872,258 1864,257 1856,257 1847,257 1840,257 1832,257 1824,257 1815,257 1807,257 1799,257 1791,256 1783,256 1775,256 1767,256 1759,256 1751,256 1743,256 1735,256 1727,255 1719,255 1711,255 1702,255 1694,254 1686,254 1678,254 1670,254 1662,254 1654,253 1646,253 1638,253 1630,253 1622,252 1614,252 1606,252 1598,251 1589,251 1581,250 1573,250 1565,249 1557,249 1549,248 1541,248 1533,248 1525,247 1517,246 1509,246 1501,245 1493,244 1485,244 1476,243 1468,243 1461,242 1452,241 1444,240 1436,239 1428,238 1420,237 1412,237 1404,236 1396,235 1388,233 1380,232 1372,231 1363,230 1355,229 1348,228 1339,227 1331,225 1323,224 1315,223 1307,222 1299,220 1291,219 1283,218 1275,216 1267,215 1259,213 1250,212 1243,210 1234,209 1226,207 1218,206 1210,205 1202,203 1194,202 1186,200 1178,199 1170,197 1162,196 1154,195 1145,193 1138,192 1130,190 1122,189 1113,188 1105,186 1097,185 1089,184 1081,182 1073,181 1065,180 1057,179 1049,178 1041,177 1033,175 1025,174 1017,173 1009,172 1000,171 992,170 984,170 976,169 968,168 960,167 952,166 944,165 936,165 928,164 920,163 912,163 904,162 895,161 887,161 879,160 871,160 863,159 855,159 847,158 839,158 831,157 823,157 815,157 807,156 799,156 791,155 782,155 774,155 766,155 758,155 750,154 742,154 734,154 726,153 718,153 710,153 702,153 694,153 686,152 678,152 670,152 661,152 653,152 646,152 637,151 629,151 621,151 613,151 605,151 597,151 589,151 581,151 573,151 565,150 556,150 548,150 541,150 532,150 524,150 516,150 508,150 500,150 492,149 484,149 476,149 468,149 460,149 452,149 443,149 436,149 428,149 419,149 411,149 403,149 395,149 387,149 379,149 371,149 363,149 355,149 347,149 339,149 330,149 323,149 315,149 307,149 298,149 290,149 282,149 274,149 266,149 258,149 250,149 242,149 234,149 225,149 218,149 210,149 202,149 193,149 185,149 177,149 169,149 161,149 153,149 145,149 137,149 129,149 121,149 113,149 105,149 97,149 89,149 80,149 72,149 64,149 56,149 48,149 40,149 32,149 24,149 16,149 8,149 0,149">
          <text:p/>
        </draw:polygon>
        <draw:polygon draw:style-name="gr6" draw:text-style-name="P6" draw:layer="layout" svg:width="4.899cm" svg:height="0.606cm" svg:x="6.075cm" svg:y="6.838cm" svg:viewBox="0 0 4900 607" draw:points="0,0 8,0 16,0 24,0 32,0 40,0 48,0 56,0 64,0 72,0 80,0 89,0 97,0 105,0 113,0 121,0 129,0 137,0 145,0 153,0 161,0 169,0 177,0 185,0 193,0 202,0 210,0 218,0 225,0 234,0 242,0 250,0 258,0 266,0 274,0 282,0 290,0 298,0 307,0 315,0 323,0 330,0 339,0 347,0 355,0 363,0 371,0 379,0 387,0 395,0 403,0 411,0 419,0 428,0 436,0 443,0 452,0 460,0 468,0 476,0 484,0 492,0 500,0 508,0 516,0 524,0 532,0 541,0 548,0 556,0 565,0 573,0 581,0 589,0 597,0 605,0 613,0 621,0 629,0 637,0 646,0 653,0 661,0 670,0 678,0 686,0 694,0 702,0 710,0 718,0 726,0 734,0 742,0 750,0 758,0 766,0 774,0 782,0 791,0 799,0 807,0 815,0 823,0 831,0 839,0 847,0 855,0 863,0 871,0 879,0 887,0 895,0 904,0 912,0 920,0 928,0 936,0 944,0 952,0 960,0 968,0 976,0 984,0 992,0 1000,0 1009,0 1017,0 1025,0 1033,0 1041,0 1049,0 1057,0 1065,0 1073,0 1081,0 1089,0 1097,0 1105,0 1113,0 1122,0 1130,0 1138,0 1145,0 1154,0 1162,0 1170,0 1178,0 1186,0 1194,0 1202,0 1210,0 1218,0 1226,0 1234,0 1243,0 1250,0 1259,0 1267,0 1275,0 1283,0 1291,0 1299,0 1307,0 1315,0 1323,0 1331,0 1339,0 1348,0 1355,0 1363,0 1372,0 1380,0 1388,0 1396,0 1404,0 1412,0 1420,0 1428,0 1436,0 1444,0 1452,0 1461,0 1468,0 1476,0 1485,0 1493,0 1501,0 1509,0 1517,0 1525,0 1533,0 1541,0 1549,0 1557,0 1565,0 1573,0 1581,0 1589,0 1598,0 1606,0 1614,0 1622,0 1630,0 1638,0 1646,0 1654,0 1662,0 1670,0 1678,0 1686,0 1694,0 1702,0 1711,0 1719,0 1727,0 1735,0 1743,0 1751,0 1759,0 1767,0 1775,0 1783,0 1791,0 1799,0 1807,0 1815,0 1824,0 1832,0 1840,0 1847,0 1856,0 1864,0 1872,0 1880,0 1888,0 1896,0 1904,0 1912,0 1920,0 1929,0 1937,0 1945,0 1952,0 1961,0 1969,0 1977,0 1985,0 1993,0 2001,0 2009,0 2017,0 2025,0 2033,0 2042,0 2050,0 2058,0 2065,0 2074,0 2082,0 2090,0 2098,0 2106,0 2114,0 2122,0 2131,0 2139,0 2147,0 2155,0 2163,0 2171,0 2179,0 2187,0 2195,0 2203,0 2211,0 2219,0 2227,0 2235,0 2244,0 2252,0 2260,0 2268,0 2276,0 2284,0 2292,0 2300,0 2308,0 2316,0 2324,0 2332,0 2340,0 2349,0 2357,0 2365,0 2373,0 2381,0 2389,0 2397,0 2405,0 2413,0 2413,0 2487,0 2488,0 2495,0 2503,0 2512,0 2519,0 2527,0 2536,0 2544,0 2552,0 2560,0 2568,0 2576,0 2584,0 2592,0 2600,0 2608,0 2616,0 2624,0 2632,0 2640,0 2649,0 2657,0 2665,0 2673,0 2681,0 2689,0 2697,0 2705,0 2713,0 2721,0 2730,0 2737,0 2745,0 2753,0 2762,0 2770,0 2778,0 2786,0 2794,0 2802,0 2810,0 2818,0 2826,0 2834,0 2842,0 2850,0 2858,0 2866,0 2875,0 2883,0 2891,0 2899,0 2907,0 2915,0 2923,0 2931,0 2939,0 2947,0 2955,0 2963,0 2971,0 2979,0 2988,0 2996,0 3004,0 3011,0 3020,0 3028,0 3036,0 3044,0 3052,0 3060,0 3068,0 3076,0 3084,0 3093,0 3101,0 3109,0 3116,0 3125,0 3133,0 3141,0 3149,0 3157,0 3165,0 3173,0 3181,0 3189,0 3197,0 3206,0 3214,0 3221,0 3229,0 3238,0 3246,0 3254,0 3262,0 3270,0 3278,0 3286,0 3294,0 3302,0 3310,0 3318,0 3327,0 3334,0 3343,0 3351,0 3359,0 3367,0 3375,0 3383,0 3391,0 3399,0 3407,0 3415,0 3423,0 3432,0 3439,0 3447,0 3456,0 3464,0 3472,0 3480,0 3488,0 3496,0 3504,0 3512,0 3520,0 3528,0 3536,0 3544,0 3552,0 3560,0 3568,0 3577,0 3585,0 3593,0 3601,0 3609,0 3617,0 3625,0 3633,0 3641,0 3649,0 3657,0 3665,0 3673,0 3681,0 3690,0 3698,0 3706,0 3714,0 3722,0 3730,0 3738,0 3746,0 3754,0 3762,0 3770,0 3778,0 3786,0 3795,0 3803,0 3811,0 3819,0 3827,0 3835,0 3843,0 3851,0 3859,0 3867,0 3875,0 3883,0 3891,0 3899,0 3908,0 3916,0 3924,0 3931,0 3940,0 3948,0 3956,0 3964,0 3972,0 3980,0 3988,0 3996,0 4004,0 4013,0 4021,0 4029,0 4036,0 4045,0 4053,0 4061,0 4069,0 4077,0 4085,0 4093,0 4101,0 4109,0 4117,0 4125,0 4134,0 4141,0 4149,0 4158,0 4166,0 4174,0 4182,0 4190,0 4198,0 4206,0 4214,0 4222,0 4230,0 4238,0 4247,0 4254,0 4262,0 4271,0 4279,0 4287,0 4295,0 4303,0 4311,0 4319,0 4327,0 4335,0 4343,0 4352,0 4359,0 4367,0 4376,0 4384,0 4392,0 4400,0 4408,0 4416,0 4424,0 4432,0 4440,0 4448,0 4456,0 4464,0 4472,0 4480,0 4488,0 4497,0 4505,0 4513,0 4521,0 4529,0 4537,0 4545,0 4554,0 4562,0 4569,0 4578,0 4586,0 4594,0 4602,0 4610,0 4618,0 4626,0 4634,0 4642,0 4650,0 4658,0 4667,0 4675,0 4683,0 4690,0 4699,0 4707,0 4715,0 4723,0 4731,0 4739,0 4747,0 4755,0 4763,0 4772,0 4780,0 4787,0 4795,0 4804,0 4812,0 4820,0 4828,0 4836,0 4844,0 4852,0 4860,0 4868,0 4876,0 4885,0 4892,0 4900,0 4900,526 4892,526 4885,526 4876,526 4868,526 4860,526 4852,526 4844,526 4836,526 4828,526 4820,526 4812,526 4804,526 4795,526 4787,526 4780,526 4772,526 4763,526 4755,526 4747,526 4739,526 4731,526 4723,526 4715,526 4707,526 4699,526 4690,526 4683,526 4675,526 4667,526 4658,526 4650,526 4642,526 4634,526 4626,526 4618,526 4610,526 4602,526 4594,526 4586,526 4578,526 4569,526 4562,526 4554,526 4545,526 4537,526 4529,526 4521,526 4513,526 4505,526 4497,526 4488,526 4480,526 4472,526 4464,526 4456,526 4448,526 4440,526 4432,526 4424,526 4416,526 4408,526 4400,526 4392,526 4384,526 4376,526 4367,526 4359,526 4352,526 4343,526 4335,526 4327,526 4319,526 4311,526 4303,526 4295,526 4287,526 4279,526 4271,526 4262,526 4254,526 4247,526 4238,526 4230,526 4222,526 4214,526 4206,526 4198,526 4190,526 4182,526 4174,526 4166,526 4158,526 4149,526 4141,526 4134,526 4125,526 4117,526 4109,526 4101,526 4093,526 4085,526 4077,526 4069,526 4061,526 4053,526 4045,526 4036,526 4029,526 4021,526 4013,526 4004,526 3996,526 3988,526 3980,526 3972,526 3964,526 3956,526 3948,526 3940,526 3931,526 3924,526 3916,526 3908,526 3899,526 3891,526 3883,526 3875,526 3867,526 3859,526 3851,526 3843,526 3835,526 3827,526 3819,526 3811,526 3803,526 3795,526 3786,526 3778,526 3770,526 3762,526 3754,526 3746,526 3738,526 3730,526 3722,526 3714,526 3706,526 3698,526 3690,526 3681,526 3673,526 3665,526 3657,526 3649,526 3641,526 3633,526 3625,526 3617,526 3609,526 3601,526 3593,526 3585,526 3577,526 3568,526 3560,526 3552,526 3544,526 3536,526 3528,526 3520,526 3512,526 3504,526 3496,526 3488,526 3480,526 3472,526 3464,526 3456,526 3447,526 3439,526 3432,526 3423,526 3415,526 3407,526 3399,526 3391,526 3383,526 3375,526 3367,526 3359,526 3351,526 3343,526 3334,526 3327,526 3318,526 3310,526 3302,526 3294,526 3286,526 3278,526 3270,526 3262,526 3254,526 3246,526 3238,526 3229,526 3221,526 3214,526 3206,526 3197,526 3189,526 3181,526 3173,526 3165,526 3157,526 3149,526 3141,526 3133,526 3125,526 3116,526 3109,526 3101,526 3093,526 3084,526 3076,526 3068,526 3060,526 3052,526 3044,526 3036,526 3028,526 3020,526 3011,526 3004,526 2996,526 2988,526 2979,526 2971,526 2963,526 2955,526 2947,526 2939,526 2931,526 2923,526 2915,526 2907,526 2899,526 2891,526 2883,526 2875,526 2866,526 2858,526 2850,526 2842,526 2834,526 2826,526 2818,526 2810,526 2802,526 2794,526 2786,526 2778,526 2770,526 2762,526 2753,526 2745,526 2737,526 2730,526 2721,526 2713,526 2705,526 2697,526 2689,526 2681,526 2673,526 2665,526 2657,526 2649,526 2640,526 2632,526 2624,526 2616,526 2608,526 2600,526 2592,526 2584,526 2576,526 2568,526 2560,526 2552,526 2544,526 2536,526 2527,526 2519,526 2512,526 2503,526 2495,526 2488,526 2488,607 2413,607 2413,604 2405,604 2397,604 2389,604 2381,604 2373,604 2365,604 2357,604 2349,604 2340,604 2332,604 2324,604 2316,604 2308,604 2300,604 2292,604 2284,604 2276,604 2268,604 2260,604 2252,604 2244,604 2235,604 2227,604 2219,604 2211,604 2203,604 2195,604 2187,604 2179,604 2171,604 2163,604 2155,604 2147,604 2139,604 2131,604 2122,604 2114,604 2106,604 2098,604 2090,604 2082,604 2074,604 2065,604 2058,604 2050,604 2042,604 2033,604 2025,604 2017,604 2009,604 2001,604 1993,604 1985,604 1977,604 1969,604 1961,604 1952,604 1945,604 1937,604 1929,604 1920,604 1912,604 1904,604 1896,604 1888,604 1880,604 1872,604 1864,604 1856,604 1847,604 1840,604 1832,604 1824,604 1815,604 1807,604 1799,604 1791,604 1783,604 1775,604 1767,604 1759,604 1751,604 1743,604 1735,604 1727,604 1719,604 1711,604 1702,604 1694,604 1686,604 1678,604 1670,604 1662,604 1654,604 1646,604 1638,604 1630,604 1622,604 1614,604 1606,604 1598,604 1589,604 1581,604 1573,604 1565,604 1557,604 1549,604 1541,604 1533,604 1525,604 1517,604 1509,604 1501,604 1493,604 1485,604 1476,604 1468,604 1461,604 1452,604 1444,604 1436,604 1428,604 1420,604 1412,604 1404,604 1396,604 1388,604 1380,604 1372,604 1363,604 1355,604 1348,604 1339,604 1331,604 1323,604 1315,604 1307,604 1299,604 1291,604 1283,604 1275,604 1267,604 1259,604 1250,604 1243,604 1234,604 1226,604 1218,604 1210,604 1202,604 1194,604 1186,604 1178,604 1170,604 1162,604 1154,604 1145,604 1138,604 1130,604 1122,604 1113,604 1105,604 1097,604 1089,604 1081,604 1073,604 1065,604 1057,604 1049,604 1041,604 1033,604 1025,604 1017,604 1009,604 1000,604 992,604 984,604 976,604 968,604 960,604 952,604 944,604 936,604 928,604 920,604 912,604 904,604 895,604 887,604 879,604 871,604 863,604 855,604 847,604 839,604 831,604 823,604 815,604 807,604 799,604 791,604 782,604 774,604 766,604 758,604 750,604 742,604 734,604 726,604 718,604 710,604 702,604 694,604 686,604 678,604 670,604 661,604 653,604 646,604 637,604 629,604 621,604 613,604 605,604 597,604 589,604 581,604 573,604 565,604 556,604 548,604 541,604 532,604 524,604 516,604 508,604 500,604 492,604 484,604 476,604 468,604 460,604 452,604 443,604 436,604 428,604 419,604 411,604 403,604 395,604 387,604 379,604 371,604 363,604 355,604 347,604 339,604 330,604 323,604 315,604 307,604 298,604 290,604 282,604 274,604 266,604 258,604 250,604 242,604 234,604 225,604 218,604 210,604 202,604 193,604 185,604 177,604 169,604 161,604 153,604 145,604 137,604 129,604 121,604 113,604 105,604 97,604 89,604 80,604 72,604 64,604 56,604 48,604 40,604 32,604 24,604 16,604 8,604 0,604">
          <text:p/>
        </draw:polygon>
        <draw:polygon draw:style-name="gr7" draw:text-style-name="P7" draw:layer="layout" svg:width="0.074cm" svg:height="0.228cm" svg:x="10.975cm" svg:y="7.471cm" svg:viewBox="0 0 75 229" draw:points="0,229 75,229 75,0 0,0">
          <text:p/>
        </draw:polygon>
        <draw:polygon draw:style-name="gr8" draw:text-style-name="P8" draw:layer="layout" svg:width="0.074cm" svg:height="0.526cm" svg:x="10.975cm" svg:y="6.838cm" svg:viewBox="0 0 75 527" draw:points="0,527 75,527 75,0 0,0">
          <text:p/>
        </draw:polygon>
        <draw:polygon draw:style-name="gr9" draw:text-style-name="P9" draw:layer="layout" svg:width="0.074cm" svg:height="0.381cm" svg:x="10.975cm" svg:y="6.35cm" svg:viewBox="0 0 75 382" draw:points="0,382 75,382 75,0 0,0">
          <text:p/>
        </draw:polygon>
        <draw:polygon draw:style-name="gr10" draw:text-style-name="P10" draw:layer="layout" svg:width="4.566cm" svg:height="0.38cm" svg:x="6.408cm" svg:y="6.351cm" svg:viewBox="0 0 4567 381" draw:points="3470,35 3477,34 3486,32 3494,32 3502,30 3510,29 3518,28 3526,27 3534,26 3542,25 3550,24 3558,23 3566,22 3575,21 3582,20 3590,19 3598,18 3607,18 3615,17 3623,16 3631,15 3639,15 3647,14 3655,14 3663,13 3671,12 3680,12 3688,11 3695,11 3703,10 3712,10 3720,9 3728,9 3736,9 3744,8 3752,8 3760,7 3768,7 3776,7 3784,6 3792,6 3800,6 3808,5 3816,5 3825,5 3833,5 3841,4 3849,4 3857,4 3865,4 3873,4 3881,3 3889,3 3897,3 3905,3 3913,3 3921,3 3929,3 3938,3 3946,3 3954,2 3962,2 3970,2 3978,2 3986,2 3994,2 4002,1 4010,1 4018,1 4026,1 4034,1 4043,1 4051,1 4059,1 4067,1 4075,1 4083,1 4091,1 4099,1 4107,1 4115,1 4123,1 4131,1 4139,1 4147,1 4155,1 4164,0 4172,0 4180,0 4188,0 4196,0 4204,0 4212,0 4221,0 4228,0 4236,0 4245,0 4253,0 4261,0 4269,0 4277,0 4285,0 4293,0 4301,0 4309,0 4317,0 4325,0 4333,0 4341,0 4350,0 4357,0 4366,0 4374,0 4382,0 4390,0 4398,0 4406,0 4414,0 4422,0 4430,0 4438,0 4446,0 4454,0 4462,0 4471,0 4479,0 4487,0 4495,0 4503,0 4511,0 4519,0 4527,0 4535,0 4543,0 4551,0 4559,0 4567,0 4567,36 4567,37 4567,381 4559,381 4551,381 4543,381 4535,381 4527,381 4519,381 4511,381 4503,381 4495,381 4487,381 4479,381 4471,381 4462,381 4454,381 4446,381 4438,381 4430,381 4422,381 4414,381 4406,381 4398,381 4390,381 4382,381 4374,381 4366,381 4357,381 4350,381 4341,381 4333,381 4325,381 4317,381 4309,381 4301,381 4293,381 4285,381 4277,381 4269,381 4261,381 4253,381 4245,381 4236,381 4228,381 4221,381 4212,381 4204,381 4196,381 4188,381 4180,381 4172,381 4164,381 4155,381 4147,381 4139,381 4131,381 4123,381 4115,381 4107,381 4099,381 4091,381 4083,381 4075,381 4067,381 4059,381 4051,381 4043,381 4034,381 4026,381 4018,381 4010,381 4002,381 3994,381 3986,381 3978,381 3970,381 3962,381 3954,381 3946,381 3938,381 3929,381 3921,381 3913,381 3905,381 3897,381 3889,381 3881,381 3873,381 3865,381 3857,381 3849,381 3841,381 3833,381 3825,381 3816,381 3808,381 3800,381 3792,381 3784,381 3776,381 3768,381 3760,381 3752,381 3744,381 3736,381 3728,381 3720,381 3712,381 3703,381 3695,381 3688,381 3680,381 3671,381 3663,381 3655,381 3647,381 3639,381 3631,381 3623,381 3615,381 3607,381 3598,381 3590,381 3582,381 3575,381 3566,381 3558,381 3550,381 3542,381 3534,381 3526,381 3518,381 3510,381 3502,381 3494,381 3486,381 3477,381 3470,381 3462,381 3453,381 3445,381 3437,381 3429,381 3421,381 3413,381 3405,381 3397,381 3389,381 3381,381 3373,381 3365,381 3357,381 3348,381 3340,381 3332,381 3324,381 3316,381 3308,381 3300,381 3292,381 3284,381 3276,381 3268,381 3260,381 3252,381 3244,381 3235,381 3227,381 3219,381 3211,381 3203,381 3195,381 3187,381 3179,381 3171,381 3163,381 3155,381 3147,381 3139,381 3131,381 3123,381 3114,381 3106,381 3098,381 3090,381 3082,381 3074,381 3066,381 3058,381 3050,381 3042,381 3034,381 3026,381 3018,381 3010,381 3001,381 2993,381 2985,381 2977,381 2969,381 2961,381 2953,381 2945,381 2937,381 2929,381 2921,381 2913,381 2905,381 2896,381 2888,381 2880,381 2873,381 2864,381 2856,381 2848,381 2840,381 2832,381 2824,381 2816,381 2808,381 2800,381 2792,381 2783,381 2775,381 2768,381 2760,381 2751,381 2743,381 2735,381 2727,381 2719,381 2711,381 2703,381 2695,381 2687,381 2678,381 2671,381 2663,381 2655,381 2646,381 2638,381 2630,381 2622,381 2614,381 2606,381 2598,381 2590,381 2582,381 2574,381 2566,381 2557,381 2550,381 2542,381 2533,381 2525,381 2517,381 2509,381 2501,381 2493,381 2485,381 2477,381 2469,381 2461,381 2453,381 2445,381 2437,381 2429,381 2420,381 2412,381 2404,381 2396,381 2388,381 2380,381 2372,381 2364,381 2356,381 2348,381 2340,381 2332,381 2324,381 2316,381 2307,381 2299,381 2291,381 2283,381 2275,381 2267,381 2259,381 2251,381 2243,381 2235,381 2227,381 2219,381 2211,381 2203,381 2194,381 2186,381 2178,381 2170,381 2162,381 2155,381 2154,381 2080,381 2080,381 2072,381 2064,381 2056,381 2048,381 2039,381 2032,381 2024,381 2016,381 2007,381 1999,381 1991,381 1983,381 1975,381 1967,381 1959,381 1951,381 1943,381 1935,381 1927,381 1919,381 1911,381 1902,381 1894,381 1886,381 1878,381 1870,381 1862,381 1854,381 1846,381 1838,381 1830,381 1822,381 1814,381 1806,381 1798,381 1789,381 1781,381 1773,381 1765,381 1757,381 1749,381 1741,381 1732,381 1724,381 1716,381 1709,381 1700,381 1692,381 1684,381 1676,381 1668,381 1660,381 1652,381 1644,381 1636,381 1628,381 1619,381 1611,381 1604,381 1596,381 1587,381 1579,381 1571,381 1563,381 1555,381 1547,381 1539,381 1531,381 1523,381 1514,381 1506,381 1499,381 1491,381 1482,381 1474,381 1466,381 1458,381 1450,381 1442,381 1434,381 1426,381 1418,381 1410,381 1402,381 1393,381 1386,381 1378,381 1369,381 1361,381 1353,381 1345,381 1337,381 1329,381 1321,381 1313,381 1305,381 1297,381 1289,381 1281,381 1273,381 1265,381 1256,381 1248,381 1240,381 1232,381 1224,381 1216,381 1208,381 1200,381 1192,381 1184,381 1176,381 1168,381 1160,381 1152,381 1143,381 1135,381 1127,381 1119,381 1111,381 1103,381 1095,381 1087,381 1079,381 1071,381 1063,381 1055,381 1047,381 1039,381 1030,381 1022,381 1014,381 1006,381 998,381 990,381 982,381 974,381 966,381 958,381 950,381 942,381 934,381 926,381 917,381 909,381 901,381 893,381 885,381 877,381 869,381 861,381 853,381 845,381 837,381 829,381 821,381 812,381 804,381 796,381 789,381 780,381 772,381 764,381 756,381 748,381 740,381 732,381 724,381 716,381 708,381 699,381 691,381 684,381 676,381 667,381 659,381 651,381 643,381 635,381 627,381 619,381 611,381 603,381 595,381 587,381 579,381 571,381 562,381 554,381 546,381 538,381 530,381 522,381 514,381 506,381 498,381 494,381 487,380 480,380 472,380 464,378 458,377 450,377 443,377 435,376 427,376 421,374 413,374 406,373 398,372 391,371 384,370 376,368 369,367 361,366 354,365 346,364 340,362 331,360 324,360 317,358 309,357 302,355 294,353 287,351 280,349 272,347 265,345 257,342 250,341 243,338 236,336 228,333 220,331 213,328 206,325 199,322 190,319 183,316 176,313 169,309 161,306 153,303 147,299 139,295 132,291 124,287 116,283 110,279 102,274 95,270 87,266 80,262 72,257 65,253 58,248 50,243 43,238 35,234 29,229 21,224 13,219 6,215 0,211 6,208 13,203 21,199 29,194 35,189 43,184 50,180 58,175 65,170 72,165 80,161 87,157 95,152 102,148 110,144 116,140 124,135 132,131 139,128 147,124 153,120 161,116 169,113 176,109 183,107 190,103 199,100 206,97 213,94 220,92 228,89 236,87 243,84 250,82 257,80 265,77 272,76 280,73 287,72 294,70 302,68 309,66 317,65 324,63 331,62 340,60 346,58 354,57 361,57 369,56 376,54 384,53 391,52 398,51 406,50 413,49 421,49 427,47 435,47 443,46 450,45 458,45 464,44 472,43 480,43 487,42 494,41 501,41 509,41 517,40 524,40 531,40 539,40 547,40 554,38 561,38 568,38 576,38 583,38 591,38 598,38 605,37 613,37 621,37 627,36 635,36 643,36 651,36 659,36 667,36 676,36 684,36 691,36 699,36 708,36 716,36 724,36 732,36 740,36 748,36 756,36 764,36 772,36 780,36 789,36 796,36 804,36 812,36 821,36 829,36 837,36 845,36 853,36 861,36 869,36 877,36 885,36 893,36 901,36 909,36 917,36 926,36 934,36 942,36 950,36 958,36 966,36 974,36 982,36 990,36 998,36 1006,36 1014,36 1022,36 1030,36 1039,36 1047,36 1055,36 1063,36 1071,36 1079,36 1087,36 1095,36 1103,36 1111,36 1119,36 1127,36 1135,36 1143,36 1152,36 1160,36 1168,36 1176,36 1184,36 1192,36 1200,36 1208,36 1216,36 1224,36 1232,36 1240,36 1248,36 1256,36 1265,36 1273,36 1281,36 1289,36 1297,36 1305,36 1313,36 1321,36 1329,36 1337,36 1345,36 1353,36 1361,36 1369,36 1378,36 1386,36 1393,36 1402,36 1410,36 1418,36 1426,36 1434,36 1442,36 1450,36 1458,36 1466,36 1474,36 1482,36 1491,36 1499,36 1506,36 1514,36 1523,36 1531,36 1539,36 1547,36 1555,36 1563,36 1571,36 1579,36 1587,36 1596,36 1604,36 1611,36 1619,36 1628,36 1636,36 1644,36 1652,36 1660,36 1668,36 1676,36 1684,36 1692,36 1700,36 1709,36 1716,36 1724,36 1732,36 1741,36 1749,36 1757,36 1765,36 1773,36 1781,36 1789,36 1798,36 1806,36 1814,36 1822,36 1830,36 1838,36 1846,36 1854,36 1862,36 1870,36 1878,36 1886,36 1894,36 1902,36 1911,36 1919,36 1927,36 1935,36 1943,36 1951,36 1959,36 1967,36 1975,36 1983,36 1991,36 1999,36 2007,36 2016,36 2024,36 2032,36 2039,36 2048,36 2056,36 2064,36 2072,36 2080,36 2080,36 2154,36 2155,36 2162,36 2170,36 2178,36 2186,36 2194,36 2203,36 2211,36 2219,36 2227,36 2235,36 2243,36 2251,36 2259,36 2267,36 2275,36 2283,36 2291,36 2299,36 2307,36 2316,36 2324,36 2332,36 2340,36 2348,36 2356,36 2364,36 2372,36 2380,36 2388,36 2396,36 2404,36 2412,36 2420,36 2429,36 2437,36 2445,36 2453,36 2461,36 2469,36 2477,36 2485,36 2493,36 2501,36 2509,36 2517,36 2525,36 2533,36 2542,36 2550,36 2557,36 2566,36 2574,36 2582,36 2590,36 2598,36 2606,36 2614,36 2622,36 2630,36 2638,36 2646,36 2655,36 2663,36 2671,36 2678,36 2687,36 2695,36 2703,36 2711,36 2719,36 2727,36 2735,36 2743,36 2751,36 2760,36 2768,36 2775,36 2783,36 2792,36 2800,36 2808,36 2816,36 2824,36 2832,36 2840,36 2848,36 2856,36 2864,36 2873,36 2880,36 2888,36 2896,36 2905,36 2913,36 2921,36 2929,36 2937,36 2945,36 2953,36 2961,36 2969,36 2977,36 2985,36 2993,36 3001,36 3010,36 3018,36 3026,36 3034,36 3042,36 3050,36 3058,36 3066,36 3074,36 3082,36 3090,36 3098,36 3106,36 3114,36 3123,36 3131,36 3139,36 3147,36 3155,36 3163,36 3171,36 3179,36 3187,36 3195,36 3203,36 3211,36 3219,36 3227,36 3235,36 3244,36 3252,36 3260,36 3268,36 3276,36 3284,36 3292,36 3300,36 3308,36 3316,36 3324,36 3332,36 3340,36 3348,36 3357,36 3365,36 3373,36 3381,36 3389,36 3397,36 3405,36 3413,36 3421,36 3429,36 3437,36 3445,36 3453,36 3462,36 3466,36">
          <text:p/>
        </draw:polygon>
        <draw:g draw:style-name="gr16">
          <draw:line draw:style-name="gr17" draw:text-style-name="P16" draw:layer="layout" svg:x1="0.5cm" svg:y1="8cm" svg:x2="5.5cm" svg:y2="8cm">
            <text:p/>
          </draw:line>
          <draw:line draw:style-name="gr18" draw:text-style-name="P16" draw:layer="layout" svg:x1="0.5cm" svg:y1="8cm" svg:x2="0.5cm" svg:y2="8.1cm">
            <text:p/>
          </draw:line>
          <draw:line draw:style-name="gr18" draw:text-style-name="P16" draw:layer="layout" svg:x1="3.05cm" svg:y1="8cm" svg:x2="3.05cm" svg:y2="8.1cm">
            <text:p/>
          </draw:line>
          <draw:frame draw:style-name="gr19" draw:text-style-name="P18" draw:layer="layout" svg:width="1.75cm" svg:height="0.526cm" svg:x="-0.1cm" svg:y="8cm">
            <draw:text-box>
              <text:p text:style-name="P17"><text:span text:style-name="T1">Historical</text:span></text:p>
            </draw:text-box>
          </draw:frame>
          <draw:frame draw:style-name="gr19" draw:text-style-name="P18" draw:layer="layout" svg:width="1.75cm" svg:height="0.526cm" svg:x="2.15cm" svg:y="8cm">
            <draw:text-box>
              <text:p text:style-name="P17"><text:span text:style-name="T1">2050</text:span></text:p>
            </draw:text-box>
          </draw:frame>
          <draw:frame draw:style-name="gr19" draw:text-style-name="P18" draw:layer="layout" svg:width="1.75cm" svg:height="0.526cm" svg:x="4.45cm" svg:y="8cm">
            <draw:text-box>
              <text:p text:style-name="P17"><text:span text:style-name="T1">2090</text:span></text:p>
            </draw:text-box>
          </draw:frame>
        </draw:g>
        <draw:g draw:style-name="gr16">
          <draw:line draw:style-name="gr17" draw:text-style-name="P16" draw:layer="layout" svg:x1="6cm" svg:y1="8cm" svg:x2="11cm" svg:y2="8cm">
            <text:p/>
          </draw:line>
          <draw:line draw:style-name="gr18" draw:text-style-name="P16" draw:layer="layout" svg:x1="6cm" svg:y1="8cm" svg:x2="6cm" svg:y2="8.1cm">
            <text:p/>
          </draw:line>
          <draw:line draw:style-name="gr18" draw:text-style-name="P16" draw:layer="layout" svg:x1="8.55cm" svg:y1="8cm" svg:x2="8.55cm" svg:y2="8.1cm">
            <text:p/>
          </draw:line>
          <draw:frame draw:style-name="gr19" draw:text-style-name="P18" draw:layer="layout" svg:width="1.75cm" svg:height="0.526cm" svg:x="5.4cm" svg:y="8cm">
            <draw:text-box>
              <text:p text:style-name="P17"><text:span text:style-name="T1">Historical</text:span></text:p>
            </draw:text-box>
          </draw:frame>
          <draw:frame draw:style-name="gr19" draw:text-style-name="P18" draw:layer="layout" svg:width="1.75cm" svg:height="0.526cm" svg:x="7.65cm" svg:y="8cm">
            <draw:text-box>
              <text:p text:style-name="P17"><text:span text:style-name="T1">2050</text:span></text:p>
            </draw:text-box>
          </draw:frame>
          <draw:frame draw:style-name="gr19" draw:text-style-name="P18" draw:layer="layout" svg:width="1.75cm" svg:height="0.526cm" svg:x="9.95cm" svg:y="8cm">
            <draw:text-box>
              <text:p text:style-name="P17"><text:span text:style-name="T1">2090</text:span></text:p>
            </draw:text-box>
          </draw:frame>
        </draw:g>
        <draw:g draw:style-name="gr16">
          <draw:line draw:style-name="gr17" draw:text-style-name="P16" draw:layer="layout" svg:x1="11.5cm" svg:y1="8cm" svg:x2="16.5cm" svg:y2="8cm">
            <text:p/>
          </draw:line>
          <draw:line draw:style-name="gr18" draw:text-style-name="P16" draw:layer="layout" svg:x1="11.5cm" svg:y1="8cm" svg:x2="11.5cm" svg:y2="8.1cm">
            <text:p/>
          </draw:line>
          <draw:line draw:style-name="gr18" draw:text-style-name="P16" draw:layer="layout" svg:x1="14.05cm" svg:y1="8cm" svg:x2="14.05cm" svg:y2="8.1cm">
            <text:p/>
          </draw:line>
          <draw:frame draw:style-name="gr19" draw:text-style-name="P18" draw:layer="layout" svg:width="1.75cm" svg:height="0.526cm" svg:x="10.9cm" svg:y="8cm">
            <draw:text-box>
              <text:p text:style-name="P17"><text:span text:style-name="T1">Historical</text:span></text:p>
            </draw:text-box>
          </draw:frame>
          <draw:frame draw:style-name="gr19" draw:text-style-name="P18" draw:layer="layout" svg:width="1.75cm" svg:height="0.526cm" svg:x="13.15cm" svg:y="8cm">
            <draw:text-box>
              <text:p text:style-name="P17"><text:span text:style-name="T1">2050</text:span></text:p>
            </draw:text-box>
          </draw:frame>
          <draw:frame draw:style-name="gr19" draw:text-style-name="P18" draw:layer="layout" svg:width="1.75cm" svg:height="0.526cm" svg:x="15.45cm" svg:y="8cm">
            <draw:text-box>
              <text:p text:style-name="P17"><text:span text:style-name="T1">2090</text:span></text:p>
            </draw:text-box>
          </draw:frame>
        </draw:g>
        <draw:polygon draw:style-name="gr6" draw:text-style-name="P6" draw:layer="layout" svg:width="0.973cm" svg:height="0.872cm" svg:x="0.388cm" svg:y="6.685cm" svg:viewBox="0 0 974 873" draw:points="907,871 889,867 871,866 851,862 835,858 815,851 798,849 780,845 760,841 744,836 724,830 706,825 689,821 669,814 651,810 633,801 615,797 597,790 580,782 560,775 542,770 524,762 506,754 488,745 469,737 451,728 433,720 415,709 397,701 377,691 362,680 342,669 324,659 306,648 286,635 270,624 251,611 233,600 213,587 197,576 177,563 159,550 142,537 122,523 106,511 86,498 70,485 50,470 33,458 15,445 0,435 15,425 33,412 50,400 70,385 86,372 106,359 122,347 142,333 159,320 177,307 197,294 213,283 233,270 251,259 270,247 286,235 306,222 324,211 342,201 362,190 377,179 397,169 415,161 433,150 451,143 469,133 488,125 506,117 524,108 542,100 560,95 580,88 597,80 615,73 633,69 651,60 669,56 689,49 706,45 724,40 744,34 760,29 780,26 798,21 815,19 835,13 851,8 871,4 889,3 904,0 974,0 974,873 920,873">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5" draw:display-name="Gradient 15" draw:style="linear" draw:start-color="#c7cdd1" draw:end-color="#a63716" draw:start-intensity="100%" draw:end-intensity="100%" draw:angle="90deg" draw:border="0%">
      <loext:gradient-stop svg:offset="0" loext:color-type="rgb" loext:color-value="#c7cdd1"/>
      <loext:gradient-stop svg:offset="1" loext:color-type="rgb" loext:color-value="#a63716"/>
    </draw:gradient>
    <draw:gradient draw:name="Gradient_20_16" draw:display-name="Gradient 16" draw:style="linear" draw:start-color="#c7cdd1" draw:end-color="#a63716" draw:start-intensity="100%" draw:end-intensity="100%" draw:angle="90deg" draw:border="0%">
      <loext:gradient-stop svg:offset="0" loext:color-type="rgb" loext:color-value="#c7cdd1"/>
      <loext:gradient-stop svg:offset="1" loext:color-type="rgb" loext:color-value="#a63716"/>
    </draw:gradient>
    <draw:gradient draw:name="Gradient_20_17" draw:display-name="Gradient 17" draw:style="linear" draw:start-color="#c7cdd1" draw:end-color="#a63716" draw:start-intensity="100%" draw:end-intensity="100%" draw:angle="90deg" draw:border="0%">
      <loext:gradient-stop svg:offset="0" loext:color-type="rgb" loext:color-value="#c7cdd1"/>
      <loext:gradient-stop svg:offset="1" loext:color-type="rgb" loext:color-value="#a63716"/>
    </draw:gradient>
    <draw:gradient draw:name="Gradient_20_19" draw:display-name="Gradient 19" draw:style="linear" draw:start-color="#e2e5e7" draw:end-color="#d29a8a" draw:start-intensity="100%" draw:end-intensity="100%" draw:angle="90deg" draw:border="0%">
      <loext:gradient-stop svg:offset="0" loext:color-type="rgb" loext:color-value="#e2e5e7"/>
      <loext:gradient-stop svg:offset="1" loext:color-type="rgb" loext:color-value="#d29a8a"/>
    </draw:gradient>
    <draw:gradient draw:name="Gradient_20_4" draw:display-name="Gradient 4" draw:style="linear" draw:start-color="#c7cdd1" draw:end-color="#a63716" draw:start-intensity="100%" draw:end-intensity="100%" draw:angle="90deg" draw:border="0%">
      <loext:gradient-stop svg:offset="0" loext:color-type="rgb" loext:color-value="#c7cdd1"/>
      <loext:gradient-stop svg:offset="1" loext:color-type="rgb" loext:color-value="#a63716"/>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9.2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44:18.901952058</meta:creation-date>
    <dc:date>2025-02-27T17:30:03.017908200</dc:date>
    <meta:editing-duration>PT52M28S</meta:editing-duration>
    <meta:editing-cycles>8</meta:editing-cycles>
    <meta:generator>LibreOffice/24.8.4.2$Linux_X86_64 LibreOffice_project/480$Build-2</meta:generator>
    <meta:print-date>2025-02-27T17:21:18.371317266</meta:print-date>
    <meta:printed-by>PDF files</meta:printed-by>
    <meta:document-statistic meta:object-count="334"/>
  </office:meta>
</office:document-meta>
</file>